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2cm"/>
    </style:style>
    <style:style style:name="co2" style:family="table-column">
      <style:table-column-properties fo:break-before="auto" style:column-width="1.02cm"/>
    </style:style>
    <style:style style:name="co3" style:family="table-column">
      <style:table-column-properties fo:break-before="auto" style:column-width="1.6cm"/>
    </style:style>
    <style:style style:name="co4" style:family="table-column">
      <style:table-column-properties fo:break-before="auto" style:column-width="1.41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79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1.147cm"/>
    </style:style>
    <style:style style:name="co9" style:family="table-column">
      <style:table-column-properties fo:break-before="auto" style:column-width="4.979cm"/>
    </style:style>
    <style:style style:name="co10" style:family="table-column">
      <style:table-column-properties fo:break-before="auto" style:column-width="1.558cm"/>
    </style:style>
    <style:style style:name="co11" style:family="table-column">
      <style:table-column-properties fo:break-before="auto" style:column-width="1.947cm"/>
    </style:style>
    <style:style style:name="co12" style:family="table-column">
      <style:table-column-properties fo:break-before="auto" style:column-width="3.29cm"/>
    </style:style>
    <style:style style:name="co13" style:family="table-column">
      <style:table-column-properties fo:break-before="auto" style:column-width="5.692cm"/>
    </style:style>
    <style:style style:name="co14" style:family="table-column">
      <style:table-column-properties fo:break-before="auto" style:column-width="3.096cm"/>
    </style:style>
    <style:style style:name="co15" style:family="table-column">
      <style:table-column-properties fo:break-before="auto" style:column-width="0.667cm"/>
    </style:style>
    <style:style style:name="co16" style:family="table-column">
      <style:table-column-properties fo:break-before="auto" style:column-width="18.022cm"/>
    </style:style>
    <style:style style:name="co17" style:family="table-column">
      <style:table-column-properties fo:break-before="auto" style:column-width="4.009cm"/>
    </style:style>
    <style:style style:name="co18" style:family="table-column">
      <style:table-column-properties fo:break-before="auto" style:column-width="0.912cm"/>
    </style:style>
    <style:style style:name="co19" style:family="table-column">
      <style:table-column-properties fo:break-before="auto" style:column-width="1.229cm"/>
    </style:style>
    <style:style style:name="co20" style:family="table-column">
      <style:table-column-properties fo:break-before="auto" style:column-width="0.893cm"/>
    </style:style>
    <style:style style:name="co21" style:family="table-column">
      <style:table-column-properties fo:break-before="auto" style:column-width="1.349cm"/>
    </style:style>
    <style:style style:name="co22" style:family="table-column">
      <style:table-column-properties fo:break-before="auto" style:column-width="0.84cm"/>
    </style:style>
    <style:style style:name="co23" style:family="table-column">
      <style:table-column-properties fo:break-before="auto" style:column-width="1.328cm"/>
    </style:style>
    <style:style style:name="co24" style:family="table-column">
      <style:table-column-properties fo:break-before="auto" style:column-width="1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ff8000"/>
    </style:style>
    <style:style style:name="ce7" style:family="table-cell" style:parent-style-name="Default" style:data-style-name="N114"/>
    <style:style style:name="ce2" style:family="table-cell" style:parent-style-name="Default" style:data-style-name="N2"/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74pt double #000000" style:border-line-width-bottom="0.007cm 0.007cm 0.014cm" fo:border-left="none" fo:border-right="none" fo:border-top="none"/>
    </style:style>
    <style:style style:name="ce11" style:family="table-cell" style:parent-style-name="Default">
      <style:table-cell-properties fo:border-bottom="0.74pt double #000000" style:border-line-width-bottom="0.053cm 0.004cm 0.026cm" fo:border-left="none" fo:border-right="none" fo:border-top="none"/>
    </style:style>
    <style:style style:name="ce12" style:family="table-cell" style:parent-style-name="Default">
      <style:table-cell-properties fo:border-bottom="0.74pt double #000000" style:border-line-width-bottom="0.026cm 0.004cm 0.053cm" fo:border-left="none" fo:border-right="none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2">
      <style:table-cell-properties fo:border-bottom="0.74pt double #000000" style:border-line-width-bottom="0.007cm 0.007cm 0.014cm" style:text-align-source="fix" style:repeat-content="false" fo:border-left="none" fo:border-right="none" fo:border-top="none"/>
      <style:paragraph-properties fo:text-align="start" fo:margin-left="0cm"/>
    </style:style>
    <style:style style:name="ce16" style:family="table-cell" style:parent-style-name="Default" style:data-style-name="N2">
      <style:table-cell-properties fo:border-bottom="0.74pt double #000000" style:border-line-width-bottom="0.053cm 0.004cm 0.026cm" style:text-align-source="fix" style:repeat-content="false" fo:border-left="none" fo:border-right="none" fo:border-top="none"/>
      <style:paragraph-properties fo:text-align="start" fo:margin-left="0cm"/>
    </style:style>
    <style:style style:name="ce17" style:family="table-cell" style:parent-style-name="Default">
      <style:table-cell-properties fo:border-bottom="0.74pt double #000000" style:border-line-width-bottom="0.026cm 0.004cm 0.053cm" style:text-align-source="fix" style:repeat-content="false" fo:border-left="none" fo:border-right="none" fo:border-top="none"/>
      <style:paragraph-properties fo:text-align="start" fo:margin-left="0cm"/>
    </style:style>
    <style:style style:name="ce18" style:family="table-cell" style:parent-style-name="Default" style:data-style-name="N114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 style:data-style-name="N2">
      <style:table-cell-properties fo:border-bottom="0.74pt double #000000" style:border-line-width-bottom="0.007cm 0.007cm 0.014cm" fo:border-left="none" fo:border-right="none" fo:border-top="none"/>
    </style:style>
    <style:style style:name="ce20" style:family="table-cell" style:parent-style-name="Default" style:data-style-name="N2">
      <style:table-cell-properties fo:border-bottom="0.74pt double #000000" style:border-line-width-bottom="0.053cm 0.004cm 0.026cm" fo:border-left="none" fo:border-right="none" fo:border-top="none"/>
    </style:style>
    <style:style style:name="ce21" style:family="table-cell" style:parent-style-name="Default" style:data-style-name="N2">
      <style:table-cell-properties fo:border-bottom="0.74pt double #000000" style:border-line-width-bottom="0.026cm 0.004cm 0.053cm" fo:border-left="none" fo:border-right="none" fo:border-top="none"/>
    </style:style>
    <style:style style:name="ce22" style:family="table-cell" style:parent-style-name="Default" style:data-style-name="N115"/>
    <style:style style:name="ce23" style:family="table-cell" style:parent-style-name="Default">
      <style:table-cell-properties fo:background-color="#dddddd" style:rotation-angle="90" style:vertical-align="middle"/>
    </style:style>
    <style:style style:name="ce24" style:family="table-cell" style:parent-style-name="Default">
      <style:table-cell-properties fo:background-color="#b2b2b2" style:rotation-angle="90" style:vertical-align="middle"/>
    </style:style>
    <style:style style:name="ce25" style:family="table-cell" style:parent-style-name="Default">
      <style:table-cell-properties fo:background-color="#666666" style:rotation-angle="90" style:vertical-align="middle"/>
    </style:style>
    <style:style style:name="ce26" style:family="table-cell" style:parent-style-name="Default">
      <style:table-cell-properties fo:background-color="#666666"/>
    </style:style>
    <style:style style:name="ce27" style:family="table-cell" style:parent-style-name="Default">
      <style:table-cell-properties fo:background-color="#333333" style:rotation-angle="90" style:vertical-align="middle"/>
    </style:style>
    <style:style style:name="ce28" style:family="table-cell" style:parent-style-name="Default">
      <style:table-cell-properties style:rotation-angle="90" style:vertical-align="middl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t #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column table:style-name="co5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CA</text:p>
          </table:table-cell>
          <table:table-cell table:style-name="ce6" office:value-type="string" calcext:value-type="string">
            <text:p>AA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tDe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__Fid=8_M01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table:formula="of:=AVERAGE([.B2:.H2])" office:value-type="float" office:value="7.33333333333333" calcext:value-type="float">
            <text:p>7,333</text:p>
          </table:table-cell>
          <table:table-cell table:style-name="ce7" table:formula="of:=STDEV([.B2:.H2])" office:value-type="float" office:value="2.25092573548455" calcext:value-type="float">
            <text:p>2,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__Fid=8_M02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7" table:formula="of:=AVERAGE([.B3:.H3])" office:value-type="float" office:value="1" calcext:value-type="float">
            <text:p>1,000</text:p>
          </table:table-cell>
          <table:table-cell table:style-name="ce7" table:formula="of:=STDEV([.B3:.H3])" office:value-type="float" office:value="0" calcext:value-type="float">
            <text:p>0,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__Fid=8_M03.nrrd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table:formula="of:=AVERAGE([.B4:.H4])" office:value-type="float" office:value="8.33333333333333" calcext:value-type="float">
            <text:p>8,333</text:p>
          </table:table-cell>
          <table:table-cell table:style-name="ce7" table:formula="of:=STDEV([.B4:.H4])" office:value-type="float" office:value="0.516397779494322" calcext:value-type="float">
            <text:p>0,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__Fid=8_M04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table:formula="of:=AVERAGE([.B5:.H5])" office:value-type="float" office:value="8.16666666666667" calcext:value-type="float">
            <text:p>8,167</text:p>
          </table:table-cell>
          <table:table-cell table:style-name="ce7" table:formula="of:=STDEV([.B5:.H5])" office:value-type="float" office:value="1.16904519445001" calcext:value-type="float">
            <text:p>1,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__Fid=8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table:formula="of:=AVERAGE([.B6:.H6])" office:value-type="float" office:value="4.83333333333333" calcext:value-type="float">
            <text:p>4,833</text:p>
          </table:table-cell>
          <table:table-cell table:style-name="ce7" table:formula="of:=STDEV([.B6:.H6])" office:value-type="float" office:value="1.47196014438797" calcext:value-type="float">
            <text:p>1,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__Fid=8_M06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table:formula="of:=AVERAGE([.B7:.H7])" office:value-type="float" office:value="8" calcext:value-type="float">
            <text:p>8,000</text:p>
          </table:table-cell>
          <table:table-cell table:style-name="ce7" table:formula="of:=STDEV([.B7:.H7])" office:value-type="float" office:value="0.894427190999916" calcext:value-type="float">
            <text:p>0,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__Fid=8_M07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table:formula="of:=AVERAGE([.B8:.H8])" office:value-type="float" office:value="8.16666666666667" calcext:value-type="float">
            <text:p>8,167</text:p>
          </table:table-cell>
          <table:table-cell table:style-name="ce7" table:formula="of:=STDEV([.B8:.H8])" office:value-type="float" office:value="1.16904519445001" calcext:value-type="float">
            <text:p>1,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__Fid=8_M08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table:formula="of:=AVERAGE([.B9:.H9])" office:value-type="float" office:value="8.33333333333333" calcext:value-type="float">
            <text:p>8,333</text:p>
          </table:table-cell>
          <table:table-cell table:style-name="ce7" table:formula="of:=STDEV([.B9:.H9])" office:value-type="float" office:value="0.816496580927726" calcext:value-type="float">
            <text:p>0,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__Fid=8_M09.nrrd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table:formula="of:=AVERAGE([.B10:.H10])" office:value-type="float" office:value="7.5" calcext:value-type="float">
            <text:p>7,500</text:p>
          </table:table-cell>
          <table:table-cell table:style-name="ce7" table:formula="of:=STDEV([.B10:.H10])" office:value-type="float" office:value="1.97484176581315" calcext:value-type="float">
            <text:p>1,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__Fid=8_M10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7" table:formula="of:=AVERAGE([.B11:.H11])" office:value-type="float" office:value="1" calcext:value-type="float">
            <text:p>1,000</text:p>
          </table:table-cell>
          <table:table-cell table:style-name="ce7" table:formula="of:=STDEV([.B11:.H11])" office:value-type="float" office:value="0" calcext:value-type="float">
            <text:p>0,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2__Fid=9_M01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table:formula="of:=AVERAGE([.B12:.H12])" office:value-type="float" office:value="4.33333333333333" calcext:value-type="float">
            <text:p>4,333</text:p>
          </table:table-cell>
          <table:table-cell table:style-name="ce7" table:formula="of:=STDEV([.B12:.H12])" office:value-type="float" office:value="1.211060141639" calcext:value-type="float">
            <text:p>1,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2__Fid=9_M02.nr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formula="of:=AVERAGE([.B13:.H13])" office:value-type="float" office:value="4" calcext:value-type="float">
            <text:p>4,000</text:p>
          </table:table-cell>
          <table:table-cell table:style-name="ce7" table:formula="of:=STDEV([.B13:.H13])" office:value-type="float" office:value="2.19089023002066" calcext:value-type="float">
            <text:p>2,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2__Fid=9_M03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7" table:formula="of:=AVERAGE([.B14:.H14])" office:value-type="float" office:value="5.16666666666667" calcext:value-type="float">
            <text:p>5,167</text:p>
          </table:table-cell>
          <table:table-cell table:style-name="ce7" table:formula="of:=STDEV([.B14:.H14])" office:value-type="float" office:value="1.94079021706795" calcext:value-type="float">
            <text:p>1,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2__Fid=9_M04.nrr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table:formula="of:=AVERAGE([.B15:.H15])" office:value-type="float" office:value="6.66666666666667" calcext:value-type="float">
            <text:p>6,667</text:p>
          </table:table-cell>
          <table:table-cell table:style-name="ce7" table:formula="of:=STDEV([.B15:.H15])" office:value-type="float" office:value="1.211060141639" calcext:value-type="float">
            <text:p>1,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2__Fid=9_M05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formula="of:=AVERAGE([.B16:.H16])" office:value-type="float" office:value="1.16666666666667" calcext:value-type="float">
            <text:p>1,167</text:p>
          </table:table-cell>
          <table:table-cell table:style-name="ce7" table:formula="of:=STDEV([.B16:.H16])" office:value-type="float" office:value="0.408248290463863" calcext:value-type="float">
            <text:p>0,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2__Fid=9_M06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table:formula="of:=AVERAGE([.B17:.H17])" office:value-type="float" office:value="3.66666666666667" calcext:value-type="float">
            <text:p>3,667</text:p>
          </table:table-cell>
          <table:table-cell table:style-name="ce7" table:formula="of:=STDEV([.B17:.H17])" office:value-type="float" office:value="0.516397779494322" calcext:value-type="float">
            <text:p>0,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2__Fid=9_M07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formula="of:=AVERAGE([.B18:.H18])" office:value-type="float" office:value="2.33333333333333" calcext:value-type="float">
            <text:p>2,333</text:p>
          </table:table-cell>
          <table:table-cell table:style-name="ce7" table:formula="of:=STDEV([.B18:.H18])" office:value-type="float" office:value="0.816496580927726" calcext:value-type="float">
            <text:p>0,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2__Fid=9_M08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7" table:formula="of:=AVERAGE([.B19:.H19])" office:value-type="float" office:value="1.16666666666667" calcext:value-type="float">
            <text:p>1,167</text:p>
          </table:table-cell>
          <table:table-cell table:style-name="ce7" table:formula="of:=STDEV([.B19:.H19])" office:value-type="float" office:value="0.408248290463863" calcext:value-type="float">
            <text:p>0,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2__Fid=9_M09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table:formula="of:=AVERAGE([.B20:.H20])" office:value-type="float" office:value="5.5" calcext:value-type="float">
            <text:p>5,500</text:p>
          </table:table-cell>
          <table:table-cell table:style-name="ce7" table:formula="of:=STDEV([.B20:.H20])" office:value-type="float" office:value="1.04880884817015" calcext:value-type="float">
            <text:p>1,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2__Fid=9_M10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table:formula="of:=AVERAGE([.B21:.H21])" office:value-type="float" office:value="4.33333333333333" calcext:value-type="float">
            <text:p>4,333</text:p>
          </table:table-cell>
          <table:table-cell table:style-name="ce7" table:formula="of:=STDEV([.B21:.H21])" office:value-type="float" office:value="1.03279555898864" calcext:value-type="float">
            <text:p>1,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8__Fid=10_M01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table:formula="of:=AVERAGE([.B22:.H22])" office:value-type="float" office:value="6.5" calcext:value-type="float">
            <text:p>6,500</text:p>
          </table:table-cell>
          <table:table-cell table:style-name="ce7" table:formula="of:=STDEV([.B22:.H22])" office:value-type="float" office:value="2.25831795812724" calcext:value-type="float">
            <text:p>2,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8__Fid=10_M02.nrrd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7" table:formula="of:=AVERAGE([.B23:.H23])" office:value-type="float" office:value="7" calcext:value-type="float">
            <text:p>7,000</text:p>
          </table:table-cell>
          <table:table-cell table:style-name="ce7" table:formula="of:=STDEV([.B23:.H23])" office:value-type="float" office:value="0.894427190999916" calcext:value-type="float">
            <text:p>0,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8__Fid=10_M03.nrrd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formula="of:=AVERAGE([.B24:.H24])" office:value-type="float" office:value="5.16666666666667" calcext:value-type="float">
            <text:p>5,167</text:p>
          </table:table-cell>
          <table:table-cell table:style-name="ce7" table:formula="of:=STDEV([.B24:.H24])" office:value-type="float" office:value="2.71416039810964" calcext:value-type="float">
            <text:p>2,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8__Fid=10_M04.nrr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table:formula="of:=AVERAGE([.B25:.H25])" office:value-type="float" office:value="6.66666666666667" calcext:value-type="float">
            <text:p>6,667</text:p>
          </table:table-cell>
          <table:table-cell table:style-name="ce7" table:formula="of:=STDEV([.B25:.H25])" office:value-type="float" office:value="1.03279555898864" calcext:value-type="float">
            <text:p>1,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8__Fid=10_M05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table:formula="of:=AVERAGE([.B26:.H26])" office:value-type="float" office:value="6.83333333333333" calcext:value-type="float">
            <text:p>6,833</text:p>
          </table:table-cell>
          <table:table-cell table:style-name="ce7" table:formula="of:=STDEV([.B26:.H26])" office:value-type="float" office:value="1.32916013582513" calcext:value-type="float">
            <text:p>1,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8__Fid=10_M06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table:formula="of:=AVERAGE([.B27:.H27])" office:value-type="float" office:value="7.66666666666667" calcext:value-type="float">
            <text:p>7,667</text:p>
          </table:table-cell>
          <table:table-cell table:style-name="ce7" table:formula="of:=STDEV([.B27:.H27])" office:value-type="float" office:value="1.03279555898864" calcext:value-type="float">
            <text:p>1,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8__Fid=10_M07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table:formula="of:=AVERAGE([.B28:.H28])" office:value-type="float" office:value="5.33333333333333" calcext:value-type="float">
            <text:p>5,333</text:p>
          </table:table-cell>
          <table:table-cell table:style-name="ce7" table:formula="of:=STDEV([.B28:.H28])" office:value-type="float" office:value="1.211060141639" calcext:value-type="float">
            <text:p>1,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8__Fid=10_M08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table:formula="of:=AVERAGE([.B29:.H29])" office:value-type="float" office:value="9.16666666666667" calcext:value-type="float">
            <text:p>9,167</text:p>
          </table:table-cell>
          <table:table-cell table:style-name="ce7" table:formula="of:=STDEV([.B29:.H29])" office:value-type="float" office:value="0.752772652709081" calcext:value-type="float">
            <text:p>0,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8__Fid=10_M09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table:formula="of:=AVERAGE([.B30:.H30])" office:value-type="float" office:value="4.5" calcext:value-type="float">
            <text:p>4,500</text:p>
          </table:table-cell>
          <table:table-cell table:style-name="ce7" table:formula="of:=STDEV([.B30:.H30])" office:value-type="float" office:value="1.87082869338697" calcext:value-type="float">
            <text:p>1,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8__Fid=10_M10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table:formula="of:=AVERAGE([.B31:.H31])" office:value-type="float" office:value="6.5" calcext:value-type="float">
            <text:p>6,500</text:p>
          </table:table-cell>
          <table:table-cell table:style-name="ce7" table:formula="of:=STDEV([.B31:.H31])" office:value-type="float" office:value="1.04880884817015" calcext:value-type="float">
            <text:p>1,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9__Fid=11_M01.nrrd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table:formula="of:=AVERAGE([.B32:.H32])" office:value-type="float" office:value="7" calcext:value-type="float">
            <text:p>7,000</text:p>
          </table:table-cell>
          <table:table-cell table:style-name="ce7" table:formula="of:=STDEV([.B32:.H32])" office:value-type="float" office:value="1.4142135623731" calcext:value-type="float">
            <text:p>1,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9__Fid=11_M02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formula="of:=AVERAGE([.B33:.H33])" office:value-type="float" office:value="4.33333333333333" calcext:value-type="float">
            <text:p>4,333</text:p>
          </table:table-cell>
          <table:table-cell table:style-name="ce7" table:formula="of:=STDEV([.B33:.H33])" office:value-type="float" office:value="2.16024689946929" calcext:value-type="float">
            <text:p>2,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9__Fid=11_M03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table:formula="of:=AVERAGE([.B34:.H34])" office:value-type="float" office:value="5.66666666666667" calcext:value-type="float">
            <text:p>5,667</text:p>
          </table:table-cell>
          <table:table-cell table:style-name="ce7" table:formula="of:=STDEV([.B34:.H34])" office:value-type="float" office:value="1.96638416050035" calcext:value-type="float">
            <text:p>1,9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9__Fid=11_M04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7" table:formula="of:=AVERAGE([.B35:.H35])" office:value-type="float" office:value="1" calcext:value-type="float">
            <text:p>1,000</text:p>
          </table:table-cell>
          <table:table-cell table:style-name="ce7" table:formula="of:=STDEV([.B35:.H35])" office:value-type="float" office:value="0" calcext:value-type="float">
            <text:p>0,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9__Fid=11_M05.nrrd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table:formula="of:=AVERAGE([.B36:.H36])" office:value-type="float" office:value="6.16666666666667" calcext:value-type="float">
            <text:p>6,167</text:p>
          </table:table-cell>
          <table:table-cell table:style-name="ce7" table:formula="of:=STDEV([.B36:.H36])" office:value-type="float" office:value="0.752772652709081" calcext:value-type="float">
            <text:p>0,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9__Fid=11_M06.nrrd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table:formula="of:=AVERAGE([.B37:.H37])" office:value-type="float" office:value="8" calcext:value-type="float">
            <text:p>8,000</text:p>
          </table:table-cell>
          <table:table-cell table:style-name="ce7" table:formula="of:=STDEV([.B37:.H37])" office:value-type="float" office:value="1.54919333848297" calcext:value-type="float">
            <text:p>1,5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9__Fid=11_M07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table:formula="of:=AVERAGE([.B38:.H38])" office:value-type="float" office:value="6.83333333333333" calcext:value-type="float">
            <text:p>6,833</text:p>
          </table:table-cell>
          <table:table-cell table:style-name="ce7" table:formula="of:=STDEV([.B38:.H38])" office:value-type="float" office:value="2.13697605664328" calcext:value-type="float">
            <text:p>2,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9__Fid=11_M08.nrr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table:formula="of:=AVERAGE([.B39:.H39])" office:value-type="float" office:value="8.66666666666667" calcext:value-type="float">
            <text:p>8,667</text:p>
          </table:table-cell>
          <table:table-cell table:style-name="ce7" table:formula="of:=STDEV([.B39:.H39])" office:value-type="float" office:value="0.816496580927726" calcext:value-type="float">
            <text:p>0,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9__Fid=11_M09.nrrd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table:formula="of:=AVERAGE([.B40:.H40])" office:value-type="float" office:value="8" calcext:value-type="float">
            <text:p>8,000</text:p>
          </table:table-cell>
          <table:table-cell table:style-name="ce7" table:formula="of:=STDEV([.B40:.H40])" office:value-type="float" office:value="1.26491106406735" calcext:value-type="float">
            <text:p>1,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9__Fid=11_M10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table:formula="of:=AVERAGE([.B41:.H41])" office:value-type="float" office:value="8.33333333333333" calcext:value-type="float">
            <text:p>8,333</text:p>
          </table:table-cell>
          <table:table-cell table:style-name="ce7" table:formula="of:=STDEV([.B41:.H41])" office:value-type="float" office:value="1.03279555898864" calcext:value-type="float">
            <text:p>1,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4__Fid=12_M01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table:formula="of:=AVERAGE([.B42:.H42])" office:value-type="float" office:value="4" calcext:value-type="float">
            <text:p>4,000</text:p>
          </table:table-cell>
          <table:table-cell table:style-name="ce7" table:formula="of:=STDEV([.B42:.H42])" office:value-type="float" office:value="1.54919333848297" calcext:value-type="float">
            <text:p>1,5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4__Fid=12_M02.nrrd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table:formula="of:=AVERAGE([.B43:.H43])" office:value-type="float" office:value="5.83333333333333" calcext:value-type="float">
            <text:p>5,833</text:p>
          </table:table-cell>
          <table:table-cell table:style-name="ce7" table:formula="of:=STDEV([.B43:.H43])" office:value-type="float" office:value="2.63944438597722" calcext:value-type="float">
            <text:p>2,6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4__Fid=12_M03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table:formula="of:=AVERAGE([.B44:.H44])" office:value-type="float" office:value="4.33333333333333" calcext:value-type="float">
            <text:p>4,333</text:p>
          </table:table-cell>
          <table:table-cell table:style-name="ce7" table:formula="of:=STDEV([.B44:.H44])" office:value-type="float" office:value="2.06559111797729" calcext:value-type="float">
            <text:p>2,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4__Fid=12_M04.nr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formula="of:=AVERAGE([.B45:.H45])" office:value-type="float" office:value="3" calcext:value-type="float">
            <text:p>3,000</text:p>
          </table:table-cell>
          <table:table-cell table:style-name="ce7" table:formula="of:=STDEV([.B45:.H45])" office:value-type="float" office:value="1.89736659610103" calcext:value-type="float">
            <text:p>1,8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4__Fid=12_M05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table:formula="of:=AVERAGE([.B46:.H46])" office:value-type="float" office:value="4.66666666666667" calcext:value-type="float">
            <text:p>4,667</text:p>
          </table:table-cell>
          <table:table-cell table:style-name="ce7" table:formula="of:=STDEV([.B46:.H46])" office:value-type="float" office:value="1.36626010212795" calcext:value-type="float">
            <text:p>1,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4__Fid=12_M06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style-name="ce7" table:formula="of:=AVERAGE([.B47:.H47])" office:value-type="float" office:value="3.66666666666667" calcext:value-type="float">
            <text:p>3,667</text:p>
          </table:table-cell>
          <table:table-cell table:style-name="ce7" table:formula="of:=STDEV([.B47:.H47])" office:value-type="float" office:value="1.03279555898864" calcext:value-type="float">
            <text:p>1,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4__Fid=12_M07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table:formula="of:=AVERAGE([.B48:.H48])" office:value-type="float" office:value="6" calcext:value-type="float">
            <text:p>6,000</text:p>
          </table:table-cell>
          <table:table-cell table:style-name="ce7" table:formula="of:=STDEV([.B48:.H48])" office:value-type="float" office:value="2.36643191323985" calcext:value-type="float">
            <text:p>2,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4__Fid=12_M08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style-name="ce7" table:formula="of:=AVERAGE([.B49:.H49])" office:value-type="float" office:value="6.33333333333333" calcext:value-type="float">
            <text:p>6,333</text:p>
          </table:table-cell>
          <table:table-cell table:style-name="ce7" table:formula="of:=STDEV([.B49:.H49])" office:value-type="float" office:value="1.63299316185545" calcext:value-type="float">
            <text:p>1,6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4__Fid=12_M09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table:formula="of:=AVERAGE([.B50:.H50])" office:value-type="float" office:value="4.33333333333333" calcext:value-type="float">
            <text:p>4,333</text:p>
          </table:table-cell>
          <table:table-cell table:style-name="ce7" table:formula="of:=STDEV([.B50:.H50])" office:value-type="float" office:value="1.36626010212795" calcext:value-type="float">
            <text:p>1,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4__Fid=12_M10.nrr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7" table:formula="of:=AVERAGE([.B51:.H51])" office:value-type="float" office:value="5.16666666666667" calcext:value-type="float">
            <text:p>5,167</text:p>
          </table:table-cell>
          <table:table-cell table:style-name="ce7" table:formula="of:=STDEV([.B51:.H51])" office:value-type="float" office:value="2.56255081250434" calcext:value-type="float">
            <text:p>2,5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0__Fid=13_M01.nrr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table:formula="of:=AVERAGE([.B52:.H52])" office:value-type="float" office:value="5.5" calcext:value-type="float">
            <text:p>5,500</text:p>
          </table:table-cell>
          <table:table-cell table:style-name="ce7" table:formula="of:=STDEV([.B52:.H52])" office:value-type="float" office:value="2.42899156029822" calcext:value-type="float">
            <text:p>2,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0__Fid=13_M02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table:formula="of:=AVERAGE([.B53:.H53])" office:value-type="float" office:value="6.66666666666667" calcext:value-type="float">
            <text:p>6,667</text:p>
          </table:table-cell>
          <table:table-cell table:style-name="ce7" table:formula="of:=STDEV([.B53:.H53])" office:value-type="float" office:value="2.42212028327799" calcext:value-type="float">
            <text:p>2,4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0__Fid=13_M03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style-name="ce7" table:formula="of:=AVERAGE([.B54:.H54])" office:value-type="float" office:value="6.16666666666667" calcext:value-type="float">
            <text:p>6,167</text:p>
          </table:table-cell>
          <table:table-cell table:style-name="ce7" table:formula="of:=STDEV([.B54:.H54])" office:value-type="float" office:value="1.32916013582513" calcext:value-type="float">
            <text:p>1,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0__Fid=13_M04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table:formula="of:=AVERAGE([.B55:.H55])" office:value-type="float" office:value="7.5" calcext:value-type="float">
            <text:p>7,500</text:p>
          </table:table-cell>
          <table:table-cell table:style-name="ce7" table:formula="of:=STDEV([.B55:.H55])" office:value-type="float" office:value="1.04880884817015" calcext:value-type="float">
            <text:p>1,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0__Fid=13_M05.nrrd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table:formula="of:=AVERAGE([.B56:.H56])" office:value-type="float" office:value="7.33333333333333" calcext:value-type="float">
            <text:p>7,333</text:p>
          </table:table-cell>
          <table:table-cell table:style-name="ce7" table:formula="of:=STDEV([.B56:.H56])" office:value-type="float" office:value="0.516397779494322" calcext:value-type="float">
            <text:p>0,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0__Fid=13_M06.nrr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table:formula="of:=AVERAGE([.B57:.H57])" office:value-type="float" office:value="7.5" calcext:value-type="float">
            <text:p>7,500</text:p>
          </table:table-cell>
          <table:table-cell table:style-name="ce7" table:formula="of:=STDEV([.B57:.H57])" office:value-type="float" office:value="1.37840487520902" calcext:value-type="float">
            <text:p>1,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0__Fid=13_M07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table:formula="of:=AVERAGE([.B58:.H58])" office:value-type="float" office:value="6.83333333333333" calcext:value-type="float">
            <text:p>6,833</text:p>
          </table:table-cell>
          <table:table-cell table:style-name="ce7" table:formula="of:=STDEV([.B58:.H58])" office:value-type="float" office:value="1.47196014438797" calcext:value-type="float">
            <text:p>1,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0__Fid=13_M08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table:formula="of:=AVERAGE([.B59:.H59])" office:value-type="float" office:value="6.16666666666667" calcext:value-type="float">
            <text:p>6,167</text:p>
          </table:table-cell>
          <table:table-cell table:style-name="ce7" table:formula="of:=STDEV([.B59:.H59])" office:value-type="float" office:value="1.16904519445001" calcext:value-type="float">
            <text:p>1,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0__Fid=13_M09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table:formula="of:=AVERAGE([.B60:.H60])" office:value-type="float" office:value="7.66666666666667" calcext:value-type="float">
            <text:p>7,667</text:p>
          </table:table-cell>
          <table:table-cell table:style-name="ce7" table:formula="of:=STDEV([.B60:.H60])" office:value-type="float" office:value="1.86189867250253" calcext:value-type="float">
            <text:p>1,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0__Fid=13_M10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7" table:formula="of:=AVERAGE([.B61:.H61])" office:value-type="float" office:value="7.5" calcext:value-type="float">
            <text:p>7,500</text:p>
          </table:table-cell>
          <table:table-cell table:style-name="ce7" table:formula="of:=STDEV([.B61:.H61])" office:value-type="float" office:value="1.04880884817015" calcext:value-type="float">
            <text:p>1,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__Fid=2_M01.nrr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formula="of:=AVERAGE([.B62:.H62])" office:value-type="float" office:value="1.33333333333333" calcext:value-type="float">
            <text:p>1,333</text:p>
          </table:table-cell>
          <table:table-cell table:style-name="ce7" table:formula="of:=STDEV([.B62:.H62])" office:value-type="float" office:value="0.516397779494322" calcext:value-type="float">
            <text:p>0,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__Fid=2_M02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7" table:formula="of:=AVERAGE([.B63:.H63])" office:value-type="float" office:value="1.66666666666667" calcext:value-type="float">
            <text:p>1,667</text:p>
          </table:table-cell>
          <table:table-cell table:style-name="ce7" table:formula="of:=STDEV([.B63:.H63])" office:value-type="float" office:value="1.211060141639" calcext:value-type="float">
            <text:p>1,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__Fid=2_M03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formula="of:=AVERAGE([.B64:.H64])" office:value-type="float" office:value="1.5" calcext:value-type="float">
            <text:p>1,500</text:p>
          </table:table-cell>
          <table:table-cell table:style-name="ce7" table:formula="of:=STDEV([.B64:.H64])" office:value-type="float" office:value="0.547722557505166" calcext:value-type="float">
            <text:p>0,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__Fid=2_M04.nrr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formula="of:=AVERAGE([.B65:.H65])" office:value-type="float" office:value="1.33333333333333" calcext:value-type="float">
            <text:p>1,333</text:p>
          </table:table-cell>
          <table:table-cell table:style-name="ce7" table:formula="of:=STDEV([.B65:.H65])" office:value-type="float" office:value="0.516397779494322" calcext:value-type="float">
            <text:p>0,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__Fid=2_M05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table:formula="of:=AVERAGE([.B66:.H66])" office:value-type="float" office:value="3.83333333333333" calcext:value-type="float">
            <text:p>3,833</text:p>
          </table:table-cell>
          <table:table-cell table:style-name="ce7" table:formula="of:=STDEV([.B66:.H66])" office:value-type="float" office:value="0.983192080250175" calcext:value-type="float">
            <text:p>0,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__Fid=2_M06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formula="of:=AVERAGE([.B67:.H67])" office:value-type="float" office:value="2" calcext:value-type="float">
            <text:p>2,000</text:p>
          </table:table-cell>
          <table:table-cell table:style-name="ce7" table:formula="of:=STDEV([.B67:.H67])" office:value-type="float" office:value="0.894427190999916" calcext:value-type="float">
            <text:p>0,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__Fid=2_M07.nrrd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7" table:formula="of:=AVERAGE([.B68:.H68])" office:value-type="float" office:value="4.83333333333333" calcext:value-type="float">
            <text:p>4,833</text:p>
          </table:table-cell>
          <table:table-cell table:style-name="ce7" table:formula="of:=STDEV([.B68:.H68])" office:value-type="float" office:value="0.983192080250175" calcext:value-type="float">
            <text:p>0,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__Fid=2_M08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7" table:formula="of:=AVERAGE([.B69:.H69])" office:value-type="float" office:value="1" calcext:value-type="float">
            <text:p>1,000</text:p>
          </table:table-cell>
          <table:table-cell table:style-name="ce7" table:formula="of:=STDEV([.B69:.H69])" office:value-type="float" office:value="0" calcext:value-type="float">
            <text:p>0,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__Fid=2_M09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formula="of:=AVERAGE([.B70:.H70])" office:value-type="float" office:value="1.16666666666667" calcext:value-type="float">
            <text:p>1,167</text:p>
          </table:table-cell>
          <table:table-cell table:style-name="ce7" table:formula="of:=STDEV([.B70:.H70])" office:value-type="float" office:value="0.408248290463863" calcext:value-type="float">
            <text:p>0,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__Fid=2_M10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style-name="ce7" table:formula="of:=AVERAGE([.B71:.H71])" office:value-type="float" office:value="2.5" calcext:value-type="float">
            <text:p>2,500</text:p>
          </table:table-cell>
          <table:table-cell table:style-name="ce7" table:formula="of:=STDEV([.B71:.H71])" office:value-type="float" office:value="0.836660026534076" calcext:value-type="float">
            <text:p>0,8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__Fid=3_M01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table:formula="of:=AVERAGE([.B72:.H72])" office:value-type="float" office:value="3.16666666666667" calcext:value-type="float">
            <text:p>3,167</text:p>
          </table:table-cell>
          <table:table-cell table:style-name="ce7" table:formula="of:=STDEV([.B72:.H72])" office:value-type="float" office:value="1.32916013582513" calcext:value-type="float">
            <text:p>1,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__Fid=3_M02.nrrd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style-name="ce7" table:formula="of:=AVERAGE([.B73:.H73])" office:value-type="float" office:value="6.5" calcext:value-type="float">
            <text:p>6,500</text:p>
          </table:table-cell>
          <table:table-cell table:style-name="ce7" table:formula="of:=STDEV([.B73:.H73])" office:value-type="float" office:value="0.547722557505166" calcext:value-type="float">
            <text:p>0,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__Fid=3_M03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table:formula="of:=AVERAGE([.B74:.H74])" office:value-type="float" office:value="5.66666666666667" calcext:value-type="float">
            <text:p>5,667</text:p>
          </table:table-cell>
          <table:table-cell table:style-name="ce7" table:formula="of:=STDEV([.B74:.H74])" office:value-type="float" office:value="2.58198889747161" calcext:value-type="float">
            <text:p>2,5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__Fid=3_M04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formula="of:=AVERAGE([.B75:.H75])" office:value-type="float" office:value="1.5" calcext:value-type="float">
            <text:p>1,500</text:p>
          </table:table-cell>
          <table:table-cell table:style-name="ce7" table:formula="of:=STDEV([.B75:.H75])" office:value-type="float" office:value="0.547722557505166" calcext:value-type="float">
            <text:p>0,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__Fid=3_M05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7" table:formula="of:=AVERAGE([.B76:.H76])" office:value-type="float" office:value="1" calcext:value-type="float">
            <text:p>1,000</text:p>
          </table:table-cell>
          <table:table-cell table:style-name="ce7" table:formula="of:=STDEV([.B76:.H76])" office:value-type="float" office:value="0" calcext:value-type="float">
            <text:p>0,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__Fid=3_M06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formula="of:=AVERAGE([.B77:.H77])" office:value-type="float" office:value="2.5" calcext:value-type="float">
            <text:p>2,500</text:p>
          </table:table-cell>
          <table:table-cell table:style-name="ce7" table:formula="of:=STDEV([.B77:.H77])" office:value-type="float" office:value="1.22474487139159" calcext:value-type="float">
            <text:p>1,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__Fid=3_M07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formula="of:=AVERAGE([.B78:.H78])" office:value-type="float" office:value="1.5" calcext:value-type="float">
            <text:p>1,500</text:p>
          </table:table-cell>
          <table:table-cell table:style-name="ce7" table:formula="of:=STDEV([.B78:.H78])" office:value-type="float" office:value="0.836660026534076" calcext:value-type="float">
            <text:p>0,8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__Fid=3_M08.nrrd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7" table:formula="of:=AVERAGE([.B79:.H79])" office:value-type="float" office:value="3.83333333333333" calcext:value-type="float">
            <text:p>3,833</text:p>
          </table:table-cell>
          <table:table-cell table:style-name="ce7" table:formula="of:=STDEV([.B79:.H79])" office:value-type="float" office:value="1.16904519445001" calcext:value-type="float">
            <text:p>1,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__Fid=3_M09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table:formula="of:=AVERAGE([.B80:.H80])" office:value-type="float" office:value="3.16666666666667" calcext:value-type="float">
            <text:p>3,167</text:p>
          </table:table-cell>
          <table:table-cell table:style-name="ce7" table:formula="of:=STDEV([.B80:.H80])" office:value-type="float" office:value="1.94079021706795" calcext:value-type="float">
            <text:p>1,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__Fid=3_M10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formula="of:=AVERAGE([.B81:.H81])" office:value-type="float" office:value="3.83333333333333" calcext:value-type="float">
            <text:p>3,833</text:p>
          </table:table-cell>
          <table:table-cell table:style-name="ce7" table:formula="of:=STDEV([.B81:.H81])" office:value-type="float" office:value="1.60208197875972" calcext:value-type="float">
            <text:p>1,6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__Fid=4_M01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table:formula="of:=AVERAGE([.B82:.H82])" office:value-type="float" office:value="4.5" calcext:value-type="float">
            <text:p>4,500</text:p>
          </table:table-cell>
          <table:table-cell table:style-name="ce7" table:formula="of:=STDEV([.B82:.H82])" office:value-type="float" office:value="1.37840487520902" calcext:value-type="float">
            <text:p>1,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__Fid=4_M02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table:formula="of:=AVERAGE([.B83:.H83])" office:value-type="float" office:value="5.16666666666667" calcext:value-type="float">
            <text:p>5,167</text:p>
          </table:table-cell>
          <table:table-cell table:style-name="ce7" table:formula="of:=STDEV([.B83:.H83])" office:value-type="float" office:value="2.48327740429189" calcext:value-type="float">
            <text:p>2,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__Fid=4_M03.nr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table:formula="of:=AVERAGE([.B84:.H84])" office:value-type="float" office:value="4.83333333333333" calcext:value-type="float">
            <text:p>4,833</text:p>
          </table:table-cell>
          <table:table-cell table:style-name="ce7" table:formula="of:=STDEV([.B84:.H84])" office:value-type="float" office:value="1.94079021706795" calcext:value-type="float">
            <text:p>1,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__Fid=4_M04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table:formula="of:=AVERAGE([.B85:.H85])" office:value-type="float" office:value="5.83333333333333" calcext:value-type="float">
            <text:p>5,833</text:p>
          </table:table-cell>
          <table:table-cell table:style-name="ce7" table:formula="of:=STDEV([.B85:.H85])" office:value-type="float" office:value="2.48327740429189" calcext:value-type="float">
            <text:p>2,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__Fid=4_M05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table:formula="of:=AVERAGE([.B86:.H86])" office:value-type="float" office:value="4.66666666666667" calcext:value-type="float">
            <text:p>4,667</text:p>
          </table:table-cell>
          <table:table-cell table:style-name="ce7" table:formula="of:=STDEV([.B86:.H86])" office:value-type="float" office:value="1.63299316185545" calcext:value-type="float">
            <text:p>1,6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__Fid=4_M06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table:formula="of:=AVERAGE([.B87:.H87])" office:value-type="float" office:value="4" calcext:value-type="float">
            <text:p>4,000</text:p>
          </table:table-cell>
          <table:table-cell table:style-name="ce7" table:formula="of:=STDEV([.B87:.H87])" office:value-type="float" office:value="1.09544511501033" calcext:value-type="float">
            <text:p>1,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__Fid=4_M07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formula="of:=AVERAGE([.B88:.H88])" office:value-type="float" office:value="4.16666666666667" calcext:value-type="float">
            <text:p>4,167</text:p>
          </table:table-cell>
          <table:table-cell table:style-name="ce7" table:formula="of:=STDEV([.B88:.H88])" office:value-type="float" office:value="2.04124145231932" calcext:value-type="float">
            <text:p>2,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__Fid=4_M08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table:formula="of:=AVERAGE([.B89:.H89])" office:value-type="float" office:value="6.5" calcext:value-type="float">
            <text:p>6,500</text:p>
          </table:table-cell>
          <table:table-cell table:style-name="ce7" table:formula="of:=STDEV([.B89:.H89])" office:value-type="float" office:value="1.87082869338697" calcext:value-type="float">
            <text:p>1,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__Fid=4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table:formula="of:=AVERAGE([.B90:.H90])" office:value-type="float" office:value="3.66666666666667" calcext:value-type="float">
            <text:p>3,667</text:p>
          </table:table-cell>
          <table:table-cell table:style-name="ce7" table:formula="of:=STDEV([.B90:.H90])" office:value-type="float" office:value="1.36626010212795" calcext:value-type="float">
            <text:p>1,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__Fid=4_M10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table:formula="of:=AVERAGE([.B91:.H91])" office:value-type="float" office:value="3.16666666666667" calcext:value-type="float">
            <text:p>3,167</text:p>
          </table:table-cell>
          <table:table-cell table:style-name="ce7" table:formula="of:=STDEV([.B91:.H91])" office:value-type="float" office:value="1.47196014438797" calcext:value-type="float">
            <text:p>1,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__Fid=14_M01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table:formula="of:=AVERAGE([.B92:.H92])" office:value-type="float" office:value="5.66666666666667" calcext:value-type="float">
            <text:p>5,667</text:p>
          </table:table-cell>
          <table:table-cell table:style-name="ce7" table:formula="of:=STDEV([.B92:.H92])" office:value-type="float" office:value="1.75119007154183" calcext:value-type="float">
            <text:p>1,7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__Fid=14_M02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table:formula="of:=AVERAGE([.B93:.H93])" office:value-type="float" office:value="6.33333333333333" calcext:value-type="float">
            <text:p>6,333</text:p>
          </table:table-cell>
          <table:table-cell table:style-name="ce7" table:formula="of:=STDEV([.B93:.H93])" office:value-type="float" office:value="2.33809038890002" calcext:value-type="float">
            <text:p>2,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__Fid=14_M03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table:formula="of:=AVERAGE([.B94:.H94])" office:value-type="float" office:value="6.16666666666667" calcext:value-type="float">
            <text:p>6,167</text:p>
          </table:table-cell>
          <table:table-cell table:style-name="ce7" table:formula="of:=STDEV([.B94:.H94])" office:value-type="float" office:value="1.47196014438797" calcext:value-type="float">
            <text:p>1,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__Fid=14_M04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table:formula="of:=AVERAGE([.B95:.H95])" office:value-type="float" office:value="7.83333333333333" calcext:value-type="float">
            <text:p>7,833</text:p>
          </table:table-cell>
          <table:table-cell table:style-name="ce7" table:formula="of:=STDEV([.B95:.H95])" office:value-type="float" office:value="2.13697605664328" calcext:value-type="float">
            <text:p>2,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__Fid=14_M05.nrr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/>
          <table:table-cell table:style-name="ce7" table:formula="of:=AVERAGE([.B96:.H96])" office:value-type="float" office:value="9.16666666666667" calcext:value-type="float">
            <text:p>9,167</text:p>
          </table:table-cell>
          <table:table-cell table:style-name="ce7" table:formula="of:=STDEV([.B96:.H96])" office:value-type="float" office:value="0.408248290463863" calcext:value-type="float">
            <text:p>0,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__Fid=14_M06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table:formula="of:=AVERAGE([.B97:.H97])" office:value-type="float" office:value="4.16666666666667" calcext:value-type="float">
            <text:p>4,167</text:p>
          </table:table-cell>
          <table:table-cell table:style-name="ce7" table:formula="of:=STDEV([.B97:.H97])" office:value-type="float" office:value="1.32916013582513" calcext:value-type="float">
            <text:p>1,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__Fid=14_M07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table:formula="of:=AVERAGE([.B98:.H98])" office:value-type="float" office:value="5" calcext:value-type="float">
            <text:p>5,000</text:p>
          </table:table-cell>
          <table:table-cell table:style-name="ce7" table:formula="of:=STDEV([.B98:.H98])" office:value-type="float" office:value="2.5298221281347" calcext:value-type="float">
            <text:p>2,5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__Fid=14_M08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table:formula="of:=AVERAGE([.B99:.H99])" office:value-type="float" office:value="6" calcext:value-type="float">
            <text:p>6,000</text:p>
          </table:table-cell>
          <table:table-cell table:style-name="ce7" table:formula="of:=STDEV([.B99:.H99])" office:value-type="float" office:value="1.4142135623731" calcext:value-type="float">
            <text:p>1,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__Fid=14_M09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7" table:formula="of:=AVERAGE([.B100:.H100])" office:value-type="float" office:value="1" calcext:value-type="float">
            <text:p>1,000</text:p>
          </table:table-cell>
          <table:table-cell table:style-name="ce7" table:formula="of:=STDEV([.B100:.H100])" office:value-type="float" office:value="0" calcext:value-type="float">
            <text:p>0,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__Fid=14_M10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table:formula="of:=AVERAGE([.B101:.H101])" office:value-type="float" office:value="7" calcext:value-type="float">
            <text:p>7,000</text:p>
          </table:table-cell>
          <table:table-cell table:style-name="ce7" table:formula="of:=STDEV([.B101:.H101])" office:value-type="float" office:value="0.894427190999916" calcext:value-type="float">
            <text:p>0,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__Fid=5_M01.nrrd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table:formula="of:=AVERAGE([.B102:.H102])" office:value-type="float" office:value="2.83333333333333" calcext:value-type="float">
            <text:p>2,833</text:p>
          </table:table-cell>
          <table:table-cell table:style-name="ce7" table:formula="of:=STDEV([.B102:.H102])" office:value-type="float" office:value="0.408248290463863" calcext:value-type="float">
            <text:p>0,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__Fid=5_M02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table:formula="of:=AVERAGE([.B103:.H103])" office:value-type="float" office:value="5.66666666666667" calcext:value-type="float">
            <text:p>5,667</text:p>
          </table:table-cell>
          <table:table-cell table:style-name="ce7" table:formula="of:=STDEV([.B103:.H103])" office:value-type="float" office:value="1.03279555898864" calcext:value-type="float">
            <text:p>1,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__Fid=5_M03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7" table:formula="of:=AVERAGE([.B104:.H104])" office:value-type="float" office:value="5.66666666666667" calcext:value-type="float">
            <text:p>5,667</text:p>
          </table:table-cell>
          <table:table-cell table:style-name="ce7" table:formula="of:=STDEV([.B104:.H104])" office:value-type="float" office:value="1.211060141639" calcext:value-type="float">
            <text:p>1,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__Fid=5_M04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table:formula="of:=AVERAGE([.B105:.H105])" office:value-type="float" office:value="6" calcext:value-type="float">
            <text:p>6,000</text:p>
          </table:table-cell>
          <table:table-cell table:style-name="ce7" table:formula="of:=STDEV([.B105:.H105])" office:value-type="float" office:value="1.4142135623731" calcext:value-type="float">
            <text:p>1,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__Fid=5_M05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table:formula="of:=AVERAGE([.B106:.H106])" office:value-type="float" office:value="5" calcext:value-type="float">
            <text:p>5,000</text:p>
          </table:table-cell>
          <table:table-cell table:style-name="ce7" table:formula="of:=STDEV([.B106:.H106])" office:value-type="float" office:value="0.894427190999916" calcext:value-type="float">
            <text:p>0,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__Fid=5_M06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table:style-name="ce7" table:formula="of:=AVERAGE([.B107:.H107])" office:value-type="float" office:value="7.66666666666667" calcext:value-type="float">
            <text:p>7,667</text:p>
          </table:table-cell>
          <table:table-cell table:style-name="ce7" table:formula="of:=STDEV([.B107:.H107])" office:value-type="float" office:value="1.03279555898864" calcext:value-type="float">
            <text:p>1,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__Fid=5_M07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formula="of:=AVERAGE([.B108:.H108])" office:value-type="float" office:value="2.16666666666667" calcext:value-type="float">
            <text:p>2,167</text:p>
          </table:table-cell>
          <table:table-cell table:style-name="ce7" table:formula="of:=STDEV([.B108:.H108])" office:value-type="float" office:value="1.47196014438797" calcext:value-type="float">
            <text:p>1,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__Fid=5_M08.nrr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formula="of:=AVERAGE([.B109:.H109])" office:value-type="float" office:value="1.33333333333333" calcext:value-type="float">
            <text:p>1,333</text:p>
          </table:table-cell>
          <table:table-cell table:style-name="ce7" table:formula="of:=STDEV([.B109:.H109])" office:value-type="float" office:value="0.516397779494322" calcext:value-type="float">
            <text:p>0,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__Fid=5_M09.nrr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table:formula="of:=AVERAGE([.B110:.H110])" office:value-type="float" office:value="5.16666666666667" calcext:value-type="float">
            <text:p>5,167</text:p>
          </table:table-cell>
          <table:table-cell table:style-name="ce7" table:formula="of:=STDEV([.B110:.H110])" office:value-type="float" office:value="2.48327740429189" calcext:value-type="float">
            <text:p>2,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__Fid=5_M10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7" table:formula="of:=AVERAGE([.B111:.H111])" office:value-type="float" office:value="1" calcext:value-type="float">
            <text:p>1,000</text:p>
          </table:table-cell>
          <table:table-cell table:style-name="ce7" table:formula="of:=STDEV([.B111:.H111])" office:value-type="float" office:value="0" calcext:value-type="float">
            <text:p>0,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__Fid=15_M01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table:formula="of:=AVERAGE([.B112:.H112])" office:value-type="float" office:value="3.83333333333333" calcext:value-type="float">
            <text:p>3,833</text:p>
          </table:table-cell>
          <table:table-cell table:style-name="ce7" table:formula="of:=STDEV([.B112:.H112])" office:value-type="float" office:value="0.752772652709081" calcext:value-type="float">
            <text:p>0,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__Fid=15_M02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table:formula="of:=AVERAGE([.B113:.H113])" office:value-type="float" office:value="6.33333333333333" calcext:value-type="float">
            <text:p>6,333</text:p>
          </table:table-cell>
          <table:table-cell table:style-name="ce7" table:formula="of:=STDEV([.B113:.H113])" office:value-type="float" office:value="1.63299316185545" calcext:value-type="float">
            <text:p>1,6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__Fid=15_M03.nrrd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formula="of:=AVERAGE([.B114:.H114])" office:value-type="float" office:value="2.83333333333333" calcext:value-type="float">
            <text:p>2,833</text:p>
          </table:table-cell>
          <table:table-cell table:style-name="ce7" table:formula="of:=STDEV([.B114:.H114])" office:value-type="float" office:value="0.983192080250175" calcext:value-type="float">
            <text:p>0,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__Fid=15_M04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formula="of:=AVERAGE([.B115:.H115])" office:value-type="float" office:value="1.5" calcext:value-type="float">
            <text:p>1,500</text:p>
          </table:table-cell>
          <table:table-cell table:style-name="ce7" table:formula="of:=STDEV([.B115:.H115])" office:value-type="float" office:value="0.836660026534076" calcext:value-type="float">
            <text:p>0,8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__Fid=15_M05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7" table:formula="of:=AVERAGE([.B116:.H116])" office:value-type="float" office:value="4.33333333333333" calcext:value-type="float">
            <text:p>4,333</text:p>
          </table:table-cell>
          <table:table-cell table:style-name="ce7" table:formula="of:=STDEV([.B116:.H116])" office:value-type="float" office:value="1.36626010212795" calcext:value-type="float">
            <text:p>1,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__Fid=15_M06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style-name="ce7" table:formula="of:=AVERAGE([.B117:.H117])" office:value-type="float" office:value="5.5" calcext:value-type="float">
            <text:p>5,500</text:p>
          </table:table-cell>
          <table:table-cell table:style-name="ce7" table:formula="of:=STDEV([.B117:.H117])" office:value-type="float" office:value="1.37840487520902" calcext:value-type="float">
            <text:p>1,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__Fid=15_M07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table:formula="of:=AVERAGE([.B118:.H118])" office:value-type="float" office:value="4.16666666666667" calcext:value-type="float">
            <text:p>4,167</text:p>
          </table:table-cell>
          <table:table-cell table:style-name="ce7" table:formula="of:=STDEV([.B118:.H118])" office:value-type="float" office:value="1.72240142436851" calcext:value-type="float">
            <text:p>1,7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__Fid=15_M08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formula="of:=AVERAGE([.B119:.H119])" office:value-type="float" office:value="2.33333333333333" calcext:value-type="float">
            <text:p>2,333</text:p>
          </table:table-cell>
          <table:table-cell table:style-name="ce7" table:formula="of:=STDEV([.B119:.H119])" office:value-type="float" office:value="1.03279555898864" calcext:value-type="float">
            <text:p>1,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__Fid=15_M09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formula="of:=AVERAGE([.B120:.H120])" office:value-type="float" office:value="2.33333333333333" calcext:value-type="float">
            <text:p>2,333</text:p>
          </table:table-cell>
          <table:table-cell table:style-name="ce7" table:formula="of:=STDEV([.B120:.H120])" office:value-type="float" office:value="0.816496580927726" calcext:value-type="float">
            <text:p>0,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__Fid=15_M10.nrrd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table:formula="of:=AVERAGE([.B121:.H121])" office:value-type="float" office:value="4" calcext:value-type="float">
            <text:p>4,000</text:p>
          </table:table-cell>
          <table:table-cell table:style-name="ce7" table:formula="of:=STDEV([.B121:.H121])" office:value-type="float" office:value="1.54919333848297" calcext:value-type="float">
            <text:p>1,5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__Fid=1_M01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formula="of:=AVERAGE([.B122:.H122])" office:value-type="float" office:value="2.5" calcext:value-type="float">
            <text:p>2,500</text:p>
          </table:table-cell>
          <table:table-cell table:style-name="ce7" table:formula="of:=STDEV([.B122:.H122])" office:value-type="float" office:value="1.37840487520902" calcext:value-type="float">
            <text:p>1,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__Fid=1_M02.nrr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table:formula="of:=AVERAGE([.B123:.H123])" office:value-type="float" office:value="3.33333333333333" calcext:value-type="float">
            <text:p>3,333</text:p>
          </table:table-cell>
          <table:table-cell table:style-name="ce7" table:formula="of:=STDEV([.B123:.H123])" office:value-type="float" office:value="0.816496580927726" calcext:value-type="float">
            <text:p>0,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__Fid=1_M03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table:formula="of:=AVERAGE([.B124:.H124])" office:value-type="float" office:value="3" calcext:value-type="float">
            <text:p>3,000</text:p>
          </table:table-cell>
          <table:table-cell table:style-name="ce7" table:formula="of:=STDEV([.B124:.H124])" office:value-type="float" office:value="0.894427190999916" calcext:value-type="float">
            <text:p>0,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__Fid=1_M04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table:formula="of:=AVERAGE([.B125:.H125])" office:value-type="float" office:value="5.16666666666667" calcext:value-type="float">
            <text:p>5,167</text:p>
          </table:table-cell>
          <table:table-cell table:style-name="ce7" table:formula="of:=STDEV([.B125:.H125])" office:value-type="float" office:value="1.47196014438797" calcext:value-type="float">
            <text:p>1,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__Fid=1_M05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table:formula="of:=AVERAGE([.B126:.H126])" office:value-type="float" office:value="6.33333333333333" calcext:value-type="float">
            <text:p>6,333</text:p>
          </table:table-cell>
          <table:table-cell table:style-name="ce7" table:formula="of:=STDEV([.B126:.H126])" office:value-type="float" office:value="1.50554530541816" calcext:value-type="float">
            <text:p>1,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__Fid=1_M06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table:formula="of:=AVERAGE([.B127:.H127])" office:value-type="float" office:value="5.66666666666667" calcext:value-type="float">
            <text:p>5,667</text:p>
          </table:table-cell>
          <table:table-cell table:style-name="ce7" table:formula="of:=STDEV([.B127:.H127])" office:value-type="float" office:value="1.211060141639" calcext:value-type="float">
            <text:p>1,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__Fid=1_M07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table:formula="of:=AVERAGE([.B128:.H128])" office:value-type="float" office:value="4.33333333333333" calcext:value-type="float">
            <text:p>4,333</text:p>
          </table:table-cell>
          <table:table-cell table:style-name="ce7" table:formula="of:=STDEV([.B128:.H128])" office:value-type="float" office:value="1.03279555898864" calcext:value-type="float">
            <text:p>1,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__Fid=1_M08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table:formula="of:=AVERAGE([.B129:.H129])" office:value-type="float" office:value="3.16666666666667" calcext:value-type="float">
            <text:p>3,167</text:p>
          </table:table-cell>
          <table:table-cell table:style-name="ce7" table:formula="of:=STDEV([.B129:.H129])" office:value-type="float" office:value="0.752772652709081" calcext:value-type="float">
            <text:p>0,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__Fid=1_M09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table:style-name="ce7" table:formula="of:=AVERAGE([.B130:.H130])" office:value-type="float" office:value="4.33333333333333" calcext:value-type="float">
            <text:p>4,333</text:p>
          </table:table-cell>
          <table:table-cell table:style-name="ce7" table:formula="of:=STDEV([.B130:.H130])" office:value-type="float" office:value="1.211060141639" calcext:value-type="float">
            <text:p>1,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__Fid=1_M10.nrr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table:formula="of:=AVERAGE([.B131:.H131])" office:value-type="float" office:value="3.66666666666667" calcext:value-type="float">
            <text:p>3,667</text:p>
          </table:table-cell>
          <table:table-cell table:style-name="ce7" table:formula="of:=STDEV([.B131:.H131])" office:value-type="float" office:value="1.50554530541816" calcext:value-type="float">
            <text:p>1,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__Fid=6_M01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table:formula="of:=AVERAGE([.B132:.H132])" office:value-type="float" office:value="3.66666666666667" calcext:value-type="float">
            <text:p>3,667</text:p>
          </table:table-cell>
          <table:table-cell table:style-name="ce7" table:formula="of:=STDEV([.B132:.H132])" office:value-type="float" office:value="1.211060141639" calcext:value-type="float">
            <text:p>1,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__Fid=6_M02.nrr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table:formula="of:=AVERAGE([.B133:.H133])" office:value-type="float" office:value="7" calcext:value-type="float">
            <text:p>7,000</text:p>
          </table:table-cell>
          <table:table-cell table:style-name="ce7" table:formula="of:=STDEV([.B133:.H133])" office:value-type="float" office:value="1.09544511501033" calcext:value-type="float">
            <text:p>1,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__Fid=6_M03.nrrd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table:formula="of:=AVERAGE([.B134:.H134])" office:value-type="float" office:value="4" calcext:value-type="float">
            <text:p>4,000</text:p>
          </table:table-cell>
          <table:table-cell table:style-name="ce7" table:formula="of:=STDEV([.B134:.H134])" office:value-type="float" office:value="2" calcext:value-type="float">
            <text:p>2,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__Fid=6_M04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table:formula="of:=AVERAGE([.B135:.H135])" office:value-type="float" office:value="7.5" calcext:value-type="float">
            <text:p>7,500</text:p>
          </table:table-cell>
          <table:table-cell table:style-name="ce7" table:formula="of:=STDEV([.B135:.H135])" office:value-type="float" office:value="1.51657508881031" calcext:value-type="float">
            <text:p>1,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__Fid=6_M05.nrr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table:style-name="ce7" table:formula="of:=AVERAGE([.B136:.H136])" office:value-type="float" office:value="3.66666666666667" calcext:value-type="float">
            <text:p>3,667</text:p>
          </table:table-cell>
          <table:table-cell table:style-name="ce7" table:formula="of:=STDEV([.B136:.H136])" office:value-type="float" office:value="0.816496580927726" calcext:value-type="float">
            <text:p>0,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__Fid=6_M06.nrr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table:formula="of:=AVERAGE([.B137:.H137])" office:value-type="float" office:value="5.66666666666667" calcext:value-type="float">
            <text:p>5,667</text:p>
          </table:table-cell>
          <table:table-cell table:style-name="ce7" table:formula="of:=STDEV([.B137:.H137])" office:value-type="float" office:value="1.63299316185545" calcext:value-type="float">
            <text:p>1,6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__Fid=6_M07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table:formula="of:=AVERAGE([.B138:.H138])" office:value-type="float" office:value="7.5" calcext:value-type="float">
            <text:p>7,500</text:p>
          </table:table-cell>
          <table:table-cell table:style-name="ce7" table:formula="of:=STDEV([.B138:.H138])" office:value-type="float" office:value="1.87082869338697" calcext:value-type="float">
            <text:p>1,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__Fid=6_M08.nrr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table:formula="of:=AVERAGE([.B139:.H139])" office:value-type="float" office:value="3.83333333333333" calcext:value-type="float">
            <text:p>3,833</text:p>
          </table:table-cell>
          <table:table-cell table:style-name="ce7" table:formula="of:=STDEV([.B139:.H139])" office:value-type="float" office:value="1.47196014438797" calcext:value-type="float">
            <text:p>1,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__Fid=6_M09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table:formula="of:=AVERAGE([.B140:.H140])" office:value-type="float" office:value="5.83333333333333" calcext:value-type="float">
            <text:p>5,833</text:p>
          </table:table-cell>
          <table:table-cell table:style-name="ce7" table:formula="of:=STDEV([.B140:.H140])" office:value-type="float" office:value="1.47196014438797" calcext:value-type="float">
            <text:p>1,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__Fid=6_M10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formula="of:=AVERAGE([.B141:.H141])" office:value-type="float" office:value="1.66666666666667" calcext:value-type="float">
            <text:p>1,667</text:p>
          </table:table-cell>
          <table:table-cell table:style-name="ce7" table:formula="of:=STDEV([.B141:.H141])" office:value-type="float" office:value="0.816496580927726" calcext:value-type="float">
            <text:p>0,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__Fid=7_M01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table:formula="of:=AVERAGE([.B142:.H142])" office:value-type="float" office:value="6" calcext:value-type="float">
            <text:p>6,000</text:p>
          </table:table-cell>
          <table:table-cell table:style-name="ce7" table:formula="of:=STDEV([.B142:.H142])" office:value-type="float" office:value="1.26491106406735" calcext:value-type="float">
            <text:p>1,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__Fid=7_M02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table:formula="of:=AVERAGE([.B143:.H143])" office:value-type="float" office:value="7.33333333333333" calcext:value-type="float">
            <text:p>7,333</text:p>
          </table:table-cell>
          <table:table-cell table:style-name="ce7" table:formula="of:=STDEV([.B143:.H143])" office:value-type="float" office:value="1.96638416050035" calcext:value-type="float">
            <text:p>1,9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__Fid=7_M03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table:formula="of:=AVERAGE([.B144:.H144])" office:value-type="float" office:value="8.66666666666667" calcext:value-type="float">
            <text:p>8,667</text:p>
          </table:table-cell>
          <table:table-cell table:style-name="ce7" table:formula="of:=STDEV([.B144:.H144])" office:value-type="float" office:value="1.50554530541816" calcext:value-type="float">
            <text:p>1,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__Fid=7_M04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table:formula="of:=AVERAGE([.B145:.H145])" office:value-type="float" office:value="6.83333333333333" calcext:value-type="float">
            <text:p>6,833</text:p>
          </table:table-cell>
          <table:table-cell table:style-name="ce7" table:formula="of:=STDEV([.B145:.H145])" office:value-type="float" office:value="1.47196014438797" calcext:value-type="float">
            <text:p>1,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__Fid=7_M05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table:formula="of:=AVERAGE([.B146:.H146])" office:value-type="float" office:value="7.33333333333333" calcext:value-type="float">
            <text:p>7,333</text:p>
          </table:table-cell>
          <table:table-cell table:style-name="ce7" table:formula="of:=STDEV([.B146:.H146])" office:value-type="float" office:value="1.03279555898864" calcext:value-type="float">
            <text:p>1,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__Fid=7_M06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table:formula="of:=AVERAGE([.B147:.H147])" office:value-type="float" office:value="7" calcext:value-type="float">
            <text:p>7,000</text:p>
          </table:table-cell>
          <table:table-cell table:style-name="ce7" table:formula="of:=STDEV([.B147:.H147])" office:value-type="float" office:value="1.67332005306815" calcext:value-type="float">
            <text:p>1,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__Fid=7_M07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table:formula="of:=AVERAGE([.B148:.H148])" office:value-type="float" office:value="7.5" calcext:value-type="float">
            <text:p>7,500</text:p>
          </table:table-cell>
          <table:table-cell table:style-name="ce7" table:formula="of:=STDEV([.B148:.H148])" office:value-type="float" office:value="1.37840487520902" calcext:value-type="float">
            <text:p>1,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__Fid=7_M08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table:formula="of:=AVERAGE([.B149:.H149])" office:value-type="float" office:value="7.5" calcext:value-type="float">
            <text:p>7,500</text:p>
          </table:table-cell>
          <table:table-cell table:style-name="ce7" table:formula="of:=STDEV([.B149:.H149])" office:value-type="float" office:value="0.547722557505166" calcext:value-type="float">
            <text:p>0,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__Fid=7_M09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7" table:formula="of:=AVERAGE([.B150:.H150])" office:value-type="float" office:value="7.33333333333333" calcext:value-type="float">
            <text:p>7,333</text:p>
          </table:table-cell>
          <table:table-cell table:style-name="ce7" table:formula="of:=STDEV([.B150:.H150])" office:value-type="float" office:value="0.816496580927726" calcext:value-type="float">
            <text:p>0,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__Fid=7_M10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table:formula="of:=AVERAGE([.B151:.H151])" office:value-type="float" office:value="7.33333333333333" calcext:value-type="float">
            <text:p>7,333</text:p>
          </table:table-cell>
          <table:table-cell table:style-name="ce7" table:formula="of:=STDEV([.B151:.H151])" office:value-type="float" office:value="0.816496580927726" calcext:value-type="float">
            <text:p>0,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_Set1.nrrd</text:p>
          </table:table-cell>
          <table:table-cell table:number-columns-repeated="7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A2_Set1.nr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3_Set1.nr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4_Set1.nr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5_Set1.nrrd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4.54666666666667" calcext:value-type="float">
            <text:p>4,54666666666667</text:p>
          </table:table-cell>
          <table:table-cell table:formula="of:=AVERAGE([.C2:.C151])" office:value-type="float" office:value="4.92" calcext:value-type="float">
            <text:p>4,92</text:p>
          </table:table-cell>
          <table:table-cell table:formula="of:=AVERAGE([.D2:.D151])" office:value-type="float" office:value="4.66" calcext:value-type="float">
            <text:p>4,66</text:p>
          </table:table-cell>
          <table:table-cell table:formula="of:=AVERAGE([.E2:.E151])" office:value-type="float" office:value="5.39333333333333" calcext:value-type="float">
            <text:p>5,39333333333333</text:p>
          </table:table-cell>
          <table:table-cell table:formula="of:=AVERAGE([.F2:.F151])" office:value-type="float" office:value="5.26" calcext:value-type="float">
            <text:p>5,26</text:p>
          </table:table-cell>
          <table:table-cell table:formula="of:=AVERAGE([.G2:.G151])" office:value-type="float" office:value="5.2" calcext:value-type="float">
            <text:p>5,2</text:p>
          </table:table-cell>
          <table:table-cell/>
          <table:table-cell table:formula="of:=AVERAGE([.I2:.I151])" office:value-type="float" office:value="4.99666666666667" calcext:value-type="float">
            <text:p>4,99666666666667</text:p>
          </table:table-cell>
          <table:table-cell table:style-name="Default" table:formula="of:=AVERAGE([.J2:.J151])" office:value-type="float" office:value="1.28567721914846" calcext:value-type="float">
            <text:p>1,28567721914846</text:p>
          </table:table-cell>
          <table:table-cell table:number-columns-repeated="3"/>
        </table:table-row>
        <table:table-row table:style-name="ro1" table:number-rows-repeated="104841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et #2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6" table:default-cell-style-name="ce2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₁</text:p>
          </table:table-cell>
          <table:table-cell office:value-type="string" calcext:value-type="string">
            <text:p>FA₂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RN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style-name="ce2" office:value-type="string" calcext:value-type="string">
            <text:p>StDev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1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AVERAGE([.B2:.H2])" office:value-type="float" office:value="6.6" calcext:value-type="float">
            <text:p>6,600</text:p>
          </table:table-cell>
          <table:table-cell table:style-name="ce7" table:formula="of:=STDEV([.B2:.H2])" office:value-type="float" office:value="0.894427190999916" calcext:value-type="float">
            <text:p>0,894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2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7" table:formula="of:=AVERAGE([.B3:.H3])" office:value-type="float" office:value="7.8" calcext:value-type="float">
            <text:p>7,800</text:p>
          </table:table-cell>
          <table:table-cell table:style-name="ce7" table:formula="of:=STDEV([.B3:.H3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3.nrrd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/>
          <table:table-cell table:style-name="ce7" table:formula="of:=AVERAGE([.B4:.H4])" office:value-type="float" office:value="7" calcext:value-type="float">
            <text:p>7,000</text:p>
          </table:table-cell>
          <table:table-cell table:style-name="ce7" table:formula="of:=STDEV([.B4:.H4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4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AVERAGE([.B5:.H5])" office:value-type="float" office:value="8" calcext:value-type="float">
            <text:p>8,000</text:p>
          </table:table-cell>
          <table:table-cell table:style-name="ce7" table:formula="of:=STDEV([.B5:.H5])" office:value-type="float" office:value="1.22474487139159" calcext:value-type="float">
            <text:p>1,225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5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7" table:formula="of:=AVERAGE([.B6:.H6])" office:value-type="float" office:value="6.4" calcext:value-type="float">
            <text:p>6,400</text:p>
          </table:table-cell>
          <table:table-cell table:style-name="ce7" table:formula="of:=STDEV([.B6:.H6])" office:value-type="float" office:value="1.94935886896179" calcext:value-type="float">
            <text:p>1,949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6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7" table:formula="of:=AVERAGE([.B7:.H7])" office:value-type="float" office:value="7.4" calcext:value-type="float">
            <text:p>7,400</text:p>
          </table:table-cell>
          <table:table-cell table:style-name="ce7" table:formula="of:=STDEV([.B7:.H7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7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AVERAGE([.B8:.H8])" office:value-type="float" office:value="6.2" calcext:value-type="float">
            <text:p>6,200</text:p>
          </table:table-cell>
          <table:table-cell table:style-name="ce7" table:formula="of:=STDEV([.B8:.H8])" office:value-type="float" office:value="1.92353840616713" calcext:value-type="float">
            <text:p>1,924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8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 table:formula="of:=AVERAGE([.B9:.H9])" office:value-type="float" office:value="3.8" calcext:value-type="float">
            <text:p>3,800</text:p>
          </table:table-cell>
          <table:table-cell table:style-name="ce7" table:formula="of:=STDEV([.B9:.H9])" office:value-type="float" office:value="2.16794833886788" calcext:value-type="float">
            <text:p>2,168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9.nrr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style-name="ce7" table:formula="of:=AVERAGE([.B10:.H10])" office:value-type="float" office:value="7.4" calcext:value-type="float">
            <text:p>7,400</text:p>
          </table:table-cell>
          <table:table-cell table:style-name="ce7" table:formula="of:=STDEV([.B10:.H10])" office:value-type="float" office:value="1.51657508881031" calcext:value-type="float">
            <text:p>1,517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10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7" table:formula="of:=AVERAGE([.B11:.H11])" office:value-type="float" office:value="3" calcext:value-type="float">
            <text:p>3,000</text:p>
          </table:table-cell>
          <table:table-cell table:style-name="ce7" table:formula="of:=STDEV([.B11:.H11])" office:value-type="float" office:value="1" calcext:value-type="float">
            <text:p>1,00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1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style-name="ce7" table:formula="of:=AVERAGE([.B12:.H12])" office:value-type="float" office:value="1" calcext:value-type="float">
            <text:p>1,000</text:p>
          </table:table-cell>
          <table:table-cell table:style-name="ce7" table:formula="of:=STDEV([.B12:.H12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2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  <table:table-cell table:style-name="ce7" table:formula="of:=AVERAGE([.B13:.H13])" office:value-type="float" office:value="4" calcext:value-type="float">
            <text:p>4,000</text:p>
          </table:table-cell>
          <table:table-cell table:style-name="ce7" table:formula="of:=STDEV([.B13:.H13])" office:value-type="float" office:value="1.4142135623731" calcext:value-type="float">
            <text:p>1,414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3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7" table:formula="of:=AVERAGE([.B14:.H14])" office:value-type="float" office:value="2" calcext:value-type="float">
            <text:p>2,000</text:p>
          </table:table-cell>
          <table:table-cell table:style-name="ce7" table:formula="of:=STDEV([.B14:.H14])" office:value-type="float" office:value="0.707106781186548" calcext:value-type="float">
            <text:p>0,707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4.nrrd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7" table:formula="of:=AVERAGE([.B15:.H15])" office:value-type="float" office:value="3.2" calcext:value-type="float">
            <text:p>3,200</text:p>
          </table:table-cell>
          <table:table-cell table:style-name="ce7" table:formula="of:=STDEV([.B15:.H15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5.nrr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7" table:formula="of:=AVERAGE([.B16:.H16])" office:value-type="float" office:value="5.4" calcext:value-type="float">
            <text:p>5,400</text:p>
          </table:table-cell>
          <table:table-cell table:style-name="ce7" table:formula="of:=STDEV([.B16:.H16])" office:value-type="float" office:value="2.30217288664427" calcext:value-type="float">
            <text:p>2,302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6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7" table:formula="of:=AVERAGE([.B17:.H17])" office:value-type="float" office:value="5.4" calcext:value-type="float">
            <text:p>5,400</text:p>
          </table:table-cell>
          <table:table-cell table:style-name="ce7" table:formula="of:=STDEV([.B17:.H17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7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table:formula="of:=AVERAGE([.B18:.H18])" office:value-type="float" office:value="2" calcext:value-type="float">
            <text:p>2,000</text:p>
          </table:table-cell>
          <table:table-cell table:style-name="ce7" table:formula="of:=STDEV([.B18:.H18])" office:value-type="float" office:value="1.22474487139159" calcext:value-type="float">
            <text:p>1,225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8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7" table:formula="of:=AVERAGE([.B19:.H19])" office:value-type="float" office:value="1.8" calcext:value-type="float">
            <text:p>1,800</text:p>
          </table:table-cell>
          <table:table-cell table:style-name="ce7" table:formula="of:=STDEV([.B19:.H19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9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table:formula="of:=AVERAGE([.B20:.H20])" office:value-type="float" office:value="1.4" calcext:value-type="float">
            <text:p>1,400</text:p>
          </table:table-cell>
          <table:table-cell table:style-name="ce7" table:formula="of:=STDEV([.B20:.H20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10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style-name="ce7" table:formula="of:=AVERAGE([.B21:.H21])" office:value-type="float" office:value="1" calcext:value-type="float">
            <text:p>1,000</text:p>
          </table:table-cell>
          <table:table-cell table:style-name="ce7" table:formula="of:=STDEV([.B21:.H21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1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7" table:formula="of:=AVERAGE([.B22:.H22])" office:value-type="float" office:value="3.6" calcext:value-type="float">
            <text:p>3,600</text:p>
          </table:table-cell>
          <table:table-cell table:style-name="ce7" table:formula="of:=STDEV([.B22:.H22])" office:value-type="float" office:value="1.34164078649987" calcext:value-type="float">
            <text:p>1,342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2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 table:formula="of:=AVERAGE([.B23:.H23])" office:value-type="float" office:value="4.4" calcext:value-type="float">
            <text:p>4,400</text:p>
          </table:table-cell>
          <table:table-cell table:style-name="ce7" table:formula="of:=STDEV([.B23:.H23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3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7" table:formula="of:=AVERAGE([.B24:.H24])" office:value-type="float" office:value="7.2" calcext:value-type="float">
            <text:p>7,200</text:p>
          </table:table-cell>
          <table:table-cell table:style-name="ce7" table:formula="of:=STDEV([.B24:.H24])" office:value-type="float" office:value="1.48323969741913" calcext:value-type="float">
            <text:p>1,483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4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7" table:formula="of:=AVERAGE([.B25:.H25])" office:value-type="float" office:value="7" calcext:value-type="float">
            <text:p>7,000</text:p>
          </table:table-cell>
          <table:table-cell table:style-name="ce7" table:formula="of:=STDEV([.B25:.H25])" office:value-type="float" office:value="1.22474487139159" calcext:value-type="float">
            <text:p>1,225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5.nrr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AVERAGE([.B26:.H26])" office:value-type="float" office:value="5.6" calcext:value-type="float">
            <text:p>5,600</text:p>
          </table:table-cell>
          <table:table-cell table:style-name="ce7" table:formula="of:=STDEV([.B26:.H26])" office:value-type="float" office:value="2.07364413533277" calcext:value-type="float">
            <text:p>2,074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6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7" table:formula="of:=AVERAGE([.B27:.H27])" office:value-type="float" office:value="6.4" calcext:value-type="float">
            <text:p>6,400</text:p>
          </table:table-cell>
          <table:table-cell table:style-name="ce7" table:formula="of:=STDEV([.B27:.H27])" office:value-type="float" office:value="1.94935886896179" calcext:value-type="float">
            <text:p>1,949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7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/>
          <table:table-cell table:style-name="ce7" table:formula="of:=AVERAGE([.B28:.H28])" office:value-type="float" office:value="7.4" calcext:value-type="float">
            <text:p>7,400</text:p>
          </table:table-cell>
          <table:table-cell table:style-name="ce7" table:formula="of:=STDEV([.B28:.H28])" office:value-type="float" office:value="0.894427190999916" calcext:value-type="float">
            <text:p>0,894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8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style-name="ce7" table:formula="of:=AVERAGE([.B29:.H29])" office:value-type="float" office:value="3.4" calcext:value-type="float">
            <text:p>3,400</text:p>
          </table:table-cell>
          <table:table-cell table:style-name="ce7" table:formula="of:=STDEV([.B29:.H29])" office:value-type="float" office:value="1.67332005306815" calcext:value-type="float">
            <text:p>1,673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9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AVERAGE([.B30:.H30])" office:value-type="float" office:value="6.4" calcext:value-type="float">
            <text:p>6,400</text:p>
          </table:table-cell>
          <table:table-cell table:style-name="ce7" table:formula="of:=STDEV([.B30:.H30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10.nrrd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/>
          <table:table-cell table:style-name="ce7" table:formula="of:=AVERAGE([.B31:.H31])" office:value-type="float" office:value="5.6" calcext:value-type="float">
            <text:p>5,600</text:p>
          </table:table-cell>
          <table:table-cell table:style-name="ce7" table:formula="of:=STDEV([.B31:.H31])" office:value-type="float" office:value="0.894427190999916" calcext:value-type="float">
            <text:p>0,894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1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7" table:formula="of:=AVERAGE([.B32:.H32])" office:value-type="float" office:value="2.4" calcext:value-type="float">
            <text:p>2,400</text:p>
          </table:table-cell>
          <table:table-cell table:style-name="ce7" table:formula="of:=STDEV([.B32:.H32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2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7" table:formula="of:=AVERAGE([.B33:.H33])" office:value-type="float" office:value="5" calcext:value-type="float">
            <text:p>5,000</text:p>
          </table:table-cell>
          <table:table-cell table:style-name="ce7" table:formula="of:=STDEV([.B33:.H33])" office:value-type="float" office:value="1.73205080756888" calcext:value-type="float">
            <text:p>1,732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3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7" table:formula="of:=AVERAGE([.B34:.H34])" office:value-type="float" office:value="6.6" calcext:value-type="float">
            <text:p>6,600</text:p>
          </table:table-cell>
          <table:table-cell table:style-name="ce7" table:formula="of:=STDEV([.B34:.H34])" office:value-type="float" office:value="1.67332005306815" calcext:value-type="float">
            <text:p>1,673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AVERAGE([.B35:.H35])" office:value-type="float" office:value="5" calcext:value-type="float">
            <text:p>5,000</text:p>
          </table:table-cell>
          <table:table-cell table:style-name="ce7" table:formula="of:=STDEV([.B35:.H35])" office:value-type="float" office:value="1.58113883008419" calcext:value-type="float">
            <text:p>1,581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5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AVERAGE([.B36:.H36])" office:value-type="float" office:value="6.8" calcext:value-type="float">
            <text:p>6,800</text:p>
          </table:table-cell>
          <table:table-cell table:style-name="ce7" table:formula="of:=STDEV([.B36:.H36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6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7" table:formula="of:=AVERAGE([.B37:.H37])" office:value-type="float" office:value="6.8" calcext:value-type="float">
            <text:p>6,800</text:p>
          </table:table-cell>
          <table:table-cell table:style-name="ce7" table:formula="of:=STDEV([.B37:.H37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7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7" table:formula="of:=AVERAGE([.B38:.H38])" office:value-type="float" office:value="4" calcext:value-type="float">
            <text:p>4,000</text:p>
          </table:table-cell>
          <table:table-cell table:style-name="ce7" table:formula="of:=STDEV([.B38:.H38])" office:value-type="float" office:value="1.22474487139159" calcext:value-type="float">
            <text:p>1,225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8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7" table:formula="of:=AVERAGE([.B39:.H39])" office:value-type="float" office:value="4.4" calcext:value-type="float">
            <text:p>4,400</text:p>
          </table:table-cell>
          <table:table-cell table:style-name="ce7" table:formula="of:=STDEV([.B39:.H39])" office:value-type="float" office:value="2.19089023002066" calcext:value-type="float">
            <text:p>2,191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9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AVERAGE([.B40:.H40])" office:value-type="float" office:value="4.6" calcext:value-type="float">
            <text:p>4,600</text:p>
          </table:table-cell>
          <table:table-cell table:style-name="ce7" table:formula="of:=STDEV([.B40:.H40])" office:value-type="float" office:value="1.51657508881031" calcext:value-type="float">
            <text:p>1,517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10.nrr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7" table:formula="of:=AVERAGE([.B41:.H41])" office:value-type="float" office:value="6.8" calcext:value-type="float">
            <text:p>6,800</text:p>
          </table:table-cell>
          <table:table-cell table:style-name="ce7" table:formula="of:=STDEV([.B41:.H41])" office:value-type="float" office:value="2.28035085019828" calcext:value-type="float">
            <text:p>2,280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1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7" table:formula="of:=AVERAGE([.B42:.H42])" office:value-type="float" office:value="4.2" calcext:value-type="float">
            <text:p>4,200</text:p>
          </table:table-cell>
          <table:table-cell table:style-name="ce7" table:formula="of:=STDEV([.B42:.H42])" office:value-type="float" office:value="1.09544511501033" calcext:value-type="float">
            <text:p>1,095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2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7" table:formula="of:=AVERAGE([.B43:.H43])" office:value-type="float" office:value="5" calcext:value-type="float">
            <text:p>5,000</text:p>
          </table:table-cell>
          <table:table-cell table:style-name="ce7" table:formula="of:=STDEV([.B43:.H43])" office:value-type="float" office:value="1.58113883008419" calcext:value-type="float">
            <text:p>1,581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3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7" table:formula="of:=AVERAGE([.B44:.H44])" office:value-type="float" office:value="1.8" calcext:value-type="float">
            <text:p>1,800</text:p>
          </table:table-cell>
          <table:table-cell table:style-name="ce7" table:formula="of:=STDEV([.B44:.H44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4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table:formula="of:=AVERAGE([.B45:.H45])" office:value-type="float" office:value="1.2" calcext:value-type="float">
            <text:p>1,200</text:p>
          </table:table-cell>
          <table:table-cell table:style-name="ce7" table:formula="of:=STDEV([.B45:.H45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5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AVERAGE([.B46:.H46])" office:value-type="float" office:value="5" calcext:value-type="float">
            <text:p>5,000</text:p>
          </table:table-cell>
          <table:table-cell table:style-name="ce7" table:formula="of:=STDEV([.B46:.H46])" office:value-type="float" office:value="1.58113883008419" calcext:value-type="float">
            <text:p>1,581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6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AVERAGE([.B47:.H47])" office:value-type="float" office:value="5" calcext:value-type="float">
            <text:p>5,000</text:p>
          </table:table-cell>
          <table:table-cell table:style-name="ce7" table:formula="of:=STDEV([.B47:.H47])" office:value-type="float" office:value="1.87082869338697" calcext:value-type="float">
            <text:p>1,871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7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table:formula="of:=AVERAGE([.B48:.H48])" office:value-type="float" office:value="1.8" calcext:value-type="float">
            <text:p>1,800</text:p>
          </table:table-cell>
          <table:table-cell table:style-name="ce7" table:formula="of:=STDEV([.B48:.H48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8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7" table:formula="of:=AVERAGE([.B49:.H49])" office:value-type="float" office:value="2.6" calcext:value-type="float">
            <text:p>2,600</text:p>
          </table:table-cell>
          <table:table-cell table:style-name="ce7" table:formula="of:=STDEV([.B49:.H49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9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7" table:formula="of:=AVERAGE([.B50:.H50])" office:value-type="float" office:value="1.8" calcext:value-type="float">
            <text:p>1,800</text:p>
          </table:table-cell>
          <table:table-cell table:style-name="ce7" table:formula="of:=STDEV([.B50:.H50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10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style-name="ce7" table:formula="of:=AVERAGE([.B51:.H51])" office:value-type="float" office:value="5" calcext:value-type="float">
            <text:p>5,000</text:p>
          </table:table-cell>
          <table:table-cell table:style-name="ce7" table:formula="of:=STDEV([.B51:.H51])" office:value-type="float" office:value="0.707106781186548" calcext:value-type="float">
            <text:p>0,707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1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7" table:formula="of:=AVERAGE([.B52:.H52])" office:value-type="float" office:value="7.8" calcext:value-type="float">
            <text:p>7,800</text:p>
          </table:table-cell>
          <table:table-cell table:style-name="ce7" table:formula="of:=STDEV([.B52:.H52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2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table:formula="of:=AVERAGE([.B53:.H53])" office:value-type="float" office:value="1.4" calcext:value-type="float">
            <text:p>1,400</text:p>
          </table:table-cell>
          <table:table-cell table:style-name="ce7" table:formula="of:=STDEV([.B53:.H53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3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table:formula="of:=AVERAGE([.B54:.H54])" office:value-type="float" office:value="1.4" calcext:value-type="float">
            <text:p>1,400</text:p>
          </table:table-cell>
          <table:table-cell table:style-name="ce7" table:formula="of:=STDEV([.B54:.H54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4.nrr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7" table:formula="of:=AVERAGE([.B55:.H55])" office:value-type="float" office:value="8.8" calcext:value-type="float">
            <text:p>8,800</text:p>
          </table:table-cell>
          <table:table-cell table:style-name="ce7" table:formula="of:=STDEV([.B55:.H55])" office:value-type="float" office:value="1.09544511501033" calcext:value-type="float">
            <text:p>1,095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AVERAGE([.B56:.H56])" office:value-type="float" office:value="5" calcext:value-type="float">
            <text:p>5,000</text:p>
          </table:table-cell>
          <table:table-cell table:style-name="ce7" table:formula="of:=STDEV([.B56:.H56])" office:value-type="float" office:value="1.58113883008419" calcext:value-type="float">
            <text:p>1,581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6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 table:formula="of:=AVERAGE([.B57:.H57])" office:value-type="float" office:value="6" calcext:value-type="float">
            <text:p>6,000</text:p>
          </table:table-cell>
          <table:table-cell table:style-name="ce7" table:formula="of:=STDEV([.B57:.H57])" office:value-type="float" office:value="1.58113883008419" calcext:value-type="float">
            <text:p>1,581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7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7" table:formula="of:=AVERAGE([.B58:.H58])" office:value-type="float" office:value="9" calcext:value-type="float">
            <text:p>9,000</text:p>
          </table:table-cell>
          <table:table-cell table:style-name="ce7" table:formula="of:=STDEV([.B58:.H58])" office:value-type="float" office:value="0.707106781186548" calcext:value-type="float">
            <text:p>0,707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8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7" table:formula="of:=AVERAGE([.B59:.H59])" office:value-type="float" office:value="2.8" calcext:value-type="float">
            <text:p>2,800</text:p>
          </table:table-cell>
          <table:table-cell table:style-name="ce7" table:formula="of:=STDEV([.B59:.H59])" office:value-type="float" office:value="2.04939015319192" calcext:value-type="float">
            <text:p>2,049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9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style-name="ce7" table:formula="of:=AVERAGE([.B60:.H60])" office:value-type="float" office:value="6.2" calcext:value-type="float">
            <text:p>6,200</text:p>
          </table:table-cell>
          <table:table-cell table:style-name="ce7" table:formula="of:=STDEV([.B60:.H60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10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table:formula="of:=AVERAGE([.B61:.H61])" office:value-type="float" office:value="1.6" calcext:value-type="float">
            <text:p>1,600</text:p>
          </table:table-cell>
          <table:table-cell table:style-name="ce7" table:formula="of:=STDEV([.B61:.H61])" office:value-type="float" office:value="0.894427190999916" calcext:value-type="float">
            <text:p>0,894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1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table:style-name="ce7" table:formula="of:=AVERAGE([.B62:.H62])" office:value-type="float" office:value="3" calcext:value-type="float">
            <text:p>3,000</text:p>
          </table:table-cell>
          <table:table-cell table:style-name="ce7" table:formula="of:=STDEV([.B62:.H62])" office:value-type="float" office:value="1.4142135623731" calcext:value-type="float">
            <text:p>1,414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2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7" table:formula="of:=AVERAGE([.B63:.H63])" office:value-type="float" office:value="2" calcext:value-type="float">
            <text:p>2,000</text:p>
          </table:table-cell>
          <table:table-cell table:style-name="ce7" table:formula="of:=STDEV([.B63:.H63])" office:value-type="float" office:value="1.22474487139159" calcext:value-type="float">
            <text:p>1,225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3.nr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 table:formula="of:=AVERAGE([.B64:.H64])" office:value-type="float" office:value="4.2" calcext:value-type="float">
            <text:p>4,200</text:p>
          </table:table-cell>
          <table:table-cell table:style-name="ce7" table:formula="of:=STDEV([.B64:.H64])" office:value-type="float" office:value="1.92353840616713" calcext:value-type="float">
            <text:p>1,924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4.nrrd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7" table:formula="of:=AVERAGE([.B65:.H65])" office:value-type="float" office:value="3.2" calcext:value-type="float">
            <text:p>3,200</text:p>
          </table:table-cell>
          <table:table-cell table:style-name="ce7" table:formula="of:=STDEV([.B65:.H65])" office:value-type="float" office:value="1.09544511501033" calcext:value-type="float">
            <text:p>1,095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5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 table:formula="of:=AVERAGE([.B66:.H66])" office:value-type="float" office:value="3.8" calcext:value-type="float">
            <text:p>3,800</text:p>
          </table:table-cell>
          <table:table-cell table:style-name="ce7" table:formula="of:=STDEV([.B66:.H66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6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7" table:formula="of:=AVERAGE([.B67:.H67])" office:value-type="float" office:value="5.2" calcext:value-type="float">
            <text:p>5,200</text:p>
          </table:table-cell>
          <table:table-cell table:style-name="ce7" table:formula="of:=STDEV([.B67:.H67])" office:value-type="float" office:value="1.78885438199983" calcext:value-type="float">
            <text:p>1,789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7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table:style-name="ce7" table:formula="of:=AVERAGE([.B68:.H68])" office:value-type="float" office:value="7.2" calcext:value-type="float">
            <text:p>7,200</text:p>
          </table:table-cell>
          <table:table-cell table:style-name="ce7" table:formula="of:=STDEV([.B68:.H68])" office:value-type="float" office:value="2.16794833886788" calcext:value-type="float">
            <text:p>2,168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8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7" table:formula="of:=AVERAGE([.B69:.H69])" office:value-type="float" office:value="2" calcext:value-type="float">
            <text:p>2,000</text:p>
          </table:table-cell>
          <table:table-cell table:style-name="ce7" table:formula="of:=STDEV([.B69:.H69])" office:value-type="float" office:value="1" calcext:value-type="float">
            <text:p>1,000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9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AVERAGE([.B70:.H70])" office:value-type="float" office:value="5.6" calcext:value-type="float">
            <text:p>5,600</text:p>
          </table:table-cell>
          <table:table-cell table:style-name="ce7" table:formula="of:=STDEV([.B70:.H70])" office:value-type="float" office:value="2.07364413533277" calcext:value-type="float">
            <text:p>2,074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10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7" table:formula="of:=AVERAGE([.B71:.H71])" office:value-type="float" office:value="6" calcext:value-type="float">
            <text:p>6,000</text:p>
          </table:table-cell>
          <table:table-cell table:style-name="ce7" table:formula="of:=STDEV([.B71:.H71])" office:value-type="float" office:value="1.58113883008419" calcext:value-type="float">
            <text:p>1,581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1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7" table:formula="of:=AVERAGE([.B72:.H72])" office:value-type="float" office:value="7" calcext:value-type="float">
            <text:p>7,000</text:p>
          </table:table-cell>
          <table:table-cell table:style-name="ce7" table:formula="of:=STDEV([.B72:.H72])" office:value-type="float" office:value="0.707106781186548" calcext:value-type="float">
            <text:p>0,707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2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7" table:formula="of:=AVERAGE([.B73:.H73])" office:value-type="float" office:value="7.4" calcext:value-type="float">
            <text:p>7,400</text:p>
          </table:table-cell>
          <table:table-cell table:style-name="ce7" table:formula="of:=STDEV([.B73:.H73])" office:value-type="float" office:value="0.894427190999916" calcext:value-type="float">
            <text:p>0,894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3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7" table:formula="of:=AVERAGE([.B74:.H74])" office:value-type="float" office:value="7.4" calcext:value-type="float">
            <text:p>7,400</text:p>
          </table:table-cell>
          <table:table-cell table:style-name="ce7" table:formula="of:=STDEV([.B74:.H74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4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 table:formula="of:=AVERAGE([.B75:.H75])" office:value-type="float" office:value="5.4" calcext:value-type="float">
            <text:p>5,400</text:p>
          </table:table-cell>
          <table:table-cell table:style-name="ce7" table:formula="of:=STDEV([.B75:.H75])" office:value-type="float" office:value="2.07364413533277" calcext:value-type="float">
            <text:p>2,074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5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/>
          <table:table-cell table:style-name="ce7" table:formula="of:=AVERAGE([.B76:.H76])" office:value-type="float" office:value="8.8" calcext:value-type="float">
            <text:p>8,800</text:p>
          </table:table-cell>
          <table:table-cell table:style-name="ce7" table:formula="of:=STDEV([.B76:.H76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6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7" table:formula="of:=AVERAGE([.B77:.H77])" office:value-type="float" office:value="2.8" calcext:value-type="float">
            <text:p>2,800</text:p>
          </table:table-cell>
          <table:table-cell table:style-name="ce7" table:formula="of:=STDEV([.B77:.H77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7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7" table:formula="of:=AVERAGE([.B78:.H78])" office:value-type="float" office:value="3.4" calcext:value-type="float">
            <text:p>3,400</text:p>
          </table:table-cell>
          <table:table-cell table:style-name="ce7" table:formula="of:=STDEV([.B78:.H78])" office:value-type="float" office:value="2.79284800875379" calcext:value-type="float">
            <text:p>2,793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8.nrrd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7" table:formula="of:=AVERAGE([.B79:.H79])" office:value-type="float" office:value="8.8" calcext:value-type="float">
            <text:p>8,800</text:p>
          </table:table-cell>
          <table:table-cell table:style-name="ce7" table:formula="of:=STDEV([.B79:.H79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9.nrrd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2"/>
          <table:table-cell table:style-name="ce7" table:formula="of:=AVERAGE([.B80:.H80])" office:value-type="float" office:value="9" calcext:value-type="float">
            <text:p>9,000</text:p>
          </table:table-cell>
          <table:table-cell table:style-name="ce7" table:formula="of:=STDEV([.B80:.H80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10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AVERAGE([.B81:.H81])" office:value-type="float" office:value="6" calcext:value-type="float">
            <text:p>6,000</text:p>
          </table:table-cell>
          <table:table-cell table:style-name="ce7" table:formula="of:=STDEV([.B81:.H81])" office:value-type="float" office:value="1.22474487139159" calcext:value-type="float">
            <text:p>1,225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1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AVERAGE([.B82:.H82])" office:value-type="float" office:value="6.2" calcext:value-type="float">
            <text:p>6,200</text:p>
          </table:table-cell>
          <table:table-cell table:style-name="ce7" table:formula="of:=STDEV([.B82:.H82])" office:value-type="float" office:value="1.78885438199983" calcext:value-type="float">
            <text:p>1,789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2.nrr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7" table:formula="of:=AVERAGE([.B83:.H83])" office:value-type="float" office:value="9.2" calcext:value-type="float">
            <text:p>9,200</text:p>
          </table:table-cell>
          <table:table-cell table:style-name="ce7" table:formula="of:=STDEV([.B83:.H83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3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AVERAGE([.B84:.H84])" office:value-type="float" office:value="6.6" calcext:value-type="float">
            <text:p>6,600</text:p>
          </table:table-cell>
          <table:table-cell table:style-name="ce7" table:formula="of:=STDEV([.B84:.H84])" office:value-type="float" office:value="1.94935886896179" calcext:value-type="float">
            <text:p>1,949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4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style-name="ce7" table:formula="of:=AVERAGE([.B85:.H85])" office:value-type="float" office:value="9.2" calcext:value-type="float">
            <text:p>9,200</text:p>
          </table:table-cell>
          <table:table-cell table:style-name="ce7" table:formula="of:=STDEV([.B85:.H85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5.nrrd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2"/>
          <table:table-cell table:style-name="ce7" table:formula="of:=AVERAGE([.B86:.H86])" office:value-type="float" office:value="9" calcext:value-type="float">
            <text:p>9,000</text:p>
          </table:table-cell>
          <table:table-cell table:style-name="ce7" table:formula="of:=STDEV([.B86:.H86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6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AVERAGE([.B87:.H87])" office:value-type="float" office:value="7.2" calcext:value-type="float">
            <text:p>7,200</text:p>
          </table:table-cell>
          <table:table-cell table:style-name="ce7" table:formula="of:=STDEV([.B87:.H87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7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7" table:formula="of:=AVERAGE([.B88:.H88])" office:value-type="float" office:value="8.6" calcext:value-type="float">
            <text:p>8,600</text:p>
          </table:table-cell>
          <table:table-cell table:style-name="ce7" table:formula="of:=STDEV([.B88:.H88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8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AVERAGE([.B89:.H89])" office:value-type="float" office:value="7.4" calcext:value-type="float">
            <text:p>7,400</text:p>
          </table:table-cell>
          <table:table-cell table:style-name="ce7" table:formula="of:=STDEV([.B89:.H89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9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7" table:formula="of:=AVERAGE([.B90:.H90])" office:value-type="float" office:value="6.8" calcext:value-type="float">
            <text:p>6,800</text:p>
          </table:table-cell>
          <table:table-cell table:style-name="ce7" table:formula="of:=STDEV([.B90:.H90])" office:value-type="float" office:value="1.09544511501033" calcext:value-type="float">
            <text:p>1,095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10.nrrd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7" table:formula="of:=AVERAGE([.B91:.H91])" office:value-type="float" office:value="9" calcext:value-type="float">
            <text:p>9,000</text:p>
          </table:table-cell>
          <table:table-cell table:style-name="ce7" table:formula="of:=STDEV([.B91:.H91])" office:value-type="float" office:value="0.707106781186548" calcext:value-type="float">
            <text:p>0,707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1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style-name="ce7" table:formula="of:=AVERAGE([.B92:.H92])" office:value-type="float" office:value="6.4" calcext:value-type="float">
            <text:p>6,400</text:p>
          </table:table-cell>
          <table:table-cell table:style-name="ce7" table:formula="of:=STDEV([.B92:.H92])" office:value-type="float" office:value="1.67332005306815" calcext:value-type="float">
            <text:p>1,673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2.nrrd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7" table:formula="of:=AVERAGE([.B93:.H93])" office:value-type="float" office:value="2.4" calcext:value-type="float">
            <text:p>2,400</text:p>
          </table:table-cell>
          <table:table-cell table:style-name="ce7" table:formula="of:=STDEV([.B93:.H93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3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style-name="ce7" table:formula="of:=AVERAGE([.B94:.H94])" office:value-type="float" office:value="4" calcext:value-type="float">
            <text:p>4,000</text:p>
          </table:table-cell>
          <table:table-cell table:style-name="ce7" table:formula="of:=STDEV([.B94:.H94])" office:value-type="float" office:value="1" calcext:value-type="float">
            <text:p>1,000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4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style-name="ce7" table:formula="of:=AVERAGE([.B95:.H95])" office:value-type="float" office:value="5.4" calcext:value-type="float">
            <text:p>5,400</text:p>
          </table:table-cell>
          <table:table-cell table:style-name="ce7" table:formula="of:=STDEV([.B95:.H95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5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AVERAGE([.B96:.H96])" office:value-type="float" office:value="5.8" calcext:value-type="float">
            <text:p>5,800</text:p>
          </table:table-cell>
          <table:table-cell table:style-name="ce7" table:formula="of:=STDEV([.B96:.H96])" office:value-type="float" office:value="1.09544511501033" calcext:value-type="float">
            <text:p>1,095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6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7" table:formula="of:=AVERAGE([.B97:.H97])" office:value-type="float" office:value="3" calcext:value-type="float">
            <text:p>3,000</text:p>
          </table:table-cell>
          <table:table-cell table:style-name="ce7" table:formula="of:=STDEV([.B97:.H97])" office:value-type="float" office:value="0.707106781186548" calcext:value-type="float">
            <text:p>0,707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7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style-name="ce7" table:formula="of:=AVERAGE([.B98:.H98])" office:value-type="float" office:value="5.6" calcext:value-type="float">
            <text:p>5,600</text:p>
          </table:table-cell>
          <table:table-cell table:style-name="ce7" table:formula="of:=STDEV([.B98:.H98])" office:value-type="float" office:value="1.67332005306815" calcext:value-type="float">
            <text:p>1,673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8.nr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 table:formula="of:=AVERAGE([.B99:.H99])" office:value-type="float" office:value="4" calcext:value-type="float">
            <text:p>4,000</text:p>
          </table:table-cell>
          <table:table-cell table:style-name="ce7" table:formula="of:=STDEV([.B99:.H99])" office:value-type="float" office:value="1.22474487139159" calcext:value-type="float">
            <text:p>1,225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9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7" table:formula="of:=AVERAGE([.B100:.H100])" office:value-type="float" office:value="7.2" calcext:value-type="float">
            <text:p>7,200</text:p>
          </table:table-cell>
          <table:table-cell table:style-name="ce7" table:formula="of:=STDEV([.B100:.H100])" office:value-type="float" office:value="1.09544511501033" calcext:value-type="float">
            <text:p>1,095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10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AVERAGE([.B101:.H101])" office:value-type="float" office:value="4.6" calcext:value-type="float">
            <text:p>4,600</text:p>
          </table:table-cell>
          <table:table-cell table:style-name="ce7" table:formula="of:=STDEV([.B101:.H101])" office:value-type="float" office:value="1.94935886896179" calcext:value-type="float">
            <text:p>1,949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1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AVERAGE([.B102:.H102])" office:value-type="float" office:value="7.4" calcext:value-type="float">
            <text:p>7,400</text:p>
          </table:table-cell>
          <table:table-cell table:style-name="ce7" table:formula="of:=STDEV([.B102:.H102])" office:value-type="float" office:value="1.51657508881031" calcext:value-type="float">
            <text:p>1,517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2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7" table:formula="of:=AVERAGE([.B103:.H103])" office:value-type="float" office:value="7.2" calcext:value-type="float">
            <text:p>7,200</text:p>
          </table:table-cell>
          <table:table-cell table:style-name="ce7" table:formula="of:=STDEV([.B103:.H103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3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7" table:formula="of:=AVERAGE([.B104:.H104])" office:value-type="float" office:value="1.8" calcext:value-type="float">
            <text:p>1,800</text:p>
          </table:table-cell>
          <table:table-cell table:style-name="ce7" table:formula="of:=STDEV([.B104:.H104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4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table:formula="of:=AVERAGE([.B105:.H105])" office:value-type="float" office:value="1.2" calcext:value-type="float">
            <text:p>1,200</text:p>
          </table:table-cell>
          <table:table-cell table:style-name="ce7" table:formula="of:=STDEV([.B105:.H105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5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7" table:formula="of:=AVERAGE([.B106:.H106])" office:value-type="float" office:value="5" calcext:value-type="float">
            <text:p>5,000</text:p>
          </table:table-cell>
          <table:table-cell table:style-name="ce7" table:formula="of:=STDEV([.B106:.H106])" office:value-type="float" office:value="1.4142135623731" calcext:value-type="float">
            <text:p>1,414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7" table:formula="of:=AVERAGE([.B107:.H107])" office:value-type="float" office:value="2.4" calcext:value-type="float">
            <text:p>2,400</text:p>
          </table:table-cell>
          <table:table-cell table:style-name="ce7" table:formula="of:=STDEV([.B107:.H107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7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7" table:formula="of:=AVERAGE([.B108:.H108])" office:value-type="float" office:value="4" calcext:value-type="float">
            <text:p>4,000</text:p>
          </table:table-cell>
          <table:table-cell table:style-name="ce7" table:formula="of:=STDEV([.B108:.H108])" office:value-type="float" office:value="0.707106781186548" calcext:value-type="float">
            <text:p>0,707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8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7" table:formula="of:=AVERAGE([.B109:.H109])" office:value-type="float" office:value="2.8" calcext:value-type="float">
            <text:p>2,800</text:p>
          </table:table-cell>
          <table:table-cell table:style-name="ce7" table:formula="of:=STDEV([.B109:.H109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9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7" table:formula="of:=AVERAGE([.B110:.H110])" office:value-type="float" office:value="3" calcext:value-type="float">
            <text:p>3,000</text:p>
          </table:table-cell>
          <table:table-cell table:style-name="ce7" table:formula="of:=STDEV([.B110:.H110])" office:value-type="float" office:value="1.4142135623731" calcext:value-type="float">
            <text:p>1,414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10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 table:formula="of:=AVERAGE([.B111:.H111])" office:value-type="float" office:value="6.6" calcext:value-type="float">
            <text:p>6,600</text:p>
          </table:table-cell>
          <table:table-cell table:style-name="ce7" table:formula="of:=STDEV([.B111:.H111])" office:value-type="float" office:value="1.34164078649987" calcext:value-type="float">
            <text:p>1,342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1.nrr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table:formula="of:=AVERAGE([.B112:.H112])" office:value-type="float" office:value="1.6" calcext:value-type="float">
            <text:p>1,600</text:p>
          </table:table-cell>
          <table:table-cell table:style-name="ce7" table:formula="of:=STDEV([.B112:.H112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2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7" table:formula="of:=AVERAGE([.B113:.H113])" office:value-type="float" office:value="2.4" calcext:value-type="float">
            <text:p>2,400</text:p>
          </table:table-cell>
          <table:table-cell table:style-name="ce7" table:formula="of:=STDEV([.B113:.H113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3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7" table:formula="of:=AVERAGE([.B114:.H114])" office:value-type="float" office:value="6.4" calcext:value-type="float">
            <text:p>6,400</text:p>
          </table:table-cell>
          <table:table-cell table:style-name="ce7" table:formula="of:=STDEV([.B114:.H114])" office:value-type="float" office:value="1.51657508881031" calcext:value-type="float">
            <text:p>1,517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4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7" table:formula="of:=AVERAGE([.B115:.H115])" office:value-type="float" office:value="2.8" calcext:value-type="float">
            <text:p>2,800</text:p>
          </table:table-cell>
          <table:table-cell table:style-name="ce7" table:formula="of:=STDEV([.B115:.H115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5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7" table:formula="of:=AVERAGE([.B116:.H116])" office:value-type="float" office:value="2.6" calcext:value-type="float">
            <text:p>2,600</text:p>
          </table:table-cell>
          <table:table-cell table:style-name="ce7" table:formula="of:=STDEV([.B116:.H116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7" table:formula="of:=AVERAGE([.B117:.H117])" office:value-type="float" office:value="3.4" calcext:value-type="float">
            <text:p>3,400</text:p>
          </table:table-cell>
          <table:table-cell table:style-name="ce7" table:formula="of:=STDEV([.B117:.H117])" office:value-type="float" office:value="1.67332005306815" calcext:value-type="float">
            <text:p>1,673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7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7" table:formula="of:=AVERAGE([.B118:.H118])" office:value-type="float" office:value="1.6" calcext:value-type="float">
            <text:p>1,600</text:p>
          </table:table-cell>
          <table:table-cell table:style-name="ce7" table:formula="of:=STDEV([.B118:.H118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8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style-name="ce7" table:formula="of:=AVERAGE([.B119:.H119])" office:value-type="float" office:value="1" calcext:value-type="float">
            <text:p>1,000</text:p>
          </table:table-cell>
          <table:table-cell table:style-name="ce7" table:formula="of:=STDEV([.B119:.H119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9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7" table:formula="of:=AVERAGE([.B120:.H120])" office:value-type="float" office:value="2.6" calcext:value-type="float">
            <text:p>2,600</text:p>
          </table:table-cell>
          <table:table-cell table:style-name="ce7" table:formula="of:=STDEV([.B120:.H120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10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style-name="ce7" table:formula="of:=AVERAGE([.B121:.H121])" office:value-type="float" office:value="1" calcext:value-type="float">
            <text:p>1,000</text:p>
          </table:table-cell>
          <table:table-cell table:style-name="ce7" table:formula="of:=STDEV([.B121:.H121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1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7" table:formula="of:=AVERAGE([.B122:.H122])" office:value-type="float" office:value="6.8" calcext:value-type="float">
            <text:p>6,800</text:p>
          </table:table-cell>
          <table:table-cell table:style-name="ce7" table:formula="of:=STDEV([.B122:.H122])" office:value-type="float" office:value="1.78885438199983" calcext:value-type="float">
            <text:p>1,789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2.nrr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 table:formula="of:=AVERAGE([.B123:.H123])" office:value-type="float" office:value="5.6" calcext:value-type="float">
            <text:p>5,600</text:p>
          </table:table-cell>
          <table:table-cell table:style-name="ce7" table:formula="of:=STDEV([.B123:.H123])" office:value-type="float" office:value="1.8165902124585" calcext:value-type="float">
            <text:p>1,817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3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style-name="ce7" table:formula="of:=AVERAGE([.B124:.H124])" office:value-type="float" office:value="8.2" calcext:value-type="float">
            <text:p>8,200</text:p>
          </table:table-cell>
          <table:table-cell table:style-name="ce7" table:formula="of:=STDEV([.B124:.H124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4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  <table:table-cell table:style-name="ce7" table:formula="of:=AVERAGE([.B125:.H125])" office:value-type="float" office:value="5.2" calcext:value-type="float">
            <text:p>5,200</text:p>
          </table:table-cell>
          <table:table-cell table:style-name="ce7" table:formula="of:=STDEV([.B125:.H125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5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style-name="ce7" table:formula="of:=AVERAGE([.B126:.H126])" office:value-type="float" office:value="6.2" calcext:value-type="float">
            <text:p>6,200</text:p>
          </table:table-cell>
          <table:table-cell table:style-name="ce7" table:formula="of:=STDEV([.B126:.H126])" office:value-type="float" office:value="1.48323969741913" calcext:value-type="float">
            <text:p>1,483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 table:formula="of:=AVERAGE([.B127:.H127])" office:value-type="float" office:value="3.2" calcext:value-type="float">
            <text:p>3,200</text:p>
          </table:table-cell>
          <table:table-cell table:style-name="ce7" table:formula="of:=STDEV([.B127:.H127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7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7" table:formula="of:=AVERAGE([.B128:.H128])" office:value-type="float" office:value="5.8" calcext:value-type="float">
            <text:p>5,800</text:p>
          </table:table-cell>
          <table:table-cell table:style-name="ce7" table:formula="of:=STDEV([.B128:.H128])" office:value-type="float" office:value="1.6431676725155" calcext:value-type="float">
            <text:p>1,643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8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 table:formula="of:=AVERAGE([.B129:.H129])" office:value-type="float" office:value="4.8" calcext:value-type="float">
            <text:p>4,800</text:p>
          </table:table-cell>
          <table:table-cell table:style-name="ce7" table:formula="of:=STDEV([.B129:.H129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9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7" table:formula="of:=AVERAGE([.B130:.H130])" office:value-type="float" office:value="4.2" calcext:value-type="float">
            <text:p>4,200</text:p>
          </table:table-cell>
          <table:table-cell table:style-name="ce7" table:formula="of:=STDEV([.B130:.H130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10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7" table:formula="of:=AVERAGE([.B131:.H131])" office:value-type="float" office:value="3.8" calcext:value-type="float">
            <text:p>3,800</text:p>
          </table:table-cell>
          <table:table-cell table:style-name="ce7" table:formula="of:=STDEV([.B131:.H131])" office:value-type="float" office:value="1.6431676725155" calcext:value-type="float">
            <text:p>1,643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1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7" table:formula="of:=AVERAGE([.B132:.H132])" office:value-type="float" office:value="1.4" calcext:value-type="float">
            <text:p>1,400</text:p>
          </table:table-cell>
          <table:table-cell table:style-name="ce7" table:formula="of:=STDEV([.B132:.H132])" office:value-type="float" office:value="0.894427190999916" calcext:value-type="float">
            <text:p>0,894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2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7" table:formula="of:=AVERAGE([.B133:.H133])" office:value-type="float" office:value="7" calcext:value-type="float">
            <text:p>7,000</text:p>
          </table:table-cell>
          <table:table-cell table:style-name="ce7" table:formula="of:=STDEV([.B133:.H133])" office:value-type="float" office:value="1.4142135623731" calcext:value-type="float">
            <text:p>1,414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3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7" table:formula="of:=AVERAGE([.B134:.H134])" office:value-type="float" office:value="1.2" calcext:value-type="float">
            <text:p>1,200</text:p>
          </table:table-cell>
          <table:table-cell table:style-name="ce7" table:formula="of:=STDEV([.B134:.H134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4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style-name="ce7" table:formula="of:=AVERAGE([.B135:.H135])" office:value-type="float" office:value="1" calcext:value-type="float">
            <text:p>1,000</text:p>
          </table:table-cell>
          <table:table-cell table:style-name="ce7" table:formula="of:=STDEV([.B135:.H135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5.nrrd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/>
          <table:table-cell table:style-name="ce7" table:formula="of:=AVERAGE([.B136:.H136])" office:value-type="float" office:value="8" calcext:value-type="float">
            <text:p>8,000</text:p>
          </table:table-cell>
          <table:table-cell table:style-name="ce7" table:formula="of:=STDEV([.B136:.H136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6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7" table:formula="of:=AVERAGE([.B137:.H137])" office:value-type="float" office:value="4.8" calcext:value-type="float">
            <text:p>4,800</text:p>
          </table:table-cell>
          <table:table-cell table:style-name="ce7" table:formula="of:=STDEV([.B137:.H137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7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7" table:formula="of:=AVERAGE([.B138:.H138])" office:value-type="float" office:value="3.6" calcext:value-type="float">
            <text:p>3,600</text:p>
          </table:table-cell>
          <table:table-cell table:style-name="ce7" table:formula="of:=STDEV([.B138:.H138])" office:value-type="float" office:value="0.894427190999916" calcext:value-type="float">
            <text:p>0,894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8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 table:formula="of:=AVERAGE([.B139:.H139])" office:value-type="float" office:value="6.2" calcext:value-type="float">
            <text:p>6,200</text:p>
          </table:table-cell>
          <table:table-cell table:style-name="ce7" table:formula="of:=STDEV([.B139:.H139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9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style-name="ce7" table:formula="of:=AVERAGE([.B140:.H140])" office:value-type="float" office:value="1" calcext:value-type="float">
            <text:p>1,000</text:p>
          </table:table-cell>
          <table:table-cell table:style-name="ce7" table:formula="of:=STDEV([.B140:.H140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10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style-name="ce7" table:formula="of:=AVERAGE([.B141:.H141])" office:value-type="float" office:value="1" calcext:value-type="float">
            <text:p>1,000</text:p>
          </table:table-cell>
          <table:table-cell table:style-name="ce7" table:formula="of:=STDEV([.B141:.H141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1.nrr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AVERAGE([.B142:.H142])" office:value-type="float" office:value="5.2" calcext:value-type="float">
            <text:p>5,200</text:p>
          </table:table-cell>
          <table:table-cell table:style-name="ce7" table:formula="of:=STDEV([.B142:.H142])" office:value-type="float" office:value="1.92353840616713" calcext:value-type="float">
            <text:p>1,924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2.nrr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7" table:formula="of:=AVERAGE([.B143:.H143])" office:value-type="float" office:value="6.2" calcext:value-type="float">
            <text:p>6,200</text:p>
          </table:table-cell>
          <table:table-cell table:style-name="ce7" table:formula="of:=STDEV([.B143:.H143])" office:value-type="float" office:value="1.6431676725155" calcext:value-type="float">
            <text:p>1,643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3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7" table:formula="of:=AVERAGE([.B144:.H144])" office:value-type="float" office:value="3.8" calcext:value-type="float">
            <text:p>3,800</text:p>
          </table:table-cell>
          <table:table-cell table:style-name="ce7" table:formula="of:=STDEV([.B144:.H144])" office:value-type="float" office:value="1.48323969741913" calcext:value-type="float">
            <text:p>1,483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4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 table:formula="of:=AVERAGE([.B145:.H145])" office:value-type="float" office:value="4" calcext:value-type="float">
            <text:p>4,000</text:p>
          </table:table-cell>
          <table:table-cell table:style-name="ce7" table:formula="of:=STDEV([.B145:.H145])" office:value-type="float" office:value="1.4142135623731" calcext:value-type="float">
            <text:p>1,414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5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 table:formula="of:=AVERAGE([.B146:.H146])" office:value-type="float" office:value="5.4" calcext:value-type="float">
            <text:p>5,400</text:p>
          </table:table-cell>
          <table:table-cell table:style-name="ce7" table:formula="of:=STDEV([.B146:.H146])" office:value-type="float" office:value="1.51657508881031" calcext:value-type="float">
            <text:p>1,517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6.nrr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style-name="ce7" table:formula="of:=AVERAGE([.B147:.H147])" office:value-type="float" office:value="5.6" calcext:value-type="float">
            <text:p>5,600</text:p>
          </table:table-cell>
          <table:table-cell table:style-name="ce7" table:formula="of:=STDEV([.B147:.H147])" office:value-type="float" office:value="1.8165902124585" calcext:value-type="float">
            <text:p>1,817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7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table:style-name="ce7" table:formula="of:=AVERAGE([.B148:.H148])" office:value-type="float" office:value="3.4" calcext:value-type="float">
            <text:p>3,400</text:p>
          </table:table-cell>
          <table:table-cell table:style-name="ce7" table:formula="of:=STDEV([.B148:.H148])" office:value-type="float" office:value="0.894427190999916" calcext:value-type="float">
            <text:p>0,894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8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AVERAGE([.B149:.H149])" office:value-type="float" office:value="3.8" calcext:value-type="float">
            <text:p>3,800</text:p>
          </table:table-cell>
          <table:table-cell table:style-name="ce7" table:formula="of:=STDEV([.B149:.H149])" office:value-type="float" office:value="1.6431676725155" calcext:value-type="float">
            <text:p>1,643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9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 table:formula="of:=AVERAGE([.B150:.H150])" office:value-type="float" office:value="4.2" calcext:value-type="float">
            <text:p>4,200</text:p>
          </table:table-cell>
          <table:table-cell table:style-name="ce7" table:formula="of:=STDEV([.B150:.H150])" office:value-type="float" office:value="2.04939015319192" calcext:value-type="float">
            <text:p>2,049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10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 table:formula="of:=AVERAGE([.B151:.H151])" office:value-type="float" office:value="5.8" calcext:value-type="float">
            <text:p>5,800</text:p>
          </table:table-cell>
          <table:table-cell table:style-name="ce7" table:formula="of:=STDEV([.B151:.H151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A1_Set2.nr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2_Set2.nr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3_Set2.nr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4_Set2.nr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5_Set2.nrrd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4.35333333333333" calcext:value-type="float">
            <text:p>4,35333333333333</text:p>
          </table:table-cell>
          <table:table-cell table:formula="of:=AVERAGE([.C2:.C151])" office:value-type="float" office:value="4.18666666666667" calcext:value-type="float">
            <text:p>4,18666666666667</text:p>
          </table:table-cell>
          <table:table-cell table:formula="of:=AVERAGE([.D2:.D151])" office:value-type="float" office:value="5.39333333333333" calcext:value-type="float">
            <text:p>5,39333333333333</text:p>
          </table:table-cell>
          <table:table-cell table:formula="of:=AVERAGE([.E2:.E151])" office:value-type="float" office:value="5.3" calcext:value-type="float">
            <text:p>5,3</text:p>
          </table:table-cell>
          <table:table-cell table:formula="of:=AVERAGE([.F2:.F151])" office:value-type="float" office:value="4.85333333333333" calcext:value-type="float">
            <text:p>4,85333333333333</text:p>
          </table:table-cell>
          <table:table-cell table:number-columns-repeated="2"/>
          <table:table-cell table:style-name="Default" table:formula="of:=AVERAGE([.I2:.I151])" office:value-type="float" office:value="4.81733333333333" calcext:value-type="float">
            <text:p>4,81733333333333</text:p>
          </table:table-cell>
          <table:table-cell table:formula="of:=AVERAGE([.J2:.J151])" office:value-type="float" office:value="1.14998193873877" calcext:value-type="float">
            <text:p>1,14998193873877</text:p>
          </table:table-cell>
          <table:table-cell/>
        </table:table-row>
        <table:table-row table:style-name="ro1" table:number-rows-repeated="104841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t #3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6" table:number-columns-repeated="2" table:default-cell-style-name="ce7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₁</text:p>
          </table:table-cell>
          <table:table-cell office:value-type="string" calcext:value-type="string">
            <text:p>FA₂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ME</text:p>
          </table:table-cell>
          <table:table-cell table:style-name="ce6" office:value-type="string" calcext:value-type="string">
            <text:p>AN</text:p>
          </table:table-cell>
          <table:table-cell table:number-columns-repeated="2"/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1__Fid=1_M01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AVERAGE([.B2:.H2])" office:value-type="float" office:value="6.4" calcext:value-type="float">
            <text:p>6,400</text:p>
          </table:table-cell>
          <table:table-cell table:formula="of:=STDEV([.B2:.H2])" office:value-type="float" office:value="1.67332005306815" calcext:value-type="float">
            <text:p>1,673</text:p>
          </table:table-cell>
        </table:table-row>
        <table:table-row table:style-name="ro1">
          <table:table-cell office:value-type="string" calcext:value-type="string">
            <text:p>1__Fid=1_M02.nr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3:.H3])" office:value-type="float" office:value="5.6" calcext:value-type="float">
            <text:p>5,600</text:p>
          </table:table-cell>
          <table:table-cell table:formula="of:=STDEV([.B3:.H3])" office:value-type="float" office:value="1.8165902124585" calcext:value-type="float">
            <text:p>1,817</text:p>
          </table:table-cell>
        </table:table-row>
        <table:table-row table:style-name="ro1">
          <table:table-cell office:value-type="string" calcext:value-type="string">
            <text:p>1__Fid=1_M03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4:.H4])" office:value-type="float" office:value="6" calcext:value-type="float">
            <text:p>6,000</text:p>
          </table:table-cell>
          <table:table-cell table:formula="of:=STDEV([.B4:.H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__Fid=1_M04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5:.H5])" office:value-type="float" office:value="5.8" calcext:value-type="float">
            <text:p>5,800</text:p>
          </table:table-cell>
          <table:table-cell table:formula="of:=STDEV([.B5:.H5])" office:value-type="float" office:value="1.48323969741913" calcext:value-type="float">
            <text:p>1,483</text:p>
          </table:table-cell>
        </table:table-row>
        <table:table-row table:style-name="ro1">
          <table:table-cell office:value-type="string" calcext:value-type="string">
            <text:p>1__Fid=1_M05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AVERAGE([.B6:.H6])" office:value-type="float" office:value="5.8" calcext:value-type="float">
            <text:p>5,800</text:p>
          </table:table-cell>
          <table:table-cell table:formula="of:=STDEV([.B6:.H6])" office:value-type="float" office:value="1.09544511501033" calcext:value-type="float">
            <text:p>1,095</text:p>
          </table:table-cell>
        </table:table-row>
        <table:table-row table:style-name="ro1">
          <table:table-cell office:value-type="string" calcext:value-type="string">
            <text:p>1__Fid=1_M06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formula="of:=AVERAGE([.B7:.H7])" office:value-type="float" office:value="7.2" calcext:value-type="float">
            <text:p>7,200</text:p>
          </table:table-cell>
          <table:table-cell table:formula="of:=STDEV([.B7:.H7])" office:value-type="float" office:value="2.38746727726266" calcext:value-type="float">
            <text:p>2,387</text:p>
          </table:table-cell>
        </table:table-row>
        <table:table-row table:style-name="ro1">
          <table:table-cell office:value-type="string" calcext:value-type="string">
            <text:p>1__Fid=1_M07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8:.H8])" office:value-type="float" office:value="5" calcext:value-type="float">
            <text:p>5,000</text:p>
          </table:table-cell>
          <table:table-cell table:formula="of:=STDEV([.B8:.H8])" office:value-type="float" office:value="1.58113883008419" calcext:value-type="float">
            <text:p>1,581</text:p>
          </table:table-cell>
        </table:table-row>
        <table:table-row table:style-name="ro1">
          <table:table-cell office:value-type="string" calcext:value-type="string">
            <text:p>1__Fid=1_M08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9:.H9])" office:value-type="float" office:value="5.4" calcext:value-type="float">
            <text:p>5,400</text:p>
          </table:table-cell>
          <table:table-cell table:formula="of:=STDEV([.B9:.H9])" office:value-type="float" office:value="1.34164078649987" calcext:value-type="float">
            <text:p>1,342</text:p>
          </table:table-cell>
        </table:table-row>
        <table:table-row table:style-name="ro1">
          <table:table-cell office:value-type="string" calcext:value-type="string">
            <text:p>1__Fid=1_M09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10:.H10])" office:value-type="float" office:value="5.2" calcext:value-type="float">
            <text:p>5,200</text:p>
          </table:table-cell>
          <table:table-cell table:formula="of:=STDEV([.B10:.H10])" office:value-type="float" office:value="1.48323969741913" calcext:value-type="float">
            <text:p>1,483</text:p>
          </table:table-cell>
        </table:table-row>
        <table:table-row table:style-name="ro1">
          <table:table-cell office:value-type="string" calcext:value-type="string">
            <text:p>1__Fid=1_M10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11:.H11])" office:value-type="float" office:value="6.6" calcext:value-type="float">
            <text:p>6,600</text:p>
          </table:table-cell>
          <table:table-cell table:formula="of:=STDEV([.B11:.H11])" office:value-type="float" office:value="0.894427190999916" calcext:value-type="float">
            <text:p>0,894</text:p>
          </table:table-cell>
        </table:table-row>
        <table:table-row table:style-name="ro1">
          <table:table-cell office:value-type="string" calcext:value-type="string">
            <text:p>10__Fid=2_M01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AVERAGE([.B12:.H12])" office:value-type="float" office:value="1" calcext:value-type="float">
            <text:p>1,000</text:p>
          </table:table-cell>
          <table:table-cell table:formula="of:=STDEV([.B12:.H1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__Fid=2_M02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13:.H13])" office:value-type="float" office:value="2.8" calcext:value-type="float">
            <text:p>2,800</text:p>
          </table:table-cell>
          <table:table-cell table:formula="of:=STDEV([.B13:.H13])" office:value-type="float" office:value="1.30384048104053" calcext:value-type="float">
            <text:p>1,304</text:p>
          </table:table-cell>
        </table:table-row>
        <table:table-row table:style-name="ro1">
          <table:table-cell office:value-type="string" calcext:value-type="string">
            <text:p>10__Fid=2_M03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14:.H14])" office:value-type="float" office:value="7" calcext:value-type="float">
            <text:p>7,000</text:p>
          </table:table-cell>
          <table:table-cell table:formula="of:=STDEV([.B14:.H1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0__Fid=2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5:.H15])" office:value-type="float" office:value="3" calcext:value-type="float">
            <text:p>3,000</text:p>
          </table:table-cell>
          <table:table-cell table:formula="of:=STDEV([.B15:.H15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10__Fid=2_M05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6:.H16])" office:value-type="float" office:value="5.6" calcext:value-type="float">
            <text:p>5,600</text:p>
          </table:table-cell>
          <table:table-cell table:formula="of:=STDEV([.B16:.H16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0__Fid=2_M06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7:.H17])" office:value-type="float" office:value="4.2" calcext:value-type="float">
            <text:p>4,200</text:p>
          </table:table-cell>
          <table:table-cell table:formula="of:=STDEV([.B17:.H17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10__Fid=2_M07.nr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8:.H18])" office:value-type="float" office:value="3.4" calcext:value-type="float">
            <text:p>3,400</text:p>
          </table:table-cell>
          <table:table-cell table:formula="of:=STDEV([.B18:.H18])" office:value-type="float" office:value="1.51657508881031" calcext:value-type="float">
            <text:p>1,517</text:p>
          </table:table-cell>
        </table:table-row>
        <table:table-row table:style-name="ro1">
          <table:table-cell office:value-type="string" calcext:value-type="string">
            <text:p>10__Fid=2_M08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AVERAGE([.B19:.H19])" office:value-type="float" office:value="1" calcext:value-type="float">
            <text:p>1,000</text:p>
          </table:table-cell>
          <table:table-cell table:formula="of:=STDEV([.B19:.H1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__Fid=2_M09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AVERAGE([.B20:.H20])" office:value-type="float" office:value="3.4" calcext:value-type="float">
            <text:p>3,400</text:p>
          </table:table-cell>
          <table:table-cell table:formula="of:=STDEV([.B20:.H20])" office:value-type="float" office:value="1.34164078649987" calcext:value-type="float">
            <text:p>1,342</text:p>
          </table:table-cell>
        </table:table-row>
        <table:table-row table:style-name="ro1">
          <table:table-cell office:value-type="string" calcext:value-type="string">
            <text:p>10__Fid=2_M10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21:.H21])" office:value-type="float" office:value="4" calcext:value-type="float">
            <text:p>4,000</text:p>
          </table:table-cell>
          <table:table-cell table:formula="of:=STDEV([.B21:.H21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05__Fid=8_M01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22:.H22])" office:value-type="float" office:value="8.2" calcext:value-type="float">
            <text:p>8,200</text:p>
          </table:table-cell>
          <table:table-cell table:formula="of:=STDEV([.B22:.H22])" office:value-type="float" office:value="1.09544511501033" calcext:value-type="float">
            <text:p>1,095</text:p>
          </table:table-cell>
        </table:table-row>
        <table:table-row table:style-name="ro1">
          <table:table-cell office:value-type="string" calcext:value-type="string">
            <text:p>105__Fid=8_M02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23:.H23])" office:value-type="float" office:value="7.4" calcext:value-type="float">
            <text:p>7,400</text:p>
          </table:table-cell>
          <table:table-cell table:formula="of:=STDEV([.B23:.H23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105__Fid=8_M03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24:.H24])" office:value-type="float" office:value="6.8" calcext:value-type="float">
            <text:p>6,800</text:p>
          </table:table-cell>
          <table:table-cell table:formula="of:=STDEV([.B24:.H24])" office:value-type="float" office:value="2.16794833886788" calcext:value-type="float">
            <text:p>2,168</text:p>
          </table:table-cell>
        </table:table-row>
        <table:table-row table:style-name="ro1">
          <table:table-cell office:value-type="string" calcext:value-type="string">
            <text:p>105__Fid=8_M04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25:.H25])" office:value-type="float" office:value="3.6" calcext:value-type="float">
            <text:p>3,600</text:p>
          </table:table-cell>
          <table:table-cell table:formula="of:=STDEV([.B25:.H25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105__Fid=8_M05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26:.H26])" office:value-type="float" office:value="8" calcext:value-type="float">
            <text:p>8,000</text:p>
          </table:table-cell>
          <table:table-cell table:formula="of:=STDEV([.B26:.H26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05__Fid=8_M06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27:.H27])" office:value-type="float" office:value="3.4" calcext:value-type="float">
            <text:p>3,400</text:p>
          </table:table-cell>
          <table:table-cell table:formula="of:=STDEV([.B27:.H27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105__Fid=8_M07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28:.H28])" office:value-type="float" office:value="5.2" calcext:value-type="float">
            <text:p>5,200</text:p>
          </table:table-cell>
          <table:table-cell table:formula="of:=STDEV([.B28:.H28])" office:value-type="float" office:value="1.09544511501033" calcext:value-type="float">
            <text:p>1,095</text:p>
          </table:table-cell>
        </table:table-row>
        <table:table-row table:style-name="ro1">
          <table:table-cell office:value-type="string" calcext:value-type="string">
            <text:p>105__Fid=8_M08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29:.H29])" office:value-type="float" office:value="7.6" calcext:value-type="float">
            <text:p>7,600</text:p>
          </table:table-cell>
          <table:table-cell table:formula="of:=STDEV([.B29:.H29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105__Fid=8_M09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30:.H30])" office:value-type="float" office:value="6" calcext:value-type="float">
            <text:p>6,000</text:p>
          </table:table-cell>
          <table:table-cell table:formula="of:=STDEV([.B30:.H3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05__Fid=8_M10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31:.H31])" office:value-type="float" office:value="5" calcext:value-type="float">
            <text:p>5,000</text:p>
          </table:table-cell>
          <table:table-cell table:formula="of:=STDEV([.B31:.H3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9__Fid=14_M01.nrr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AVERAGE([.B32:.H32])" office:value-type="float" office:value="9.6" calcext:value-type="float">
            <text:p>9,600</text:p>
          </table:table-cell>
          <table:table-cell table:formula="of:=STDEV([.B32:.H32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09__Fid=14_M02.nrrd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table:formula="of:=AVERAGE([.B33:.H33])" office:value-type="float" office:value="10" calcext:value-type="float">
            <text:p>10,000</text:p>
          </table:table-cell>
          <table:table-cell table:formula="of:=STDEV([.B33:.H3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03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AVERAGE([.B34:.H34])" office:value-type="float" office:value="5" calcext:value-type="float">
            <text:p>5,000</text:p>
          </table:table-cell>
          <table:table-cell table:formula="of:=STDEV([.B34:.H34])" office:value-type="float" office:value="1.22474487139159" calcext:value-type="float">
            <text:p>1,225</text:p>
          </table:table-cell>
        </table:table-row>
        <table:table-row table:style-name="ro1">
          <table:table-cell office:value-type="string" calcext:value-type="string">
            <text:p>109__Fid=14_M04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35:.H35])" office:value-type="float" office:value="8.2" calcext:value-type="float">
            <text:p>8,200</text:p>
          </table:table-cell>
          <table:table-cell table:formula="of:=STDEV([.B35:.H35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109__Fid=14_M05.nrrd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AVERAGE([.B36:.H36])" office:value-type="float" office:value="8.6" calcext:value-type="float">
            <text:p>8,600</text:p>
          </table:table-cell>
          <table:table-cell table:formula="of:=STDEV([.B36:.H36])" office:value-type="float" office:value="1.67332005306815" calcext:value-type="float">
            <text:p>1,673</text:p>
          </table:table-cell>
        </table:table-row>
        <table:table-row table:style-name="ro1">
          <table:table-cell office:value-type="string" calcext:value-type="string">
            <text:p>109__Fid=14_M06.nrrd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/>
          <table:table-cell table:formula="of:=AVERAGE([.B37:.H37])" office:value-type="float" office:value="10" calcext:value-type="float">
            <text:p>10,000</text:p>
          </table:table-cell>
          <table:table-cell table:formula="of:=STDEV([.B37:.H3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07.nrr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AVERAGE([.B38:.H38])" office:value-type="float" office:value="9.6" calcext:value-type="float">
            <text:p>9,600</text:p>
          </table:table-cell>
          <table:table-cell table:formula="of:=STDEV([.B38:.H38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09__Fid=14_M08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AVERAGE([.B39:.H39])" office:value-type="float" office:value="9.2" calcext:value-type="float">
            <text:p>9,200</text:p>
          </table:table-cell>
          <table:table-cell table:formula="of:=STDEV([.B39:.H39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109__Fid=14_M09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AVERAGE([.B40:.H40])" office:value-type="float" office:value="7" calcext:value-type="float">
            <text:p>7,000</text:p>
          </table:table-cell>
          <table:table-cell table:formula="of:=STDEV([.B40:.H40])" office:value-type="float" office:value="3.08220700148449" calcext:value-type="float">
            <text:p>3,082</text:p>
          </table:table-cell>
        </table:table-row>
        <table:table-row table:style-name="ro1">
          <table:table-cell office:value-type="string" calcext:value-type="string">
            <text:p>109__Fid=14_M10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41:.H41])" office:value-type="float" office:value="3" calcext:value-type="float">
            <text:p>3,000</text:p>
          </table:table-cell>
          <table:table-cell table:formula="of:=STDEV([.B41:.H41])" office:value-type="float" office:value="2.82842712474619" calcext:value-type="float">
            <text:p>2,828</text:p>
          </table:table-cell>
        </table:table-row>
        <table:table-row table:style-name="ro1">
          <table:table-cell office:value-type="string" calcext:value-type="string">
            <text:p>114__Fid=10_M01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42:.H42])" office:value-type="float" office:value="3.6" calcext:value-type="float">
            <text:p>3,600</text:p>
          </table:table-cell>
          <table:table-cell table:formula="of:=STDEV([.B42:.H42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114__Fid=10_M02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43:.H43])" office:value-type="float" office:value="1.8" calcext:value-type="float">
            <text:p>1,800</text:p>
          </table:table-cell>
          <table:table-cell table:formula="of:=STDEV([.B43:.H43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114__Fid=10_M03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44:.H44])" office:value-type="float" office:value="4" calcext:value-type="float">
            <text:p>4,000</text:p>
          </table:table-cell>
          <table:table-cell table:formula="of:=STDEV([.B44:.H44])" office:value-type="float" office:value="1.58113883008419" calcext:value-type="float">
            <text:p>1,581</text:p>
          </table:table-cell>
        </table:table-row>
        <table:table-row table:style-name="ro1">
          <table:table-cell office:value-type="string" calcext:value-type="string">
            <text:p>114__Fid=10_M04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45:.H45])" office:value-type="float" office:value="3.2" calcext:value-type="float">
            <text:p>3,200</text:p>
          </table:table-cell>
          <table:table-cell table:formula="of:=STDEV([.B45:.H45])" office:value-type="float" office:value="3.27108544675923" calcext:value-type="float">
            <text:p>3,271</text:p>
          </table:table-cell>
        </table:table-row>
        <table:table-row table:style-name="ro1">
          <table:table-cell office:value-type="string" calcext:value-type="string">
            <text:p>114__Fid=10_M05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46:.H46])" office:value-type="float" office:value="3.2" calcext:value-type="float">
            <text:p>3,200</text:p>
          </table:table-cell>
          <table:table-cell table:formula="of:=STDEV([.B46:.H46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114__Fid=10_M06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47:.H47])" office:value-type="float" office:value="1.8" calcext:value-type="float">
            <text:p>1,800</text:p>
          </table:table-cell>
          <table:table-cell table:formula="of:=STDEV([.B47:.H47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114__Fid=10_M07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48:.H48])" office:value-type="float" office:value="4.6" calcext:value-type="float">
            <text:p>4,600</text:p>
          </table:table-cell>
          <table:table-cell table:formula="of:=STDEV([.B48:.H48])" office:value-type="float" office:value="1.8165902124585" calcext:value-type="float">
            <text:p>1,817</text:p>
          </table:table-cell>
        </table:table-row>
        <table:table-row table:style-name="ro1">
          <table:table-cell office:value-type="string" calcext:value-type="string">
            <text:p>114__Fid=10_M08.nrr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49:.H49])" office:value-type="float" office:value="1.6" calcext:value-type="float">
            <text:p>1,600</text:p>
          </table:table-cell>
          <table:table-cell table:formula="of:=STDEV([.B49:.H49])" office:value-type="float" office:value="0.894427190999916" calcext:value-type="float">
            <text:p>0,894</text:p>
          </table:table-cell>
        </table:table-row>
        <table:table-row table:style-name="ro1">
          <table:table-cell office:value-type="string" calcext:value-type="string">
            <text:p>114__Fid=10_M09.nrrd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AVERAGE([.B50:.H50])" office:value-type="float" office:value="3.4" calcext:value-type="float">
            <text:p>3,400</text:p>
          </table:table-cell>
          <table:table-cell table:formula="of:=STDEV([.B50:.H50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14__Fid=10_M10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51:.H51])" office:value-type="float" office:value="4.6" calcext:value-type="float">
            <text:p>4,600</text:p>
          </table:table-cell>
          <table:table-cell table:formula="of:=STDEV([.B51:.H51])" office:value-type="float" office:value="1.51657508881031" calcext:value-type="float">
            <text:p>1,517</text:p>
          </table:table-cell>
        </table:table-row>
        <table:table-row table:style-name="ro1">
          <table:table-cell office:value-type="string" calcext:value-type="string">
            <text:p>120__Fid=9_M01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52:.H52])" office:value-type="float" office:value="1.4" calcext:value-type="float">
            <text:p>1,400</text:p>
          </table:table-cell>
          <table:table-cell table:formula="of:=STDEV([.B52:.H52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20__Fid=9_M02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AVERAGE([.B53:.H53])" office:value-type="float" office:value="1" calcext:value-type="float">
            <text:p>1,000</text:p>
          </table:table-cell>
          <table:table-cell table:formula="of:=STDEV([.B53:.H5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0__Fid=9_M03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54:.H54])" office:value-type="float" office:value="4.2" calcext:value-type="float">
            <text:p>4,200</text:p>
          </table:table-cell>
          <table:table-cell table:formula="of:=STDEV([.B54:.H54])" office:value-type="float" office:value="2.28035085019828" calcext:value-type="float">
            <text:p>2,280</text:p>
          </table:table-cell>
        </table:table-row>
        <table:table-row table:style-name="ro1">
          <table:table-cell office:value-type="string" calcext:value-type="string">
            <text:p>120__Fid=9_M04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55:.H55])" office:value-type="float" office:value="2.4" calcext:value-type="float">
            <text:p>2,400</text:p>
          </table:table-cell>
          <table:table-cell table:formula="of:=STDEV([.B55:.H55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120__Fid=9_M05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AVERAGE([.B56:.H56])" office:value-type="float" office:value="1" calcext:value-type="float">
            <text:p>1,000</text:p>
          </table:table-cell>
          <table:table-cell table:formula="of:=STDEV([.B56:.H5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0__Fid=9_M06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57:.H57])" office:value-type="float" office:value="5.6" calcext:value-type="float">
            <text:p>5,600</text:p>
          </table:table-cell>
          <table:table-cell table:formula="of:=STDEV([.B57:.H57])" office:value-type="float" office:value="2.07364413533277" calcext:value-type="float">
            <text:p>2,074</text:p>
          </table:table-cell>
        </table:table-row>
        <table:table-row table:style-name="ro1">
          <table:table-cell office:value-type="string" calcext:value-type="string">
            <text:p>120__Fid=9_M07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58:.H58])" office:value-type="float" office:value="2.6" calcext:value-type="float">
            <text:p>2,600</text:p>
          </table:table-cell>
          <table:table-cell table:formula="of:=STDEV([.B58:.H58])" office:value-type="float" office:value="3.57770876399966" calcext:value-type="float">
            <text:p>3,578</text:p>
          </table:table-cell>
        </table:table-row>
        <table:table-row table:style-name="ro1">
          <table:table-cell office:value-type="string" calcext:value-type="string">
            <text:p>120__Fid=9_M08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AVERAGE([.B59:.H59])" office:value-type="float" office:value="1" calcext:value-type="float">
            <text:p>1,000</text:p>
          </table:table-cell>
          <table:table-cell table:formula="of:=STDEV([.B59:.H5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0__Fid=9_M09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60:.H60])" office:value-type="float" office:value="5.4" calcext:value-type="float">
            <text:p>5,400</text:p>
          </table:table-cell>
          <table:table-cell table:formula="of:=STDEV([.B60:.H60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120__Fid=9_M10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AVERAGE([.B61:.H61])" office:value-type="float" office:value="1" calcext:value-type="float">
            <text:p>1,000</text:p>
          </table:table-cell>
          <table:table-cell table:formula="of:=STDEV([.B61:.H6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5__Fid=15_M01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62:.H62])" office:value-type="float" office:value="4.6" calcext:value-type="float">
            <text:p>4,600</text:p>
          </table:table-cell>
          <table:table-cell table:formula="of:=STDEV([.B62:.H62])" office:value-type="float" office:value="2.40831891575846" calcext:value-type="float">
            <text:p>2,408</text:p>
          </table:table-cell>
        </table:table-row>
        <table:table-row table:style-name="ro1">
          <table:table-cell office:value-type="string" calcext:value-type="string">
            <text:p>125__Fid=15_M02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63:.H63])" office:value-type="float" office:value="2.6" calcext:value-type="float">
            <text:p>2,600</text:p>
          </table:table-cell>
          <table:table-cell table:formula="of:=STDEV([.B63:.H63])" office:value-type="float" office:value="3.57770876399966" calcext:value-type="float">
            <text:p>3,578</text:p>
          </table:table-cell>
        </table:table-row>
        <table:table-row table:style-name="ro1">
          <table:table-cell office:value-type="string" calcext:value-type="string">
            <text:p>125__Fid=15_M03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64:.H64])" office:value-type="float" office:value="4" calcext:value-type="float">
            <text:p>4,000</text:p>
          </table:table-cell>
          <table:table-cell table:formula="of:=STDEV([.B64:.H64])" office:value-type="float" office:value="1.58113883008419" calcext:value-type="float">
            <text:p>1,581</text:p>
          </table:table-cell>
        </table:table-row>
        <table:table-row table:style-name="ro1">
          <table:table-cell office:value-type="string" calcext:value-type="string">
            <text:p>125__Fid=15_M04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AVERAGE([.B65:.H65])" office:value-type="float" office:value="1" calcext:value-type="float">
            <text:p>1,000</text:p>
          </table:table-cell>
          <table:table-cell table:formula="of:=STDEV([.B65:.H6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5__Fid=15_M05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66:.H66])" office:value-type="float" office:value="2" calcext:value-type="float">
            <text:p>2,000</text:p>
          </table:table-cell>
          <table:table-cell table:formula="of:=STDEV([.B66:.H66])" office:value-type="float" office:value="1.73205080756888" calcext:value-type="float">
            <text:p>1,732</text:p>
          </table:table-cell>
        </table:table-row>
        <table:table-row table:style-name="ro1">
          <table:table-cell office:value-type="string" calcext:value-type="string">
            <text:p>125__Fid=15_M06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67:.H67])" office:value-type="float" office:value="2.2" calcext:value-type="float">
            <text:p>2,200</text:p>
          </table:table-cell>
          <table:table-cell table:formula="of:=STDEV([.B67:.H67])" office:value-type="float" office:value="1.6431676725155" calcext:value-type="float">
            <text:p>1,643</text:p>
          </table:table-cell>
        </table:table-row>
        <table:table-row table:style-name="ro1">
          <table:table-cell office:value-type="string" calcext:value-type="string">
            <text:p>125__Fid=15_M07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68:.H68])" office:value-type="float" office:value="3.6" calcext:value-type="float">
            <text:p>3,600</text:p>
          </table:table-cell>
          <table:table-cell table:formula="of:=STDEV([.B68:.H68])" office:value-type="float" office:value="1.8165902124585" calcext:value-type="float">
            <text:p>1,817</text:p>
          </table:table-cell>
        </table:table-row>
        <table:table-row table:style-name="ro1">
          <table:table-cell office:value-type="string" calcext:value-type="string">
            <text:p>125__Fid=15_M08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AVERAGE([.B69:.H69])" office:value-type="float" office:value="5.8" calcext:value-type="float">
            <text:p>5,800</text:p>
          </table:table-cell>
          <table:table-cell table:formula="of:=STDEV([.B69:.H69])" office:value-type="float" office:value="1.09544511501033" calcext:value-type="float">
            <text:p>1,095</text:p>
          </table:table-cell>
        </table:table-row>
        <table:table-row table:style-name="ro1">
          <table:table-cell office:value-type="string" calcext:value-type="string">
            <text:p>125__Fid=15_M09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70:.H70])" office:value-type="float" office:value="1.8" calcext:value-type="float">
            <text:p>1,800</text:p>
          </table:table-cell>
          <table:table-cell table:formula="of:=STDEV([.B70:.H70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125__Fid=15_M10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71:.H71])" office:value-type="float" office:value="2" calcext:value-type="float">
            <text:p>2,000</text:p>
          </table:table-cell>
          <table:table-cell table:formula="of:=STDEV([.B71:.H71])" office:value-type="float" office:value="2.23606797749979" calcext:value-type="float">
            <text:p>2,236</text:p>
          </table:table-cell>
        </table:table-row>
        <table:table-row table:style-name="ro1">
          <table:table-cell office:value-type="string" calcext:value-type="string">
            <text:p>131__Fid=13_M01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72:.H72])" office:value-type="float" office:value="4.8" calcext:value-type="float">
            <text:p>4,800</text:p>
          </table:table-cell>
          <table:table-cell table:formula="of:=STDEV([.B72:.H72])" office:value-type="float" office:value="1.92353840616713" calcext:value-type="float">
            <text:p>1,924</text:p>
          </table:table-cell>
        </table:table-row>
        <table:table-row table:style-name="ro1">
          <table:table-cell office:value-type="string" calcext:value-type="string">
            <text:p>131__Fid=13_M02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73:.H73])" office:value-type="float" office:value="6" calcext:value-type="float">
            <text:p>6,000</text:p>
          </table:table-cell>
          <table:table-cell table:formula="of:=STDEV([.B73:.H7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31__Fid=13_M03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74:.H74])" office:value-type="float" office:value="6" calcext:value-type="float">
            <text:p>6,000</text:p>
          </table:table-cell>
          <table:table-cell table:formula="of:=STDEV([.B74:.H74])" office:value-type="float" office:value="1.87082869338697" calcext:value-type="float">
            <text:p>1,871</text:p>
          </table:table-cell>
        </table:table-row>
        <table:table-row table:style-name="ro1">
          <table:table-cell office:value-type="string" calcext:value-type="string">
            <text:p>131__Fid=13_M04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AVERAGE([.B75:.H75])" office:value-type="float" office:value="6" calcext:value-type="float">
            <text:p>6,000</text:p>
          </table:table-cell>
          <table:table-cell table:formula="of:=STDEV([.B75:.H75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131__Fid=13_M05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76:.H76])" office:value-type="float" office:value="3.2" calcext:value-type="float">
            <text:p>3,200</text:p>
          </table:table-cell>
          <table:table-cell table:formula="of:=STDEV([.B76:.H76])" office:value-type="float" office:value="1.48323969741913" calcext:value-type="float">
            <text:p>1,483</text:p>
          </table:table-cell>
        </table:table-row>
        <table:table-row table:style-name="ro1">
          <table:table-cell office:value-type="string" calcext:value-type="string">
            <text:p>131__Fid=13_M06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77:.H77])" office:value-type="float" office:value="6.4" calcext:value-type="float">
            <text:p>6,400</text:p>
          </table:table-cell>
          <table:table-cell table:formula="of:=STDEV([.B77:.H77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131__Fid=13_M07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78:.H78])" office:value-type="float" office:value="6.8" calcext:value-type="float">
            <text:p>6,800</text:p>
          </table:table-cell>
          <table:table-cell table:formula="of:=STDEV([.B78:.H78])" office:value-type="float" office:value="1.30384048104053" calcext:value-type="float">
            <text:p>1,304</text:p>
          </table:table-cell>
        </table:table-row>
        <table:table-row table:style-name="ro1">
          <table:table-cell office:value-type="string" calcext:value-type="string">
            <text:p>131__Fid=13_M08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79:.H79])" office:value-type="float" office:value="6.8" calcext:value-type="float">
            <text:p>6,800</text:p>
          </table:table-cell>
          <table:table-cell table:formula="of:=STDEV([.B79:.H79])" office:value-type="float" office:value="1.92353840616713" calcext:value-type="float">
            <text:p>1,924</text:p>
          </table:table-cell>
        </table:table-row>
        <table:table-row table:style-name="ro1">
          <table:table-cell office:value-type="string" calcext:value-type="string">
            <text:p>131__Fid=13_M09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80:.H80])" office:value-type="float" office:value="6.8" calcext:value-type="float">
            <text:p>6,800</text:p>
          </table:table-cell>
          <table:table-cell table:formula="of:=STDEV([.B80:.H80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131__Fid=13_M10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81:.H81])" office:value-type="float" office:value="3.8" calcext:value-type="float">
            <text:p>3,800</text:p>
          </table:table-cell>
          <table:table-cell table:formula="of:=STDEV([.B81:.H81])" office:value-type="float" office:value="1.48323969741913" calcext:value-type="float">
            <text:p>1,483</text:p>
          </table:table-cell>
        </table:table-row>
        <table:table-row table:style-name="ro1">
          <table:table-cell office:value-type="string" calcext:value-type="string">
            <text:p>140__Fid_11_M01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formula="of:=AVERAGE([.B82:.H82])" office:value-type="float" office:value="8.4" calcext:value-type="float">
            <text:p>8,400</text:p>
          </table:table-cell>
          <table:table-cell table:formula="of:=STDEV([.B82:.H82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40__Fid_11_M02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83:.H83])" office:value-type="float" office:value="6.8" calcext:value-type="float">
            <text:p>6,800</text:p>
          </table:table-cell>
          <table:table-cell table:formula="of:=STDEV([.B83:.H83])" office:value-type="float" office:value="2.28035085019828" calcext:value-type="float">
            <text:p>2,280</text:p>
          </table:table-cell>
        </table:table-row>
        <table:table-row table:style-name="ro1">
          <table:table-cell office:value-type="string" calcext:value-type="string">
            <text:p>140__Fid_11_M03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84:.H84])" office:value-type="float" office:value="7.4" calcext:value-type="float">
            <text:p>7,400</text:p>
          </table:table-cell>
          <table:table-cell table:formula="of:=STDEV([.B84:.H84])" office:value-type="float" office:value="1.94935886896179" calcext:value-type="float">
            <text:p>1,949</text:p>
          </table:table-cell>
        </table:table-row>
        <table:table-row table:style-name="ro1">
          <table:table-cell office:value-type="string" calcext:value-type="string">
            <text:p>140__Fid_11_M04.nrr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85:.H85])" office:value-type="float" office:value="7.6" calcext:value-type="float">
            <text:p>7,600</text:p>
          </table:table-cell>
          <table:table-cell table:formula="of:=STDEV([.B85:.H85])" office:value-type="float" office:value="1.67332005306815" calcext:value-type="float">
            <text:p>1,673</text:p>
          </table:table-cell>
        </table:table-row>
        <table:table-row table:style-name="ro1">
          <table:table-cell office:value-type="string" calcext:value-type="string">
            <text:p>140__Fid_11_M05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AVERAGE([.B86:.H86])" office:value-type="float" office:value="7.6" calcext:value-type="float">
            <text:p>7,600</text:p>
          </table:table-cell>
          <table:table-cell table:formula="of:=STDEV([.B86:.H86])" office:value-type="float" office:value="1.67332005306815" calcext:value-type="float">
            <text:p>1,673</text:p>
          </table:table-cell>
        </table:table-row>
        <table:table-row table:style-name="ro1">
          <table:table-cell office:value-type="string" calcext:value-type="string">
            <text:p>140__Fid_11_M06.nrrd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87:.H87])" office:value-type="float" office:value="7" calcext:value-type="float">
            <text:p>7,000</text:p>
          </table:table-cell>
          <table:table-cell table:formula="of:=STDEV([.B87:.H87])" office:value-type="float" office:value="1.22474487139159" calcext:value-type="float">
            <text:p>1,225</text:p>
          </table:table-cell>
        </table:table-row>
        <table:table-row table:style-name="ro1">
          <table:table-cell office:value-type="string" calcext:value-type="string">
            <text:p>140__Fid_11_M07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88:.H88])" office:value-type="float" office:value="7.2" calcext:value-type="float">
            <text:p>7,200</text:p>
          </table:table-cell>
          <table:table-cell table:formula="of:=STDEV([.B88:.H88])" office:value-type="float" office:value="1.48323969741913" calcext:value-type="float">
            <text:p>1,483</text:p>
          </table:table-cell>
        </table:table-row>
        <table:table-row table:style-name="ro1">
          <table:table-cell office:value-type="string" calcext:value-type="string">
            <text:p>140__Fid_11_M08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89:.H89])" office:value-type="float" office:value="5.8" calcext:value-type="float">
            <text:p>5,800</text:p>
          </table:table-cell>
          <table:table-cell table:formula="of:=STDEV([.B89:.H89])" office:value-type="float" office:value="1.78885438199983" calcext:value-type="float">
            <text:p>1,789</text:p>
          </table:table-cell>
        </table:table-row>
        <table:table-row table:style-name="ro1">
          <table:table-cell office:value-type="string" calcext:value-type="string">
            <text:p>140__Fid_11_M09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90:.H90])" office:value-type="float" office:value="4.2" calcext:value-type="float">
            <text:p>4,200</text:p>
          </table:table-cell>
          <table:table-cell table:formula="of:=STDEV([.B90:.H90])" office:value-type="float" office:value="1.48323969741913" calcext:value-type="float">
            <text:p>1,483</text:p>
          </table:table-cell>
        </table:table-row>
        <table:table-row table:style-name="ro1">
          <table:table-cell office:value-type="string" calcext:value-type="string">
            <text:p>140__Fid_11_M10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/>
          <table:table-cell table:formula="of:=AVERAGE([.B91:.H91])" office:value-type="float" office:value="7.4" calcext:value-type="float">
            <text:p>7,400</text:p>
          </table:table-cell>
          <table:table-cell table:formula="of:=STDEV([.B91:.H91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45__Fid=12_M01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92:.H92])" office:value-type="float" office:value="8.4" calcext:value-type="float">
            <text:p>8,400</text:p>
          </table:table-cell>
          <table:table-cell table:formula="of:=STDEV([.B92:.H92])" office:value-type="float" office:value="0.894427190999916" calcext:value-type="float">
            <text:p>0,894</text:p>
          </table:table-cell>
        </table:table-row>
        <table:table-row table:style-name="ro1">
          <table:table-cell office:value-type="string" calcext:value-type="string">
            <text:p>145__Fid=12_M02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93:.H93])" office:value-type="float" office:value="8.2" calcext:value-type="float">
            <text:p>8,200</text:p>
          </table:table-cell>
          <table:table-cell table:formula="of:=STDEV([.B93:.H93])" office:value-type="float" office:value="1.30384048104053" calcext:value-type="float">
            <text:p>1,304</text:p>
          </table:table-cell>
        </table:table-row>
        <table:table-row table:style-name="ro1">
          <table:table-cell office:value-type="string" calcext:value-type="string">
            <text:p>145__Fid=12_M03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94:.H94])" office:value-type="float" office:value="8" calcext:value-type="float">
            <text:p>8,000</text:p>
          </table:table-cell>
          <table:table-cell table:formula="of:=STDEV([.B94:.H94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145__Fid=12_M04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table:formula="of:=AVERAGE([.B95:.H95])" office:value-type="float" office:value="8.8" calcext:value-type="float">
            <text:p>8,800</text:p>
          </table:table-cell>
          <table:table-cell table:formula="of:=STDEV([.B95:.H95])" office:value-type="float" office:value="0.447213595499958" calcext:value-type="float">
            <text:p>0,447</text:p>
          </table:table-cell>
        </table:table-row>
        <table:table-row table:style-name="ro1">
          <table:table-cell office:value-type="string" calcext:value-type="string">
            <text:p>145__Fid=12_M05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96:.H96])" office:value-type="float" office:value="8.2" calcext:value-type="float">
            <text:p>8,200</text:p>
          </table:table-cell>
          <table:table-cell table:formula="of:=STDEV([.B96:.H96])" office:value-type="float" office:value="1.09544511501033" calcext:value-type="float">
            <text:p>1,095</text:p>
          </table:table-cell>
        </table:table-row>
        <table:table-row table:style-name="ro1">
          <table:table-cell office:value-type="string" calcext:value-type="string">
            <text:p>145__Fid=12_M06.nrrd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97:.H97])" office:value-type="float" office:value="8.6" calcext:value-type="float">
            <text:p>8,600</text:p>
          </table:table-cell>
          <table:table-cell table:formula="of:=STDEV([.B97:.H97])" office:value-type="float" office:value="1.67332005306815" calcext:value-type="float">
            <text:p>1,673</text:p>
          </table:table-cell>
        </table:table-row>
        <table:table-row table:style-name="ro1">
          <table:table-cell office:value-type="string" calcext:value-type="string">
            <text:p>145__Fid=12_M07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98:.H98])" office:value-type="float" office:value="4.4" calcext:value-type="float">
            <text:p>4,400</text:p>
          </table:table-cell>
          <table:table-cell table:formula="of:=STDEV([.B98:.H98])" office:value-type="float" office:value="1.67332005306815" calcext:value-type="float">
            <text:p>1,673</text:p>
          </table:table-cell>
        </table:table-row>
        <table:table-row table:style-name="ro1">
          <table:table-cell office:value-type="string" calcext:value-type="string">
            <text:p>145__Fid=12_M08.nrr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99:.H99])" office:value-type="float" office:value="8.2" calcext:value-type="float">
            <text:p>8,200</text:p>
          </table:table-cell>
          <table:table-cell table:formula="of:=STDEV([.B99:.H99])" office:value-type="float" office:value="1.48323969741913" calcext:value-type="float">
            <text:p>1,483</text:p>
          </table:table-cell>
        </table:table-row>
        <table:table-row table:style-name="ro1">
          <table:table-cell office:value-type="string" calcext:value-type="string">
            <text:p>145__Fid=12_M09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AVERAGE([.B100:.H100])" office:value-type="float" office:value="4" calcext:value-type="float">
            <text:p>4,000</text:p>
          </table:table-cell>
          <table:table-cell table:formula="of:=STDEV([.B100:.H100])" office:value-type="float" office:value="1.22474487139159" calcext:value-type="float">
            <text:p>1,225</text:p>
          </table:table-cell>
        </table:table-row>
        <table:table-row table:style-name="ro1">
          <table:table-cell office:value-type="string" calcext:value-type="string">
            <text:p>145__Fid=12_M10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AVERAGE([.B101:.H101])" office:value-type="float" office:value="4.4" calcext:value-type="float">
            <text:p>4,400</text:p>
          </table:table-cell>
          <table:table-cell table:formula="of:=STDEV([.B101:.H101])" office:value-type="float" office:value="0.894427190999916" calcext:value-type="float">
            <text:p>0,894</text:p>
          </table:table-cell>
        </table:table-row>
        <table:table-row table:style-name="ro1">
          <table:table-cell office:value-type="string" calcext:value-type="string">
            <text:p>15__Fid=3_M01.nrrd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formula="of:=AVERAGE([.B102:.H102])" office:value-type="float" office:value="5.8" calcext:value-type="float">
            <text:p>5,800</text:p>
          </table:table-cell>
          <table:table-cell table:formula="of:=STDEV([.B102:.H102])" office:value-type="float" office:value="1.09544511501033" calcext:value-type="float">
            <text:p>1,095</text:p>
          </table:table-cell>
        </table:table-row>
        <table:table-row table:style-name="ro1">
          <table:table-cell office:value-type="string" calcext:value-type="string">
            <text:p>15__Fid=3_M02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03:.H103])" office:value-type="float" office:value="4.4" calcext:value-type="float">
            <text:p>4,400</text:p>
          </table:table-cell>
          <table:table-cell table:formula="of:=STDEV([.B103:.H103])" office:value-type="float" office:value="0.894427190999916" calcext:value-type="float">
            <text:p>0,894</text:p>
          </table:table-cell>
        </table:table-row>
        <table:table-row table:style-name="ro1">
          <table:table-cell office:value-type="string" calcext:value-type="string">
            <text:p>15__Fid=3_M03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AVERAGE([.B104:.H104])" office:value-type="float" office:value="5.2" calcext:value-type="float">
            <text:p>5,200</text:p>
          </table:table-cell>
          <table:table-cell table:formula="of:=STDEV([.B104:.H104])" office:value-type="float" office:value="1.09544511501033" calcext:value-type="float">
            <text:p>1,095</text:p>
          </table:table-cell>
        </table:table-row>
        <table:table-row table:style-name="ro1">
          <table:table-cell office:value-type="string" calcext:value-type="string">
            <text:p>15__Fid=3_M04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AVERAGE([.B105:.H105])" office:value-type="float" office:value="3.6" calcext:value-type="float">
            <text:p>3,600</text:p>
          </table:table-cell>
          <table:table-cell table:formula="of:=STDEV([.B105:.H105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5__Fid=3_M05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AVERAGE([.B106:.H106])" office:value-type="float" office:value="4.4" calcext:value-type="float">
            <text:p>4,400</text:p>
          </table:table-cell>
          <table:table-cell table:formula="of:=STDEV([.B106:.H106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15__Fid=3_M06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07:.H107])" office:value-type="float" office:value="4" calcext:value-type="float">
            <text:p>4,000</text:p>
          </table:table-cell>
          <table:table-cell table:formula="of:=STDEV([.B107:.H107])" office:value-type="float" office:value="1.58113883008419" calcext:value-type="float">
            <text:p>1,581</text:p>
          </table:table-cell>
        </table:table-row>
        <table:table-row table:style-name="ro1">
          <table:table-cell office:value-type="string" calcext:value-type="string">
            <text:p>15__Fid=3_M07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08:.H108])" office:value-type="float" office:value="3.2" calcext:value-type="float">
            <text:p>3,200</text:p>
          </table:table-cell>
          <table:table-cell table:formula="of:=STDEV([.B108:.H108])" office:value-type="float" office:value="1.6431676725155" calcext:value-type="float">
            <text:p>1,643</text:p>
          </table:table-cell>
        </table:table-row>
        <table:table-row table:style-name="ro1">
          <table:table-cell office:value-type="string" calcext:value-type="string">
            <text:p>15__Fid=3_M08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109:.H109])" office:value-type="float" office:value="6.8" calcext:value-type="float">
            <text:p>6,800</text:p>
          </table:table-cell>
          <table:table-cell table:formula="of:=STDEV([.B109:.H109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15__Fid=3_M0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10:.H110])" office:value-type="float" office:value="5" calcext:value-type="float">
            <text:p>5,000</text:p>
          </table:table-cell>
          <table:table-cell table:formula="of:=STDEV([.B110:.H11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__Fid=3_M10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111:.H111])" office:value-type="float" office:value="5" calcext:value-type="float">
            <text:p>5,000</text:p>
          </table:table-cell>
          <table:table-cell table:formula="of:=STDEV([.B111:.H11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0__Fid=4_M01.nrr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table:formula="of:=AVERAGE([.B112:.H112])" office:value-type="float" office:value="4.2" calcext:value-type="float">
            <text:p>4,200</text:p>
          </table:table-cell>
          <table:table-cell table:formula="of:=STDEV([.B112:.H112])" office:value-type="float" office:value="4.38178046004133" calcext:value-type="float">
            <text:p>4,382</text:p>
          </table:table-cell>
        </table:table-row>
        <table:table-row table:style-name="ro1">
          <table:table-cell office:value-type="string" calcext:value-type="string">
            <text:p>20__Fid=4_M02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[.B113:.H113])" office:value-type="float" office:value="6.2" calcext:value-type="float">
            <text:p>6,200</text:p>
          </table:table-cell>
          <table:table-cell table:formula="of:=STDEV([.B113:.H113])" office:value-type="float" office:value="1.78885438199983" calcext:value-type="float">
            <text:p>1,789</text:p>
          </table:table-cell>
        </table:table-row>
        <table:table-row table:style-name="ro1">
          <table:table-cell office:value-type="string" calcext:value-type="string">
            <text:p>20__Fid=4_M03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14:.H114])" office:value-type="float" office:value="2.8" calcext:value-type="float">
            <text:p>2,800</text:p>
          </table:table-cell>
          <table:table-cell table:formula="of:=STDEV([.B114:.H114])" office:value-type="float" office:value="4.02492235949962" calcext:value-type="float">
            <text:p>4,025</text:p>
          </table:table-cell>
        </table:table-row>
        <table:table-row table:style-name="ro1">
          <table:table-cell office:value-type="string" calcext:value-type="string">
            <text:p>20__Fid=4_M04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AVERAGE([.B115:.H115])" office:value-type="float" office:value="1" calcext:value-type="float">
            <text:p>1,000</text:p>
          </table:table-cell>
          <table:table-cell table:formula="of:=STDEV([.B115:.H11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0__Fid=4_M05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116:.H116])" office:value-type="float" office:value="2.6" calcext:value-type="float">
            <text:p>2,600</text:p>
          </table:table-cell>
          <table:table-cell table:formula="of:=STDEV([.B116:.H116])" office:value-type="float" office:value="3.57770876399966" calcext:value-type="float">
            <text:p>3,578</text:p>
          </table:table-cell>
        </table:table-row>
        <table:table-row table:style-name="ro1">
          <table:table-cell office:value-type="string" calcext:value-type="string">
            <text:p>20__Fid=4_M06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formula="of:=AVERAGE([.B117:.H117])" office:value-type="float" office:value="1" calcext:value-type="float">
            <text:p>1,000</text:p>
          </table:table-cell>
          <table:table-cell table:formula="of:=STDEV([.B117:.H11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0__Fid=4_M07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formula="of:=AVERAGE([.B118:.H118])" office:value-type="float" office:value="7.2" calcext:value-type="float">
            <text:p>7,200</text:p>
          </table:table-cell>
          <table:table-cell table:formula="of:=STDEV([.B118:.H118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20__Fid=4_M08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19:.H119])" office:value-type="float" office:value="1.4" calcext:value-type="float">
            <text:p>1,400</text:p>
          </table:table-cell>
          <table:table-cell table:formula="of:=STDEV([.B119:.H119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20__Fid=4_M09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120:.H120])" office:value-type="float" office:value="7.8" calcext:value-type="float">
            <text:p>7,800</text:p>
          </table:table-cell>
          <table:table-cell table:formula="of:=STDEV([.B120:.H120])" office:value-type="float" office:value="1.78885438199983" calcext:value-type="float">
            <text:p>1,789</text:p>
          </table:table-cell>
        </table:table-row>
        <table:table-row table:style-name="ro1">
          <table:table-cell office:value-type="string" calcext:value-type="string">
            <text:p>20__Fid=4_M10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21:.H121])" office:value-type="float" office:value="1.6" calcext:value-type="float">
            <text:p>1,600</text:p>
          </table:table-cell>
          <table:table-cell table:formula="of:=STDEV([.B121:.H121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25__Fid=5_M01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122:.H122])" office:value-type="float" office:value="5.4" calcext:value-type="float">
            <text:p>5,400</text:p>
          </table:table-cell>
          <table:table-cell table:formula="of:=STDEV([.B122:.H122])" office:value-type="float" office:value="2.40831891575846" calcext:value-type="float">
            <text:p>2,408</text:p>
          </table:table-cell>
        </table:table-row>
        <table:table-row table:style-name="ro1">
          <table:table-cell office:value-type="string" calcext:value-type="string">
            <text:p>25__Fid=5_M02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23:.H123])" office:value-type="float" office:value="6" calcext:value-type="float">
            <text:p>6,000</text:p>
          </table:table-cell>
          <table:table-cell table:formula="of:=STDEV([.B123:.H123])" office:value-type="float" office:value="2" calcext:value-type="float">
            <text:p>2,000</text:p>
          </table:table-cell>
        </table:table-row>
        <table:table-row table:style-name="ro1">
          <table:table-cell office:value-type="string" calcext:value-type="string">
            <text:p>25__Fid=5_M03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24:.H124])" office:value-type="float" office:value="5.8" calcext:value-type="float">
            <text:p>5,800</text:p>
          </table:table-cell>
          <table:table-cell table:formula="of:=STDEV([.B124:.H124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25__Fid=5_M04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AVERAGE([.B125:.H125])" office:value-type="float" office:value="4" calcext:value-type="float">
            <text:p>4,000</text:p>
          </table:table-cell>
          <table:table-cell table:formula="of:=STDEV([.B125:.H12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5__Fid=5_M05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126:.H126])" office:value-type="float" office:value="3.6" calcext:value-type="float">
            <text:p>3,600</text:p>
          </table:table-cell>
          <table:table-cell table:formula="of:=STDEV([.B126:.H126])" office:value-type="float" office:value="1.51657508881031" calcext:value-type="float">
            <text:p>1,517</text:p>
          </table:table-cell>
        </table:table-row>
        <table:table-row table:style-name="ro1">
          <table:table-cell office:value-type="string" calcext:value-type="string">
            <text:p>25__Fid=5_M06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27:.H127])" office:value-type="float" office:value="4.8" calcext:value-type="float">
            <text:p>4,800</text:p>
          </table:table-cell>
          <table:table-cell table:formula="of:=STDEV([.B127:.H127])" office:value-type="float" office:value="1.92353840616713" calcext:value-type="float">
            <text:p>1,924</text:p>
          </table:table-cell>
        </table:table-row>
        <table:table-row table:style-name="ro1">
          <table:table-cell office:value-type="string" calcext:value-type="string">
            <text:p>25__Fid=5_M07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28:.H128])" office:value-type="float" office:value="5" calcext:value-type="float">
            <text:p>5,000</text:p>
          </table:table-cell>
          <table:table-cell table:formula="of:=STDEV([.B128:.H128])" office:value-type="float" office:value="1.22474487139159" calcext:value-type="float">
            <text:p>1,225</text:p>
          </table:table-cell>
        </table:table-row>
        <table:table-row table:style-name="ro1">
          <table:table-cell office:value-type="string" calcext:value-type="string">
            <text:p>25__Fid=5_M08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29:.H129])" office:value-type="float" office:value="2.6" calcext:value-type="float">
            <text:p>2,600</text:p>
          </table:table-cell>
          <table:table-cell table:formula="of:=STDEV([.B129:.H129])" office:value-type="float" office:value="1.51657508881031" calcext:value-type="float">
            <text:p>1,517</text:p>
          </table:table-cell>
        </table:table-row>
        <table:table-row table:style-name="ro1">
          <table:table-cell office:value-type="string" calcext:value-type="string">
            <text:p>25__Fid=5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30:.H130])" office:value-type="float" office:value="3.6" calcext:value-type="float">
            <text:p>3,600</text:p>
          </table:table-cell>
          <table:table-cell table:formula="of:=STDEV([.B130:.H130])" office:value-type="float" office:value="0.894427190999916" calcext:value-type="float">
            <text:p>0,894</text:p>
          </table:table-cell>
        </table:table-row>
        <table:table-row table:style-name="ro1">
          <table:table-cell office:value-type="string" calcext:value-type="string">
            <text:p>25__Fid=5_M10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131:.H131])" office:value-type="float" office:value="4.4" calcext:value-type="float">
            <text:p>4,400</text:p>
          </table:table-cell>
          <table:table-cell table:formula="of:=STDEV([.B131:.H131])" office:value-type="float" office:value="1.34164078649987" calcext:value-type="float">
            <text:p>1,342</text:p>
          </table:table-cell>
        </table:table-row>
        <table:table-row table:style-name="ro1">
          <table:table-cell office:value-type="string" calcext:value-type="string">
            <text:p>31__Fid=6_M01.nrrd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formula="of:=AVERAGE([.B132:.H132])" office:value-type="float" office:value="6.4" calcext:value-type="float">
            <text:p>6,400</text:p>
          </table:table-cell>
          <table:table-cell table:formula="of:=STDEV([.B132:.H132])" office:value-type="float" office:value="1.94935886896179" calcext:value-type="float">
            <text:p>1,949</text:p>
          </table:table-cell>
        </table:table-row>
        <table:table-row table:style-name="ro1">
          <table:table-cell office:value-type="string" calcext:value-type="string">
            <text:p>31__Fid=6_M02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133:.H133])" office:value-type="float" office:value="5" calcext:value-type="float">
            <text:p>5,000</text:p>
          </table:table-cell>
          <table:table-cell table:formula="of:=STDEV([.B133:.H133])" office:value-type="float" office:value="2.54950975679639" calcext:value-type="float">
            <text:p>2,550</text:p>
          </table:table-cell>
        </table:table-row>
        <table:table-row table:style-name="ro1">
          <table:table-cell office:value-type="string" calcext:value-type="string">
            <text:p>31__Fid=6_M03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AVERAGE([.B134:.H134])" office:value-type="float" office:value="4.4" calcext:value-type="float">
            <text:p>4,400</text:p>
          </table:table-cell>
          <table:table-cell table:formula="of:=STDEV([.B134:.H134])" office:value-type="float" office:value="1.34164078649987" calcext:value-type="float">
            <text:p>1,342</text:p>
          </table:table-cell>
        </table:table-row>
        <table:table-row table:style-name="ro1">
          <table:table-cell office:value-type="string" calcext:value-type="string">
            <text:p>31__Fid=6_M04.nr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135:.H135])" office:value-type="float" office:value="2" calcext:value-type="float">
            <text:p>2,000</text:p>
          </table:table-cell>
          <table:table-cell table:formula="of:=STDEV([.B135:.H135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31__Fid=6_M05.nrr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136:.H136])" office:value-type="float" office:value="5.2" calcext:value-type="float">
            <text:p>5,200</text:p>
          </table:table-cell>
          <table:table-cell table:formula="of:=STDEV([.B136:.H136])" office:value-type="float" office:value="2.38746727726266" calcext:value-type="float">
            <text:p>2,387</text:p>
          </table:table-cell>
        </table:table-row>
        <table:table-row table:style-name="ro1">
          <table:table-cell office:value-type="string" calcext:value-type="string">
            <text:p>31__Fid=6_M06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137:.H137])" office:value-type="float" office:value="3.4" calcext:value-type="float">
            <text:p>3,400</text:p>
          </table:table-cell>
          <table:table-cell table:formula="of:=STDEV([.B137:.H137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31__Fid=6_M07.nr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formula="of:=AVERAGE([.B138:.H138])" office:value-type="float" office:value="3" calcext:value-type="float">
            <text:p>3,000</text:p>
          </table:table-cell>
          <table:table-cell table:formula="of:=STDEV([.B138:.H138])" office:value-type="float" office:value="1.22474487139159" calcext:value-type="float">
            <text:p>1,225</text:p>
          </table:table-cell>
        </table:table-row>
        <table:table-row table:style-name="ro1">
          <table:table-cell office:value-type="string" calcext:value-type="string">
            <text:p>31__Fid=6_M08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139:.H139])" office:value-type="float" office:value="5.8" calcext:value-type="float">
            <text:p>5,800</text:p>
          </table:table-cell>
          <table:table-cell table:formula="of:=STDEV([.B139:.H139])" office:value-type="float" office:value="2.16794833886788" calcext:value-type="float">
            <text:p>2,168</text:p>
          </table:table-cell>
        </table:table-row>
        <table:table-row table:style-name="ro1">
          <table:table-cell office:value-type="string" calcext:value-type="string">
            <text:p>31__Fid=6_M09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140:.H140])" office:value-type="float" office:value="3.4" calcext:value-type="float">
            <text:p>3,400</text:p>
          </table:table-cell>
          <table:table-cell table:formula="of:=STDEV([.B140:.H140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31__Fid=6_M10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141:.H141])" office:value-type="float" office:value="3" calcext:value-type="float">
            <text:p>3,000</text:p>
          </table:table-cell>
          <table:table-cell table:formula="of:=STDEV([.B141:.H141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40__Fid=7_M01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AVERAGE([.B142:.H142])" office:value-type="float" office:value="3" calcext:value-type="float">
            <text:p>3,000</text:p>
          </table:table-cell>
          <table:table-cell table:formula="of:=STDEV([.B142:.H142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40__Fid=7_M02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143:.H143])" office:value-type="float" office:value="4.6" calcext:value-type="float">
            <text:p>4,600</text:p>
          </table:table-cell>
          <table:table-cell table:formula="of:=STDEV([.B143:.H143])" office:value-type="float" office:value="2.70185121722126" calcext:value-type="float">
            <text:p>2,702</text:p>
          </table:table-cell>
        </table:table-row>
        <table:table-row table:style-name="ro1">
          <table:table-cell office:value-type="string" calcext:value-type="string">
            <text:p>40__Fid=7_M03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44:.H144])" office:value-type="float" office:value="2" calcext:value-type="float">
            <text:p>2,000</text:p>
          </table:table-cell>
          <table:table-cell table:formula="of:=STDEV([.B144:.H14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0__Fid=7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45:.H145])" office:value-type="float" office:value="4.4" calcext:value-type="float">
            <text:p>4,400</text:p>
          </table:table-cell>
          <table:table-cell table:formula="of:=STDEV([.B145:.H145])" office:value-type="float" office:value="1.14017542509914" calcext:value-type="float">
            <text:p>1,140</text:p>
          </table:table-cell>
        </table:table-row>
        <table:table-row table:style-name="ro1">
          <table:table-cell office:value-type="string" calcext:value-type="string">
            <text:p>40__Fid=7_M05.nrrd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AVERAGE([.B146:.H146])" office:value-type="float" office:value="6.4" calcext:value-type="float">
            <text:p>6,400</text:p>
          </table:table-cell>
          <table:table-cell table:formula="of:=STDEV([.B146:.H146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40__Fid=7_M06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47:.H147])" office:value-type="float" office:value="3.8" calcext:value-type="float">
            <text:p>3,800</text:p>
          </table:table-cell>
          <table:table-cell table:formula="of:=STDEV([.B147:.H147])" office:value-type="float" office:value="1.48323969741913" calcext:value-type="float">
            <text:p>1,483</text:p>
          </table:table-cell>
        </table:table-row>
        <table:table-row table:style-name="ro1">
          <table:table-cell office:value-type="string" calcext:value-type="string">
            <text:p>40__Fid=7_M07.nrrd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VERAGE([.B148:.H148])" office:value-type="float" office:value="3.2" calcext:value-type="float">
            <text:p>3,200</text:p>
          </table:table-cell>
          <table:table-cell table:formula="of:=STDEV([.B148:.H148])" office:value-type="float" office:value="0.447213595499958" calcext:value-type="float">
            <text:p>0,447</text:p>
          </table:table-cell>
        </table:table-row>
        <table:table-row table:style-name="ro1">
          <table:table-cell office:value-type="string" calcext:value-type="string">
            <text:p>40__Fid=7_M08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AVERAGE([.B149:.H149])" office:value-type="float" office:value="6" calcext:value-type="float">
            <text:p>6,000</text:p>
          </table:table-cell>
          <table:table-cell table:formula="of:=STDEV([.B149:.H149])" office:value-type="float" office:value="1.87082869338697" calcext:value-type="float">
            <text:p>1,871</text:p>
          </table:table-cell>
        </table:table-row>
        <table:table-row table:style-name="ro1">
          <table:table-cell office:value-type="string" calcext:value-type="string">
            <text:p>40__Fid=7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150:.H150])" office:value-type="float" office:value="3.2" calcext:value-type="float">
            <text:p>3,200</text:p>
          </table:table-cell>
          <table:table-cell table:formula="of:=STDEV([.B150:.H150])" office:value-type="float" office:value="1.30384048104053" calcext:value-type="float">
            <text:p>1,304</text:p>
          </table:table-cell>
        </table:table-row>
        <table:table-row table:style-name="ro1">
          <table:table-cell office:value-type="string" calcext:value-type="string">
            <text:p>40__Fid=7_M10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/>
          <table:table-cell table:formula="of:=AVERAGE([.B151:.H151])" office:value-type="float" office:value="6.6" calcext:value-type="float">
            <text:p>6,600</text:p>
          </table:table-cell>
          <table:table-cell table:formula="of:=STDEV([.B151:.H151])" office:value-type="float" office:value="0.894427190999916" calcext:value-type="float">
            <text:p>0,894</text:p>
          </table:table-cell>
        </table:table-row>
        <table:table-row table:style-name="ro1">
          <table:table-cell office:value-type="string" calcext:value-type="string">
            <text:p>A1_Set3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2_Set3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3_Set3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4_Set3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5_Set3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5.01333333333333" calcext:value-type="float">
            <text:p>5,01333333333333</text:p>
          </table:table-cell>
          <table:table-cell table:formula="of:=AVERAGE([.C2:.C151])" office:value-type="float" office:value="5.09333333333333" calcext:value-type="float">
            <text:p>5,09333333333333</text:p>
          </table:table-cell>
          <table:table-cell table:formula="of:=AVERAGE([.D2:.D151])" office:value-type="float" office:value="4.02" calcext:value-type="float">
            <text:p>4,02</text:p>
          </table:table-cell>
          <table:table-cell table:formula="of:=AVERAGE([.E2:.E151])" office:value-type="float" office:value="4.92666666666667" calcext:value-type="float">
            <text:p>4,92666666666667</text:p>
          </table:table-cell>
          <table:table-cell table:formula="of:=AVERAGE([.F2:.F151])" office:value-type="float" office:value="5.38666666666667" calcext:value-type="float">
            <text:p>5,38666666666667</text:p>
          </table:table-cell>
          <table:table-cell table:number-columns-repeated="2"/>
          <table:table-cell table:style-name="Default" table:formula="of:=AVERAGE([.I2:.I151])" office:value-type="float" office:value="4.888" calcext:value-type="float">
            <text:p>4,888</text:p>
          </table:table-cell>
          <table:table-cell table:style-name="Default" table:formula="of:=AVERAGE([.J2:.J151])" office:value-type="float" office:value="1.34996552198408" calcext:value-type="float">
            <text:p>1,34996552198408</text:p>
          </table:table-cell>
        </table:table-row>
      </table:table>
      <table:table table:name="Set #4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6" table:number-columns-repeated="2" table:default-cell-style-name="ce7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₁</text:p>
          </table:table-cell>
          <table:table-cell office:value-type="string" calcext:value-type="string">
            <text:p>FA₂</text:p>
          </table:table-cell>
          <table:table-cell office:value-type="string" calcext:value-type="string">
            <text:p>RN</text:p>
          </table:table-cell>
          <table:table-cell table:style-name="ce6" office:value-type="string" calcext:value-type="string">
            <text:p>AN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1__Fid=1_M01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2:.H2])" office:value-type="float" office:value="6" calcext:value-type="float">
            <text:p>6,000</text:p>
          </table:table-cell>
          <table:table-cell table:formula="of:=STDEV([.B2:.H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__Fid=1_M02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3:.H3])" office:value-type="float" office:value="5.75" calcext:value-type="float">
            <text:p>5,750</text:p>
          </table:table-cell>
          <table:table-cell table:formula="of:=STDEV([.B3:.H3])" office:value-type="float" office:value="1.25830573921179" calcext:value-type="float">
            <text:p>1,258</text:p>
          </table:table-cell>
        </table:table-row>
        <table:table-row table:style-name="ro1">
          <table:table-cell office:value-type="string" calcext:value-type="string">
            <text:p>1__Fid=1_M03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table:formula="of:=AVERAGE([.B4:.H4])" office:value-type="float" office:value="5.25" calcext:value-type="float">
            <text:p>5,250</text:p>
          </table:table-cell>
          <table:table-cell table:formula="of:=STDEV([.B4:.H4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__Fid=1_M04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5:.H5])" office:value-type="float" office:value="7.25" calcext:value-type="float">
            <text:p>7,250</text:p>
          </table:table-cell>
          <table:table-cell table:formula="of:=STDEV([.B5:.H5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__Fid=1_M05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6:.H6])" office:value-type="float" office:value="6.5" calcext:value-type="float">
            <text:p>6,500</text:p>
          </table:table-cell>
          <table:table-cell table:formula="of:=STDEV([.B6:.H6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1__Fid=1_M06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7:.H7])" office:value-type="float" office:value="5.75" calcext:value-type="float">
            <text:p>5,750</text:p>
          </table:table-cell>
          <table:table-cell table:formula="of:=STDEV([.B7:.H7])" office:value-type="float" office:value="2.75378527364305" calcext:value-type="float">
            <text:p>2,754</text:p>
          </table:table-cell>
        </table:table-row>
        <table:table-row table:style-name="ro1">
          <table:table-cell office:value-type="string" calcext:value-type="string">
            <text:p>1__Fid=1_M07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8:.H8])" office:value-type="float" office:value="6" calcext:value-type="float">
            <text:p>6,000</text:p>
          </table:table-cell>
          <table:table-cell table:formula="of:=STDEV([.B8:.H8])" office:value-type="float" office:value="2.16024689946929" calcext:value-type="float">
            <text:p>2,160</text:p>
          </table:table-cell>
        </table:table-row>
        <table:table-row table:style-name="ro1">
          <table:table-cell office:value-type="string" calcext:value-type="string">
            <text:p>1__Fid=1_M08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9:.H9])" office:value-type="float" office:value="6" calcext:value-type="float">
            <text:p>6,000</text:p>
          </table:table-cell>
          <table:table-cell table:formula="of:=STDEV([.B9:.H9])" office:value-type="float" office:value="1.82574185835055" calcext:value-type="float">
            <text:p>1,826</text:p>
          </table:table-cell>
        </table:table-row>
        <table:table-row table:style-name="ro1">
          <table:table-cell office:value-type="string" calcext:value-type="string">
            <text:p>1__Fid=1_M09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10:.H10])" office:value-type="float" office:value="5.75" calcext:value-type="float">
            <text:p>5,750</text:p>
          </table:table-cell>
          <table:table-cell table:formula="of:=STDEV([.B10:.H10])" office:value-type="float" office:value="2.21735578260835" calcext:value-type="float">
            <text:p>2,217</text:p>
          </table:table-cell>
        </table:table-row>
        <table:table-row table:style-name="ro1">
          <table:table-cell office:value-type="string" calcext:value-type="string">
            <text:p>1__Fid=1_M10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11:.H11])" office:value-type="float" office:value="6.5" calcext:value-type="float">
            <text:p>6,500</text:p>
          </table:table-cell>
          <table:table-cell table:formula="of:=STDEV([.B11:.H11])" office:value-type="float" office:value="1.73205080756888" calcext:value-type="float">
            <text:p>1,732</text:p>
          </table:table-cell>
        </table:table-row>
        <table:table-row table:style-name="ro1">
          <table:table-cell office:value-type="string" calcext:value-type="string">
            <text:p>117__Fid=10_M01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2:.H12])" office:value-type="float" office:value="6" calcext:value-type="float">
            <text:p>6,000</text:p>
          </table:table-cell>
          <table:table-cell table:formula="of:=STDEV([.B12:.H1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17__Fid=10_M02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13:.H13])" office:value-type="float" office:value="5" calcext:value-type="float">
            <text:p>5,000</text:p>
          </table:table-cell>
          <table:table-cell table:formula="of:=STDEV([.B13:.H1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17__Fid=10_M03.nrrd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14:.H14])" office:value-type="float" office:value="4.25" calcext:value-type="float">
            <text:p>4,250</text:p>
          </table:table-cell>
          <table:table-cell table:formula="of:=STDEV([.B14:.H14])" office:value-type="float" office:value="2.5" calcext:value-type="float">
            <text:p>2,500</text:p>
          </table:table-cell>
        </table:table-row>
        <table:table-row table:style-name="ro1">
          <table:table-cell office:value-type="string" calcext:value-type="string">
            <text:p>117__Fid=10_M04.nrr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15:.H15])" office:value-type="float" office:value="6.25" calcext:value-type="float">
            <text:p>6,250</text:p>
          </table:table-cell>
          <table:table-cell table:formula="of:=STDEV([.B15:.H15])" office:value-type="float" office:value="2.06155281280883" calcext:value-type="float">
            <text:p>2,062</text:p>
          </table:table-cell>
        </table:table-row>
        <table:table-row table:style-name="ro1">
          <table:table-cell office:value-type="string" calcext:value-type="string">
            <text:p>117__Fid=10_M05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AVERAGE([.B16:.H16])" office:value-type="float" office:value="4.5" calcext:value-type="float">
            <text:p>4,500</text:p>
          </table:table-cell>
          <table:table-cell table:formula="of:=STDEV([.B16:.H16])" office:value-type="float" office:value="1.73205080756888" calcext:value-type="float">
            <text:p>1,732</text:p>
          </table:table-cell>
        </table:table-row>
        <table:table-row table:style-name="ro1">
          <table:table-cell office:value-type="string" calcext:value-type="string">
            <text:p>117__Fid=10_M06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17:.H17])" office:value-type="float" office:value="6.5" calcext:value-type="float">
            <text:p>6,500</text:p>
          </table:table-cell>
          <table:table-cell table:formula="of:=STDEV([.B17:.H17])" office:value-type="float" office:value="1.91485421551268" calcext:value-type="float">
            <text:p>1,915</text:p>
          </table:table-cell>
        </table:table-row>
        <table:table-row table:style-name="ro1">
          <table:table-cell office:value-type="string" calcext:value-type="string">
            <text:p>117__Fid=10_M07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18:.H18])" office:value-type="float" office:value="6" calcext:value-type="float">
            <text:p>6,000</text:p>
          </table:table-cell>
          <table:table-cell table:formula="of:=STDEV([.B18:.H1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17__Fid=10_M08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19:.H19])" office:value-type="float" office:value="5.5" calcext:value-type="float">
            <text:p>5,500</text:p>
          </table:table-cell>
          <table:table-cell table:formula="of:=STDEV([.B19:.H19])" office:value-type="float" office:value="2.08166599946613" calcext:value-type="float">
            <text:p>2,082</text:p>
          </table:table-cell>
        </table:table-row>
        <table:table-row table:style-name="ro1">
          <table:table-cell office:value-type="string" calcext:value-type="string">
            <text:p>117__Fid=10_M09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20:.H20])" office:value-type="float" office:value="4.25" calcext:value-type="float">
            <text:p>4,250</text:p>
          </table:table-cell>
          <table:table-cell table:formula="of:=STDEV([.B20:.H20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17__Fid=10_M10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21:.H21])" office:value-type="float" office:value="4.25" calcext:value-type="float">
            <text:p>4,250</text:p>
          </table:table-cell>
          <table:table-cell table:formula="of:=STDEV([.B21:.H21])" office:value-type="float" office:value="1.25830573921179" calcext:value-type="float">
            <text:p>1,258</text:p>
          </table:table-cell>
        </table:table-row>
        <table:table-row table:style-name="ro1">
          <table:table-cell office:value-type="string" calcext:value-type="string">
            <text:p>14__Fid=2_M01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22:.H22])" office:value-type="float" office:value="1.75" calcext:value-type="float">
            <text:p>1,750</text:p>
          </table:table-cell>
          <table:table-cell table:formula="of:=STDEV([.B22:.H22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4__Fid=2_M02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23:.H23])" office:value-type="float" office:value="2" calcext:value-type="float">
            <text:p>2,000</text:p>
          </table:table-cell>
          <table:table-cell table:formula="of:=STDEV([.B23:.H23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4__Fid=2_M03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24:.H24])" office:value-type="float" office:value="2.5" calcext:value-type="float">
            <text:p>2,500</text:p>
          </table:table-cell>
          <table:table-cell table:formula="of:=STDEV([.B24:.H24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14__Fid=2_M04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25:.H25])" office:value-type="float" office:value="2.25" calcext:value-type="float">
            <text:p>2,250</text:p>
          </table:table-cell>
          <table:table-cell table:formula="of:=STDEV([.B25:.H25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4__Fid=2_M05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26:.H26])" office:value-type="float" office:value="1.5" calcext:value-type="float">
            <text:p>1,500</text:p>
          </table:table-cell>
          <table:table-cell table:formula="of:=STDEV([.B26:.H26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14__Fid=2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27:.H27])" office:value-type="float" office:value="2" calcext:value-type="float">
            <text:p>2,000</text:p>
          </table:table-cell>
          <table:table-cell table:formula="of:=STDEV([.B27:.H27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4__Fid=2_M07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28:.H28])" office:value-type="float" office:value="5.75" calcext:value-type="float">
            <text:p>5,750</text:p>
          </table:table-cell>
          <table:table-cell table:formula="of:=STDEV([.B28:.H28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4__Fid=2_M08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29:.H29])" office:value-type="float" office:value="4.75" calcext:value-type="float">
            <text:p>4,750</text:p>
          </table:table-cell>
          <table:table-cell table:formula="of:=STDEV([.B29:.H29])" office:value-type="float" office:value="1.25830573921179" calcext:value-type="float">
            <text:p>1,258</text:p>
          </table:table-cell>
        </table:table-row>
        <table:table-row table:style-name="ro1">
          <table:table-cell office:value-type="string" calcext:value-type="string">
            <text:p>14__Fid=2_M09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30:.H30])" office:value-type="float" office:value="1.5" calcext:value-type="float">
            <text:p>1,500</text:p>
          </table:table-cell>
          <table:table-cell table:formula="of:=STDEV([.B30:.H30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14__Fid=2_M10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31:.H31])" office:value-type="float" office:value="5.25" calcext:value-type="float">
            <text:p>5,250</text:p>
          </table:table-cell>
          <table:table-cell table:formula="of:=STDEV([.B31:.H31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143__Fid=14_M01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32:.H32])" office:value-type="float" office:value="1" calcext:value-type="float">
            <text:p>1,000</text:p>
          </table:table-cell>
          <table:table-cell table:formula="of:=STDEV([.B32:.H3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02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33:.H33])" office:value-type="float" office:value="1" calcext:value-type="float">
            <text:p>1,000</text:p>
          </table:table-cell>
          <table:table-cell table:formula="of:=STDEV([.B33:.H3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03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34:.H34])" office:value-type="float" office:value="1" calcext:value-type="float">
            <text:p>1,000</text:p>
          </table:table-cell>
          <table:table-cell table:formula="of:=STDEV([.B34:.H3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35:.H35])" office:value-type="float" office:value="4" calcext:value-type="float">
            <text:p>4,000</text:p>
          </table:table-cell>
          <table:table-cell table:formula="of:=STDEV([.B35:.H35])" office:value-type="float" office:value="2.16024689946929" calcext:value-type="float">
            <text:p>2,160</text:p>
          </table:table-cell>
        </table:table-row>
        <table:table-row table:style-name="ro1">
          <table:table-cell office:value-type="string" calcext:value-type="string">
            <text:p>143__Fid=14_M05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36:.H36])" office:value-type="float" office:value="1" calcext:value-type="float">
            <text:p>1,000</text:p>
          </table:table-cell>
          <table:table-cell table:formula="of:=STDEV([.B36:.H3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06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AVERAGE([.B37:.H37])" office:value-type="float" office:value="6.25" calcext:value-type="float">
            <text:p>6,250</text:p>
          </table:table-cell>
          <table:table-cell table:formula="of:=STDEV([.B37:.H37])" office:value-type="float" office:value="2.87228132326901" calcext:value-type="float">
            <text:p>2,872</text:p>
          </table:table-cell>
        </table:table-row>
        <table:table-row table:style-name="ro1">
          <table:table-cell office:value-type="string" calcext:value-type="string">
            <text:p>143__Fid=14_M07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38:.H38])" office:value-type="float" office:value="1" calcext:value-type="float">
            <text:p>1,000</text:p>
          </table:table-cell>
          <table:table-cell table:formula="of:=STDEV([.B38:.H3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08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39:.H39])" office:value-type="float" office:value="1" calcext:value-type="float">
            <text:p>1,000</text:p>
          </table:table-cell>
          <table:table-cell table:formula="of:=STDEV([.B39:.H3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09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40:.H40])" office:value-type="float" office:value="1" calcext:value-type="float">
            <text:p>1,000</text:p>
          </table:table-cell>
          <table:table-cell table:formula="of:=STDEV([.B40:.H4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10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41:.H41])" office:value-type="float" office:value="4.5" calcext:value-type="float">
            <text:p>4,500</text:p>
          </table:table-cell>
          <table:table-cell table:formula="of:=STDEV([.B41:.H41])" office:value-type="float" office:value="1.73205080756888" calcext:value-type="float">
            <text:p>1,732</text:p>
          </table:table-cell>
        </table:table-row>
        <table:table-row table:style-name="ro1">
          <table:table-cell office:value-type="string" calcext:value-type="string">
            <text:p>155__Fid=15_M01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42:.H42])" office:value-type="float" office:value="1" calcext:value-type="float">
            <text:p>1,000</text:p>
          </table:table-cell>
          <table:table-cell table:formula="of:=STDEV([.B42:.H4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02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43:.H43])" office:value-type="float" office:value="1" calcext:value-type="float">
            <text:p>1,000</text:p>
          </table:table-cell>
          <table:table-cell table:formula="of:=STDEV([.B43:.H4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03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44:.H44])" office:value-type="float" office:value="1.5" calcext:value-type="float">
            <text:p>1,500</text:p>
          </table:table-cell>
          <table:table-cell table:formula="of:=STDEV([.B44:.H44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155__Fid=15_M04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45:.H45])" office:value-type="float" office:value="1" calcext:value-type="float">
            <text:p>1,000</text:p>
          </table:table-cell>
          <table:table-cell table:formula="of:=STDEV([.B45:.H4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05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46:.H46])" office:value-type="float" office:value="1" calcext:value-type="float">
            <text:p>1,000</text:p>
          </table:table-cell>
          <table:table-cell table:formula="of:=STDEV([.B46:.H4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06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47:.H47])" office:value-type="float" office:value="1" calcext:value-type="float">
            <text:p>1,000</text:p>
          </table:table-cell>
          <table:table-cell table:formula="of:=STDEV([.B47:.H4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07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AVERAGE([.B48:.H48])" office:value-type="float" office:value="8.25" calcext:value-type="float">
            <text:p>8,250</text:p>
          </table:table-cell>
          <table:table-cell table:formula="of:=STDEV([.B48:.H48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55__Fid=15_M08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49:.H49])" office:value-type="float" office:value="1" calcext:value-type="float">
            <text:p>1,000</text:p>
          </table:table-cell>
          <table:table-cell table:formula="of:=STDEV([.B49:.H4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09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50:.H50])" office:value-type="float" office:value="1" calcext:value-type="float">
            <text:p>1,000</text:p>
          </table:table-cell>
          <table:table-cell table:formula="of:=STDEV([.B50:.H5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10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51:.H51])" office:value-type="float" office:value="1.25" calcext:value-type="float">
            <text:p>1,250</text:p>
          </table:table-cell>
          <table:table-cell table:formula="of:=STDEV([.B51:.H51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156__Fid=13_M01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AVERAGE([.B52:.H52])" office:value-type="float" office:value="5.75" calcext:value-type="float">
            <text:p>5,750</text:p>
          </table:table-cell>
          <table:table-cell table:formula="of:=STDEV([.B52:.H52])" office:value-type="float" office:value="2.21735578260835" calcext:value-type="float">
            <text:p>2,217</text:p>
          </table:table-cell>
        </table:table-row>
        <table:table-row table:style-name="ro1">
          <table:table-cell office:value-type="string" calcext:value-type="string">
            <text:p>156__Fid=13_M02.nrrd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/>
          <table:table-cell table:formula="of:=AVERAGE([.B53:.H53])" office:value-type="float" office:value="10" calcext:value-type="float">
            <text:p>10,000</text:p>
          </table:table-cell>
          <table:table-cell table:formula="of:=STDEV([.B53:.H5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6__Fid=13_M03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54:.H54])" office:value-type="float" office:value="5" calcext:value-type="float">
            <text:p>5,000</text:p>
          </table:table-cell>
          <table:table-cell table:formula="of:=STDEV([.B54:.H5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6__Fid=13_M04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AVERAGE([.B55:.H55])" office:value-type="float" office:value="5.75" calcext:value-type="float">
            <text:p>5,750</text:p>
          </table:table-cell>
          <table:table-cell table:formula="of:=STDEV([.B55:.H55])" office:value-type="float" office:value="2.98607881119482" calcext:value-type="float">
            <text:p>2,986</text:p>
          </table:table-cell>
        </table:table-row>
        <table:table-row table:style-name="ro1">
          <table:table-cell office:value-type="string" calcext:value-type="string">
            <text:p>156__Fid=13_M05.nrrd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/>
          <table:table-cell table:formula="of:=AVERAGE([.B56:.H56])" office:value-type="float" office:value="10" calcext:value-type="float">
            <text:p>10,000</text:p>
          </table:table-cell>
          <table:table-cell table:formula="of:=STDEV([.B56:.H5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6__Fid=13_M06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AVERAGE([.B57:.H57])" office:value-type="float" office:value="5.75" calcext:value-type="float">
            <text:p>5,750</text:p>
          </table:table-cell>
          <table:table-cell table:formula="of:=STDEV([.B57:.H57])" office:value-type="float" office:value="2.98607881119482" calcext:value-type="float">
            <text:p>2,986</text:p>
          </table:table-cell>
        </table:table-row>
        <table:table-row table:style-name="ro1">
          <table:table-cell office:value-type="string" calcext:value-type="string">
            <text:p>156__Fid=13_M07.nrr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AVERAGE([.B58:.H58])" office:value-type="float" office:value="7" calcext:value-type="float">
            <text:p>7,000</text:p>
          </table:table-cell>
          <table:table-cell table:formula="of:=STDEV([.B58:.H58])" office:value-type="float" office:value="2.3094010767585" calcext:value-type="float">
            <text:p>2,309</text:p>
          </table:table-cell>
        </table:table-row>
        <table:table-row table:style-name="ro1">
          <table:table-cell office:value-type="string" calcext:value-type="string">
            <text:p>156__Fid=13_M08.nrrd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59:.H59])" office:value-type="float" office:value="4" calcext:value-type="float">
            <text:p>4,000</text:p>
          </table:table-cell>
          <table:table-cell table:formula="of:=STDEV([.B59:.H59])" office:value-type="float" office:value="2" calcext:value-type="float">
            <text:p>2,000</text:p>
          </table:table-cell>
        </table:table-row>
        <table:table-row table:style-name="ro1">
          <table:table-cell office:value-type="string" calcext:value-type="string">
            <text:p>156__Fid=13_M09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60:.H60])" office:value-type="float" office:value="4" calcext:value-type="float">
            <text:p>4,000</text:p>
          </table:table-cell>
          <table:table-cell table:formula="of:=STDEV([.B60:.H6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6__Fid=13_M10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61:.H61])" office:value-type="float" office:value="4.75" calcext:value-type="float">
            <text:p>4,750</text:p>
          </table:table-cell>
          <table:table-cell table:formula="of:=STDEV([.B61:.H61])" office:value-type="float" office:value="2.06155281280883" calcext:value-type="float">
            <text:p>2,062</text:p>
          </table:table-cell>
        </table:table-row>
        <table:table-row table:style-name="ro1">
          <table:table-cell office:value-type="string" calcext:value-type="string">
            <text:p>158__Fid=9_M01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62:.H62])" office:value-type="float" office:value="2" calcext:value-type="float">
            <text:p>2,000</text:p>
          </table:table-cell>
          <table:table-cell table:formula="of:=STDEV([.B62:.H62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58__Fid=9_M02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63:.H63])" office:value-type="float" office:value="1.25" calcext:value-type="float">
            <text:p>1,250</text:p>
          </table:table-cell>
          <table:table-cell table:formula="of:=STDEV([.B63:.H63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158__Fid=9_M03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64:.H64])" office:value-type="float" office:value="4" calcext:value-type="float">
            <text:p>4,000</text:p>
          </table:table-cell>
          <table:table-cell table:formula="of:=STDEV([.B64:.H64])" office:value-type="float" office:value="2.16024689946929" calcext:value-type="float">
            <text:p>2,160</text:p>
          </table:table-cell>
        </table:table-row>
        <table:table-row table:style-name="ro1">
          <table:table-cell office:value-type="string" calcext:value-type="string">
            <text:p>158__Fid=9_M04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65:.H65])" office:value-type="float" office:value="1" calcext:value-type="float">
            <text:p>1,000</text:p>
          </table:table-cell>
          <table:table-cell table:formula="of:=STDEV([.B65:.H6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8__Fid=9_M05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66:.H66])" office:value-type="float" office:value="1" calcext:value-type="float">
            <text:p>1,000</text:p>
          </table:table-cell>
          <table:table-cell table:formula="of:=STDEV([.B66:.H6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8__Fid=9_M06.nrrd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67:.H67])" office:value-type="float" office:value="1.75" calcext:value-type="float">
            <text:p>1,750</text:p>
          </table:table-cell>
          <table:table-cell table:formula="of:=STDEV([.B67:.H67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158__Fid=9_M07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formula="of:=AVERAGE([.B68:.H68])" office:value-type="float" office:value="2.5" calcext:value-type="float">
            <text:p>2,500</text:p>
          </table:table-cell>
          <table:table-cell table:formula="of:=STDEV([.B68:.H68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158__Fid=9_M08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AVERAGE([.B69:.H69])" office:value-type="float" office:value="5" calcext:value-type="float">
            <text:p>5,000</text:p>
          </table:table-cell>
          <table:table-cell table:formula="of:=STDEV([.B69:.H69])" office:value-type="float" office:value="2.70801280154532" calcext:value-type="float">
            <text:p>2,708</text:p>
          </table:table-cell>
        </table:table-row>
        <table:table-row table:style-name="ro1">
          <table:table-cell office:value-type="string" calcext:value-type="string">
            <text:p>158__Fid=9_M09.nrr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AVERAGE([.B70:.H70])" office:value-type="float" office:value="7.75" calcext:value-type="float">
            <text:p>7,750</text:p>
          </table:table-cell>
          <table:table-cell table:formula="of:=STDEV([.B70:.H70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158__Fid=9_M10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71:.H71])" office:value-type="float" office:value="6.5" calcext:value-type="float">
            <text:p>6,500</text:p>
          </table:table-cell>
          <table:table-cell table:formula="of:=STDEV([.B71:.H71])" office:value-type="float" office:value="1.73205080756888" calcext:value-type="float">
            <text:p>1,732</text:p>
          </table:table-cell>
        </table:table-row>
        <table:table-row table:style-name="ro1">
          <table:table-cell office:value-type="string" calcext:value-type="string">
            <text:p>159__Fid=11_M01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AVERAGE([.B72:.H72])" office:value-type="float" office:value="8.25" calcext:value-type="float">
            <text:p>8,250</text:p>
          </table:table-cell>
          <table:table-cell table:formula="of:=STDEV([.B72:.H72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159__Fid=11_M02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AVERAGE([.B73:.H73])" office:value-type="float" office:value="5.5" calcext:value-type="float">
            <text:p>5,500</text:p>
          </table:table-cell>
          <table:table-cell table:formula="of:=STDEV([.B73:.H73])" office:value-type="float" office:value="2.64575131106459" calcext:value-type="float">
            <text:p>2,646</text:p>
          </table:table-cell>
        </table:table-row>
        <table:table-row table:style-name="ro1">
          <table:table-cell office:value-type="string" calcext:value-type="string">
            <text:p>159__Fid=11_M03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AVERAGE([.B74:.H74])" office:value-type="float" office:value="4.5" calcext:value-type="float">
            <text:p>4,500</text:p>
          </table:table-cell>
          <table:table-cell table:formula="of:=STDEV([.B74:.H74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159__Fid=11_M04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75:.H75])" office:value-type="float" office:value="3.75" calcext:value-type="float">
            <text:p>3,750</text:p>
          </table:table-cell>
          <table:table-cell table:formula="of:=STDEV([.B75:.H75])" office:value-type="float" office:value="1.25830573921179" calcext:value-type="float">
            <text:p>1,258</text:p>
          </table:table-cell>
        </table:table-row>
        <table:table-row table:style-name="ro1">
          <table:table-cell office:value-type="string" calcext:value-type="string">
            <text:p>159__Fid=11_M05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76:.H76])" office:value-type="float" office:value="4.5" calcext:value-type="float">
            <text:p>4,500</text:p>
          </table:table-cell>
          <table:table-cell table:formula="of:=STDEV([.B76:.H76])" office:value-type="float" office:value="1.29099444873581" calcext:value-type="float">
            <text:p>1,291</text:p>
          </table:table-cell>
        </table:table-row>
        <table:table-row table:style-name="ro1">
          <table:table-cell office:value-type="string" calcext:value-type="string">
            <text:p>159__Fid=11_M06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77:.H77])" office:value-type="float" office:value="5.75" calcext:value-type="float">
            <text:p>5,750</text:p>
          </table:table-cell>
          <table:table-cell table:formula="of:=STDEV([.B77:.H77])" office:value-type="float" office:value="1.70782512765993" calcext:value-type="float">
            <text:p>1,708</text:p>
          </table:table-cell>
        </table:table-row>
        <table:table-row table:style-name="ro1">
          <table:table-cell office:value-type="string" calcext:value-type="string">
            <text:p>159__Fid=11_M07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78:.H78])" office:value-type="float" office:value="4" calcext:value-type="float">
            <text:p>4,000</text:p>
          </table:table-cell>
          <table:table-cell table:formula="of:=STDEV([.B78:.H78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59__Fid=11_M08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79:.H79])" office:value-type="float" office:value="2" calcext:value-type="float">
            <text:p>2,000</text:p>
          </table:table-cell>
          <table:table-cell table:formula="of:=STDEV([.B79:.H79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59__Fid=11_M09.nr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80:.H80])" office:value-type="float" office:value="4.25" calcext:value-type="float">
            <text:p>4,250</text:p>
          </table:table-cell>
          <table:table-cell table:formula="of:=STDEV([.B80:.H80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159__Fid=11_M10.nr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81:.H81])" office:value-type="float" office:value="3.75" calcext:value-type="float">
            <text:p>3,750</text:p>
          </table:table-cell>
          <table:table-cell table:formula="of:=STDEV([.B81:.H81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62__Fid=12_M01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82:.H82])" office:value-type="float" office:value="2.25" calcext:value-type="float">
            <text:p>2,250</text:p>
          </table:table-cell>
          <table:table-cell table:formula="of:=STDEV([.B82:.H82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62__Fid=12_M02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83:.H83])" office:value-type="float" office:value="3" calcext:value-type="float">
            <text:p>3,000</text:p>
          </table:table-cell>
          <table:table-cell table:formula="of:=STDEV([.B83:.H83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62__Fid=12_M03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84:.H84])" office:value-type="float" office:value="2.5" calcext:value-type="float">
            <text:p>2,500</text:p>
          </table:table-cell>
          <table:table-cell table:formula="of:=STDEV([.B84:.H84])" office:value-type="float" office:value="2.38047614284762" calcext:value-type="float">
            <text:p>2,380</text:p>
          </table:table-cell>
        </table:table-row>
        <table:table-row table:style-name="ro1">
          <table:table-cell office:value-type="string" calcext:value-type="string">
            <text:p>162__Fid=12_M04.nr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85:.H85])" office:value-type="float" office:value="4.75" calcext:value-type="float">
            <text:p>4,750</text:p>
          </table:table-cell>
          <table:table-cell table:formula="of:=STDEV([.B85:.H85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62__Fid=12_M05.nrrd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table:formula="of:=AVERAGE([.B86:.H86])" office:value-type="float" office:value="8.25" calcext:value-type="float">
            <text:p>8,250</text:p>
          </table:table-cell>
          <table:table-cell table:formula="of:=STDEV([.B86:.H86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162__Fid=12_M06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87:.H87])" office:value-type="float" office:value="4.25" calcext:value-type="float">
            <text:p>4,250</text:p>
          </table:table-cell>
          <table:table-cell table:formula="of:=STDEV([.B87:.H87])" office:value-type="float" office:value="2.98607881119482" calcext:value-type="float">
            <text:p>2,986</text:p>
          </table:table-cell>
        </table:table-row>
        <table:table-row table:style-name="ro1">
          <table:table-cell office:value-type="string" calcext:value-type="string">
            <text:p>162__Fid=12_M07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formula="of:=AVERAGE([.B88:.H88])" office:value-type="float" office:value="3" calcext:value-type="float">
            <text:p>3,000</text:p>
          </table:table-cell>
          <table:table-cell table:formula="of:=STDEV([.B88:.H8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62__Fid=12_M08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AVERAGE([.B89:.H89])" office:value-type="float" office:value="4.75" calcext:value-type="float">
            <text:p>4,750</text:p>
          </table:table-cell>
          <table:table-cell table:formula="of:=STDEV([.B89:.H89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62__Fid=12_M09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AVERAGE([.B90:.H90])" office:value-type="float" office:value="8.25" calcext:value-type="float">
            <text:p>8,250</text:p>
          </table:table-cell>
          <table:table-cell table:formula="of:=STDEV([.B90:.H90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162__Fid=12_M10.nr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91:.H91])" office:value-type="float" office:value="2" calcext:value-type="float">
            <text:p>2,000</text:p>
          </table:table-cell>
          <table:table-cell table:formula="of:=STDEV([.B91:.H91])" office:value-type="float" office:value="1.15470053837925" calcext:value-type="float">
            <text:p>1,155</text:p>
          </table:table-cell>
        </table:table-row>
        <table:table-row table:style-name="ro1">
          <table:table-cell office:value-type="string" calcext:value-type="string">
            <text:p>26__Fid=3_M01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AVERAGE([.B92:.H92])" office:value-type="float" office:value="8.75" calcext:value-type="float">
            <text:p>8,750</text:p>
          </table:table-cell>
          <table:table-cell table:formula="of:=STDEV([.B92:.H92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26__Fid=3_M02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93:.H93])" office:value-type="float" office:value="5.5" calcext:value-type="float">
            <text:p>5,500</text:p>
          </table:table-cell>
          <table:table-cell table:formula="of:=STDEV([.B93:.H93])" office:value-type="float" office:value="1.29099444873581" calcext:value-type="float">
            <text:p>1,291</text:p>
          </table:table-cell>
        </table:table-row>
        <table:table-row table:style-name="ro1">
          <table:table-cell office:value-type="string" calcext:value-type="string">
            <text:p>26__Fid=3_M03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AVERAGE([.B94:.H94])" office:value-type="float" office:value="7.5" calcext:value-type="float">
            <text:p>7,500</text:p>
          </table:table-cell>
          <table:table-cell table:formula="of:=STDEV([.B94:.H94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26__Fid=3_M04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AVERAGE([.B95:.H95])" office:value-type="float" office:value="8.75" calcext:value-type="float">
            <text:p>8,750</text:p>
          </table:table-cell>
          <table:table-cell table:formula="of:=STDEV([.B95:.H95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26__Fid=3_M05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96:.H96])" office:value-type="float" office:value="1.5" calcext:value-type="float">
            <text:p>1,500</text:p>
          </table:table-cell>
          <table:table-cell table:formula="of:=STDEV([.B96:.H96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26__Fid=3_M06.nrrd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AVERAGE([.B97:.H97])" office:value-type="float" office:value="8.25" calcext:value-type="float">
            <text:p>8,250</text:p>
          </table:table-cell>
          <table:table-cell table:formula="of:=STDEV([.B97:.H97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26__Fid=3_M07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98:.H98])" office:value-type="float" office:value="1.5" calcext:value-type="float">
            <text:p>1,500</text:p>
          </table:table-cell>
          <table:table-cell table:formula="of:=STDEV([.B98:.H98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26__Fid=3_M08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99:.H99])" office:value-type="float" office:value="3.75" calcext:value-type="float">
            <text:p>3,750</text:p>
          </table:table-cell>
          <table:table-cell table:formula="of:=STDEV([.B99:.H99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26__Fid=3_M09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100:.H100])" office:value-type="float" office:value="6.75" calcext:value-type="float">
            <text:p>6,750</text:p>
          </table:table-cell>
          <table:table-cell table:formula="of:=STDEV([.B100:.H100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26__Fid=3_M10.nrrd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/>
          <table:table-cell table:formula="of:=AVERAGE([.B101:.H101])" office:value-type="float" office:value="6" calcext:value-type="float">
            <text:p>6,000</text:p>
          </table:table-cell>
          <table:table-cell table:formula="of:=STDEV([.B101:.H10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8__Fid=4_M01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102:.H102])" office:value-type="float" office:value="5.5" calcext:value-type="float">
            <text:p>5,500</text:p>
          </table:table-cell>
          <table:table-cell table:formula="of:=STDEV([.B102:.H102])" office:value-type="float" office:value="1.29099444873581" calcext:value-type="float">
            <text:p>1,291</text:p>
          </table:table-cell>
        </table:table-row>
        <table:table-row table:style-name="ro1">
          <table:table-cell office:value-type="string" calcext:value-type="string">
            <text:p>28__Fid=4_M02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103:.H103])" office:value-type="float" office:value="3.25" calcext:value-type="float">
            <text:p>3,250</text:p>
          </table:table-cell>
          <table:table-cell table:formula="of:=STDEV([.B103:.H103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28__Fid=4_M03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104:.H104])" office:value-type="float" office:value="4.25" calcext:value-type="float">
            <text:p>4,250</text:p>
          </table:table-cell>
          <table:table-cell table:formula="of:=STDEV([.B104:.H104])" office:value-type="float" office:value="2.21735578260835" calcext:value-type="float">
            <text:p>2,217</text:p>
          </table:table-cell>
        </table:table-row>
        <table:table-row table:style-name="ro1">
          <table:table-cell office:value-type="string" calcext:value-type="string">
            <text:p>28__Fid=4_M04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105:.H105])" office:value-type="float" office:value="1" calcext:value-type="float">
            <text:p>1,000</text:p>
          </table:table-cell>
          <table:table-cell table:formula="of:=STDEV([.B105:.H10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8__Fid=4_M05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AVERAGE([.B106:.H106])" office:value-type="float" office:value="7.75" calcext:value-type="float">
            <text:p>7,750</text:p>
          </table:table-cell>
          <table:table-cell table:formula="of:=STDEV([.B106:.H106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28__Fid=4_M06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AVERAGE([.B107:.H107])" office:value-type="float" office:value="8.5" calcext:value-type="float">
            <text:p>8,500</text:p>
          </table:table-cell>
          <table:table-cell table:formula="of:=STDEV([.B107:.H107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28__Fid=4_M07.nr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108:.H108])" office:value-type="float" office:value="3.25" calcext:value-type="float">
            <text:p>3,250</text:p>
          </table:table-cell>
          <table:table-cell table:formula="of:=STDEV([.B108:.H108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28__Fid=4_M08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AVERAGE([.B109:.H109])" office:value-type="float" office:value="8.25" calcext:value-type="float">
            <text:p>8,250</text:p>
          </table:table-cell>
          <table:table-cell table:formula="of:=STDEV([.B109:.H109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28__Fid=4_M09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110:.H110])" office:value-type="float" office:value="3.5" calcext:value-type="float">
            <text:p>3,500</text:p>
          </table:table-cell>
          <table:table-cell table:formula="of:=STDEV([.B110:.H110])" office:value-type="float" office:value="1.29099444873581" calcext:value-type="float">
            <text:p>1,291</text:p>
          </table:table-cell>
        </table:table-row>
        <table:table-row table:style-name="ro1">
          <table:table-cell office:value-type="string" calcext:value-type="string">
            <text:p>28__Fid=4_M10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111:.H111])" office:value-type="float" office:value="2" calcext:value-type="float">
            <text:p>2,000</text:p>
          </table:table-cell>
          <table:table-cell table:formula="of:=STDEV([.B111:.H11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37__Fid=5_M01.nrrd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12:.H112])" office:value-type="float" office:value="2.5" calcext:value-type="float">
            <text:p>2,500</text:p>
          </table:table-cell>
          <table:table-cell table:formula="of:=STDEV([.B112:.H112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37__Fid=5_M02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113:.H113])" office:value-type="float" office:value="1.5" calcext:value-type="float">
            <text:p>1,500</text:p>
          </table:table-cell>
          <table:table-cell table:formula="of:=STDEV([.B113:.H113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37__Fid=5_M03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114:.H114])" office:value-type="float" office:value="3.75" calcext:value-type="float">
            <text:p>3,750</text:p>
          </table:table-cell>
          <table:table-cell table:formula="of:=STDEV([.B114:.H114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37__Fid=5_M04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115:.H115])" office:value-type="float" office:value="1.25" calcext:value-type="float">
            <text:p>1,250</text:p>
          </table:table-cell>
          <table:table-cell table:formula="of:=STDEV([.B115:.H115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37__Fid=5_M05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116:.H116])" office:value-type="float" office:value="1" calcext:value-type="float">
            <text:p>1,000</text:p>
          </table:table-cell>
          <table:table-cell table:formula="of:=STDEV([.B116:.H11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7__Fid=5_M06.nrr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117:.H117])" office:value-type="float" office:value="5.75" calcext:value-type="float">
            <text:p>5,750</text:p>
          </table:table-cell>
          <table:table-cell table:formula="of:=STDEV([.B117:.H117])" office:value-type="float" office:value="2.06155281280883" calcext:value-type="float">
            <text:p>2,062</text:p>
          </table:table-cell>
        </table:table-row>
        <table:table-row table:style-name="ro1">
          <table:table-cell office:value-type="string" calcext:value-type="string">
            <text:p>37__Fid=5_M07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AVERAGE([.B118:.H118])" office:value-type="float" office:value="8.5" calcext:value-type="float">
            <text:p>8,500</text:p>
          </table:table-cell>
          <table:table-cell table:formula="of:=STDEV([.B118:.H118])" office:value-type="float" office:value="1.73205080756888" calcext:value-type="float">
            <text:p>1,732</text:p>
          </table:table-cell>
        </table:table-row>
        <table:table-row table:style-name="ro1">
          <table:table-cell office:value-type="string" calcext:value-type="string">
            <text:p>37__Fid=5_M08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119:.H119])" office:value-type="float" office:value="8" calcext:value-type="float">
            <text:p>8,000</text:p>
          </table:table-cell>
          <table:table-cell table:formula="of:=STDEV([.B119:.H119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37__Fid=5_M09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120:.H120])" office:value-type="float" office:value="5.25" calcext:value-type="float">
            <text:p>5,250</text:p>
          </table:table-cell>
          <table:table-cell table:formula="of:=STDEV([.B120:.H120])" office:value-type="float" office:value="2.5" calcext:value-type="float">
            <text:p>2,500</text:p>
          </table:table-cell>
        </table:table-row>
        <table:table-row table:style-name="ro1">
          <table:table-cell office:value-type="string" calcext:value-type="string">
            <text:p>37__Fid=5_M10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121:.H121])" office:value-type="float" office:value="6" calcext:value-type="float">
            <text:p>6,000</text:p>
          </table:table-cell>
          <table:table-cell table:formula="of:=STDEV([.B121:.H121])" office:value-type="float" office:value="2.16024689946929" calcext:value-type="float">
            <text:p>2,160</text:p>
          </table:table-cell>
        </table:table-row>
        <table:table-row table:style-name="ro1">
          <table:table-cell office:value-type="string" calcext:value-type="string">
            <text:p>53__Fid=6_M01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122:.H122])" office:value-type="float" office:value="7.5" calcext:value-type="float">
            <text:p>7,500</text:p>
          </table:table-cell>
          <table:table-cell table:formula="of:=STDEV([.B122:.H122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53__Fid=6_M02.nrr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AVERAGE([.B123:.H123])" office:value-type="float" office:value="4.5" calcext:value-type="float">
            <text:p>4,500</text:p>
          </table:table-cell>
          <table:table-cell table:formula="of:=STDEV([.B123:.H123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53__Fid=6_M03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124:.H124])" office:value-type="float" office:value="7.5" calcext:value-type="float">
            <text:p>7,500</text:p>
          </table:table-cell>
          <table:table-cell table:formula="of:=STDEV([.B124:.H124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53__Fid=6_M04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125:.H125])" office:value-type="float" office:value="6.5" calcext:value-type="float">
            <text:p>6,500</text:p>
          </table:table-cell>
          <table:table-cell table:formula="of:=STDEV([.B125:.H125])" office:value-type="float" office:value="1.73205080756888" calcext:value-type="float">
            <text:p>1,732</text:p>
          </table:table-cell>
        </table:table-row>
        <table:table-row table:style-name="ro1">
          <table:table-cell office:value-type="string" calcext:value-type="string">
            <text:p>53__Fid=6_M05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26:.H126])" office:value-type="float" office:value="3.75" calcext:value-type="float">
            <text:p>3,750</text:p>
          </table:table-cell>
          <table:table-cell table:formula="of:=STDEV([.B126:.H126])" office:value-type="float" office:value="2.06155281280883" calcext:value-type="float">
            <text:p>2,062</text:p>
          </table:table-cell>
        </table:table-row>
        <table:table-row table:style-name="ro1">
          <table:table-cell office:value-type="string" calcext:value-type="string">
            <text:p>53__Fid=6_M06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127:.H127])" office:value-type="float" office:value="7.75" calcext:value-type="float">
            <text:p>7,750</text:p>
          </table:table-cell>
          <table:table-cell table:formula="of:=STDEV([.B127:.H127])" office:value-type="float" office:value="1.25830573921179" calcext:value-type="float">
            <text:p>1,258</text:p>
          </table:table-cell>
        </table:table-row>
        <table:table-row table:style-name="ro1">
          <table:table-cell office:value-type="string" calcext:value-type="string">
            <text:p>53__Fid=6_M07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128:.H128])" office:value-type="float" office:value="1.5" calcext:value-type="float">
            <text:p>1,500</text:p>
          </table:table-cell>
          <table:table-cell table:formula="of:=STDEV([.B128:.H128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53__Fid=6_M08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29:.H129])" office:value-type="float" office:value="6.25" calcext:value-type="float">
            <text:p>6,250</text:p>
          </table:table-cell>
          <table:table-cell table:formula="of:=STDEV([.B129:.H129])" office:value-type="float" office:value="1.70782512765993" calcext:value-type="float">
            <text:p>1,708</text:p>
          </table:table-cell>
        </table:table-row>
        <table:table-row table:style-name="ro1">
          <table:table-cell office:value-type="string" calcext:value-type="string">
            <text:p>53__Fid=6_M09.nrr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AVERAGE([.B130:.H130])" office:value-type="float" office:value="6.75" calcext:value-type="float">
            <text:p>6,750</text:p>
          </table:table-cell>
          <table:table-cell table:formula="of:=STDEV([.B130:.H130])" office:value-type="float" office:value="2.21735578260835" calcext:value-type="float">
            <text:p>2,217</text:p>
          </table:table-cell>
        </table:table-row>
        <table:table-row table:style-name="ro1">
          <table:table-cell office:value-type="string" calcext:value-type="string">
            <text:p>53__Fid=6_M10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31:.H131])" office:value-type="float" office:value="4" calcext:value-type="float">
            <text:p>4,000</text:p>
          </table:table-cell>
          <table:table-cell table:formula="of:=STDEV([.B131:.H13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74__Fid=7_M01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132:.H132])" office:value-type="float" office:value="6.75" calcext:value-type="float">
            <text:p>6,750</text:p>
          </table:table-cell>
          <table:table-cell table:formula="of:=STDEV([.B132:.H132])" office:value-type="float" office:value="2.06155281280883" calcext:value-type="float">
            <text:p>2,062</text:p>
          </table:table-cell>
        </table:table-row>
        <table:table-row table:style-name="ro1">
          <table:table-cell office:value-type="string" calcext:value-type="string">
            <text:p>74__Fid=7_M02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AVERAGE([.B133:.H133])" office:value-type="float" office:value="7.5" calcext:value-type="float">
            <text:p>7,500</text:p>
          </table:table-cell>
          <table:table-cell table:formula="of:=STDEV([.B133:.H133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74__Fid=7_M03.nrrd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134:.H134])" office:value-type="float" office:value="8.5" calcext:value-type="float">
            <text:p>8,500</text:p>
          </table:table-cell>
          <table:table-cell table:formula="of:=STDEV([.B134:.H134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74__Fid=7_M04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AVERAGE([.B135:.H135])" office:value-type="float" office:value="8.25" calcext:value-type="float">
            <text:p>8,250</text:p>
          </table:table-cell>
          <table:table-cell table:formula="of:=STDEV([.B135:.H135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74__Fid=7_M05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table:formula="of:=AVERAGE([.B136:.H136])" office:value-type="float" office:value="8.5" calcext:value-type="float">
            <text:p>8,500</text:p>
          </table:table-cell>
          <table:table-cell table:formula="of:=STDEV([.B136:.H136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74__Fid=7_M06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37:.H137])" office:value-type="float" office:value="8" calcext:value-type="float">
            <text:p>8,000</text:p>
          </table:table-cell>
          <table:table-cell table:formula="of:=STDEV([.B137:.H137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74__Fid=7_M07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AVERAGE([.B138:.H138])" office:value-type="float" office:value="6.5" calcext:value-type="float">
            <text:p>6,500</text:p>
          </table:table-cell>
          <table:table-cell table:formula="of:=STDEV([.B138:.H138])" office:value-type="float" office:value="3.69684550213647" calcext:value-type="float">
            <text:p>3,697</text:p>
          </table:table-cell>
        </table:table-row>
        <table:table-row table:style-name="ro1">
          <table:table-cell office:value-type="string" calcext:value-type="string">
            <text:p>74__Fid=7_M08.nrr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AVERAGE([.B139:.H139])" office:value-type="float" office:value="8.5" calcext:value-type="float">
            <text:p>8,500</text:p>
          </table:table-cell>
          <table:table-cell table:formula="of:=STDEV([.B139:.H139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74__Fid=7_M09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AVERAGE([.B140:.H140])" office:value-type="float" office:value="7.25" calcext:value-type="float">
            <text:p>7,250</text:p>
          </table:table-cell>
          <table:table-cell table:formula="of:=STDEV([.B140:.H140])" office:value-type="float" office:value="1.70782512765993" calcext:value-type="float">
            <text:p>1,708</text:p>
          </table:table-cell>
        </table:table-row>
        <table:table-row table:style-name="ro1">
          <table:table-cell office:value-type="string" calcext:value-type="string">
            <text:p>74__Fid=7_M10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141:.H141])" office:value-type="float" office:value="7.25" calcext:value-type="float">
            <text:p>7,250</text:p>
          </table:table-cell>
          <table:table-cell table:formula="of:=STDEV([.B141:.H141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81__Fid=8_M01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142:.H142])" office:value-type="float" office:value="4.75" calcext:value-type="float">
            <text:p>4,750</text:p>
          </table:table-cell>
          <table:table-cell table:formula="of:=STDEV([.B142:.H142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81__Fid=8_M02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43:.H143])" office:value-type="float" office:value="5.5" calcext:value-type="float">
            <text:p>5,500</text:p>
          </table:table-cell>
          <table:table-cell table:formula="of:=STDEV([.B143:.H143])" office:value-type="float" office:value="1.29099444873581" calcext:value-type="float">
            <text:p>1,291</text:p>
          </table:table-cell>
        </table:table-row>
        <table:table-row table:style-name="ro1">
          <table:table-cell office:value-type="string" calcext:value-type="string">
            <text:p>81__Fid=8_M03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144:.H144])" office:value-type="float" office:value="5.75" calcext:value-type="float">
            <text:p>5,750</text:p>
          </table:table-cell>
          <table:table-cell table:formula="of:=STDEV([.B144:.H144])" office:value-type="float" office:value="1.70782512765993" calcext:value-type="float">
            <text:p>1,708</text:p>
          </table:table-cell>
        </table:table-row>
        <table:table-row table:style-name="ro1">
          <table:table-cell office:value-type="string" calcext:value-type="string">
            <text:p>81__Fid=8_M04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145:.H145])" office:value-type="float" office:value="6.5" calcext:value-type="float">
            <text:p>6,500</text:p>
          </table:table-cell>
          <table:table-cell table:formula="of:=STDEV([.B145:.H145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81__Fid=8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146:.H146])" office:value-type="float" office:value="5.25" calcext:value-type="float">
            <text:p>5,250</text:p>
          </table:table-cell>
          <table:table-cell table:formula="of:=STDEV([.B146:.H146])" office:value-type="float" office:value="2.21735578260835" calcext:value-type="float">
            <text:p>2,217</text:p>
          </table:table-cell>
        </table:table-row>
        <table:table-row table:style-name="ro1">
          <table:table-cell office:value-type="string" calcext:value-type="string">
            <text:p>81__Fid=8_M06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47:.H147])" office:value-type="float" office:value="7.25" calcext:value-type="float">
            <text:p>7,250</text:p>
          </table:table-cell>
          <table:table-cell table:formula="of:=STDEV([.B147:.H147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81__Fid=8_M07.nrrd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48:.H148])" office:value-type="float" office:value="5.25" calcext:value-type="float">
            <text:p>5,250</text:p>
          </table:table-cell>
          <table:table-cell table:formula="of:=STDEV([.B148:.H148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81__Fid=8_M08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149:.H149])" office:value-type="float" office:value="6.5" calcext:value-type="float">
            <text:p>6,500</text:p>
          </table:table-cell>
          <table:table-cell table:formula="of:=STDEV([.B149:.H149])" office:value-type="float" office:value="1.91485421551268" calcext:value-type="float">
            <text:p>1,915</text:p>
          </table:table-cell>
        </table:table-row>
        <table:table-row table:style-name="ro1">
          <table:table-cell office:value-type="string" calcext:value-type="string">
            <text:p>81__Fid=8_M09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50:.H150])" office:value-type="float" office:value="2.75" calcext:value-type="float">
            <text:p>2,750</text:p>
          </table:table-cell>
          <table:table-cell table:formula="of:=STDEV([.B150:.H150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81__Fid=8_M10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AVERAGE([.B151:.H151])" office:value-type="float" office:value="4.75" calcext:value-type="float">
            <text:p>4,750</text:p>
          </table:table-cell>
          <table:table-cell table:formula="of:=STDEV([.B151:.H151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A1_Set4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2_Set4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3_Set4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4_Set4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5_Set4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4.88" calcext:value-type="float">
            <text:p>4,88</text:p>
          </table:table-cell>
          <table:table-cell table:formula="of:=AVERAGE([.C2:.C151])" office:value-type="float" office:value="4.83333333333333" calcext:value-type="float">
            <text:p>4,83333333333333</text:p>
          </table:table-cell>
          <table:table-cell table:formula="of:=AVERAGE([.D2:.D151])" office:value-type="float" office:value="3.84" calcext:value-type="float">
            <text:p>3,84</text:p>
          </table:table-cell>
          <table:table-cell table:formula="of:=AVERAGE([.E2:.E151])" office:value-type="float" office:value="5.18" calcext:value-type="float">
            <text:p>5,18</text:p>
          </table:table-cell>
          <table:table-cell table:number-columns-repeated="3"/>
          <table:table-cell table:style-name="Default" table:formula="of:=AVERAGE([.I2:.I151])" office:value-type="float" office:value="4.68333333333333" calcext:value-type="float">
            <text:p>4,68333333333333</text:p>
          </table:table-cell>
          <table:table-cell table:style-name="Default" table:formula="of:=AVERAGE([.J2:.J151])" office:value-type="float" office:value="1.17982531487005" calcext:value-type="float">
            <text:p>1,17982531487005</text:p>
          </table:table-cell>
        </table:table-row>
      </table:table>
      <table:table table:name="Set #5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6" table:number-columns-repeated="2" table:default-cell-style-name="ce7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₁</text:p>
          </table:table-cell>
          <table:table-cell office:value-type="string" calcext:value-type="string">
            <text:p>FA₂</text:p>
          </table:table-cell>
          <table:table-cell table:number-columns-repeated="5"/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0__Fid=1_M01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2:.H2])" office:value-type="float" office:value="6.5" calcext:value-type="float">
            <text:p>6,500</text:p>
          </table:table-cell>
          <table:table-cell table:formula="of:=STDEV([.B2:.H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0__Fid=1_M02.nrr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3:.H3])" office:value-type="float" office:value="5.5" calcext:value-type="float">
            <text:p>5,500</text:p>
          </table:table-cell>
          <table:table-cell table:formula="of:=STDEV([.B3:.H3])" office:value-type="float" office:value="3.53553390593274" calcext:value-type="float">
            <text:p>3,536</text:p>
          </table:table-cell>
        </table:table-row>
        <table:table-row table:style-name="ro1">
          <table:table-cell office:value-type="string" calcext:value-type="string">
            <text:p>0__Fid=1_M03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4:.H4])" office:value-type="float" office:value="3.5" calcext:value-type="float">
            <text:p>3,500</text:p>
          </table:table-cell>
          <table:table-cell table:formula="of:=STDEV([.B4:.H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0__Fid=1_M04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5:.H5])" office:value-type="float" office:value="5" calcext:value-type="float">
            <text:p>5,000</text:p>
          </table:table-cell>
          <table:table-cell table:formula="of:=STDEV([.B5:.H5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0__Fid=1_M05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6:.H6])" office:value-type="float" office:value="5.5" calcext:value-type="float">
            <text:p>5,500</text:p>
          </table:table-cell>
          <table:table-cell table:formula="of:=STDEV([.B6:.H6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0__Fid=1_M06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7:.H7])" office:value-type="float" office:value="2" calcext:value-type="float">
            <text:p>2,000</text:p>
          </table:table-cell>
          <table:table-cell table:formula="of:=STDEV([.B7:.H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0__Fid=1_M07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8:.H8])" office:value-type="float" office:value="5" calcext:value-type="float">
            <text:p>5,000</text:p>
          </table:table-cell>
          <table:table-cell table:formula="of:=STDEV([.B8:.H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0__Fid=1_M08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formula="of:=AVERAGE([.B9:.H9])" office:value-type="float" office:value="8.5" calcext:value-type="float">
            <text:p>8,500</text:p>
          </table:table-cell>
          <table:table-cell table:formula="of:=STDEV([.B9:.H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0__Fid=1_M09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0:.H10])" office:value-type="float" office:value="3.5" calcext:value-type="float">
            <text:p>3,500</text:p>
          </table:table-cell>
          <table:table-cell table:formula="of:=STDEV([.B10:.H1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0__Fid=1_M10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1:.H11])" office:value-type="float" office:value="3" calcext:value-type="float">
            <text:p>3,000</text:p>
          </table:table-cell>
          <table:table-cell table:formula="of:=STDEV([.B11:.H1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01__Fid=5_M01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2:.H12])" office:value-type="float" office:value="1" calcext:value-type="float">
            <text:p>1,000</text:p>
          </table:table-cell>
          <table:table-cell table:formula="of:=STDEV([.B12:.H1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1__Fid=5_M02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3:.H13])" office:value-type="float" office:value="3.5" calcext:value-type="float">
            <text:p>3,500</text:p>
          </table:table-cell>
          <table:table-cell table:formula="of:=STDEV([.B13:.H1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1__Fid=5_M03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4:.H14])" office:value-type="float" office:value="1" calcext:value-type="float">
            <text:p>1,000</text:p>
          </table:table-cell>
          <table:table-cell table:formula="of:=STDEV([.B14:.H1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1__Fid=5_M04.nrr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formula="of:=AVERAGE([.B15:.H15])" office:value-type="float" office:value="4" calcext:value-type="float">
            <text:p>4,000</text:p>
          </table:table-cell>
          <table:table-cell table:formula="of:=STDEV([.B15:.H1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1__Fid=5_M05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6:.H16])" office:value-type="float" office:value="1" calcext:value-type="float">
            <text:p>1,000</text:p>
          </table:table-cell>
          <table:table-cell table:formula="of:=STDEV([.B16:.H1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1__Fid=5_M06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7:.H17])" office:value-type="float" office:value="1" calcext:value-type="float">
            <text:p>1,000</text:p>
          </table:table-cell>
          <table:table-cell table:formula="of:=STDEV([.B17:.H1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1__Fid=5_M07.nr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AVERAGE([.B18:.H18])" office:value-type="float" office:value="3" calcext:value-type="float">
            <text:p>3,000</text:p>
          </table:table-cell>
          <table:table-cell table:formula="of:=STDEV([.B18:.H1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1__Fid=5_M08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9:.H19])" office:value-type="float" office:value="1" calcext:value-type="float">
            <text:p>1,000</text:p>
          </table:table-cell>
          <table:table-cell table:formula="of:=STDEV([.B19:.H1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1__Fid=5_M09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20:.H20])" office:value-type="float" office:value="1" calcext:value-type="float">
            <text:p>1,000</text:p>
          </table:table-cell>
          <table:table-cell table:formula="of:=STDEV([.B20:.H2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1__Fid=5_M10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21:.H21])" office:value-type="float" office:value="7.5" calcext:value-type="float">
            <text:p>7,500</text:p>
          </table:table-cell>
          <table:table-cell table:formula="of:=STDEV([.B21:.H2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6__Fid=11_M01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22:.H22])" office:value-type="float" office:value="3.5" calcext:value-type="float">
            <text:p>3,500</text:p>
          </table:table-cell>
          <table:table-cell table:formula="of:=STDEV([.B22:.H2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6__Fid=11_M02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23:.H23])" office:value-type="float" office:value="2.5" calcext:value-type="float">
            <text:p>2,500</text:p>
          </table:table-cell>
          <table:table-cell table:formula="of:=STDEV([.B23:.H2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6__Fid=11_M03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24:.H24])" office:value-type="float" office:value="4.5" calcext:value-type="float">
            <text:p>4,500</text:p>
          </table:table-cell>
          <table:table-cell table:formula="of:=STDEV([.B24:.H2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6__Fid=11_M04.nrrd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formula="of:=AVERAGE([.B25:.H25])" office:value-type="float" office:value="6" calcext:value-type="float">
            <text:p>6,000</text:p>
          </table:table-cell>
          <table:table-cell table:formula="of:=STDEV([.B25:.H2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6__Fid=11_M05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26:.H26])" office:value-type="float" office:value="4" calcext:value-type="float">
            <text:p>4,000</text:p>
          </table:table-cell>
          <table:table-cell table:formula="of:=STDEV([.B26:.H26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16__Fid=11_M06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27:.H27])" office:value-type="float" office:value="5.5" calcext:value-type="float">
            <text:p>5,500</text:p>
          </table:table-cell>
          <table:table-cell table:formula="of:=STDEV([.B27:.H2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6__Fid=11_M07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28:.H28])" office:value-type="float" office:value="5.5" calcext:value-type="float">
            <text:p>5,500</text:p>
          </table:table-cell>
          <table:table-cell table:formula="of:=STDEV([.B28:.H2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6__Fid=11_M08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29:.H29])" office:value-type="float" office:value="4.5" calcext:value-type="float">
            <text:p>4,500</text:p>
          </table:table-cell>
          <table:table-cell table:formula="of:=STDEV([.B29:.H2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6__Fid=11_M09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30:.H30])" office:value-type="float" office:value="1.5" calcext:value-type="float">
            <text:p>1,500</text:p>
          </table:table-cell>
          <table:table-cell table:formula="of:=STDEV([.B30:.H3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6__Fid=11_M10.nrr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table:formula="of:=AVERAGE([.B31:.H31])" office:value-type="float" office:value="5" calcext:value-type="float">
            <text:p>5,000</text:p>
          </table:table-cell>
          <table:table-cell table:formula="of:=STDEV([.B31:.H3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9__Fid=6_M01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32:.H32])" office:value-type="float" office:value="1" calcext:value-type="float">
            <text:p>1,000</text:p>
          </table:table-cell>
          <table:table-cell table:formula="of:=STDEV([.B32:.H3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9__Fid=6_M02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33:.H33])" office:value-type="float" office:value="1.5" calcext:value-type="float">
            <text:p>1,500</text:p>
          </table:table-cell>
          <table:table-cell table:formula="of:=STDEV([.B33:.H3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9__Fid=6_M03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34:.H34])" office:value-type="float" office:value="1" calcext:value-type="float">
            <text:p>1,000</text:p>
          </table:table-cell>
          <table:table-cell table:formula="of:=STDEV([.B34:.H3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9__Fid=6_M04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35:.H35])" office:value-type="float" office:value="1" calcext:value-type="float">
            <text:p>1,000</text:p>
          </table:table-cell>
          <table:table-cell table:formula="of:=STDEV([.B35:.H3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9__Fid=6_M05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36:.H36])" office:value-type="float" office:value="2" calcext:value-type="float">
            <text:p>2,000</text:p>
          </table:table-cell>
          <table:table-cell table:formula="of:=STDEV([.B36:.H3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9__Fid=6_M06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37:.H37])" office:value-type="float" office:value="1" calcext:value-type="float">
            <text:p>1,000</text:p>
          </table:table-cell>
          <table:table-cell table:formula="of:=STDEV([.B37:.H3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9__Fid=6_M07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38:.H38])" office:value-type="float" office:value="2.5" calcext:value-type="float">
            <text:p>2,500</text:p>
          </table:table-cell>
          <table:table-cell table:formula="of:=STDEV([.B38:.H3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9__Fid=6_M08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39:.H39])" office:value-type="float" office:value="1" calcext:value-type="float">
            <text:p>1,000</text:p>
          </table:table-cell>
          <table:table-cell table:formula="of:=STDEV([.B39:.H3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9__Fid=6_M09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40:.H40])" office:value-type="float" office:value="1" calcext:value-type="float">
            <text:p>1,000</text:p>
          </table:table-cell>
          <table:table-cell table:formula="of:=STDEV([.B40:.H4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9__Fid=6_M10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41:.H41])" office:value-type="float" office:value="2.5" calcext:value-type="float">
            <text:p>2,500</text:p>
          </table:table-cell>
          <table:table-cell table:formula="of:=STDEV([.B41:.H4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2__Fid=7_M01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42:.H42])" office:value-type="float" office:value="8.5" calcext:value-type="float">
            <text:p>8,500</text:p>
          </table:table-cell>
          <table:table-cell table:formula="of:=STDEV([.B42:.H4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2__Fid=7_M02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43:.H43])" office:value-type="float" office:value="8" calcext:value-type="float">
            <text:p>8,000</text:p>
          </table:table-cell>
          <table:table-cell table:formula="of:=STDEV([.B43:.H4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2__Fid=7_M03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44:.H44])" office:value-type="float" office:value="5.5" calcext:value-type="float">
            <text:p>5,500</text:p>
          </table:table-cell>
          <table:table-cell table:formula="of:=STDEV([.B44:.H4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2__Fid=7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45:.H45])" office:value-type="float" office:value="3.5" calcext:value-type="float">
            <text:p>3,500</text:p>
          </table:table-cell>
          <table:table-cell table:formula="of:=STDEV([.B45:.H4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2__Fid=7_M05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46:.H46])" office:value-type="float" office:value="5.5" calcext:value-type="float">
            <text:p>5,500</text:p>
          </table:table-cell>
          <table:table-cell table:formula="of:=STDEV([.B46:.H46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32__Fid=7_M06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47:.H47])" office:value-type="float" office:value="8" calcext:value-type="float">
            <text:p>8,000</text:p>
          </table:table-cell>
          <table:table-cell table:formula="of:=STDEV([.B47:.H4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2__Fid=7_M07.nrrd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formula="of:=AVERAGE([.B48:.H48])" office:value-type="float" office:value="6" calcext:value-type="float">
            <text:p>6,000</text:p>
          </table:table-cell>
          <table:table-cell table:formula="of:=STDEV([.B48:.H4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2__Fid=7_M08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formula="of:=AVERAGE([.B49:.H49])" office:value-type="float" office:value="8.5" calcext:value-type="float">
            <text:p>8,500</text:p>
          </table:table-cell>
          <table:table-cell table:formula="of:=STDEV([.B49:.H4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2__Fid=7_M09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50:.H50])" office:value-type="float" office:value="7.5" calcext:value-type="float">
            <text:p>7,500</text:p>
          </table:table-cell>
          <table:table-cell table:formula="of:=STDEV([.B50:.H5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2__Fid=7_M10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  <table:table-cell table:formula="of:=AVERAGE([.B51:.H51])" office:value-type="float" office:value="9" calcext:value-type="float">
            <text:p>9,000</text:p>
          </table:table-cell>
          <table:table-cell table:formula="of:=STDEV([.B51:.H5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1__Fid=8_M01.nrrd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  <table:table-cell table:formula="of:=AVERAGE([.B52:.H52])" office:value-type="float" office:value="7" calcext:value-type="float">
            <text:p>7,000</text:p>
          </table:table-cell>
          <table:table-cell table:formula="of:=STDEV([.B52:.H5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1__Fid=8_M02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53:.H53])" office:value-type="float" office:value="4" calcext:value-type="float">
            <text:p>4,000</text:p>
          </table:table-cell>
          <table:table-cell table:formula="of:=STDEV([.B53:.H5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1__Fid=8_M03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54:.H54])" office:value-type="float" office:value="3" calcext:value-type="float">
            <text:p>3,000</text:p>
          </table:table-cell>
          <table:table-cell table:formula="of:=STDEV([.B54:.H5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1__Fid=8_M04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55:.H55])" office:value-type="float" office:value="4.5" calcext:value-type="float">
            <text:p>4,500</text:p>
          </table:table-cell>
          <table:table-cell table:formula="of:=STDEV([.B55:.H55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51__Fid=8_M05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56:.H56])" office:value-type="float" office:value="6.5" calcext:value-type="float">
            <text:p>6,500</text:p>
          </table:table-cell>
          <table:table-cell table:formula="of:=STDEV([.B56:.H5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51__Fid=8_M06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57:.H57])" office:value-type="float" office:value="5.5" calcext:value-type="float">
            <text:p>5,500</text:p>
          </table:table-cell>
          <table:table-cell table:formula="of:=STDEV([.B57:.H57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51__Fid=8_M07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58:.H58])" office:value-type="float" office:value="7.5" calcext:value-type="float">
            <text:p>7,500</text:p>
          </table:table-cell>
          <table:table-cell table:formula="of:=STDEV([.B58:.H5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51__Fid=8_M08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59:.H59])" office:value-type="float" office:value="8" calcext:value-type="float">
            <text:p>8,000</text:p>
          </table:table-cell>
          <table:table-cell table:formula="of:=STDEV([.B59:.H5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1__Fid=8_M09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60:.H60])" office:value-type="float" office:value="7" calcext:value-type="float">
            <text:p>7,000</text:p>
          </table:table-cell>
          <table:table-cell table:formula="of:=STDEV([.B60:.H6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1__Fid=8_M10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61:.H61])" office:value-type="float" office:value="8.5" calcext:value-type="float">
            <text:p>8,500</text:p>
          </table:table-cell>
          <table:table-cell table:formula="of:=STDEV([.B61:.H6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7__Fid=12_M01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  <table:table-cell table:formula="of:=AVERAGE([.B62:.H62])" office:value-type="float" office:value="9" calcext:value-type="float">
            <text:p>9,000</text:p>
          </table:table-cell>
          <table:table-cell table:formula="of:=STDEV([.B62:.H6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7__Fid=12_M02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63:.H63])" office:value-type="float" office:value="2.5" calcext:value-type="float">
            <text:p>2,500</text:p>
          </table:table-cell>
          <table:table-cell table:formula="of:=STDEV([.B63:.H6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7__Fid=12_M03.nrr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formula="of:=AVERAGE([.B64:.H64])" office:value-type="float" office:value="4" calcext:value-type="float">
            <text:p>4,000</text:p>
          </table:table-cell>
          <table:table-cell table:formula="of:=STDEV([.B64:.H6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7__Fid=12_M04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65:.H65])" office:value-type="float" office:value="8" calcext:value-type="float">
            <text:p>8,000</text:p>
          </table:table-cell>
          <table:table-cell table:formula="of:=STDEV([.B65:.H6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7__Fid=12_M05.nrr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formula="of:=AVERAGE([.B66:.H66])" office:value-type="float" office:value="4" calcext:value-type="float">
            <text:p>4,000</text:p>
          </table:table-cell>
          <table:table-cell table:formula="of:=STDEV([.B66:.H6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7__Fid=12_M06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67:.H67])" office:value-type="float" office:value="3.5" calcext:value-type="float">
            <text:p>3,500</text:p>
          </table:table-cell>
          <table:table-cell table:formula="of:=STDEV([.B67:.H6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7__Fid=12_M07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68:.H68])" office:value-type="float" office:value="5" calcext:value-type="float">
            <text:p>5,000</text:p>
          </table:table-cell>
          <table:table-cell table:formula="of:=STDEV([.B68:.H6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7__Fid=12_M08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69:.H69])" office:value-type="float" office:value="1" calcext:value-type="float">
            <text:p>1,000</text:p>
          </table:table-cell>
          <table:table-cell table:formula="of:=STDEV([.B69:.H6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7__Fid=12_M09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  <table:table-cell table:formula="of:=AVERAGE([.B70:.H70])" office:value-type="float" office:value="9" calcext:value-type="float">
            <text:p>9,000</text:p>
          </table:table-cell>
          <table:table-cell table:formula="of:=STDEV([.B70:.H7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7__Fid=12_M10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formula="of:=AVERAGE([.B71:.H71])" office:value-type="float" office:value="8.5" calcext:value-type="float">
            <text:p>8,500</text:p>
          </table:table-cell>
          <table:table-cell table:formula="of:=STDEV([.B71:.H7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71__Fid=15_M01.nr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AVERAGE([.B72:.H72])" office:value-type="float" office:value="3" calcext:value-type="float">
            <text:p>3,000</text:p>
          </table:table-cell>
          <table:table-cell table:formula="of:=STDEV([.B72:.H7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71__Fid=15_M02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73:.H73])" office:value-type="float" office:value="3" calcext:value-type="float">
            <text:p>3,000</text:p>
          </table:table-cell>
          <table:table-cell table:formula="of:=STDEV([.B73:.H7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71__Fid=15_M03.nr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AVERAGE([.B74:.H74])" office:value-type="float" office:value="3" calcext:value-type="float">
            <text:p>3,000</text:p>
          </table:table-cell>
          <table:table-cell table:formula="of:=STDEV([.B74:.H7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71__Fid=15_M04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75:.H75])" office:value-type="float" office:value="7.5" calcext:value-type="float">
            <text:p>7,500</text:p>
          </table:table-cell>
          <table:table-cell table:formula="of:=STDEV([.B75:.H7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71__Fid=15_M05.nrr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76:.H76])" office:value-type="float" office:value="6.5" calcext:value-type="float">
            <text:p>6,500</text:p>
          </table:table-cell>
          <table:table-cell table:formula="of:=STDEV([.B76:.H76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71__Fid=15_M06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77:.H77])" office:value-type="float" office:value="2.5" calcext:value-type="float">
            <text:p>2,500</text:p>
          </table:table-cell>
          <table:table-cell table:formula="of:=STDEV([.B77:.H7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71__Fid=15_M07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78:.H78])" office:value-type="float" office:value="1" calcext:value-type="float">
            <text:p>1,000</text:p>
          </table:table-cell>
          <table:table-cell table:formula="of:=STDEV([.B78:.H7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71__Fid=15_M08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79:.H79])" office:value-type="float" office:value="7.5" calcext:value-type="float">
            <text:p>7,500</text:p>
          </table:table-cell>
          <table:table-cell table:formula="of:=STDEV([.B79:.H7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71__Fid=15_M09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80:.H80])" office:value-type="float" office:value="2.5" calcext:value-type="float">
            <text:p>2,500</text:p>
          </table:table-cell>
          <table:table-cell table:formula="of:=STDEV([.B80:.H8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71__Fid=15_M10.nrrd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formula="of:=AVERAGE([.B81:.H81])" office:value-type="float" office:value="6" calcext:value-type="float">
            <text:p>6,000</text:p>
          </table:table-cell>
          <table:table-cell table:formula="of:=STDEV([.B81:.H8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1__Fid=2_M01.nrr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formula="of:=AVERAGE([.B82:.H82])" office:value-type="float" office:value="4" calcext:value-type="float">
            <text:p>4,000</text:p>
          </table:table-cell>
          <table:table-cell table:formula="of:=STDEV([.B82:.H8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1__Fid=2_M02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83:.H83])" office:value-type="float" office:value="3.5" calcext:value-type="float">
            <text:p>3,500</text:p>
          </table:table-cell>
          <table:table-cell table:formula="of:=STDEV([.B83:.H8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1__Fid=2_M03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84:.H84])" office:value-type="float" office:value="7.5" calcext:value-type="float">
            <text:p>7,500</text:p>
          </table:table-cell>
          <table:table-cell table:formula="of:=STDEV([.B84:.H8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1__Fid=2_M04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85:.H85])" office:value-type="float" office:value="2.5" calcext:value-type="float">
            <text:p>2,500</text:p>
          </table:table-cell>
          <table:table-cell table:formula="of:=STDEV([.B85:.H8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1__Fid=2_M05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86:.H86])" office:value-type="float" office:value="2" calcext:value-type="float">
            <text:p>2,000</text:p>
          </table:table-cell>
          <table:table-cell table:formula="of:=STDEV([.B86:.H8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1__Fid=2_M06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87:.H87])" office:value-type="float" office:value="3.5" calcext:value-type="float">
            <text:p>3,500</text:p>
          </table:table-cell>
          <table:table-cell table:formula="of:=STDEV([.B87:.H8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1__Fid=2_M07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88:.H88])" office:value-type="float" office:value="3.5" calcext:value-type="float">
            <text:p>3,500</text:p>
          </table:table-cell>
          <table:table-cell table:formula="of:=STDEV([.B88:.H8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1__Fid=2_M08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89:.H89])" office:value-type="float" office:value="4.5" calcext:value-type="float">
            <text:p>4,500</text:p>
          </table:table-cell>
          <table:table-cell table:formula="of:=STDEV([.B89:.H8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1__Fid=2_M09.nrr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formula="of:=AVERAGE([.B90:.H90])" office:value-type="float" office:value="4" calcext:value-type="float">
            <text:p>4,000</text:p>
          </table:table-cell>
          <table:table-cell table:formula="of:=STDEV([.B90:.H9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1__Fid=2_M10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91:.H91])" office:value-type="float" office:value="2" calcext:value-type="float">
            <text:p>2,000</text:p>
          </table:table-cell>
          <table:table-cell table:formula="of:=STDEV([.B91:.H9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9__Fid=10_M01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92:.H92])" office:value-type="float" office:value="2" calcext:value-type="float">
            <text:p>2,000</text:p>
          </table:table-cell>
          <table:table-cell table:formula="of:=STDEV([.B92:.H9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9__Fid=10_M02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93:.H93])" office:value-type="float" office:value="8" calcext:value-type="float">
            <text:p>8,000</text:p>
          </table:table-cell>
          <table:table-cell table:formula="of:=STDEV([.B93:.H9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9__Fid=10_M03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94:.H94])" office:value-type="float" office:value="1" calcext:value-type="float">
            <text:p>1,000</text:p>
          </table:table-cell>
          <table:table-cell table:formula="of:=STDEV([.B94:.H9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9__Fid=10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95:.H95])" office:value-type="float" office:value="3.5" calcext:value-type="float">
            <text:p>3,500</text:p>
          </table:table-cell>
          <table:table-cell table:formula="of:=STDEV([.B95:.H9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9__Fid=10_M05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96:.H96])" office:value-type="float" office:value="1" calcext:value-type="float">
            <text:p>1,000</text:p>
          </table:table-cell>
          <table:table-cell table:formula="of:=STDEV([.B96:.H9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9__Fid=10_M06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97:.H97])" office:value-type="float" office:value="1" calcext:value-type="float">
            <text:p>1,000</text:p>
          </table:table-cell>
          <table:table-cell table:formula="of:=STDEV([.B97:.H9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9__Fid=10_M07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98:.H98])" office:value-type="float" office:value="1.5" calcext:value-type="float">
            <text:p>1,500</text:p>
          </table:table-cell>
          <table:table-cell table:formula="of:=STDEV([.B98:.H9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9__Fid=10_M08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99:.H99])" office:value-type="float" office:value="1" calcext:value-type="float">
            <text:p>1,000</text:p>
          </table:table-cell>
          <table:table-cell table:formula="of:=STDEV([.B99:.H9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9__Fid=10_M09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00:.H100])" office:value-type="float" office:value="2.5" calcext:value-type="float">
            <text:p>2,500</text:p>
          </table:table-cell>
          <table:table-cell table:formula="of:=STDEV([.B100:.H10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9__Fid=10_M10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01:.H101])" office:value-type="float" office:value="1" calcext:value-type="float">
            <text:p>1,000</text:p>
          </table:table-cell>
          <table:table-cell table:formula="of:=STDEV([.B101:.H10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5__Fid=3_M01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102:.H102])" office:value-type="float" office:value="5" calcext:value-type="float">
            <text:p>5,000</text:p>
          </table:table-cell>
          <table:table-cell table:formula="of:=STDEV([.B102:.H10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35__Fid=3_M02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  <table:table-cell table:formula="of:=AVERAGE([.B103:.H103])" office:value-type="float" office:value="9" calcext:value-type="float">
            <text:p>9,000</text:p>
          </table:table-cell>
          <table:table-cell table:formula="of:=STDEV([.B103:.H10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5__Fid=3_M03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104:.H104])" office:value-type="float" office:value="7" calcext:value-type="float">
            <text:p>7,000</text:p>
          </table:table-cell>
          <table:table-cell table:formula="of:=STDEV([.B104:.H10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35__Fid=3_M04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105:.H105])" office:value-type="float" office:value="8.5" calcext:value-type="float">
            <text:p>8,500</text:p>
          </table:table-cell>
          <table:table-cell table:formula="of:=STDEV([.B105:.H10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5__Fid=3_M05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106:.H106])" office:value-type="float" office:value="6.5" calcext:value-type="float">
            <text:p>6,500</text:p>
          </table:table-cell>
          <table:table-cell table:formula="of:=STDEV([.B106:.H10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5__Fid=3_M06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107:.H107])" office:value-type="float" office:value="6.5" calcext:value-type="float">
            <text:p>6,500</text:p>
          </table:table-cell>
          <table:table-cell table:formula="of:=STDEV([.B107:.H10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5__Fid=3_M07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108:.H108])" office:value-type="float" office:value="5.5" calcext:value-type="float">
            <text:p>5,500</text:p>
          </table:table-cell>
          <table:table-cell table:formula="of:=STDEV([.B108:.H108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35__Fid=3_M08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109:.H109])" office:value-type="float" office:value="7.5" calcext:value-type="float">
            <text:p>7,500</text:p>
          </table:table-cell>
          <table:table-cell table:formula="of:=STDEV([.B109:.H10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5__Fid=3_M09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110:.H110])" office:value-type="float" office:value="8" calcext:value-type="float">
            <text:p>8,000</text:p>
          </table:table-cell>
          <table:table-cell table:formula="of:=STDEV([.B110:.H11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5__Fid=3_M10.nrrd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  <table:table-cell table:formula="of:=AVERAGE([.B111:.H111])" office:value-type="float" office:value="7" calcext:value-type="float">
            <text:p>7,000</text:p>
          </table:table-cell>
          <table:table-cell table:formula="of:=STDEV([.B111:.H11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8__Fid=14_M01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112:.H112])" office:value-type="float" office:value="5" calcext:value-type="float">
            <text:p>5,000</text:p>
          </table:table-cell>
          <table:table-cell table:formula="of:=STDEV([.B112:.H11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38__Fid=14_M02.nrr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table:formula="of:=AVERAGE([.B113:.H113])" office:value-type="float" office:value="5" calcext:value-type="float">
            <text:p>5,000</text:p>
          </table:table-cell>
          <table:table-cell table:formula="of:=STDEV([.B113:.H11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8__Fid=14_M03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114:.H114])" office:value-type="float" office:value="8" calcext:value-type="float">
            <text:p>8,000</text:p>
          </table:table-cell>
          <table:table-cell table:formula="of:=STDEV([.B114:.H11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8__Fid=14_M04.nrr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formula="of:=AVERAGE([.B115:.H115])" office:value-type="float" office:value="4" calcext:value-type="float">
            <text:p>4,000</text:p>
          </table:table-cell>
          <table:table-cell table:formula="of:=STDEV([.B115:.H11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8__Fid=14_M05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16:.H116])" office:value-type="float" office:value="4.5" calcext:value-type="float">
            <text:p>4,500</text:p>
          </table:table-cell>
          <table:table-cell table:formula="of:=STDEV([.B116:.H116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38__Fid=14_M06.nrrd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  <table:table-cell table:formula="of:=AVERAGE([.B117:.H117])" office:value-type="float" office:value="7" calcext:value-type="float">
            <text:p>7,000</text:p>
          </table:table-cell>
          <table:table-cell table:formula="of:=STDEV([.B117:.H11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8__Fid=14_M07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118:.H118])" office:value-type="float" office:value="1.5" calcext:value-type="float">
            <text:p>1,500</text:p>
          </table:table-cell>
          <table:table-cell table:formula="of:=STDEV([.B118:.H11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8__Fid=14_M08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119:.H119])" office:value-type="float" office:value="6.5" calcext:value-type="float">
            <text:p>6,500</text:p>
          </table:table-cell>
          <table:table-cell table:formula="of:=STDEV([.B119:.H11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8__Fid=14_M09.nr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120:.H120])" office:value-type="float" office:value="3.5" calcext:value-type="float">
            <text:p>3,500</text:p>
          </table:table-cell>
          <table:table-cell table:formula="of:=STDEV([.B120:.H120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38__Fid=14_M10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121:.H121])" office:value-type="float" office:value="7" calcext:value-type="float">
            <text:p>7,000</text:p>
          </table:table-cell>
          <table:table-cell table:formula="of:=STDEV([.B121:.H12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1__Fid=4_M01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122:.H122])" office:value-type="float" office:value="4" calcext:value-type="float">
            <text:p>4,000</text:p>
          </table:table-cell>
          <table:table-cell table:formula="of:=STDEV([.B122:.H12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1__Fid=4_M02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123:.H123])" office:value-type="float" office:value="4" calcext:value-type="float">
            <text:p>4,000</text:p>
          </table:table-cell>
          <table:table-cell table:formula="of:=STDEV([.B123:.H12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1__Fid=4_M03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24:.H124])" office:value-type="float" office:value="3" calcext:value-type="float">
            <text:p>3,000</text:p>
          </table:table-cell>
          <table:table-cell table:formula="of:=STDEV([.B124:.H12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1__Fid=4_M04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25:.H125])" office:value-type="float" office:value="1" calcext:value-type="float">
            <text:p>1,000</text:p>
          </table:table-cell>
          <table:table-cell table:formula="of:=STDEV([.B125:.H12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1__Fid=4_M05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26:.H126])" office:value-type="float" office:value="1" calcext:value-type="float">
            <text:p>1,000</text:p>
          </table:table-cell>
          <table:table-cell table:formula="of:=STDEV([.B126:.H12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1__Fid=4_M06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27:.H127])" office:value-type="float" office:value="1" calcext:value-type="float">
            <text:p>1,000</text:p>
          </table:table-cell>
          <table:table-cell table:formula="of:=STDEV([.B127:.H12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1__Fid=4_M07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28:.H128])" office:value-type="float" office:value="1" calcext:value-type="float">
            <text:p>1,000</text:p>
          </table:table-cell>
          <table:table-cell table:formula="of:=STDEV([.B128:.H12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1__Fid=4_M08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29:.H129])" office:value-type="float" office:value="1" calcext:value-type="float">
            <text:p>1,000</text:p>
          </table:table-cell>
          <table:table-cell table:formula="of:=STDEV([.B129:.H12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1__Fid=4_M09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30:.H130])" office:value-type="float" office:value="5" calcext:value-type="float">
            <text:p>5,000</text:p>
          </table:table-cell>
          <table:table-cell table:formula="of:=STDEV([.B130:.H13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1__Fid=4_M10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31:.H131])" office:value-type="float" office:value="1" calcext:value-type="float">
            <text:p>1,000</text:p>
          </table:table-cell>
          <table:table-cell table:formula="of:=STDEV([.B131:.H13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65__Fid=13_M01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32:.H132])" office:value-type="float" office:value="3.5" calcext:value-type="float">
            <text:p>3,500</text:p>
          </table:table-cell>
          <table:table-cell table:formula="of:=STDEV([.B132:.H13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65__Fid=13_M02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33:.H133])" office:value-type="float" office:value="3.5" calcext:value-type="float">
            <text:p>3,500</text:p>
          </table:table-cell>
          <table:table-cell table:formula="of:=STDEV([.B133:.H13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65__Fid=13_M03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34:.H134])" office:value-type="float" office:value="3.5" calcext:value-type="float">
            <text:p>3,500</text:p>
          </table:table-cell>
          <table:table-cell table:formula="of:=STDEV([.B134:.H13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65__Fid=13_M04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35:.H135])" office:value-type="float" office:value="1" calcext:value-type="float">
            <text:p>1,000</text:p>
          </table:table-cell>
          <table:table-cell table:formula="of:=STDEV([.B135:.H13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65__Fid=13_M05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36:.H136])" office:value-type="float" office:value="1" calcext:value-type="float">
            <text:p>1,000</text:p>
          </table:table-cell>
          <table:table-cell table:formula="of:=STDEV([.B136:.H13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65__Fid=13_M06.nrr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formula="of:=AVERAGE([.B137:.H137])" office:value-type="float" office:value="4" calcext:value-type="float">
            <text:p>4,000</text:p>
          </table:table-cell>
          <table:table-cell table:formula="of:=STDEV([.B137:.H13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65__Fid=13_M07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38:.H138])" office:value-type="float" office:value="4.5" calcext:value-type="float">
            <text:p>4,500</text:p>
          </table:table-cell>
          <table:table-cell table:formula="of:=STDEV([.B138:.H13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65__Fid=13_M08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139:.H139])" office:value-type="float" office:value="5" calcext:value-type="float">
            <text:p>5,000</text:p>
          </table:table-cell>
          <table:table-cell table:formula="of:=STDEV([.B139:.H139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65__Fid=13_M09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140:.H140])" office:value-type="float" office:value="5.5" calcext:value-type="float">
            <text:p>5,500</text:p>
          </table:table-cell>
          <table:table-cell table:formula="of:=STDEV([.B140:.H14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65__Fid=13_M10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41:.H141])" office:value-type="float" office:value="4" calcext:value-type="float">
            <text:p>4,000</text:p>
          </table:table-cell>
          <table:table-cell table:formula="of:=STDEV([.B141:.H14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67__Fid=9_M01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142:.H142])" office:value-type="float" office:value="2" calcext:value-type="float">
            <text:p>2,000</text:p>
          </table:table-cell>
          <table:table-cell table:formula="of:=STDEV([.B142:.H14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67__Fid=9_M02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43:.H143])" office:value-type="float" office:value="1" calcext:value-type="float">
            <text:p>1,000</text:p>
          </table:table-cell>
          <table:table-cell table:formula="of:=STDEV([.B143:.H14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67__Fid=9_M03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144:.H144])" office:value-type="float" office:value="2.5" calcext:value-type="float">
            <text:p>2,500</text:p>
          </table:table-cell>
          <table:table-cell table:formula="of:=STDEV([.B144:.H14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67__Fid=9_M04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145:.H145])" office:value-type="float" office:value="1.5" calcext:value-type="float">
            <text:p>1,500</text:p>
          </table:table-cell>
          <table:table-cell table:formula="of:=STDEV([.B145:.H14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67__Fid=9_M05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46:.H146])" office:value-type="float" office:value="1" calcext:value-type="float">
            <text:p>1,000</text:p>
          </table:table-cell>
          <table:table-cell table:formula="of:=STDEV([.B146:.H14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67__Fid=9_M06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47:.H147])" office:value-type="float" office:value="1" calcext:value-type="float">
            <text:p>1,000</text:p>
          </table:table-cell>
          <table:table-cell table:formula="of:=STDEV([.B147:.H14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67__Fid=9_M07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48:.H148])" office:value-type="float" office:value="1" calcext:value-type="float">
            <text:p>1,000</text:p>
          </table:table-cell>
          <table:table-cell table:formula="of:=STDEV([.B148:.H14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67__Fid=9_M08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149:.H149])" office:value-type="float" office:value="2" calcext:value-type="float">
            <text:p>2,000</text:p>
          </table:table-cell>
          <table:table-cell table:formula="of:=STDEV([.B149:.H149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67__Fid=9_M09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150:.H150])" office:value-type="float" office:value="2" calcext:value-type="float">
            <text:p>2,000</text:p>
          </table:table-cell>
          <table:table-cell table:formula="of:=STDEV([.B150:.H15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67__Fid=9_M10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151:.H151])" office:value-type="float" office:value="1.5" calcext:value-type="float">
            <text:p>1,500</text:p>
          </table:table-cell>
          <table:table-cell table:formula="of:=STDEV([.B151:.H15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A1_Set5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2_Set5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3_Set5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4_Set5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5_Set5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4.04666666666667" calcext:value-type="float">
            <text:p>4,04666666666667</text:p>
          </table:table-cell>
          <table:table-cell table:formula="of:=AVERAGE([.C3:.C152])" office:value-type="float" office:value="4.1006711409396" calcext:value-type="float">
            <text:p>4,1006711409396</text:p>
          </table:table-cell>
          <table:table-cell table:formula="of:=AVERAGE([.C2:.C151])" office:value-type="float" office:value="4.12" calcext:value-type="float">
            <text:p>4,12</text:p>
          </table:table-cell>
          <table:table-cell table:formula="of:=AVERAGE([.E2:.E151])" office:value-type="string" office:string-value="" calcext:value-type="error">
            <text:p>#DIV/0!</text:p>
          </table:table-cell>
          <table:table-cell table:number-columns-repeated="3"/>
          <table:table-cell table:style-name="Default" table:formula="of:=AVERAGE([.I2:.I151])" office:value-type="float" office:value="4.08333333333333" calcext:value-type="float">
            <text:p>4,08333333333333</text:p>
          </table:table-cell>
          <table:table-cell table:style-name="Default" table:formula="of:=AVERAGE([.J2:.J151])" office:value-type="float" office:value="0.579827560572969" calcext:value-type="float">
            <text:p>0,579827560572969</text:p>
          </table:table-cell>
        </table:table-row>
      </table:table>
      <table:table table:name="Set #6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6" table:number-columns-repeated="2" table:default-cell-style-name="ce7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₁</text:p>
          </table:table-cell>
          <table:table-cell office:value-type="string" calcext:value-type="string">
            <text:p>FA₂</text:p>
          </table:table-cell>
          <table:table-cell table:number-columns-repeated="5"/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104__Fid=13_M01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2:.H2])" office:value-type="float" office:value="2" calcext:value-type="float">
            <text:p>2,000</text:p>
          </table:table-cell>
          <table:table-cell table:formula="of:=STDEV([.B2:.H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4__Fid=13_M02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3:.H3])" office:value-type="float" office:value="7.5" calcext:value-type="float">
            <text:p>7,500</text:p>
          </table:table-cell>
          <table:table-cell table:formula="of:=STDEV([.B3:.H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4__Fid=13_M03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4:.H4])" office:value-type="float" office:value="6.5" calcext:value-type="float">
            <text:p>6,500</text:p>
          </table:table-cell>
          <table:table-cell table:formula="of:=STDEV([.B4:.H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4__Fid=13_M04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5:.H5])" office:value-type="float" office:value="2.5" calcext:value-type="float">
            <text:p>2,500</text:p>
          </table:table-cell>
          <table:table-cell table:formula="of:=STDEV([.B5:.H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4__Fid=13_M05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6:.H6])" office:value-type="float" office:value="8" calcext:value-type="float">
            <text:p>8,000</text:p>
          </table:table-cell>
          <table:table-cell table:formula="of:=STDEV([.B6:.H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4__Fid=13_M06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7:.H7])" office:value-type="float" office:value="5.5" calcext:value-type="float">
            <text:p>5,500</text:p>
          </table:table-cell>
          <table:table-cell table:formula="of:=STDEV([.B7:.H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4__Fid=13_M07.nr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AVERAGE([.B8:.H8])" office:value-type="float" office:value="3" calcext:value-type="float">
            <text:p>3,000</text:p>
          </table:table-cell>
          <table:table-cell table:formula="of:=STDEV([.B8:.H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4__Fid=13_M08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9:.H9])" office:value-type="float" office:value="7.5" calcext:value-type="float">
            <text:p>7,500</text:p>
          </table:table-cell>
          <table:table-cell table:formula="of:=STDEV([.B9:.H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4__Fid=13_M09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10:.H10])" office:value-type="float" office:value="2" calcext:value-type="float">
            <text:p>2,000</text:p>
          </table:table-cell>
          <table:table-cell table:formula="of:=STDEV([.B10:.H1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4__Fid=13_M10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1:.H11])" office:value-type="float" office:value="3.5" calcext:value-type="float">
            <text:p>3,500</text:p>
          </table:table-cell>
          <table:table-cell table:formula="of:=STDEV([.B11:.H1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2__Fid=7_M01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12:.H12])" office:value-type="float" office:value="5.5" calcext:value-type="float">
            <text:p>5,500</text:p>
          </table:table-cell>
          <table:table-cell table:formula="of:=STDEV([.B12:.H1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2__Fid=7_M02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13:.H13])" office:value-type="float" office:value="2.5" calcext:value-type="float">
            <text:p>2,500</text:p>
          </table:table-cell>
          <table:table-cell table:formula="of:=STDEV([.B13:.H1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2__Fid=7_M03.nr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14:.H14])" office:value-type="float" office:value="3.5" calcext:value-type="float">
            <text:p>3,500</text:p>
          </table:table-cell>
          <table:table-cell table:formula="of:=STDEV([.B14:.H14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22__Fid=7_M04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15:.H15])" office:value-type="float" office:value="7.5" calcext:value-type="float">
            <text:p>7,500</text:p>
          </table:table-cell>
          <table:table-cell table:formula="of:=STDEV([.B15:.H1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2__Fid=7_M05.nr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16:.H16])" office:value-type="float" office:value="3.5" calcext:value-type="float">
            <text:p>3,500</text:p>
          </table:table-cell>
          <table:table-cell table:formula="of:=STDEV([.B16:.H16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22__Fid=7_M06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7:.H17])" office:value-type="float" office:value="3.5" calcext:value-type="float">
            <text:p>3,500</text:p>
          </table:table-cell>
          <table:table-cell table:formula="of:=STDEV([.B17:.H1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2__Fid=7_M07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18:.H18])" office:value-type="float" office:value="6" calcext:value-type="float">
            <text:p>6,000</text:p>
          </table:table-cell>
          <table:table-cell table:formula="of:=STDEV([.B18:.H1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22__Fid=7_M08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19:.H19])" office:value-type="float" office:value="2" calcext:value-type="float">
            <text:p>2,000</text:p>
          </table:table-cell>
          <table:table-cell table:formula="of:=STDEV([.B19:.H1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2__Fid=7_M09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20:.H20])" office:value-type="float" office:value="2" calcext:value-type="float">
            <text:p>2,000</text:p>
          </table:table-cell>
          <table:table-cell table:formula="of:=STDEV([.B20:.H2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22__Fid=7_M10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21:.H21])" office:value-type="float" office:value="2" calcext:value-type="float">
            <text:p>2,000</text:p>
          </table:table-cell>
          <table:table-cell table:formula="of:=STDEV([.B21:.H2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8__Fid=11_M01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22:.H22])" office:value-type="float" office:value="7.5" calcext:value-type="float">
            <text:p>7,500</text:p>
          </table:table-cell>
          <table:table-cell table:formula="of:=STDEV([.B22:.H2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8__Fid=11_M02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23:.H23])" office:value-type="float" office:value="8.5" calcext:value-type="float">
            <text:p>8,500</text:p>
          </table:table-cell>
          <table:table-cell table:formula="of:=STDEV([.B23:.H2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8__Fid=11_M03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24:.H24])" office:value-type="float" office:value="8" calcext:value-type="float">
            <text:p>8,000</text:p>
          </table:table-cell>
          <table:table-cell table:formula="of:=STDEV([.B24:.H2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8__Fid=11_M04.nrr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25:.H25])" office:value-type="float" office:value="6.5" calcext:value-type="float">
            <text:p>6,500</text:p>
          </table:table-cell>
          <table:table-cell table:formula="of:=STDEV([.B25:.H25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38__Fid=11_M05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26:.H26])" office:value-type="float" office:value="7.5" calcext:value-type="float">
            <text:p>7,500</text:p>
          </table:table-cell>
          <table:table-cell table:formula="of:=STDEV([.B26:.H2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8__Fid=11_M06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27:.H27])" office:value-type="float" office:value="5" calcext:value-type="float">
            <text:p>5,000</text:p>
          </table:table-cell>
          <table:table-cell table:formula="of:=STDEV([.B27:.H27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38__Fid=11_M07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28:.H28])" office:value-type="float" office:value="7.5" calcext:value-type="float">
            <text:p>7,500</text:p>
          </table:table-cell>
          <table:table-cell table:formula="of:=STDEV([.B28:.H2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8__Fid=11_M08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29:.H29])" office:value-type="float" office:value="8.5" calcext:value-type="float">
            <text:p>8,500</text:p>
          </table:table-cell>
          <table:table-cell table:formula="of:=STDEV([.B29:.H2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8__Fid=11_M09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30:.H30])" office:value-type="float" office:value="8" calcext:value-type="float">
            <text:p>8,000</text:p>
          </table:table-cell>
          <table:table-cell table:formula="of:=STDEV([.B30:.H3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8__Fid=11_M10.nrrd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  <table:table-cell table:formula="of:=AVERAGE([.B31:.H31])" office:value-type="float" office:value="7" calcext:value-type="float">
            <text:p>7,000</text:p>
          </table:table-cell>
          <table:table-cell table:formula="of:=STDEV([.B31:.H3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9__Fid=8_M01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formula="of:=AVERAGE([.B32:.H32])" office:value-type="float" office:value="8.5" calcext:value-type="float">
            <text:p>8,500</text:p>
          </table:table-cell>
          <table:table-cell table:formula="of:=STDEV([.B32:.H3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9__Fid=8_M02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33:.H33])" office:value-type="float" office:value="6.5" calcext:value-type="float">
            <text:p>6,500</text:p>
          </table:table-cell>
          <table:table-cell table:formula="of:=STDEV([.B33:.H33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39__Fid=8_M03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34:.H34])" office:value-type="float" office:value="8.5" calcext:value-type="float">
            <text:p>8,500</text:p>
          </table:table-cell>
          <table:table-cell table:formula="of:=STDEV([.B34:.H3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9__Fid=8_M04.nrr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35:.H35])" office:value-type="float" office:value="5.5" calcext:value-type="float">
            <text:p>5,500</text:p>
          </table:table-cell>
          <table:table-cell table:formula="of:=STDEV([.B35:.H35])" office:value-type="float" office:value="3.53553390593274" calcext:value-type="float">
            <text:p>3,536</text:p>
          </table:table-cell>
        </table:table-row>
        <table:table-row table:style-name="ro1">
          <table:table-cell office:value-type="string" calcext:value-type="string">
            <text:p>139__Fid=8_M05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formula="of:=AVERAGE([.B36:.H36])" office:value-type="float" office:value="8.5" calcext:value-type="float">
            <text:p>8,500</text:p>
          </table:table-cell>
          <table:table-cell table:formula="of:=STDEV([.B36:.H3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9__Fid=8_M06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  <table:table-cell table:formula="of:=AVERAGE([.B37:.H37])" office:value-type="float" office:value="9" calcext:value-type="float">
            <text:p>9,000</text:p>
          </table:table-cell>
          <table:table-cell table:formula="of:=STDEV([.B37:.H3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9__Fid=8_M07.nrrd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  <table:table-cell table:formula="of:=AVERAGE([.B38:.H38])" office:value-type="float" office:value="7" calcext:value-type="float">
            <text:p>7,000</text:p>
          </table:table-cell>
          <table:table-cell table:formula="of:=STDEV([.B38:.H3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9__Fid=8_M08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39:.H39])" office:value-type="float" office:value="8.5" calcext:value-type="float">
            <text:p>8,500</text:p>
          </table:table-cell>
          <table:table-cell table:formula="of:=STDEV([.B39:.H3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9__Fid=8_M09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40:.H40])" office:value-type="float" office:value="8" calcext:value-type="float">
            <text:p>8,000</text:p>
          </table:table-cell>
          <table:table-cell table:formula="of:=STDEV([.B40:.H4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9__Fid=8_M10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  <table:table-cell table:formula="of:=AVERAGE([.B41:.H41])" office:value-type="float" office:value="9" calcext:value-type="float">
            <text:p>9,000</text:p>
          </table:table-cell>
          <table:table-cell table:formula="of:=STDEV([.B41:.H4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65__Fid=12_M01.nrrd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formula="of:=AVERAGE([.B42:.H42])" office:value-type="float" office:value="6" calcext:value-type="float">
            <text:p>6,000</text:p>
          </table:table-cell>
          <table:table-cell table:formula="of:=STDEV([.B42:.H4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65__Fid=12_M02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43:.H43])" office:value-type="float" office:value="3.5" calcext:value-type="float">
            <text:p>3,500</text:p>
          </table:table-cell>
          <table:table-cell table:formula="of:=STDEV([.B43:.H4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65__Fid=12_M03.nrrd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formula="of:=AVERAGE([.B44:.H44])" office:value-type="float" office:value="6" calcext:value-type="float">
            <text:p>6,000</text:p>
          </table:table-cell>
          <table:table-cell table:formula="of:=STDEV([.B44:.H4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65__Fid=12_M04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45:.H45])" office:value-type="float" office:value="2.5" calcext:value-type="float">
            <text:p>2,500</text:p>
          </table:table-cell>
          <table:table-cell table:formula="of:=STDEV([.B45:.H4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65__Fid=12_M05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46:.H46])" office:value-type="float" office:value="7.5" calcext:value-type="float">
            <text:p>7,500</text:p>
          </table:table-cell>
          <table:table-cell table:formula="of:=STDEV([.B46:.H4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65__Fid=12_M06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47:.H47])" office:value-type="float" office:value="8.5" calcext:value-type="float">
            <text:p>8,500</text:p>
          </table:table-cell>
          <table:table-cell table:formula="of:=STDEV([.B47:.H4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65__Fid=12_M07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48:.H48])" office:value-type="float" office:value="2" calcext:value-type="float">
            <text:p>2,000</text:p>
          </table:table-cell>
          <table:table-cell table:formula="of:=STDEV([.B48:.H4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65__Fid=12_M08.nrr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formula="of:=AVERAGE([.B49:.H49])" office:value-type="float" office:value="4" calcext:value-type="float">
            <text:p>4,000</text:p>
          </table:table-cell>
          <table:table-cell table:formula="of:=STDEV([.B49:.H4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65__Fid=12_M09.nr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AVERAGE([.B50:.H50])" office:value-type="float" office:value="3" calcext:value-type="float">
            <text:p>3,000</text:p>
          </table:table-cell>
          <table:table-cell table:formula="of:=STDEV([.B50:.H5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65__Fid=12_M10.nrr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formula="of:=AVERAGE([.B51:.H51])" office:value-type="float" office:value="4" calcext:value-type="float">
            <text:p>4,000</text:p>
          </table:table-cell>
          <table:table-cell table:formula="of:=STDEV([.B51:.H5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9__Fid=3_M01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52:.H52])" office:value-type="float" office:value="5" calcext:value-type="float">
            <text:p>5,000</text:p>
          </table:table-cell>
          <table:table-cell table:formula="of:=STDEV([.B52:.H5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9__Fid=3_M02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53:.H53])" office:value-type="float" office:value="3.5" calcext:value-type="float">
            <text:p>3,500</text:p>
          </table:table-cell>
          <table:table-cell table:formula="of:=STDEV([.B53:.H5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9__Fid=3_M03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54:.H54])" office:value-type="float" office:value="6.5" calcext:value-type="float">
            <text:p>6,500</text:p>
          </table:table-cell>
          <table:table-cell table:formula="of:=STDEV([.B54:.H5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9__Fid=3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55:.H55])" office:value-type="float" office:value="3.5" calcext:value-type="float">
            <text:p>3,500</text:p>
          </table:table-cell>
          <table:table-cell table:formula="of:=STDEV([.B55:.H5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9__Fid=3_M05.nr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AVERAGE([.B56:.H56])" office:value-type="float" office:value="3" calcext:value-type="float">
            <text:p>3,000</text:p>
          </table:table-cell>
          <table:table-cell table:formula="of:=STDEV([.B56:.H5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9__Fid=3_M06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57:.H57])" office:value-type="float" office:value="1.5" calcext:value-type="float">
            <text:p>1,500</text:p>
          </table:table-cell>
          <table:table-cell table:formula="of:=STDEV([.B57:.H5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9__Fid=3_M07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58:.H58])" office:value-type="float" office:value="5.5" calcext:value-type="float">
            <text:p>5,500</text:p>
          </table:table-cell>
          <table:table-cell table:formula="of:=STDEV([.B58:.H5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9__Fid=3_M08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59:.H59])" office:value-type="float" office:value="2.5" calcext:value-type="float">
            <text:p>2,500</text:p>
          </table:table-cell>
          <table:table-cell table:formula="of:=STDEV([.B59:.H5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9__Fid=3_M09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60:.H60])" office:value-type="float" office:value="2" calcext:value-type="float">
            <text:p>2,000</text:p>
          </table:table-cell>
          <table:table-cell table:formula="of:=STDEV([.B60:.H6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9__Fid=3_M10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61:.H61])" office:value-type="float" office:value="7.5" calcext:value-type="float">
            <text:p>7,500</text:p>
          </table:table-cell>
          <table:table-cell table:formula="of:=STDEV([.B61:.H6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2__Fid=2_M01.nrrd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formula="of:=AVERAGE([.B62:.H62])" office:value-type="float" office:value="6" calcext:value-type="float">
            <text:p>6,000</text:p>
          </table:table-cell>
          <table:table-cell table:formula="of:=STDEV([.B62:.H6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2__Fid=2_M02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63:.H63])" office:value-type="float" office:value="5.5" calcext:value-type="float">
            <text:p>5,500</text:p>
          </table:table-cell>
          <table:table-cell table:formula="of:=STDEV([.B63:.H6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2__Fid=2_M03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64:.H64])" office:value-type="float" office:value="2" calcext:value-type="float">
            <text:p>2,000</text:p>
          </table:table-cell>
          <table:table-cell table:formula="of:=STDEV([.B64:.H6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2__Fid=2_M04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65:.H65])" office:value-type="float" office:value="1" calcext:value-type="float">
            <text:p>1,000</text:p>
          </table:table-cell>
          <table:table-cell table:formula="of:=STDEV([.B65:.H6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2__Fid=2_M05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66:.H66])" office:value-type="float" office:value="6" calcext:value-type="float">
            <text:p>6,000</text:p>
          </table:table-cell>
          <table:table-cell table:formula="of:=STDEV([.B66:.H66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22__Fid=2_M06.nr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AVERAGE([.B67:.H67])" office:value-type="float" office:value="3" calcext:value-type="float">
            <text:p>3,000</text:p>
          </table:table-cell>
          <table:table-cell table:formula="of:=STDEV([.B67:.H6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2__Fid=2_M07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68:.H68])" office:value-type="float" office:value="7.5" calcext:value-type="float">
            <text:p>7,500</text:p>
          </table:table-cell>
          <table:table-cell table:formula="of:=STDEV([.B68:.H6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2__Fid=2_M08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69:.H69])" office:value-type="float" office:value="4.5" calcext:value-type="float">
            <text:p>4,500</text:p>
          </table:table-cell>
          <table:table-cell table:formula="of:=STDEV([.B69:.H6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2__Fid=2_M09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70:.H70])" office:value-type="float" office:value="3.5" calcext:value-type="float">
            <text:p>3,500</text:p>
          </table:table-cell>
          <table:table-cell table:formula="of:=STDEV([.B70:.H7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2__Fid=2_M10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71:.H71])" office:value-type="float" office:value="7.5" calcext:value-type="float">
            <text:p>7,500</text:p>
          </table:table-cell>
          <table:table-cell table:formula="of:=STDEV([.B71:.H7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__Fid=15_M01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72:.H72])" office:value-type="float" office:value="4" calcext:value-type="float">
            <text:p>4,000</text:p>
          </table:table-cell>
          <table:table-cell table:formula="of:=STDEV([.B72:.H7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3__Fid=15_M02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73:.H73])" office:value-type="float" office:value="1" calcext:value-type="float">
            <text:p>1,000</text:p>
          </table:table-cell>
          <table:table-cell table:formula="of:=STDEV([.B73:.H7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__Fid=15_M03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74:.H74])" office:value-type="float" office:value="1" calcext:value-type="float">
            <text:p>1,000</text:p>
          </table:table-cell>
          <table:table-cell table:formula="of:=STDEV([.B74:.H7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__Fid=15_M04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75:.H75])" office:value-type="float" office:value="1" calcext:value-type="float">
            <text:p>1,000</text:p>
          </table:table-cell>
          <table:table-cell table:formula="of:=STDEV([.B75:.H7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__Fid=15_M05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76:.H76])" office:value-type="float" office:value="1" calcext:value-type="float">
            <text:p>1,000</text:p>
          </table:table-cell>
          <table:table-cell table:formula="of:=STDEV([.B76:.H7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__Fid=15_M06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77:.H77])" office:value-type="float" office:value="1" calcext:value-type="float">
            <text:p>1,000</text:p>
          </table:table-cell>
          <table:table-cell table:formula="of:=STDEV([.B77:.H7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__Fid=15_M07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78:.H78])" office:value-type="float" office:value="1" calcext:value-type="float">
            <text:p>1,000</text:p>
          </table:table-cell>
          <table:table-cell table:formula="of:=STDEV([.B78:.H7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__Fid=15_M08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79:.H79])" office:value-type="float" office:value="1" calcext:value-type="float">
            <text:p>1,000</text:p>
          </table:table-cell>
          <table:table-cell table:formula="of:=STDEV([.B79:.H7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__Fid=15_M09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80:.H80])" office:value-type="float" office:value="1" calcext:value-type="float">
            <text:p>1,000</text:p>
          </table:table-cell>
          <table:table-cell table:formula="of:=STDEV([.B80:.H8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__Fid=15_M10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81:.H81])" office:value-type="float" office:value="1" calcext:value-type="float">
            <text:p>1,000</text:p>
          </table:table-cell>
          <table:table-cell table:formula="of:=STDEV([.B81:.H8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3__Fid=4_M01.nr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AVERAGE([.B82:.H82])" office:value-type="float" office:value="3" calcext:value-type="float">
            <text:p>3,000</text:p>
          </table:table-cell>
          <table:table-cell table:formula="of:=STDEV([.B82:.H8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3__Fid=4_M02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83:.H83])" office:value-type="float" office:value="4.5" calcext:value-type="float">
            <text:p>4,500</text:p>
          </table:table-cell>
          <table:table-cell table:formula="of:=STDEV([.B83:.H8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3__Fid=4_M03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84:.H84])" office:value-type="float" office:value="1" calcext:value-type="float">
            <text:p>1,000</text:p>
          </table:table-cell>
          <table:table-cell table:formula="of:=STDEV([.B84:.H8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3__Fid=4_M04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85:.H85])" office:value-type="float" office:value="2" calcext:value-type="float">
            <text:p>2,000</text:p>
          </table:table-cell>
          <table:table-cell table:formula="of:=STDEV([.B85:.H8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3__Fid=4_M05.nr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AVERAGE([.B86:.H86])" office:value-type="float" office:value="3" calcext:value-type="float">
            <text:p>3,000</text:p>
          </table:table-cell>
          <table:table-cell table:formula="of:=STDEV([.B86:.H8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3__Fid=4_M06.nr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AVERAGE([.B87:.H87])" office:value-type="float" office:value="3" calcext:value-type="float">
            <text:p>3,000</text:p>
          </table:table-cell>
          <table:table-cell table:formula="of:=STDEV([.B87:.H8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3__Fid=4_M07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88:.H88])" office:value-type="float" office:value="6" calcext:value-type="float">
            <text:p>6,000</text:p>
          </table:table-cell>
          <table:table-cell table:formula="of:=STDEV([.B88:.H8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33__Fid=4_M08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89:.H89])" office:value-type="float" office:value="6.5" calcext:value-type="float">
            <text:p>6,500</text:p>
          </table:table-cell>
          <table:table-cell table:formula="of:=STDEV([.B89:.H89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33__Fid=4_M09.nrr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formula="of:=AVERAGE([.B90:.H90])" office:value-type="float" office:value="4" calcext:value-type="float">
            <text:p>4,000</text:p>
          </table:table-cell>
          <table:table-cell table:formula="of:=STDEV([.B90:.H9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3__Fid=4_M10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91:.H91])" office:value-type="float" office:value="2" calcext:value-type="float">
            <text:p>2,000</text:p>
          </table:table-cell>
          <table:table-cell table:formula="of:=STDEV([.B91:.H9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__Fid=10_M01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92:.H92])" office:value-type="float" office:value="2" calcext:value-type="float">
            <text:p>2,000</text:p>
          </table:table-cell>
          <table:table-cell table:formula="of:=STDEV([.B92:.H9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__Fid=10_M02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93:.H93])" office:value-type="float" office:value="1" calcext:value-type="float">
            <text:p>1,000</text:p>
          </table:table-cell>
          <table:table-cell table:formula="of:=STDEV([.B93:.H9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__Fid=10_M03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94:.H94])" office:value-type="float" office:value="2.5" calcext:value-type="float">
            <text:p>2,500</text:p>
          </table:table-cell>
          <table:table-cell table:formula="of:=STDEV([.B94:.H9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__Fid=10_M04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95:.H95])" office:value-type="float" office:value="1" calcext:value-type="float">
            <text:p>1,000</text:p>
          </table:table-cell>
          <table:table-cell table:formula="of:=STDEV([.B95:.H9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__Fid=10_M05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96:.H96])" office:value-type="float" office:value="1.5" calcext:value-type="float">
            <text:p>1,500</text:p>
          </table:table-cell>
          <table:table-cell table:formula="of:=STDEV([.B96:.H9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__Fid=10_M06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97:.H97])" office:value-type="float" office:value="6" calcext:value-type="float">
            <text:p>6,000</text:p>
          </table:table-cell>
          <table:table-cell table:formula="of:=STDEV([.B97:.H97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__Fid=10_M07.nr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table:formula="of:=AVERAGE([.B98:.H98])" office:value-type="float" office:value="3" calcext:value-type="float">
            <text:p>3,000</text:p>
          </table:table-cell>
          <table:table-cell table:formula="of:=STDEV([.B98:.H9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__Fid=10_M08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99:.H99])" office:value-type="float" office:value="2.5" calcext:value-type="float">
            <text:p>2,500</text:p>
          </table:table-cell>
          <table:table-cell table:formula="of:=STDEV([.B99:.H9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__Fid=10_M09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00:.H100])" office:value-type="float" office:value="3.5" calcext:value-type="float">
            <text:p>3,500</text:p>
          </table:table-cell>
          <table:table-cell table:formula="of:=STDEV([.B100:.H10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__Fid=10_M10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01:.H101])" office:value-type="float" office:value="4.5" calcext:value-type="float">
            <text:p>4,500</text:p>
          </table:table-cell>
          <table:table-cell table:formula="of:=STDEV([.B101:.H101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46__Fid=14_M01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102:.H102])" office:value-type="float" office:value="8" calcext:value-type="float">
            <text:p>8,000</text:p>
          </table:table-cell>
          <table:table-cell table:formula="of:=STDEV([.B102:.H10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6__Fid=14_M02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103:.H103])" office:value-type="float" office:value="5.5" calcext:value-type="float">
            <text:p>5,500</text:p>
          </table:table-cell>
          <table:table-cell table:formula="of:=STDEV([.B103:.H10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6__Fid=14_M03.nrrd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formula="of:=AVERAGE([.B104:.H104])" office:value-type="float" office:value="6" calcext:value-type="float">
            <text:p>6,000</text:p>
          </table:table-cell>
          <table:table-cell table:formula="of:=STDEV([.B104:.H10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6__Fid=14_M04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105:.H105])" office:value-type="float" office:value="8" calcext:value-type="float">
            <text:p>8,000</text:p>
          </table:table-cell>
          <table:table-cell table:formula="of:=STDEV([.B105:.H10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6__Fid=14_M05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  <table:table-cell table:formula="of:=AVERAGE([.B106:.H106])" office:value-type="float" office:value="9" calcext:value-type="float">
            <text:p>9,000</text:p>
          </table:table-cell>
          <table:table-cell table:formula="of:=STDEV([.B106:.H10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6__Fid=14_M06.nrrd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  <table:table-cell table:formula="of:=AVERAGE([.B107:.H107])" office:value-type="float" office:value="7" calcext:value-type="float">
            <text:p>7,000</text:p>
          </table:table-cell>
          <table:table-cell table:formula="of:=STDEV([.B107:.H10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6__Fid=14_M07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08:.H108])" office:value-type="float" office:value="3.5" calcext:value-type="float">
            <text:p>3,500</text:p>
          </table:table-cell>
          <table:table-cell table:formula="of:=STDEV([.B108:.H10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6__Fid=14_M08.nrr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table:formula="of:=AVERAGE([.B109:.H109])" office:value-type="float" office:value="5" calcext:value-type="float">
            <text:p>5,000</text:p>
          </table:table-cell>
          <table:table-cell table:formula="of:=STDEV([.B109:.H10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6__Fid=14_M09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110:.H110])" office:value-type="float" office:value="6.5" calcext:value-type="float">
            <text:p>6,500</text:p>
          </table:table-cell>
          <table:table-cell table:formula="of:=STDEV([.B110:.H110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46__Fid=14_M10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formula="of:=AVERAGE([.B111:.H111])" office:value-type="float" office:value="8.5" calcext:value-type="float">
            <text:p>8,500</text:p>
          </table:table-cell>
          <table:table-cell table:formula="of:=STDEV([.B111:.H11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70__Fid=5_M01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12:.H112])" office:value-type="float" office:value="1" calcext:value-type="float">
            <text:p>1,000</text:p>
          </table:table-cell>
          <table:table-cell table:formula="of:=STDEV([.B112:.H11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70__Fid=5_M02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13:.H113])" office:value-type="float" office:value="1" calcext:value-type="float">
            <text:p>1,000</text:p>
          </table:table-cell>
          <table:table-cell table:formula="of:=STDEV([.B113:.H11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70__Fid=5_M03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14:.H114])" office:value-type="float" office:value="1" calcext:value-type="float">
            <text:p>1,000</text:p>
          </table:table-cell>
          <table:table-cell table:formula="of:=STDEV([.B114:.H11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70__Fid=5_M04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B115:.H115])" office:value-type="float" office:value="4.5" calcext:value-type="float">
            <text:p>4,500</text:p>
          </table:table-cell>
          <table:table-cell table:formula="of:=STDEV([.B115:.H115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70__Fid=5_M05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16:.H116])" office:value-type="float" office:value="2.5" calcext:value-type="float">
            <text:p>2,500</text:p>
          </table:table-cell>
          <table:table-cell table:formula="of:=STDEV([.B116:.H11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70__Fid=5_M06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117:.H117])" office:value-type="float" office:value="4.5" calcext:value-type="float">
            <text:p>4,500</text:p>
          </table:table-cell>
          <table:table-cell table:formula="of:=STDEV([.B117:.H11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70__Fid=5_M07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18:.H118])" office:value-type="float" office:value="1" calcext:value-type="float">
            <text:p>1,000</text:p>
          </table:table-cell>
          <table:table-cell table:formula="of:=STDEV([.B118:.H11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70__Fid=5_M08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19:.H119])" office:value-type="float" office:value="1" calcext:value-type="float">
            <text:p>1,000</text:p>
          </table:table-cell>
          <table:table-cell table:formula="of:=STDEV([.B119:.H11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70__Fid=5_M09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20:.H120])" office:value-type="float" office:value="1" calcext:value-type="float">
            <text:p>1,000</text:p>
          </table:table-cell>
          <table:table-cell table:formula="of:=STDEV([.B120:.H12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70__Fid=5_M10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21:.H121])" office:value-type="float" office:value="1" calcext:value-type="float">
            <text:p>1,000</text:p>
          </table:table-cell>
          <table:table-cell table:formula="of:=STDEV([.B121:.H12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8__Fid=9_M01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22:.H122])" office:value-type="float" office:value="5" calcext:value-type="float">
            <text:p>5,000</text:p>
          </table:table-cell>
          <table:table-cell table:formula="of:=STDEV([.B122:.H12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8__Fid=9_M02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123:.H123])" office:value-type="float" office:value="1.5" calcext:value-type="float">
            <text:p>1,500</text:p>
          </table:table-cell>
          <table:table-cell table:formula="of:=STDEV([.B123:.H12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8__Fid=9_M03.nrrd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formula="of:=AVERAGE([.B124:.H124])" office:value-type="float" office:value="6" calcext:value-type="float">
            <text:p>6,000</text:p>
          </table:table-cell>
          <table:table-cell table:formula="of:=STDEV([.B124:.H12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8__Fid=9_M04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125:.H125])" office:value-type="float" office:value="7" calcext:value-type="float">
            <text:p>7,000</text:p>
          </table:table-cell>
          <table:table-cell table:formula="of:=STDEV([.B125:.H125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8__Fid=9_M05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126:.H126])" office:value-type="float" office:value="2.5" calcext:value-type="float">
            <text:p>2,500</text:p>
          </table:table-cell>
          <table:table-cell table:formula="of:=STDEV([.B126:.H12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8__Fid=9_M06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127:.H127])" office:value-type="float" office:value="2" calcext:value-type="float">
            <text:p>2,000</text:p>
          </table:table-cell>
          <table:table-cell table:formula="of:=STDEV([.B127:.H12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8__Fid=9_M07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28:.H128])" office:value-type="float" office:value="3.5" calcext:value-type="float">
            <text:p>3,500</text:p>
          </table:table-cell>
          <table:table-cell table:formula="of:=STDEV([.B128:.H12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8__Fid=9_M08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29:.H129])" office:value-type="float" office:value="4.5" calcext:value-type="float">
            <text:p>4,500</text:p>
          </table:table-cell>
          <table:table-cell table:formula="of:=STDEV([.B129:.H12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8__Fid=9_M09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130:.H130])" office:value-type="float" office:value="3" calcext:value-type="float">
            <text:p>3,000</text:p>
          </table:table-cell>
          <table:table-cell table:formula="of:=STDEV([.B130:.H13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8__Fid=9_M10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131:.H131])" office:value-type="float" office:value="2" calcext:value-type="float">
            <text:p>2,000</text:p>
          </table:table-cell>
          <table:table-cell table:formula="of:=STDEV([.B131:.H13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80__Fid=6_M01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132:.H132])" office:value-type="float" office:value="5.5" calcext:value-type="float">
            <text:p>5,500</text:p>
          </table:table-cell>
          <table:table-cell table:formula="of:=STDEV([.B132:.H132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80__Fid=6_M02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table:formula="of:=AVERAGE([.B133:.H133])" office:value-type="float" office:value="8" calcext:value-type="float">
            <text:p>8,000</text:p>
          </table:table-cell>
          <table:table-cell table:formula="of:=STDEV([.B133:.H13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80__Fid=6_M03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formula="of:=AVERAGE([.B134:.H134])" office:value-type="float" office:value="8.5" calcext:value-type="float">
            <text:p>8,500</text:p>
          </table:table-cell>
          <table:table-cell table:formula="of:=STDEV([.B134:.H13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80__Fid=6_M04.nrrd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  <table:table-cell table:formula="of:=AVERAGE([.B135:.H135])" office:value-type="float" office:value="7" calcext:value-type="float">
            <text:p>7,000</text:p>
          </table:table-cell>
          <table:table-cell table:formula="of:=STDEV([.B135:.H13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80__Fid=6_M05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136:.H136])" office:value-type="float" office:value="6.5" calcext:value-type="float">
            <text:p>6,500</text:p>
          </table:table-cell>
          <table:table-cell table:formula="of:=STDEV([.B136:.H13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80__Fid=6_M06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137:.H137])" office:value-type="float" office:value="7.5" calcext:value-type="float">
            <text:p>7,500</text:p>
          </table:table-cell>
          <table:table-cell table:formula="of:=STDEV([.B137:.H13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80__Fid=6_M07.nrrd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  <table:table-cell table:formula="of:=AVERAGE([.B138:.H138])" office:value-type="float" office:value="7" calcext:value-type="float">
            <text:p>7,000</text:p>
          </table:table-cell>
          <table:table-cell table:formula="of:=STDEV([.B138:.H13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80__Fid=6_M08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AVERAGE([.B139:.H139])" office:value-type="float" office:value="1" calcext:value-type="float">
            <text:p>1,000</text:p>
          </table:table-cell>
          <table:table-cell table:formula="of:=STDEV([.B139:.H13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80__Fid=6_M09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140:.H140])" office:value-type="float" office:value="1.5" calcext:value-type="float">
            <text:p>1,500</text:p>
          </table:table-cell>
          <table:table-cell table:formula="of:=STDEV([.B140:.H14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80__Fid=6_M10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AVERAGE([.B141:.H141])" office:value-type="float" office:value="7" calcext:value-type="float">
            <text:p>7,000</text:p>
          </table:table-cell>
          <table:table-cell table:formula="of:=STDEV([.B141:.H14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9__Fid=1_M01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142:.H142])" office:value-type="float" office:value="1.5" calcext:value-type="float">
            <text:p>1,500</text:p>
          </table:table-cell>
          <table:table-cell table:formula="of:=STDEV([.B142:.H14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9__Fid=1_M02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AVERAGE([.B143:.H143])" office:value-type="float" office:value="6.5" calcext:value-type="float">
            <text:p>6,500</text:p>
          </table:table-cell>
          <table:table-cell table:formula="of:=STDEV([.B143:.H14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9__Fid=1_M03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144:.H144])" office:value-type="float" office:value="1.5" calcext:value-type="float">
            <text:p>1,500</text:p>
          </table:table-cell>
          <table:table-cell table:formula="of:=STDEV([.B144:.H14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9__Fid=1_M04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145:.H145])" office:value-type="float" office:value="2" calcext:value-type="float">
            <text:p>2,000</text:p>
          </table:table-cell>
          <table:table-cell table:formula="of:=STDEV([.B145:.H14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9__Fid=1_M05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AVERAGE([.B146:.H146])" office:value-type="float" office:value="2" calcext:value-type="float">
            <text:p>2,000</text:p>
          </table:table-cell>
          <table:table-cell table:formula="of:=STDEV([.B146:.H14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9__Fid=1_M06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47:.H147])" office:value-type="float" office:value="2.5" calcext:value-type="float">
            <text:p>2,500</text:p>
          </table:table-cell>
          <table:table-cell table:formula="of:=STDEV([.B147:.H14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9__Fid=1_M07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148:.H148])" office:value-type="float" office:value="1.5" calcext:value-type="float">
            <text:p>1,500</text:p>
          </table:table-cell>
          <table:table-cell table:formula="of:=STDEV([.B148:.H14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9__Fid=1_M08.nrr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table:formula="of:=AVERAGE([.B149:.H149])" office:value-type="float" office:value="4" calcext:value-type="float">
            <text:p>4,000</text:p>
          </table:table-cell>
          <table:table-cell table:formula="of:=STDEV([.B149:.H14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9__Fid=1_M09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150:.H150])" office:value-type="float" office:value="1.5" calcext:value-type="float">
            <text:p>1,500</text:p>
          </table:table-cell>
          <table:table-cell table:formula="of:=STDEV([.B150:.H15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9__Fid=1_M10.nrrd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formula="of:=AVERAGE([.B151:.H151])" office:value-type="float" office:value="6" calcext:value-type="float">
            <text:p>6,000</text:p>
          </table:table-cell>
          <table:table-cell table:formula="of:=STDEV([.B151:.H15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A1_Set6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2_Set6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3_Set6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4_Set6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5_Set6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4.41333333333333" calcext:value-type="float">
            <text:p>4,41333333333333</text:p>
          </table:table-cell>
          <table:table-cell table:formula="of:=AVERAGE([.C2:.C151])" office:value-type="float" office:value="4.38" calcext:value-type="float">
            <text:p>4,38</text:p>
          </table:table-cell>
          <table:table-cell table:formula="of:=AVERAGE([.D2:.D151])" office:value-type="string" office:string-value="" calcext:value-type="error">
            <text:p>#DIV/0!</text:p>
          </table:table-cell>
          <table:table-cell table:formula="of:=AVERAGE([.E2:.E151])" office:value-type="string" office:string-value="" calcext:value-type="error">
            <text:p>#DIV/0!</text:p>
          </table:table-cell>
          <table:table-cell table:number-columns-repeated="3"/>
          <table:table-cell table:style-name="Default" table:formula="of:=AVERAGE([.I2:.I151])" office:value-type="float" office:value="4.39666666666667" calcext:value-type="float">
            <text:p>4,39666666666667</text:p>
          </table:table-cell>
          <table:table-cell table:style-name="Default" table:formula="of:=AVERAGE([.J2:.J151])" office:value-type="float" office:value="0.542115198909686" calcext:value-type="float">
            <text:p>0,542115198909686</text:p>
          </table:table-cell>
        </table:table-row>
      </table:table>
      <table:table table:name="Set #7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6" table:number-columns-repeated="2" table:default-cell-style-name="ce7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₁</text:p>
          </table:table-cell>
          <table:table-cell table:number-columns-repeated="6"/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103__Fid=15_M01.nrrd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AVERAGE([.B2:.H2])" office:value-type="float" office:value="1" calcext:value-type="float">
            <text:p>1,000</text:p>
          </table:table-cell>
          <table:table-cell table:formula="of:=STDEV([.B2:.H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3__Fid=15_M02.nrrd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AVERAGE([.B3:.H3])" office:value-type="float" office:value="1" calcext:value-type="float">
            <text:p>1,000</text:p>
          </table:table-cell>
          <table:table-cell table:formula="of:=STDEV([.B3:.H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3__Fid=15_M03.nrrd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4:.H4])" office:value-type="float" office:value="9" calcext:value-type="float">
            <text:p>9,000</text:p>
          </table:table-cell>
          <table:table-cell table:formula="of:=STDEV([.B4:.H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3__Fid=15_M04.nrrd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5:.H5])" office:value-type="float" office:value="9" calcext:value-type="float">
            <text:p>9,000</text:p>
          </table:table-cell>
          <table:table-cell table:formula="of:=STDEV([.B5:.H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3__Fid=15_M05.nrrd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6:.H6])" office:value-type="float" office:value="9" calcext:value-type="float">
            <text:p>9,000</text:p>
          </table:table-cell>
          <table:table-cell table:formula="of:=STDEV([.B6:.H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3__Fid=15_M06.nrrd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7:.H7])" office:value-type="float" office:value="8" calcext:value-type="float">
            <text:p>8,000</text:p>
          </table:table-cell>
          <table:table-cell table:formula="of:=STDEV([.B7:.H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3__Fid=15_M07.nrrd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AVERAGE([.B8:.H8])" office:value-type="float" office:value="1" calcext:value-type="float">
            <text:p>1,000</text:p>
          </table:table-cell>
          <table:table-cell table:formula="of:=STDEV([.B8:.H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3__Fid=15_M08.nrrd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9:.H9])" office:value-type="float" office:value="7" calcext:value-type="float">
            <text:p>7,000</text:p>
          </table:table-cell>
          <table:table-cell table:formula="of:=STDEV([.B9:.H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3__Fid=15_M09.nrrd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AVERAGE([.B10:.H10])" office:value-type="float" office:value="1" calcext:value-type="float">
            <text:p>1,000</text:p>
          </table:table-cell>
          <table:table-cell table:formula="of:=STDEV([.B10:.H1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3__Fid=15_M10.nrrd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AVERAGE([.B11:.H11])" office:value-type="float" office:value="1" calcext:value-type="float">
            <text:p>1,000</text:p>
          </table:table-cell>
          <table:table-cell table:formula="of:=STDEV([.B11:.H1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9__Fid=6_M01.nrrd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AVERAGE([.B12:.H12])" office:value-type="float" office:value="1" calcext:value-type="float">
            <text:p>1,000</text:p>
          </table:table-cell>
          <table:table-cell table:formula="of:=STDEV([.B12:.H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9__Fid=6_M02.nrrd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AVERAGE([.B13:.H13])" office:value-type="float" office:value="5" calcext:value-type="float">
            <text:p>5,000</text:p>
          </table:table-cell>
          <table:table-cell table:formula="of:=STDEV([.B13:.H1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9__Fid=6_M03.nrrd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AVERAGE([.B14:.H14])" office:value-type="float" office:value="1" calcext:value-type="float">
            <text:p>1,000</text:p>
          </table:table-cell>
          <table:table-cell table:formula="of:=STDEV([.B14:.H1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9__Fid=6_M04.nrrd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15:.H15])" office:value-type="float" office:value="8" calcext:value-type="float">
            <text:p>8,000</text:p>
          </table:table-cell>
          <table:table-cell table:formula="of:=STDEV([.B15:.H1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9__Fid=6_M05.nrrd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AVERAGE([.B16:.H16])" office:value-type="float" office:value="1" calcext:value-type="float">
            <text:p>1,000</text:p>
          </table:table-cell>
          <table:table-cell table:formula="of:=STDEV([.B16:.H1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9__Fid=6_M06.nrrd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AVERAGE([.B17:.H17])" office:value-type="float" office:value="1" calcext:value-type="float">
            <text:p>1,000</text:p>
          </table:table-cell>
          <table:table-cell table:formula="of:=STDEV([.B17:.H1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9__Fid=6_M07.nrrd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18:.H18])" office:value-type="float" office:value="9" calcext:value-type="float">
            <text:p>9,000</text:p>
          </table:table-cell>
          <table:table-cell table:formula="of:=STDEV([.B18:.H1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9__Fid=6_M08.nrrd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AVERAGE([.B19:.H19])" office:value-type="float" office:value="1" calcext:value-type="float">
            <text:p>1,000</text:p>
          </table:table-cell>
          <table:table-cell table:formula="of:=STDEV([.B19:.H1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9__Fid=6_M09.nrrd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AVERAGE([.B20:.H20])" office:value-type="float" office:value="1" calcext:value-type="float">
            <text:p>1,000</text:p>
          </table:table-cell>
          <table:table-cell table:formula="of:=STDEV([.B20:.H2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09__Fid=6_M10.nrr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AVERAGE([.B21:.H21])" office:value-type="float" office:value="2" calcext:value-type="float">
            <text:p>2,000</text:p>
          </table:table-cell>
          <table:table-cell table:formula="of:=STDEV([.B21:.H2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__Fid=9_M01.nrrd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AVERAGE([.B22:.H22])" office:value-type="float" office:value="4" calcext:value-type="float">
            <text:p>4,000</text:p>
          </table:table-cell>
          <table:table-cell table:formula="of:=STDEV([.B22:.H2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__Fid=9_M02.nrr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AVERAGE([.B23:.H23])" office:value-type="float" office:value="2" calcext:value-type="float">
            <text:p>2,000</text:p>
          </table:table-cell>
          <table:table-cell table:formula="of:=STDEV([.B23:.H2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__Fid=9_M03.nrrd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AVERAGE([.B24:.H24])" office:value-type="float" office:value="6" calcext:value-type="float">
            <text:p>6,000</text:p>
          </table:table-cell>
          <table:table-cell table:formula="of:=STDEV([.B24:.H2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__Fid=9_M04.nrrd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AVERAGE([.B25:.H25])" office:value-type="float" office:value="3" calcext:value-type="float">
            <text:p>3,000</text:p>
          </table:table-cell>
          <table:table-cell table:formula="of:=STDEV([.B25:.H2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__Fid=9_M05.nrrd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AVERAGE([.B26:.H26])" office:value-type="float" office:value="5" calcext:value-type="float">
            <text:p>5,000</text:p>
          </table:table-cell>
          <table:table-cell table:formula="of:=STDEV([.B26:.H2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__Fid=9_M06.nrrd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AVERAGE([.B27:.H27])" office:value-type="float" office:value="1" calcext:value-type="float">
            <text:p>1,000</text:p>
          </table:table-cell>
          <table:table-cell table:formula="of:=STDEV([.B27:.H2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__Fid=9_M07.nrr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AVERAGE([.B28:.H28])" office:value-type="float" office:value="2" calcext:value-type="float">
            <text:p>2,000</text:p>
          </table:table-cell>
          <table:table-cell table:formula="of:=STDEV([.B28:.H2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__Fid=9_M08.nrrd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AVERAGE([.B29:.H29])" office:value-type="float" office:value="3" calcext:value-type="float">
            <text:p>3,000</text:p>
          </table:table-cell>
          <table:table-cell table:formula="of:=STDEV([.B29:.H2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__Fid=9_M09.nrr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AVERAGE([.B30:.H30])" office:value-type="float" office:value="2" calcext:value-type="float">
            <text:p>2,000</text:p>
          </table:table-cell>
          <table:table-cell table:formula="of:=STDEV([.B30:.H3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1__Fid=9_M10.nrr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AVERAGE([.B31:.H31])" office:value-type="float" office:value="2" calcext:value-type="float">
            <text:p>2,000</text:p>
          </table:table-cell>
          <table:table-cell table:formula="of:=STDEV([.B31:.H3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3__Fid=12_M01.nrrd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32:.H32])" office:value-type="float" office:value="9" calcext:value-type="float">
            <text:p>9,000</text:p>
          </table:table-cell>
          <table:table-cell table:formula="of:=STDEV([.B32:.H3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3__Fid=12_M02.nrrd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33:.H33])" office:value-type="float" office:value="8" calcext:value-type="float">
            <text:p>8,000</text:p>
          </table:table-cell>
          <table:table-cell table:formula="of:=STDEV([.B33:.H3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3__Fid=12_M03.nrrd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34:.H34])" office:value-type="float" office:value="8" calcext:value-type="float">
            <text:p>8,000</text:p>
          </table:table-cell>
          <table:table-cell table:formula="of:=STDEV([.B34:.H3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3__Fid=12_M04.nrrd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35:.H35])" office:value-type="float" office:value="7" calcext:value-type="float">
            <text:p>7,000</text:p>
          </table:table-cell>
          <table:table-cell table:formula="of:=STDEV([.B35:.H3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3__Fid=12_M05.nrrd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AVERAGE([.B36:.H36])" office:value-type="float" office:value="6" calcext:value-type="float">
            <text:p>6,000</text:p>
          </table:table-cell>
          <table:table-cell table:formula="of:=STDEV([.B36:.H3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3__Fid=12_M06.nrrd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37:.H37])" office:value-type="float" office:value="7" calcext:value-type="float">
            <text:p>7,000</text:p>
          </table:table-cell>
          <table:table-cell table:formula="of:=STDEV([.B37:.H3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3__Fid=12_M07.nrrd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AVERAGE([.B38:.H38])" office:value-type="float" office:value="4" calcext:value-type="float">
            <text:p>4,000</text:p>
          </table:table-cell>
          <table:table-cell table:formula="of:=STDEV([.B38:.H3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3__Fid=12_M08.nrr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AVERAGE([.B39:.H39])" office:value-type="float" office:value="2" calcext:value-type="float">
            <text:p>2,000</text:p>
          </table:table-cell>
          <table:table-cell table:formula="of:=STDEV([.B39:.H3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3__Fid=12_M09.nrrd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40:.H40])" office:value-type="float" office:value="9" calcext:value-type="float">
            <text:p>9,000</text:p>
          </table:table-cell>
          <table:table-cell table:formula="of:=STDEV([.B40:.H4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3__Fid=12_M10.nrrd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AVERAGE([.B41:.H41])" office:value-type="float" office:value="6" calcext:value-type="float">
            <text:p>6,000</text:p>
          </table:table-cell>
          <table:table-cell table:formula="of:=STDEV([.B41:.H4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8__Fid=8_M01.nrrd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AVERAGE([.B42:.H42])" office:value-type="float" office:value="6" calcext:value-type="float">
            <text:p>6,000</text:p>
          </table:table-cell>
          <table:table-cell table:formula="of:=STDEV([.B42:.H4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8__Fid=8_M02.nrrd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43:.H43])" office:value-type="float" office:value="9" calcext:value-type="float">
            <text:p>9,000</text:p>
          </table:table-cell>
          <table:table-cell table:formula="of:=STDEV([.B43:.H4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8__Fid=8_M03.nrrd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formula="of:=AVERAGE([.B44:.H44])" office:value-type="float" office:value="10" calcext:value-type="float">
            <text:p>10,000</text:p>
          </table:table-cell>
          <table:table-cell table:formula="of:=STDEV([.B44:.H4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8__Fid=8_M04.nrrd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45:.H45])" office:value-type="float" office:value="9" calcext:value-type="float">
            <text:p>9,000</text:p>
          </table:table-cell>
          <table:table-cell table:formula="of:=STDEV([.B45:.H4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8__Fid=8_M05.nrrd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46:.H46])" office:value-type="float" office:value="9" calcext:value-type="float">
            <text:p>9,000</text:p>
          </table:table-cell>
          <table:table-cell table:formula="of:=STDEV([.B46:.H4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8__Fid=8_M06.nrrd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47:.H47])" office:value-type="float" office:value="9" calcext:value-type="float">
            <text:p>9,000</text:p>
          </table:table-cell>
          <table:table-cell table:formula="of:=STDEV([.B47:.H4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8__Fid=8_M07.nrrd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48:.H48])" office:value-type="float" office:value="9" calcext:value-type="float">
            <text:p>9,000</text:p>
          </table:table-cell>
          <table:table-cell table:formula="of:=STDEV([.B48:.H4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8__Fid=8_M08.nrrd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formula="of:=AVERAGE([.B49:.H49])" office:value-type="float" office:value="10" calcext:value-type="float">
            <text:p>10,000</text:p>
          </table:table-cell>
          <table:table-cell table:formula="of:=STDEV([.B49:.H4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8__Fid=8_M09.nrrd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AVERAGE([.B50:.H50])" office:value-type="float" office:value="6" calcext:value-type="float">
            <text:p>6,000</text:p>
          </table:table-cell>
          <table:table-cell table:formula="of:=STDEV([.B50:.H5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8__Fid=8_M10.nrrd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51:.H51])" office:value-type="float" office:value="8" calcext:value-type="float">
            <text:p>8,000</text:p>
          </table:table-cell>
          <table:table-cell table:formula="of:=STDEV([.B51:.H5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9__Fid=1_M01.nrrd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AVERAGE([.B52:.H52])" office:value-type="float" office:value="6" calcext:value-type="float">
            <text:p>6,000</text:p>
          </table:table-cell>
          <table:table-cell table:formula="of:=STDEV([.B52:.H5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9__Fid=1_M02.nrrd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AVERAGE([.B53:.H53])" office:value-type="float" office:value="4" calcext:value-type="float">
            <text:p>4,000</text:p>
          </table:table-cell>
          <table:table-cell table:formula="of:=STDEV([.B53:.H5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9__Fid=1_M03.nrrd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54:.H54])" office:value-type="float" office:value="9" calcext:value-type="float">
            <text:p>9,000</text:p>
          </table:table-cell>
          <table:table-cell table:formula="of:=STDEV([.B54:.H5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9__Fid=1_M04.nrrd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55:.H55])" office:value-type="float" office:value="7" calcext:value-type="float">
            <text:p>7,000</text:p>
          </table:table-cell>
          <table:table-cell table:formula="of:=STDEV([.B55:.H5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9__Fid=1_M05.nrrd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AVERAGE([.B56:.H56])" office:value-type="float" office:value="6" calcext:value-type="float">
            <text:p>6,000</text:p>
          </table:table-cell>
          <table:table-cell table:formula="of:=STDEV([.B56:.H5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9__Fid=1_M06.nrrd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AVERAGE([.B57:.H57])" office:value-type="float" office:value="6" calcext:value-type="float">
            <text:p>6,000</text:p>
          </table:table-cell>
          <table:table-cell table:formula="of:=STDEV([.B57:.H5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9__Fid=1_M07.nrrd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58:.H58])" office:value-type="float" office:value="7" calcext:value-type="float">
            <text:p>7,000</text:p>
          </table:table-cell>
          <table:table-cell table:formula="of:=STDEV([.B58:.H5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9__Fid=1_M08.nrrd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59:.H59])" office:value-type="float" office:value="8" calcext:value-type="float">
            <text:p>8,000</text:p>
          </table:table-cell>
          <table:table-cell table:formula="of:=STDEV([.B59:.H5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9__Fid=1_M09.nrrd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60:.H60])" office:value-type="float" office:value="7" calcext:value-type="float">
            <text:p>7,000</text:p>
          </table:table-cell>
          <table:table-cell table:formula="of:=STDEV([.B60:.H6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29__Fid=1_M10.nrrd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AVERAGE([.B61:.H61])" office:value-type="float" office:value="5" calcext:value-type="float">
            <text:p>5,000</text:p>
          </table:table-cell>
          <table:table-cell table:formula="of:=STDEV([.B61:.H6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__Fid=3_M01.nrrd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AVERAGE([.B62:.H62])" office:value-type="float" office:value="3" calcext:value-type="float">
            <text:p>3,000</text:p>
          </table:table-cell>
          <table:table-cell table:formula="of:=STDEV([.B62:.H6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__Fid=3_M02.nrrd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63:.H63])" office:value-type="float" office:value="7" calcext:value-type="float">
            <text:p>7,000</text:p>
          </table:table-cell>
          <table:table-cell table:formula="of:=STDEV([.B63:.H6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__Fid=3_M03.nrr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AVERAGE([.B64:.H64])" office:value-type="float" office:value="2" calcext:value-type="float">
            <text:p>2,000</text:p>
          </table:table-cell>
          <table:table-cell table:formula="of:=STDEV([.B64:.H6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__Fid=3_M04.nrrd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AVERAGE([.B65:.H65])" office:value-type="float" office:value="6" calcext:value-type="float">
            <text:p>6,000</text:p>
          </table:table-cell>
          <table:table-cell table:formula="of:=STDEV([.B65:.H6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__Fid=3_M05.nrrd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AVERAGE([.B66:.H66])" office:value-type="float" office:value="3" calcext:value-type="float">
            <text:p>3,000</text:p>
          </table:table-cell>
          <table:table-cell table:formula="of:=STDEV([.B66:.H6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__Fid=3_M06.nrrd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67:.H67])" office:value-type="float" office:value="8" calcext:value-type="float">
            <text:p>8,000</text:p>
          </table:table-cell>
          <table:table-cell table:formula="of:=STDEV([.B67:.H6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__Fid=3_M07.nrrd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68:.H68])" office:value-type="float" office:value="8" calcext:value-type="float">
            <text:p>8,000</text:p>
          </table:table-cell>
          <table:table-cell table:formula="of:=STDEV([.B68:.H6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__Fid=3_M08.nrrd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69:.H69])" office:value-type="float" office:value="8" calcext:value-type="float">
            <text:p>8,000</text:p>
          </table:table-cell>
          <table:table-cell table:formula="of:=STDEV([.B69:.H6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__Fid=3_M09.nrrd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AVERAGE([.B70:.H70])" office:value-type="float" office:value="3" calcext:value-type="float">
            <text:p>3,000</text:p>
          </table:table-cell>
          <table:table-cell table:formula="of:=STDEV([.B70:.H7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__Fid=3_M10.nrrd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AVERAGE([.B71:.H71])" office:value-type="float" office:value="4" calcext:value-type="float">
            <text:p>4,000</text:p>
          </table:table-cell>
          <table:table-cell table:formula="of:=STDEV([.B71:.H7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4__Fid=2_M01.nrrd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72:.H72])" office:value-type="float" office:value="7" calcext:value-type="float">
            <text:p>7,000</text:p>
          </table:table-cell>
          <table:table-cell table:formula="of:=STDEV([.B72:.H7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4__Fid=2_M02.nrrd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73:.H73])" office:value-type="float" office:value="8" calcext:value-type="float">
            <text:p>8,000</text:p>
          </table:table-cell>
          <table:table-cell table:formula="of:=STDEV([.B73:.H7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4__Fid=2_M03.nrrd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AVERAGE([.B74:.H74])" office:value-type="float" office:value="6" calcext:value-type="float">
            <text:p>6,000</text:p>
          </table:table-cell>
          <table:table-cell table:formula="of:=STDEV([.B74:.H7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4__Fid=2_M04.nrrd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75:.H75])" office:value-type="float" office:value="8" calcext:value-type="float">
            <text:p>8,000</text:p>
          </table:table-cell>
          <table:table-cell table:formula="of:=STDEV([.B75:.H7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4__Fid=2_M05.nrrd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76:.H76])" office:value-type="float" office:value="7" calcext:value-type="float">
            <text:p>7,000</text:p>
          </table:table-cell>
          <table:table-cell table:formula="of:=STDEV([.B76:.H7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4__Fid=2_M06.nrrd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77:.H77])" office:value-type="float" office:value="8" calcext:value-type="float">
            <text:p>8,000</text:p>
          </table:table-cell>
          <table:table-cell table:formula="of:=STDEV([.B77:.H7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4__Fid=2_M07.nrrd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78:.H78])" office:value-type="float" office:value="8" calcext:value-type="float">
            <text:p>8,000</text:p>
          </table:table-cell>
          <table:table-cell table:formula="of:=STDEV([.B78:.H7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4__Fid=2_M08.nrrd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79:.H79])" office:value-type="float" office:value="8" calcext:value-type="float">
            <text:p>8,000</text:p>
          </table:table-cell>
          <table:table-cell table:formula="of:=STDEV([.B79:.H7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4__Fid=2_M09.nrrd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AVERAGE([.B80:.H80])" office:value-type="float" office:value="6" calcext:value-type="float">
            <text:p>6,000</text:p>
          </table:table-cell>
          <table:table-cell table:formula="of:=STDEV([.B80:.H8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34__Fid=2_M10.nrrd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81:.H81])" office:value-type="float" office:value="9" calcext:value-type="float">
            <text:p>9,000</text:p>
          </table:table-cell>
          <table:table-cell table:formula="of:=STDEV([.B81:.H8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53__Fid=7_M01.nrrd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AVERAGE([.B82:.H82])" office:value-type="float" office:value="4" calcext:value-type="float">
            <text:p>4,000</text:p>
          </table:table-cell>
          <table:table-cell table:formula="of:=STDEV([.B82:.H8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53__Fid=7_M02.nrrd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AVERAGE([.B83:.H83])" office:value-type="float" office:value="6" calcext:value-type="float">
            <text:p>6,000</text:p>
          </table:table-cell>
          <table:table-cell table:formula="of:=STDEV([.B83:.H8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53__Fid=7_M03.nrrd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84:.H84])" office:value-type="float" office:value="7" calcext:value-type="float">
            <text:p>7,000</text:p>
          </table:table-cell>
          <table:table-cell table:formula="of:=STDEV([.B84:.H8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53__Fid=7_M04.nrrd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85:.H85])" office:value-type="float" office:value="7" calcext:value-type="float">
            <text:p>7,000</text:p>
          </table:table-cell>
          <table:table-cell table:formula="of:=STDEV([.B85:.H8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53__Fid=7_M05.nrrd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86:.H86])" office:value-type="float" office:value="8" calcext:value-type="float">
            <text:p>8,000</text:p>
          </table:table-cell>
          <table:table-cell table:formula="of:=STDEV([.B86:.H8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53__Fid=7_M06.nrrd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87:.H87])" office:value-type="float" office:value="9" calcext:value-type="float">
            <text:p>9,000</text:p>
          </table:table-cell>
          <table:table-cell table:formula="of:=STDEV([.B87:.H8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53__Fid=7_M07.nrrd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88:.H88])" office:value-type="float" office:value="7" calcext:value-type="float">
            <text:p>7,000</text:p>
          </table:table-cell>
          <table:table-cell table:formula="of:=STDEV([.B88:.H8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53__Fid=7_M08.nrrd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89:.H89])" office:value-type="float" office:value="7" calcext:value-type="float">
            <text:p>7,000</text:p>
          </table:table-cell>
          <table:table-cell table:formula="of:=STDEV([.B89:.H8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53__Fid=7_M09.nrrd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90:.H90])" office:value-type="float" office:value="8" calcext:value-type="float">
            <text:p>8,000</text:p>
          </table:table-cell>
          <table:table-cell table:formula="of:=STDEV([.B90:.H9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53__Fid=7_M10.nrrd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AVERAGE([.B91:.H91])" office:value-type="float" office:value="4" calcext:value-type="float">
            <text:p>4,000</text:p>
          </table:table-cell>
          <table:table-cell table:formula="of:=STDEV([.B91:.H9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61__Fid=13_M01.nrrd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92:.H92])" office:value-type="float" office:value="8" calcext:value-type="float">
            <text:p>8,000</text:p>
          </table:table-cell>
          <table:table-cell table:formula="of:=STDEV([.B92:.H9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61__Fid=13_M02.nrrd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AVERAGE([.B93:.H93])" office:value-type="float" office:value="4" calcext:value-type="float">
            <text:p>4,000</text:p>
          </table:table-cell>
          <table:table-cell table:formula="of:=STDEV([.B93:.H9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61__Fid=13_M03.nrrd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AVERAGE([.B94:.H94])" office:value-type="float" office:value="5" calcext:value-type="float">
            <text:p>5,000</text:p>
          </table:table-cell>
          <table:table-cell table:formula="of:=STDEV([.B94:.H9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61__Fid=13_M04.nrrd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AVERAGE([.B95:.H95])" office:value-type="float" office:value="4" calcext:value-type="float">
            <text:p>4,000</text:p>
          </table:table-cell>
          <table:table-cell table:formula="of:=STDEV([.B95:.H9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61__Fid=13_M05.nrrd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96:.H96])" office:value-type="float" office:value="8" calcext:value-type="float">
            <text:p>8,000</text:p>
          </table:table-cell>
          <table:table-cell table:formula="of:=STDEV([.B96:.H9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61__Fid=13_M06.nrrd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AVERAGE([.B97:.H97])" office:value-type="float" office:value="5" calcext:value-type="float">
            <text:p>5,000</text:p>
          </table:table-cell>
          <table:table-cell table:formula="of:=STDEV([.B97:.H9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61__Fid=13_M07.nrrd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98:.H98])" office:value-type="float" office:value="8" calcext:value-type="float">
            <text:p>8,000</text:p>
          </table:table-cell>
          <table:table-cell table:formula="of:=STDEV([.B98:.H9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61__Fid=13_M08.nrr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AVERAGE([.B99:.H99])" office:value-type="float" office:value="2" calcext:value-type="float">
            <text:p>2,000</text:p>
          </table:table-cell>
          <table:table-cell table:formula="of:=STDEV([.B99:.H9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61__Fid=13_M09.nrrd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100:.H100])" office:value-type="float" office:value="8" calcext:value-type="float">
            <text:p>8,000</text:p>
          </table:table-cell>
          <table:table-cell table:formula="of:=STDEV([.B100:.H10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161__Fid=13_M10.nrrd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101:.H101])" office:value-type="float" office:value="9" calcext:value-type="float">
            <text:p>9,000</text:p>
          </table:table-cell>
          <table:table-cell table:formula="of:=STDEV([.B101:.H10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32__Fid=4_M01.nrrd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102:.H102])" office:value-type="float" office:value="9" calcext:value-type="float">
            <text:p>9,000</text:p>
          </table:table-cell>
          <table:table-cell table:formula="of:=STDEV([.B102:.H10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32__Fid=4_M02.nrrd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103:.H103])" office:value-type="float" office:value="8" calcext:value-type="float">
            <text:p>8,000</text:p>
          </table:table-cell>
          <table:table-cell table:formula="of:=STDEV([.B103:.H10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32__Fid=4_M03.nrrd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AVERAGE([.B104:.H104])" office:value-type="float" office:value="3" calcext:value-type="float">
            <text:p>3,000</text:p>
          </table:table-cell>
          <table:table-cell table:formula="of:=STDEV([.B104:.H10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32__Fid=4_M04.nrrd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AVERAGE([.B105:.H105])" office:value-type="float" office:value="5" calcext:value-type="float">
            <text:p>5,000</text:p>
          </table:table-cell>
          <table:table-cell table:formula="of:=STDEV([.B105:.H10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32__Fid=4_M05.nrrd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106:.H106])" office:value-type="float" office:value="7" calcext:value-type="float">
            <text:p>7,000</text:p>
          </table:table-cell>
          <table:table-cell table:formula="of:=STDEV([.B106:.H10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32__Fid=4_M06.nrrd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AVERAGE([.B107:.H107])" office:value-type="float" office:value="4" calcext:value-type="float">
            <text:p>4,000</text:p>
          </table:table-cell>
          <table:table-cell table:formula="of:=STDEV([.B107:.H10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32__Fid=4_M07.nrrd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108:.H108])" office:value-type="float" office:value="8" calcext:value-type="float">
            <text:p>8,000</text:p>
          </table:table-cell>
          <table:table-cell table:formula="of:=STDEV([.B108:.H10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32__Fid=4_M08.nrrd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AVERAGE([.B109:.H109])" office:value-type="float" office:value="4" calcext:value-type="float">
            <text:p>4,000</text:p>
          </table:table-cell>
          <table:table-cell table:formula="of:=STDEV([.B109:.H10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32__Fid=4_M09.nrrd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110:.H110])" office:value-type="float" office:value="7" calcext:value-type="float">
            <text:p>7,000</text:p>
          </table:table-cell>
          <table:table-cell table:formula="of:=STDEV([.B110:.H11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32__Fid=4_M10.nrrd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111:.H111])" office:value-type="float" office:value="7" calcext:value-type="float">
            <text:p>7,000</text:p>
          </table:table-cell>
          <table:table-cell table:formula="of:=STDEV([.B111:.H11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47__Fid=11_M01.nrrd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112:.H112])" office:value-type="float" office:value="9" calcext:value-type="float">
            <text:p>9,000</text:p>
          </table:table-cell>
          <table:table-cell table:formula="of:=STDEV([.B112:.H11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47__Fid=11_M02.nrrd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113:.H113])" office:value-type="float" office:value="9" calcext:value-type="float">
            <text:p>9,000</text:p>
          </table:table-cell>
          <table:table-cell table:formula="of:=STDEV([.B113:.H11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47__Fid=11_M03.nrrd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114:.H114])" office:value-type="float" office:value="8" calcext:value-type="float">
            <text:p>8,000</text:p>
          </table:table-cell>
          <table:table-cell table:formula="of:=STDEV([.B114:.H11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47__Fid=11_M04.nrrd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115:.H115])" office:value-type="float" office:value="9" calcext:value-type="float">
            <text:p>9,000</text:p>
          </table:table-cell>
          <table:table-cell table:formula="of:=STDEV([.B115:.H11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47__Fid=11_M05.nrrd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116:.H116])" office:value-type="float" office:value="7" calcext:value-type="float">
            <text:p>7,000</text:p>
          </table:table-cell>
          <table:table-cell table:formula="of:=STDEV([.B116:.H11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47__Fid=11_M06.nrrd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117:.H117])" office:value-type="float" office:value="8" calcext:value-type="float">
            <text:p>8,000</text:p>
          </table:table-cell>
          <table:table-cell table:formula="of:=STDEV([.B117:.H11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47__Fid=11_M07.nrrd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118:.H118])" office:value-type="float" office:value="9" calcext:value-type="float">
            <text:p>9,000</text:p>
          </table:table-cell>
          <table:table-cell table:formula="of:=STDEV([.B118:.H11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47__Fid=11_M08.nrrd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119:.H119])" office:value-type="float" office:value="9" calcext:value-type="float">
            <text:p>9,000</text:p>
          </table:table-cell>
          <table:table-cell table:formula="of:=STDEV([.B119:.H11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47__Fid=11_M09.nrrd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120:.H120])" office:value-type="float" office:value="8" calcext:value-type="float">
            <text:p>8,000</text:p>
          </table:table-cell>
          <table:table-cell table:formula="of:=STDEV([.B120:.H12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47__Fid=11_M10.nrrd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121:.H121])" office:value-type="float" office:value="9" calcext:value-type="float">
            <text:p>9,000</text:p>
          </table:table-cell>
          <table:table-cell table:formula="of:=STDEV([.B121:.H12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69__Fid=5_M01.nrrd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AVERAGE([.B122:.H122])" office:value-type="float" office:value="5" calcext:value-type="float">
            <text:p>5,000</text:p>
          </table:table-cell>
          <table:table-cell table:formula="of:=STDEV([.B122:.H12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69__Fid=5_M02.nrrd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123:.H123])" office:value-type="float" office:value="7" calcext:value-type="float">
            <text:p>7,000</text:p>
          </table:table-cell>
          <table:table-cell table:formula="of:=STDEV([.B123:.H12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69__Fid=5_M03.nrrd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AVERAGE([.B124:.H124])" office:value-type="float" office:value="4" calcext:value-type="float">
            <text:p>4,000</text:p>
          </table:table-cell>
          <table:table-cell table:formula="of:=STDEV([.B124:.H12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69__Fid=5_M04.nrrd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AVERAGE([.B125:.H125])" office:value-type="float" office:value="6" calcext:value-type="float">
            <text:p>6,000</text:p>
          </table:table-cell>
          <table:table-cell table:formula="of:=STDEV([.B125:.H12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69__Fid=5_M05.nrrd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126:.H126])" office:value-type="float" office:value="9" calcext:value-type="float">
            <text:p>9,000</text:p>
          </table:table-cell>
          <table:table-cell table:formula="of:=STDEV([.B126:.H12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69__Fid=5_M06.nrr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AVERAGE([.B127:.H127])" office:value-type="float" office:value="2" calcext:value-type="float">
            <text:p>2,000</text:p>
          </table:table-cell>
          <table:table-cell table:formula="of:=STDEV([.B127:.H12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69__Fid=5_M07.nrrd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AVERAGE([.B128:.H128])" office:value-type="float" office:value="9" calcext:value-type="float">
            <text:p>9,000</text:p>
          </table:table-cell>
          <table:table-cell table:formula="of:=STDEV([.B128:.H12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69__Fid=5_M08.nrrd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AVERAGE([.B129:.H129])" office:value-type="float" office:value="3" calcext:value-type="float">
            <text:p>3,000</text:p>
          </table:table-cell>
          <table:table-cell table:formula="of:=STDEV([.B129:.H12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69__Fid=5_M09.nrrd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AVERAGE([.B130:.H130])" office:value-type="float" office:value="6" calcext:value-type="float">
            <text:p>6,000</text:p>
          </table:table-cell>
          <table:table-cell table:formula="of:=STDEV([.B130:.H13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69__Fid=5_M10.nrrd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131:.H131])" office:value-type="float" office:value="8" calcext:value-type="float">
            <text:p>8,000</text:p>
          </table:table-cell>
          <table:table-cell table:formula="of:=STDEV([.B131:.H13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__Fid=14_M01.nrrd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132:.H132])" office:value-type="float" office:value="7" calcext:value-type="float">
            <text:p>7,000</text:p>
          </table:table-cell>
          <table:table-cell table:formula="of:=STDEV([.B132:.H13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__Fid=14_M02.nrrd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133:.H133])" office:value-type="float" office:value="7" calcext:value-type="float">
            <text:p>7,000</text:p>
          </table:table-cell>
          <table:table-cell table:formula="of:=STDEV([.B133:.H13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__Fid=14_M03.nrrd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AVERAGE([.B134:.H134])" office:value-type="float" office:value="4" calcext:value-type="float">
            <text:p>4,000</text:p>
          </table:table-cell>
          <table:table-cell table:formula="of:=STDEV([.B134:.H13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__Fid=14_M04.nrrd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AVERAGE([.B135:.H135])" office:value-type="float" office:value="7" calcext:value-type="float">
            <text:p>7,000</text:p>
          </table:table-cell>
          <table:table-cell table:formula="of:=STDEV([.B135:.H13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__Fid=14_M05.nrrd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136:.H136])" office:value-type="float" office:value="8" calcext:value-type="float">
            <text:p>8,000</text:p>
          </table:table-cell>
          <table:table-cell table:formula="of:=STDEV([.B136:.H13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__Fid=14_M06.nrrd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AVERAGE([.B137:.H137])" office:value-type="float" office:value="4" calcext:value-type="float">
            <text:p>4,000</text:p>
          </table:table-cell>
          <table:table-cell table:formula="of:=STDEV([.B137:.H13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__Fid=14_M07.nrrd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AVERAGE([.B138:.H138])" office:value-type="float" office:value="1" calcext:value-type="float">
            <text:p>1,000</text:p>
          </table:table-cell>
          <table:table-cell table:formula="of:=STDEV([.B138:.H13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__Fid=14_M08.nrrd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AVERAGE([.B139:.H139])" office:value-type="float" office:value="4" calcext:value-type="float">
            <text:p>4,000</text:p>
          </table:table-cell>
          <table:table-cell table:formula="of:=STDEV([.B139:.H13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__Fid=14_M09.nrrd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AVERAGE([.B140:.H140])" office:value-type="float" office:value="1" calcext:value-type="float">
            <text:p>1,000</text:p>
          </table:table-cell>
          <table:table-cell table:formula="of:=STDEV([.B140:.H14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__Fid=14_M10.nrr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AVERAGE([.B141:.H141])" office:value-type="float" office:value="2" calcext:value-type="float">
            <text:p>2,000</text:p>
          </table:table-cell>
          <table:table-cell table:formula="of:=STDEV([.B141:.H14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6__Fid=10_M01.nrrd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142:.H142])" office:value-type="float" office:value="8" calcext:value-type="float">
            <text:p>8,000</text:p>
          </table:table-cell>
          <table:table-cell table:formula="of:=STDEV([.B142:.H14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6__Fid=10_M02.nrrd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143:.H143])" office:value-type="float" office:value="8" calcext:value-type="float">
            <text:p>8,000</text:p>
          </table:table-cell>
          <table:table-cell table:formula="of:=STDEV([.B143:.H14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6__Fid=10_M03.nrrd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AVERAGE([.B144:.H144])" office:value-type="float" office:value="5" calcext:value-type="float">
            <text:p>5,000</text:p>
          </table:table-cell>
          <table:table-cell table:formula="of:=STDEV([.B144:.H14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6__Fid=10_M04.nrrd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AVERAGE([.B145:.H145])" office:value-type="float" office:value="4" calcext:value-type="float">
            <text:p>4,000</text:p>
          </table:table-cell>
          <table:table-cell table:formula="of:=STDEV([.B145:.H14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6__Fid=10_M05.nrrd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AVERAGE([.B146:.H146])" office:value-type="float" office:value="5" calcext:value-type="float">
            <text:p>5,000</text:p>
          </table:table-cell>
          <table:table-cell table:formula="of:=STDEV([.B146:.H14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6__Fid=10_M06.nrrd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formula="of:=AVERAGE([.B147:.H147])" office:value-type="float" office:value="8" calcext:value-type="float">
            <text:p>8,000</text:p>
          </table:table-cell>
          <table:table-cell table:formula="of:=STDEV([.B147:.H14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6__Fid=10_M07.nrr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AVERAGE([.B148:.H148])" office:value-type="float" office:value="2" calcext:value-type="float">
            <text:p>2,000</text:p>
          </table:table-cell>
          <table:table-cell table:formula="of:=STDEV([.B148:.H14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6__Fid=10_M08.nrr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AVERAGE([.B149:.H149])" office:value-type="float" office:value="2" calcext:value-type="float">
            <text:p>2,000</text:p>
          </table:table-cell>
          <table:table-cell table:formula="of:=STDEV([.B149:.H149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6__Fid=10_M09.nrrd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AVERAGE([.B150:.H150])" office:value-type="float" office:value="3" calcext:value-type="float">
            <text:p>3,000</text:p>
          </table:table-cell>
          <table:table-cell table:formula="of:=STDEV([.B150:.H15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76__Fid=10_M10.nrrd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AVERAGE([.B151:.H151])" office:value-type="float" office:value="3" calcext:value-type="float">
            <text:p>3,000</text:p>
          </table:table-cell>
          <table:table-cell table:formula="of:=STDEV([.B151:.H15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1_Set7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2_Set7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3_Set7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4_Set7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5_Set7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5.84666666666667" calcext:value-type="float">
            <text:p>5,84666666666667</text:p>
          </table:table-cell>
          <table:table-cell table:formula="of:=AVERAGE([.C2:.C151])" office:value-type="string" office:string-value="" calcext:value-type="error">
            <text:p>#DIV/0!</text:p>
          </table:table-cell>
          <table:table-cell table:formula="of:=AVERAGE([.D2:.D151])" office:value-type="string" office:string-value="" calcext:value-type="error">
            <text:p>#DIV/0!</text:p>
          </table:table-cell>
          <table:table-cell table:formula="of:=AVERAGE([.E2:.E151])" office:value-type="string" office:string-value="" calcext:value-type="error">
            <text:p>#DIV/0!</text:p>
          </table:table-cell>
          <table:table-cell table:number-columns-repeated="3"/>
          <table:table-cell table:style-name="Default" table:formula="of:=AVERAGE([.I2:.I151])" office:value-type="float" office:value="5.84666666666667" calcext:value-type="float">
            <text:p>5,84666666666667</text:p>
          </table:table-cell>
          <table:table-cell table:style-name="Default" table:formula="of:=AVERAGE([.J2:.J151])" office:value-type="string" office:string-value="" calcext:value-type="error">
            <text:p>#DIV/0!</text:p>
          </table:table-cell>
        </table:table-row>
      </table:table>
      <table:table table:name="BifSimMetric" table:style-name="ta1">
        <table:shapes>
          <draw:frame draw:z-index="0" draw:style-name="gr1" draw:text-style-name="P1" svg:width="18.735cm" svg:height="14.925cm" svg:x="16.84cm" svg:y="0.476cm">
            <draw:object draw:notify-on-update-of-ranges="BifSimMetric.C1:BifSimMetric.C1 BifSimMetric.C2:BifSimMetric.C151 BifSimMetric.F3:BifSimMetric.F3 BifSimMetric.D2:BifSimMetric.D151 BifSimMetric.C152:BifSimMetric.C301 BifSimMetric.F6:BifSimMetric.F6 BifSimMetric.D152:BifSimMetric.D301 BifSimMetric.F9:BifSimMetric.F9 BifSimMetric.D302:BifSimMetric.D451 BifSimMetric.C302:BifSimMetric.C451 BifSimMetric.F12:BifSimMetric.F12 BifSimMetric.D452:BifSimMetric.D600 BifSimMetric.C452:BifSimMetric.C6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ce2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string" calcext:value-type="string">
            <text:p>TOF</text:p>
          </table:table-cell>
          <table:table-cell office:value-type="string" calcext:value-type="string">
            <text:p>Subj</text:p>
          </table:table-cell>
          <table:table-cell office:value-type="string" calcext:value-type="string">
            <text:p>PercentSim</text:p>
          </table:table-cell>
          <table:table-cell table:number-columns-repeated="4"/>
        </table:table-row>
        <table:table-row table:style-name="ro1">
          <table:table-cell table:number-columns-spanned="1" table:number-rows-spanned="150"/>
          <table:table-cell office:value-type="string" calcext:value-type="string">
            <text:p>100__Fid=8_M01.nrrd</text:p>
          </table:table-cell>
          <table:table-cell table:style-name="ce14" table:formula="of:=[$'Set #1'.I2]" office:value-type="float" office:value="7.33333333333333" calcext:value-type="float">
            <text:p>7,33</text:p>
          </table:table-cell>
          <table:table-cell office:value-type="float" office:value="84.1704718417047" calcext:value-type="float">
            <text:p>84,17</text:p>
          </table:table-cell>
          <table:table-cell/>
          <table:table-cell office:value-type="string" calcext:value-type="string">
            <text:p>Xcorr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00__Fid=8_M02.nrrd</text:p>
          </table:table-cell>
          <table:table-cell table:style-name="ce14" table:formula="of:=[$'Set #1'.I3]"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string" calcext:value-type="string">
            <text:p>Dataset #1</text:p>
          </table:table-cell>
          <table:table-cell/>
          <table:table-cell table:style-name="ce22"/>
        </table:table-row>
        <table:table-row table:style-name="ro1">
          <table:covered-table-cell/>
          <table:table-cell office:value-type="string" calcext:value-type="string">
            <text:p>100__Fid=8_M03.nrrd</text:p>
          </table:table-cell>
          <table:table-cell table:style-name="ce14" table:formula="of:=[$'Set #1'.I4]" office:value-type="float" office:value="8.33333333333333" calcext:value-type="float">
            <text:p>8,33</text:p>
          </table:table-cell>
          <table:table-cell office:value-type="float" office:value="79.2998477929985" calcext:value-type="float">
            <text:p>79,30</text:p>
          </table:table-cell>
          <table:table-cell/>
          <table:table-cell table:style-name="ce22" table:formula="of:=CORREL([.C2:.C151];[.D2:.D151])" office:value-type="float" office:value="0.877147785622765" calcext:value-type="float">
            <text:p>0,877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00__Fid=8_M04.nrrd</text:p>
          </table:table-cell>
          <table:table-cell table:style-name="ce14" table:formula="of:=[$'Set #1'.I5]" office:value-type="float" office:value="8.16666666666667" calcext:value-type="float">
            <text:p>8,17</text:p>
          </table:table-cell>
          <table:table-cell office:value-type="float" office:value="88.4322678843227" calcext:value-type="float">
            <text:p>88,43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00__Fid=8_M05.nrrd</text:p>
          </table:table-cell>
          <table:table-cell table:style-name="ce14" table:formula="of:=[$'Set #1'.I6]" office:value-type="float" office:value="4.83333333333333" calcext:value-type="float">
            <text:p>4,83</text:p>
          </table:table-cell>
          <table:table-cell office:value-type="float" office:value="41.400304414003" calcext:value-type="float">
            <text:p>41,40</text:p>
          </table:table-cell>
          <table:table-cell/>
          <table:table-cell office:value-type="string" calcext:value-type="string">
            <text:p>Dataset #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00__Fid=8_M06.nrrd</text:p>
          </table:table-cell>
          <table:table-cell table:style-name="ce14" table:formula="of:=[$'Set #1'.I7]" office:value-type="float" office:value="8" calcext:value-type="float">
            <text:p>8,00</text:p>
          </table:table-cell>
          <table:table-cell office:value-type="float" office:value="68.0365296803653" calcext:value-type="float">
            <text:p>68,04</text:p>
          </table:table-cell>
          <table:table-cell/>
          <table:table-cell table:style-name="ce22" table:formula="of:=CORREL([.C152:.C301];[.D152:.D301])" office:value-type="float" office:value="0.899177098702653" calcext:value-type="float">
            <text:p>0,899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00__Fid=8_M07.nrrd</text:p>
          </table:table-cell>
          <table:table-cell table:style-name="ce14" table:formula="of:=[$'Set #1'.I8]" office:value-type="float" office:value="8.16666666666667" calcext:value-type="float">
            <text:p>8,17</text:p>
          </table:table-cell>
          <table:table-cell office:value-type="float" office:value="86.3013698630137" calcext:value-type="float">
            <text:p>86,3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0__Fid=8_M08.nrrd</text:p>
          </table:table-cell>
          <table:table-cell table:style-name="ce14" table:formula="of:=[$'Set #1'.I9]" office:value-type="float" office:value="8.33333333333333" calcext:value-type="float">
            <text:p>8,33</text:p>
          </table:table-cell>
          <table:table-cell office:value-type="float" office:value="90.7153729071537" calcext:value-type="float">
            <text:p>90,72</text:p>
          </table:table-cell>
          <table:table-cell/>
          <table:table-cell office:value-type="string" calcext:value-type="string">
            <text:p>Dataset #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00__Fid=8_M09.nrrd</text:p>
          </table:table-cell>
          <table:table-cell table:style-name="ce14" table:formula="of:=[$'Set #1'.I10]" office:value-type="float" office:value="7.5" calcext:value-type="float">
            <text:p>7,50</text:p>
          </table:table-cell>
          <table:table-cell office:value-type="float" office:value="75.6468797564688" calcext:value-type="float">
            <text:p>75,65</text:p>
          </table:table-cell>
          <table:table-cell/>
          <table:table-cell table:style-name="ce22" table:formula="of:=CORREL([.C302:.C450];[.D302:.D450])" office:value-type="float" office:value="0.863564990013164" calcext:value-type="float">
            <text:p>0,863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00__Fid=8_M10.nrrd</text:p>
          </table:table-cell>
          <table:table-cell table:style-name="ce14" table:formula="of:=[$'Set #1'.I11]"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2__Fid=9_M01.nrrd</text:p>
          </table:table-cell>
          <table:table-cell table:style-name="ce14" table:formula="of:=[$'Set #1'.I12]" office:value-type="float" office:value="4.33333333333333" calcext:value-type="float">
            <text:p>4,33</text:p>
          </table:table-cell>
          <table:table-cell office:value-type="float" office:value="55.2469135802469" calcext:value-type="float">
            <text:p>55,25</text:p>
          </table:table-cell>
          <table:table-cell/>
          <table:table-cell office:value-type="string" calcext:value-type="string">
            <text:p>Dataset #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12__Fid=9_M02.nrrd</text:p>
          </table:table-cell>
          <table:table-cell table:style-name="ce14" table:formula="of:=[$'Set #1'.I13]" office:value-type="float" office:value="4" calcext:value-type="float">
            <text:p>4,00</text:p>
          </table:table-cell>
          <table:table-cell office:value-type="float" office:value="42.1075837742504" calcext:value-type="float">
            <text:p>42,11</text:p>
          </table:table-cell>
          <table:table-cell/>
          <table:table-cell table:style-name="ce22" table:formula="of:=CORREL([.C452:.C600];[.D452:.D600])" office:value-type="float" office:value="0.884722591555607" calcext:value-type="float">
            <text:p>0,884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12__Fid=9_M03.nrrd</text:p>
          </table:table-cell>
          <table:table-cell table:style-name="ce14" table:formula="of:=[$'Set #1'.I14]" office:value-type="float" office:value="5.16666666666667" calcext:value-type="float">
            <text:p>5,17</text:p>
          </table:table-cell>
          <table:table-cell office:value-type="float" office:value="48.0599647266314" calcext:value-type="float">
            <text:p>48,0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2__Fid=9_M04.nrrd</text:p>
          </table:table-cell>
          <table:table-cell table:style-name="ce14" table:formula="of:=[$'Set #1'.I15]" office:value-type="float" office:value="6.66666666666667" calcext:value-type="float">
            <text:p>6,67</text:p>
          </table:table-cell>
          <table:table-cell office:value-type="float" office:value="66.7548500881834" calcext:value-type="float">
            <text:p>66,7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2__Fid=9_M05.nrrd</text:p>
          </table:table-cell>
          <table:table-cell table:style-name="ce14" table:formula="of:=[$'Set #1'.I16]" office:value-type="float" office:value="1.16666666666667" calcext:value-type="float">
            <text:p>1,17</text:p>
          </table:table-cell>
          <table:table-cell office:value-type="float" office:value="8.90652557319224" calcext:value-type="float">
            <text:p>8,9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2__Fid=9_M06.nrrd</text:p>
          </table:table-cell>
          <table:table-cell table:style-name="ce14" table:formula="of:=[$'Set #1'.I17]" office:value-type="float" office:value="3.66666666666667" calcext:value-type="float">
            <text:p>3,67</text:p>
          </table:table-cell>
          <table:table-cell office:value-type="float" office:value="47.8395061728395" calcext:value-type="float">
            <text:p>47,8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2__Fid=9_M07.nrrd</text:p>
          </table:table-cell>
          <table:table-cell table:style-name="ce14" table:formula="of:=[$'Set #1'.I18]" office:value-type="float" office:value="2.33333333333333" calcext:value-type="float">
            <text:p>2,33</text:p>
          </table:table-cell>
          <table:table-cell office:value-type="float" office:value="28.6596119929453" calcext:value-type="float">
            <text:p>28,66</text:p>
          </table:table-cell>
          <table:table-cell/>
          <table:table-cell office:value-type="string" calcext:value-type="string">
            <text:p>All :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12__Fid=9_M08.nrrd</text:p>
          </table:table-cell>
          <table:table-cell table:style-name="ce14" table:formula="of:=[$'Set #1'.I19]" office:value-type="float" office:value="1.16666666666667" calcext:value-type="float">
            <text:p>1,17</text:p>
          </table:table-cell>
          <table:table-cell office:value-type="float" office:value="10.4938271604938" calcext:value-type="float">
            <text:p>10,49</text:p>
          </table:table-cell>
          <table:table-cell/>
          <table:table-cell table:style-name="ce22" table:formula="of:=CORREL([.C2:.C600];[.D2:.D600])" office:value-type="float" office:value="0.879488567668066" calcext:value-type="float">
            <text:p>0,879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12__Fid=9_M09.nrrd</text:p>
          </table:table-cell>
          <table:table-cell table:style-name="ce14" table:formula="of:=[$'Set #1'.I20]" office:value-type="float" office:value="5.5" calcext:value-type="float">
            <text:p>5,50</text:p>
          </table:table-cell>
          <table:table-cell office:value-type="float" office:value="57.1428571428571" calcext:value-type="float">
            <text:p>57,1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2__Fid=9_M10.nrrd</text:p>
          </table:table-cell>
          <table:table-cell table:style-name="ce14" table:formula="of:=[$'Set #1'.I21]" office:value-type="float" office:value="4.33333333333333" calcext:value-type="float">
            <text:p>4,33</text:p>
          </table:table-cell>
          <table:table-cell office:value-type="float" office:value="53.5714285714286" calcext:value-type="float">
            <text:p>53,5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8__Fid=10_M01.nrrd</text:p>
          </table:table-cell>
          <table:table-cell table:style-name="ce14" table:formula="of:=[$'Set #1'.I22]" office:value-type="float" office:value="6.5" calcext:value-type="float">
            <text:p>6,50</text:p>
          </table:table-cell>
          <table:table-cell office:value-type="float" office:value="52.6666666666667" calcext:value-type="float">
            <text:p>52,6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8__Fid=10_M02.nrrd</text:p>
          </table:table-cell>
          <table:table-cell table:style-name="ce14" table:formula="of:=[$'Set #1'.I23]" office:value-type="float" office:value="7" calcext:value-type="float">
            <text:p>7,00</text:p>
          </table:table-cell>
          <table:table-cell office:value-type="float" office:value="74.5" calcext:value-type="float">
            <text:p>74,5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8__Fid=10_M03.nrrd</text:p>
          </table:table-cell>
          <table:table-cell table:style-name="ce14" table:formula="of:=[$'Set #1'.I24]" office:value-type="float" office:value="5.16666666666667" calcext:value-type="float">
            <text:p>5,17</text:p>
          </table:table-cell>
          <table:table-cell office:value-type="float" office:value="55.5" calcext:value-type="float">
            <text:p>55,5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8__Fid=10_M04.nrrd</text:p>
          </table:table-cell>
          <table:table-cell table:style-name="ce14" table:formula="of:=[$'Set #1'.I25]" office:value-type="float" office:value="6.66666666666667" calcext:value-type="float">
            <text:p>6,67</text:p>
          </table:table-cell>
          <table:table-cell office:value-type="float" office:value="76.3888888888889" calcext:value-type="float">
            <text:p>76,3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8__Fid=10_M05.nrrd</text:p>
          </table:table-cell>
          <table:table-cell table:style-name="ce14" table:formula="of:=[$'Set #1'.I26]" office:value-type="float" office:value="6.83333333333333" calcext:value-type="float">
            <text:p>6,83</text:p>
          </table:table-cell>
          <table:table-cell office:value-type="float" office:value="74.4444444444444" calcext:value-type="float">
            <text:p>74,4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8__Fid=10_M06.nrrd</text:p>
          </table:table-cell>
          <table:table-cell table:style-name="ce14" table:formula="of:=[$'Set #1'.I27]" office:value-type="float" office:value="7.66666666666667" calcext:value-type="float">
            <text:p>7,67</text:p>
          </table:table-cell>
          <table:table-cell office:value-type="float" office:value="78.0555555555556" calcext:value-type="float">
            <text:p>78,0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8__Fid=10_M07.nrrd</text:p>
          </table:table-cell>
          <table:table-cell table:style-name="ce14" table:formula="of:=[$'Set #1'.I28]" office:value-type="float" office:value="5.33333333333333" calcext:value-type="float">
            <text:p>5,33</text:p>
          </table:table-cell>
          <table:table-cell office:value-type="float" office:value="68.1111111111111" calcext:value-type="float">
            <text:p>68,1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8__Fid=10_M08.nrrd</text:p>
          </table:table-cell>
          <table:table-cell table:style-name="ce14" table:formula="of:=[$'Set #1'.I29]" office:value-type="float" office:value="9.16666666666667" calcext:value-type="float">
            <text:p>9,17</text:p>
          </table:table-cell>
          <table:table-cell office:value-type="float" office:value="77.6111111111111" calcext:value-type="float">
            <text:p>77,6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8__Fid=10_M09.nrrd</text:p>
          </table:table-cell>
          <table:table-cell table:style-name="ce14" table:formula="of:=[$'Set #1'.I30]" office:value-type="float" office:value="4.5" calcext:value-type="float">
            <text:p>4,50</text:p>
          </table:table-cell>
          <table:table-cell office:value-type="float" office:value="52.8888888888889" calcext:value-type="float">
            <text:p>52,8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8__Fid=10_M10.nrrd</text:p>
          </table:table-cell>
          <table:table-cell table:style-name="ce14" table:formula="of:=[$'Set #1'.I31]" office:value-type="float" office:value="6.5" calcext:value-type="float">
            <text:p>6,50</text:p>
          </table:table-cell>
          <table:table-cell office:value-type="float" office:value="53.3888888888889" calcext:value-type="float">
            <text:p>53,3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9__Fid=11_M01.nrrd</text:p>
          </table:table-cell>
          <table:table-cell table:style-name="ce14" table:formula="of:=[$'Set #1'.I32]" office:value-type="float" office:value="7" calcext:value-type="float">
            <text:p>7,00</text:p>
          </table:table-cell>
          <table:table-cell office:value-type="float" office:value="87.072945521699" calcext:value-type="float">
            <text:p>87,0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9__Fid=11_M02.nrrd</text:p>
          </table:table-cell>
          <table:table-cell table:style-name="ce14" table:formula="of:=[$'Set #1'.I33]" office:value-type="float" office:value="4.33333333333333" calcext:value-type="float">
            <text:p>4,33</text:p>
          </table:table-cell>
          <table:table-cell office:value-type="float" office:value="72.02216066482" calcext:value-type="float">
            <text:p>72,0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9__Fid=11_M03.nrrd</text:p>
          </table:table-cell>
          <table:table-cell table:style-name="ce14" table:formula="of:=[$'Set #1'.I34]" office:value-type="float" office:value="5.66666666666667" calcext:value-type="float">
            <text:p>5,67</text:p>
          </table:table-cell>
          <table:table-cell office:value-type="float" office:value="69.4367497691598" calcext:value-type="float">
            <text:p>69,4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9__Fid=11_M04.nrrd</text:p>
          </table:table-cell>
          <table:table-cell table:style-name="ce14" table:formula="of:=[$'Set #1'.I35]"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9__Fid=11_M05.nrrd</text:p>
          </table:table-cell>
          <table:table-cell table:style-name="ce14" table:formula="of:=[$'Set #1'.I36]" office:value-type="float" office:value="6.16666666666667" calcext:value-type="float">
            <text:p>6,17</text:p>
          </table:table-cell>
          <table:table-cell office:value-type="float" office:value="55.8633425669437" calcext:value-type="float">
            <text:p>55,8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9__Fid=11_M06.nrrd</text:p>
          </table:table-cell>
          <table:table-cell table:style-name="ce14" table:formula="of:=[$'Set #1'.I37]" office:value-type="float" office:value="8" calcext:value-type="float">
            <text:p>8,00</text:p>
          </table:table-cell>
          <table:table-cell office:value-type="float" office:value="93.4441366574331" calcext:value-type="float">
            <text:p>93,4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9__Fid=11_M07.nrrd</text:p>
          </table:table-cell>
          <table:table-cell table:style-name="ce14" table:formula="of:=[$'Set #1'.I38]" office:value-type="float" office:value="6.83333333333333" calcext:value-type="float">
            <text:p>6,83</text:p>
          </table:table-cell>
          <table:table-cell office:value-type="float" office:value="88.9196675900277" calcext:value-type="float">
            <text:p>88,9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9__Fid=11_M08.nrrd</text:p>
          </table:table-cell>
          <table:table-cell table:style-name="ce14" table:formula="of:=[$'Set #1'.I39]" office:value-type="float" office:value="8.66666666666667" calcext:value-type="float">
            <text:p>8,67</text:p>
          </table:table-cell>
          <table:table-cell office:value-type="float" office:value="89.8430286241921" calcext:value-type="float">
            <text:p>89,8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9__Fid=11_M09.nrrd</text:p>
          </table:table-cell>
          <table:table-cell table:style-name="ce14" table:formula="of:=[$'Set #1'.I40]" office:value-type="float" office:value="8" calcext:value-type="float">
            <text:p>8,00</text:p>
          </table:table-cell>
          <table:table-cell office:value-type="float" office:value="94.0904893813481" calcext:value-type="float">
            <text:p>94,0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9__Fid=11_M10.nrrd</text:p>
          </table:table-cell>
          <table:table-cell table:style-name="ce14" table:formula="of:=[$'Set #1'.I41]" office:value-type="float" office:value="8.33333333333333" calcext:value-type="float">
            <text:p>8,33</text:p>
          </table:table-cell>
          <table:table-cell office:value-type="float" office:value="79.5013850415513" calcext:value-type="float">
            <text:p>79,5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4__Fid=12_M01.nrrd</text:p>
          </table:table-cell>
          <table:table-cell table:style-name="ce14" table:formula="of:=[$'Set #1'.I42]" office:value-type="float" office:value="4" calcext:value-type="float">
            <text:p>4,00</text:p>
          </table:table-cell>
          <table:table-cell office:value-type="float" office:value="50.4555010511563" calcext:value-type="float">
            <text:p>50,4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4__Fid=12_M02.nrrd</text:p>
          </table:table-cell>
          <table:table-cell table:style-name="ce14" table:formula="of:=[$'Set #1'.I43]" office:value-type="float" office:value="5.83333333333333" calcext:value-type="float">
            <text:p>5,83</text:p>
          </table:table-cell>
          <table:table-cell office:value-type="float" office:value="66.1527680448493" calcext:value-type="float">
            <text:p>66,1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4__Fid=12_M03.nrrd</text:p>
          </table:table-cell>
          <table:table-cell table:style-name="ce14" table:formula="of:=[$'Set #1'.I44]" office:value-type="float" office:value="4.33333333333333" calcext:value-type="float">
            <text:p>4,33</text:p>
          </table:table-cell>
          <table:table-cell office:value-type="float" office:value="68.3251576734408" calcext:value-type="float">
            <text:p>68,3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4__Fid=12_M04.nrrd</text:p>
          </table:table-cell>
          <table:table-cell table:style-name="ce14" table:formula="of:=[$'Set #1'.I45]" office:value-type="float" office:value="3" calcext:value-type="float">
            <text:p>3,00</text:p>
          </table:table-cell>
          <table:table-cell office:value-type="float" office:value="47.1618780658725" calcext:value-type="float">
            <text:p>47,1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4__Fid=12_M05.nrrd</text:p>
          </table:table-cell>
          <table:table-cell table:style-name="ce14" table:formula="of:=[$'Set #1'.I46]" office:value-type="float" office:value="4.66666666666667" calcext:value-type="float">
            <text:p>4,67</text:p>
          </table:table-cell>
          <table:table-cell office:value-type="float" office:value="63.489838822705" calcext:value-type="float">
            <text:p>63,4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4__Fid=12_M06.nrrd</text:p>
          </table:table-cell>
          <table:table-cell table:style-name="ce14" table:formula="of:=[$'Set #1'.I47]" office:value-type="float" office:value="3.66666666666667" calcext:value-type="float">
            <text:p>3,67</text:p>
          </table:table-cell>
          <table:table-cell office:value-type="float" office:value="59.8458304134548" calcext:value-type="float">
            <text:p>59,8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4__Fid=12_M07.nrrd</text:p>
          </table:table-cell>
          <table:table-cell table:style-name="ce14" table:formula="of:=[$'Set #1'.I48]" office:value-type="float" office:value="6" calcext:value-type="float">
            <text:p>6,00</text:p>
          </table:table-cell>
          <table:table-cell office:value-type="float" office:value="64.0504555010512" calcext:value-type="float">
            <text:p>64,0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4__Fid=12_M08.nrrd</text:p>
          </table:table-cell>
          <table:table-cell table:style-name="ce14" table:formula="of:=[$'Set #1'.I49]" office:value-type="float" office:value="6.33333333333333" calcext:value-type="float">
            <text:p>6,33</text:p>
          </table:table-cell>
          <table:table-cell office:value-type="float" office:value="71.198318149965" calcext:value-type="float">
            <text:p>71,2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4__Fid=12_M09.nrrd</text:p>
          </table:table-cell>
          <table:table-cell table:style-name="ce14" table:formula="of:=[$'Set #1'.I50]" office:value-type="float" office:value="4.33333333333333" calcext:value-type="float">
            <text:p>4,33</text:p>
          </table:table-cell>
          <table:table-cell office:value-type="float" office:value="67.8346180798879" calcext:value-type="float">
            <text:p>67,8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4__Fid=12_M10.nrrd</text:p>
          </table:table-cell>
          <table:table-cell table:style-name="ce14" table:formula="of:=[$'Set #1'.I51]" office:value-type="float" office:value="5.16666666666667" calcext:value-type="float">
            <text:p>5,17</text:p>
          </table:table-cell>
          <table:table-cell office:value-type="float" office:value="58.7946741415557" calcext:value-type="float">
            <text:p>58,7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0__Fid=13_M01.nrrd</text:p>
          </table:table-cell>
          <table:table-cell table:style-name="ce14" table:formula="of:=[$'Set #1'.I52]" office:value-type="float" office:value="5.5" calcext:value-type="float">
            <text:p>5,50</text:p>
          </table:table-cell>
          <table:table-cell office:value-type="float" office:value="70.2611625947768" calcext:value-type="float">
            <text:p>70,2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0__Fid=13_M02.nrrd</text:p>
          </table:table-cell>
          <table:table-cell table:style-name="ce14" table:formula="of:=[$'Set #1'.I53]" office:value-type="float" office:value="6.66666666666667" calcext:value-type="float">
            <text:p>6,67</text:p>
          </table:table-cell>
          <table:table-cell office:value-type="float" office:value="75.0631844987363" calcext:value-type="float">
            <text:p>75,0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0__Fid=13_M03.nrrd</text:p>
          </table:table-cell>
          <table:table-cell table:style-name="ce14" table:formula="of:=[$'Set #1'.I54]" office:value-type="float" office:value="6.16666666666667" calcext:value-type="float">
            <text:p>6,17</text:p>
          </table:table-cell>
          <table:table-cell office:value-type="float" office:value="62.0050547598989" calcext:value-type="float">
            <text:p>62,0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0__Fid=13_M04.nrrd</text:p>
          </table:table-cell>
          <table:table-cell table:style-name="ce14" table:formula="of:=[$'Set #1'.I55]" office:value-type="float" office:value="7.5" calcext:value-type="float">
            <text:p>7,50</text:p>
          </table:table-cell>
          <table:table-cell office:value-type="float" office:value="68.7447346251053" calcext:value-type="float">
            <text:p>68,7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0__Fid=13_M05.nrrd</text:p>
          </table:table-cell>
          <table:table-cell table:style-name="ce14" table:formula="of:=[$'Set #1'.I56]" office:value-type="float" office:value="7.33333333333333" calcext:value-type="float">
            <text:p>7,33</text:p>
          </table:table-cell>
          <table:table-cell office:value-type="float" office:value="58.4667228306655" calcext:value-type="float">
            <text:p>58,4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0__Fid=13_M06.nrrd</text:p>
          </table:table-cell>
          <table:table-cell table:style-name="ce14" table:formula="of:=[$'Set #1'.I57]" office:value-type="float" office:value="7.5" calcext:value-type="float">
            <text:p>7,50</text:p>
          </table:table-cell>
          <table:table-cell office:value-type="float" office:value="69.6714406065712" calcext:value-type="float">
            <text:p>69,6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0__Fid=13_M07.nrrd</text:p>
          </table:table-cell>
          <table:table-cell table:style-name="ce14" table:formula="of:=[$'Set #1'.I58]" office:value-type="float" office:value="6.83333333333333" calcext:value-type="float">
            <text:p>6,83</text:p>
          </table:table-cell>
          <table:table-cell office:value-type="float" office:value="62.8475147430497" calcext:value-type="float">
            <text:p>62,8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0__Fid=13_M08.nrrd</text:p>
          </table:table-cell>
          <table:table-cell table:style-name="ce14" table:formula="of:=[$'Set #1'.I59]" office:value-type="float" office:value="6.16666666666667" calcext:value-type="float">
            <text:p>6,17</text:p>
          </table:table-cell>
          <table:table-cell office:value-type="float" office:value="66.5543386689132" calcext:value-type="float">
            <text:p>66,5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0__Fid=13_M09.nrrd</text:p>
          </table:table-cell>
          <table:table-cell table:style-name="ce14" table:formula="of:=[$'Set #1'.I60]" office:value-type="float" office:value="7.66666666666667" calcext:value-type="float">
            <text:p>7,67</text:p>
          </table:table-cell>
          <table:table-cell office:value-type="float" office:value="85.0042122999158" calcext:value-type="float">
            <text:p>85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0__Fid=13_M10.nrrd</text:p>
          </table:table-cell>
          <table:table-cell table:style-name="ce14" table:formula="of:=[$'Set #1'.I61]" office:value-type="float" office:value="7.5" calcext:value-type="float">
            <text:p>7,50</text:p>
          </table:table-cell>
          <table:table-cell office:value-type="float" office:value="73.9679865206403" calcext:value-type="float">
            <text:p>73,9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8__Fid=2_M01.nrrd</text:p>
          </table:table-cell>
          <table:table-cell table:style-name="ce14" table:formula="of:=[$'Set #1'.I62]" office:value-type="float" office:value="1.33333333333333" calcext:value-type="float">
            <text:p>1,33</text:p>
          </table:table-cell>
          <table:table-cell office:value-type="float" office:value="19.8041349292709" calcext:value-type="float">
            <text:p>19,8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8__Fid=2_M02.nrrd</text:p>
          </table:table-cell>
          <table:table-cell table:style-name="ce14" table:formula="of:=[$'Set #1'.I63]" office:value-type="float" office:value="1.66666666666667" calcext:value-type="float">
            <text:p>1,67</text:p>
          </table:table-cell>
          <table:table-cell office:value-type="float" office:value="14.7442872687704" calcext:value-type="float">
            <text:p>14,7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8__Fid=2_M03.nrrd</text:p>
          </table:table-cell>
          <table:table-cell table:style-name="ce14" table:formula="of:=[$'Set #1'.I64]" office:value-type="float" office:value="1.5" calcext:value-type="float">
            <text:p>1,50</text:p>
          </table:table-cell>
          <table:table-cell office:value-type="float" office:value="15.0707290533188" calcext:value-type="float">
            <text:p>15,0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8__Fid=2_M04.nrrd</text:p>
          </table:table-cell>
          <table:table-cell table:style-name="ce14" table:formula="of:=[$'Set #1'.I65]" office:value-type="float" office:value="1.33333333333333" calcext:value-type="float">
            <text:p>1,33</text:p>
          </table:table-cell>
          <table:table-cell office:value-type="float" office:value="14.0914036996736" calcext:value-type="float">
            <text:p>14,0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8__Fid=2_M05.nrrd</text:p>
          </table:table-cell>
          <table:table-cell table:style-name="ce14" table:formula="of:=[$'Set #1'.I66]" office:value-type="float" office:value="3.83333333333333" calcext:value-type="float">
            <text:p>3,83</text:p>
          </table:table-cell>
          <table:table-cell office:value-type="float" office:value="49.8367791077258" calcext:value-type="float">
            <text:p>49,8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8__Fid=2_M06.nrrd</text:p>
          </table:table-cell>
          <table:table-cell table:style-name="ce14" table:formula="of:=[$'Set #1'.I67]" office:value-type="float" office:value="2" calcext:value-type="float">
            <text:p>2,00</text:p>
          </table:table-cell>
          <table:table-cell office:value-type="float" office:value="37.7040261153428" calcext:value-type="float">
            <text:p>37,7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8__Fid=2_M07.nrrd</text:p>
          </table:table-cell>
          <table:table-cell table:style-name="ce14" table:formula="of:=[$'Set #1'.I68]" office:value-type="float" office:value="4.83333333333333" calcext:value-type="float">
            <text:p>4,83</text:p>
          </table:table-cell>
          <table:table-cell office:value-type="float" office:value="62.9488574537541" calcext:value-type="float">
            <text:p>62,9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8__Fid=2_M08.nrrd</text:p>
          </table:table-cell>
          <table:table-cell table:style-name="ce14" table:formula="of:=[$'Set #1'.I69]" office:value-type="float" office:value="1" calcext:value-type="float">
            <text:p>1,00</text:p>
          </table:table-cell>
          <table:table-cell office:value-type="float" office:value="11.588683351469" calcext:value-type="float">
            <text:p>11,5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8__Fid=2_M09.nrrd</text:p>
          </table:table-cell>
          <table:table-cell table:style-name="ce14" table:formula="of:=[$'Set #1'.I70]" office:value-type="float" office:value="1.16666666666667" calcext:value-type="float">
            <text:p>1,17</text:p>
          </table:table-cell>
          <table:table-cell office:value-type="float" office:value="13.1664853101197" calcext:value-type="float">
            <text:p>13,1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8__Fid=2_M10.nrrd</text:p>
          </table:table-cell>
          <table:table-cell table:style-name="ce14" table:formula="of:=[$'Set #1'.I71]" office:value-type="float" office:value="2.5" calcext:value-type="float">
            <text:p>2,50</text:p>
          </table:table-cell>
          <table:table-cell office:value-type="float" office:value="37.1599564744287" calcext:value-type="float">
            <text:p>37,1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4__Fid=3_M01.nrrd</text:p>
          </table:table-cell>
          <table:table-cell table:style-name="ce14" table:formula="of:=[$'Set #1'.I72]" office:value-type="float" office:value="3.16666666666667" calcext:value-type="float">
            <text:p>3,17</text:p>
          </table:table-cell>
          <table:table-cell office:value-type="float" office:value="56.0323886639676" calcext:value-type="float">
            <text:p>56,0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4__Fid=3_M02.nrrd</text:p>
          </table:table-cell>
          <table:table-cell table:style-name="ce14" table:formula="of:=[$'Set #1'.I73]" office:value-type="float" office:value="6.5" calcext:value-type="float">
            <text:p>6,50</text:p>
          </table:table-cell>
          <table:table-cell office:value-type="float" office:value="78.1376518218624" calcext:value-type="float">
            <text:p>78,1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4__Fid=3_M03.nrrd</text:p>
          </table:table-cell>
          <table:table-cell table:style-name="ce14" table:formula="of:=[$'Set #1'.I74]" office:value-type="float" office:value="5.66666666666667" calcext:value-type="float">
            <text:p>5,67</text:p>
          </table:table-cell>
          <table:table-cell office:value-type="float" office:value="77.8947368421053" calcext:value-type="float">
            <text:p>77,8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4__Fid=3_M04.nrrd</text:p>
          </table:table-cell>
          <table:table-cell table:style-name="ce14" table:formula="of:=[$'Set #1'.I75]" office:value-type="float" office:value="1.5" calcext:value-type="float">
            <text:p>1,50</text:p>
          </table:table-cell>
          <table:table-cell office:value-type="float" office:value="24.7773279352227" calcext:value-type="float">
            <text:p>24,7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4__Fid=3_M05.nrrd</text:p>
          </table:table-cell>
          <table:table-cell table:style-name="ce14" table:formula="of:=[$'Set #1'.I76]"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4__Fid=3_M06.nrrd</text:p>
          </table:table-cell>
          <table:table-cell table:style-name="ce14" table:formula="of:=[$'Set #1'.I77]" office:value-type="float" office:value="2.5" calcext:value-type="float">
            <text:p>2,50</text:p>
          </table:table-cell>
          <table:table-cell office:value-type="float" office:value="39.6761133603239" calcext:value-type="float">
            <text:p>39,6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4__Fid=3_M07.nrrd</text:p>
          </table:table-cell>
          <table:table-cell table:style-name="ce14" table:formula="of:=[$'Set #1'.I78]" office:value-type="float" office:value="1.5" calcext:value-type="float">
            <text:p>1,50</text:p>
          </table:table-cell>
          <table:table-cell office:value-type="float" office:value="24.3724696356275" calcext:value-type="float">
            <text:p>24,3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4__Fid=3_M08.nrrd</text:p>
          </table:table-cell>
          <table:table-cell table:style-name="ce14" table:formula="of:=[$'Set #1'.I79]" office:value-type="float" office:value="3.83333333333333" calcext:value-type="float">
            <text:p>3,83</text:p>
          </table:table-cell>
          <table:table-cell office:value-type="float" office:value="56.5182186234818" calcext:value-type="float">
            <text:p>56,5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4__Fid=3_M09.nrrd</text:p>
          </table:table-cell>
          <table:table-cell table:style-name="ce14" table:formula="of:=[$'Set #1'.I80]" office:value-type="float" office:value="3.16666666666667" calcext:value-type="float">
            <text:p>3,17</text:p>
          </table:table-cell>
          <table:table-cell office:value-type="float" office:value="41.9433198380567" calcext:value-type="float">
            <text:p>41,9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4__Fid=3_M10.nrrd</text:p>
          </table:table-cell>
          <table:table-cell table:style-name="ce14" table:formula="of:=[$'Set #1'.I81]" office:value-type="float" office:value="3.83333333333333" calcext:value-type="float">
            <text:p>3,83</text:p>
          </table:table-cell>
          <table:table-cell office:value-type="float" office:value="50.4453441295547" calcext:value-type="float">
            <text:p>50,4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0__Fid=4_M01.nrrd</text:p>
          </table:table-cell>
          <table:table-cell table:style-name="ce14" table:formula="of:=[$'Set #1'.I82]" office:value-type="float" office:value="4.5" calcext:value-type="float">
            <text:p>4,50</text:p>
          </table:table-cell>
          <table:table-cell office:value-type="float" office:value="91.2240184757506" calcext:value-type="float">
            <text:p>91,2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0__Fid=4_M02.nrrd</text:p>
          </table:table-cell>
          <table:table-cell table:style-name="ce14" table:formula="of:=[$'Set #1'.I83]" office:value-type="float" office:value="5.16666666666667" calcext:value-type="float">
            <text:p>5,17</text:p>
          </table:table-cell>
          <table:table-cell office:value-type="float" office:value="77.0207852193995" calcext:value-type="float">
            <text:p>77,0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0__Fid=4_M03.nrrd</text:p>
          </table:table-cell>
          <table:table-cell table:style-name="ce14" table:formula="of:=[$'Set #1'.I84]" office:value-type="float" office:value="4.83333333333333" calcext:value-type="float">
            <text:p>4,83</text:p>
          </table:table-cell>
          <table:table-cell office:value-type="float" office:value="64.6651270207852" calcext:value-type="float">
            <text:p>64,6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0__Fid=4_M04.nrrd</text:p>
          </table:table-cell>
          <table:table-cell table:style-name="ce14" table:formula="of:=[$'Set #1'.I85]" office:value-type="float" office:value="5.83333333333333" calcext:value-type="float">
            <text:p>5,83</text:p>
          </table:table-cell>
          <table:table-cell office:value-type="float" office:value="74.4803695150116" calcext:value-type="float">
            <text:p>74,4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0__Fid=4_M05.nrrd</text:p>
          </table:table-cell>
          <table:table-cell table:style-name="ce14" table:formula="of:=[$'Set #1'.I86]" office:value-type="float" office:value="4.66666666666667" calcext:value-type="float">
            <text:p>4,67</text:p>
          </table:table-cell>
          <table:table-cell office:value-type="float" office:value="67.3210161662818" calcext:value-type="float">
            <text:p>67,3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0__Fid=4_M06.nrrd</text:p>
          </table:table-cell>
          <table:table-cell table:style-name="ce14" table:formula="of:=[$'Set #1'.I87]" office:value-type="float" office:value="4" calcext:value-type="float">
            <text:p>4,00</text:p>
          </table:table-cell>
          <table:table-cell office:value-type="float" office:value="65.5889145496536" calcext:value-type="float">
            <text:p>65,5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0__Fid=4_M07.nrrd</text:p>
          </table:table-cell>
          <table:table-cell table:style-name="ce14" table:formula="of:=[$'Set #1'.I88]" office:value-type="float" office:value="4.16666666666667" calcext:value-type="float">
            <text:p>4,17</text:p>
          </table:table-cell>
          <table:table-cell office:value-type="float" office:value="64.5496535796767" calcext:value-type="float">
            <text:p>64,5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0__Fid=4_M08.nrrd</text:p>
          </table:table-cell>
          <table:table-cell table:style-name="ce14" table:formula="of:=[$'Set #1'.I89]" office:value-type="float" office:value="6.5" calcext:value-type="float">
            <text:p>6,50</text:p>
          </table:table-cell>
          <table:table-cell office:value-type="float" office:value="98.074745186863" calcext:value-type="float">
            <text:p>98,0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0__Fid=4_M09.nrrd</text:p>
          </table:table-cell>
          <table:table-cell table:style-name="ce14" table:formula="of:=[$'Set #1'.I90]" office:value-type="float" office:value="3.66666666666667" calcext:value-type="float">
            <text:p>3,67</text:p>
          </table:table-cell>
          <table:table-cell office:value-type="float" office:value="64.203233256351" calcext:value-type="float">
            <text:p>64,2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0__Fid=4_M10.nrrd</text:p>
          </table:table-cell>
          <table:table-cell table:style-name="ce14" table:formula="of:=[$'Set #1'.I91]" office:value-type="float" office:value="3.16666666666667" calcext:value-type="float">
            <text:p>3,17</text:p>
          </table:table-cell>
          <table:table-cell office:value-type="float" office:value="75.1732101616628" calcext:value-type="float">
            <text:p>75,1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14_M01.nrrd</text:p>
          </table:table-cell>
          <table:table-cell table:style-name="ce14" table:formula="of:=[$'Set #1'.I92]" office:value-type="float" office:value="5.66666666666667" calcext:value-type="float">
            <text:p>5,67</text:p>
          </table:table-cell>
          <table:table-cell office:value-type="float" office:value="52.7503526093089" calcext:value-type="float">
            <text:p>52,7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14_M02.nrrd</text:p>
          </table:table-cell>
          <table:table-cell table:style-name="ce14" table:formula="of:=[$'Set #1'.I93]" office:value-type="float" office:value="6.33333333333333" calcext:value-type="float">
            <text:p>6,33</text:p>
          </table:table-cell>
          <table:table-cell office:value-type="float" office:value="78.7023977433004" calcext:value-type="float">
            <text:p>78,7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14_M03.nrrd</text:p>
          </table:table-cell>
          <table:table-cell table:style-name="ce14" table:formula="of:=[$'Set #1'.I94]" office:value-type="float" office:value="6.16666666666667" calcext:value-type="float">
            <text:p>6,17</text:p>
          </table:table-cell>
          <table:table-cell office:value-type="float" office:value="98.4485190409027" calcext:value-type="float">
            <text:p>98,4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14_M04.nrrd</text:p>
          </table:table-cell>
          <table:table-cell table:style-name="ce14" table:formula="of:=[$'Set #1'.I95]" office:value-type="float" office:value="7.83333333333333" calcext:value-type="float">
            <text:p>7,83</text:p>
          </table:table-cell>
          <table:table-cell office:value-type="float" office:value="89.2806770098731" calcext:value-type="float">
            <text:p>89,2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14_M05.nrrd</text:p>
          </table:table-cell>
          <table:table-cell table:style-name="ce14" table:formula="of:=[$'Set #1'.I96]" office:value-type="float" office:value="9.16666666666667" calcext:value-type="float">
            <text:p>9,17</text:p>
          </table:table-cell>
          <table:table-cell office:value-type="float" office:value="77.997799779978" calcext:value-type="float">
            <text:p>78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14_M06.nrrd</text:p>
          </table:table-cell>
          <table:table-cell table:style-name="ce14" table:formula="of:=[$'Set #1'.I97]" office:value-type="float" office:value="4.16666666666667" calcext:value-type="float">
            <text:p>4,17</text:p>
          </table:table-cell>
          <table:table-cell office:value-type="float" office:value="70.8039492242595" calcext:value-type="float">
            <text:p>70,8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14_M07.nrrd</text:p>
          </table:table-cell>
          <table:table-cell table:style-name="ce14" table:formula="of:=[$'Set #1'.I98]" office:value-type="float" office:value="5" calcext:value-type="float">
            <text:p>5,00</text:p>
          </table:table-cell>
          <table:table-cell office:value-type="float" office:value="68.1241184767278" calcext:value-type="float">
            <text:p>68,1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14_M08.nrrd</text:p>
          </table:table-cell>
          <table:table-cell table:style-name="ce14" table:formula="of:=[$'Set #1'.I99]" office:value-type="float" office:value="6" calcext:value-type="float">
            <text:p>6,00</text:p>
          </table:table-cell>
          <table:table-cell office:value-type="float" office:value="62.7644569816643" calcext:value-type="float">
            <text:p>62,7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14_M09.nrrd</text:p>
          </table:table-cell>
          <table:table-cell table:style-name="ce14" table:formula="of:=[$'Set #1'.I100]"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14_M10.nrrd</text:p>
          </table:table-cell>
          <table:table-cell table:style-name="ce14" table:formula="of:=[$'Set #1'.I101]" office:value-type="float" office:value="7" calcext:value-type="float">
            <text:p>7,00</text:p>
          </table:table-cell>
          <table:table-cell office:value-type="float" office:value="70.5218617771509" calcext:value-type="float">
            <text:p>70,5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2__Fid=5_M01.nrrd</text:p>
          </table:table-cell>
          <table:table-cell table:style-name="ce14" table:formula="of:=[$'Set #1'.I102]" office:value-type="float" office:value="2.83333333333333" calcext:value-type="float">
            <text:p>2,83</text:p>
          </table:table-cell>
          <table:table-cell office:value-type="float" office:value="34.0680100755668" calcext:value-type="float">
            <text:p>34,0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2__Fid=5_M02.nrrd</text:p>
          </table:table-cell>
          <table:table-cell table:style-name="ce14" table:formula="of:=[$'Set #1'.I103]" office:value-type="float" office:value="5.66666666666667" calcext:value-type="float">
            <text:p>5,67</text:p>
          </table:table-cell>
          <table:table-cell office:value-type="float" office:value="45.9068010075567" calcext:value-type="float">
            <text:p>45,9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2__Fid=5_M03.nrrd</text:p>
          </table:table-cell>
          <table:table-cell table:style-name="ce14" table:formula="of:=[$'Set #1'.I104]" office:value-type="float" office:value="5.66666666666667" calcext:value-type="float">
            <text:p>5,67</text:p>
          </table:table-cell>
          <table:table-cell office:value-type="float" office:value="55.4785894206549" calcext:value-type="float">
            <text:p>55,4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2__Fid=5_M04.nrrd</text:p>
          </table:table-cell>
          <table:table-cell table:style-name="ce14" table:formula="of:=[$'Set #1'.I105]" office:value-type="float" office:value="6" calcext:value-type="float">
            <text:p>6,00</text:p>
          </table:table-cell>
          <table:table-cell office:value-type="float" office:value="52.896725440806" calcext:value-type="float">
            <text:p>52,9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2__Fid=5_M05.nrrd</text:p>
          </table:table-cell>
          <table:table-cell table:style-name="ce14" table:formula="of:=[$'Set #1'.I106]" office:value-type="float" office:value="5" calcext:value-type="float">
            <text:p>5,00</text:p>
          </table:table-cell>
          <table:table-cell office:value-type="float" office:value="46.6624685138539" calcext:value-type="float">
            <text:p>46,6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2__Fid=5_M06.nrrd</text:p>
          </table:table-cell>
          <table:table-cell table:style-name="ce14" table:formula="of:=[$'Set #1'.I107]" office:value-type="float" office:value="7.66666666666667" calcext:value-type="float">
            <text:p>7,67</text:p>
          </table:table-cell>
          <table:table-cell office:value-type="float" office:value="68.8916876574307" calcext:value-type="float">
            <text:p>68,8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2__Fid=5_M07.nrrd</text:p>
          </table:table-cell>
          <table:table-cell table:style-name="ce14" table:formula="of:=[$'Set #1'.I108]" office:value-type="float" office:value="2.16666666666667" calcext:value-type="float">
            <text:p>2,17</text:p>
          </table:table-cell>
          <table:table-cell office:value-type="float" office:value="22.4811083123426" calcext:value-type="float">
            <text:p>22,4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2__Fid=5_M08.nrrd</text:p>
          </table:table-cell>
          <table:table-cell table:style-name="ce14" table:formula="of:=[$'Set #1'.I109]" office:value-type="float" office:value="1.33333333333333" calcext:value-type="float">
            <text:p>1,33</text:p>
          </table:table-cell>
          <table:table-cell office:value-type="float" office:value="19.3954659949622" calcext:value-type="float">
            <text:p>19,4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2__Fid=5_M09.nrrd</text:p>
          </table:table-cell>
          <table:table-cell table:style-name="ce14" table:formula="of:=[$'Set #1'.I110]" office:value-type="float" office:value="5.16666666666667" calcext:value-type="float">
            <text:p>5,17</text:p>
          </table:table-cell>
          <table:table-cell office:value-type="float" office:value="48.8664987405542" calcext:value-type="float">
            <text:p>48,8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2__Fid=5_M10.nrrd</text:p>
          </table:table-cell>
          <table:table-cell table:style-name="ce14" table:formula="of:=[$'Set #1'.I111]"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15_M01.nrrd</text:p>
          </table:table-cell>
          <table:table-cell table:style-name="ce14" table:formula="of:=[$'Set #1'.I112]" office:value-type="float" office:value="3.83333333333333" calcext:value-type="float">
            <text:p>3,83</text:p>
          </table:table-cell>
          <table:table-cell office:value-type="float" office:value="40.066889632107" calcext:value-type="float">
            <text:p>40,0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15_M02.nrrd</text:p>
          </table:table-cell>
          <table:table-cell table:style-name="ce14" table:formula="of:=[$'Set #1'.I113]" office:value-type="float" office:value="6.33333333333333" calcext:value-type="float">
            <text:p>6,33</text:p>
          </table:table-cell>
          <table:table-cell office:value-type="float" office:value="67.0903010033445" calcext:value-type="float">
            <text:p>67,0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15_M03.nrrd</text:p>
          </table:table-cell>
          <table:table-cell table:style-name="ce14" table:formula="of:=[$'Set #1'.I114]" office:value-type="float" office:value="2.83333333333333" calcext:value-type="float">
            <text:p>2,83</text:p>
          </table:table-cell>
          <table:table-cell office:value-type="float" office:value="40.9364548494983" calcext:value-type="float">
            <text:p>40,9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15_M04.nrrd</text:p>
          </table:table-cell>
          <table:table-cell table:style-name="ce14" table:formula="of:=[$'Set #1'.I115]" office:value-type="float" office:value="1.5" calcext:value-type="float">
            <text:p>1,50</text:p>
          </table:table-cell>
          <table:table-cell office:value-type="float" office:value="21.4046822742475" calcext:value-type="float">
            <text:p>21,4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15_M05.nrrd</text:p>
          </table:table-cell>
          <table:table-cell table:style-name="ce14" table:formula="of:=[$'Set #1'.I116]" office:value-type="float" office:value="4.33333333333333" calcext:value-type="float">
            <text:p>4,33</text:p>
          </table:table-cell>
          <table:table-cell office:value-type="float" office:value="42.2073578595318" calcext:value-type="float">
            <text:p>42,2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15_M06.nrrd</text:p>
          </table:table-cell>
          <table:table-cell table:style-name="ce14" table:formula="of:=[$'Set #1'.I117]" office:value-type="float" office:value="5.5" calcext:value-type="float">
            <text:p>5,50</text:p>
          </table:table-cell>
          <table:table-cell office:value-type="float" office:value="50.1003344481605" calcext:value-type="float">
            <text:p>50,1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15_M07.nrrd</text:p>
          </table:table-cell>
          <table:table-cell table:style-name="ce14" table:formula="of:=[$'Set #1'.I118]" office:value-type="float" office:value="4.16666666666667" calcext:value-type="float">
            <text:p>4,17</text:p>
          </table:table-cell>
          <table:table-cell office:value-type="float" office:value="48.0267558528428" calcext:value-type="float">
            <text:p>48,0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15_M08.nrrd</text:p>
          </table:table-cell>
          <table:table-cell table:style-name="ce14" table:formula="of:=[$'Set #1'.I119]" office:value-type="float" office:value="2.33333333333333" calcext:value-type="float">
            <text:p>2,33</text:p>
          </table:table-cell>
          <table:table-cell office:value-type="float" office:value="40.066889632107" calcext:value-type="float">
            <text:p>40,0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15_M09.nrrd</text:p>
          </table:table-cell>
          <table:table-cell table:style-name="ce14" table:formula="of:=[$'Set #1'.I120]" office:value-type="float" office:value="2.33333333333333" calcext:value-type="float">
            <text:p>2,33</text:p>
          </table:table-cell>
          <table:table-cell office:value-type="float" office:value="32.5083612040134" calcext:value-type="float">
            <text:p>32,5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15_M10.nrrd</text:p>
          </table:table-cell>
          <table:table-cell table:style-name="ce14" table:formula="of:=[$'Set #1'.I121]" office:value-type="float" office:value="4" calcext:value-type="float">
            <text:p>4,00</text:p>
          </table:table-cell>
          <table:table-cell office:value-type="float" office:value="49.2976588628763" calcext:value-type="float">
            <text:p>49,3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__Fid=1_M01.nrrd</text:p>
          </table:table-cell>
          <table:table-cell table:style-name="ce14" table:formula="of:=[$'Set #1'.I122]" office:value-type="float" office:value="2.5" calcext:value-type="float">
            <text:p>2,50</text:p>
          </table:table-cell>
          <table:table-cell office:value-type="float" office:value="37.2536753206131" calcext:value-type="float">
            <text:p>37,2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__Fid=1_M02.nrrd</text:p>
          </table:table-cell>
          <table:table-cell table:style-name="ce14" table:formula="of:=[$'Set #1'.I123]" office:value-type="float" office:value="3.33333333333333" calcext:value-type="float">
            <text:p>3,33</text:p>
          </table:table-cell>
          <table:table-cell office:value-type="float" office:value="41.8517360025024" calcext:value-type="float">
            <text:p>41,8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__Fid=1_M03.nrrd</text:p>
          </table:table-cell>
          <table:table-cell table:style-name="ce14" table:formula="of:=[$'Set #1'.I124]" office:value-type="float" office:value="3" calcext:value-type="float">
            <text:p>3,00</text:p>
          </table:table-cell>
          <table:table-cell office:value-type="float" office:value="36.4716922114482" calcext:value-type="float">
            <text:p>36,4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__Fid=1_M04.nrrd</text:p>
          </table:table-cell>
          <table:table-cell table:style-name="ce14" table:formula="of:=[$'Set #1'.I125]" office:value-type="float" office:value="5.16666666666667" calcext:value-type="float">
            <text:p>5,17</text:p>
          </table:table-cell>
          <table:table-cell office:value-type="float" office:value="53.737879261808" calcext:value-type="float">
            <text:p>53,7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__Fid=1_M05.nrrd</text:p>
          </table:table-cell>
          <table:table-cell table:style-name="ce14" table:formula="of:=[$'Set #1'.I126]" office:value-type="float" office:value="6.33333333333333" calcext:value-type="float">
            <text:p>6,33</text:p>
          </table:table-cell>
          <table:table-cell office:value-type="float" office:value="62.7150453550203" calcext:value-type="float">
            <text:p>62,7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__Fid=1_M06.nrrd</text:p>
          </table:table-cell>
          <table:table-cell table:style-name="ce14" table:formula="of:=[$'Set #1'.I127]" office:value-type="float" office:value="5.66666666666667" calcext:value-type="float">
            <text:p>5,67</text:p>
          </table:table-cell>
          <table:table-cell office:value-type="float" office:value="60.8382858930247" calcext:value-type="float">
            <text:p>60,8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__Fid=1_M07.nrrd</text:p>
          </table:table-cell>
          <table:table-cell table:style-name="ce14" table:formula="of:=[$'Set #1'.I128]" office:value-type="float" office:value="4.33333333333333" calcext:value-type="float">
            <text:p>4,33</text:p>
          </table:table-cell>
          <table:table-cell office:value-type="float" office:value="45.0735064122615" calcext:value-type="float">
            <text:p>45,0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__Fid=1_M08.nrrd</text:p>
          </table:table-cell>
          <table:table-cell table:style-name="ce14" table:formula="of:=[$'Set #1'.I129]" office:value-type="float" office:value="3.16666666666667" calcext:value-type="float">
            <text:p>3,17</text:p>
          </table:table-cell>
          <table:table-cell office:value-type="float" office:value="34.9702846418517" calcext:value-type="float">
            <text:p>34,9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__Fid=1_M09.nrrd</text:p>
          </table:table-cell>
          <table:table-cell table:style-name="ce14" table:formula="of:=[$'Set #1'.I130]" office:value-type="float" office:value="4.33333333333333" calcext:value-type="float">
            <text:p>4,33</text:p>
          </table:table-cell>
          <table:table-cell office:value-type="float" office:value="48.5142320925868" calcext:value-type="float">
            <text:p>48,51</text:p>
          </table:table-cell>
          <table:table-cell table:number-columns-repeated="4"/>
        </table:table-row>
        <table:table-row table:style-name="ro1">
          <table:covered-table-cell/>
          <table:table-cell table:style-name="ce9" office:value-type="string" calcext:value-type="string">
            <text:p>6__Fid=1_M10.nrrd</text:p>
          </table:table-cell>
          <table:table-cell table:style-name="ce14" table:formula="of:=[$'Set #1'.I131]" office:value-type="float" office:value="3.66666666666667" calcext:value-type="float">
            <text:p>3,67</text:p>
          </table:table-cell>
          <table:table-cell office:value-type="float" office:value="43.9161714106975" calcext:value-type="float">
            <text:p>43,9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0__Fid=6_M01.nrrd</text:p>
          </table:table-cell>
          <table:table-cell table:style-name="ce14" table:formula="of:=[$'Set #1'.I132]" office:value-type="float" office:value="3.66666666666667" calcext:value-type="float">
            <text:p>3,67</text:p>
          </table:table-cell>
          <table:table-cell office:value-type="float" office:value="40.1408450704225" calcext:value-type="float">
            <text:p>40,1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0__Fid=6_M02.nrrd</text:p>
          </table:table-cell>
          <table:table-cell table:style-name="ce14" table:formula="of:=[$'Set #1'.I133]" office:value-type="float" office:value="7" calcext:value-type="float">
            <text:p>7,00</text:p>
          </table:table-cell>
          <table:table-cell office:value-type="float" office:value="61.8153364632238" calcext:value-type="float">
            <text:p>61,8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0__Fid=6_M03.nrrd</text:p>
          </table:table-cell>
          <table:table-cell table:style-name="ce14" table:formula="of:=[$'Set #1'.I134]" office:value-type="float" office:value="4" calcext:value-type="float">
            <text:p>4,00</text:p>
          </table:table-cell>
          <table:table-cell office:value-type="float" office:value="52.660406885759" calcext:value-type="float">
            <text:p>52,6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0__Fid=6_M04.nrrd</text:p>
          </table:table-cell>
          <table:table-cell table:style-name="ce14" table:formula="of:=[$'Set #1'.I135]" office:value-type="float" office:value="7.5" calcext:value-type="float">
            <text:p>7,50</text:p>
          </table:table-cell>
          <table:table-cell office:value-type="float" office:value="77.6995305164319" calcext:value-type="float">
            <text:p>77,7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0__Fid=6_M05.nrrd</text:p>
          </table:table-cell>
          <table:table-cell table:style-name="ce14" table:formula="of:=[$'Set #1'.I136]" office:value-type="float" office:value="3.66666666666667" calcext:value-type="float">
            <text:p>3,67</text:p>
          </table:table-cell>
          <table:table-cell office:value-type="float" office:value="37.245696400626" calcext:value-type="float">
            <text:p>37,2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0__Fid=6_M06.nrrd</text:p>
          </table:table-cell>
          <table:table-cell table:style-name="ce14" table:formula="of:=[$'Set #1'.I137]" office:value-type="float" office:value="5.66666666666667" calcext:value-type="float">
            <text:p>5,67</text:p>
          </table:table-cell>
          <table:table-cell office:value-type="float" office:value="51.7996870109546" calcext:value-type="float">
            <text:p>51,8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0__Fid=6_M07.nrrd</text:p>
          </table:table-cell>
          <table:table-cell table:style-name="ce14" table:formula="of:=[$'Set #1'.I138]" office:value-type="float" office:value="7.5" calcext:value-type="float">
            <text:p>7,50</text:p>
          </table:table-cell>
          <table:table-cell office:value-type="float" office:value="72.5352112676056" calcext:value-type="float">
            <text:p>72,5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0__Fid=6_M08.nrrd</text:p>
          </table:table-cell>
          <table:table-cell table:style-name="ce14" table:formula="of:=[$'Set #1'.I139]" office:value-type="float" office:value="3.83333333333333" calcext:value-type="float">
            <text:p>3,83</text:p>
          </table:table-cell>
          <table:table-cell office:value-type="float" office:value="46.5571205007825" calcext:value-type="float">
            <text:p>46,5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0__Fid=6_M09.nrrd</text:p>
          </table:table-cell>
          <table:table-cell table:style-name="ce14" table:formula="of:=[$'Set #1'.I140]" office:value-type="float" office:value="5.83333333333333" calcext:value-type="float">
            <text:p>5,83</text:p>
          </table:table-cell>
          <table:table-cell office:value-type="float" office:value="56.0250391236307" calcext:value-type="float">
            <text:p>56,0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0__Fid=6_M10.nrrd</text:p>
          </table:table-cell>
          <table:table-cell table:style-name="ce14" table:formula="of:=[$'Set #1'.I141]" office:value-type="float" office:value="1.66666666666667" calcext:value-type="float">
            <text:p>1,67</text:p>
          </table:table-cell>
          <table:table-cell office:value-type="float" office:value="22.0657276995305" calcext:value-type="float">
            <text:p>22,0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6__Fid=7_M01.nrrd</text:p>
          </table:table-cell>
          <table:table-cell table:style-name="ce14" table:formula="of:=[$'Set #1'.I142]" office:value-type="float" office:value="6" calcext:value-type="float">
            <text:p>6,00</text:p>
          </table:table-cell>
          <table:table-cell office:value-type="float" office:value="85.462962962963" calcext:value-type="float">
            <text:p>85,4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6__Fid=7_M02.nrrd</text:p>
          </table:table-cell>
          <table:table-cell table:style-name="ce14" table:formula="of:=[$'Set #1'.I143]" office:value-type="float" office:value="7.33333333333333" calcext:value-type="float">
            <text:p>7,33</text:p>
          </table:table-cell>
          <table:table-cell office:value-type="float" office:value="91.9322709163347" calcext:value-type="float">
            <text:p>91,9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6__Fid=7_M03.nrrd</text:p>
          </table:table-cell>
          <table:table-cell table:style-name="ce14" table:formula="of:=[$'Set #1'.I144]" office:value-type="float" office:value="8.66666666666667" calcext:value-type="float">
            <text:p>8,67</text:p>
          </table:table-cell>
          <table:table-cell office:value-type="float" office:value="98.5058697972252" calcext:value-type="float">
            <text:p>98,5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6__Fid=7_M04.nrrd</text:p>
          </table:table-cell>
          <table:table-cell table:style-name="ce14" table:formula="of:=[$'Set #1'.I145]" office:value-type="float" office:value="6.83333333333333" calcext:value-type="float">
            <text:p>6,83</text:p>
          </table:table-cell>
          <table:table-cell office:value-type="float" office:value="97.7754237288136" calcext:value-type="float">
            <text:p>97,7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6__Fid=7_M05.nrrd</text:p>
          </table:table-cell>
          <table:table-cell table:style-name="ce14" table:formula="of:=[$'Set #1'.I146]" office:value-type="float" office:value="7.33333333333333" calcext:value-type="float">
            <text:p>7,33</text:p>
          </table:table-cell>
          <table:table-cell office:value-type="float" office:value="79.7399783315276" calcext:value-type="float">
            <text:p>79,7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6__Fid=7_M06.nrrd</text:p>
          </table:table-cell>
          <table:table-cell table:style-name="ce14" table:formula="of:=[$'Set #1'.I147]" office:value-type="float" office:value="7" calcext:value-type="float">
            <text:p>7,00</text:p>
          </table:table-cell>
          <table:table-cell office:value-type="float" office:value="98.1581798483207" calcext:value-type="float">
            <text:p>98,1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6__Fid=7_M07.nrrd</text:p>
          </table:table-cell>
          <table:table-cell table:style-name="ce14" table:formula="of:=[$'Set #1'.I148]" office:value-type="float" office:value="7.5" calcext:value-type="float">
            <text:p>7,50</text:p>
          </table:table-cell>
          <table:table-cell office:value-type="float" office:value="96.3465553235908" calcext:value-type="float">
            <text:p>96,3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6__Fid=7_M08.nrrd</text:p>
          </table:table-cell>
          <table:table-cell table:style-name="ce14" table:formula="of:=[$'Set #1'.I149]" office:value-type="float" office:value="7.5" calcext:value-type="float">
            <text:p>7,50</text:p>
          </table:table-cell>
          <table:table-cell office:value-type="float" office:value="90.13671875" calcext:value-type="float">
            <text:p>90,1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66__Fid=7_M09.nrrd</text:p>
          </table:table-cell>
          <table:table-cell table:style-name="ce14" table:formula="of:=[$'Set #1'.I150]" office:value-type="float" office:value="7.33333333333333" calcext:value-type="float">
            <text:p>7,33</text:p>
          </table:table-cell>
          <table:table-cell office:value-type="float" office:value="90.6679764243615" calcext:value-type="float">
            <text:p>90,67</text:p>
          </table:table-cell>
          <table:table-cell table:number-columns-repeated="4"/>
        </table:table-row>
        <table:table-row table:style-name="ro1">
          <table:covered-table-cell/>
          <table:table-cell table:style-name="ce10" office:value-type="string" calcext:value-type="string">
            <text:p>66__Fid=7_M10.nrrd</text:p>
          </table:table-cell>
          <table:table-cell table:style-name="ce15" table:formula="of:=[$'Set #1'.I151]" office:value-type="float" office:value="7.33333333333333" calcext:value-type="float">
            <text:p>7,33</text:p>
          </table:table-cell>
          <table:table-cell table:style-name="ce19" office:value-type="float" office:value="72.1560130010834" calcext:value-type="float">
            <text:p>72,16</text:p>
          </table:table-cell>
          <table:table-cell table:style-name="ce10" table:number-columns-repeated="2"/>
          <table:table-cell table:number-columns-repeated="2"/>
        </table:table-row>
        <table:table-row table:style-name="ro1">
          <table:table-cell table:number-columns-spanned="1" table:number-rows-spanned="150"/>
          <table:table-cell office:value-type="string" calcext:value-type="string">
            <text:p>106__Fid=7_M01.nrrd</text:p>
          </table:table-cell>
          <table:table-cell table:style-name="ce14" table:formula="of:=[$'Set #2'.I2]" office:value-type="float" office:value="6.6" calcext:value-type="float">
            <text:p>6,60</text:p>
          </table:table-cell>
          <table:table-cell office:value-type="float" office:value="82.3166552433173" calcext:value-type="float">
            <text:p>82,3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6__Fid=7_M02.nrrd</text:p>
          </table:table-cell>
          <table:table-cell table:style-name="ce14" table:formula="of:=[$'Set #2'.I3]" office:value-type="float" office:value="7.8" calcext:value-type="float">
            <text:p>7,80</text:p>
          </table:table-cell>
          <table:table-cell office:value-type="float" office:value="87.5257025359836" calcext:value-type="float">
            <text:p>87,5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6__Fid=7_M03.nrrd</text:p>
          </table:table-cell>
          <table:table-cell table:style-name="ce14" table:formula="of:=[$'Set #2'.I4]" office:value-type="float" office:value="7" calcext:value-type="float">
            <text:p>7,00</text:p>
          </table:table-cell>
          <table:table-cell office:value-type="float" office:value="69.7738176833448" calcext:value-type="float">
            <text:p>69,7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6__Fid=7_M04.nrrd</text:p>
          </table:table-cell>
          <table:table-cell table:style-name="ce14" table:formula="of:=[$'Set #2'.I5]" office:value-type="float" office:value="8" calcext:value-type="float">
            <text:p>8,00</text:p>
          </table:table-cell>
          <table:table-cell office:value-type="float" office:value="89.7189856065799" calcext:value-type="float">
            <text:p>89,7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6__Fid=7_M05.nrrd</text:p>
          </table:table-cell>
          <table:table-cell table:style-name="ce14" table:formula="of:=[$'Set #2'.I6]" office:value-type="float" office:value="6.4" calcext:value-type="float">
            <text:p>6,40</text:p>
          </table:table-cell>
          <table:table-cell office:value-type="float" office:value="68.1973954763537" calcext:value-type="float">
            <text:p>68,2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6__Fid=7_M06.nrrd</text:p>
          </table:table-cell>
          <table:table-cell table:style-name="ce14" table:formula="of:=[$'Set #2'.I7]" office:value-type="float" office:value="7.4" calcext:value-type="float">
            <text:p>7,40</text:p>
          </table:table-cell>
          <table:table-cell office:value-type="float" office:value="85.195339273475" calcext:value-type="float">
            <text:p>85,2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6__Fid=7_M07.nrrd</text:p>
          </table:table-cell>
          <table:table-cell table:style-name="ce14" table:formula="of:=[$'Set #2'.I8]" office:value-type="float" office:value="6.2" calcext:value-type="float">
            <text:p>6,20</text:p>
          </table:table-cell>
          <table:table-cell office:value-type="float" office:value="79.7121315969842" calcext:value-type="float">
            <text:p>79,7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6__Fid=7_M08.nrrd</text:p>
          </table:table-cell>
          <table:table-cell table:style-name="ce14" table:formula="of:=[$'Set #2'.I9]" office:value-type="float" office:value="3.8" calcext:value-type="float">
            <text:p>3,80</text:p>
          </table:table-cell>
          <table:table-cell office:value-type="float" office:value="38.1768334475668" calcext:value-type="float">
            <text:p>38,1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6__Fid=7_M09.nrrd</text:p>
          </table:table-cell>
          <table:table-cell table:style-name="ce14" table:formula="of:=[$'Set #2'.I10]" office:value-type="float" office:value="7.4" calcext:value-type="float">
            <text:p>7,40</text:p>
          </table:table-cell>
          <table:table-cell office:value-type="float" office:value="87.6627827278958" calcext:value-type="float">
            <text:p>87,6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6__Fid=7_M10.nrrd</text:p>
          </table:table-cell>
          <table:table-cell table:style-name="ce14" table:formula="of:=[$'Set #2'.I11]" office:value-type="float" office:value="3" calcext:value-type="float">
            <text:p>3,00</text:p>
          </table:table-cell>
          <table:table-cell office:value-type="float" office:value="39.6161754626457" calcext:value-type="float">
            <text:p>39,6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__Fid=1_M01.nrrd</text:p>
          </table:table-cell>
          <table:table-cell table:style-name="ce14" table:formula="of:=[$'Set #2'.I12]"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__Fid=1_M02.nrrd</text:p>
          </table:table-cell>
          <table:table-cell table:style-name="ce14" table:formula="of:=[$'Set #2'.I13]" office:value-type="float" office:value="4" calcext:value-type="float">
            <text:p>4,00</text:p>
          </table:table-cell>
          <table:table-cell office:value-type="float" office:value="40.1931649331352" calcext:value-type="float">
            <text:p>40,1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__Fid=1_M03.nrrd</text:p>
          </table:table-cell>
          <table:table-cell table:style-name="ce14" table:formula="of:=[$'Set #2'.I14]" office:value-type="float" office:value="2" calcext:value-type="float">
            <text:p>2,00</text:p>
          </table:table-cell>
          <table:table-cell office:value-type="float" office:value="24.2942050520059" calcext:value-type="float">
            <text:p>24,2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__Fid=1_M04.nrrd</text:p>
          </table:table-cell>
          <table:table-cell table:style-name="ce14" table:formula="of:=[$'Set #2'.I15]" office:value-type="float" office:value="3.2" calcext:value-type="float">
            <text:p>3,20</text:p>
          </table:table-cell>
          <table:table-cell office:value-type="float" office:value="38.7815750371471" calcext:value-type="float">
            <text:p>38,7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__Fid=1_M05.nrrd</text:p>
          </table:table-cell>
          <table:table-cell table:style-name="ce14" table:formula="of:=[$'Set #2'.I16]" office:value-type="float" office:value="5.4" calcext:value-type="float">
            <text:p>5,40</text:p>
          </table:table-cell>
          <table:table-cell office:value-type="float" office:value="49.554234769688" calcext:value-type="float">
            <text:p>49,5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__Fid=1_M06.nrrd</text:p>
          </table:table-cell>
          <table:table-cell table:style-name="ce14" table:formula="of:=[$'Set #2'.I17]" office:value-type="float" office:value="5.4" calcext:value-type="float">
            <text:p>5,40</text:p>
          </table:table-cell>
          <table:table-cell office:value-type="float" office:value="50.445765230312" calcext:value-type="float">
            <text:p>50,4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__Fid=1_M07.nrrd</text:p>
          </table:table-cell>
          <table:table-cell table:style-name="ce14" table:formula="of:=[$'Set #2'.I18]" office:value-type="float" office:value="2" calcext:value-type="float">
            <text:p>2,00</text:p>
          </table:table-cell>
          <table:table-cell office:value-type="float" office:value="24.665676077266" calcext:value-type="float">
            <text:p>24,6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__Fid=1_M08.nrrd</text:p>
          </table:table-cell>
          <table:table-cell table:style-name="ce14" table:formula="of:=[$'Set #2'.I19]" office:value-type="float" office:value="1.8" calcext:value-type="float">
            <text:p>1,80</text:p>
          </table:table-cell>
          <table:table-cell office:value-type="float" office:value="24.2199108469539" calcext:value-type="float">
            <text:p>24,2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__Fid=1_M09.nrrd</text:p>
          </table:table-cell>
          <table:table-cell table:style-name="ce14" table:formula="of:=[$'Set #2'.I20]" office:value-type="float" office:value="1.4" calcext:value-type="float">
            <text:p>1,40</text:p>
          </table:table-cell>
          <table:table-cell office:value-type="float" office:value="19.0564635958395" calcext:value-type="float">
            <text:p>19,0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__Fid=1_M10.nrrd</text:p>
          </table:table-cell>
          <table:table-cell table:style-name="ce14" table:formula="of:=[$'Set #2'.I21]" office:value-type="float" office:value="1" calcext:value-type="float">
            <text:p>1,00</text:p>
          </table:table-cell>
          <table:table-cell office:value-type="float" office:value="7.13224368499257" calcext:value-type="float">
            <text:p>7,1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4__Fid=8_M01.nrrd</text:p>
          </table:table-cell>
          <table:table-cell table:style-name="ce14" table:formula="of:=[$'Set #2'.I22]" office:value-type="float" office:value="3.6" calcext:value-type="float">
            <text:p>3,60</text:p>
          </table:table-cell>
          <table:table-cell office:value-type="float" office:value="42.6867545511613" calcext:value-type="float">
            <text:p>42,6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4__Fid=8_M02.nrrd</text:p>
          </table:table-cell>
          <table:table-cell table:style-name="ce14" table:formula="of:=[$'Set #2'.I23]" office:value-type="float" office:value="4.4" calcext:value-type="float">
            <text:p>4,40</text:p>
          </table:table-cell>
          <table:table-cell office:value-type="float" office:value="60.8286252354049" calcext:value-type="float">
            <text:p>60,8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4__Fid=8_M03.nrrd</text:p>
          </table:table-cell>
          <table:table-cell table:style-name="ce14" table:formula="of:=[$'Set #2'.I24]" office:value-type="float" office:value="7.2" calcext:value-type="float">
            <text:p>7,20</text:p>
          </table:table-cell>
          <table:table-cell office:value-type="float" office:value="59.69868173258" calcext:value-type="float">
            <text:p>59,7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4__Fid=8_M04.nrrd</text:p>
          </table:table-cell>
          <table:table-cell table:style-name="ce14" table:formula="of:=[$'Set #2'.I25]" office:value-type="float" office:value="7" calcext:value-type="float">
            <text:p>7,00</text:p>
          </table:table-cell>
          <table:table-cell office:value-type="float" office:value="69.7426239799121" calcext:value-type="float">
            <text:p>69,7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4__Fid=8_M05.nrrd</text:p>
          </table:table-cell>
          <table:table-cell table:style-name="ce14" table:formula="of:=[$'Set #2'.I26]" office:value-type="float" office:value="5.6" calcext:value-type="float">
            <text:p>5,60</text:p>
          </table:table-cell>
          <table:table-cell office:value-type="float" office:value="73.3207784055242" calcext:value-type="float">
            <text:p>73,3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4__Fid=8_M06.nrrd</text:p>
          </table:table-cell>
          <table:table-cell table:style-name="ce14" table:formula="of:=[$'Set #2'.I27]" office:value-type="float" office:value="6.4" calcext:value-type="float">
            <text:p>6,40</text:p>
          </table:table-cell>
          <table:table-cell office:value-type="float" office:value="67.6082862523541" calcext:value-type="float">
            <text:p>67,6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4__Fid=8_M07.nrrd</text:p>
          </table:table-cell>
          <table:table-cell table:style-name="ce14" table:formula="of:=[$'Set #2'.I28]" office:value-type="float" office:value="7.4" calcext:value-type="float">
            <text:p>7,40</text:p>
          </table:table-cell>
          <table:table-cell office:value-type="float" office:value="77.715003138732" calcext:value-type="float">
            <text:p>77,7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4__Fid=8_M08.nrrd</text:p>
          </table:table-cell>
          <table:table-cell table:style-name="ce14" table:formula="of:=[$'Set #2'.I29]" office:value-type="float" office:value="3.4" calcext:value-type="float">
            <text:p>3,40</text:p>
          </table:table-cell>
          <table:table-cell office:value-type="float" office:value="38.480853735091" calcext:value-type="float">
            <text:p>38,4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4__Fid=8_M09.nrrd</text:p>
          </table:table-cell>
          <table:table-cell table:style-name="ce14" table:formula="of:=[$'Set #2'.I30]" office:value-type="float" office:value="6.4" calcext:value-type="float">
            <text:p>6,40</text:p>
          </table:table-cell>
          <table:table-cell office:value-type="float" office:value="53.8606403013183" calcext:value-type="float">
            <text:p>53,8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4__Fid=8_M10.nrrd</text:p>
          </table:table-cell>
          <table:table-cell table:style-name="ce14" table:formula="of:=[$'Set #2'.I31]" office:value-type="float" office:value="5.6" calcext:value-type="float">
            <text:p>5,60</text:p>
          </table:table-cell>
          <table:table-cell office:value-type="float" office:value="71.6886377903327" calcext:value-type="float">
            <text:p>71,6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6__Fid=9_M01.nrrd</text:p>
          </table:table-cell>
          <table:table-cell table:style-name="ce14" table:formula="of:=[$'Set #2'.I32]" office:value-type="float" office:value="2.4" calcext:value-type="float">
            <text:p>2,40</text:p>
          </table:table-cell>
          <table:table-cell office:value-type="float" office:value="25.5587392550143" calcext:value-type="float">
            <text:p>25,5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6__Fid=9_M02.nrrd</text:p>
          </table:table-cell>
          <table:table-cell table:style-name="ce14" table:formula="of:=[$'Set #2'.I33]" office:value-type="float" office:value="5" calcext:value-type="float">
            <text:p>5,00</text:p>
          </table:table-cell>
          <table:table-cell office:value-type="float" office:value="43.2091690544413" calcext:value-type="float">
            <text:p>43,2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6__Fid=9_M03.nrrd</text:p>
          </table:table-cell>
          <table:table-cell table:style-name="ce14" table:formula="of:=[$'Set #2'.I34]" office:value-type="float" office:value="6.6" calcext:value-type="float">
            <text:p>6,60</text:p>
          </table:table-cell>
          <table:table-cell office:value-type="float" office:value="64.9856733524355" calcext:value-type="float">
            <text:p>64,9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6__Fid=9_M04.nrrd</text:p>
          </table:table-cell>
          <table:table-cell table:style-name="ce14" table:formula="of:=[$'Set #2'.I35]" office:value-type="float" office:value="5" calcext:value-type="float">
            <text:p>5,00</text:p>
          </table:table-cell>
          <table:table-cell office:value-type="float" office:value="48.8252148997135" calcext:value-type="float">
            <text:p>48,8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6__Fid=9_M05.nrrd</text:p>
          </table:table-cell>
          <table:table-cell table:style-name="ce14" table:formula="of:=[$'Set #2'.I36]" office:value-type="float" office:value="6.8" calcext:value-type="float">
            <text:p>6,80</text:p>
          </table:table-cell>
          <table:table-cell office:value-type="float" office:value="55.4154727793696" calcext:value-type="float">
            <text:p>55,4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6__Fid=9_M06.nrrd</text:p>
          </table:table-cell>
          <table:table-cell table:style-name="ce14" table:formula="of:=[$'Set #2'.I37]" office:value-type="float" office:value="6.8" calcext:value-type="float">
            <text:p>6,80</text:p>
          </table:table-cell>
          <table:table-cell office:value-type="float" office:value="51.0028653295129" calcext:value-type="float">
            <text:p>51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6__Fid=9_M07.nrrd</text:p>
          </table:table-cell>
          <table:table-cell table:style-name="ce14" table:formula="of:=[$'Set #2'.I38]" office:value-type="float" office:value="4" calcext:value-type="float">
            <text:p>4,00</text:p>
          </table:table-cell>
          <table:table-cell office:value-type="float" office:value="53.2378223495702" calcext:value-type="float">
            <text:p>53,2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6__Fid=9_M08.nrrd</text:p>
          </table:table-cell>
          <table:table-cell table:style-name="ce14" table:formula="of:=[$'Set #2'.I39]" office:value-type="float" office:value="4.4" calcext:value-type="float">
            <text:p>4,40</text:p>
          </table:table-cell>
          <table:table-cell office:value-type="float" office:value="55.5873925501433" calcext:value-type="float">
            <text:p>55,5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6__Fid=9_M09.nrrd</text:p>
          </table:table-cell>
          <table:table-cell table:style-name="ce14" table:formula="of:=[$'Set #2'.I40]" office:value-type="float" office:value="4.6" calcext:value-type="float">
            <text:p>4,60</text:p>
          </table:table-cell>
          <table:table-cell office:value-type="float" office:value="48.7106017191977" calcext:value-type="float">
            <text:p>48,7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6__Fid=9_M10.nrrd</text:p>
          </table:table-cell>
          <table:table-cell table:style-name="ce14" table:formula="of:=[$'Set #2'.I41]" office:value-type="float" office:value="6.8" calcext:value-type="float">
            <text:p>6,80</text:p>
          </table:table-cell>
          <table:table-cell office:value-type="float" office:value="74.4985673352436" calcext:value-type="float">
            <text:p>74,5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0__Fid=10_M01.nrrd</text:p>
          </table:table-cell>
          <table:table-cell table:style-name="ce14" table:formula="of:=[$'Set #2'.I42]" office:value-type="float" office:value="4.2" calcext:value-type="float">
            <text:p>4,20</text:p>
          </table:table-cell>
          <table:table-cell office:value-type="float" office:value="47.5985221674877" calcext:value-type="float">
            <text:p>47,6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0__Fid=10_M02.nrrd</text:p>
          </table:table-cell>
          <table:table-cell table:style-name="ce14" table:formula="of:=[$'Set #2'.I43]" office:value-type="float" office:value="5" calcext:value-type="float">
            <text:p>5,00</text:p>
          </table:table-cell>
          <table:table-cell office:value-type="float" office:value="53.9408866995074" calcext:value-type="float">
            <text:p>53,9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0__Fid=10_M03.nrrd</text:p>
          </table:table-cell>
          <table:table-cell table:style-name="ce14" table:formula="of:=[$'Set #2'.I44]" office:value-type="float" office:value="1.8" calcext:value-type="float">
            <text:p>1,80</text:p>
          </table:table-cell>
          <table:table-cell office:value-type="float" office:value="36.6379310344828" calcext:value-type="float">
            <text:p>36,6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0__Fid=10_M04.nrrd</text:p>
          </table:table-cell>
          <table:table-cell table:style-name="ce14" table:formula="of:=[$'Set #2'.I45]" office:value-type="float" office:value="1.2" calcext:value-type="float">
            <text:p>1,20</text:p>
          </table:table-cell>
          <table:table-cell office:value-type="float" office:value="8.3743842364532" calcext:value-type="float">
            <text:p>8,3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0__Fid=10_M05.nrrd</text:p>
          </table:table-cell>
          <table:table-cell table:style-name="ce14" table:formula="of:=[$'Set #2'.I46]" office:value-type="float" office:value="5" calcext:value-type="float">
            <text:p>5,00</text:p>
          </table:table-cell>
          <table:table-cell office:value-type="float" office:value="48.8916256157635" calcext:value-type="float">
            <text:p>48,8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0__Fid=10_M06.nrrd</text:p>
          </table:table-cell>
          <table:table-cell table:style-name="ce14" table:formula="of:=[$'Set #2'.I47]" office:value-type="float" office:value="5" calcext:value-type="float">
            <text:p>5,00</text:p>
          </table:table-cell>
          <table:table-cell office:value-type="float" office:value="55.4187192118227" calcext:value-type="float">
            <text:p>55,4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0__Fid=10_M07.nrrd</text:p>
          </table:table-cell>
          <table:table-cell table:style-name="ce14" table:formula="of:=[$'Set #2'.I48]" office:value-type="float" office:value="1.8" calcext:value-type="float">
            <text:p>1,80</text:p>
          </table:table-cell>
          <table:table-cell office:value-type="float" office:value="19.3965517241379" calcext:value-type="float">
            <text:p>19,4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0__Fid=10_M08.nrrd</text:p>
          </table:table-cell>
          <table:table-cell table:style-name="ce14" table:formula="of:=[$'Set #2'.I49]" office:value-type="float" office:value="2.6" calcext:value-type="float">
            <text:p>2,60</text:p>
          </table:table-cell>
          <table:table-cell office:value-type="float" office:value="39.5320197044335" calcext:value-type="float">
            <text:p>39,5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0__Fid=10_M09.nrrd</text:p>
          </table:table-cell>
          <table:table-cell table:style-name="ce14" table:formula="of:=[$'Set #2'.I50]" office:value-type="float" office:value="1.8" calcext:value-type="float">
            <text:p>1,80</text:p>
          </table:table-cell>
          <table:table-cell office:value-type="float" office:value="30.6034482758621" calcext:value-type="float">
            <text:p>30,6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0__Fid=10_M10.nrrd</text:p>
          </table:table-cell>
          <table:table-cell table:style-name="ce14" table:formula="of:=[$'Set #2'.I51]" office:value-type="float" office:value="5" calcext:value-type="float">
            <text:p>5,00</text:p>
          </table:table-cell>
          <table:table-cell office:value-type="float" office:value="41.1945812807882" calcext:value-type="float">
            <text:p>41,1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6__Fid=14_M01.nrrd</text:p>
          </table:table-cell>
          <table:table-cell table:style-name="ce14" table:formula="of:=[$'Set #2'.I52]" office:value-type="float" office:value="7.8" calcext:value-type="float">
            <text:p>7,80</text:p>
          </table:table-cell>
          <table:table-cell office:value-type="float" office:value="93.4537246049661" calcext:value-type="float">
            <text:p>93,4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6__Fid=14_M02.nrrd</text:p>
          </table:table-cell>
          <table:table-cell table:style-name="ce14" table:formula="of:=[$'Set #2'.I53]" office:value-type="float" office:value="1.4" calcext:value-type="float">
            <text:p>1,40</text:p>
          </table:table-cell>
          <table:table-cell office:value-type="float" office:value="18.8487584650113" calcext:value-type="float">
            <text:p>18,8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6__Fid=14_M03.nrrd</text:p>
          </table:table-cell>
          <table:table-cell table:style-name="ce14" table:formula="of:=[$'Set #2'.I54]" office:value-type="float" office:value="1.4" calcext:value-type="float">
            <text:p>1,40</text:p>
          </table:table-cell>
          <table:table-cell office:value-type="float" office:value="15.4627539503386" calcext:value-type="float">
            <text:p>15,4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6__Fid=14_M04.nrrd</text:p>
          </table:table-cell>
          <table:table-cell table:style-name="ce14" table:formula="of:=[$'Set #2'.I55]" office:value-type="float" office:value="8.8" calcext:value-type="float">
            <text:p>8,80</text:p>
          </table:table-cell>
          <table:table-cell office:value-type="float" office:value="78.2167042889391" calcext:value-type="float">
            <text:p>78,2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6__Fid=14_M05.nrrd</text:p>
          </table:table-cell>
          <table:table-cell table:style-name="ce14" table:formula="of:=[$'Set #2'.I56]" office:value-type="float" office:value="5" calcext:value-type="float">
            <text:p>5,00</text:p>
          </table:table-cell>
          <table:table-cell office:value-type="float" office:value="70.3160270880361" calcext:value-type="float">
            <text:p>70,3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6__Fid=14_M06.nrrd</text:p>
          </table:table-cell>
          <table:table-cell table:style-name="ce14" table:formula="of:=[$'Set #2'.I57]" office:value-type="float" office:value="6" calcext:value-type="float">
            <text:p>6,00</text:p>
          </table:table-cell>
          <table:table-cell office:value-type="float" office:value="56.7720090293454" calcext:value-type="float">
            <text:p>56,7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6__Fid=14_M07.nrrd</text:p>
          </table:table-cell>
          <table:table-cell table:style-name="ce14" table:formula="of:=[$'Set #2'.I58]" office:value-type="float" office:value="9" calcext:value-type="float">
            <text:p>9,00</text:p>
          </table:table-cell>
          <table:table-cell office:value-type="float" office:value="75.0564334085779" calcext:value-type="float">
            <text:p>75,0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6__Fid=14_M08.nrrd</text:p>
          </table:table-cell>
          <table:table-cell table:style-name="ce14" table:formula="of:=[$'Set #2'.I59]" office:value-type="float" office:value="2.8" calcext:value-type="float">
            <text:p>2,80</text:p>
          </table:table-cell>
          <table:table-cell office:value-type="float" office:value="34.0857787810384" calcext:value-type="float">
            <text:p>34,0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6__Fid=14_M09.nrrd</text:p>
          </table:table-cell>
          <table:table-cell table:style-name="ce14" table:formula="of:=[$'Set #2'.I60]" office:value-type="float" office:value="6.2" calcext:value-type="float">
            <text:p>6,20</text:p>
          </table:table-cell>
          <table:table-cell office:value-type="float" office:value="59.0293453724605" calcext:value-type="float">
            <text:p>59,0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6__Fid=14_M10.nrrd</text:p>
          </table:table-cell>
          <table:table-cell table:style-name="ce14" table:formula="of:=[$'Set #2'.I61]" office:value-type="float" office:value="1.6" calcext:value-type="float">
            <text:p>1,60</text:p>
          </table:table-cell>
          <table:table-cell office:value-type="float" office:value="18.058690744921" calcext:value-type="float">
            <text:p>18,0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2__Fid=11_M01.nrrd</text:p>
          </table:table-cell>
          <table:table-cell table:style-name="ce14" table:formula="of:=[$'Set #2'.I62]" office:value-type="float" office:value="3" calcext:value-type="float">
            <text:p>3,00</text:p>
          </table:table-cell>
          <table:table-cell office:value-type="float" office:value="53.953953953954" calcext:value-type="float">
            <text:p>53,9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2__Fid=11_M02.nrrd</text:p>
          </table:table-cell>
          <table:table-cell table:style-name="ce14" table:formula="of:=[$'Set #2'.I63]" office:value-type="float" office:value="2" calcext:value-type="float">
            <text:p>2,00</text:p>
          </table:table-cell>
          <table:table-cell office:value-type="float" office:value="21.3213213213213" calcext:value-type="float">
            <text:p>21,3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2__Fid=11_M03.nrrd</text:p>
          </table:table-cell>
          <table:table-cell table:style-name="ce14" table:formula="of:=[$'Set #2'.I64]" office:value-type="float" office:value="4.2" calcext:value-type="float">
            <text:p>4,20</text:p>
          </table:table-cell>
          <table:table-cell office:value-type="float" office:value="47.1471471471471" calcext:value-type="float">
            <text:p>47,1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2__Fid=11_M04.nrrd</text:p>
          </table:table-cell>
          <table:table-cell table:style-name="ce14" table:formula="of:=[$'Set #2'.I65]" office:value-type="float" office:value="3.2" calcext:value-type="float">
            <text:p>3,20</text:p>
          </table:table-cell>
          <table:table-cell office:value-type="float" office:value="63.8638638638639" calcext:value-type="float">
            <text:p>63,8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2__Fid=11_M05.nrrd</text:p>
          </table:table-cell>
          <table:table-cell table:style-name="ce14" table:formula="of:=[$'Set #2'.I66]" office:value-type="float" office:value="3.8" calcext:value-type="float">
            <text:p>3,80</text:p>
          </table:table-cell>
          <table:table-cell office:value-type="float" office:value="39.3393393393393" calcext:value-type="float">
            <text:p>39,3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2__Fid=11_M06.nrrd</text:p>
          </table:table-cell>
          <table:table-cell table:style-name="ce14" table:formula="of:=[$'Set #2'.I67]" office:value-type="float" office:value="5.2" calcext:value-type="float">
            <text:p>5,20</text:p>
          </table:table-cell>
          <table:table-cell office:value-type="float" office:value="70.0700700700701" calcext:value-type="float">
            <text:p>70,0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2__Fid=11_M07.nrrd</text:p>
          </table:table-cell>
          <table:table-cell table:style-name="ce14" table:formula="of:=[$'Set #2'.I68]" office:value-type="float" office:value="7.2" calcext:value-type="float">
            <text:p>7,20</text:p>
          </table:table-cell>
          <table:table-cell office:value-type="float" office:value="81.3813813813814" calcext:value-type="float">
            <text:p>81,3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2__Fid=11_M08.nrrd</text:p>
          </table:table-cell>
          <table:table-cell table:style-name="ce14" table:formula="of:=[$'Set #2'.I69]" office:value-type="float" office:value="2" calcext:value-type="float">
            <text:p>2,00</text:p>
          </table:table-cell>
          <table:table-cell office:value-type="float" office:value="27.6276276276276" calcext:value-type="float">
            <text:p>27,6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2__Fid=11_M09.nrrd</text:p>
          </table:table-cell>
          <table:table-cell table:style-name="ce14" table:formula="of:=[$'Set #2'.I70]" office:value-type="float" office:value="5.6" calcext:value-type="float">
            <text:p>5,60</text:p>
          </table:table-cell>
          <table:table-cell office:value-type="float" office:value="68.5685685685686" calcext:value-type="float">
            <text:p>68,5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2__Fid=11_M10.nrrd</text:p>
          </table:table-cell>
          <table:table-cell table:style-name="ce14" table:formula="of:=[$'Set #2'.I71]" office:value-type="float" office:value="6" calcext:value-type="float">
            <text:p>6,00</text:p>
          </table:table-cell>
          <table:table-cell office:value-type="float" office:value="65.0650650650651" calcext:value-type="float">
            <text:p>65,0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6__Fid=13_M01.nrrd</text:p>
          </table:table-cell>
          <table:table-cell table:style-name="ce14" table:formula="of:=[$'Set #2'.I72]" office:value-type="float" office:value="7" calcext:value-type="float">
            <text:p>7,00</text:p>
          </table:table-cell>
          <table:table-cell office:value-type="float" office:value="67.3517786561265" calcext:value-type="float">
            <text:p>67,3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6__Fid=13_M02.nrrd</text:p>
          </table:table-cell>
          <table:table-cell table:style-name="ce14" table:formula="of:=[$'Set #2'.I73]" office:value-type="float" office:value="7.4" calcext:value-type="float">
            <text:p>7,40</text:p>
          </table:table-cell>
          <table:table-cell office:value-type="float" office:value="53.9130434782609" calcext:value-type="float">
            <text:p>53,9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6__Fid=13_M03.nrrd</text:p>
          </table:table-cell>
          <table:table-cell table:style-name="ce14" table:formula="of:=[$'Set #2'.I74]" office:value-type="float" office:value="7.4" calcext:value-type="float">
            <text:p>7,40</text:p>
          </table:table-cell>
          <table:table-cell office:value-type="float" office:value="70.197628458498" calcext:value-type="float">
            <text:p>70,2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6__Fid=13_M04.nrrd</text:p>
          </table:table-cell>
          <table:table-cell table:style-name="ce14" table:formula="of:=[$'Set #2'.I75]" office:value-type="float" office:value="5.4" calcext:value-type="float">
            <text:p>5,40</text:p>
          </table:table-cell>
          <table:table-cell office:value-type="float" office:value="51.3833992094862" calcext:value-type="float">
            <text:p>51,3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6__Fid=13_M05.nrrd</text:p>
          </table:table-cell>
          <table:table-cell table:style-name="ce14" table:formula="of:=[$'Set #2'.I76]" office:value-type="float" office:value="8.8" calcext:value-type="float">
            <text:p>8,80</text:p>
          </table:table-cell>
          <table:table-cell office:value-type="float" office:value="73.3596837944664" calcext:value-type="float">
            <text:p>73,3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6__Fid=13_M06.nrrd</text:p>
          </table:table-cell>
          <table:table-cell table:style-name="ce14" table:formula="of:=[$'Set #2'.I77]" office:value-type="float" office:value="2.8" calcext:value-type="float">
            <text:p>2,80</text:p>
          </table:table-cell>
          <table:table-cell office:value-type="float" office:value="40" calcext:value-type="float">
            <text:p>40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6__Fid=13_M07.nrrd</text:p>
          </table:table-cell>
          <table:table-cell table:style-name="ce14" table:formula="of:=[$'Set #2'.I78]" office:value-type="float" office:value="3.4" calcext:value-type="float">
            <text:p>3,40</text:p>
          </table:table-cell>
          <table:table-cell office:value-type="float" office:value="43.7944664031621" calcext:value-type="float">
            <text:p>43,7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6__Fid=13_M08.nrrd</text:p>
          </table:table-cell>
          <table:table-cell table:style-name="ce14" table:formula="of:=[$'Set #2'.I79]" office:value-type="float" office:value="8.8" calcext:value-type="float">
            <text:p>8,80</text:p>
          </table:table-cell>
          <table:table-cell office:value-type="float" office:value="64.7430830039526" calcext:value-type="float">
            <text:p>64,7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6__Fid=13_M09.nrrd</text:p>
          </table:table-cell>
          <table:table-cell table:style-name="ce14" table:formula="of:=[$'Set #2'.I80]" office:value-type="float" office:value="9" calcext:value-type="float">
            <text:p>9,00</text:p>
          </table:table-cell>
          <table:table-cell office:value-type="float" office:value="74.2292490118577" calcext:value-type="float">
            <text:p>74,2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6__Fid=13_M10.nrrd</text:p>
          </table:table-cell>
          <table:table-cell table:style-name="ce14" table:formula="of:=[$'Set #2'.I81]" office:value-type="float" office:value="6" calcext:value-type="float">
            <text:p>6,00</text:p>
          </table:table-cell>
          <table:table-cell office:value-type="float" office:value="53.1225296442688" calcext:value-type="float">
            <text:p>53,1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2__Fid=15_M01.nrrd</text:p>
          </table:table-cell>
          <table:table-cell table:style-name="ce14" table:formula="of:=[$'Set #2'.I82]" office:value-type="float" office:value="6.2" calcext:value-type="float">
            <text:p>6,20</text:p>
          </table:table-cell>
          <table:table-cell office:value-type="float" office:value="79.9440298507463" calcext:value-type="float">
            <text:p>79,9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2__Fid=15_M02.nrrd</text:p>
          </table:table-cell>
          <table:table-cell table:style-name="ce14" table:formula="of:=[$'Set #2'.I83]" office:value-type="float" office:value="9.2" calcext:value-type="float">
            <text:p>9,20</text:p>
          </table:table-cell>
          <table:table-cell office:value-type="float" office:value="88.6194029850746" calcext:value-type="float">
            <text:p>88,6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2__Fid=15_M03.nrrd</text:p>
          </table:table-cell>
          <table:table-cell table:style-name="ce14" table:formula="of:=[$'Set #2'.I84]" office:value-type="float" office:value="6.6" calcext:value-type="float">
            <text:p>6,60</text:p>
          </table:table-cell>
          <table:table-cell office:value-type="float" office:value="90.2985074626866" calcext:value-type="float">
            <text:p>90,3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2__Fid=15_M04.nrrd</text:p>
          </table:table-cell>
          <table:table-cell table:style-name="ce14" table:formula="of:=[$'Set #2'.I85]" office:value-type="float" office:value="9.2" calcext:value-type="float">
            <text:p>9,20</text:p>
          </table:table-cell>
          <table:table-cell office:value-type="float" office:value="90.5783582089552" calcext:value-type="float">
            <text:p>90,5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2__Fid=15_M05.nrrd</text:p>
          </table:table-cell>
          <table:table-cell table:style-name="ce14" table:formula="of:=[$'Set #2'.I86]" office:value-type="float" office:value="9" calcext:value-type="float">
            <text:p>9,00</text:p>
          </table:table-cell>
          <table:table-cell office:value-type="float" office:value="90.6716417910448" calcext:value-type="float">
            <text:p>90,6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2__Fid=15_M06.nrrd</text:p>
          </table:table-cell>
          <table:table-cell table:style-name="ce14" table:formula="of:=[$'Set #2'.I87]" office:value-type="float" office:value="7.2" calcext:value-type="float">
            <text:p>7,20</text:p>
          </table:table-cell>
          <table:table-cell office:value-type="float" office:value="85.0746268656717" calcext:value-type="float">
            <text:p>85,0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2__Fid=15_M07.nrrd</text:p>
          </table:table-cell>
          <table:table-cell table:style-name="ce14" table:formula="of:=[$'Set #2'.I88]" office:value-type="float" office:value="8.6" calcext:value-type="float">
            <text:p>8,60</text:p>
          </table:table-cell>
          <table:table-cell office:value-type="float" office:value="86.7537313432836" calcext:value-type="float">
            <text:p>86,7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2__Fid=15_M08.nrrd</text:p>
          </table:table-cell>
          <table:table-cell table:style-name="ce14" table:formula="of:=[$'Set #2'.I89]" office:value-type="float" office:value="7.4" calcext:value-type="float">
            <text:p>7,40</text:p>
          </table:table-cell>
          <table:table-cell office:value-type="float" office:value="90.9514925373134" calcext:value-type="float">
            <text:p>90,9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2__Fid=15_M09.nrrd</text:p>
          </table:table-cell>
          <table:table-cell table:style-name="ce14" table:formula="of:=[$'Set #2'.I90]" office:value-type="float" office:value="6.8" calcext:value-type="float">
            <text:p>6,80</text:p>
          </table:table-cell>
          <table:table-cell office:value-type="float" office:value="83.7686567164179" calcext:value-type="float">
            <text:p>83,7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2__Fid=15_M10.nrrd</text:p>
          </table:table-cell>
          <table:table-cell table:style-name="ce14" table:formula="of:=[$'Set #2'.I91]" office:value-type="float" office:value="9" calcext:value-type="float">
            <text:p>9,00</text:p>
          </table:table-cell>
          <table:table-cell office:value-type="float" office:value="81.9029850746269" calcext:value-type="float">
            <text:p>81,9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6__Fid=12_M01.nrrd</text:p>
          </table:table-cell>
          <table:table-cell table:style-name="ce14" table:formula="of:=[$'Set #2'.I92]" office:value-type="float" office:value="6.4" calcext:value-type="float">
            <text:p>6,40</text:p>
          </table:table-cell>
          <table:table-cell office:value-type="float" office:value="70.223841749089" calcext:value-type="float">
            <text:p>70,2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6__Fid=12_M02.nrrd</text:p>
          </table:table-cell>
          <table:table-cell table:style-name="ce14" table:formula="of:=[$'Set #2'.I93]" office:value-type="float" office:value="2.4" calcext:value-type="float">
            <text:p>2,40</text:p>
          </table:table-cell>
          <table:table-cell office:value-type="float" office:value="44.1957313899011" calcext:value-type="float">
            <text:p>44,2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6__Fid=12_M03.nrrd</text:p>
          </table:table-cell>
          <table:table-cell table:style-name="ce14" table:formula="of:=[$'Set #2'.I94]" office:value-type="float" office:value="4" calcext:value-type="float">
            <text:p>4,00</text:p>
          </table:table-cell>
          <table:table-cell office:value-type="float" office:value="47.1629359708485" calcext:value-type="float">
            <text:p>47,1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6__Fid=12_M04.nrrd</text:p>
          </table:table-cell>
          <table:table-cell table:style-name="ce14" table:formula="of:=[$'Set #2'.I95]" office:value-type="float" office:value="5.4" calcext:value-type="float">
            <text:p>5,40</text:p>
          </table:table-cell>
          <table:table-cell office:value-type="float" office:value="63.9250390421655" calcext:value-type="float">
            <text:p>63,9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6__Fid=12_M05.nrrd</text:p>
          </table:table-cell>
          <table:table-cell table:style-name="ce14" table:formula="of:=[$'Set #2'.I96]" office:value-type="float" office:value="5.8" calcext:value-type="float">
            <text:p>5,80</text:p>
          </table:table-cell>
          <table:table-cell office:value-type="float" office:value="58.6153045288912" calcext:value-type="float">
            <text:p>58,6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6__Fid=12_M06.nrrd</text:p>
          </table:table-cell>
          <table:table-cell table:style-name="ce14" table:formula="of:=[$'Set #2'.I97]" office:value-type="float" office:value="3" calcext:value-type="float">
            <text:p>3,00</text:p>
          </table:table-cell>
          <table:table-cell office:value-type="float" office:value="37.3243102550755" calcext:value-type="float">
            <text:p>37,3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6__Fid=12_M07.nrrd</text:p>
          </table:table-cell>
          <table:table-cell table:style-name="ce14" table:formula="of:=[$'Set #2'.I98]" office:value-type="float" office:value="5.6" calcext:value-type="float">
            <text:p>5,60</text:p>
          </table:table-cell>
          <table:table-cell office:value-type="float" office:value="58.0947423217074" calcext:value-type="float">
            <text:p>58,0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6__Fid=12_M08.nrrd</text:p>
          </table:table-cell>
          <table:table-cell table:style-name="ce14" table:formula="of:=[$'Set #2'.I99]" office:value-type="float" office:value="4" calcext:value-type="float">
            <text:p>4,00</text:p>
          </table:table-cell>
          <table:table-cell office:value-type="float" office:value="39.1462779802186" calcext:value-type="float">
            <text:p>39,1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6__Fid=12_M09.nrrd</text:p>
          </table:table-cell>
          <table:table-cell table:style-name="ce14" table:formula="of:=[$'Set #2'.I100]" office:value-type="float" office:value="7.2" calcext:value-type="float">
            <text:p>7,20</text:p>
          </table:table-cell>
          <table:table-cell office:value-type="float" office:value="70.7444039562728" calcext:value-type="float">
            <text:p>70,7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6__Fid=12_M10.nrrd</text:p>
          </table:table-cell>
          <table:table-cell table:style-name="ce14" table:formula="of:=[$'Set #2'.I101]" office:value-type="float" office:value="4.6" calcext:value-type="float">
            <text:p>4,60</text:p>
          </table:table-cell>
          <table:table-cell office:value-type="float" office:value="67.8813118167621" calcext:value-type="float">
            <text:p>67,8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2_M01.nrrd</text:p>
          </table:table-cell>
          <table:table-cell table:style-name="ce14" table:formula="of:=[$'Set #2'.I102]" office:value-type="float" office:value="7.4" calcext:value-type="float">
            <text:p>7,40</text:p>
          </table:table-cell>
          <table:table-cell office:value-type="float" office:value="72.0188902007084" calcext:value-type="float">
            <text:p>72,0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2_M02.nrrd</text:p>
          </table:table-cell>
          <table:table-cell table:style-name="ce14" table:formula="of:=[$'Set #2'.I103]" office:value-type="float" office:value="7.2" calcext:value-type="float">
            <text:p>7,20</text:p>
          </table:table-cell>
          <table:table-cell office:value-type="float" office:value="56.6115702479339" calcext:value-type="float">
            <text:p>56,6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2_M03.nrrd</text:p>
          </table:table-cell>
          <table:table-cell table:style-name="ce14" table:formula="of:=[$'Set #2'.I104]" office:value-type="float" office:value="1.8" calcext:value-type="float">
            <text:p>1,80</text:p>
          </table:table-cell>
          <table:table-cell office:value-type="float" office:value="29.3388429752066" calcext:value-type="float">
            <text:p>29,3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2_M04.nrrd</text:p>
          </table:table-cell>
          <table:table-cell table:style-name="ce14" table:formula="of:=[$'Set #2'.I105]" office:value-type="float" office:value="1.2" calcext:value-type="float">
            <text:p>1,20</text:p>
          </table:table-cell>
          <table:table-cell office:value-type="float" office:value="24.2621015348288" calcext:value-type="float">
            <text:p>24,2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2_M05.nrrd</text:p>
          </table:table-cell>
          <table:table-cell table:style-name="ce14" table:formula="of:=[$'Set #2'.I106]" office:value-type="float" office:value="5" calcext:value-type="float">
            <text:p>5,00</text:p>
          </table:table-cell>
          <table:table-cell office:value-type="float" office:value="58.2644628099174" calcext:value-type="float">
            <text:p>58,2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2_M06.nrrd</text:p>
          </table:table-cell>
          <table:table-cell table:style-name="ce14" table:formula="of:=[$'Set #2'.I107]" office:value-type="float" office:value="2.4" calcext:value-type="float">
            <text:p>2,40</text:p>
          </table:table-cell>
          <table:table-cell office:value-type="float" office:value="34.1204250295159" calcext:value-type="float">
            <text:p>34,1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2_M07.nrrd</text:p>
          </table:table-cell>
          <table:table-cell table:style-name="ce14" table:formula="of:=[$'Set #2'.I108]" office:value-type="float" office:value="4" calcext:value-type="float">
            <text:p>4,00</text:p>
          </table:table-cell>
          <table:table-cell office:value-type="float" office:value="52.8925619834711" calcext:value-type="float">
            <text:p>52,8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2_M08.nrrd</text:p>
          </table:table-cell>
          <table:table-cell table:style-name="ce14" table:formula="of:=[$'Set #2'.I109]" office:value-type="float" office:value="2.8" calcext:value-type="float">
            <text:p>2,80</text:p>
          </table:table-cell>
          <table:table-cell office:value-type="float" office:value="30.8736717827627" calcext:value-type="float">
            <text:p>30,8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2_M09.nrrd</text:p>
          </table:table-cell>
          <table:table-cell table:style-name="ce14" table:formula="of:=[$'Set #2'.I110]" office:value-type="float" office:value="3" calcext:value-type="float">
            <text:p>3,00</text:p>
          </table:table-cell>
          <table:table-cell office:value-type="float" office:value="36.5997638724911" calcext:value-type="float">
            <text:p>36,6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6__Fid=2_M10.nrrd</text:p>
          </table:table-cell>
          <table:table-cell table:style-name="ce14" table:formula="of:=[$'Set #2'.I111]" office:value-type="float" office:value="6.6" calcext:value-type="float">
            <text:p>6,60</text:p>
          </table:table-cell>
          <table:table-cell office:value-type="float" office:value="69.3624557260921" calcext:value-type="float">
            <text:p>69,3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3_M01.nrrd</text:p>
          </table:table-cell>
          <table:table-cell table:style-name="ce14" table:formula="of:=[$'Set #2'.I112]" office:value-type="float" office:value="1.6" calcext:value-type="float">
            <text:p>1,60</text:p>
          </table:table-cell>
          <table:table-cell office:value-type="float" office:value="24.689745264533" calcext:value-type="float">
            <text:p>24,6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3_M02.nrrd</text:p>
          </table:table-cell>
          <table:table-cell table:style-name="ce14" table:formula="of:=[$'Set #2'.I113]" office:value-type="float" office:value="2.4" calcext:value-type="float">
            <text:p>2,40</text:p>
          </table:table-cell>
          <table:table-cell office:value-type="float" office:value="25.4082299150882" calcext:value-type="float">
            <text:p>25,4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3_M03.nrrd</text:p>
          </table:table-cell>
          <table:table-cell table:style-name="ce14" table:formula="of:=[$'Set #2'.I114]" office:value-type="float" office:value="6.4" calcext:value-type="float">
            <text:p>6,40</text:p>
          </table:table-cell>
          <table:table-cell office:value-type="float" office:value="53.8863487916395" calcext:value-type="float">
            <text:p>53,8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3_M04.nrrd</text:p>
          </table:table-cell>
          <table:table-cell table:style-name="ce14" table:formula="of:=[$'Set #2'.I115]" office:value-type="float" office:value="2.8" calcext:value-type="float">
            <text:p>2,80</text:p>
          </table:table-cell>
          <table:table-cell office:value-type="float" office:value="48.0731548007838" calcext:value-type="float">
            <text:p>48,0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3_M05.nrrd</text:p>
          </table:table-cell>
          <table:table-cell table:style-name="ce14" table:formula="of:=[$'Set #2'.I116]" office:value-type="float" office:value="2.6" calcext:value-type="float">
            <text:p>2,60</text:p>
          </table:table-cell>
          <table:table-cell office:value-type="float" office:value="33.5728282168517" calcext:value-type="float">
            <text:p>33,5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3_M06.nrrd</text:p>
          </table:table-cell>
          <table:table-cell table:style-name="ce14" table:formula="of:=[$'Set #2'.I117]" office:value-type="float" office:value="3.4" calcext:value-type="float">
            <text:p>3,40</text:p>
          </table:table-cell>
          <table:table-cell office:value-type="float" office:value="51.6655780535598" calcext:value-type="float">
            <text:p>51,6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3_M07.nrrd</text:p>
          </table:table-cell>
          <table:table-cell table:style-name="ce14" table:formula="of:=[$'Set #2'.I118]" office:value-type="float" office:value="1.6" calcext:value-type="float">
            <text:p>1,60</text:p>
          </table:table-cell>
          <table:table-cell office:value-type="float" office:value="33.8994121489223" calcext:value-type="float">
            <text:p>33,9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3_M08.nrrd</text:p>
          </table:table-cell>
          <table:table-cell table:style-name="ce14" table:formula="of:=[$'Set #2'.I119]"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3_M09.nrrd</text:p>
          </table:table-cell>
          <table:table-cell table:style-name="ce14" table:formula="of:=[$'Set #2'.I120]" office:value-type="float" office:value="2.6" calcext:value-type="float">
            <text:p>2,60</text:p>
          </table:table-cell>
          <table:table-cell office:value-type="float" office:value="48.5303723056826" calcext:value-type="float">
            <text:p>48,5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8__Fid=3_M10.nrrd</text:p>
          </table:table-cell>
          <table:table-cell table:style-name="ce14" table:formula="of:=[$'Set #2'.I121]" office:value-type="float" office:value="1" calcext:value-type="float">
            <text:p>1,00</text:p>
          </table:table-cell>
          <table:table-cell office:value-type="float" office:value="9.66688438928805" calcext:value-type="float">
            <text:p>9,6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55__Fid=4_M01.nrrd</text:p>
          </table:table-cell>
          <table:table-cell table:style-name="ce14" table:formula="of:=[$'Set #2'.I122]" office:value-type="float" office:value="6.8" calcext:value-type="float">
            <text:p>6,80</text:p>
          </table:table-cell>
          <table:table-cell office:value-type="float" office:value="60.8591885441527" calcext:value-type="float">
            <text:p>60,8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55__Fid=4_M02.nrrd</text:p>
          </table:table-cell>
          <table:table-cell table:style-name="ce14" table:formula="of:=[$'Set #2'.I123]" office:value-type="float" office:value="5.6" calcext:value-type="float">
            <text:p>5,60</text:p>
          </table:table-cell>
          <table:table-cell office:value-type="float" office:value="73.4486873508353" calcext:value-type="float">
            <text:p>73,4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55__Fid=4_M03.nrrd</text:p>
          </table:table-cell>
          <table:table-cell table:style-name="ce14" table:formula="of:=[$'Set #2'.I124]" office:value-type="float" office:value="8.2" calcext:value-type="float">
            <text:p>8,20</text:p>
          </table:table-cell>
          <table:table-cell office:value-type="float" office:value="75.2983293556086" calcext:value-type="float">
            <text:p>75,3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55__Fid=4_M04.nrrd</text:p>
          </table:table-cell>
          <table:table-cell table:style-name="ce14" table:formula="of:=[$'Set #2'.I125]" office:value-type="float" office:value="5.2" calcext:value-type="float">
            <text:p>5,20</text:p>
          </table:table-cell>
          <table:table-cell office:value-type="float" office:value="67.3627684964201" calcext:value-type="float">
            <text:p>67,3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55__Fid=4_M05.nrrd</text:p>
          </table:table-cell>
          <table:table-cell table:style-name="ce14" table:formula="of:=[$'Set #2'.I126]" office:value-type="float" office:value="6.2" calcext:value-type="float">
            <text:p>6,20</text:p>
          </table:table-cell>
          <table:table-cell office:value-type="float" office:value="78.2219570405728" calcext:value-type="float">
            <text:p>78,2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55__Fid=4_M06.nrrd</text:p>
          </table:table-cell>
          <table:table-cell table:style-name="ce14" table:formula="of:=[$'Set #2'.I127]" office:value-type="float" office:value="3.2" calcext:value-type="float">
            <text:p>3,20</text:p>
          </table:table-cell>
          <table:table-cell office:value-type="float" office:value="33.472553699284" calcext:value-type="float">
            <text:p>33,4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55__Fid=4_M07.nrrd</text:p>
          </table:table-cell>
          <table:table-cell table:style-name="ce14" table:formula="of:=[$'Set #2'.I128]" office:value-type="float" office:value="5.8" calcext:value-type="float">
            <text:p>5,80</text:p>
          </table:table-cell>
          <table:table-cell office:value-type="float" office:value="63.126491646778" calcext:value-type="float">
            <text:p>63,1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55__Fid=4_M08.nrrd</text:p>
          </table:table-cell>
          <table:table-cell table:style-name="ce14" table:formula="of:=[$'Set #2'.I129]" office:value-type="float" office:value="4.8" calcext:value-type="float">
            <text:p>4,80</text:p>
          </table:table-cell>
          <table:table-cell office:value-type="float" office:value="60.0238663484487" calcext:value-type="float">
            <text:p>60,0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55__Fid=4_M09.nrrd</text:p>
          </table:table-cell>
          <table:table-cell table:style-name="ce14" table:formula="of:=[$'Set #2'.I130]" office:value-type="float" office:value="4.2" calcext:value-type="float">
            <text:p>4,20</text:p>
          </table:table-cell>
          <table:table-cell office:value-type="float" office:value="57.63723150358" calcext:value-type="float">
            <text:p>57,6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55__Fid=4_M10.nrrd</text:p>
          </table:table-cell>
          <table:table-cell table:style-name="ce14" table:formula="of:=[$'Set #2'.I131]" office:value-type="float" office:value="3.8" calcext:value-type="float">
            <text:p>3,80</text:p>
          </table:table-cell>
          <table:table-cell office:value-type="float" office:value="46.5990453460621" calcext:value-type="float">
            <text:p>46,6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73__Fid=5_M01.nrrd</text:p>
          </table:table-cell>
          <table:table-cell table:style-name="ce14" table:formula="of:=[$'Set #2'.I132]" office:value-type="float" office:value="1.4" calcext:value-type="float">
            <text:p>1,40</text:p>
          </table:table-cell>
          <table:table-cell office:value-type="float" office:value="32.3692992213571" calcext:value-type="float">
            <text:p>32,3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73__Fid=5_M02.nrrd</text:p>
          </table:table-cell>
          <table:table-cell table:style-name="ce14" table:formula="of:=[$'Set #2'.I133]" office:value-type="float" office:value="7" calcext:value-type="float">
            <text:p>7,00</text:p>
          </table:table-cell>
          <table:table-cell office:value-type="float" office:value="59.3993325917686" calcext:value-type="float">
            <text:p>59,4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73__Fid=5_M03.nrrd</text:p>
          </table:table-cell>
          <table:table-cell table:style-name="ce14" table:formula="of:=[$'Set #2'.I134]" office:value-type="float" office:value="1.2" calcext:value-type="float">
            <text:p>1,20</text:p>
          </table:table-cell>
          <table:table-cell office:value-type="float" office:value="15.5728587319244" calcext:value-type="float">
            <text:p>15,5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73__Fid=5_M04.nrrd</text:p>
          </table:table-cell>
          <table:table-cell table:style-name="ce14" table:formula="of:=[$'Set #2'.I135]"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73__Fid=5_M05.nrrd</text:p>
          </table:table-cell>
          <table:table-cell table:style-name="ce14" table:formula="of:=[$'Set #2'.I136]" office:value-type="float" office:value="8" calcext:value-type="float">
            <text:p>8,00</text:p>
          </table:table-cell>
          <table:table-cell office:value-type="float" office:value="73.5261401557286" calcext:value-type="float">
            <text:p>73,5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73__Fid=5_M06.nrrd</text:p>
          </table:table-cell>
          <table:table-cell table:style-name="ce14" table:formula="of:=[$'Set #2'.I137]" office:value-type="float" office:value="4.8" calcext:value-type="float">
            <text:p>4,80</text:p>
          </table:table-cell>
          <table:table-cell office:value-type="float" office:value="40.0444938820912" calcext:value-type="float">
            <text:p>40,0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73__Fid=5_M07.nrrd</text:p>
          </table:table-cell>
          <table:table-cell table:style-name="ce14" table:formula="of:=[$'Set #2'.I138]" office:value-type="float" office:value="3.6" calcext:value-type="float">
            <text:p>3,60</text:p>
          </table:table-cell>
          <table:table-cell office:value-type="float" office:value="50.6117908787542" calcext:value-type="float">
            <text:p>50,6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73__Fid=5_M08.nrrd</text:p>
          </table:table-cell>
          <table:table-cell table:style-name="ce14" table:formula="of:=[$'Set #2'.I139]" office:value-type="float" office:value="6.2" calcext:value-type="float">
            <text:p>6,20</text:p>
          </table:table-cell>
          <table:table-cell office:value-type="float" office:value="61.7352614015573" calcext:value-type="float">
            <text:p>61,7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73__Fid=5_M09.nrrd</text:p>
          </table:table-cell>
          <table:table-cell table:style-name="ce14" table:formula="of:=[$'Set #2'.I140]"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73__Fid=5_M10.nrrd</text:p>
          </table:table-cell>
          <table:table-cell table:style-name="ce14" table:formula="of:=[$'Set #2'.I141]"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79__Fid=6_M01.nrrd</text:p>
          </table:table-cell>
          <table:table-cell table:style-name="ce14" table:formula="of:=[$'Set #2'.I142]" office:value-type="float" office:value="5.2" calcext:value-type="float">
            <text:p>5,20</text:p>
          </table:table-cell>
          <table:table-cell office:value-type="float" office:value="55.2535284892838" calcext:value-type="float">
            <text:p>55,2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79__Fid=6_M02.nrrd</text:p>
          </table:table-cell>
          <table:table-cell table:style-name="ce14" table:formula="of:=[$'Set #2'.I143]" office:value-type="float" office:value="6.2" calcext:value-type="float">
            <text:p>6,20</text:p>
          </table:table-cell>
          <table:table-cell office:value-type="float" office:value="54.6262415054888" calcext:value-type="float">
            <text:p>54,6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79__Fid=6_M03.nrrd</text:p>
          </table:table-cell>
          <table:table-cell table:style-name="ce14" table:formula="of:=[$'Set #2'.I144]" office:value-type="float" office:value="3.8" calcext:value-type="float">
            <text:p>3,80</text:p>
          </table:table-cell>
          <table:table-cell office:value-type="float" office:value="43.0214323052797" calcext:value-type="float">
            <text:p>43,0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79__Fid=6_M04.nrrd</text:p>
          </table:table-cell>
          <table:table-cell table:style-name="ce14" table:formula="of:=[$'Set #2'.I145]" office:value-type="float" office:value="4" calcext:value-type="float">
            <text:p>4,00</text:p>
          </table:table-cell>
          <table:table-cell office:value-type="float" office:value="51.9079979090434" calcext:value-type="float">
            <text:p>51,9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79__Fid=6_M05.nrrd</text:p>
          </table:table-cell>
          <table:table-cell table:style-name="ce14" table:formula="of:=[$'Set #2'.I146]" office:value-type="float" office:value="5.4" calcext:value-type="float">
            <text:p>5,40</text:p>
          </table:table-cell>
          <table:table-cell office:value-type="float" office:value="58.8604286461056" calcext:value-type="float">
            <text:p>58,8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79__Fid=6_M06.nrrd</text:p>
          </table:table-cell>
          <table:table-cell table:style-name="ce14" table:formula="of:=[$'Set #2'.I147]" office:value-type="float" office:value="5.6" calcext:value-type="float">
            <text:p>5,60</text:p>
          </table:table-cell>
          <table:table-cell office:value-type="float" office:value="60.167276529012" calcext:value-type="float">
            <text:p>60,1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79__Fid=6_M07.nrrd</text:p>
          </table:table-cell>
          <table:table-cell table:style-name="ce14" table:formula="of:=[$'Set #2'.I148]" office:value-type="float" office:value="3.4" calcext:value-type="float">
            <text:p>3,40</text:p>
          </table:table-cell>
          <table:table-cell office:value-type="float" office:value="41.453214845792" calcext:value-type="float">
            <text:p>41,4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79__Fid=6_M08.nrrd</text:p>
          </table:table-cell>
          <table:table-cell table:style-name="ce14" table:formula="of:=[$'Set #2'.I149]" office:value-type="float" office:value="3.8" calcext:value-type="float">
            <text:p>3,80</text:p>
          </table:table-cell>
          <table:table-cell office:value-type="float" office:value="46.8374281233664" calcext:value-type="float">
            <text:p>46,8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79__Fid=6_M09.nrrd</text:p>
          </table:table-cell>
          <table:table-cell table:style-name="ce14" table:formula="of:=[$'Set #2'.I150]" office:value-type="float" office:value="4.2" calcext:value-type="float">
            <text:p>4,20</text:p>
          </table:table-cell>
          <table:table-cell office:value-type="float" office:value="47.9351803450078" calcext:value-type="float">
            <text:p>47,94</text:p>
          </table:table-cell>
          <table:table-cell table:number-columns-repeated="4"/>
        </table:table-row>
        <table:table-row table:style-name="ro1">
          <table:covered-table-cell/>
          <table:table-cell table:style-name="ce11" office:value-type="string" calcext:value-type="string">
            <text:p>79__Fid=6_M10.nrrd</text:p>
          </table:table-cell>
          <table:table-cell table:style-name="ce16" table:formula="of:=[$'Set #2'.I151]" office:value-type="float" office:value="5.8" calcext:value-type="float">
            <text:p>5,80</text:p>
          </table:table-cell>
          <table:table-cell table:style-name="ce20" office:value-type="float" office:value="54.5739675901725" calcext:value-type="float">
            <text:p>54,57</text:p>
          </table:table-cell>
          <table:table-cell table:style-name="ce11" table:number-columns-repeated="2"/>
          <table:table-cell table:number-columns-repeated="2"/>
        </table:table-row>
        <table:table-row table:style-name="ro1">
          <table:table-cell table:number-columns-spanned="1" table:number-rows-spanned="150"/>
          <table:table-cell office:value-type="string" calcext:value-type="string">
            <text:p>1__Fid=1_M01.nrrd</text:p>
          </table:table-cell>
          <table:table-cell table:formula="of:=[$'Set #3'.I2]" office:value-type="float" office:value="6.4" calcext:value-type="float">
            <text:p>6,4</text:p>
          </table:table-cell>
          <table:table-cell office:value-type="float" office:value="63.3072041806644" calcext:value-type="float">
            <text:p>63,3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__Fid=1_M02.nrrd</text:p>
          </table:table-cell>
          <table:table-cell table:formula="of:=[$'Set #3'.I3]" office:value-type="float" office:value="5.6" calcext:value-type="float">
            <text:p>5,6</text:p>
          </table:table-cell>
          <table:table-cell office:value-type="float" office:value="54.1620007465472" calcext:value-type="float">
            <text:p>54,1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__Fid=1_M03.nrrd</text:p>
          </table:table-cell>
          <table:table-cell table:formula="of:=[$'Set #3'.I4]" office:value-type="float" office:value="6" calcext:value-type="float">
            <text:p>6</text:p>
          </table:table-cell>
          <table:table-cell office:value-type="float" office:value="59.873086972751" calcext:value-type="float">
            <text:p>59,8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__Fid=1_M04.nrrd</text:p>
          </table:table-cell>
          <table:table-cell table:formula="of:=[$'Set #3'.I5]" office:value-type="float" office:value="5.8" calcext:value-type="float">
            <text:p>5,8</text:p>
          </table:table-cell>
          <table:table-cell office:value-type="float" office:value="60.5823068309071" calcext:value-type="float">
            <text:p>60,5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__Fid=1_M05.nrrd</text:p>
          </table:table-cell>
          <table:table-cell table:formula="of:=[$'Set #3'.I6]" office:value-type="float" office:value="5.8" calcext:value-type="float">
            <text:p>5,8</text:p>
          </table:table-cell>
          <table:table-cell office:value-type="float" office:value="62.2620380739082" calcext:value-type="float">
            <text:p>62,2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__Fid=1_M06.nrrd</text:p>
          </table:table-cell>
          <table:table-cell table:formula="of:=[$'Set #3'.I7]" office:value-type="float" office:value="7.2" calcext:value-type="float">
            <text:p>7,2</text:p>
          </table:table-cell>
          <table:table-cell office:value-type="float" office:value="76.8570362075401" calcext:value-type="float">
            <text:p>76,8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__Fid=1_M07.nrrd</text:p>
          </table:table-cell>
          <table:table-cell table:formula="of:=[$'Set #3'.I8]" office:value-type="float" office:value="5" calcext:value-type="float">
            <text:p>5</text:p>
          </table:table-cell>
          <table:table-cell office:value-type="float" office:value="63.2325494587533" calcext:value-type="float">
            <text:p>63,2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__Fid=1_M08.nrrd</text:p>
          </table:table-cell>
          <table:table-cell table:formula="of:=[$'Set #3'.I9]" office:value-type="float" office:value="5.4" calcext:value-type="float">
            <text:p>5,4</text:p>
          </table:table-cell>
          <table:table-cell office:value-type="float" office:value="51.8103770063457" calcext:value-type="float">
            <text:p>51,8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__Fid=1_M09.nrrd</text:p>
          </table:table-cell>
          <table:table-cell table:formula="of:=[$'Set #3'.I10]" office:value-type="float" office:value="5.2" calcext:value-type="float">
            <text:p>5,2</text:p>
          </table:table-cell>
          <table:table-cell office:value-type="float" office:value="56.8122433743934" calcext:value-type="float">
            <text:p>56,8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__Fid=1_M10.nrrd</text:p>
          </table:table-cell>
          <table:table-cell table:formula="of:=[$'Set #3'.I11]" office:value-type="float" office:value="6.6" calcext:value-type="float">
            <text:p>6,6</text:p>
          </table:table-cell>
          <table:table-cell office:value-type="float" office:value="61.1795446061963" calcext:value-type="float">
            <text:p>61,1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__Fid=2_M01.nrrd</text:p>
          </table:table-cell>
          <table:table-cell table:formula="of:=[$'Set #3'.I12]" office:value-type="float" office:value="1" calcext:value-type="float">
            <text:p>1</text:p>
          </table:table-cell>
          <table:table-cell office:value-type="float" office:value="4.86685032139578" calcext:value-type="float">
            <text:p>4,8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__Fid=2_M02.nrrd</text:p>
          </table:table-cell>
          <table:table-cell table:formula="of:=[$'Set #3'.I13]" office:value-type="float" office:value="2.8" calcext:value-type="float">
            <text:p>2,8</text:p>
          </table:table-cell>
          <table:table-cell office:value-type="float" office:value="53.6271808999082" calcext:value-type="float">
            <text:p>53,6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__Fid=2_M03.nrrd</text:p>
          </table:table-cell>
          <table:table-cell table:formula="of:=[$'Set #3'.I14]" office:value-type="float" office:value="7" calcext:value-type="float">
            <text:p>7</text:p>
          </table:table-cell>
          <table:table-cell office:value-type="float" office:value="85.307621671258" calcext:value-type="float">
            <text:p>85,3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__Fid=2_M04.nrrd</text:p>
          </table:table-cell>
          <table:table-cell table:formula="of:=[$'Set #3'.I15]" office:value-type="float" office:value="3" calcext:value-type="float">
            <text:p>3</text:p>
          </table:table-cell>
          <table:table-cell office:value-type="float" office:value="36.7309458218549" calcext:value-type="float">
            <text:p>36,7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__Fid=2_M05.nrrd</text:p>
          </table:table-cell>
          <table:table-cell table:formula="of:=[$'Set #3'.I16]" office:value-type="float" office:value="5.6" calcext:value-type="float">
            <text:p>5,6</text:p>
          </table:table-cell>
          <table:table-cell office:value-type="float" office:value="61.6161616161616" calcext:value-type="float">
            <text:p>61,6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__Fid=2_M06.nrrd</text:p>
          </table:table-cell>
          <table:table-cell table:formula="of:=[$'Set #3'.I17]" office:value-type="float" office:value="4.2" calcext:value-type="float">
            <text:p>4,2</text:p>
          </table:table-cell>
          <table:table-cell office:value-type="float" office:value="55.5555555555556" calcext:value-type="float">
            <text:p>55,5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__Fid=2_M07.nrrd</text:p>
          </table:table-cell>
          <table:table-cell table:formula="of:=[$'Set #3'.I18]" office:value-type="float" office:value="3.4" calcext:value-type="float">
            <text:p>3,4</text:p>
          </table:table-cell>
          <table:table-cell office:value-type="float" office:value="33.7006427915519" calcext:value-type="float">
            <text:p>33,7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__Fid=2_M08.nrrd</text:p>
          </table:table-cell>
          <table:table-cell table:formula="of:=[$'Set #3'.I19]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__Fid=2_M09.nrrd</text:p>
          </table:table-cell>
          <table:table-cell table:formula="of:=[$'Set #3'.I20]" office:value-type="float" office:value="3.4" calcext:value-type="float">
            <text:p>3,4</text:p>
          </table:table-cell>
          <table:table-cell office:value-type="float" office:value="36.2718089990817" calcext:value-type="float">
            <text:p>36,2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__Fid=2_M10.nrrd</text:p>
          </table:table-cell>
          <table:table-cell table:formula="of:=[$'Set #3'.I21]" office:value-type="float" office:value="4" calcext:value-type="float">
            <text:p>4</text:p>
          </table:table-cell>
          <table:table-cell office:value-type="float" office:value="40.6795224977043" calcext:value-type="float">
            <text:p>40,6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5__Fid=8_M01.nrrd</text:p>
          </table:table-cell>
          <table:table-cell table:formula="of:=[$'Set #3'.I22]" office:value-type="float" office:value="8.2" calcext:value-type="float">
            <text:p>8,2</text:p>
          </table:table-cell>
          <table:table-cell office:value-type="float" office:value="82.7044025157233" calcext:value-type="float">
            <text:p>82,7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5__Fid=8_M02.nrrd</text:p>
          </table:table-cell>
          <table:table-cell table:formula="of:=[$'Set #3'.I23]" office:value-type="float" office:value="7.4" calcext:value-type="float">
            <text:p>7,4</text:p>
          </table:table-cell>
          <table:table-cell office:value-type="float" office:value="89.727463312369" calcext:value-type="float">
            <text:p>89,7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5__Fid=8_M03.nrrd</text:p>
          </table:table-cell>
          <table:table-cell table:formula="of:=[$'Set #3'.I24]" office:value-type="float" office:value="6.8" calcext:value-type="float">
            <text:p>6,8</text:p>
          </table:table-cell>
          <table:table-cell office:value-type="float" office:value="81.4465408805032" calcext:value-type="float">
            <text:p>81,4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5__Fid=8_M04.nrrd</text:p>
          </table:table-cell>
          <table:table-cell table:formula="of:=[$'Set #3'.I25]" office:value-type="float" office:value="3.6" calcext:value-type="float">
            <text:p>3,6</text:p>
          </table:table-cell>
          <table:table-cell office:value-type="float" office:value="63.8364779874214" calcext:value-type="float">
            <text:p>63,8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5__Fid=8_M05.nrrd</text:p>
          </table:table-cell>
          <table:table-cell table:formula="of:=[$'Set #3'.I26]" office:value-type="float" office:value="8" calcext:value-type="float">
            <text:p>8</text:p>
          </table:table-cell>
          <table:table-cell office:value-type="float" office:value="82.8092243186583" calcext:value-type="float">
            <text:p>82,8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5__Fid=8_M06.nrrd</text:p>
          </table:table-cell>
          <table:table-cell table:formula="of:=[$'Set #3'.I27]" office:value-type="float" office:value="3.4" calcext:value-type="float">
            <text:p>3,4</text:p>
          </table:table-cell>
          <table:table-cell office:value-type="float" office:value="70.440251572327" calcext:value-type="float">
            <text:p>70,4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5__Fid=8_M07.nrrd</text:p>
          </table:table-cell>
          <table:table-cell table:formula="of:=[$'Set #3'.I28]" office:value-type="float" office:value="5.2" calcext:value-type="float">
            <text:p>5,2</text:p>
          </table:table-cell>
          <table:table-cell office:value-type="float" office:value="68.7631027253669" calcext:value-type="float">
            <text:p>68,7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5__Fid=8_M08.nrrd</text:p>
          </table:table-cell>
          <table:table-cell table:formula="of:=[$'Set #3'.I29]" office:value-type="float" office:value="7.6" calcext:value-type="float">
            <text:p>7,6</text:p>
          </table:table-cell>
          <table:table-cell office:value-type="float" office:value="79.3501048218029" calcext:value-type="float">
            <text:p>79,3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5__Fid=8_M09.nrrd</text:p>
          </table:table-cell>
          <table:table-cell table:formula="of:=[$'Set #3'.I30]" office:value-type="float" office:value="6" calcext:value-type="float">
            <text:p>6</text:p>
          </table:table-cell>
          <table:table-cell office:value-type="float" office:value="65.0943396226415" calcext:value-type="float">
            <text:p>65,0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5__Fid=8_M10.nrrd</text:p>
          </table:table-cell>
          <table:table-cell table:formula="of:=[$'Set #3'.I31]" office:value-type="float" office:value="5" calcext:value-type="float">
            <text:p>5</text:p>
          </table:table-cell>
          <table:table-cell office:value-type="float" office:value="58.4905660377358" calcext:value-type="float">
            <text:p>58,4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9__Fid=14_M01.nrrd</text:p>
          </table:table-cell>
          <table:table-cell table:formula="of:=[$'Set #3'.I32]" office:value-type="float" office:value="9.6" calcext:value-type="float">
            <text:p>9,6</text:p>
          </table:table-cell>
          <table:table-cell office:value-type="float" office:value="89.937106918239" calcext:value-type="float">
            <text:p>89,9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9__Fid=14_M02.nrrd</text:p>
          </table:table-cell>
          <table:table-cell table:formula="of:=[$'Set #3'.I33]" office:value-type="float" office:value="10" calcext:value-type="float">
            <text:p>10</text:p>
          </table:table-cell>
          <table:table-cell office:value-type="float" office:value="88.0503144654088" calcext:value-type="float">
            <text:p>88,0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9__Fid=14_M03.nrrd</text:p>
          </table:table-cell>
          <table:table-cell table:formula="of:=[$'Set #3'.I34]" office:value-type="float" office:value="5" calcext:value-type="float">
            <text:p>5</text:p>
          </table:table-cell>
          <table:table-cell office:value-type="float" office:value="61.4255765199161" calcext:value-type="float">
            <text:p>61,4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9__Fid=14_M04.nrrd</text:p>
          </table:table-cell>
          <table:table-cell table:formula="of:=[$'Set #3'.I35]" office:value-type="float" office:value="8.2" calcext:value-type="float">
            <text:p>8,2</text:p>
          </table:table-cell>
          <table:table-cell office:value-type="float" office:value="70.8595387840671" calcext:value-type="float">
            <text:p>70,8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9__Fid=14_M05.nrrd</text:p>
          </table:table-cell>
          <table:table-cell table:formula="of:=[$'Set #3'.I36]" office:value-type="float" office:value="8.6" calcext:value-type="float">
            <text:p>8,6</text:p>
          </table:table-cell>
          <table:table-cell office:value-type="float" office:value="92.6624737945493" calcext:value-type="float">
            <text:p>92,6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9__Fid=14_M06.nrrd</text:p>
          </table:table-cell>
          <table:table-cell table:formula="of:=[$'Set #3'.I37]" office:value-type="float" office:value="10" calcext:value-type="float">
            <text:p>10</text:p>
          </table:table-cell>
          <table:table-cell office:value-type="float" office:value="85.1153039832285" calcext:value-type="float">
            <text:p>85,1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9__Fid=14_M07.nrrd</text:p>
          </table:table-cell>
          <table:table-cell table:formula="of:=[$'Set #3'.I38]" office:value-type="float" office:value="9.6" calcext:value-type="float">
            <text:p>9,6</text:p>
          </table:table-cell>
          <table:table-cell office:value-type="float" office:value="98.3228511530398" calcext:value-type="float">
            <text:p>98,3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9__Fid=14_M08.nrrd</text:p>
          </table:table-cell>
          <table:table-cell table:formula="of:=[$'Set #3'.I39]" office:value-type="float" office:value="9.2" calcext:value-type="float">
            <text:p>9,2</text:p>
          </table:table-cell>
          <table:table-cell office:value-type="float" office:value="89.3081761006289" calcext:value-type="float">
            <text:p>89,3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9__Fid=14_M09.nrrd</text:p>
          </table:table-cell>
          <table:table-cell table:formula="of:=[$'Set #3'.I40]" office:value-type="float" office:value="7" calcext:value-type="float">
            <text:p>7</text:p>
          </table:table-cell>
          <table:table-cell office:value-type="float" office:value="73.5849056603774" calcext:value-type="float">
            <text:p>73,5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9__Fid=14_M10.nrrd</text:p>
          </table:table-cell>
          <table:table-cell table:formula="of:=[$'Set #3'.I41]" office:value-type="float" office:value="3" calcext:value-type="float">
            <text:p>3</text:p>
          </table:table-cell>
          <table:table-cell office:value-type="float" office:value="54.0880503144654" calcext:value-type="float">
            <text:p>54,0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4__Fid=10_M01.nrrd</text:p>
          </table:table-cell>
          <table:table-cell table:formula="of:=[$'Set #3'.I42]" office:value-type="float" office:value="3.6" calcext:value-type="float">
            <text:p>3,6</text:p>
          </table:table-cell>
          <table:table-cell office:value-type="float" office:value="74.0054869684499" calcext:value-type="float">
            <text:p>74,0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4__Fid=10_M02.nrrd</text:p>
          </table:table-cell>
          <table:table-cell table:formula="of:=[$'Set #3'.I43]" office:value-type="float" office:value="1.8" calcext:value-type="float">
            <text:p>1,8</text:p>
          </table:table-cell>
          <table:table-cell office:value-type="float" office:value="28.0521262002743" calcext:value-type="float">
            <text:p>28,0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4__Fid=10_M03.nrrd</text:p>
          </table:table-cell>
          <table:table-cell table:formula="of:=[$'Set #3'.I44]" office:value-type="float" office:value="4" calcext:value-type="float">
            <text:p>4</text:p>
          </table:table-cell>
          <table:table-cell office:value-type="float" office:value="52.3319615912209" calcext:value-type="float">
            <text:p>52,3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4__Fid=10_M04.nrrd</text:p>
          </table:table-cell>
          <table:table-cell table:formula="of:=[$'Set #3'.I45]" office:value-type="float" office:value="3.2" calcext:value-type="float">
            <text:p>3,2</text:p>
          </table:table-cell>
          <table:table-cell office:value-type="float" office:value="20.7818930041152" calcext:value-type="float">
            <text:p>20,7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4__Fid=10_M05.nrrd</text:p>
          </table:table-cell>
          <table:table-cell table:formula="of:=[$'Set #3'.I46]" office:value-type="float" office:value="3.2" calcext:value-type="float">
            <text:p>3,2</text:p>
          </table:table-cell>
          <table:table-cell office:value-type="float" office:value="25.5144032921811" calcext:value-type="float">
            <text:p>25,5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4__Fid=10_M06.nrrd</text:p>
          </table:table-cell>
          <table:table-cell table:formula="of:=[$'Set #3'.I47]" office:value-type="float" office:value="1.8" calcext:value-type="float">
            <text:p>1,8</text:p>
          </table:table-cell>
          <table:table-cell office:value-type="float" office:value="37.2427983539095" calcext:value-type="float">
            <text:p>37,2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4__Fid=10_M07.nrrd</text:p>
          </table:table-cell>
          <table:table-cell table:formula="of:=[$'Set #3'.I48]" office:value-type="float" office:value="4.6" calcext:value-type="float">
            <text:p>4,6</text:p>
          </table:table-cell>
          <table:table-cell office:value-type="float" office:value="57.0644718792867" calcext:value-type="float">
            <text:p>57,0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4__Fid=10_M08.nrrd</text:p>
          </table:table-cell>
          <table:table-cell table:formula="of:=[$'Set #3'.I49]" office:value-type="float" office:value="1.6" calcext:value-type="float">
            <text:p>1,6</text:p>
          </table:table-cell>
          <table:table-cell office:value-type="float" office:value="27.3662551440329" calcext:value-type="float">
            <text:p>27,3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4__Fid=10_M09.nrrd</text:p>
          </table:table-cell>
          <table:table-cell table:formula="of:=[$'Set #3'.I50]" office:value-type="float" office:value="3.4" calcext:value-type="float">
            <text:p>3,4</text:p>
          </table:table-cell>
          <table:table-cell office:value-type="float" office:value="31.1385459533608" calcext:value-type="float">
            <text:p>31,1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4__Fid=10_M10.nrrd</text:p>
          </table:table-cell>
          <table:table-cell table:formula="of:=[$'Set #3'.I51]" office:value-type="float" office:value="4.6" calcext:value-type="float">
            <text:p>4,6</text:p>
          </table:table-cell>
          <table:table-cell office:value-type="float" office:value="50.480109739369" calcext:value-type="float">
            <text:p>50,4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0__Fid=9_M01.nrrd</text:p>
          </table:table-cell>
          <table:table-cell table:formula="of:=[$'Set #3'.I52]" office:value-type="float" office:value="1.4" calcext:value-type="float">
            <text:p>1,4</text:p>
          </table:table-cell>
          <table:table-cell office:value-type="float" office:value="26.5384615384615" calcext:value-type="float">
            <text:p>26,5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0__Fid=9_M02.nrrd</text:p>
          </table:table-cell>
          <table:table-cell table:formula="of:=[$'Set #3'.I53]" office:value-type="float" office:value="1" calcext:value-type="float">
            <text:p>1</text:p>
          </table:table-cell>
          <table:table-cell office:value-type="float" office:value="7.43589743589744" calcext:value-type="float">
            <text:p>7,4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0__Fid=9_M03.nrrd</text:p>
          </table:table-cell>
          <table:table-cell table:formula="of:=[$'Set #3'.I54]" office:value-type="float" office:value="4.2" calcext:value-type="float">
            <text:p>4,2</text:p>
          </table:table-cell>
          <table:table-cell office:value-type="float" office:value="65.8333333333333" calcext:value-type="float">
            <text:p>65,8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0__Fid=9_M04.nrrd</text:p>
          </table:table-cell>
          <table:table-cell table:formula="of:=[$'Set #3'.I55]" office:value-type="float" office:value="2.4" calcext:value-type="float">
            <text:p>2,4</text:p>
          </table:table-cell>
          <table:table-cell office:value-type="float" office:value="49.2948717948718" calcext:value-type="float">
            <text:p>49,2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0__Fid=9_M05.nrrd</text:p>
          </table:table-cell>
          <table:table-cell table:formula="of:=[$'Set #3'.I56]" office:value-type="float" office:value="1" calcext:value-type="float">
            <text:p>1</text:p>
          </table:table-cell>
          <table:table-cell office:value-type="float" office:value="6.6025641025641" calcext:value-type="float">
            <text:p>6,6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0__Fid=9_M06.nrrd</text:p>
          </table:table-cell>
          <table:table-cell table:formula="of:=[$'Set #3'.I57]" office:value-type="float" office:value="5.6" calcext:value-type="float">
            <text:p>5,6</text:p>
          </table:table-cell>
          <table:table-cell office:value-type="float" office:value="72.6923076923077" calcext:value-type="float">
            <text:p>72,6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0__Fid=9_M07.nrrd</text:p>
          </table:table-cell>
          <table:table-cell table:formula="of:=[$'Set #3'.I58]" office:value-type="float" office:value="2.6" calcext:value-type="float">
            <text:p>2,6</text:p>
          </table:table-cell>
          <table:table-cell office:value-type="float" office:value="21.7948717948718" calcext:value-type="float">
            <text:p>21,7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0__Fid=9_M08.nrrd</text:p>
          </table:table-cell>
          <table:table-cell table:formula="of:=[$'Set #3'.I59]" office:value-type="float" office:value="1" calcext:value-type="float">
            <text:p>1</text:p>
          </table:table-cell>
          <table:table-cell office:value-type="float" office:value="9.74358974358974" calcext:value-type="float">
            <text:p>9,7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0__Fid=9_M09.nrrd</text:p>
          </table:table-cell>
          <table:table-cell table:formula="of:=[$'Set #3'.I60]" office:value-type="float" office:value="5.4" calcext:value-type="float">
            <text:p>5,4</text:p>
          </table:table-cell>
          <table:table-cell office:value-type="float" office:value="63.3974358974359" calcext:value-type="float">
            <text:p>63,4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0__Fid=9_M10.nrrd</text:p>
          </table:table-cell>
          <table:table-cell table:formula="of:=[$'Set #3'.I61]" office:value-type="float" office:value="1" calcext:value-type="float">
            <text:p>1</text:p>
          </table:table-cell>
          <table:table-cell office:value-type="float" office:value="13.5897435897436" calcext:value-type="float">
            <text:p>13,5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5__Fid=15_M01.nrrd</text:p>
          </table:table-cell>
          <table:table-cell table:formula="of:=[$'Set #3'.I62]" office:value-type="float" office:value="4.6" calcext:value-type="float">
            <text:p>4,6</text:p>
          </table:table-cell>
          <table:table-cell office:value-type="float" office:value="48.8235294117647" calcext:value-type="float">
            <text:p>48,8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5__Fid=15_M02.nrrd</text:p>
          </table:table-cell>
          <table:table-cell table:formula="of:=[$'Set #3'.I63]" office:value-type="float" office:value="2.6" calcext:value-type="float">
            <text:p>2,6</text:p>
          </table:table-cell>
          <table:table-cell office:value-type="float" office:value="8.45588235294118" calcext:value-type="float">
            <text:p>8,4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5__Fid=15_M03.nrrd</text:p>
          </table:table-cell>
          <table:table-cell table:formula="of:=[$'Set #3'.I64]" office:value-type="float" office:value="4" calcext:value-type="float">
            <text:p>4</text:p>
          </table:table-cell>
          <table:table-cell office:value-type="float" office:value="30.8823529411765" calcext:value-type="float">
            <text:p>30,8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5__Fid=15_M04.nrrd</text:p>
          </table:table-cell>
          <table:table-cell table:formula="of:=[$'Set #3'.I65]" office:value-type="float" office:value="1" calcext:value-type="float">
            <text:p>1</text:p>
          </table:table-cell>
          <table:table-cell office:value-type="float" office:value="7.05882352941176" calcext:value-type="float">
            <text:p>7,0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5__Fid=15_M05.nrrd</text:p>
          </table:table-cell>
          <table:table-cell table:formula="of:=[$'Set #3'.I66]" office:value-type="float" office:value="2" calcext:value-type="float">
            <text:p>2</text:p>
          </table:table-cell>
          <table:table-cell office:value-type="float" office:value="21.6911764705882" calcext:value-type="float">
            <text:p>21,6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5__Fid=15_M06.nrrd</text:p>
          </table:table-cell>
          <table:table-cell table:formula="of:=[$'Set #3'.I67]" office:value-type="float" office:value="2.2" calcext:value-type="float">
            <text:p>2,2</text:p>
          </table:table-cell>
          <table:table-cell office:value-type="float" office:value="19.0441176470588" calcext:value-type="float">
            <text:p>19,0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5__Fid=15_M07.nrrd</text:p>
          </table:table-cell>
          <table:table-cell table:formula="of:=[$'Set #3'.I68]" office:value-type="float" office:value="3.6" calcext:value-type="float">
            <text:p>3,6</text:p>
          </table:table-cell>
          <table:table-cell office:value-type="float" office:value="45.3676470588235" calcext:value-type="float">
            <text:p>45,3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5__Fid=15_M08.nrrd</text:p>
          </table:table-cell>
          <table:table-cell table:formula="of:=[$'Set #3'.I69]" office:value-type="float" office:value="5.8" calcext:value-type="float">
            <text:p>5,8</text:p>
          </table:table-cell>
          <table:table-cell office:value-type="float" office:value="62.8676470588235" calcext:value-type="float">
            <text:p>62,8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5__Fid=15_M09.nrrd</text:p>
          </table:table-cell>
          <table:table-cell table:formula="of:=[$'Set #3'.I70]" office:value-type="float" office:value="1.8" calcext:value-type="float">
            <text:p>1,8</text:p>
          </table:table-cell>
          <table:table-cell office:value-type="float" office:value="28.1617647058824" calcext:value-type="float">
            <text:p>28,1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25__Fid=15_M10.nrrd</text:p>
          </table:table-cell>
          <table:table-cell table:formula="of:=[$'Set #3'.I71]" office:value-type="float" office:value="2" calcext:value-type="float">
            <text:p>2</text:p>
          </table:table-cell>
          <table:table-cell office:value-type="float" office:value="21.4705882352941" calcext:value-type="float">
            <text:p>21,4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1__Fid=13_M01.nrrd</text:p>
          </table:table-cell>
          <table:table-cell table:formula="of:=[$'Set #3'.I72]" office:value-type="float" office:value="4.8" calcext:value-type="float">
            <text:p>4,8</text:p>
          </table:table-cell>
          <table:table-cell office:value-type="float" office:value="72.876304023845" calcext:value-type="float">
            <text:p>72,8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1__Fid=13_M02.nrrd</text:p>
          </table:table-cell>
          <table:table-cell table:formula="of:=[$'Set #3'.I73]" office:value-type="float" office:value="6" calcext:value-type="float">
            <text:p>6</text:p>
          </table:table-cell>
          <table:table-cell office:value-type="float" office:value="90.5555555555556" calcext:value-type="float">
            <text:p>90,5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1__Fid=13_M03.nrrd</text:p>
          </table:table-cell>
          <table:table-cell table:formula="of:=[$'Set #3'.I74]" office:value-type="float" office:value="6" calcext:value-type="float">
            <text:p>6</text:p>
          </table:table-cell>
          <table:table-cell office:value-type="float" office:value="80.5601317957166" calcext:value-type="float">
            <text:p>80,5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1__Fid=13_M04.nrrd</text:p>
          </table:table-cell>
          <table:table-cell table:formula="of:=[$'Set #3'.I75]" office:value-type="float" office:value="6" calcext:value-type="float">
            <text:p>6</text:p>
          </table:table-cell>
          <table:table-cell office:value-type="float" office:value="68.1058495821727" calcext:value-type="float">
            <text:p>68,1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1__Fid=13_M05.nrrd</text:p>
          </table:table-cell>
          <table:table-cell table:formula="of:=[$'Set #3'.I76]" office:value-type="float" office:value="3.2" calcext:value-type="float">
            <text:p>3,2</text:p>
          </table:table-cell>
          <table:table-cell office:value-type="float" office:value="52.1472392638037" calcext:value-type="float">
            <text:p>52,1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1__Fid=13_M06.nrrd</text:p>
          </table:table-cell>
          <table:table-cell table:formula="of:=[$'Set #3'.I77]" office:value-type="float" office:value="6.4" calcext:value-type="float">
            <text:p>6,4</text:p>
          </table:table-cell>
          <table:table-cell office:value-type="float" office:value="67.9166666666667" calcext:value-type="float">
            <text:p>67,9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1__Fid=13_M07.nrrd</text:p>
          </table:table-cell>
          <table:table-cell table:formula="of:=[$'Set #3'.I78]" office:value-type="float" office:value="6.8" calcext:value-type="float">
            <text:p>6,8</text:p>
          </table:table-cell>
          <table:table-cell office:value-type="float" office:value="84.8958333333333" calcext:value-type="float">
            <text:p>84,9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1__Fid=13_M08.nrrd</text:p>
          </table:table-cell>
          <table:table-cell table:formula="of:=[$'Set #3'.I79]" office:value-type="float" office:value="6.8" calcext:value-type="float">
            <text:p>6,8</text:p>
          </table:table-cell>
          <table:table-cell office:value-type="float" office:value="72.3372781065089" calcext:value-type="float">
            <text:p>72,3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1__Fid=13_M09.nrrd</text:p>
          </table:table-cell>
          <table:table-cell table:formula="of:=[$'Set #3'.I80]" office:value-type="float" office:value="6.8" calcext:value-type="float">
            <text:p>6,8</text:p>
          </table:table-cell>
          <table:table-cell office:value-type="float" office:value="71.5959004392387" calcext:value-type="float">
            <text:p>71,6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31__Fid=13_M10.nrrd</text:p>
          </table:table-cell>
          <table:table-cell table:formula="of:=[$'Set #3'.I81]" office:value-type="float" office:value="3.8" calcext:value-type="float">
            <text:p>3,8</text:p>
          </table:table-cell>
          <table:table-cell office:value-type="float" office:value="59.5092024539877" calcext:value-type="float">
            <text:p>59,5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0__Fid_11_M01.nrrd</text:p>
          </table:table-cell>
          <table:table-cell table:formula="of:=[$'Set #3'.I82]" office:value-type="float" office:value="8.4" calcext:value-type="float">
            <text:p>8,4</text:p>
          </table:table-cell>
          <table:table-cell office:value-type="float" office:value="77.4028629856851" calcext:value-type="float">
            <text:p>77,4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0__Fid_11_M02.nrrd</text:p>
          </table:table-cell>
          <table:table-cell table:formula="of:=[$'Set #3'.I83]" office:value-type="float" office:value="6.8" calcext:value-type="float">
            <text:p>6,8</text:p>
          </table:table-cell>
          <table:table-cell office:value-type="float" office:value="82.9243353783231" calcext:value-type="float">
            <text:p>82,9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0__Fid_11_M03.nrrd</text:p>
          </table:table-cell>
          <table:table-cell table:formula="of:=[$'Set #3'.I84]" office:value-type="float" office:value="7.4" calcext:value-type="float">
            <text:p>7,4</text:p>
          </table:table-cell>
          <table:table-cell office:value-type="float" office:value="67.5869120654397" calcext:value-type="float">
            <text:p>67,5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0__Fid_11_M04.nrrd</text:p>
          </table:table-cell>
          <table:table-cell table:formula="of:=[$'Set #3'.I85]" office:value-type="float" office:value="7.6" calcext:value-type="float">
            <text:p>7,6</text:p>
          </table:table-cell>
          <table:table-cell office:value-type="float" office:value="79.5501022494888" calcext:value-type="float">
            <text:p>79,5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0__Fid_11_M05.nrrd</text:p>
          </table:table-cell>
          <table:table-cell table:formula="of:=[$'Set #3'.I86]" office:value-type="float" office:value="7.6" calcext:value-type="float">
            <text:p>7,6</text:p>
          </table:table-cell>
          <table:table-cell office:value-type="float" office:value="71.2678936605317" calcext:value-type="float">
            <text:p>71,2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0__Fid_11_M06.nrrd</text:p>
          </table:table-cell>
          <table:table-cell table:formula="of:=[$'Set #3'.I87]" office:value-type="float" office:value="7" calcext:value-type="float">
            <text:p>7</text:p>
          </table:table-cell>
          <table:table-cell office:value-type="float" office:value="87.6278118609407" calcext:value-type="float">
            <text:p>87,6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0__Fid_11_M07.nrrd</text:p>
          </table:table-cell>
          <table:table-cell table:formula="of:=[$'Set #3'.I88]" office:value-type="float" office:value="7.2" calcext:value-type="float">
            <text:p>7,2</text:p>
          </table:table-cell>
          <table:table-cell office:value-type="float" office:value="91.0020449897751" calcext:value-type="float">
            <text:p>91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0__Fid_11_M08.nrrd</text:p>
          </table:table-cell>
          <table:table-cell table:formula="of:=[$'Set #3'.I89]" office:value-type="float" office:value="5.8" calcext:value-type="float">
            <text:p>5,8</text:p>
          </table:table-cell>
          <table:table-cell office:value-type="float" office:value="77.3006134969325" calcext:value-type="float">
            <text:p>77,3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0__Fid_11_M09.nrrd</text:p>
          </table:table-cell>
          <table:table-cell table:formula="of:=[$'Set #3'.I90]" office:value-type="float" office:value="4.2" calcext:value-type="float">
            <text:p>4,2</text:p>
          </table:table-cell>
          <table:table-cell office:value-type="float" office:value="62.3721881390593" calcext:value-type="float">
            <text:p>62,3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0__Fid_11_M10.nrrd</text:p>
          </table:table-cell>
          <table:table-cell table:formula="of:=[$'Set #3'.I91]" office:value-type="float" office:value="7.4" calcext:value-type="float">
            <text:p>7,4</text:p>
          </table:table-cell>
          <table:table-cell office:value-type="float" office:value="75.3578732106339" calcext:value-type="float">
            <text:p>75,3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5__Fid=12_M01.nrrd</text:p>
          </table:table-cell>
          <table:table-cell table:formula="of:=[$'Set #3'.I92]" office:value-type="float" office:value="8.4" calcext:value-type="float">
            <text:p>8,4</text:p>
          </table:table-cell>
          <table:table-cell office:value-type="float" office:value="81.0736407432897" calcext:value-type="float">
            <text:p>81,0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5__Fid=12_M02.nrrd</text:p>
          </table:table-cell>
          <table:table-cell table:formula="of:=[$'Set #3'.I93]" office:value-type="float" office:value="8.2" calcext:value-type="float">
            <text:p>8,2</text:p>
          </table:table-cell>
          <table:table-cell office:value-type="float" office:value="79.2842395044735" calcext:value-type="float">
            <text:p>79,2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5__Fid=12_M03.nrrd</text:p>
          </table:table-cell>
          <table:table-cell table:formula="of:=[$'Set #3'.I94]" office:value-type="float" office:value="8" calcext:value-type="float">
            <text:p>8</text:p>
          </table:table-cell>
          <table:table-cell office:value-type="float" office:value="72.1266345492085" calcext:value-type="float">
            <text:p>72,1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5__Fid=12_M04.nrrd</text:p>
          </table:table-cell>
          <table:table-cell table:formula="of:=[$'Set #3'.I95]" office:value-type="float" office:value="8.8" calcext:value-type="float">
            <text:p>8,8</text:p>
          </table:table-cell>
          <table:table-cell office:value-type="float" office:value="82.5189263592567" calcext:value-type="float">
            <text:p>82,5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5__Fid=12_M05.nrrd</text:p>
          </table:table-cell>
          <table:table-cell table:formula="of:=[$'Set #3'.I96]" office:value-type="float" office:value="8.2" calcext:value-type="float">
            <text:p>8,2</text:p>
          </table:table-cell>
          <table:table-cell office:value-type="float" office:value="80.3165863730213" calcext:value-type="float">
            <text:p>80,3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5__Fid=12_M06.nrrd</text:p>
          </table:table-cell>
          <table:table-cell table:formula="of:=[$'Set #3'.I97]" office:value-type="float" office:value="8.6" calcext:value-type="float">
            <text:p>8,6</text:p>
          </table:table-cell>
          <table:table-cell office:value-type="float" office:value="81.1424638678596" calcext:value-type="float">
            <text:p>81,1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5__Fid=12_M07.nrrd</text:p>
          </table:table-cell>
          <table:table-cell table:formula="of:=[$'Set #3'.I98]" office:value-type="float" office:value="4.4" calcext:value-type="float">
            <text:p>4,4</text:p>
          </table:table-cell>
          <table:table-cell office:value-type="float" office:value="67.3090158293187" calcext:value-type="float">
            <text:p>67,3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5__Fid=12_M08.nrrd</text:p>
          </table:table-cell>
          <table:table-cell table:formula="of:=[$'Set #3'.I99]" office:value-type="float" office:value="8.2" calcext:value-type="float">
            <text:p>8,2</text:p>
          </table:table-cell>
          <table:table-cell office:value-type="float" office:value="76.4624913971094" calcext:value-type="float">
            <text:p>76,4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5__Fid=12_M09.nrrd</text:p>
          </table:table-cell>
          <table:table-cell table:formula="of:=[$'Set #3'.I100]" office:value-type="float" office:value="4" calcext:value-type="float">
            <text:p>4</text:p>
          </table:table-cell>
          <table:table-cell office:value-type="float" office:value="43.0832759807295" calcext:value-type="float">
            <text:p>43,0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5__Fid=12_M10.nrrd</text:p>
          </table:table-cell>
          <table:table-cell table:formula="of:=[$'Set #3'.I101]" office:value-type="float" office:value="4.4" calcext:value-type="float">
            <text:p>4,4</text:p>
          </table:table-cell>
          <table:table-cell office:value-type="float" office:value="56.5037852718513" calcext:value-type="float">
            <text:p>56,5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__Fid=3_M01.nrrd</text:p>
          </table:table-cell>
          <table:table-cell table:formula="of:=[$'Set #3'.I102]" office:value-type="float" office:value="5.8" calcext:value-type="float">
            <text:p>5,8</text:p>
          </table:table-cell>
          <table:table-cell office:value-type="float" office:value="64.9136577708006" calcext:value-type="float">
            <text:p>64,9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__Fid=3_M02.nrrd</text:p>
          </table:table-cell>
          <table:table-cell table:formula="of:=[$'Set #3'.I103]" office:value-type="float" office:value="4.4" calcext:value-type="float">
            <text:p>4,4</text:p>
          </table:table-cell>
          <table:table-cell office:value-type="float" office:value="50.4709576138148" calcext:value-type="float">
            <text:p>50,4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__Fid=3_M03.nrrd</text:p>
          </table:table-cell>
          <table:table-cell table:formula="of:=[$'Set #3'.I104]" office:value-type="float" office:value="5.2" calcext:value-type="float">
            <text:p>5,2</text:p>
          </table:table-cell>
          <table:table-cell office:value-type="float" office:value="59.9686028257457" calcext:value-type="float">
            <text:p>59,9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__Fid=3_M04.nrrd</text:p>
          </table:table-cell>
          <table:table-cell table:formula="of:=[$'Set #3'.I105]" office:value-type="float" office:value="3.6" calcext:value-type="float">
            <text:p>3,6</text:p>
          </table:table-cell>
          <table:table-cell office:value-type="float" office:value="33.2810047095761" calcext:value-type="float">
            <text:p>33,2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__Fid=3_M05.nrrd</text:p>
          </table:table-cell>
          <table:table-cell table:formula="of:=[$'Set #3'.I106]" office:value-type="float" office:value="4.4" calcext:value-type="float">
            <text:p>4,4</text:p>
          </table:table-cell>
          <table:table-cell office:value-type="float" office:value="56.7503924646782" calcext:value-type="float">
            <text:p>56,7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__Fid=3_M06.nrrd</text:p>
          </table:table-cell>
          <table:table-cell table:formula="of:=[$'Set #3'.I107]" office:value-type="float" office:value="4" calcext:value-type="float">
            <text:p>4</text:p>
          </table:table-cell>
          <table:table-cell office:value-type="float" office:value="56.436420722135" calcext:value-type="float">
            <text:p>56,4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__Fid=3_M07.nrrd</text:p>
          </table:table-cell>
          <table:table-cell table:formula="of:=[$'Set #3'.I108]" office:value-type="float" office:value="3.2" calcext:value-type="float">
            <text:p>3,2</text:p>
          </table:table-cell>
          <table:table-cell office:value-type="float" office:value="33.7519623233909" calcext:value-type="float">
            <text:p>33,7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__Fid=3_M08.nrrd</text:p>
          </table:table-cell>
          <table:table-cell table:formula="of:=[$'Set #3'.I109]" office:value-type="float" office:value="6.8" calcext:value-type="float">
            <text:p>6,8</text:p>
          </table:table-cell>
          <table:table-cell office:value-type="float" office:value="80.1412872841444" calcext:value-type="float">
            <text:p>80,1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__Fid=3_M09.nrrd</text:p>
          </table:table-cell>
          <table:table-cell table:formula="of:=[$'Set #3'.I110]" office:value-type="float" office:value="5" calcext:value-type="float">
            <text:p>5</text:p>
          </table:table-cell>
          <table:table-cell office:value-type="float" office:value="55.2590266875981" calcext:value-type="float">
            <text:p>55,2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__Fid=3_M10.nrrd</text:p>
          </table:table-cell>
          <table:table-cell table:formula="of:=[$'Set #3'.I111]" office:value-type="float" office:value="5" calcext:value-type="float">
            <text:p>5</text:p>
          </table:table-cell>
          <table:table-cell office:value-type="float" office:value="62.7943485086342" calcext:value-type="float">
            <text:p>62,7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0__Fid=4_M01.nrrd</text:p>
          </table:table-cell>
          <table:table-cell table:formula="of:=[$'Set #3'.I112]" office:value-type="float" office:value="4.2" calcext:value-type="float">
            <text:p>4,2</text:p>
          </table:table-cell>
          <table:table-cell office:value-type="float" office:value="14.3932267168391" calcext:value-type="float">
            <text:p>14,3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0__Fid=4_M02.nrrd</text:p>
          </table:table-cell>
          <table:table-cell table:formula="of:=[$'Set #3'.I113]" office:value-type="float" office:value="6.2" calcext:value-type="float">
            <text:p>6,2</text:p>
          </table:table-cell>
          <table:table-cell office:value-type="float" office:value="60.4891815616181" calcext:value-type="float">
            <text:p>60,4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0__Fid=4_M03.nrrd</text:p>
          </table:table-cell>
          <table:table-cell table:formula="of:=[$'Set #3'.I114]" office:value-type="float" office:value="2.8" calcext:value-type="float">
            <text:p>2,8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0__Fid=4_M04.nrrd</text:p>
          </table:table-cell>
          <table:table-cell table:formula="of:=[$'Set #3'.I115]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0__Fid=4_M05.nrrd</text:p>
          </table:table-cell>
          <table:table-cell table:formula="of:=[$'Set #3'.I116]" office:value-type="float" office:value="2.6" calcext:value-type="float">
            <text:p>2,6</text:p>
          </table:table-cell>
          <table:table-cell office:value-type="float" office:value="13.9228598306679" calcext:value-type="float">
            <text:p>13,9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0__Fid=4_M06.nrrd</text:p>
          </table:table-cell>
          <table:table-cell table:formula="of:=[$'Set #3'.I117]"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0__Fid=4_M07.nrrd</text:p>
          </table:table-cell>
          <table:table-cell table:formula="of:=[$'Set #3'.I118]" office:value-type="float" office:value="7.2" calcext:value-type="float">
            <text:p>7,2</text:p>
          </table:table-cell>
          <table:table-cell office:value-type="float" office:value="65.5691439322672" calcext:value-type="float">
            <text:p>65,5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0__Fid=4_M08.nrrd</text:p>
          </table:table-cell>
          <table:table-cell table:formula="of:=[$'Set #3'.I119]" office:value-type="float" office:value="1.4" calcext:value-type="float">
            <text:p>1,4</text:p>
          </table:table-cell>
          <table:table-cell office:value-type="float" office:value="21.4487300094073" calcext:value-type="float">
            <text:p>21,4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0__Fid=4_M09.nrrd</text:p>
          </table:table-cell>
          <table:table-cell table:formula="of:=[$'Set #3'.I120]" office:value-type="float" office:value="7.8" calcext:value-type="float">
            <text:p>7,8</text:p>
          </table:table-cell>
          <table:table-cell office:value-type="float" office:value="75.8231420507996" calcext:value-type="float">
            <text:p>75,8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0__Fid=4_M10.nrrd</text:p>
          </table:table-cell>
          <table:table-cell table:formula="of:=[$'Set #3'.I121]" office:value-type="float" office:value="1.6" calcext:value-type="float">
            <text:p>1,6</text:p>
          </table:table-cell>
          <table:table-cell office:value-type="float" office:value="24.7412982126058" calcext:value-type="float">
            <text:p>24,7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5__Fid=5_M01.nrrd</text:p>
          </table:table-cell>
          <table:table-cell table:formula="of:=[$'Set #3'.I122]" office:value-type="float" office:value="5.4" calcext:value-type="float">
            <text:p>5,4</text:p>
          </table:table-cell>
          <table:table-cell office:value-type="float" office:value="50.9334889148191" calcext:value-type="float">
            <text:p>50,9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5__Fid=5_M02.nrrd</text:p>
          </table:table-cell>
          <table:table-cell table:formula="of:=[$'Set #3'.I123]" office:value-type="float" office:value="6" calcext:value-type="float">
            <text:p>6</text:p>
          </table:table-cell>
          <table:table-cell office:value-type="float" office:value="63.3605600933489" calcext:value-type="float">
            <text:p>63,3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5__Fid=5_M03.nrrd</text:p>
          </table:table-cell>
          <table:table-cell table:formula="of:=[$'Set #3'.I124]" office:value-type="float" office:value="5.8" calcext:value-type="float">
            <text:p>5,8</text:p>
          </table:table-cell>
          <table:table-cell office:value-type="float" office:value="58.9848308051342" calcext:value-type="float">
            <text:p>58,9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5__Fid=5_M04.nrrd</text:p>
          </table:table-cell>
          <table:table-cell table:formula="of:=[$'Set #3'.I125]" office:value-type="float" office:value="4" calcext:value-type="float">
            <text:p>4</text:p>
          </table:table-cell>
          <table:table-cell office:value-type="float" office:value="53.5005834305718" calcext:value-type="float">
            <text:p>53,5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5__Fid=5_M05.nrrd</text:p>
          </table:table-cell>
          <table:table-cell table:formula="of:=[$'Set #3'.I126]" office:value-type="float" office:value="3.6" calcext:value-type="float">
            <text:p>3,6</text:p>
          </table:table-cell>
          <table:table-cell office:value-type="float" office:value="36.8144690781797" calcext:value-type="float">
            <text:p>36,8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5__Fid=5_M06.nrrd</text:p>
          </table:table-cell>
          <table:table-cell table:formula="of:=[$'Set #3'.I127]" office:value-type="float" office:value="4.8" calcext:value-type="float">
            <text:p>4,8</text:p>
          </table:table-cell>
          <table:table-cell office:value-type="float" office:value="53.7922987164527" calcext:value-type="float">
            <text:p>53,7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5__Fid=5_M07.nrrd</text:p>
          </table:table-cell>
          <table:table-cell table:formula="of:=[$'Set #3'.I128]" office:value-type="float" office:value="5" calcext:value-type="float">
            <text:p>5</text:p>
          </table:table-cell>
          <table:table-cell office:value-type="float" office:value="45.2742123687281" calcext:value-type="float">
            <text:p>45,2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5__Fid=5_M08.nrrd</text:p>
          </table:table-cell>
          <table:table-cell table:formula="of:=[$'Set #3'.I129]" office:value-type="float" office:value="2.6" calcext:value-type="float">
            <text:p>2,6</text:p>
          </table:table-cell>
          <table:table-cell office:value-type="float" office:value="39.7899649941657" calcext:value-type="float">
            <text:p>39,7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5__Fid=5_M09.nrrd</text:p>
          </table:table-cell>
          <table:table-cell table:formula="of:=[$'Set #3'.I130]" office:value-type="float" office:value="3.6" calcext:value-type="float">
            <text:p>3,6</text:p>
          </table:table-cell>
          <table:table-cell office:value-type="float" office:value="51.1668611435239" calcext:value-type="float">
            <text:p>51,1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5__Fid=5_M10.nrrd</text:p>
          </table:table-cell>
          <table:table-cell table:formula="of:=[$'Set #3'.I131]" office:value-type="float" office:value="4.4" calcext:value-type="float">
            <text:p>4,4</text:p>
          </table:table-cell>
          <table:table-cell office:value-type="float" office:value="49.6499416569428" calcext:value-type="float">
            <text:p>49,6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1__Fid=6_M01.nrrd</text:p>
          </table:table-cell>
          <table:table-cell table:formula="of:=[$'Set #3'.I132]" office:value-type="float" office:value="6.4" calcext:value-type="float">
            <text:p>6,4</text:p>
          </table:table-cell>
          <table:table-cell office:value-type="float" office:value="76.5234124438743" calcext:value-type="float">
            <text:p>76,5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1__Fid=6_M02.nrrd</text:p>
          </table:table-cell>
          <table:table-cell table:formula="of:=[$'Set #3'.I133]" office:value-type="float" office:value="5" calcext:value-type="float">
            <text:p>5</text:p>
          </table:table-cell>
          <table:table-cell office:value-type="float" office:value="59.7819114817191" calcext:value-type="float">
            <text:p>59,7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1__Fid=6_M03.nrrd</text:p>
          </table:table-cell>
          <table:table-cell table:formula="of:=[$'Set #3'.I134]" office:value-type="float" office:value="4.4" calcext:value-type="float">
            <text:p>4,4</text:p>
          </table:table-cell>
          <table:table-cell office:value-type="float" office:value="60.2950609364978" calcext:value-type="float">
            <text:p>60,3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1__Fid=6_M04.nrrd</text:p>
          </table:table-cell>
          <table:table-cell table:formula="of:=[$'Set #3'.I135]" office:value-type="float" office:value="2" calcext:value-type="float">
            <text:p>2</text:p>
          </table:table-cell>
          <table:table-cell office:value-type="float" office:value="44.5157152020526" calcext:value-type="float">
            <text:p>44,5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1__Fid=6_M05.nrrd</text:p>
          </table:table-cell>
          <table:table-cell table:formula="of:=[$'Set #3'.I136]" office:value-type="float" office:value="5.2" calcext:value-type="float">
            <text:p>5,2</text:p>
          </table:table-cell>
          <table:table-cell office:value-type="float" office:value="59.4611930724824" calcext:value-type="float">
            <text:p>59,4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1__Fid=6_M06.nrrd</text:p>
          </table:table-cell>
          <table:table-cell table:formula="of:=[$'Set #3'.I137]" office:value-type="float" office:value="3.4" calcext:value-type="float">
            <text:p>3,4</text:p>
          </table:table-cell>
          <table:table-cell office:value-type="float" office:value="56.3822963438101" calcext:value-type="float">
            <text:p>56,3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1__Fid=6_M07.nrrd</text:p>
          </table:table-cell>
          <table:table-cell table:formula="of:=[$'Set #3'.I138]" office:value-type="float" office:value="3" calcext:value-type="float">
            <text:p>3</text:p>
          </table:table-cell>
          <table:table-cell office:value-type="float" office:value="64.9134060295061" calcext:value-type="float">
            <text:p>64,9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1__Fid=6_M08.nrrd</text:p>
          </table:table-cell>
          <table:table-cell table:formula="of:=[$'Set #3'.I139]" office:value-type="float" office:value="5.8" calcext:value-type="float">
            <text:p>5,8</text:p>
          </table:table-cell>
          <table:table-cell office:value-type="float" office:value="67.6074406670943" calcext:value-type="float">
            <text:p>67,6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1__Fid=6_M09.nrrd</text:p>
          </table:table-cell>
          <table:table-cell table:formula="of:=[$'Set #3'.I140]" office:value-type="float" office:value="3.4" calcext:value-type="float">
            <text:p>3,4</text:p>
          </table:table-cell>
          <table:table-cell office:value-type="float" office:value="58.7556125721616" calcext:value-type="float">
            <text:p>58,7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1__Fid=6_M10.nrrd</text:p>
          </table:table-cell>
          <table:table-cell table:formula="of:=[$'Set #3'.I141]" office:value-type="float" office:value="3" calcext:value-type="float">
            <text:p>3</text:p>
          </table:table-cell>
          <table:table-cell office:value-type="float" office:value="50.5452212957024" calcext:value-type="float">
            <text:p>50,5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0__Fid=7_M01.nrrd</text:p>
          </table:table-cell>
          <table:table-cell table:formula="of:=[$'Set #3'.I142]" office:value-type="float" office:value="3" calcext:value-type="float">
            <text:p>3</text:p>
          </table:table-cell>
          <table:table-cell office:value-type="float" office:value="62.369109947644" calcext:value-type="float">
            <text:p>62,3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0__Fid=7_M02.nrrd</text:p>
          </table:table-cell>
          <table:table-cell table:formula="of:=[$'Set #3'.I143]" office:value-type="float" office:value="4.6" calcext:value-type="float">
            <text:p>4,6</text:p>
          </table:table-cell>
          <table:table-cell office:value-type="float" office:value="66.0340314136126" calcext:value-type="float">
            <text:p>66,0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0__Fid=7_M03.nrrd</text:p>
          </table:table-cell>
          <table:table-cell table:formula="of:=[$'Set #3'.I144]" office:value-type="float" office:value="2" calcext:value-type="float">
            <text:p>2</text:p>
          </table:table-cell>
          <table:table-cell office:value-type="float" office:value="32.1989528795812" calcext:value-type="float">
            <text:p>32,2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0__Fid=7_M04.nrrd</text:p>
          </table:table-cell>
          <table:table-cell table:formula="of:=[$'Set #3'.I145]" office:value-type="float" office:value="4.4" calcext:value-type="float">
            <text:p>4,4</text:p>
          </table:table-cell>
          <table:table-cell office:value-type="float" office:value="61.6492146596859" calcext:value-type="float">
            <text:p>61,6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0__Fid=7_M05.nrrd</text:p>
          </table:table-cell>
          <table:table-cell table:formula="of:=[$'Set #3'.I146]" office:value-type="float" office:value="6.4" calcext:value-type="float">
            <text:p>6,4</text:p>
          </table:table-cell>
          <table:table-cell office:value-type="float" office:value="66.0994764397906" calcext:value-type="float">
            <text:p>66,1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0__Fid=7_M06.nrrd</text:p>
          </table:table-cell>
          <table:table-cell table:formula="of:=[$'Set #3'.I147]" office:value-type="float" office:value="3.8" calcext:value-type="float">
            <text:p>3,8</text:p>
          </table:table-cell>
          <table:table-cell office:value-type="float" office:value="48.7565445026178" calcext:value-type="float">
            <text:p>48,7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0__Fid=7_M07.nrrd</text:p>
          </table:table-cell>
          <table:table-cell table:formula="of:=[$'Set #3'.I148]" office:value-type="float" office:value="3.2" calcext:value-type="float">
            <text:p>3,2</text:p>
          </table:table-cell>
          <table:table-cell office:value-type="float" office:value="62.8926701570681" calcext:value-type="float">
            <text:p>62,8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0__Fid=7_M08.nrrd</text:p>
          </table:table-cell>
          <table:table-cell table:formula="of:=[$'Set #3'.I149]" office:value-type="float" office:value="6" calcext:value-type="float">
            <text:p>6</text:p>
          </table:table-cell>
          <table:table-cell office:value-type="float" office:value="52.4214659685864" calcext:value-type="float">
            <text:p>52,4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40__Fid=7_M09.nrrd</text:p>
          </table:table-cell>
          <table:table-cell table:formula="of:=[$'Set #3'.I150]" office:value-type="float" office:value="3.2" calcext:value-type="float">
            <text:p>3,2</text:p>
          </table:table-cell>
          <table:table-cell office:value-type="float" office:value="46.1387434554974" calcext:value-type="float">
            <text:p>46,14</text:p>
          </table:table-cell>
          <table:table-cell table:number-columns-repeated="4"/>
        </table:table-row>
        <table:table-row table:style-name="ro1">
          <table:covered-table-cell/>
          <table:table-cell table:style-name="ce12" office:value-type="string" calcext:value-type="string">
            <text:p>40__Fid=7_M10.nrrd</text:p>
          </table:table-cell>
          <table:table-cell table:style-name="ce17" table:formula="of:=[$'Set #3'.I151]" office:value-type="float" office:value="6.6" calcext:value-type="float">
            <text:p>6,6</text:p>
          </table:table-cell>
          <table:table-cell table:style-name="ce21" office:value-type="float" office:value="78.4685863874346" calcext:value-type="float">
            <text:p>78,47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number-columns-spanned="1" table:number-rows-spanned="150"/>
          <table:table-cell office:value-type="string" calcext:value-type="string">
            <text:p>1__Fid=1_M01.nrrd</text:p>
          </table:table-cell>
          <table:table-cell table:style-name="ce18" table:formula="of:=[$'Set #4'.I2]" office:value-type="float" office:value="6" calcext:value-type="float">
            <text:p>6,000</text:p>
          </table:table-cell>
          <table:table-cell office:value-type="float" office:value="58.8652482269504" calcext:value-type="float">
            <text:p>58,8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__Fid=1_M02.nrrd</text:p>
          </table:table-cell>
          <table:table-cell table:style-name="ce18" table:formula="of:=[$'Set #4'.I3]" office:value-type="float" office:value="5.75" calcext:value-type="float">
            <text:p>5,750</text:p>
          </table:table-cell>
          <table:table-cell office:value-type="float" office:value="63.1952220977977" calcext:value-type="float">
            <text:p>63,2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__Fid=1_M03.nrrd</text:p>
          </table:table-cell>
          <table:table-cell table:style-name="ce18" table:formula="of:=[$'Set #4'.I4]" office:value-type="float" office:value="5.25" calcext:value-type="float">
            <text:p>5,250</text:p>
          </table:table-cell>
          <table:table-cell office:value-type="float" office:value="69.2795819335573" calcext:value-type="float">
            <text:p>69,2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__Fid=1_M04.nrrd</text:p>
          </table:table-cell>
          <table:table-cell table:style-name="ce18" table:formula="of:=[$'Set #4'.I5]" office:value-type="float" office:value="7.25" calcext:value-type="float">
            <text:p>7,250</text:p>
          </table:table-cell>
          <table:table-cell office:value-type="float" office:value="70.3994027622247" calcext:value-type="float">
            <text:p>70,4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__Fid=1_M05.nrrd</text:p>
          </table:table-cell>
          <table:table-cell table:style-name="ce18" table:formula="of:=[$'Set #4'.I6]" office:value-type="float" office:value="6.5" calcext:value-type="float">
            <text:p>6,500</text:p>
          </table:table-cell>
          <table:table-cell office:value-type="float" office:value="57.7827547592385" calcext:value-type="float">
            <text:p>57,7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__Fid=1_M06.nrrd</text:p>
          </table:table-cell>
          <table:table-cell table:style-name="ce18" table:formula="of:=[$'Set #4'.I7]" office:value-type="float" office:value="5.75" calcext:value-type="float">
            <text:p>5,750</text:p>
          </table:table-cell>
          <table:table-cell office:value-type="float" office:value="62.9339305711086" calcext:value-type="float">
            <text:p>62,9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__Fid=1_M07.nrrd</text:p>
          </table:table-cell>
          <table:table-cell table:style-name="ce18" table:formula="of:=[$'Set #4'.I8]" office:value-type="float" office:value="6" calcext:value-type="float">
            <text:p>6,000</text:p>
          </table:table-cell>
          <table:table-cell office:value-type="float" office:value="68.1970884658455" calcext:value-type="float">
            <text:p>68,2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__Fid=1_M08.nrrd</text:p>
          </table:table-cell>
          <table:table-cell table:style-name="ce18" table:formula="of:=[$'Set #4'.I9]" office:value-type="float" office:value="6" calcext:value-type="float">
            <text:p>6,000</text:p>
          </table:table-cell>
          <table:table-cell office:value-type="float" office:value="59.3505039193729" calcext:value-type="float">
            <text:p>59,3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__Fid=1_M09.nrrd</text:p>
          </table:table-cell>
          <table:table-cell table:style-name="ce18" table:formula="of:=[$'Set #4'.I10]" office:value-type="float" office:value="5.75" calcext:value-type="float">
            <text:p>5,750</text:p>
          </table:table-cell>
          <table:table-cell office:value-type="float" office:value="67.3758865248227" calcext:value-type="float">
            <text:p>67,3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__Fid=1_M10.nrrd</text:p>
          </table:table-cell>
          <table:table-cell table:style-name="ce18" table:formula="of:=[$'Set #4'.I11]" office:value-type="float" office:value="6.5" calcext:value-type="float">
            <text:p>6,500</text:p>
          </table:table-cell>
          <table:table-cell office:value-type="float" office:value="75.7372153788727" calcext:value-type="float">
            <text:p>75,7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7__Fid=10_M01.nrrd</text:p>
          </table:table-cell>
          <table:table-cell table:style-name="ce18" table:formula="of:=[$'Set #4'.I12]" office:value-type="float" office:value="6" calcext:value-type="float">
            <text:p>6,000</text:p>
          </table:table-cell>
          <table:table-cell office:value-type="float" office:value="61.0952380952381" calcext:value-type="float">
            <text:p>61,1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7__Fid=10_M02.nrrd</text:p>
          </table:table-cell>
          <table:table-cell table:style-name="ce18" table:formula="of:=[$'Set #4'.I13]" office:value-type="float" office:value="5" calcext:value-type="float">
            <text:p>5,000</text:p>
          </table:table-cell>
          <table:table-cell office:value-type="float" office:value="50.5714285714286" calcext:value-type="float">
            <text:p>50,5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7__Fid=10_M03.nrrd</text:p>
          </table:table-cell>
          <table:table-cell table:style-name="ce18" table:formula="of:=[$'Set #4'.I14]" office:value-type="float" office:value="4.25" calcext:value-type="float">
            <text:p>4,250</text:p>
          </table:table-cell>
          <table:table-cell office:value-type="float" office:value="41.9047619047619" calcext:value-type="float">
            <text:p>41,9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7__Fid=10_M04.nrrd</text:p>
          </table:table-cell>
          <table:table-cell table:style-name="ce18" table:formula="of:=[$'Set #4'.I15]" office:value-type="float" office:value="6.25" calcext:value-type="float">
            <text:p>6,250</text:p>
          </table:table-cell>
          <table:table-cell office:value-type="float" office:value="59.0476190476191" calcext:value-type="float">
            <text:p>59,0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7__Fid=10_M05.nrrd</text:p>
          </table:table-cell>
          <table:table-cell table:style-name="ce18" table:formula="of:=[$'Set #4'.I16]" office:value-type="float" office:value="4.5" calcext:value-type="float">
            <text:p>4,500</text:p>
          </table:table-cell>
          <table:table-cell office:value-type="float" office:value="43.6666666666667" calcext:value-type="float">
            <text:p>43,6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7__Fid=10_M06.nrrd</text:p>
          </table:table-cell>
          <table:table-cell table:style-name="ce18" table:formula="of:=[$'Set #4'.I17]" office:value-type="float" office:value="6.5" calcext:value-type="float">
            <text:p>6,500</text:p>
          </table:table-cell>
          <table:table-cell office:value-type="float" office:value="48.5714285714286" calcext:value-type="float">
            <text:p>48,5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7__Fid=10_M07.nrrd</text:p>
          </table:table-cell>
          <table:table-cell table:style-name="ce18" table:formula="of:=[$'Set #4'.I18]" office:value-type="float" office:value="6" calcext:value-type="float">
            <text:p>6,000</text:p>
          </table:table-cell>
          <table:table-cell office:value-type="float" office:value="51.5238095238095" calcext:value-type="float">
            <text:p>51,5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7__Fid=10_M08.nrrd</text:p>
          </table:table-cell>
          <table:table-cell table:style-name="ce18" table:formula="of:=[$'Set #4'.I19]" office:value-type="float" office:value="5.5" calcext:value-type="float">
            <text:p>5,500</text:p>
          </table:table-cell>
          <table:table-cell office:value-type="float" office:value="55.3809523809524" calcext:value-type="float">
            <text:p>55,3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7__Fid=10_M09.nrrd</text:p>
          </table:table-cell>
          <table:table-cell table:style-name="ce18" table:formula="of:=[$'Set #4'.I20]" office:value-type="float" office:value="4.25" calcext:value-type="float">
            <text:p>4,250</text:p>
          </table:table-cell>
          <table:table-cell office:value-type="float" office:value="44.6666666666667" calcext:value-type="float">
            <text:p>44,6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7__Fid=10_M10.nrrd</text:p>
          </table:table-cell>
          <table:table-cell table:style-name="ce18" table:formula="of:=[$'Set #4'.I21]" office:value-type="float" office:value="4.25" calcext:value-type="float">
            <text:p>4,250</text:p>
          </table:table-cell>
          <table:table-cell office:value-type="float" office:value="40.1428571428571" calcext:value-type="float">
            <text:p>40,1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__Fid=2_M01.nrrd</text:p>
          </table:table-cell>
          <table:table-cell table:style-name="ce18" table:formula="of:=[$'Set #4'.I22]" office:value-type="float" office:value="1.75" calcext:value-type="float">
            <text:p>1,750</text:p>
          </table:table-cell>
          <table:table-cell office:value-type="float" office:value="43.3333333333333" calcext:value-type="float">
            <text:p>43,3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__Fid=2_M02.nrrd</text:p>
          </table:table-cell>
          <table:table-cell table:style-name="ce18" table:formula="of:=[$'Set #4'.I23]" office:value-type="float" office:value="2" calcext:value-type="float">
            <text:p>2,000</text:p>
          </table:table-cell>
          <table:table-cell office:value-type="float" office:value="32.5925925925926" calcext:value-type="float">
            <text:p>32,5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__Fid=2_M03.nrrd</text:p>
          </table:table-cell>
          <table:table-cell table:style-name="ce18" table:formula="of:=[$'Set #4'.I24]" office:value-type="float" office:value="2.5" calcext:value-type="float">
            <text:p>2,500</text:p>
          </table:table-cell>
          <table:table-cell office:value-type="float" office:value="45.8796296296296" calcext:value-type="float">
            <text:p>45,8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__Fid=2_M04.nrrd</text:p>
          </table:table-cell>
          <table:table-cell table:style-name="ce18" table:formula="of:=[$'Set #4'.I25]" office:value-type="float" office:value="2.25" calcext:value-type="float">
            <text:p>2,250</text:p>
          </table:table-cell>
          <table:table-cell office:value-type="float" office:value="33.4259259259259" calcext:value-type="float">
            <text:p>33,4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__Fid=2_M05.nrrd</text:p>
          </table:table-cell>
          <table:table-cell table:style-name="ce18" table:formula="of:=[$'Set #4'.I26]" office:value-type="float" office:value="1.5" calcext:value-type="float">
            <text:p>1,500</text:p>
          </table:table-cell>
          <table:table-cell office:value-type="float" office:value="43.4722222222222" calcext:value-type="float">
            <text:p>43,4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__Fid=2_M06.nrrd</text:p>
          </table:table-cell>
          <table:table-cell table:style-name="ce18" table:formula="of:=[$'Set #4'.I27]" office:value-type="float" office:value="2" calcext:value-type="float">
            <text:p>2,000</text:p>
          </table:table-cell>
          <table:table-cell office:value-type="float" office:value="34.3055555555556" calcext:value-type="float">
            <text:p>34,3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__Fid=2_M07.nrrd</text:p>
          </table:table-cell>
          <table:table-cell table:style-name="ce18" table:formula="of:=[$'Set #4'.I28]" office:value-type="float" office:value="5.75" calcext:value-type="float">
            <text:p>5,750</text:p>
          </table:table-cell>
          <table:table-cell office:value-type="float" office:value="66.9444444444444" calcext:value-type="float">
            <text:p>66,9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__Fid=2_M08.nrrd</text:p>
          </table:table-cell>
          <table:table-cell table:style-name="ce18" table:formula="of:=[$'Set #4'.I29]" office:value-type="float" office:value="4.75" calcext:value-type="float">
            <text:p>4,750</text:p>
          </table:table-cell>
          <table:table-cell office:value-type="float" office:value="69.2592592592593" calcext:value-type="float">
            <text:p>69,2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__Fid=2_M09.nrrd</text:p>
          </table:table-cell>
          <table:table-cell table:style-name="ce18" table:formula="of:=[$'Set #4'.I30]" office:value-type="float" office:value="1.5" calcext:value-type="float">
            <text:p>1,500</text:p>
          </table:table-cell>
          <table:table-cell office:value-type="float" office:value="31.3888888888889" calcext:value-type="float">
            <text:p>31,3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__Fid=2_M10.nrrd</text:p>
          </table:table-cell>
          <table:table-cell table:style-name="ce18" table:formula="of:=[$'Set #4'.I31]" office:value-type="float" office:value="5.25" calcext:value-type="float">
            <text:p>5,250</text:p>
          </table:table-cell>
          <table:table-cell office:value-type="float" office:value="64.9074074074074" calcext:value-type="float">
            <text:p>64,9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3__Fid=14_M01.nrrd</text:p>
          </table:table-cell>
          <table:table-cell table:style-name="ce18" table:formula="of:=[$'Set #4'.I32]" office:value-type="float" office:value="1" calcext:value-type="float">
            <text:p>1,00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3__Fid=14_M02.nrrd</text:p>
          </table:table-cell>
          <table:table-cell table:style-name="ce18" table:formula="of:=[$'Set #4'.I33]" office:value-type="float" office:value="1" calcext:value-type="float">
            <text:p>1,00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3__Fid=14_M03.nrrd</text:p>
          </table:table-cell>
          <table:table-cell table:style-name="ce18" table:formula="of:=[$'Set #4'.I34]" office:value-type="float" office:value="1" calcext:value-type="float">
            <text:p>1,00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3__Fid=14_M04.nrrd</text:p>
          </table:table-cell>
          <table:table-cell table:style-name="ce18" table:formula="of:=[$'Set #4'.I35]" office:value-type="float" office:value="4" calcext:value-type="float">
            <text:p>4,000</text:p>
          </table:table-cell>
          <table:table-cell office:value-type="float" office:value="42.722602739726" calcext:value-type="float">
            <text:p>42,7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3__Fid=14_M05.nrrd</text:p>
          </table:table-cell>
          <table:table-cell table:style-name="ce18" table:formula="of:=[$'Set #4'.I36]" office:value-type="float" office:value="1" calcext:value-type="float">
            <text:p>1,00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3__Fid=14_M06.nrrd</text:p>
          </table:table-cell>
          <table:table-cell table:style-name="ce18" table:formula="of:=[$'Set #4'.I37]" office:value-type="float" office:value="6.25" calcext:value-type="float">
            <text:p>6,250</text:p>
          </table:table-cell>
          <table:table-cell office:value-type="float" office:value="50.1712328767123" calcext:value-type="float">
            <text:p>50,1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3__Fid=14_M07.nrrd</text:p>
          </table:table-cell>
          <table:table-cell table:style-name="ce18" table:formula="of:=[$'Set #4'.I38]" office:value-type="float" office:value="1" calcext:value-type="float">
            <text:p>1,00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3__Fid=14_M08.nrrd</text:p>
          </table:table-cell>
          <table:table-cell table:style-name="ce18" table:formula="of:=[$'Set #4'.I39]" office:value-type="float" office:value="1" calcext:value-type="float">
            <text:p>1,00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3__Fid=14_M09.nrrd</text:p>
          </table:table-cell>
          <table:table-cell table:style-name="ce18" table:formula="of:=[$'Set #4'.I40]" office:value-type="float" office:value="1" calcext:value-type="float">
            <text:p>1,00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43__Fid=14_M10.nrrd</text:p>
          </table:table-cell>
          <table:table-cell table:style-name="ce18" table:formula="of:=[$'Set #4'.I41]" office:value-type="float" office:value="4.5" calcext:value-type="float">
            <text:p>4,500</text:p>
          </table:table-cell>
          <table:table-cell office:value-type="float" office:value="34.4178082191781" calcext:value-type="float">
            <text:p>34,4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5__Fid=15_M01.nrrd</text:p>
          </table:table-cell>
          <table:table-cell table:style-name="ce18" table:formula="of:=[$'Set #4'.I42]" office:value-type="float" office:value="1" calcext:value-type="float">
            <text:p>1,00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5__Fid=15_M02.nrrd</text:p>
          </table:table-cell>
          <table:table-cell table:style-name="ce18" table:formula="of:=[$'Set #4'.I43]" office:value-type="float" office:value="1" calcext:value-type="float">
            <text:p>1,00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5__Fid=15_M03.nrrd</text:p>
          </table:table-cell>
          <table:table-cell table:style-name="ce18" table:formula="of:=[$'Set #4'.I44]" office:value-type="float" office:value="1.5" calcext:value-type="float">
            <text:p>1,500</text:p>
          </table:table-cell>
          <table:table-cell office:value-type="float" office:value="19.4350282485876" calcext:value-type="float">
            <text:p>19,4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5__Fid=15_M04.nrrd</text:p>
          </table:table-cell>
          <table:table-cell table:style-name="ce18" table:formula="of:=[$'Set #4'.I45]" office:value-type="float" office:value="1" calcext:value-type="float">
            <text:p>1,00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5__Fid=15_M05.nrrd</text:p>
          </table:table-cell>
          <table:table-cell table:style-name="ce18" table:formula="of:=[$'Set #4'.I46]" office:value-type="float" office:value="1" calcext:value-type="float">
            <text:p>1,00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5__Fid=15_M06.nrrd</text:p>
          </table:table-cell>
          <table:table-cell table:style-name="ce18" table:formula="of:=[$'Set #4'.I47]" office:value-type="float" office:value="1" calcext:value-type="float">
            <text:p>1,00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5__Fid=15_M07.nrrd</text:p>
          </table:table-cell>
          <table:table-cell table:style-name="ce18" table:formula="of:=[$'Set #4'.I48]" office:value-type="float" office:value="8.25" calcext:value-type="float">
            <text:p>8,250</text:p>
          </table:table-cell>
          <table:table-cell office:value-type="float" office:value="83.8418079096045" calcext:value-type="float">
            <text:p>83,8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5__Fid=15_M08.nrrd</text:p>
          </table:table-cell>
          <table:table-cell table:style-name="ce18" table:formula="of:=[$'Set #4'.I49]" office:value-type="float" office:value="1" calcext:value-type="float">
            <text:p>1,00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5__Fid=15_M09.nrrd</text:p>
          </table:table-cell>
          <table:table-cell table:style-name="ce18" table:formula="of:=[$'Set #4'.I50]" office:value-type="float" office:value="1" calcext:value-type="float">
            <text:p>1,000</text:p>
          </table:table-cell>
          <table:table-cell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5__Fid=15_M10.nrrd</text:p>
          </table:table-cell>
          <table:table-cell table:style-name="ce18" table:formula="of:=[$'Set #4'.I51]" office:value-type="float" office:value="1.25" calcext:value-type="float">
            <text:p>1,250</text:p>
          </table:table-cell>
          <table:table-cell office:value-type="float" office:value="24.5197740112994" calcext:value-type="float">
            <text:p>24,5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6__Fid=13_M01.nrrd</text:p>
          </table:table-cell>
          <table:table-cell table:style-name="ce18" table:formula="of:=[$'Set #4'.I52]" office:value-type="float" office:value="5.75" calcext:value-type="float">
            <text:p>5,750</text:p>
          </table:table-cell>
          <table:table-cell office:value-type="float" office:value="55.4263565891473" calcext:value-type="float">
            <text:p>55,4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6__Fid=13_M02.nrrd</text:p>
          </table:table-cell>
          <table:table-cell table:style-name="ce18" table:formula="of:=[$'Set #4'.I53]" office:value-type="float" office:value="10" calcext:value-type="float">
            <text:p>10,000</text:p>
          </table:table-cell>
          <table:table-cell office:value-type="float" office:value="99.3006993006993" calcext:value-type="float">
            <text:p>99,3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6__Fid=13_M03.nrrd</text:p>
          </table:table-cell>
          <table:table-cell table:style-name="ce18" table:formula="of:=[$'Set #4'.I54]" office:value-type="float" office:value="5" calcext:value-type="float">
            <text:p>5,000</text:p>
          </table:table-cell>
          <table:table-cell office:value-type="float" office:value="50.3521126760563" calcext:value-type="float">
            <text:p>50,3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6__Fid=13_M04.nrrd</text:p>
          </table:table-cell>
          <table:table-cell table:style-name="ce18" table:formula="of:=[$'Set #4'.I55]" office:value-type="float" office:value="5.75" calcext:value-type="float">
            <text:p>5,750</text:p>
          </table:table-cell>
          <table:table-cell office:value-type="float" office:value="50.8896797153025" calcext:value-type="float">
            <text:p>50,8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6__Fid=13_M05.nrrd</text:p>
          </table:table-cell>
          <table:table-cell table:style-name="ce18" table:formula="of:=[$'Set #4'.I56]" office:value-type="float" office:value="10" calcext:value-type="float">
            <text:p>10,000</text:p>
          </table:table-cell>
          <table:table-cell office:value-type="float" office:value="93.006993006993" calcext:value-type="float">
            <text:p>93,0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6__Fid=13_M06.nrrd</text:p>
          </table:table-cell>
          <table:table-cell table:style-name="ce18" table:formula="of:=[$'Set #4'.I57]" office:value-type="float" office:value="5.75" calcext:value-type="float">
            <text:p>5,750</text:p>
          </table:table-cell>
          <table:table-cell office:value-type="float" office:value="53.5580524344569" calcext:value-type="float">
            <text:p>53,5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6__Fid=13_M07.nrrd</text:p>
          </table:table-cell>
          <table:table-cell table:style-name="ce18" table:formula="of:=[$'Set #4'.I58]" office:value-type="float" office:value="7" calcext:value-type="float">
            <text:p>7,000</text:p>
          </table:table-cell>
          <table:table-cell office:value-type="float" office:value="46.8852459016393" calcext:value-type="float">
            <text:p>46,8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6__Fid=13_M08.nrrd</text:p>
          </table:table-cell>
          <table:table-cell table:style-name="ce18" table:formula="of:=[$'Set #4'.I59]" office:value-type="float" office:value="4" calcext:value-type="float">
            <text:p>4,000</text:p>
          </table:table-cell>
          <table:table-cell office:value-type="float" office:value="57.8947368421053" calcext:value-type="float">
            <text:p>57,8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6__Fid=13_M09.nrrd</text:p>
          </table:table-cell>
          <table:table-cell table:style-name="ce18" table:formula="of:=[$'Set #4'.I60]" office:value-type="float" office:value="4" calcext:value-type="float">
            <text:p>4,000</text:p>
          </table:table-cell>
          <table:table-cell office:value-type="float" office:value="34.1288782816229" calcext:value-type="float">
            <text:p>34,1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6__Fid=13_M10.nrrd</text:p>
          </table:table-cell>
          <table:table-cell table:style-name="ce18" table:formula="of:=[$'Set #4'.I61]" office:value-type="float" office:value="4.75" calcext:value-type="float">
            <text:p>4,750</text:p>
          </table:table-cell>
          <table:table-cell office:value-type="float" office:value="53.3582089552239" calcext:value-type="float">
            <text:p>53,3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8__Fid=9_M01.nrrd</text:p>
          </table:table-cell>
          <table:table-cell table:style-name="ce18" table:formula="of:=[$'Set #4'.I62]" office:value-type="float" office:value="2" calcext:value-type="float">
            <text:p>2,000</text:p>
          </table:table-cell>
          <table:table-cell office:value-type="float" office:value="26.693688477128" calcext:value-type="float">
            <text:p>26,6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8__Fid=9_M02.nrrd</text:p>
          </table:table-cell>
          <table:table-cell table:style-name="ce18" table:formula="of:=[$'Set #4'.I63]" office:value-type="float" office:value="1.25" calcext:value-type="float">
            <text:p>1,250</text:p>
          </table:table-cell>
          <table:table-cell office:value-type="float" office:value="19.3398957730168" calcext:value-type="float">
            <text:p>19,3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8__Fid=9_M03.nrrd</text:p>
          </table:table-cell>
          <table:table-cell table:style-name="ce18" table:formula="of:=[$'Set #4'.I64]" office:value-type="float" office:value="4" calcext:value-type="float">
            <text:p>4,000</text:p>
          </table:table-cell>
          <table:table-cell office:value-type="float" office:value="50.02895193978" calcext:value-type="float">
            <text:p>50,0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8__Fid=9_M04.nrrd</text:p>
          </table:table-cell>
          <table:table-cell table:style-name="ce18" table:formula="of:=[$'Set #4'.I65]" office:value-type="float" office:value="1" calcext:value-type="float">
            <text:p>1,000</text:p>
          </table:table-cell>
          <table:table-cell office:value-type="float" office:value="19.2240880138969" calcext:value-type="float">
            <text:p>19,2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8__Fid=9_M05.nrrd</text:p>
          </table:table-cell>
          <table:table-cell table:style-name="ce18" table:formula="of:=[$'Set #4'.I66]" office:value-type="float" office:value="1" calcext:value-type="float">
            <text:p>1,000</text:p>
          </table:table-cell>
          <table:table-cell office:value-type="float" office:value="32.541980312681" calcext:value-type="float">
            <text:p>32,5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8__Fid=9_M06.nrrd</text:p>
          </table:table-cell>
          <table:table-cell table:style-name="ce18" table:formula="of:=[$'Set #4'.I67]" office:value-type="float" office:value="1.75" calcext:value-type="float">
            <text:p>1,750</text:p>
          </table:table-cell>
          <table:table-cell office:value-type="float" office:value="45.3387376954256" calcext:value-type="float">
            <text:p>45,3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8__Fid=9_M07.nrrd</text:p>
          </table:table-cell>
          <table:table-cell table:style-name="ce18" table:formula="of:=[$'Set #4'.I68]" office:value-type="float" office:value="2.5" calcext:value-type="float">
            <text:p>2,500</text:p>
          </table:table-cell>
          <table:table-cell office:value-type="float" office:value="31.7892298784019" calcext:value-type="float">
            <text:p>31,7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8__Fid=9_M08.nrrd</text:p>
          </table:table-cell>
          <table:table-cell table:style-name="ce18" table:formula="of:=[$'Set #4'.I69]" office:value-type="float" office:value="5" calcext:value-type="float">
            <text:p>5,000</text:p>
          </table:table-cell>
          <table:table-cell office:value-type="float" office:value="59.1198610306891" calcext:value-type="float">
            <text:p>59,1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8__Fid=9_M09.nrrd</text:p>
          </table:table-cell>
          <table:table-cell table:style-name="ce18" table:formula="of:=[$'Set #4'.I70]" office:value-type="float" office:value="7.75" calcext:value-type="float">
            <text:p>7,750</text:p>
          </table:table-cell>
          <table:table-cell office:value-type="float" office:value="63.6363636363636" calcext:value-type="float">
            <text:p>63,6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8__Fid=9_M10.nrrd</text:p>
          </table:table-cell>
          <table:table-cell table:style-name="ce18" table:formula="of:=[$'Set #4'.I71]" office:value-type="float" office:value="6.5" calcext:value-type="float">
            <text:p>6,500</text:p>
          </table:table-cell>
          <table:table-cell office:value-type="float" office:value="66.9947886508396" calcext:value-type="float">
            <text:p>66,9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9__Fid=11_M01.nrrd</text:p>
          </table:table-cell>
          <table:table-cell table:style-name="ce18" table:formula="of:=[$'Set #4'.I72]" office:value-type="float" office:value="8.25" calcext:value-type="float">
            <text:p>8,250</text:p>
          </table:table-cell>
          <table:table-cell office:value-type="float" office:value="77.160030052592" calcext:value-type="float">
            <text:p>77,1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9__Fid=11_M02.nrrd</text:p>
          </table:table-cell>
          <table:table-cell table:style-name="ce18" table:formula="of:=[$'Set #4'.I73]" office:value-type="float" office:value="5.5" calcext:value-type="float">
            <text:p>5,500</text:p>
          </table:table-cell>
          <table:table-cell office:value-type="float" office:value="75.2817430503381" calcext:value-type="float">
            <text:p>75,2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9__Fid=11_M03.nrrd</text:p>
          </table:table-cell>
          <table:table-cell table:style-name="ce18" table:formula="of:=[$'Set #4'.I74]" office:value-type="float" office:value="4.5" calcext:value-type="float">
            <text:p>4,500</text:p>
          </table:table-cell>
          <table:table-cell office:value-type="float" office:value="54.6957175056349" calcext:value-type="float">
            <text:p>54,7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9__Fid=11_M04.nrrd</text:p>
          </table:table-cell>
          <table:table-cell table:style-name="ce18" table:formula="of:=[$'Set #4'.I75]" office:value-type="float" office:value="3.75" calcext:value-type="float">
            <text:p>3,750</text:p>
          </table:table-cell>
          <table:table-cell office:value-type="float" office:value="66.4162283996995" calcext:value-type="float">
            <text:p>66,4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9__Fid=11_M05.nrrd</text:p>
          </table:table-cell>
          <table:table-cell table:style-name="ce18" table:formula="of:=[$'Set #4'.I76]" office:value-type="float" office:value="4.5" calcext:value-type="float">
            <text:p>4,500</text:p>
          </table:table-cell>
          <table:table-cell office:value-type="float" office:value="48.2344102178813" calcext:value-type="float">
            <text:p>48,2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9__Fid=11_M06.nrrd</text:p>
          </table:table-cell>
          <table:table-cell table:style-name="ce18" table:formula="of:=[$'Set #4'.I77]" office:value-type="float" office:value="5.75" calcext:value-type="float">
            <text:p>5,750</text:p>
          </table:table-cell>
          <table:table-cell office:value-type="float" office:value="73.5537190082645" calcext:value-type="float">
            <text:p>73,5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9__Fid=11_M07.nrrd</text:p>
          </table:table-cell>
          <table:table-cell table:style-name="ce18" table:formula="of:=[$'Set #4'.I78]" office:value-type="float" office:value="4" calcext:value-type="float">
            <text:p>4,000</text:p>
          </table:table-cell>
          <table:table-cell office:value-type="float" office:value="43.6513899323817" calcext:value-type="float">
            <text:p>43,6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9__Fid=11_M08.nrrd</text:p>
          </table:table-cell>
          <table:table-cell table:style-name="ce18" table:formula="of:=[$'Set #4'.I79]" office:value-type="float" office:value="2" calcext:value-type="float">
            <text:p>2,000</text:p>
          </table:table-cell>
          <table:table-cell office:value-type="float" office:value="27.2727272727273" calcext:value-type="float">
            <text:p>27,2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9__Fid=11_M09.nrrd</text:p>
          </table:table-cell>
          <table:table-cell table:style-name="ce18" table:formula="of:=[$'Set #4'.I80]" office:value-type="float" office:value="4.25" calcext:value-type="float">
            <text:p>4,250</text:p>
          </table:table-cell>
          <table:table-cell office:value-type="float" office:value="53.2682193839219" calcext:value-type="float">
            <text:p>53,2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59__Fid=11_M10.nrrd</text:p>
          </table:table-cell>
          <table:table-cell table:style-name="ce18" table:formula="of:=[$'Set #4'.I81]" office:value-type="float" office:value="3.75" calcext:value-type="float">
            <text:p>3,750</text:p>
          </table:table-cell>
          <table:table-cell office:value-type="float" office:value="53.9444027047333" calcext:value-type="float">
            <text:p>53,9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2__Fid=12_M01.nrrd</text:p>
          </table:table-cell>
          <table:table-cell table:style-name="ce18" table:formula="of:=[$'Set #4'.I82]" office:value-type="float" office:value="2.25" calcext:value-type="float">
            <text:p>2,250</text:p>
          </table:table-cell>
          <table:table-cell office:value-type="float" office:value="53.8977367979883" calcext:value-type="float">
            <text:p>53,9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2__Fid=12_M02.nrrd</text:p>
          </table:table-cell>
          <table:table-cell table:style-name="ce18" table:formula="of:=[$'Set #4'.I83]" office:value-type="float" office:value="3" calcext:value-type="float">
            <text:p>3,000</text:p>
          </table:table-cell>
          <table:table-cell office:value-type="float" office:value="42.7493713327745" calcext:value-type="float">
            <text:p>42,7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2__Fid=12_M03.nrrd</text:p>
          </table:table-cell>
          <table:table-cell table:style-name="ce18" table:formula="of:=[$'Set #4'.I84]" office:value-type="float" office:value="2.5" calcext:value-type="float">
            <text:p>2,500</text:p>
          </table:table-cell>
          <table:table-cell office:value-type="float" office:value="28.918692372171" calcext:value-type="float">
            <text:p>28,9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2__Fid=12_M04.nrrd</text:p>
          </table:table-cell>
          <table:table-cell table:style-name="ce18" table:formula="of:=[$'Set #4'.I85]" office:value-type="float" office:value="4.75" calcext:value-type="float">
            <text:p>4,750</text:p>
          </table:table-cell>
          <table:table-cell office:value-type="float" office:value="65.046102263202" calcext:value-type="float">
            <text:p>65,0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2__Fid=12_M05.nrrd</text:p>
          </table:table-cell>
          <table:table-cell table:style-name="ce18" table:formula="of:=[$'Set #4'.I86]" office:value-type="float" office:value="8.25" calcext:value-type="float">
            <text:p>8,250</text:p>
          </table:table-cell>
          <table:table-cell office:value-type="float" office:value="81.894383906119" calcext:value-type="float">
            <text:p>81,8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2__Fid=12_M06.nrrd</text:p>
          </table:table-cell>
          <table:table-cell table:style-name="ce18" table:formula="of:=[$'Set #4'.I87]" office:value-type="float" office:value="4.25" calcext:value-type="float">
            <text:p>4,250</text:p>
          </table:table-cell>
          <table:table-cell office:value-type="float" office:value="70.6621961441744" calcext:value-type="float">
            <text:p>70,6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2__Fid=12_M07.nrrd</text:p>
          </table:table-cell>
          <table:table-cell table:style-name="ce18" table:formula="of:=[$'Set #4'.I88]" office:value-type="float" office:value="3" calcext:value-type="float">
            <text:p>3,000</text:p>
          </table:table-cell>
          <table:table-cell office:value-type="float" office:value="54.7359597652976" calcext:value-type="float">
            <text:p>54,7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2__Fid=12_M08.nrrd</text:p>
          </table:table-cell>
          <table:table-cell table:style-name="ce18" table:formula="of:=[$'Set #4'.I89]" office:value-type="float" office:value="4.75" calcext:value-type="float">
            <text:p>4,750</text:p>
          </table:table-cell>
          <table:table-cell office:value-type="float" office:value="70.4107292539816" calcext:value-type="float">
            <text:p>70,4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2__Fid=12_M09.nrrd</text:p>
          </table:table-cell>
          <table:table-cell table:style-name="ce18" table:formula="of:=[$'Set #4'.I90]" office:value-type="float" office:value="8.25" calcext:value-type="float">
            <text:p>8,250</text:p>
          </table:table-cell>
          <table:table-cell office:value-type="float" office:value="78.9606035205365" calcext:value-type="float">
            <text:p>78,9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62__Fid=12_M10.nrrd</text:p>
          </table:table-cell>
          <table:table-cell table:style-name="ce18" table:formula="of:=[$'Set #4'.I91]" office:value-type="float" office:value="2" calcext:value-type="float">
            <text:p>2,000</text:p>
          </table:table-cell>
          <table:table-cell office:value-type="float" office:value="49.5389773679799" calcext:value-type="float">
            <text:p>49,5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6__Fid=3_M01.nrrd</text:p>
          </table:table-cell>
          <table:table-cell table:style-name="ce18" table:formula="of:=[$'Set #4'.I92]" office:value-type="float" office:value="8.75" calcext:value-type="float">
            <text:p>8,750</text:p>
          </table:table-cell>
          <table:table-cell office:value-type="float" office:value="83.0290010741139" calcext:value-type="float">
            <text:p>83,0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6__Fid=3_M02.nrrd</text:p>
          </table:table-cell>
          <table:table-cell table:style-name="ce18" table:formula="of:=[$'Set #4'.I93]" office:value-type="float" office:value="5.5" calcext:value-type="float">
            <text:p>5,500</text:p>
          </table:table-cell>
          <table:table-cell office:value-type="float" office:value="56.4983888292159" calcext:value-type="float">
            <text:p>56,5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6__Fid=3_M03.nrrd</text:p>
          </table:table-cell>
          <table:table-cell table:style-name="ce18" table:formula="of:=[$'Set #4'.I94]" office:value-type="float" office:value="7.5" calcext:value-type="float">
            <text:p>7,500</text:p>
          </table:table-cell>
          <table:table-cell office:value-type="float" office:value="63.9097744360902" calcext:value-type="float">
            <text:p>63,9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6__Fid=3_M04.nrrd</text:p>
          </table:table-cell>
          <table:table-cell table:style-name="ce18" table:formula="of:=[$'Set #4'.I95]" office:value-type="float" office:value="8.75" calcext:value-type="float">
            <text:p>8,750</text:p>
          </table:table-cell>
          <table:table-cell office:value-type="float" office:value="72.9323308270677" calcext:value-type="float">
            <text:p>72,9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6__Fid=3_M05.nrrd</text:p>
          </table:table-cell>
          <table:table-cell table:style-name="ce18" table:formula="of:=[$'Set #4'.I96]" office:value-type="float" office:value="1.5" calcext:value-type="float">
            <text:p>1,500</text:p>
          </table:table-cell>
          <table:table-cell office:value-type="float" office:value="27.6047261009667" calcext:value-type="float">
            <text:p>27,6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6__Fid=3_M06.nrrd</text:p>
          </table:table-cell>
          <table:table-cell table:style-name="ce18" table:formula="of:=[$'Set #4'.I97]" office:value-type="float" office:value="8.25" calcext:value-type="float">
            <text:p>8,250</text:p>
          </table:table-cell>
          <table:table-cell office:value-type="float" office:value="64.983888292159" calcext:value-type="float">
            <text:p>64,9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6__Fid=3_M07.nrrd</text:p>
          </table:table-cell>
          <table:table-cell table:style-name="ce18" table:formula="of:=[$'Set #4'.I98]" office:value-type="float" office:value="1.5" calcext:value-type="float">
            <text:p>1,500</text:p>
          </table:table-cell>
          <table:table-cell office:value-type="float" office:value="28.0343716433942" calcext:value-type="float">
            <text:p>28,0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6__Fid=3_M08.nrrd</text:p>
          </table:table-cell>
          <table:table-cell table:style-name="ce18" table:formula="of:=[$'Set #4'.I99]" office:value-type="float" office:value="3.75" calcext:value-type="float">
            <text:p>3,750</text:p>
          </table:table-cell>
          <table:table-cell office:value-type="float" office:value="49.9462943071966" calcext:value-type="float">
            <text:p>49,9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6__Fid=3_M09.nrrd</text:p>
          </table:table-cell>
          <table:table-cell table:style-name="ce18" table:formula="of:=[$'Set #4'.I100]" office:value-type="float" office:value="6.75" calcext:value-type="float">
            <text:p>6,750</text:p>
          </table:table-cell>
          <table:table-cell office:value-type="float" office:value="61.7615467239527" calcext:value-type="float">
            <text:p>61,7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6__Fid=3_M10.nrrd</text:p>
          </table:table-cell>
          <table:table-cell table:style-name="ce18" table:formula="of:=[$'Set #4'.I101]" office:value-type="float" office:value="6" calcext:value-type="float">
            <text:p>6,000</text:p>
          </table:table-cell>
          <table:table-cell office:value-type="float" office:value="59.828141783029" calcext:value-type="float">
            <text:p>59,8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8__Fid=4_M01.nrrd</text:p>
          </table:table-cell>
          <table:table-cell table:style-name="ce18" table:formula="of:=[$'Set #4'.I102]" office:value-type="float" office:value="5.5" calcext:value-type="float">
            <text:p>5,500</text:p>
          </table:table-cell>
          <table:table-cell office:value-type="float" office:value="80" calcext:value-type="float">
            <text:p>80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8__Fid=4_M02.nrrd</text:p>
          </table:table-cell>
          <table:table-cell table:style-name="ce18" table:formula="of:=[$'Set #4'.I103]" office:value-type="float" office:value="3.25" calcext:value-type="float">
            <text:p>3,250</text:p>
          </table:table-cell>
          <table:table-cell office:value-type="float" office:value="54.7107438016529" calcext:value-type="float">
            <text:p>54,7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8__Fid=4_M03.nrrd</text:p>
          </table:table-cell>
          <table:table-cell table:style-name="ce18" table:formula="of:=[$'Set #4'.I104]" office:value-type="float" office:value="4.25" calcext:value-type="float">
            <text:p>4,250</text:p>
          </table:table-cell>
          <table:table-cell office:value-type="float" office:value="40" calcext:value-type="float">
            <text:p>40,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8__Fid=4_M04.nrrd</text:p>
          </table:table-cell>
          <table:table-cell table:style-name="ce18" table:formula="of:=[$'Set #4'.I105]" office:value-type="float" office:value="1" calcext:value-type="float">
            <text:p>1,000</text:p>
          </table:table-cell>
          <table:table-cell office:value-type="float" office:value="16.6942148760331" calcext:value-type="float">
            <text:p>16,6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8__Fid=4_M05.nrrd</text:p>
          </table:table-cell>
          <table:table-cell table:style-name="ce18" table:formula="of:=[$'Set #4'.I106]" office:value-type="float" office:value="7.75" calcext:value-type="float">
            <text:p>7,750</text:p>
          </table:table-cell>
          <table:table-cell office:value-type="float" office:value="70.3305785123967" calcext:value-type="float">
            <text:p>70,3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8__Fid=4_M06.nrrd</text:p>
          </table:table-cell>
          <table:table-cell table:style-name="ce18" table:formula="of:=[$'Set #4'.I107]" office:value-type="float" office:value="8.5" calcext:value-type="float">
            <text:p>8,500</text:p>
          </table:table-cell>
          <table:table-cell office:value-type="float" office:value="91.5702479338843" calcext:value-type="float">
            <text:p>91,5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8__Fid=4_M07.nrrd</text:p>
          </table:table-cell>
          <table:table-cell table:style-name="ce18" table:formula="of:=[$'Set #4'.I108]" office:value-type="float" office:value="3.25" calcext:value-type="float">
            <text:p>3,250</text:p>
          </table:table-cell>
          <table:table-cell office:value-type="float" office:value="42.0661157024793" calcext:value-type="float">
            <text:p>42,0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8__Fid=4_M08.nrrd</text:p>
          </table:table-cell>
          <table:table-cell table:style-name="ce18" table:formula="of:=[$'Set #4'.I109]" office:value-type="float" office:value="8.25" calcext:value-type="float">
            <text:p>8,250</text:p>
          </table:table-cell>
          <table:table-cell office:value-type="float" office:value="87.1900826446281" calcext:value-type="float">
            <text:p>87,1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8__Fid=4_M09.nrrd</text:p>
          </table:table-cell>
          <table:table-cell table:style-name="ce18" table:formula="of:=[$'Set #4'.I110]" office:value-type="float" office:value="3.5" calcext:value-type="float">
            <text:p>3,500</text:p>
          </table:table-cell>
          <table:table-cell office:value-type="float" office:value="47.3553719008265" calcext:value-type="float">
            <text:p>47,3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28__Fid=4_M10.nrrd</text:p>
          </table:table-cell>
          <table:table-cell table:style-name="ce18" table:formula="of:=[$'Set #4'.I111]" office:value-type="float" office:value="2" calcext:value-type="float">
            <text:p>2,000</text:p>
          </table:table-cell>
          <table:table-cell office:value-type="float" office:value="54.297520661157" calcext:value-type="float">
            <text:p>54,3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7__Fid=5_M01.nrrd</text:p>
          </table:table-cell>
          <table:table-cell table:style-name="ce18" table:formula="of:=[$'Set #4'.I112]" office:value-type="float" office:value="2.5" calcext:value-type="float">
            <text:p>2,500</text:p>
          </table:table-cell>
          <table:table-cell office:value-type="float" office:value="25.039957378796" calcext:value-type="float">
            <text:p>25,0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7__Fid=5_M02.nrrd</text:p>
          </table:table-cell>
          <table:table-cell table:style-name="ce18" table:formula="of:=[$'Set #4'.I113]" office:value-type="float" office:value="1.5" calcext:value-type="float">
            <text:p>1,500</text:p>
          </table:table-cell>
          <table:table-cell office:value-type="float" office:value="19.4992008524241" calcext:value-type="float">
            <text:p>19,5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7__Fid=5_M03.nrrd</text:p>
          </table:table-cell>
          <table:table-cell table:style-name="ce18" table:formula="of:=[$'Set #4'.I114]" office:value-type="float" office:value="3.75" calcext:value-type="float">
            <text:p>3,750</text:p>
          </table:table-cell>
          <table:table-cell office:value-type="float" office:value="44.0063931806074" calcext:value-type="float">
            <text:p>44,0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7__Fid=5_M04.nrrd</text:p>
          </table:table-cell>
          <table:table-cell table:style-name="ce18" table:formula="of:=[$'Set #4'.I115]" office:value-type="float" office:value="1.25" calcext:value-type="float">
            <text:p>1,250</text:p>
          </table:table-cell>
          <table:table-cell office:value-type="float" office:value="17.8476291955248" calcext:value-type="float">
            <text:p>17,8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7__Fid=5_M05.nrrd</text:p>
          </table:table-cell>
          <table:table-cell table:style-name="ce18" table:formula="of:=[$'Set #4'.I116]" office:value-type="float" office:value="1" calcext:value-type="float">
            <text:p>1,000</text:p>
          </table:table-cell>
          <table:table-cell office:value-type="float" office:value="22.5892381459776" calcext:value-type="float">
            <text:p>22,5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7__Fid=5_M06.nrrd</text:p>
          </table:table-cell>
          <table:table-cell table:style-name="ce18" table:formula="of:=[$'Set #4'.I117]" office:value-type="float" office:value="5.75" calcext:value-type="float">
            <text:p>5,750</text:p>
          </table:table-cell>
          <table:table-cell office:value-type="float" office:value="71.0708577517315" calcext:value-type="float">
            <text:p>71,0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7__Fid=5_M07.nrrd</text:p>
          </table:table-cell>
          <table:table-cell table:style-name="ce18" table:formula="of:=[$'Set #4'.I118]" office:value-type="float" office:value="8.5" calcext:value-type="float">
            <text:p>8,500</text:p>
          </table:table-cell>
          <table:table-cell office:value-type="float" office:value="79.7549280767182" calcext:value-type="float">
            <text:p>79,7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7__Fid=5_M08.nrrd</text:p>
          </table:table-cell>
          <table:table-cell table:style-name="ce18" table:formula="of:=[$'Set #4'.I119]" office:value-type="float" office:value="8" calcext:value-type="float">
            <text:p>8,000</text:p>
          </table:table-cell>
          <table:table-cell office:value-type="float" office:value="80.5540756526372" calcext:value-type="float">
            <text:p>80,5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7__Fid=5_M09.nrrd</text:p>
          </table:table-cell>
          <table:table-cell table:style-name="ce18" table:formula="of:=[$'Set #4'.I120]" office:value-type="float" office:value="5.25" calcext:value-type="float">
            <text:p>5,250</text:p>
          </table:table-cell>
          <table:table-cell office:value-type="float" office:value="47.8423015450187" calcext:value-type="float">
            <text:p>47,8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37__Fid=5_M10.nrrd</text:p>
          </table:table-cell>
          <table:table-cell table:style-name="ce18" table:formula="of:=[$'Set #4'.I121]" office:value-type="float" office:value="6" calcext:value-type="float">
            <text:p>6,000</text:p>
          </table:table-cell>
          <table:table-cell office:value-type="float" office:value="52.9035695258391" calcext:value-type="float">
            <text:p>52,9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53__Fid=6_M01.nrrd</text:p>
          </table:table-cell>
          <table:table-cell table:style-name="ce18" table:formula="of:=[$'Set #4'.I122]" office:value-type="float" office:value="7.5" calcext:value-type="float">
            <text:p>7,500</text:p>
          </table:table-cell>
          <table:table-cell office:value-type="float" office:value="81.586402266289" calcext:value-type="float">
            <text:p>81,5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53__Fid=6_M02.nrrd</text:p>
          </table:table-cell>
          <table:table-cell table:style-name="ce18" table:formula="of:=[$'Set #4'.I123]" office:value-type="float" office:value="4.5" calcext:value-type="float">
            <text:p>4,500</text:p>
          </table:table-cell>
          <table:table-cell office:value-type="float" office:value="44.1359773371105" calcext:value-type="float">
            <text:p>44,1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53__Fid=6_M03.nrrd</text:p>
          </table:table-cell>
          <table:table-cell table:style-name="ce18" table:formula="of:=[$'Set #4'.I124]" office:value-type="float" office:value="7.5" calcext:value-type="float">
            <text:p>7,500</text:p>
          </table:table-cell>
          <table:table-cell office:value-type="float" office:value="72.6912181303116" calcext:value-type="float">
            <text:p>72,6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53__Fid=6_M04.nrrd</text:p>
          </table:table-cell>
          <table:table-cell table:style-name="ce18" table:formula="of:=[$'Set #4'.I125]" office:value-type="float" office:value="6.5" calcext:value-type="float">
            <text:p>6,500</text:p>
          </table:table-cell>
          <table:table-cell office:value-type="float" office:value="62.0396600566572" calcext:value-type="float">
            <text:p>62,0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53__Fid=6_M05.nrrd</text:p>
          </table:table-cell>
          <table:table-cell table:style-name="ce18" table:formula="of:=[$'Set #4'.I126]" office:value-type="float" office:value="3.75" calcext:value-type="float">
            <text:p>3,750</text:p>
          </table:table-cell>
          <table:table-cell office:value-type="float" office:value="52.1246458923513" calcext:value-type="float">
            <text:p>52,1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53__Fid=6_M06.nrrd</text:p>
          </table:table-cell>
          <table:table-cell table:style-name="ce18" table:formula="of:=[$'Set #4'.I127]" office:value-type="float" office:value="7.75" calcext:value-type="float">
            <text:p>7,750</text:p>
          </table:table-cell>
          <table:table-cell office:value-type="float" office:value="83.7393767705382" calcext:value-type="float">
            <text:p>83,7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53__Fid=6_M07.nrrd</text:p>
          </table:table-cell>
          <table:table-cell table:style-name="ce18" table:formula="of:=[$'Set #4'.I128]" office:value-type="float" office:value="1.5" calcext:value-type="float">
            <text:p>1,500</text:p>
          </table:table-cell>
          <table:table-cell office:value-type="float" office:value="32.7478753541077" calcext:value-type="float">
            <text:p>32,7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53__Fid=6_M08.nrrd</text:p>
          </table:table-cell>
          <table:table-cell table:style-name="ce18" table:formula="of:=[$'Set #4'.I129]" office:value-type="float" office:value="6.25" calcext:value-type="float">
            <text:p>6,250</text:p>
          </table:table-cell>
          <table:table-cell office:value-type="float" office:value="82.2096317280453" calcext:value-type="float">
            <text:p>82,2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53__Fid=6_M09.nrrd</text:p>
          </table:table-cell>
          <table:table-cell table:style-name="ce18" table:formula="of:=[$'Set #4'.I130]" office:value-type="float" office:value="6.75" calcext:value-type="float">
            <text:p>6,750</text:p>
          </table:table-cell>
          <table:table-cell office:value-type="float" office:value="78.0736543909349" calcext:value-type="float">
            <text:p>78,0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53__Fid=6_M10.nrrd</text:p>
          </table:table-cell>
          <table:table-cell table:style-name="ce18" table:formula="of:=[$'Set #4'.I131]" office:value-type="float" office:value="4" calcext:value-type="float">
            <text:p>4,000</text:p>
          </table:table-cell>
          <table:table-cell office:value-type="float" office:value="78.1303116147309" calcext:value-type="float">
            <text:p>78,1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74__Fid=7_M01.nrrd</text:p>
          </table:table-cell>
          <table:table-cell table:style-name="ce18" table:formula="of:=[$'Set #4'.I132]" office:value-type="float" office:value="6.75" calcext:value-type="float">
            <text:p>6,750</text:p>
          </table:table-cell>
          <table:table-cell office:value-type="float" office:value="83.7687604224569" calcext:value-type="float">
            <text:p>83,7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74__Fid=7_M02.nrrd</text:p>
          </table:table-cell>
          <table:table-cell table:style-name="ce18" table:formula="of:=[$'Set #4'.I133]" office:value-type="float" office:value="7.5" calcext:value-type="float">
            <text:p>7,500</text:p>
          </table:table-cell>
          <table:table-cell office:value-type="float" office:value="75.0972762645914" calcext:value-type="float">
            <text:p>75,1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74__Fid=7_M03.nrrd</text:p>
          </table:table-cell>
          <table:table-cell table:style-name="ce18" table:formula="of:=[$'Set #4'.I134]" office:value-type="float" office:value="8.5" calcext:value-type="float">
            <text:p>8,500</text:p>
          </table:table-cell>
          <table:table-cell office:value-type="float" office:value="84.5469705391884" calcext:value-type="float">
            <text:p>84,5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74__Fid=7_M04.nrrd</text:p>
          </table:table-cell>
          <table:table-cell table:style-name="ce18" table:formula="of:=[$'Set #4'.I135]" office:value-type="float" office:value="8.25" calcext:value-type="float">
            <text:p>8,250</text:p>
          </table:table-cell>
          <table:table-cell office:value-type="float" office:value="77.3763201778766" calcext:value-type="float">
            <text:p>77,3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74__Fid=7_M05.nrrd</text:p>
          </table:table-cell>
          <table:table-cell table:style-name="ce18" table:formula="of:=[$'Set #4'.I136]" office:value-type="float" office:value="8.5" calcext:value-type="float">
            <text:p>8,500</text:p>
          </table:table-cell>
          <table:table-cell office:value-type="float" office:value="91.4952751528627" calcext:value-type="float">
            <text:p>91,5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74__Fid=7_M06.nrrd</text:p>
          </table:table-cell>
          <table:table-cell table:style-name="ce18" table:formula="of:=[$'Set #4'.I137]" office:value-type="float" office:value="8" calcext:value-type="float">
            <text:p>8,000</text:p>
          </table:table-cell>
          <table:table-cell office:value-type="float" office:value="81.378543635353" calcext:value-type="float">
            <text:p>81,3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74__Fid=7_M07.nrrd</text:p>
          </table:table-cell>
          <table:table-cell table:style-name="ce18" table:formula="of:=[$'Set #4'.I138]" office:value-type="float" office:value="6.5" calcext:value-type="float">
            <text:p>6,500</text:p>
          </table:table-cell>
          <table:table-cell office:value-type="float" office:value="73.5964424680378" calcext:value-type="float">
            <text:p>73,6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74__Fid=7_M08.nrrd</text:p>
          </table:table-cell>
          <table:table-cell table:style-name="ce18" table:formula="of:=[$'Set #4'.I139]" office:value-type="float" office:value="8.5" calcext:value-type="float">
            <text:p>8,500</text:p>
          </table:table-cell>
          <table:table-cell office:value-type="float" office:value="87.9377431906615" calcext:value-type="float">
            <text:p>87,9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74__Fid=7_M09.nrrd</text:p>
          </table:table-cell>
          <table:table-cell table:style-name="ce18" table:formula="of:=[$'Set #4'.I140]" office:value-type="float" office:value="7.25" calcext:value-type="float">
            <text:p>7,250</text:p>
          </table:table-cell>
          <table:table-cell office:value-type="float" office:value="78.2101167315175" calcext:value-type="float">
            <text:p>78,2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74__Fid=7_M10.nrrd</text:p>
          </table:table-cell>
          <table:table-cell table:style-name="ce18" table:formula="of:=[$'Set #4'.I141]" office:value-type="float" office:value="7.25" calcext:value-type="float">
            <text:p>7,250</text:p>
          </table:table-cell>
          <table:table-cell office:value-type="float" office:value="77.3207337409672" calcext:value-type="float">
            <text:p>77,3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81__Fid=8_M01.nrrd</text:p>
          </table:table-cell>
          <table:table-cell table:style-name="ce18" table:formula="of:=[$'Set #4'.I142]" office:value-type="float" office:value="4.75" calcext:value-type="float">
            <text:p>4,750</text:p>
          </table:table-cell>
          <table:table-cell office:value-type="float" office:value="57.4148874783612" calcext:value-type="float">
            <text:p>57,4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81__Fid=8_M02.nrrd</text:p>
          </table:table-cell>
          <table:table-cell table:style-name="ce18" table:formula="of:=[$'Set #4'.I143]" office:value-type="float" office:value="5.5" calcext:value-type="float">
            <text:p>5,500</text:p>
          </table:table-cell>
          <table:table-cell office:value-type="float" office:value="60.6462781304097" calcext:value-type="float">
            <text:p>60,6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81__Fid=8_M03.nrrd</text:p>
          </table:table-cell>
          <table:table-cell table:style-name="ce18" table:formula="of:=[$'Set #4'.I144]" office:value-type="float" office:value="5.75" calcext:value-type="float">
            <text:p>5,750</text:p>
          </table:table-cell>
          <table:table-cell office:value-type="float" office:value="53.4333525678015" calcext:value-type="float">
            <text:p>53,4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81__Fid=8_M04.nrrd</text:p>
          </table:table-cell>
          <table:table-cell table:style-name="ce18" table:formula="of:=[$'Set #4'.I145]" office:value-type="float" office:value="6.5" calcext:value-type="float">
            <text:p>6,500</text:p>
          </table:table-cell>
          <table:table-cell office:value-type="float" office:value="54.1257934218119" calcext:value-type="float">
            <text:p>54,1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81__Fid=8_M05.nrrd</text:p>
          </table:table-cell>
          <table:table-cell table:style-name="ce18" table:formula="of:=[$'Set #4'.I146]" office:value-type="float" office:value="5.25" calcext:value-type="float">
            <text:p>5,250</text:p>
          </table:table-cell>
          <table:table-cell office:value-type="float" office:value="69.7634160415465" calcext:value-type="float">
            <text:p>69,7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81__Fid=8_M06.nrrd</text:p>
          </table:table-cell>
          <table:table-cell table:style-name="ce18" table:formula="of:=[$'Set #4'.I147]" office:value-type="float" office:value="7.25" calcext:value-type="float">
            <text:p>7,250</text:p>
          </table:table-cell>
          <table:table-cell office:value-type="float" office:value="73.6872475476053" calcext:value-type="float">
            <text:p>73,69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81__Fid=8_M07.nrrd</text:p>
          </table:table-cell>
          <table:table-cell table:style-name="ce18" table:formula="of:=[$'Set #4'.I148]" office:value-type="float" office:value="5.25" calcext:value-type="float">
            <text:p>5,250</text:p>
          </table:table-cell>
          <table:table-cell office:value-type="float" office:value="53.1448355452972" calcext:value-type="float">
            <text:p>53,1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81__Fid=8_M08.nrrd</text:p>
          </table:table-cell>
          <table:table-cell table:style-name="ce18" table:formula="of:=[$'Set #4'.I149]" office:value-type="float" office:value="6.5" calcext:value-type="float">
            <text:p>6,500</text:p>
          </table:table-cell>
          <table:table-cell office:value-type="float" office:value="64.3392960184651" calcext:value-type="float">
            <text:p>64,3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81__Fid=8_M09.nrrd</text:p>
          </table:table-cell>
          <table:table-cell table:style-name="ce18" table:formula="of:=[$'Set #4'.I150]" office:value-type="float" office:value="2.75" calcext:value-type="float">
            <text:p>2,750</text:p>
          </table:table-cell>
          <table:table-cell office:value-type="float" office:value="47.7207155222158" calcext:value-type="float">
            <text:p>47,7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81__Fid=8_M10.nrrd</text:p>
          </table:table-cell>
          <table:table-cell table:style-name="ce18" table:formula="of:=[$'Set #4'.I151]" office:value-type="float" office:value="4.75" calcext:value-type="float">
            <text:p>4,750</text:p>
          </table:table-cell>
          <table:table-cell office:value-type="float" office:value="66.532025389498" calcext:value-type="float">
            <text:p>66,53</text:p>
          </table:table-cell>
          <table:table-cell table:number-columns-repeated="4"/>
        </table:table-row>
        <table:table-row table:style-name="ro1" table:number-rows-repeated="10479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rresp_imag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ce13"/>
        <table:table-row table:style-name="ro1">
          <table:table-cell table:style-name="ce23" office:value-type="string" calcext:value-type="string" table:number-columns-spanned="1" table:number-rows-spanned="164">
            <text:p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Test #1 <text:s text:c="2"/>-- <text:s text:c="2"/>Test #1 <text:s text:c="2"/>-- <text:s text:c="2"/>Test #1 <text:s text:c="2"/>-- <text:s text:c="2"/>Test <text:s text:c="3"/>-- <text:s text:c="2"/>Test #1 <text:s text:c="2"/>-- <text:s text:c="2"/>Test #1 <text:s text:c="2"/>-- <text:s text:c="2"/>Test <text:s text:c="2"/>-- <text:s text:c="2"/>Test #1 <text:s text:c="2"/>-- <text:s text:c="2"/>Test #1 <text:s text:c="2"/>-- <text:s text:c="2"/>Test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</text:p>
          </table:table-cell>
          <table:table-cell office:value-type="string" calcext:value-type="string">
            <text:p>100__ArtAmpl=344.94_mu=77.54_Sigma=18.39_SigSt=4.0_Bif=81_Spl=1_Fid=8_ED_BinModel__Stack.nrrd</text:p>
          </table:table-cell>
          <table:table-cell office:value-type="string" calcext:value-type="string">
            <text:p>100__Fid=8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56.13_mu=69.34_Sigma=18.83_SigSt=4.0_Bif=81_Spl=1_Fid=8_ED_BinModel__Stack.nrrd</text:p>
          </table:table-cell>
          <table:table-cell office:value-type="string" calcext:value-type="string">
            <text:p>100__Fid=8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65.59_mu=72.59_Sigma=23.25_SigSt=4.0_Bif=81_Spl=1_Fid=8_ED_BinModel__Stack.nrrd</text:p>
          </table:table-cell>
          <table:table-cell office:value-type="string" calcext:value-type="string">
            <text:p>100__Fid=8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68.01_mu=72.91_Sigma=17.24_SigSt=4.0_Bif=81_Spl=1_Fid=8_ED_BinModel__Stack.nrrd</text:p>
          </table:table-cell>
          <table:table-cell office:value-type="string" calcext:value-type="string">
            <text:p>100__Fid=8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3.13_mu=68.74_Sigma=21.1_SigSt=4.0_Bif=81_Spl=1_Fid=8_ED_BinModel__Stack.nrrd</text:p>
          </table:table-cell>
          <table:table-cell office:value-type="string" calcext:value-type="string">
            <text:p>100__Fid=8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3.26_mu=79.54_Sigma=20.16_SigSt=4.0_Bif=81_Spl=1_Fid=8_ED_BinModel__Stack.nrrd</text:p>
          </table:table-cell>
          <table:table-cell office:value-type="string" calcext:value-type="string">
            <text:p>100__Fid=8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6.12_mu=73.06_Sigma=22.26_SigSt=4.0_Bif=81_Spl=1_Fid=8_ED_BinModel__Stack.nrrd</text:p>
          </table:table-cell>
          <table:table-cell office:value-type="string" calcext:value-type="string">
            <text:p>100__Fid=8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6.61_mu=73.52_Sigma=16.85_SigSt=4.0_Bif=81_Spl=1_Fid=8_ED_BinModel__Stack.nrrd</text:p>
          </table:table-cell>
          <table:table-cell office:value-type="string" calcext:value-type="string">
            <text:p>100__Fid=8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7.7_mu=74.01_Sigma=16.85_SigSt=4.0_Bif=81_Spl=1_Fid=8_ED_BinModel__Stack.nrrd</text:p>
          </table:table-cell>
          <table:table-cell office:value-type="string" calcext:value-type="string">
            <text:p>100__Fid=8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8.61_mu=71.44_Sigma=16.49_SigSt=4.0_Bif=81_Spl=1_Fid=8_ED_BinModel__Stack.nrrd</text:p>
          </table:table-cell>
          <table:table-cell office:value-type="string" calcext:value-type="string">
            <text:p>100__Fid=8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37_mu=115.36_Sigma=48.85_SigSt=4.0_Bif=58_Spl=1_Fid=9_ED_BinModel__Stack.nrrd</text:p>
          </table:table-cell>
          <table:table-cell office:value-type="string" calcext:value-type="string">
            <text:p>112__Fid=9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45_mu=106.96_Sigma=54.78_SigSt=4.0_Bif=58_Spl=1_Fid=9_ED_BinModel__Stack.nrrd</text:p>
          </table:table-cell>
          <table:table-cell office:value-type="string" calcext:value-type="string">
            <text:p>112__Fid=9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55_mu=102.12_Sigma=59.65_SigSt=4.0_Bif=58_Spl=1_Fid=9_ED_BinModel__Stack.nrrd</text:p>
          </table:table-cell>
          <table:table-cell office:value-type="string" calcext:value-type="string">
            <text:p>112__Fid=9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58_mu=107.37_Sigma=58.53_SigSt=4.0_Bif=58_Spl=1_Fid=9_ED_BinModel__Stack.nrrd</text:p>
          </table:table-cell>
          <table:table-cell office:value-type="string" calcext:value-type="string">
            <text:p>112__Fid=9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61_mu=93.27_Sigma=52.27_SigSt=4.0_Bif=58_Spl=1_Fid=9_ED_BinModel__Stack.nrrd</text:p>
          </table:table-cell>
          <table:table-cell office:value-type="string" calcext:value-type="string">
            <text:p>112__Fid=9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61_mu=96.76_Sigma=57.11_SigSt=4.0_Bif=58_Spl=1_Fid=9_ED_BinModel__Stack.nrrd</text:p>
          </table:table-cell>
          <table:table-cell office:value-type="string" calcext:value-type="string">
            <text:p>112__Fid=9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6_mu=100.98_Sigma=50.29_SigSt=4.0_Bif=58_Spl=1_Fid=9_ED_BinModel__Stack.nrrd</text:p>
          </table:table-cell>
          <table:table-cell office:value-type="string" calcext:value-type="string">
            <text:p>112__Fid=9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6_mu=97.75_Sigma=56.66_SigSt=4.0_Bif=58_Spl=1_Fid=9_ED_BinModel__Stack.nrrd</text:p>
          </table:table-cell>
          <table:table-cell office:value-type="string" calcext:value-type="string">
            <text:p>112__Fid=9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71_mu=98.44_Sigma=50.02_SigSt=4.0_Bif=58_Spl=1_Fid=9_ED_BinModel__Stack.nrrd</text:p>
          </table:table-cell>
          <table:table-cell office:value-type="string" calcext:value-type="string">
            <text:p>112__Fid=9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72_mu=98.2_Sigma=53.31_SigSt=4.0_Bif=58_Spl=1_Fid=9_ED_BinModel__Stack.nrrd</text:p>
          </table:table-cell>
          <table:table-cell office:value-type="string" calcext:value-type="string">
            <text:p>112__Fid=9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62_mu=84.57_Sigma=39.07_SigSt=4.0_Bif=32_Spl=1_Fid=10_ED_BinModel__Stack.nrrd</text:p>
          </table:table-cell>
          <table:table-cell office:value-type="string" calcext:value-type="string">
            <text:p>118__Fid=10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1_mu=83.72_Sigma=40.01_SigSt=4.0_Bif=32_Spl=1_Fid=10_ED_BinModel__Stack.nrrd</text:p>
          </table:table-cell>
          <table:table-cell office:value-type="string" calcext:value-type="string">
            <text:p>118__Fid=10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2_mu=97.15_Sigma=38.14_SigSt=4.0_Bif=32_Spl=1_Fid=10_ED_BinModel__Stack.nrrd</text:p>
          </table:table-cell>
          <table:table-cell office:value-type="string" calcext:value-type="string">
            <text:p>118__Fid=10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5_mu=103.29_Sigma=34.72_SigSt=4.0_Bif=32_Spl=1_Fid=10_ED_BinModel__Stack.nrrd</text:p>
          </table:table-cell>
          <table:table-cell office:value-type="string" calcext:value-type="string">
            <text:p>118__Fid=10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5_mu=98.31_Sigma=39.66_SigSt=4.0_Bif=32_Spl=1_Fid=10_ED_BinModel__Stack.nrrd</text:p>
          </table:table-cell>
          <table:table-cell office:value-type="string" calcext:value-type="string">
            <text:p>118__Fid=10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_mu=97.06_Sigma=36.17_SigSt=4.0_Bif=32_Spl=1_Fid=10_ED_BinModel__Stack.nrrd</text:p>
          </table:table-cell>
          <table:table-cell office:value-type="string" calcext:value-type="string">
            <text:p>118__Fid=10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81_mu=101.57_Sigma=39.12_SigSt=4.0_Bif=32_Spl=1_Fid=10_ED_BinModel__Stack.nrrd</text:p>
          </table:table-cell>
          <table:table-cell office:value-type="string" calcext:value-type="string">
            <text:p>118__Fid=10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85_mu=101.43_Sigma=40.41_SigSt=4.0_Bif=32_Spl=1_Fid=10_ED_BinModel__Stack.nrrd</text:p>
          </table:table-cell>
          <table:table-cell office:value-type="string" calcext:value-type="string">
            <text:p>118__Fid=10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86_mu=103.21_Sigma=37.44_SigSt=4.0_Bif=32_Spl=1_Fid=10_ED_BinModel__Stack.nrrd</text:p>
          </table:table-cell>
          <table:table-cell office:value-type="string" calcext:value-type="string">
            <text:p>118__Fid=10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87_mu=97.68_Sigma=40.89_SigSt=4.0_Bif=32_Spl=1_Fid=10_ED_BinModel__Stack.nrrd</text:p>
          </table:table-cell>
          <table:table-cell office:value-type="string" calcext:value-type="string">
            <text:p>118__Fid=10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482.13_mu=74.79_Sigma=51.76_SigSt=4.0_Bif=34_Spl=1_Fid=11_ED_BinModel__Stack.nrrd</text:p>
          </table:table-cell>
          <table:table-cell office:value-type="string" calcext:value-type="string">
            <text:p>149__Fid=11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05.0_mu=85.99_Sigma=53.38_SigSt=4.0_Bif=34_Spl=1_Fid=11_ED_BinModel__Stack.nrrd</text:p>
          </table:table-cell>
          <table:table-cell office:value-type="string" calcext:value-type="string">
            <text:p>149__Fid=11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11.84_mu=85.26_Sigma=58.14_SigSt=4.0_Bif=34_Spl=1_Fid=11_ED_BinModel__Stack.nrrd</text:p>
          </table:table-cell>
          <table:table-cell office:value-type="string" calcext:value-type="string">
            <text:p>149__Fid=11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14.92_mu=78.71_Sigma=61.44_SigSt=4.0_Bif=34_Spl=1_Fid=11_ED_BinModel__Stack.nrrd</text:p>
          </table:table-cell>
          <table:table-cell office:value-type="string" calcext:value-type="string">
            <text:p>149__Fid=11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29.25_mu=83.37_Sigma=45.8_SigSt=4.0_Bif=34_Spl=1_Fid=11_ED_BinModel__Stack.nrrd</text:p>
          </table:table-cell>
          <table:table-cell office:value-type="string" calcext:value-type="string">
            <text:p>149__Fid=11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29.44_mu=81.71_Sigma=56.94_SigSt=4.0_Bif=34_Spl=1_Fid=11_ED_BinModel__Stack.nrrd</text:p>
          </table:table-cell>
          <table:table-cell office:value-type="string" calcext:value-type="string">
            <text:p>149__Fid=11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31.86_mu=81.98_Sigma=53.66_SigSt=4.0_Bif=34_Spl=1_Fid=11_ED_BinModel__Stack.nrrd</text:p>
          </table:table-cell>
          <table:table-cell office:value-type="string" calcext:value-type="string">
            <text:p>149__Fid=11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32.65_mu=70.78_Sigma=58.95_SigSt=4.0_Bif=34_Spl=1_Fid=11_ED_BinModel__Stack.nrrd</text:p>
          </table:table-cell>
          <table:table-cell office:value-type="string" calcext:value-type="string">
            <text:p>149__Fid=11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37.37_mu=74.76_Sigma=51.05_SigSt=4.0_Bif=34_Spl=1_Fid=11_ED_BinModel__Stack.nrrd</text:p>
          </table:table-cell>
          <table:table-cell office:value-type="string" calcext:value-type="string">
            <text:p>149__Fid=11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37.58_mu=80.51_Sigma=60.07_SigSt=4.0_Bif=34_Spl=1_Fid=11_ED_BinModel__Stack.nrrd</text:p>
          </table:table-cell>
          <table:table-cell office:value-type="string" calcext:value-type="string">
            <text:p>149__Fid=11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54__ArtAmpl=911.95_mu=138.64_Sigma=80.26_SigSt=4.0_Bif=18_Spl=1_Fid=12_ED_BinModel__Stack.nrrd</text:p>
          </table:table-cell>
          <table:table-cell office:value-type="string" calcext:value-type="string">
            <text:p>154__Fid=12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54__ArtAmpl=911.99_mu=132.79_Sigma=72.91_SigSt=4.0_Bif=18_Spl=1_Fid=12_ED_BinModel__Stack.nrrd</text:p>
          </table:table-cell>
          <table:table-cell office:value-type="string" calcext:value-type="string">
            <text:p>154__Fid=12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54__ArtAmpl=914.52_mu=116.66_Sigma=80.62_SigSt=4.0_Bif=18_Spl=1_Fid=12_ED_BinModel__Stack.nrrd</text:p>
          </table:table-cell>
          <table:table-cell office:value-type="string" calcext:value-type="string">
            <text:p>154__Fid=12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54__ArtAmpl=929.51_mu=125.23_Sigma=83.67_SigSt=4.0_Bif=18_Spl=1_Fid=12_ED_BinModel__Stack.nrrd</text:p>
          </table:table-cell>
          <table:table-cell office:value-type="string" calcext:value-type="string">
            <text:p>154__Fid=12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29.55_mu=131.96_Sigma=81.68_SigSt=4.0_Bif=18_Spl=1_Fid=12_ED_BinModel__Stack.nrrd</text:p>
          </table:table-cell>
          <table:table-cell office:value-type="string" calcext:value-type="string">
            <text:p>154__Fid=12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29.67_mu=137.56_Sigma=81.34_SigSt=4.0_Bif=18_Spl=1_Fid=12_ED_BinModel__Stack.nrrd</text:p>
          </table:table-cell>
          <table:table-cell office:value-type="string" calcext:value-type="string">
            <text:p>154__Fid=12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29.73_mu=120.47_Sigma=75.96_SigSt=4.0_Bif=18_Spl=1_Fid=12_ED_BinModel__Stack.nrrd</text:p>
          </table:table-cell>
          <table:table-cell office:value-type="string" calcext:value-type="string">
            <text:p>154__Fid=12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30.07_mu=133.76_Sigma=66.39_SigSt=4.0_Bif=18_Spl=1_Fid=12_ED_BinModel__Stack.nrrd</text:p>
          </table:table-cell>
          <table:table-cell office:value-type="string" calcext:value-type="string">
            <text:p>154__Fid=12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30.24_mu=130.81_Sigma=71.09_SigSt=4.0_Bif=18_Spl=1_Fid=12_ED_BinModel__Stack.nrrd</text:p>
          </table:table-cell>
          <table:table-cell office:value-type="string" calcext:value-type="string">
            <text:p>154__Fid=12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30.67_mu=122.35_Sigma=70.7_SigSt=4.0_Bif=18_Spl=1_Fid=12_ED_BinModel__Stack.nrrd</text:p>
          </table:table-cell>
          <table:table-cell office:value-type="string" calcext:value-type="string">
            <text:p>154__Fid=12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60__ArtAmpl=339.98_mu=99.31_Sigma=29.17_SigSt=4.0_Bif=92_Spl=1_Fid=13_ED_BinModel__Stack.nrrd</text:p>
          </table:table-cell>
          <table:table-cell office:value-type="string" calcext:value-type="string">
            <text:p>160__Fid=13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0.99_mu=102.25_Sigma=29.78_SigSt=4.0_Bif=92_Spl=1_Fid=13_ED_BinModel__Stack.nrrd</text:p>
          </table:table-cell>
          <table:table-cell office:value-type="string" calcext:value-type="string">
            <text:p>160__Fid=13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1.81_mu=88.19_Sigma=30.1_SigSt=4.0_Bif=92_Spl=1_Fid=13_ED_BinModel__Stack.nrrd</text:p>
          </table:table-cell>
          <table:table-cell office:value-type="string" calcext:value-type="string">
            <text:p>160__Fid=13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3.38_mu=85.04_Sigma=33.78_SigSt=4.0_Bif=92_Spl=1_Fid=13_ED_BinModel__Stack.nrrd</text:p>
          </table:table-cell>
          <table:table-cell office:value-type="string" calcext:value-type="string">
            <text:p>160__Fid=13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3.63_mu=86.67_Sigma=26.06_SigSt=4.0_Bif=92_Spl=1_Fid=13_ED_BinModel__Stack.nrrd</text:p>
          </table:table-cell>
          <table:table-cell office:value-type="string" calcext:value-type="string">
            <text:p>160__Fid=13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4.37_mu=103.54_Sigma=29.78_SigSt=4.0_Bif=92_Spl=1_Fid=13_ED_BinModel__Stack.nrrd</text:p>
          </table:table-cell>
          <table:table-cell office:value-type="string" calcext:value-type="string">
            <text:p>160__Fid=13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5.45_mu=92.22_Sigma=30.86_SigSt=4.0_Bif=92_Spl=1_Fid=13_ED_BinModel__Stack.nrrd</text:p>
          </table:table-cell>
          <table:table-cell office:value-type="string" calcext:value-type="string">
            <text:p>160__Fid=13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7.26_mu=83.37_Sigma=30.36_SigSt=4.0_Bif=92_Spl=1_Fid=13_ED_BinModel__Stack.nrrd</text:p>
          </table:table-cell>
          <table:table-cell office:value-type="string" calcext:value-type="string">
            <text:p>160__Fid=13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7.46_mu=93.82_Sigma=31.14_SigSt=4.0_Bif=92_Spl=1_Fid=13_ED_BinModel__Stack.nrrd</text:p>
          </table:table-cell>
          <table:table-cell office:value-type="string" calcext:value-type="string">
            <text:p>160__Fid=13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72.99_mu=97.27_Sigma=32.32_SigSt=4.0_Bif=92_Spl=1_Fid=13_ED_BinModel__Stack.nrrd</text:p>
          </table:table-cell>
          <table:table-cell office:value-type="string" calcext:value-type="string">
            <text:p>160__Fid=13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8__ArtAmpl=182.75_mu=35.25_Sigma=12.97_SigSt=4.0_Bif=479_Spl=1_Fid=2_ED_BinModel__Stack.nrrd</text:p>
          </table:table-cell>
          <table:table-cell office:value-type="string" calcext:value-type="string">
            <text:p>18__Fid=2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5.25_mu=29.59_Sigma=13.78_SigSt=4.0_Bif=479_Spl=1_Fid=2_ED_BinModel__Stack.nrrd</text:p>
          </table:table-cell>
          <table:table-cell office:value-type="string" calcext:value-type="string">
            <text:p>18__Fid=2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5.65_mu=34.13_Sigma=11.14_SigSt=4.0_Bif=479_Spl=1_Fid=2_ED_BinModel__Stack.nrrd</text:p>
          </table:table-cell>
          <table:table-cell office:value-type="string" calcext:value-type="string">
            <text:p>18__Fid=2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7.47_mu=33.26_Sigma=14.28_SigSt=4.0_Bif=479_Spl=1_Fid=2_ED_BinModel__Stack.nrrd</text:p>
          </table:table-cell>
          <table:table-cell office:value-type="string" calcext:value-type="string">
            <text:p>18__Fid=2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7.64_mu=32.05_Sigma=15.87_SigSt=4.0_Bif=479_Spl=1_Fid=2_ED_BinModel__Stack.nrrd</text:p>
          </table:table-cell>
          <table:table-cell office:value-type="string" calcext:value-type="string">
            <text:p>18__Fid=2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8.13_mu=35.16_Sigma=10.99_SigSt=4.0_Bif=479_Spl=1_Fid=2_ED_BinModel__Stack.nrrd</text:p>
          </table:table-cell>
          <table:table-cell office:value-type="string" calcext:value-type="string">
            <text:p>18__Fid=2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8.67_mu=35.52_Sigma=12.14_SigSt=4.0_Bif=479_Spl=1_Fid=2_ED_BinModel__Stack.nrrd</text:p>
          </table:table-cell>
          <table:table-cell office:value-type="string" calcext:value-type="string">
            <text:p>18__Fid=2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90.25_mu=32.15_Sigma=12.8_SigSt=4.0_Bif=479_Spl=1_Fid=2_ED_BinModel__Stack.nrrd</text:p>
          </table:table-cell>
          <table:table-cell office:value-type="string" calcext:value-type="string">
            <text:p>18__Fid=2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91.55_mu=33.84_Sigma=13.03_SigSt=4.0_Bif=479_Spl=1_Fid=2_ED_BinModel__Stack.nrrd</text:p>
          </table:table-cell>
          <table:table-cell office:value-type="string" calcext:value-type="string">
            <text:p>18__Fid=2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91.5_mu=33.53_Sigma=13.96_SigSt=4.0_Bif=479_Spl=1_Fid=2_ED_BinModel__Stack.nrrd</text:p>
          </table:table-cell>
          <table:table-cell office:value-type="string" calcext:value-type="string">
            <text:p>18__Fid=2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4__ArtAmpl=132.19_mu=35.09_Sigma=6.99_SigSt=4.0_Bif=129_Spl=1_Fid=3_ED_BinModel__Stack.nrrd</text:p>
          </table:table-cell>
          <table:table-cell office:value-type="string" calcext:value-type="string">
            <text:p>24__Fid=3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2.59_mu=35.28_Sigma=6.37_SigSt=4.0_Bif=129_Spl=1_Fid=3_ED_BinModel__Stack.nrrd</text:p>
          </table:table-cell>
          <table:table-cell office:value-type="string" calcext:value-type="string">
            <text:p>24__Fid=3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4.84_mu=42.55_Sigma=6.93_SigSt=4.0_Bif=129_Spl=1_Fid=3_ED_BinModel__Stack.nrrd</text:p>
          </table:table-cell>
          <table:table-cell office:value-type="string" calcext:value-type="string">
            <text:p>24__Fid=3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5.09_mu=35.28_Sigma=7.71_SigSt=4.0_Bif=129_Spl=1_Fid=3_ED_BinModel__Stack.nrrd</text:p>
          </table:table-cell>
          <table:table-cell office:value-type="string" calcext:value-type="string">
            <text:p>24__Fid=3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5.75_mu=38.01_Sigma=6.34_SigSt=4.0_Bif=129_Spl=1_Fid=3_ED_BinModel__Stack.nrrd</text:p>
          </table:table-cell>
          <table:table-cell office:value-type="string" calcext:value-type="string">
            <text:p>24__Fid=3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7.76_mu=37.46_Sigma=7.62_SigSt=4.0_Bif=129_Spl=1_Fid=3_ED_BinModel__Stack.nrrd</text:p>
          </table:table-cell>
          <table:table-cell office:value-type="string" calcext:value-type="string">
            <text:p>24__Fid=3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40.78_mu=37.42_Sigma=7.17_SigSt=4.0_Bif=129_Spl=1_Fid=3_ED_BinModel__Stack.nrrd</text:p>
          </table:table-cell>
          <table:table-cell office:value-type="string" calcext:value-type="string">
            <text:p>24__Fid=3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43.83_mu=42.23_Sigma=6.34_SigSt=4.0_Bif=129_Spl=1_Fid=3_ED_BinModel__Stack.nrrd</text:p>
          </table:table-cell>
          <table:table-cell office:value-type="string" calcext:value-type="string">
            <text:p>24__Fid=3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46.68_mu=39.29_Sigma=6.53_SigSt=4.0_Bif=129_Spl=1_Fid=3_ED_BinModel__Stack.nrrd</text:p>
          </table:table-cell>
          <table:table-cell office:value-type="string" calcext:value-type="string">
            <text:p>24__Fid=3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47.59_mu=34.55_Sigma=7.61_SigSt=4.0_Bif=129_Spl=1_Fid=3_ED_BinModel__Stack.nrrd</text:p>
          </table:table-cell>
          <table:table-cell office:value-type="string" calcext:value-type="string">
            <text:p>24__Fid=3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0__ArtAmpl=206.05_mu=34.6_Sigma=11.88_SigSt=4.0_Bif=114_Spl=1_Fid=4_ED_BinModel__Stack.nrrd</text:p>
          </table:table-cell>
          <table:table-cell office:value-type="string" calcext:value-type="string">
            <text:p>30__Fid=4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7.9_mu=31.56_Sigma=13.24_SigSt=4.0_Bif=114_Spl=1_Fid=4_ED_BinModel__Stack.nrrd</text:p>
          </table:table-cell>
          <table:table-cell office:value-type="string" calcext:value-type="string">
            <text:p>30__Fid=4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49_mu=30.22_Sigma=14.09_SigSt=4.0_Bif=114_Spl=1_Fid=4_ED_BinModel__Stack.nrrd</text:p>
          </table:table-cell>
          <table:table-cell office:value-type="string" calcext:value-type="string">
            <text:p>30__Fid=4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57_mu=35.33_Sigma=13.9_SigSt=4.0_Bif=114_Spl=1_Fid=4_ED_BinModel__Stack.nrrd</text:p>
          </table:table-cell>
          <table:table-cell office:value-type="string" calcext:value-type="string">
            <text:p>30__Fid=4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66_mu=30.61_Sigma=12.89_SigSt=4.0_Bif=114_Spl=1_Fid=4_ED_BinModel__Stack.nrrd</text:p>
          </table:table-cell>
          <table:table-cell office:value-type="string" calcext:value-type="string">
            <text:p>30__Fid=4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76_mu=37.09_Sigma=14.77_SigSt=4.0_Bif=114_Spl=1_Fid=4_ED_BinModel__Stack.nrrd</text:p>
          </table:table-cell>
          <table:table-cell office:value-type="string" calcext:value-type="string">
            <text:p>30__Fid=4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82_mu=34.24_Sigma=15.68_SigSt=4.0_Bif=114_Spl=1_Fid=4_ED_BinModel__Stack.nrrd</text:p>
          </table:table-cell>
          <table:table-cell office:value-type="string" calcext:value-type="string">
            <text:p>30__Fid=4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9.11_mu=37.84_Sigma=14.94_SigSt=4.0_Bif=114_Spl=1_Fid=4_ED_BinModel__Stack.nrrd</text:p>
          </table:table-cell>
          <table:table-cell office:value-type="string" calcext:value-type="string">
            <text:p>30__Fid=4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9.13_mu=34.54_Sigma=14.46_SigSt=4.0_Bif=114_Spl=1_Fid=4_ED_BinModel__Stack.nrrd</text:p>
          </table:table-cell>
          <table:table-cell office:value-type="string" calcext:value-type="string">
            <text:p>30__Fid=4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9.43_mu=34.46_Sigma=13.92_SigSt=4.0_Bif=114_Spl=1_Fid=4_ED_BinModel__Stack.nrrd</text:p>
          </table:table-cell>
          <table:table-cell office:value-type="string" calcext:value-type="string">
            <text:p>30__Fid=4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6__ArtAmpl=146.26_mu=25.74_Sigma=11.58_SigSt=4.0_Bif=53_Spl=1_Fid=14_ED_BinModel__Stack.nrrd</text:p>
          </table:table-cell>
          <table:table-cell office:value-type="string" calcext:value-type="string">
            <text:p>36__Fid=14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48.33_mu=30.56_Sigma=10.36_SigSt=4.0_Bif=53_Spl=1_Fid=14_ED_BinModel__Stack.nrrd</text:p>
          </table:table-cell>
          <table:table-cell office:value-type="string" calcext:value-type="string">
            <text:p>36__Fid=14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64.7_mu=27.19_Sigma=10.78_SigSt=4.0_Bif=53_Spl=1_Fid=14_ED_BinModel__Stack.nrrd</text:p>
          </table:table-cell>
          <table:table-cell office:value-type="string" calcext:value-type="string">
            <text:p>36__Fid=14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65.96_mu=26.37_Sigma=10.82_SigSt=4.0_Bif=53_Spl=1_Fid=14_ED_BinModel__Stack.nrrd</text:p>
          </table:table-cell>
          <table:table-cell office:value-type="string" calcext:value-type="string">
            <text:p>36__Fid=14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0.15_mu=27.35_Sigma=8.93_SigSt=4.0_Bif=53_Spl=1_Fid=14_ED_BinModel__Stack.nrrd</text:p>
          </table:table-cell>
          <table:table-cell office:value-type="string" calcext:value-type="string">
            <text:p>36__Fid=14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2.61_mu=29.54_Sigma=12.57_SigSt=4.0_Bif=53_Spl=1_Fid=14_ED_BinModel__Stack.nrrd</text:p>
          </table:table-cell>
          <table:table-cell office:value-type="string" calcext:value-type="string">
            <text:p>36__Fid=14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3.82_mu=30.46_Sigma=11.03_SigSt=4.0_Bif=53_Spl=1_Fid=14_ED_BinModel__Stack.nrrd</text:p>
          </table:table-cell>
          <table:table-cell office:value-type="string" calcext:value-type="string">
            <text:p>36__Fid=14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3.8_mu=27.28_Sigma=12.26_SigSt=4.0_Bif=53_Spl=1_Fid=14_ED_BinModel__Stack.nrrd</text:p>
          </table:table-cell>
          <table:table-cell office:value-type="string" calcext:value-type="string">
            <text:p>36__Fid=14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4.02_mu=27.0_Sigma=9.84_SigSt=4.0_Bif=53_Spl=1_Fid=14_ED_BinModel__Stack.nrrd</text:p>
          </table:table-cell>
          <table:table-cell office:value-type="string" calcext:value-type="string">
            <text:p>36__Fid=14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5.66_mu=27.11_Sigma=11.11_SigSt=4.0_Bif=53_Spl=1_Fid=14_ED_BinModel__Stack.nrrd</text:p>
          </table:table-cell>
          <table:table-cell office:value-type="string" calcext:value-type="string">
            <text:p>36__Fid=14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2__ArtAmpl=170.03_mu=29.02_Sigma=17.66_SigSt=4.0_Bif=140_Spl=1_Fid=5_ED_BinModel__Stack.nrrd</text:p>
          </table:table-cell>
          <table:table-cell office:value-type="string" calcext:value-type="string">
            <text:p>42__Fid=5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1.66_mu=31.47_Sigma=15.28_SigSt=4.0_Bif=140_Spl=1_Fid=5_ED_BinModel__Stack.nrrd</text:p>
          </table:table-cell>
          <table:table-cell office:value-type="string" calcext:value-type="string">
            <text:p>42__Fid=5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2.49_mu=29.06_Sigma=15.73_SigSt=4.0_Bif=140_Spl=1_Fid=5_ED_BinModel__Stack.nrrd</text:p>
          </table:table-cell>
          <table:table-cell office:value-type="string" calcext:value-type="string">
            <text:p>42__Fid=5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2.88_mu=30.38_Sigma=15.25_SigSt=4.0_Bif=140_Spl=1_Fid=5_ED_BinModel__Stack.nrrd</text:p>
          </table:table-cell>
          <table:table-cell office:value-type="string" calcext:value-type="string">
            <text:p>42__Fid=5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55_mu=34.07_Sigma=13.27_SigSt=4.0_Bif=140_Spl=1_Fid=5_ED_BinModel__Stack.nrrd</text:p>
          </table:table-cell>
          <table:table-cell office:value-type="string" calcext:value-type="string">
            <text:p>42__Fid=5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76_mu=29.04_Sigma=12.0_SigSt=4.0_Bif=140_Spl=1_Fid=5_ED_BinModel__Stack.nrrd</text:p>
          </table:table-cell>
          <table:table-cell office:value-type="string" calcext:value-type="string">
            <text:p>42__Fid=5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85_mu=28.58_Sigma=17.68_SigSt=4.0_Bif=140_Spl=1_Fid=5_ED_BinModel__Stack.nrrd</text:p>
          </table:table-cell>
          <table:table-cell office:value-type="string" calcext:value-type="string">
            <text:p>42__Fid=5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88_mu=29.13_Sigma=17.9_SigSt=4.0_Bif=140_Spl=1_Fid=5_ED_BinModel__Stack.nrrd</text:p>
          </table:table-cell>
          <table:table-cell office:value-type="string" calcext:value-type="string">
            <text:p>42__Fid=5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9_mu=34.76_Sigma=15.71_SigSt=4.0_Bif=140_Spl=1_Fid=5_ED_BinModel__Stack.nrrd</text:p>
          </table:table-cell>
          <table:table-cell office:value-type="string" calcext:value-type="string">
            <text:p>42__Fid=5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4.06_mu=34.21_Sigma=16.52_SigSt=4.0_Bif=140_Spl=1_Fid=5_ED_BinModel__Stack.nrrd</text:p>
          </table:table-cell>
          <table:table-cell office:value-type="string" calcext:value-type="string">
            <text:p>42__Fid=5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8__ArtAmpl=193.01_mu=25.51_Sigma=11.85_SigSt=4.0_Bif=30_Spl=1_Fid=15_ED_BinModel__Stack.nrrd</text:p>
          </table:table-cell>
          <table:table-cell office:value-type="string" calcext:value-type="string">
            <text:p>48__Fid=15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3.02_mu=25.11_Sigma=12.39_SigSt=4.0_Bif=30_Spl=1_Fid=15_ED_BinModel__Stack.nrrd</text:p>
          </table:table-cell>
          <table:table-cell office:value-type="string" calcext:value-type="string">
            <text:p>48__Fid=15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3.49_mu=25.76_Sigma=13.09_SigSt=4.0_Bif=30_Spl=1_Fid=15_ED_BinModel__Stack.nrrd</text:p>
          </table:table-cell>
          <table:table-cell office:value-type="string" calcext:value-type="string">
            <text:p>48__Fid=15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3.7_mu=26.88_Sigma=14.98_SigSt=4.0_Bif=30_Spl=1_Fid=15_ED_BinModel__Stack.nrrd</text:p>
          </table:table-cell>
          <table:table-cell office:value-type="string" calcext:value-type="string">
            <text:p>48__Fid=15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4.03_mu=28.71_Sigma=15.08_SigSt=4.0_Bif=30_Spl=1_Fid=15_ED_BinModel__Stack.nrrd</text:p>
          </table:table-cell>
          <table:table-cell office:value-type="string" calcext:value-type="string">
            <text:p>48__Fid=15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4.39_mu=25.13_Sigma=15.61_SigSt=4.0_Bif=30_Spl=1_Fid=15_ED_BinModel__Stack.nrrd</text:p>
          </table:table-cell>
          <table:table-cell office:value-type="string" calcext:value-type="string">
            <text:p>48__Fid=15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4.66_mu=28.15_Sigma=13.09_SigSt=4.0_Bif=30_Spl=1_Fid=15_ED_BinModel__Stack.nrrd</text:p>
          </table:table-cell>
          <table:table-cell office:value-type="string" calcext:value-type="string">
            <text:p>48__Fid=15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5.02_mu=25.66_Sigma=10.46_SigSt=4.0_Bif=30_Spl=1_Fid=15_ED_BinModel__Stack.nrrd</text:p>
          </table:table-cell>
          <table:table-cell office:value-type="string" calcext:value-type="string">
            <text:p>48__Fid=15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5.08_mu=29.67_Sigma=12.71_SigSt=4.0_Bif=30_Spl=1_Fid=15_ED_BinModel__Stack.nrrd</text:p>
          </table:table-cell>
          <table:table-cell office:value-type="string" calcext:value-type="string">
            <text:p>48__Fid=15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5.24_mu=28.02_Sigma=13.12_SigSt=4.0_Bif=30_Spl=1_Fid=15_ED_BinModel__Stack.nrrd</text:p>
          </table:table-cell>
          <table:table-cell office:value-type="string" calcext:value-type="string">
            <text:p>48__Fid=15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3.98_mu=52.41_Sigma=17.32_SigSt=4.0_Bif=71_Spl=1_Fid=6_ED_BinModel__Stack.nrrd</text:p>
          </table:table-cell>
          <table:table-cell office:value-type="string" calcext:value-type="string">
            <text:p>60__Fid=6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4.72_mu=48.37_Sigma=19.33_SigSt=4.0_Bif=71_Spl=1_Fid=6_ED_BinModel__Stack.nrrd</text:p>
          </table:table-cell>
          <table:table-cell office:value-type="string" calcext:value-type="string">
            <text:p>60__Fid=6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22_mu=47.18_Sigma=18.7_SigSt=4.0_Bif=71_Spl=1_Fid=6_ED_BinModel__Stack.nrrd</text:p>
          </table:table-cell>
          <table:table-cell office:value-type="string" calcext:value-type="string">
            <text:p>60__Fid=6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25_mu=48.09_Sigma=19.99_SigSt=4.0_Bif=71_Spl=1_Fid=6_ED_BinModel__Stack.nrrd</text:p>
          </table:table-cell>
          <table:table-cell office:value-type="string" calcext:value-type="string">
            <text:p>60__Fid=6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31_mu=51.44_Sigma=20.87_SigSt=4.0_Bif=71_Spl=1_Fid=6_ED_BinModel__Stack.nrrd</text:p>
          </table:table-cell>
          <table:table-cell office:value-type="string" calcext:value-type="string">
            <text:p>60__Fid=6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31_mu=52.78_Sigma=20.17_SigSt=4.0_Bif=71_Spl=1_Fid=6_ED_BinModel__Stack.nrrd</text:p>
          </table:table-cell>
          <table:table-cell office:value-type="string" calcext:value-type="string">
            <text:p>60__Fid=6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35_mu=45.83_Sigma=18.14_SigSt=4.0_Bif=71_Spl=1_Fid=6_ED_BinModel__Stack.nrrd</text:p>
          </table:table-cell>
          <table:table-cell office:value-type="string" calcext:value-type="string">
            <text:p>60__Fid=6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62_mu=48.45_Sigma=17.63_SigSt=4.0_Bif=71_Spl=1_Fid=6_ED_BinModel__Stack.nrrd</text:p>
          </table:table-cell>
          <table:table-cell office:value-type="string" calcext:value-type="string">
            <text:p>60__Fid=6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62_mu=51.41_Sigma=16.9_SigSt=4.0_Bif=71_Spl=1_Fid=6_ED_BinModel__Stack.nrrd</text:p>
          </table:table-cell>
          <table:table-cell office:value-type="string" calcext:value-type="string">
            <text:p>60__Fid=6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62_mu=52.19_Sigma=19.19_SigSt=4.0_Bif=71_Spl=1_Fid=6_ED_BinModel__Stack.nrrd</text:p>
          </table:table-cell>
          <table:table-cell office:value-type="string" calcext:value-type="string">
            <text:p>60__Fid=6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33.74_mu=35.98_Sigma=10.93_SigSt=4.0_Bif=53_Spl=1_Fid=7_ED_BinModel__Stack.nrrd</text:p>
          </table:table-cell>
          <table:table-cell office:value-type="string" calcext:value-type="string">
            <text:p>66__Fid=7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43.38_mu=36.12_Sigma=9.57_SigSt=4.0_Bif=53_Spl=1_Fid=7_ED_BinModel__Stack.nrrd</text:p>
          </table:table-cell>
          <table:table-cell office:value-type="string" calcext:value-type="string">
            <text:p>66__Fid=7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44.59_mu=33.93_Sigma=9.29_SigSt=4.0_Bif=53_Spl=1_Fid=7_ED_BinModel__Stack.nrrd</text:p>
          </table:table-cell>
          <table:table-cell office:value-type="string" calcext:value-type="string">
            <text:p>66__Fid=7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45.14_mu=30.61_Sigma=10.55_SigSt=4.0_Bif=53_Spl=1_Fid=7_ED_BinModel__Stack.nrrd</text:p>
          </table:table-cell>
          <table:table-cell office:value-type="string" calcext:value-type="string">
            <text:p>66__Fid=7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46.59_mu=35.26_Sigma=9.56_SigSt=4.0_Bif=53_Spl=1_Fid=7_ED_BinModel__Stack.nrrd</text:p>
          </table:table-cell>
          <table:table-cell office:value-type="string" calcext:value-type="string">
            <text:p>66__Fid=7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3.93_mu=30.12_Sigma=10.01_SigSt=4.0_Bif=53_Spl=1_Fid=7_ED_BinModel__Stack.nrrd</text:p>
          </table:table-cell>
          <table:table-cell office:value-type="string" calcext:value-type="string">
            <text:p>66__Fid=7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4.09_mu=31.8_Sigma=8.99_SigSt=4.0_Bif=53_Spl=1_Fid=7_ED_BinModel__Stack.nrrd</text:p>
          </table:table-cell>
          <table:table-cell office:value-type="string" calcext:value-type="string">
            <text:p>66__Fid=7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4.11_mu=36.13_Sigma=10.04_SigSt=4.0_Bif=53_Spl=1_Fid=7_ED_BinModel__Stack.nrrd</text:p>
          </table:table-cell>
          <table:table-cell office:value-type="string" calcext:value-type="string">
            <text:p>66__Fid=7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4.3_mu=32.88_Sigma=11.01_SigSt=4.0_Bif=53_Spl=1_Fid=7_ED_BinModel__Stack.nrrd</text:p>
          </table:table-cell>
          <table:table-cell office:value-type="string" calcext:value-type="string">
            <text:p>66__Fid=7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4.45_mu=33.29_Sigma=9.79_SigSt=4.0_Bif=53_Spl=1_Fid=7_ED_BinModel__Stack.nrrd</text:p>
          </table:table-cell>
          <table:table-cell office:value-type="string" calcext:value-type="string">
            <text:p>66__Fid=7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07.36_mu=47.43_Sigma=17.04_SigSt=4.0_Bif=112_Spl=1_Fid=1_ED_BinModel__Stack.nrrd</text:p>
          </table:table-cell>
          <table:table-cell office:value-type="string" calcext:value-type="string">
            <text:p>6__Fid=1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08.45_mu=50.85_Sigma=16.88_SigSt=4.0_Bif=112_Spl=1_Fid=1_ED_BinModel__Stack.nrrd</text:p>
          </table:table-cell>
          <table:table-cell office:value-type="string" calcext:value-type="string">
            <text:p>6__Fid=1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09.97_mu=41.51_Sigma=17.67_SigSt=4.0_Bif=112_Spl=1_Fid=1_ED_BinModel__Stack.nrrd</text:p>
          </table:table-cell>
          <table:table-cell office:value-type="string" calcext:value-type="string">
            <text:p>6__Fid=1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34_mu=42.73_Sigma=16.77_SigSt=4.0_Bif=112_Spl=1_Fid=1_ED_BinModel__Stack.nrrd</text:p>
          </table:table-cell>
          <table:table-cell office:value-type="string" calcext:value-type="string">
            <text:p>6__Fid=1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46_mu=47.56_Sigma=15.95_SigSt=4.0_Bif=112_Spl=1_Fid=1_ED_BinModel__Stack.nrrd</text:p>
          </table:table-cell>
          <table:table-cell office:value-type="string" calcext:value-type="string">
            <text:p>6__Fid=1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3_mu=40.77_Sigma=17.04_SigSt=4.0_Bif=112_Spl=1_Fid=1_ED_BinModel__Stack.nrrd</text:p>
          </table:table-cell>
          <table:table-cell office:value-type="string" calcext:value-type="string">
            <text:p>6__Fid=1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3_mu=46.95_Sigma=17.58_SigSt=4.0_Bif=112_Spl=1_Fid=1_ED_BinModel__Stack.nrrd</text:p>
          </table:table-cell>
          <table:table-cell office:value-type="string" calcext:value-type="string">
            <text:p>6__Fid=1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4_mu=40.88_Sigma=15.34_SigSt=4.0_Bif=112_Spl=1_Fid=1_ED_BinModel__Stack.nrrd</text:p>
          </table:table-cell>
          <table:table-cell office:value-type="string" calcext:value-type="string">
            <text:p>6__Fid=1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4_mu=43.68_Sigma=18.54_SigSt=4.0_Bif=112_Spl=1_Fid=1_ED_BinModel__Stack.nrrd</text:p>
          </table:table-cell>
          <table:table-cell office:value-type="string" calcext:value-type="string">
            <text:p>6__Fid=1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4_mu=45.85_Sigma=16.61_SigSt=4.0_Bif=112_Spl=1_Fid=1_ED_BinModel__Stack.nrrd</text:p>
          </table:table-cell>
          <table:table-cell office:value-type="string" calcext:value-type="string">
            <text:p>6__Fid=1_M10.nrrd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style-name="ce24" office:value-type="string" calcext:value-type="string" table:number-columns-spanned="1" table:number-rows-spanned="164">
            <text:p>Test #2 <text:s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Test #2 <text:s text:c="2"/>-- <text:s text:c="2"/>Test #2 <text:s text:c="2"/>-- <text:s text:c="2"/>Test #2 <text:s text:c="2"/>-- <text:s text:c="2"/>Test <text:s text:c="3"/>-- <text:s text:c="2"/>Test #2 <text:s text:c="2"/>-- <text:s text:c="2"/>Test #2 <text:s text:c="2"/>-- <text:s text:c="2"/>Test <text:s text:c="2"/>-- <text:s text:c="2"/>Test #2 <text:s text:c="2"/>-- <text:s text:c="2"/>Test #2 <text:s text:c="2"/>-- <text:s text:c="2"/>Test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</text:p>
          </table:table-cell>
          <table:table-cell office:value-type="string" calcext:value-type="string">
            <text:p>106__ArtAmpl=349.73_mu=77.57_Sigma=24.41_SigSt=4.0_Bif=66_Spl=1_Fid=7_ED_BinModel__Stack.nrrd</text:p>
          </table:table-cell>
          <table:table-cell office:value-type="string" calcext:value-type="string">
            <text:p>106__Fid=7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0.8_mu=72.39_Sigma=27.8_SigSt=4.0_Bif=66_Spl=1_Fid=7_ED_BinModel__Stack.nrrd</text:p>
          </table:table-cell>
          <table:table-cell office:value-type="string" calcext:value-type="string">
            <text:p>106__Fid=7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1.53_mu=67.3_Sigma=27.99_SigSt=4.0_Bif=66_Spl=1_Fid=7_ED_BinModel__Stack.nrrd</text:p>
          </table:table-cell>
          <table:table-cell office:value-type="string" calcext:value-type="string">
            <text:p>106__Fid=7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1.82_mu=75.4_Sigma=24.28_SigSt=4.0_Bif=66_Spl=1_Fid=7_ED_BinModel__Stack.nrrd</text:p>
          </table:table-cell>
          <table:table-cell office:value-type="string" calcext:value-type="string">
            <text:p>106__Fid=7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1.89_mu=72.38_Sigma=25.31_SigSt=4.0_Bif=66_Spl=1_Fid=7_ED_BinModel__Stack.nrrd</text:p>
          </table:table-cell>
          <table:table-cell office:value-type="string" calcext:value-type="string">
            <text:p>106__Fid=7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2.3_mu=74.04_Sigma=24.91_SigSt=4.0_Bif=66_Spl=1_Fid=7_ED_BinModel__Stack.nrrd</text:p>
          </table:table-cell>
          <table:table-cell office:value-type="string" calcext:value-type="string">
            <text:p>106__Fid=7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06__ArtAmpl=352.51_mu=69.77_Sigma=21.92_SigSt=4.0_Bif=66_Spl=1_Fid=7_ED_BinModel__Stack.nrrd</text:p>
          </table:table-cell>
          <table:table-cell office:value-type="string" calcext:value-type="string">
            <text:p>106__Fid=7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06__ArtAmpl=352.5_mu=76.91_Sigma=26.24_SigSt=4.0_Bif=66_Spl=1_Fid=7_ED_BinModel__Stack.nrrd</text:p>
          </table:table-cell>
          <table:table-cell office:value-type="string" calcext:value-type="string">
            <text:p>106__Fid=7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06__ArtAmpl=352.77_mu=67.7_Sigma=25.79_SigSt=4.0_Bif=66_Spl=1_Fid=7_ED_BinModel__Stack.nrrd</text:p>
          </table:table-cell>
          <table:table-cell office:value-type="string" calcext:value-type="string">
            <text:p>106__Fid=7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06__ArtAmpl=353.36_mu=71.19_Sigma=21.68_SigSt=4.0_Bif=66_Spl=1_Fid=7_ED_BinModel__Stack.nrrd</text:p>
          </table:table-cell>
          <table:table-cell office:value-type="string" calcext:value-type="string">
            <text:p>106__Fid=7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24__ArtAmpl=680.29_mu=170.21_Sigma=42.87_SigSt=4.0_Bif=507_Spl=1_Fid=8_ED_BinModel__Stack.nrrd</text:p>
          </table:table-cell>
          <table:table-cell office:value-type="string" calcext:value-type="string">
            <text:p>124__Fid=8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681.55_mu=141.16_Sigma=41.47_SigSt=4.0_Bif=507_Spl=1_Fid=8_ED_BinModel__Stack.nrrd</text:p>
          </table:table-cell>
          <table:table-cell office:value-type="string" calcext:value-type="string">
            <text:p>124__Fid=8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689.93_mu=173.3_Sigma=48.87_SigSt=4.0_Bif=507_Spl=1_Fid=8_ED_BinModel__Stack.nrrd</text:p>
          </table:table-cell>
          <table:table-cell office:value-type="string" calcext:value-type="string">
            <text:p>124__Fid=8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5.26_mu=147.41_Sigma=45.13_SigSt=4.0_Bif=507_Spl=1_Fid=8_ED_BinModel__Stack.nrrd</text:p>
          </table:table-cell>
          <table:table-cell office:value-type="string" calcext:value-type="string">
            <text:p>124__Fid=8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6.28_mu=174.11_Sigma=50.75_SigSt=4.0_Bif=507_Spl=1_Fid=8_ED_BinModel__Stack.nrrd</text:p>
          </table:table-cell>
          <table:table-cell office:value-type="string" calcext:value-type="string">
            <text:p>124__Fid=8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6.43_mu=171.83_Sigma=45.25_SigSt=4.0_Bif=507_Spl=1_Fid=8_ED_BinModel__Stack.nrrd</text:p>
          </table:table-cell>
          <table:table-cell office:value-type="string" calcext:value-type="string">
            <text:p>124__Fid=8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6.83_mu=173.09_Sigma=38.18_SigSt=4.0_Bif=507_Spl=1_Fid=8_ED_BinModel__Stack.nrrd</text:p>
          </table:table-cell>
          <table:table-cell office:value-type="string" calcext:value-type="string">
            <text:p>124__Fid=8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6.85_mu=162.76_Sigma=41.21_SigSt=4.0_Bif=507_Spl=1_Fid=8_ED_BinModel__Stack.nrrd</text:p>
          </table:table-cell>
          <table:table-cell office:value-type="string" calcext:value-type="string">
            <text:p>124__Fid=8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7.07_mu=150.71_Sigma=44.47_SigSt=4.0_Bif=507_Spl=1_Fid=8_ED_BinModel__Stack.nrrd</text:p>
          </table:table-cell>
          <table:table-cell office:value-type="string" calcext:value-type="string">
            <text:p>124__Fid=8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7.13_mu=141.81_Sigma=38.49_SigSt=4.0_Bif=507_Spl=1_Fid=8_ED_BinModel__Stack.nrrd</text:p>
          </table:table-cell>
          <table:table-cell office:value-type="string" calcext:value-type="string">
            <text:p>124__Fid=8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26__ArtAmpl=871.9_mu=139.01_Sigma=92.94_SigSt=4.0_Bif=141_Spl=1_Fid=9_ED_BinModel__Stack.nrrd</text:p>
          </table:table-cell>
          <table:table-cell office:value-type="string" calcext:value-type="string">
            <text:p>126__Fid=9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4.19_mu=144.31_Sigma=94.36_SigSt=4.0_Bif=141_Spl=1_Fid=9_ED_BinModel__Stack.nrrd</text:p>
          </table:table-cell>
          <table:table-cell office:value-type="string" calcext:value-type="string">
            <text:p>126__Fid=9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4.45_mu=125.42_Sigma=82.25_SigSt=4.0_Bif=141_Spl=1_Fid=9_ED_BinModel__Stack.nrrd</text:p>
          </table:table-cell>
          <table:table-cell office:value-type="string" calcext:value-type="string">
            <text:p>126__Fid=9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5.1_mu=139.6_Sigma=86.06_SigSt=4.0_Bif=141_Spl=1_Fid=9_ED_BinModel__Stack.nrrd</text:p>
          </table:table-cell>
          <table:table-cell office:value-type="string" calcext:value-type="string">
            <text:p>126__Fid=9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5.23_mu=139.85_Sigma=73.87_SigSt=4.0_Bif=141_Spl=1_Fid=9_ED_BinModel__Stack.nrrd</text:p>
          </table:table-cell>
          <table:table-cell office:value-type="string" calcext:value-type="string">
            <text:p>126__Fid=9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5.58_mu=143.74_Sigma=97.58_SigSt=4.0_Bif=141_Spl=1_Fid=9_ED_BinModel__Stack.nrrd</text:p>
          </table:table-cell>
          <table:table-cell office:value-type="string" calcext:value-type="string">
            <text:p>126__Fid=9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5.62_mu=138.12_Sigma=74.47_SigSt=4.0_Bif=141_Spl=1_Fid=9_ED_BinModel__Stack.nrrd</text:p>
          </table:table-cell>
          <table:table-cell office:value-type="string" calcext:value-type="string">
            <text:p>126__Fid=9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6.21_mu=139.8_Sigma=91.45_SigSt=4.0_Bif=141_Spl=1_Fid=9_ED_BinModel__Stack.nrrd</text:p>
          </table:table-cell>
          <table:table-cell office:value-type="string" calcext:value-type="string">
            <text:p>126__Fid=9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96.67_mu=122.49_Sigma=98.87_SigSt=4.0_Bif=141_Spl=1_Fid=9_ED_BinModel__Stack.nrrd</text:p>
          </table:table-cell>
          <table:table-cell office:value-type="string" calcext:value-type="string">
            <text:p>126__Fid=9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913.1_mu=141.79_Sigma=86.47_SigSt=4.0_Bif=141_Spl=1_Fid=9_ED_BinModel__Stack.nrrd</text:p>
          </table:table-cell>
          <table:table-cell office:value-type="string" calcext:value-type="string">
            <text:p>126__Fid=9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2__ArtAmpl=179.95_mu=24.39_Sigma=17.94_SigSt=4.0_Bif=179_Spl=1_Fid=1_ED_BinModel__Stack.nrrd</text:p>
          </table:table-cell>
          <table:table-cell office:value-type="string" calcext:value-type="string">
            <text:p>12__Fid=1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02_mu=28.48_Sigma=15.15_SigSt=4.0_Bif=179_Spl=1_Fid=1_ED_BinModel__Stack.nrrd</text:p>
          </table:table-cell>
          <table:table-cell office:value-type="string" calcext:value-type="string">
            <text:p>12__Fid=1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06_mu=25.82_Sigma=15.19_SigSt=4.0_Bif=179_Spl=1_Fid=1_ED_BinModel__Stack.nrrd</text:p>
          </table:table-cell>
          <table:table-cell office:value-type="string" calcext:value-type="string">
            <text:p>12__Fid=1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09_mu=24.05_Sigma=18.34_SigSt=4.0_Bif=179_Spl=1_Fid=1_ED_BinModel__Stack.nrrd</text:p>
          </table:table-cell>
          <table:table-cell office:value-type="string" calcext:value-type="string">
            <text:p>12__Fid=1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15_mu=26.65_Sigma=12.44_SigSt=4.0_Bif=179_Spl=1_Fid=1_ED_BinModel__Stack.nrrd</text:p>
          </table:table-cell>
          <table:table-cell office:value-type="string" calcext:value-type="string">
            <text:p>12__Fid=1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27_mu=29.54_Sigma=14.35_SigSt=4.0_Bif=179_Spl=1_Fid=1_ED_BinModel__Stack.nrrd</text:p>
          </table:table-cell>
          <table:table-cell office:value-type="string" calcext:value-type="string">
            <text:p>12__Fid=1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29_mu=25.78_Sigma=15.04_SigSt=4.0_Bif=179_Spl=1_Fid=1_ED_BinModel__Stack.nrrd</text:p>
          </table:table-cell>
          <table:table-cell office:value-type="string" calcext:value-type="string">
            <text:p>12__Fid=1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37_mu=23.48_Sigma=16.39_SigSt=4.0_Bif=179_Spl=1_Fid=1_ED_BinModel__Stack.nrrd</text:p>
          </table:table-cell>
          <table:table-cell office:value-type="string" calcext:value-type="string">
            <text:p>12__Fid=1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51_mu=28.73_Sigma=17.86_SigSt=4.0_Bif=179_Spl=1_Fid=1_ED_BinModel__Stack.nrrd</text:p>
          </table:table-cell>
          <table:table-cell office:value-type="string" calcext:value-type="string">
            <text:p>12__Fid=1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59_mu=26.37_Sigma=14.92_SigSt=4.0_Bif=179_Spl=1_Fid=1_ED_BinModel__Stack.nrrd</text:p>
          </table:table-cell>
          <table:table-cell office:value-type="string" calcext:value-type="string">
            <text:p>12__Fid=1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30__ArtAmpl=450.31_mu=59.67_Sigma=42.01_SigSt=4.0_Bif=44_Spl=1_Fid=10_ED_BinModel__Stack.nrrd</text:p>
          </table:table-cell>
          <table:table-cell office:value-type="string" calcext:value-type="string">
            <text:p>130__Fid=10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1.36_mu=55.42_Sigma=37.28_SigSt=4.0_Bif=44_Spl=1_Fid=10_ED_BinModel__Stack.nrrd</text:p>
          </table:table-cell>
          <table:table-cell office:value-type="string" calcext:value-type="string">
            <text:p>130__Fid=10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2.07_mu=64.8_Sigma=41.2_SigSt=4.0_Bif=44_Spl=1_Fid=10_ED_BinModel__Stack.nrrd</text:p>
          </table:table-cell>
          <table:table-cell office:value-type="string" calcext:value-type="string">
            <text:p>130__Fid=10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2.74_mu=63.76_Sigma=40.59_SigSt=4.0_Bif=44_Spl=1_Fid=10_ED_BinModel__Stack.nrrd</text:p>
          </table:table-cell>
          <table:table-cell office:value-type="string" calcext:value-type="string">
            <text:p>130__Fid=10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11_mu=61.1_Sigma=36.45_SigSt=4.0_Bif=44_Spl=1_Fid=10_ED_BinModel__Stack.nrrd</text:p>
          </table:table-cell>
          <table:table-cell office:value-type="string" calcext:value-type="string">
            <text:p>130__Fid=10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18_mu=64.82_Sigma=36.75_SigSt=4.0_Bif=44_Spl=1_Fid=10_ED_BinModel__Stack.nrrd</text:p>
          </table:table-cell>
          <table:table-cell office:value-type="string" calcext:value-type="string">
            <text:p>130__Fid=10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63_mu=63.96_Sigma=38.71_SigSt=4.0_Bif=44_Spl=1_Fid=10_ED_BinModel__Stack.nrrd</text:p>
          </table:table-cell>
          <table:table-cell office:value-type="string" calcext:value-type="string">
            <text:p>130__Fid=10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82_mu=64.72_Sigma=29.06_SigSt=0.58_Bif=44_Spl=1_Fid=10_ED_BinModel__Stack.nrrd</text:p>
          </table:table-cell>
          <table:table-cell office:value-type="string" calcext:value-type="string">
            <text:p>130__Fid=10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89_mu=62.67_Sigma=39.46_SigSt=4.0_Bif=44_Spl=1_Fid=10_ED_BinModel__Stack.nrrd</text:p>
          </table:table-cell>
          <table:table-cell office:value-type="string" calcext:value-type="string">
            <text:p>130__Fid=10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4.97_mu=58.69_Sigma=35.79_SigSt=4.0_Bif=44_Spl=1_Fid=10_ED_BinModel__Stack.nrrd</text:p>
          </table:table-cell>
          <table:table-cell office:value-type="string" calcext:value-type="string">
            <text:p>130__Fid=10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36__ArtAmpl=310.32_mu=66.1_Sigma=31.31_SigSt=4.0_Bif=38_Spl=1_Fid=14_ED_BinModel__Stack.nrrd</text:p>
          </table:table-cell>
          <table:table-cell office:value-type="string" calcext:value-type="string">
            <text:p>136__Fid=14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6.25_mu=63.82_Sigma=32.63_SigSt=4.0_Bif=38_Spl=1_Fid=14_ED_BinModel__Stack.nrrd</text:p>
          </table:table-cell>
          <table:table-cell office:value-type="string" calcext:value-type="string">
            <text:p>136__Fid=14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7.81_mu=60.11_Sigma=35.2_SigSt=4.0_Bif=38_Spl=1_Fid=14_ED_BinModel__Stack.nrrd</text:p>
          </table:table-cell>
          <table:table-cell office:value-type="string" calcext:value-type="string">
            <text:p>136__Fid=14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7.88_mu=63.92_Sigma=31.28_SigSt=4.0_Bif=38_Spl=1_Fid=14_ED_BinModel__Stack.nrrd</text:p>
          </table:table-cell>
          <table:table-cell office:value-type="string" calcext:value-type="string">
            <text:p>136__Fid=14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8.15_mu=60.27_Sigma=31.31_SigSt=4.0_Bif=38_Spl=1_Fid=14_ED_BinModel__Stack.nrrd</text:p>
          </table:table-cell>
          <table:table-cell office:value-type="string" calcext:value-type="string">
            <text:p>136__Fid=14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8.45_mu=54.42_Sigma=25.89_SigSt=4.0_Bif=38_Spl=1_Fid=14_ED_BinModel__Stack.nrrd</text:p>
          </table:table-cell>
          <table:table-cell office:value-type="string" calcext:value-type="string">
            <text:p>136__Fid=14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8.9_mu=57.64_Sigma=26.66_SigSt=1.58_Bif=38_Spl=1_Fid=14_ED_BinModel__Stack.nrrd</text:p>
          </table:table-cell>
          <table:table-cell office:value-type="string" calcext:value-type="string">
            <text:p>136__Fid=14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9.06_mu=59.95_Sigma=27.92_SigSt=4.0_Bif=38_Spl=1_Fid=14_ED_BinModel__Stack.nrrd</text:p>
          </table:table-cell>
          <table:table-cell office:value-type="string" calcext:value-type="string">
            <text:p>136__Fid=14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9.58_mu=63.17_Sigma=29.28_SigSt=4.0_Bif=38_Spl=1_Fid=14_ED_BinModel__Stack.nrrd</text:p>
          </table:table-cell>
          <table:table-cell office:value-type="string" calcext:value-type="string">
            <text:p>136__Fid=14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9.64_mu=65.5_Sigma=32.26_SigSt=4.0_Bif=38_Spl=1_Fid=14_ED_BinModel__Stack.nrrd</text:p>
          </table:table-cell>
          <table:table-cell office:value-type="string" calcext:value-type="string">
            <text:p>136__Fid=14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42__ArtAmpl=408.14_mu=68.24_Sigma=55.95_SigSt=4.0_Bif=46_Spl=1_Fid=11_ED_BinModel__Stack.nrrd</text:p>
          </table:table-cell>
          <table:table-cell office:value-type="string" calcext:value-type="string">
            <text:p>142__Fid=11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08.22_mu=63.56_Sigma=54.93_SigSt=4.0_Bif=46_Spl=1_Fid=11_ED_BinModel__Stack.nrrd</text:p>
          </table:table-cell>
          <table:table-cell office:value-type="string" calcext:value-type="string">
            <text:p>142__Fid=11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09.48_mu=59.9_Sigma=53.49_SigSt=4.0_Bif=46_Spl=1_Fid=11_ED_BinModel__Stack.nrrd</text:p>
          </table:table-cell>
          <table:table-cell office:value-type="string" calcext:value-type="string">
            <text:p>142__Fid=11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1.71_mu=63.47_Sigma=49.39_SigSt=4.0_Bif=46_Spl=1_Fid=11_ED_BinModel__Stack.nrrd</text:p>
          </table:table-cell>
          <table:table-cell office:value-type="string" calcext:value-type="string">
            <text:p>142__Fid=11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2.17_mu=68.53_Sigma=60.03_SigSt=4.0_Bif=46_Spl=1_Fid=11_ED_BinModel__Stack.nrrd</text:p>
          </table:table-cell>
          <table:table-cell office:value-type="string" calcext:value-type="string">
            <text:p>142__Fid=11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3.43_mu=65.94_Sigma=41.87_SigSt=4.0_Bif=46_Spl=1_Fid=11_ED_BinModel__Stack.nrrd</text:p>
          </table:table-cell>
          <table:table-cell office:value-type="string" calcext:value-type="string">
            <text:p>142__Fid=11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4.13_mu=75.33_Sigma=54.3_SigSt=4.0_Bif=46_Spl=1_Fid=11_ED_BinModel__Stack.nrrd</text:p>
          </table:table-cell>
          <table:table-cell office:value-type="string" calcext:value-type="string">
            <text:p>142__Fid=11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4.6_mu=64.5_Sigma=51.2_SigSt=4.0_Bif=46_Spl=1_Fid=11_ED_BinModel__Stack.nrrd</text:p>
          </table:table-cell>
          <table:table-cell office:value-type="string" calcext:value-type="string">
            <text:p>142__Fid=11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5.2_mu=61.21_Sigma=50.14_SigSt=4.0_Bif=46_Spl=1_Fid=11_ED_BinModel__Stack.nrrd</text:p>
          </table:table-cell>
          <table:table-cell office:value-type="string" calcext:value-type="string">
            <text:p>142__Fid=11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6.11_mu=71.9_Sigma=55.28_SigSt=4.0_Bif=46_Spl=1_Fid=11_ED_BinModel__Stack.nrrd</text:p>
          </table:table-cell>
          <table:table-cell office:value-type="string" calcext:value-type="string">
            <text:p>142__Fid=11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46__ArtAmpl=202.77_mu=47.63_Sigma=20.73_SigSt=4.0_Bif=79_Spl=1_Fid=13_ED_BinModel__Stack.nrrd</text:p>
          </table:table-cell>
          <table:table-cell office:value-type="string" calcext:value-type="string">
            <text:p>146__Fid=13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4.49_mu=41.69_Sigma=20.3_SigSt=4.0_Bif=79_Spl=1_Fid=13_ED_BinModel__Stack.nrrd</text:p>
          </table:table-cell>
          <table:table-cell office:value-type="string" calcext:value-type="string">
            <text:p>146__Fid=13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4.66_mu=39.2_Sigma=18.78_SigSt=4.0_Bif=79_Spl=1_Fid=13_ED_BinModel__Stack.nrrd</text:p>
          </table:table-cell>
          <table:table-cell office:value-type="string" calcext:value-type="string">
            <text:p>146__Fid=13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4.67_mu=48.19_Sigma=20.29_SigSt=4.0_Bif=79_Spl=1_Fid=13_ED_BinModel__Stack.nrrd</text:p>
          </table:table-cell>
          <table:table-cell office:value-type="string" calcext:value-type="string">
            <text:p>146__Fid=13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14_mu=44.26_Sigma=18.38_SigSt=4.0_Bif=79_Spl=1_Fid=13_ED_BinModel__Stack.nrrd</text:p>
          </table:table-cell>
          <table:table-cell office:value-type="string" calcext:value-type="string">
            <text:p>146__Fid=13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22_mu=42.42_Sigma=18.3_SigSt=4.0_Bif=79_Spl=1_Fid=13_ED_BinModel__Stack.nrrd</text:p>
          </table:table-cell>
          <table:table-cell office:value-type="string" calcext:value-type="string">
            <text:p>146__Fid=13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44_mu=42.33_Sigma=19.33_SigSt=4.0_Bif=79_Spl=1_Fid=13_ED_BinModel__Stack.nrrd</text:p>
          </table:table-cell>
          <table:table-cell office:value-type="string" calcext:value-type="string">
            <text:p>146__Fid=13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47_mu=41.36_Sigma=19.18_SigSt=4.0_Bif=79_Spl=1_Fid=13_ED_BinModel__Stack.nrrd</text:p>
          </table:table-cell>
          <table:table-cell office:value-type="string" calcext:value-type="string">
            <text:p>146__Fid=13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75_mu=46.53_Sigma=15.78_SigSt=4.0_Bif=79_Spl=1_Fid=13_ED_BinModel__Stack.nrrd</text:p>
          </table:table-cell>
          <table:table-cell office:value-type="string" calcext:value-type="string">
            <text:p>146__Fid=13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9_mu=44.37_Sigma=18.19_SigSt=4.0_Bif=79_Spl=1_Fid=13_ED_BinModel__Stack.nrrd</text:p>
          </table:table-cell>
          <table:table-cell office:value-type="string" calcext:value-type="string">
            <text:p>146__Fid=13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52__ArtAmpl=346.53_mu=79.58_Sigma=32.54_SigSt=4.0_Bif=4_Spl=1_Fid=15_ED_BinModel__Stack.nrrd</text:p>
          </table:table-cell>
          <table:table-cell office:value-type="string" calcext:value-type="string">
            <text:p>152__Fid=15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63.72_mu=79.9_Sigma=29.89_SigSt=4.0_Bif=4_Spl=1_Fid=15_ED_BinModel__Stack.nrrd</text:p>
          </table:table-cell>
          <table:table-cell office:value-type="string" calcext:value-type="string">
            <text:p>152__Fid=15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4.04_mu=71.57_Sigma=29.63_SigSt=4.0_Bif=4_Spl=1_Fid=15_ED_BinModel__Stack.nrrd</text:p>
          </table:table-cell>
          <table:table-cell office:value-type="string" calcext:value-type="string">
            <text:p>152__Fid=15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4.99_mu=82.62_Sigma=30.47_SigSt=4.0_Bif=4_Spl=1_Fid=15_ED_BinModel__Stack.nrrd</text:p>
          </table:table-cell>
          <table:table-cell office:value-type="string" calcext:value-type="string">
            <text:p>152__Fid=15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6.19_mu=85.2_Sigma=30.65_SigSt=4.0_Bif=4_Spl=1_Fid=15_ED_BinModel__Stack.nrrd</text:p>
          </table:table-cell>
          <table:table-cell office:value-type="string" calcext:value-type="string">
            <text:p>152__Fid=15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6.5_mu=77.34_Sigma=34.38_SigSt=4.0_Bif=4_Spl=1_Fid=15_ED_BinModel__Stack.nrrd</text:p>
          </table:table-cell>
          <table:table-cell office:value-type="string" calcext:value-type="string">
            <text:p>152__Fid=15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6.61_mu=69.1_Sigma=33.32_SigSt=4.0_Bif=4_Spl=1_Fid=15_ED_BinModel__Stack.nrrd</text:p>
          </table:table-cell>
          <table:table-cell office:value-type="string" calcext:value-type="string">
            <text:p>152__Fid=15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7.62_mu=79.56_Sigma=32.33_SigSt=4.0_Bif=4_Spl=1_Fid=15_ED_BinModel__Stack.nrrd</text:p>
          </table:table-cell>
          <table:table-cell office:value-type="string" calcext:value-type="string">
            <text:p>152__Fid=15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80.97_mu=77.92_Sigma=30.13_SigSt=4.0_Bif=4_Spl=1_Fid=15_ED_BinModel__Stack.nrrd</text:p>
          </table:table-cell>
          <table:table-cell office:value-type="string" calcext:value-type="string">
            <text:p>152__Fid=15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81.04_mu=69.16_Sigma=34.53_SigSt=4.0_Bif=4_Spl=1_Fid=15_ED_BinModel__Stack.nrrd</text:p>
          </table:table-cell>
          <table:table-cell office:value-type="string" calcext:value-type="string">
            <text:p>152__Fid=15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66__ArtAmpl=187.28_mu=44.4_Sigma=25.19_SigSt=4.0_Bif=102_Spl=1_Fid=12_ED_BinModel__Stack.nrrd</text:p>
          </table:table-cell>
          <table:table-cell office:value-type="string" calcext:value-type="string">
            <text:p>166__Fid=12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89.52_mu=45.42_Sigma=28.38_SigSt=4.0_Bif=102_Spl=1_Fid=12_ED_BinModel__Stack.nrrd</text:p>
          </table:table-cell>
          <table:table-cell office:value-type="string" calcext:value-type="string">
            <text:p>166__Fid=12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89.89_mu=49.4_Sigma=25.42_SigSt=4.0_Bif=102_Spl=1_Fid=12_ED_BinModel__Stack.nrrd</text:p>
          </table:table-cell>
          <table:table-cell office:value-type="string" calcext:value-type="string">
            <text:p>166__Fid=12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0.21_mu=45.6_Sigma=27.07_SigSt=4.0_Bif=102_Spl=1_Fid=12_ED_BinModel__Stack.nrrd</text:p>
          </table:table-cell>
          <table:table-cell office:value-type="string" calcext:value-type="string">
            <text:p>166__Fid=12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0.59_mu=48.78_Sigma=25.93_SigSt=4.0_Bif=102_Spl=1_Fid=12_ED_BinModel__Stack.nrrd</text:p>
          </table:table-cell>
          <table:table-cell office:value-type="string" calcext:value-type="string">
            <text:p>166__Fid=12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06_mu=49.42_Sigma=23.29_SigSt=4.0_Bif=102_Spl=1_Fid=12_ED_BinModel__Stack.nrrd</text:p>
          </table:table-cell>
          <table:table-cell office:value-type="string" calcext:value-type="string">
            <text:p>166__Fid=12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07_mu=41.52_Sigma=24.1_SigSt=4.0_Bif=102_Spl=1_Fid=12_ED_BinModel__Stack.nrrd</text:p>
          </table:table-cell>
          <table:table-cell office:value-type="string" calcext:value-type="string">
            <text:p>166__Fid=12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28_mu=51.37_Sigma=29.47_SigSt=4.0_Bif=102_Spl=1_Fid=12_ED_BinModel__Stack.nrrd</text:p>
          </table:table-cell>
          <table:table-cell office:value-type="string" calcext:value-type="string">
            <text:p>166__Fid=12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33_mu=47.48_Sigma=25.48_SigSt=4.0_Bif=102_Spl=1_Fid=12_ED_BinModel__Stack.nrrd</text:p>
          </table:table-cell>
          <table:table-cell office:value-type="string" calcext:value-type="string">
            <text:p>166__Fid=12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71_mu=42.01_Sigma=24.73_SigSt=4.0_Bif=102_Spl=1_Fid=12_ED_BinModel__Stack.nrrd</text:p>
          </table:table-cell>
          <table:table-cell office:value-type="string" calcext:value-type="string">
            <text:p>166__Fid=12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6__ArtAmpl=180.65_mu=31.2_Sigma=15.46_SigSt=4.0_Bif=125_Spl=1_Fid=2_ED_BinModel__Stack.nrrd</text:p>
          </table:table-cell>
          <table:table-cell office:value-type="string" calcext:value-type="string">
            <text:p>36__Fid=2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0.09_mu=28.27_Sigma=13.03_SigSt=4.0_Bif=125_Spl=1_Fid=2_ED_BinModel__Stack.nrrd</text:p>
          </table:table-cell>
          <table:table-cell office:value-type="string" calcext:value-type="string">
            <text:p>36__Fid=2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5.44_mu=26.76_Sigma=13.33_SigSt=4.0_Bif=125_Spl=1_Fid=2_ED_BinModel__Stack.nrrd</text:p>
          </table:table-cell>
          <table:table-cell office:value-type="string" calcext:value-type="string">
            <text:p>36__Fid=2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5.6_mu=30.29_Sigma=16.01_SigSt=4.0_Bif=125_Spl=1_Fid=2_ED_BinModel__Stack.nrrd</text:p>
          </table:table-cell>
          <table:table-cell office:value-type="string" calcext:value-type="string">
            <text:p>36__Fid=2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6.64_mu=26.48_Sigma=13.72_SigSt=4.0_Bif=125_Spl=1_Fid=2_ED_BinModel__Stack.nrrd</text:p>
          </table:table-cell>
          <table:table-cell office:value-type="string" calcext:value-type="string">
            <text:p>36__Fid=2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6.86_mu=30.91_Sigma=12.93_SigSt=4.0_Bif=125_Spl=1_Fid=2_ED_BinModel__Stack.nrrd</text:p>
          </table:table-cell>
          <table:table-cell office:value-type="string" calcext:value-type="string">
            <text:p>36__Fid=2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6.87_mu=25.65_Sigma=13.11_SigSt=4.0_Bif=125_Spl=1_Fid=2_ED_BinModel__Stack.nrrd</text:p>
          </table:table-cell>
          <table:table-cell office:value-type="string" calcext:value-type="string">
            <text:p>36__Fid=2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7.07_mu=25.6_Sigma=14.37_SigSt=4.0_Bif=125_Spl=1_Fid=2_ED_BinModel__Stack.nrrd</text:p>
          </table:table-cell>
          <table:table-cell office:value-type="string" calcext:value-type="string">
            <text:p>36__Fid=2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7.07_mu=26.21_Sigma=12.42_SigSt=4.0_Bif=125_Spl=1_Fid=2_ED_BinModel__Stack.nrrd</text:p>
          </table:table-cell>
          <table:table-cell office:value-type="string" calcext:value-type="string">
            <text:p>36__Fid=2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7.09_mu=29.36_Sigma=15.4_SigSt=4.0_Bif=125_Spl=1_Fid=2_ED_BinModel__Stack.nrrd</text:p>
          </table:table-cell>
          <table:table-cell office:value-type="string" calcext:value-type="string">
            <text:p>36__Fid=2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8__ArtAmpl=185.48_mu=26.06_Sigma=10.85_SigSt=4.0_Bif=176_Spl=1_Fid=3_ED_BinModel__Stack.nrrd</text:p>
          </table:table-cell>
          <table:table-cell office:value-type="string" calcext:value-type="string">
            <text:p>48__Fid=3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31_mu=28.98_Sigma=11.04_SigSt=4.0_Bif=176_Spl=1_Fid=3_ED_BinModel__Stack.nrrd</text:p>
          </table:table-cell>
          <table:table-cell office:value-type="string" calcext:value-type="string">
            <text:p>48__Fid=3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42_mu=29.67_Sigma=12.12_SigSt=4.0_Bif=176_Spl=1_Fid=3_ED_BinModel__Stack.nrrd</text:p>
          </table:table-cell>
          <table:table-cell office:value-type="string" calcext:value-type="string">
            <text:p>48__Fid=3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5_mu=29.19_Sigma=10.57_SigSt=4.0_Bif=176_Spl=1_Fid=3_ED_BinModel__Stack.nrrd</text:p>
          </table:table-cell>
          <table:table-cell office:value-type="string" calcext:value-type="string">
            <text:p>48__Fid=3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74_mu=31.18_Sigma=11.36_SigSt=4.0_Bif=176_Spl=1_Fid=3_ED_BinModel__Stack.nrrd</text:p>
          </table:table-cell>
          <table:table-cell office:value-type="string" calcext:value-type="string">
            <text:p>48__Fid=3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78_mu=28.67_Sigma=12.75_SigSt=4.0_Bif=176_Spl=1_Fid=3_ED_BinModel__Stack.nrrd</text:p>
          </table:table-cell>
          <table:table-cell office:value-type="string" calcext:value-type="string">
            <text:p>48__Fid=3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93_mu=26.0_Sigma=10.83_SigSt=4.0_Bif=176_Spl=1_Fid=3_ED_BinModel__Stack.nrrd</text:p>
          </table:table-cell>
          <table:table-cell office:value-type="string" calcext:value-type="string">
            <text:p>48__Fid=3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2.18_mu=31.23_Sigma=11.86_SigSt=4.0_Bif=176_Spl=1_Fid=3_ED_BinModel__Stack.nrrd</text:p>
          </table:table-cell>
          <table:table-cell office:value-type="string" calcext:value-type="string">
            <text:p>48__Fid=3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2.2_mu=28.51_Sigma=11.54_SigSt=4.0_Bif=176_Spl=1_Fid=3_ED_BinModel__Stack.nrrd</text:p>
          </table:table-cell>
          <table:table-cell office:value-type="string" calcext:value-type="string">
            <text:p>48__Fid=3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2.61_mu=28.69_Sigma=11.21_SigSt=4.0_Bif=176_Spl=1_Fid=3_ED_BinModel__Stack.nrrd</text:p>
          </table:table-cell>
          <table:table-cell office:value-type="string" calcext:value-type="string">
            <text:p>48__Fid=3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55__ArtAmpl=187.55_mu=30.73_Sigma=9.34_SigSt=4.0_Bif=186_Spl=1_Fid=4_ED_BinModel__Stack.nrrd</text:p>
          </table:table-cell>
          <table:table-cell office:value-type="string" calcext:value-type="string">
            <text:p>55__Fid=4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89.28_mu=31.66_Sigma=9.05_SigSt=4.0_Bif=186_Spl=1_Fid=4_ED_BinModel__Stack.nrrd</text:p>
          </table:table-cell>
          <table:table-cell office:value-type="string" calcext:value-type="string">
            <text:p>55__Fid=4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06_mu=29.61_Sigma=8.67_SigSt=4.0_Bif=186_Spl=1_Fid=4_ED_BinModel__Stack.nrrd</text:p>
          </table:table-cell>
          <table:table-cell office:value-type="string" calcext:value-type="string">
            <text:p>55__Fid=4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47_mu=28.5_Sigma=8.5_SigSt=4.0_Bif=186_Spl=1_Fid=4_ED_BinModel__Stack.nrrd</text:p>
          </table:table-cell>
          <table:table-cell office:value-type="string" calcext:value-type="string">
            <text:p>55__Fid=4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7_mu=34.36_Sigma=10.77_SigSt=4.0_Bif=186_Spl=1_Fid=4_ED_BinModel__Stack.nrrd</text:p>
          </table:table-cell>
          <table:table-cell office:value-type="string" calcext:value-type="string">
            <text:p>55__Fid=4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91_mu=35.93_Sigma=10.15_SigSt=4.0_Bif=186_Spl=1_Fid=4_ED_BinModel__Stack.nrrd</text:p>
          </table:table-cell>
          <table:table-cell office:value-type="string" calcext:value-type="string">
            <text:p>55__Fid=4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96_mu=35.28_Sigma=10.3_SigSt=4.0_Bif=186_Spl=1_Fid=4_ED_BinModel__Stack.nrrd</text:p>
          </table:table-cell>
          <table:table-cell office:value-type="string" calcext:value-type="string">
            <text:p>55__Fid=4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1.19_mu=35.66_Sigma=10.36_SigSt=4.0_Bif=186_Spl=1_Fid=4_ED_BinModel__Stack.nrrd</text:p>
          </table:table-cell>
          <table:table-cell office:value-type="string" calcext:value-type="string">
            <text:p>55__Fid=4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1.21_mu=35.65_Sigma=9.51_SigSt=4.0_Bif=186_Spl=1_Fid=4_ED_BinModel__Stack.nrrd</text:p>
          </table:table-cell>
          <table:table-cell office:value-type="string" calcext:value-type="string">
            <text:p>55__Fid=4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1.24_mu=32.44_Sigma=10.3_SigSt=4.0_Bif=186_Spl=1_Fid=4_ED_BinModel__Stack.nrrd</text:p>
          </table:table-cell>
          <table:table-cell office:value-type="string" calcext:value-type="string">
            <text:p>55__Fid=4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3__ArtAmpl=194.54_mu=36.91_Sigma=17.76_SigSt=4.0_Bif=56_Spl=1_Fid=5_ED_BinModel__Stack.nrrd</text:p>
          </table:table-cell>
          <table:table-cell office:value-type="string" calcext:value-type="string">
            <text:p>73__Fid=5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197.54_mu=37.13_Sigma=14.72_SigSt=4.0_Bif=56_Spl=1_Fid=5_ED_BinModel__Stack.nrrd</text:p>
          </table:table-cell>
          <table:table-cell office:value-type="string" calcext:value-type="string">
            <text:p>73__Fid=5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05.0_mu=32.69_Sigma=15.55_SigSt=4.0_Bif=56_Spl=1_Fid=5_ED_BinModel__Stack.nrrd</text:p>
          </table:table-cell>
          <table:table-cell office:value-type="string" calcext:value-type="string">
            <text:p>73__Fid=5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06.54_mu=36.78_Sigma=14.26_SigSt=4.0_Bif=56_Spl=1_Fid=5_ED_BinModel__Stack.nrrd</text:p>
          </table:table-cell>
          <table:table-cell office:value-type="string" calcext:value-type="string">
            <text:p>73__Fid=5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08.0_mu=37.04_Sigma=14.37_SigSt=4.0_Bif=56_Spl=1_Fid=5_ED_BinModel__Stack.nrrd</text:p>
          </table:table-cell>
          <table:table-cell office:value-type="string" calcext:value-type="string">
            <text:p>73__Fid=5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0.48_mu=30.56_Sigma=13.5_SigSt=4.0_Bif=56_Spl=1_Fid=5_ED_BinModel__Stack.nrrd</text:p>
          </table:table-cell>
          <table:table-cell office:value-type="string" calcext:value-type="string">
            <text:p>73__Fid=5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1.18_mu=34.93_Sigma=12.62_SigSt=4.0_Bif=56_Spl=1_Fid=5_ED_BinModel__Stack.nrrd</text:p>
          </table:table-cell>
          <table:table-cell office:value-type="string" calcext:value-type="string">
            <text:p>73__Fid=5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1.95_mu=33.23_Sigma=15.56_SigSt=4.0_Bif=56_Spl=1_Fid=5_ED_BinModel__Stack.nrrd</text:p>
          </table:table-cell>
          <table:table-cell office:value-type="string" calcext:value-type="string">
            <text:p>73__Fid=5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2.04_mu=31.7_Sigma=18.01_SigSt=4.0_Bif=56_Spl=1_Fid=5_ED_BinModel__Stack.nrrd</text:p>
          </table:table-cell>
          <table:table-cell office:value-type="string" calcext:value-type="string">
            <text:p>73__Fid=5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2.37_mu=34.65_Sigma=18.34_SigSt=4.0_Bif=56_Spl=1_Fid=5_ED_BinModel__Stack.nrrd</text:p>
          </table:table-cell>
          <table:table-cell office:value-type="string" calcext:value-type="string">
            <text:p>73__Fid=5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9__ArtAmpl=196.98_mu=35.89_Sigma=12.52_SigSt=4.0_Bif=152_Spl=1_Fid=6_ED_BinModel__Stack.nrrd</text:p>
          </table:table-cell>
          <table:table-cell office:value-type="string" calcext:value-type="string">
            <text:p>79__Fid=6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8.13_mu=40.67_Sigma=12.9_SigSt=4.0_Bif=152_Spl=1_Fid=6_ED_BinModel__Stack.nrrd</text:p>
          </table:table-cell>
          <table:table-cell office:value-type="string" calcext:value-type="string">
            <text:p>79__Fid=6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48_mu=40.63_Sigma=13.77_SigSt=4.0_Bif=152_Spl=1_Fid=6_ED_BinModel__Stack.nrrd</text:p>
          </table:table-cell>
          <table:table-cell office:value-type="string" calcext:value-type="string">
            <text:p>79__Fid=6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72_mu=35.42_Sigma=13.31_SigSt=4.0_Bif=152_Spl=1_Fid=6_ED_BinModel__Stack.nrrd</text:p>
          </table:table-cell>
          <table:table-cell office:value-type="string" calcext:value-type="string">
            <text:p>79__Fid=6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73_mu=38.66_Sigma=14.34_SigSt=4.0_Bif=152_Spl=1_Fid=6_ED_BinModel__Stack.nrrd</text:p>
          </table:table-cell>
          <table:table-cell office:value-type="string" calcext:value-type="string">
            <text:p>79__Fid=6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7_mu=33.82_Sigma=14.77_SigSt=4.0_Bif=152_Spl=1_Fid=6_ED_BinModel__Stack.nrrd</text:p>
          </table:table-cell>
          <table:table-cell office:value-type="string" calcext:value-type="string">
            <text:p>79__Fid=6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81_mu=40.26_Sigma=12.61_SigSt=4.0_Bif=152_Spl=1_Fid=6_ED_BinModel__Stack.nrrd</text:p>
          </table:table-cell>
          <table:table-cell office:value-type="string" calcext:value-type="string">
            <text:p>79__Fid=6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87_mu=38.76_Sigma=14.56_SigSt=4.0_Bif=152_Spl=1_Fid=6_ED_BinModel__Stack.nrrd</text:p>
          </table:table-cell>
          <table:table-cell office:value-type="string" calcext:value-type="string">
            <text:p>79__Fid=6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94_mu=36.9_Sigma=13.96_SigSt=4.0_Bif=152_Spl=1_Fid=6_ED_BinModel__Stack.nrrd</text:p>
          </table:table-cell>
          <table:table-cell office:value-type="string" calcext:value-type="string">
            <text:p>79__Fid=6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9_mu=36.55_Sigma=13.94_SigSt=4.0_Bif=152_Spl=1_Fid=6_ED_BinModel__Stack.nrrd</text:p>
          </table:table-cell>
          <table:table-cell office:value-type="string" calcext:value-type="string">
            <text:p>79__Fid=6_M10.nrrd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25" office:value-type="string" calcext:value-type="string" table:number-columns-spanned="1" table:number-rows-spanned="164">
            <text:p>Test #3 <text:s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Test #3 <text:s text:c="2"/>-- <text:s text:c="2"/>Test #3 <text:s text:c="2"/>-- <text:s text:c="2"/>Test #3 <text:s text:c="2"/>-- <text:s text:c="2"/>Test <text:s text:c="3"/>-- <text:s text:c="2"/>Test #3 <text:s text:c="2"/>-- <text:s text:c="2"/>Test #3 <text:s text:c="2"/>-- <text:s text:c="2"/>Test <text:s text:c="2"/>-- <text:s text:c="2"/>Test #3 <text:s text:c="2"/>-- <text:s text:c="2"/>Test #3 <text:s text:c="2"/>-- <text:s text:c="2"/>Test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</text:p>
          </table:table-cell>
          <table:table-cell office:value-type="string" calcext:value-type="string">
            <text:p>105__ArtAmpl=241.36_mu=77.07_Sigma=20.37_SigSt=4.0_Bif=64_Spl=1_Fid=8_ED_BinModel__Stack.nrrd</text:p>
          </table:table-cell>
          <table:table-cell office:value-type="string" calcext:value-type="string">
            <text:p>105__Fid=8_M01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05__ArtAmpl=242.31_mu=70.22_Sigma=20.26_SigSt=4.0_Bif=64_Spl=1_Fid=8_ED_BinModel__Stack.nrrd</text:p>
          </table:table-cell>
          <table:table-cell office:value-type="string" calcext:value-type="string">
            <text:p>105__Fid=8_M02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05__ArtAmpl=255.89_mu=73.41_Sigma=20.77_SigSt=4.0_Bif=64_Spl=1_Fid=8_ED_BinModel__Stack.nrrd</text:p>
          </table:table-cell>
          <table:table-cell office:value-type="string" calcext:value-type="string">
            <text:p>105__Fid=8_M03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05__ArtAmpl=265.96_mu=72.17_Sigma=21.45_SigSt=4.0_Bif=64_Spl=1_Fid=8_ED_BinModel__Stack.nrrd</text:p>
          </table:table-cell>
          <table:table-cell office:value-type="string" calcext:value-type="string">
            <text:p>105__Fid=8_M04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05__ArtAmpl=266.49_mu=66.59_Sigma=21.36_SigSt=4.0_Bif=64_Spl=1_Fid=8_ED_BinModel__Stack.nrrd</text:p>
          </table:table-cell>
          <table:table-cell office:value-type="string" calcext:value-type="string">
            <text:p>105__Fid=8_M05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05__ArtAmpl=267.32_mu=70.92_Sigma=21.16_SigSt=4.0_Bif=64_Spl=1_Fid=8_ED_BinModel__Stack.nrrd</text:p>
          </table:table-cell>
          <table:table-cell office:value-type="string" calcext:value-type="string">
            <text:p>105__Fid=8_M06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05__ArtAmpl=269.71_mu=78.55_Sigma=19.47_SigSt=4.0_Bif=64_Spl=1_Fid=8_ED_BinModel__Stack.nrrd</text:p>
          </table:table-cell>
          <table:table-cell office:value-type="string" calcext:value-type="string">
            <text:p>105__Fid=8_M07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05__ArtAmpl=269.81_mu=72.36_Sigma=22.67_SigSt=4.0_Bif=64_Spl=1_Fid=8_ED_BinModel__Stack.nrrd</text:p>
          </table:table-cell>
          <table:table-cell office:value-type="string" calcext:value-type="string">
            <text:p>105__Fid=8_M08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05__ArtAmpl=270.75_mu=78.17_Sigma=22.37_SigSt=4.0_Bif=64_Spl=1_Fid=8_ED_BinModel__Stack.nrrd</text:p>
          </table:table-cell>
          <table:table-cell office:value-type="string" calcext:value-type="string">
            <text:p>105__Fid=8_M09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05__ArtAmpl=270.96_mu=81.14_Sigma=21.43_SigSt=4.0_Bif=64_Spl=1_Fid=8_ED_BinModel__Stack.nrrd</text:p>
          </table:table-cell>
          <table:table-cell office:value-type="string" calcext:value-type="string">
            <text:p>105__Fid=8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number-columns-repeated="5"/>
        </table:table-row>
        <table:table-row table:style-name="ro1">
          <table:covered-table-cell table:style-name="ce26"/>
          <table:table-cell office:value-type="string" calcext:value-type="string">
            <text:p>10__ArtAmpl=172.04_mu=36.5_Sigma=19.25_SigSt=4.0_Bif=45_Spl=1_Fid=2_ED_BinModel__Stack.nrrd</text:p>
          </table:table-cell>
          <table:table-cell office:value-type="string" calcext:value-type="string">
            <text:p>10__Fid=2_M01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0__ArtAmpl=172.17_mu=36.84_Sigma=21.59_SigSt=4.0_Bif=45_Spl=1_Fid=2_ED_BinModel__Stack.nrrd</text:p>
          </table:table-cell>
          <table:table-cell office:value-type="string" calcext:value-type="string">
            <text:p>10__Fid=2_M02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0__ArtAmpl=172.17_mu=37.71_Sigma=20.83_SigSt=4.0_Bif=45_Spl=1_Fid=2_ED_BinModel__Stack.nrrd</text:p>
          </table:table-cell>
          <table:table-cell office:value-type="string" calcext:value-type="string">
            <text:p>10__Fid=2_M03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0__ArtAmpl=173.19_mu=37.17_Sigma=19.22_SigSt=4.0_Bif=45_Spl=1_Fid=2_ED_BinModel__Stack.nrrd</text:p>
          </table:table-cell>
          <table:table-cell office:value-type="string" calcext:value-type="string">
            <text:p>10__Fid=2_M04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0__ArtAmpl=176.0_mu=36.92_Sigma=21.73_SigSt=4.0_Bif=45_Spl=1_Fid=2_ED_BinModel__Stack.nrrd</text:p>
          </table:table-cell>
          <table:table-cell office:value-type="string" calcext:value-type="string">
            <text:p>10__Fid=2_M05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0__ArtAmpl=176.66_mu=31.73_Sigma=20.24_SigSt=4.0_Bif=45_Spl=1_Fid=2_ED_BinModel__Stack.nrrd</text:p>
          </table:table-cell>
          <table:table-cell office:value-type="string" calcext:value-type="string">
            <text:p>10__Fid=2_M06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0__ArtAmpl=176.66_mu=31.8_Sigma=19.33_SigSt=4.0_Bif=45_Spl=1_Fid=2_ED_BinModel__Stack.nrrd</text:p>
          </table:table-cell>
          <table:table-cell office:value-type="string" calcext:value-type="string">
            <text:p>10__Fid=2_M07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0__ArtAmpl=176.75_mu=32.53_Sigma=21.51_SigSt=4.0_Bif=45_Spl=1_Fid=2_ED_BinModel__Stack.nrrd</text:p>
          </table:table-cell>
          <table:table-cell office:value-type="string" calcext:value-type="string">
            <text:p>10__Fid=2_M08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0__ArtAmpl=176.92_mu=31.98_Sigma=16.61_SigSt=4.0_Bif=45_Spl=1_Fid=2_ED_BinModel__Stack.nrrd</text:p>
          </table:table-cell>
          <table:table-cell office:value-type="string" calcext:value-type="string">
            <text:p>10__Fid=2_M09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0__ArtAmpl=176.98_mu=38.41_Sigma=18.49_SigSt=4.0_Bif=45_Spl=1_Fid=2_ED_BinModel__Stack.nrrd</text:p>
          </table:table-cell>
          <table:table-cell office:value-type="string" calcext:value-type="string">
            <text:p>10__Fid=2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number-columns-repeated="5"/>
        </table:table-row>
        <table:table-row table:style-name="ro1">
          <table:covered-table-cell table:style-name="ce26"/>
          <table:table-cell office:value-type="string" calcext:value-type="string">
            <text:p>110__ArtAmpl=314.26_mu=68.31_Sigma=25.9_SigSt=4.0_Bif=14_Spl=1_Fid=14_ED_BinModel__Stack.nrrd</text:p>
          </table:table-cell>
          <table:table-cell office:value-type="string" calcext:value-type="string">
            <text:p>110__Fid=14_M01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10__ArtAmpl=325.08_mu=71.0_Sigma=29.16_SigSt=4.0_Bif=14_Spl=1_Fid=14_ED_BinModel__Stack.nrrd</text:p>
          </table:table-cell>
          <table:table-cell office:value-type="string" calcext:value-type="string">
            <text:p>110__Fid=14_M02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10__ArtAmpl=325.51_mu=66.7_Sigma=26.19_SigSt=4.0_Bif=14_Spl=1_Fid=14_ED_BinModel__Stack.nrrd</text:p>
          </table:table-cell>
          <table:table-cell office:value-type="string" calcext:value-type="string">
            <text:p>110__Fid=14_M03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10__ArtAmpl=325.62_mu=66.97_Sigma=26.58_SigSt=4.0_Bif=14_Spl=1_Fid=14_ED_BinModel__Stack.nrrd</text:p>
          </table:table-cell>
          <table:table-cell office:value-type="string" calcext:value-type="string">
            <text:p>110__Fid=14_M04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10__ArtAmpl=325.63_mu=68.87_Sigma=25.77_SigSt=4.0_Bif=14_Spl=1_Fid=14_ED_BinModel__Stack.nrrd</text:p>
          </table:table-cell>
          <table:table-cell office:value-type="string" calcext:value-type="string">
            <text:p>110__Fid=14_M05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10__ArtAmpl=325.73_mu=65.21_Sigma=26.97_SigSt=4.0_Bif=14_Spl=1_Fid=14_ED_BinModel__Stack.nrrd</text:p>
          </table:table-cell>
          <table:table-cell office:value-type="string" calcext:value-type="string">
            <text:p>110__Fid=14_M06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10__ArtAmpl=325.78_mu=68.82_Sigma=29.3_SigSt=4.0_Bif=14_Spl=1_Fid=14_ED_BinModel__Stack.nrrd</text:p>
          </table:table-cell>
          <table:table-cell office:value-type="string" calcext:value-type="string">
            <text:p>110__Fid=14_M07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10__ArtAmpl=325.93_mu=68.48_Sigma=25.05_SigSt=4.0_Bif=14_Spl=1_Fid=14_ED_BinModel__Stack.nrrd</text:p>
          </table:table-cell>
          <table:table-cell office:value-type="string" calcext:value-type="string">
            <text:p>110__Fid=14_M08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10__ArtAmpl=325.97_mu=63.46_Sigma=26.51_SigSt=4.0_Bif=14_Spl=1_Fid=14_ED_BinModel__Stack.nrrd</text:p>
          </table:table-cell>
          <table:table-cell office:value-type="string" calcext:value-type="string">
            <text:p>110__Fid=14_M09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10__ArtAmpl=326.16_mu=68.82_Sigma=25.45_SigSt=4.0_Bif=14_Spl=1_Fid=14_ED_BinModel__Stack.nrrd</text:p>
          </table:table-cell>
          <table:table-cell office:value-type="string" calcext:value-type="string">
            <text:p>110__Fid=14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number-columns-repeated="5"/>
        </table:table-row>
        <table:table-row table:style-name="ro1">
          <table:covered-table-cell table:style-name="ce26"/>
          <table:table-cell office:value-type="string" calcext:value-type="string">
            <text:p>115__ArtAmpl=243.04_mu=60.32_Sigma=34.04_SigSt=4.0_Bif=35_Spl=1_Fid=10_ED_BinModel__Stack.nrrd</text:p>
          </table:table-cell>
          <table:table-cell office:value-type="string" calcext:value-type="string">
            <text:p>115__Fid=10_M01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15__ArtAmpl=244.22_mu=61.86_Sigma=34.82_SigSt=4.0_Bif=35_Spl=1_Fid=10_ED_BinModel__Stack.nrrd</text:p>
          </table:table-cell>
          <table:table-cell office:value-type="string" calcext:value-type="string">
            <text:p>115__Fid=10_M02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15__ArtAmpl=244.26_mu=56.1_Sigma=34.13_SigSt=4.0_Bif=35_Spl=1_Fid=10_ED_BinModel__Stack.nrrd</text:p>
          </table:table-cell>
          <table:table-cell office:value-type="string" calcext:value-type="string">
            <text:p>115__Fid=10_M03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15__ArtAmpl=244.41_mu=64.56_Sigma=30.44_SigSt=4.0_Bif=35_Spl=1_Fid=10_ED_BinModel__Stack.nrrd</text:p>
          </table:table-cell>
          <table:table-cell office:value-type="string" calcext:value-type="string">
            <text:p>115__Fid=10_M04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15__ArtAmpl=244.46_mu=60.03_Sigma=36.3_SigSt=4.0_Bif=35_Spl=1_Fid=10_ED_BinModel__Stack.nrrd</text:p>
          </table:table-cell>
          <table:table-cell office:value-type="string" calcext:value-type="string">
            <text:p>115__Fid=10_M05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15__ArtAmpl=244.53_mu=60.18_Sigma=33.14_SigSt=4.0_Bif=35_Spl=1_Fid=10_ED_BinModel__Stack.nrrd</text:p>
          </table:table-cell>
          <table:table-cell office:value-type="string" calcext:value-type="string">
            <text:p>115__Fid=10_M06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15__ArtAmpl=244.59_mu=54.89_Sigma=36.69_SigSt=4.0_Bif=35_Spl=1_Fid=10_ED_BinModel__Stack.nrrd</text:p>
          </table:table-cell>
          <table:table-cell office:value-type="string" calcext:value-type="string">
            <text:p>115__Fid=10_M07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15__ArtAmpl=244.75_mu=62.84_Sigma=35.81_SigSt=4.0_Bif=35_Spl=1_Fid=10_ED_BinModel__Stack.nrrd</text:p>
          </table:table-cell>
          <table:table-cell office:value-type="string" calcext:value-type="string">
            <text:p>115__Fid=10_M08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15__ArtAmpl=244.94_mu=63.44_Sigma=30.05_SigSt=4.0_Bif=35_Spl=1_Fid=10_ED_BinModel__Stack.nrrd</text:p>
          </table:table-cell>
          <table:table-cell office:value-type="string" calcext:value-type="string">
            <text:p>115__Fid=10_M09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15__ArtAmpl=244.94_mu=63.44_Sigma=33.41_SigSt=4.0_Bif=35_Spl=1_Fid=10_ED_BinModel__Stack.nrrd</text:p>
          </table:table-cell>
          <table:table-cell office:value-type="string" calcext:value-type="string">
            <text:p>115__Fid=10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number-columns-repeated="5"/>
        </table:table-row>
        <table:table-row table:style-name="ro1">
          <table:covered-table-cell table:style-name="ce26"/>
          <table:table-cell office:value-type="string" calcext:value-type="string">
            <text:p>120__ArtAmpl=252.9_mu=121.64_Sigma=34.45_SigSt=4.0_Bif=130_Spl=1_Fid=9_ED_BinModel__Stack.nrrd</text:p>
          </table:table-cell>
          <table:table-cell office:value-type="string" calcext:value-type="string">
            <text:p>120__Fid=9_M01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20__ArtAmpl=253.19_mu=120.38_Sigma=37.49_SigSt=4.0_Bif=130_Spl=1_Fid=9_ED_BinModel__Stack.nrrd</text:p>
          </table:table-cell>
          <table:table-cell office:value-type="string" calcext:value-type="string">
            <text:p>120__Fid=9_M02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20__ArtAmpl=253.59_mu=146.4_Sigma=37.25_SigSt=4.0_Bif=130_Spl=1_Fid=9_ED_BinModel__Stack.nrrd</text:p>
          </table:table-cell>
          <table:table-cell office:value-type="string" calcext:value-type="string">
            <text:p>120__Fid=9_M03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20__ArtAmpl=253.88_mu=115.96_Sigma=37.5_SigSt=4.0_Bif=130_Spl=1_Fid=9_ED_BinModel__Stack.nrrd</text:p>
          </table:table-cell>
          <table:table-cell office:value-type="string" calcext:value-type="string">
            <text:p>120__Fid=9_M04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20__ArtAmpl=253.91_mu=133.98_Sigma=39.24_SigSt=4.0_Bif=130_Spl=1_Fid=9_ED_BinModel__Stack.nrrd</text:p>
          </table:table-cell>
          <table:table-cell office:value-type="string" calcext:value-type="string">
            <text:p>120__Fid=9_M05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20__ArtAmpl=254.26_mu=117.89_Sigma=36.35_SigSt=4.0_Bif=130_Spl=1_Fid=9_ED_BinModel__Stack.nrrd</text:p>
          </table:table-cell>
          <table:table-cell office:value-type="string" calcext:value-type="string">
            <text:p>120__Fid=9_M06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20__ArtAmpl=254.28_mu=128.74_Sigma=41.13_SigSt=4.0_Bif=130_Spl=1_Fid=9_ED_BinModel__Stack.nrrd</text:p>
          </table:table-cell>
          <table:table-cell office:value-type="string" calcext:value-type="string">
            <text:p>120__Fid=9_M07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20__ArtAmpl=254.29_mu=128.78_Sigma=39.57_SigSt=4.0_Bif=130_Spl=1_Fid=9_ED_BinModel__Stack.nrrd</text:p>
          </table:table-cell>
          <table:table-cell office:value-type="string" calcext:value-type="string">
            <text:p>120__Fid=9_M08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20__ArtAmpl=254.4_mu=122.47_Sigma=34.86_SigSt=4.0_Bif=130_Spl=1_Fid=9_ED_BinModel__Stack.nrrd</text:p>
          </table:table-cell>
          <table:table-cell office:value-type="string" calcext:value-type="string">
            <text:p>120__Fid=9_M09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20__ArtAmpl=254.5_mu=145.26_Sigma=38.39_SigSt=4.0_Bif=130_Spl=1_Fid=9_ED_BinModel__Stack.nrrd</text:p>
          </table:table-cell>
          <table:table-cell office:value-type="string" calcext:value-type="string">
            <text:p>120__Fid=9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number-columns-repeated="5"/>
        </table:table-row>
        <table:table-row table:style-name="ro1">
          <table:covered-table-cell table:style-name="ce26"/>
          <table:table-cell office:value-type="string" calcext:value-type="string">
            <text:p>125__ArtAmpl=939.81_mu=155.25_Sigma=49.83_SigSt=4.0_Bif=56_Spl=1_Fid=15_ED_BinModel__Stack.nrrd</text:p>
          </table:table-cell>
          <table:table-cell office:value-type="string" calcext:value-type="string">
            <text:p>125__Fid=15_M01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25__ArtAmpl=940.5_mu=165.12_Sigma=54.29_SigSt=4.0_Bif=56_Spl=1_Fid=15_ED_BinModel__Stack.nrrd</text:p>
          </table:table-cell>
          <table:table-cell office:value-type="string" calcext:value-type="string">
            <text:p>125__Fid=15_M02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25__ArtAmpl=941.77_mu=156.31_Sigma=61.86_SigSt=4.0_Bif=56_Spl=1_Fid=15_ED_BinModel__Stack.nrrd</text:p>
          </table:table-cell>
          <table:table-cell office:value-type="string" calcext:value-type="string">
            <text:p>125__Fid=15_M03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25__ArtAmpl=943.36_mu=183.3_Sigma=56.31_SigSt=4.0_Bif=56_Spl=1_Fid=15_ED_BinModel__Stack.nrrd</text:p>
          </table:table-cell>
          <table:table-cell office:value-type="string" calcext:value-type="string">
            <text:p>125__Fid=15_M04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25__ArtAmpl=944.57_mu=156.93_Sigma=64.75_SigSt=4.0_Bif=56_Spl=1_Fid=15_ED_BinModel__Stack.nrrd</text:p>
          </table:table-cell>
          <table:table-cell office:value-type="string" calcext:value-type="string">
            <text:p>125__Fid=15_M05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25__ArtAmpl=945.7_mu=182.23_Sigma=62.74_SigSt=4.0_Bif=56_Spl=1_Fid=15_ED_BinModel__Stack.nrrd</text:p>
          </table:table-cell>
          <table:table-cell office:value-type="string" calcext:value-type="string">
            <text:p>125__Fid=15_M06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25__ArtAmpl=948.14_mu=170.74_Sigma=49.32_SigSt=4.0_Bif=56_Spl=1_Fid=15_ED_BinModel__Stack.nrrd</text:p>
          </table:table-cell>
          <table:table-cell office:value-type="string" calcext:value-type="string">
            <text:p>125__Fid=15_M07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25__ArtAmpl=959.42_mu=174.68_Sigma=67.42_SigSt=4.0_Bif=56_Spl=1_Fid=15_ED_BinModel__Stack.nrrd</text:p>
          </table:table-cell>
          <table:table-cell office:value-type="string" calcext:value-type="string">
            <text:p>125__Fid=15_M08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25__ArtAmpl=961.05_mu=175.14_Sigma=52.17_SigSt=4.0_Bif=56_Spl=1_Fid=15_ED_BinModel__Stack.nrrd</text:p>
          </table:table-cell>
          <table:table-cell office:value-type="string" calcext:value-type="string">
            <text:p>125__Fid=15_M09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25__ArtAmpl=963.69_mu=168.17_Sigma=64.2_SigSt=4.0_Bif=56_Spl=1_Fid=15_ED_BinModel__Stack.nrrd</text:p>
          </table:table-cell>
          <table:table-cell office:value-type="string" calcext:value-type="string">
            <text:p>125__Fid=15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number-columns-repeated="5"/>
        </table:table-row>
        <table:table-row table:style-name="ro1">
          <table:covered-table-cell table:style-name="ce26"/>
          <table:table-cell office:value-type="string" calcext:value-type="string">
            <text:p>131__ArtAmpl=369.88_mu=60.41_Sigma=39.05_SigSt=4.0_Bif=156_Spl=1_Fid=13_ED_BinModel__Stack.nrrd</text:p>
          </table:table-cell>
          <table:table-cell office:value-type="string" calcext:value-type="string">
            <text:p>131__Fid=13_M01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31__ArtAmpl=376.64_mu=61.8_Sigma=36.73_SigSt=4.0_Bif=156_Spl=1_Fid=13_ED_BinModel__Stack.nrrd</text:p>
          </table:table-cell>
          <table:table-cell office:value-type="string" calcext:value-type="string">
            <text:p>131__Fid=13_M02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31__ArtAmpl=405.01_mu=63.76_Sigma=35.86_SigSt=4.0_Bif=156_Spl=1_Fid=13_ED_BinModel__Stack.nrrd</text:p>
          </table:table-cell>
          <table:table-cell office:value-type="string" calcext:value-type="string">
            <text:p>131__Fid=13_M03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31__ArtAmpl=405.03_mu=65.18_Sigma=35.61_SigSt=4.0_Bif=156_Spl=1_Fid=13_ED_BinModel__Stack.nrrd</text:p>
          </table:table-cell>
          <table:table-cell office:value-type="string" calcext:value-type="string">
            <text:p>131__Fid=13_M04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31__ArtAmpl=426.21_mu=71.05_Sigma=29.02_SigSt=4.0_Bif=156_Spl=1_Fid=13_ED_BinModel__Stack.nrrd</text:p>
          </table:table-cell>
          <table:table-cell office:value-type="string" calcext:value-type="string">
            <text:p>131__Fid=13_M05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31__ArtAmpl=449.16_mu=73.65_Sigma=26.15_SigSt=4.0_Bif=156_Spl=1_Fid=13_ED_BinModel__Stack.nrrd</text:p>
          </table:table-cell>
          <table:table-cell office:value-type="string" calcext:value-type="string">
            <text:p>131__Fid=13_M06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31__ArtAmpl=449.85_mu=59.79_Sigma=30.79_SigSt=4.0_Bif=156_Spl=1_Fid=13_ED_BinModel__Stack.nrrd</text:p>
          </table:table-cell>
          <table:table-cell office:value-type="string" calcext:value-type="string">
            <text:p>131__Fid=13_M07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31__ArtAmpl=449.85_mu=66.11_Sigma=34.17_SigSt=4.0_Bif=156_Spl=1_Fid=13_ED_BinModel__Stack.nrrd</text:p>
          </table:table-cell>
          <table:table-cell office:value-type="string" calcext:value-type="string">
            <text:p>131__Fid=13_M08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31__ArtAmpl=450.11_mu=65.47_Sigma=33.53_SigSt=4.0_Bif=156_Spl=1_Fid=13_ED_BinModel__Stack.nrrd</text:p>
          </table:table-cell>
          <table:table-cell office:value-type="string" calcext:value-type="string">
            <text:p>131__Fid=13_M09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31__ArtAmpl=453.53_mu=60.15_Sigma=31.41_SigSt=4.0_Bif=156_Spl=1_Fid=13_ED_BinModel__Stack.nrrd</text:p>
          </table:table-cell>
          <table:table-cell office:value-type="string" calcext:value-type="string">
            <text:p>131__Fid=13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number-columns-repeated="5"/>
        </table:table-row>
        <table:table-row table:style-name="ro1">
          <table:covered-table-cell table:style-name="ce26"/>
          <table:table-cell office:value-type="string" calcext:value-type="string">
            <text:p>140__ArtAmpl=389.03_mu=67.91_Sigma=41.68_SigSt=4.0_Bif=28_Spl=1_Fid=11_ED_BinModel__Stack.nrrd</text:p>
          </table:table-cell>
          <table:table-cell office:value-type="string" calcext:value-type="string">
            <text:p>140__Fid=11_M01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0__ArtAmpl=394.18_mu=62.46_Sigma=44.47_SigSt=4.0_Bif=28_Spl=1_Fid=11_ED_BinModel__Stack.nrrd</text:p>
          </table:table-cell>
          <table:table-cell office:value-type="string" calcext:value-type="string">
            <text:p>140__Fid=11_M02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0__ArtAmpl=403.51_mu=61.1_Sigma=41.47_SigSt=4.0_Bif=28_Spl=1_Fid=11_ED_BinModel__Stack.nrrd</text:p>
          </table:table-cell>
          <table:table-cell office:value-type="string" calcext:value-type="string">
            <text:p>140__Fid=11_M03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0__ArtAmpl=403.55_mu=61.29_Sigma=44.33_SigSt=4.0_Bif=28_Spl=1_Fid=11_ED_BinModel__Stack.nrrd</text:p>
          </table:table-cell>
          <table:table-cell office:value-type="string" calcext:value-type="string">
            <text:p>140__Fid=11_M04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0__ArtAmpl=404.6_mu=70.53_Sigma=33.28_SigSt=4.0_Bif=28_Spl=1_Fid=11_ED_BinModel__Stack.nrrd</text:p>
          </table:table-cell>
          <table:table-cell office:value-type="string" calcext:value-type="string">
            <text:p>140__Fid=11_M05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0__ArtAmpl=405.26_mu=65.43_Sigma=40.35_SigSt=4.0_Bif=28_Spl=1_Fid=11_ED_BinModel__Stack.nrrd</text:p>
          </table:table-cell>
          <table:table-cell office:value-type="string" calcext:value-type="string">
            <text:p>140__Fid=11_M06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0__ArtAmpl=405.75_mu=59.2_Sigma=46.25_SigSt=4.0_Bif=28_Spl=1_Fid=11_ED_BinModel__Stack.nrrd</text:p>
          </table:table-cell>
          <table:table-cell office:value-type="string" calcext:value-type="string">
            <text:p>140__Fid=11_M07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0__ArtAmpl=406.73_mu=60.11_Sigma=43.47_SigSt=4.0_Bif=28_Spl=1_Fid=11_ED_BinModel__Stack.nrrd</text:p>
          </table:table-cell>
          <table:table-cell office:value-type="string" calcext:value-type="string">
            <text:p>140__Fid=11_M08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0__ArtAmpl=406.97_mu=62.99_Sigma=42.38_SigSt=4.0_Bif=28_Spl=1_Fid=11_ED_BinModel__Stack.nrrd</text:p>
          </table:table-cell>
          <table:table-cell office:value-type="string" calcext:value-type="string">
            <text:p>140__Fid=11_M09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0__ArtAmpl=408.15_mu=60.96_Sigma=40.59_SigSt=4.0_Bif=28_Spl=1_Fid=11_ED_BinModel__Stack.nrrd</text:p>
          </table:table-cell>
          <table:table-cell office:value-type="string" calcext:value-type="string">
            <text:p>140__Fid=11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number-columns-repeated="5"/>
        </table:table-row>
        <table:table-row table:style-name="ro1">
          <table:covered-table-cell table:style-name="ce26"/>
          <table:table-cell office:value-type="string" calcext:value-type="string">
            <text:p>145__ArtAmpl=676.35_mu=153.55_Sigma=94.68_SigSt=4.0_Bif=121_Spl=1_Fid=12_ED_BinModel__Stack.nrrd</text:p>
          </table:table-cell>
          <table:table-cell office:value-type="string" calcext:value-type="string">
            <text:p>145__Fid=12_M01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5__ArtAmpl=689.79_mu=144.78_Sigma=110.43_SigSt=4.0_Bif=121_Spl=1_Fid=12_ED_BinModel__Stack.nrrd</text:p>
          </table:table-cell>
          <table:table-cell office:value-type="string" calcext:value-type="string">
            <text:p>145__Fid=12_M02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5__ArtAmpl=719.21_mu=157.44_Sigma=105.6_SigSt=4.0_Bif=121_Spl=1_Fid=12_ED_BinModel__Stack.nrrd</text:p>
          </table:table-cell>
          <table:table-cell office:value-type="string" calcext:value-type="string">
            <text:p>145__Fid=12_M03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5__ArtAmpl=727.11_mu=146.93_Sigma=112.5_SigSt=4.0_Bif=121_Spl=1_Fid=12_ED_BinModel__Stack.nrrd</text:p>
          </table:table-cell>
          <table:table-cell office:value-type="string" calcext:value-type="string">
            <text:p>145__Fid=12_M04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5__ArtAmpl=728.98_mu=166.43_Sigma=98.83_SigSt=4.0_Bif=121_Spl=1_Fid=12_ED_BinModel__Stack.nrrd</text:p>
          </table:table-cell>
          <table:table-cell office:value-type="string" calcext:value-type="string">
            <text:p>145__Fid=12_M05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5__ArtAmpl=729.41_mu=144.85_Sigma=106.64_SigSt=4.0_Bif=121_Spl=1_Fid=12_ED_BinModel__Stack.nrrd</text:p>
          </table:table-cell>
          <table:table-cell office:value-type="string" calcext:value-type="string">
            <text:p>145__Fid=12_M06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5__ArtAmpl=731.85_mu=155.25_Sigma=132.64_SigSt=4.0_Bif=121_Spl=1_Fid=12_ED_BinModel__Stack.nrrd</text:p>
          </table:table-cell>
          <table:table-cell office:value-type="string" calcext:value-type="string">
            <text:p>145__Fid=12_M07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5__ArtAmpl=732.02_mu=166.66_Sigma=117.31_SigSt=4.0_Bif=121_Spl=1_Fid=12_ED_BinModel__Stack.nrrd</text:p>
          </table:table-cell>
          <table:table-cell office:value-type="string" calcext:value-type="string">
            <text:p>145__Fid=12_M08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5__ArtAmpl=737.09_mu=146.15_Sigma=116.12_SigSt=4.0_Bif=121_Spl=1_Fid=12_ED_BinModel__Stack.nrrd</text:p>
          </table:table-cell>
          <table:table-cell office:value-type="string" calcext:value-type="string">
            <text:p>145__Fid=12_M09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5__ArtAmpl=738.17_mu=170.03_Sigma=111.9_SigSt=4.0_Bif=121_Spl=1_Fid=12_ED_BinModel__Stack.nrrd</text:p>
          </table:table-cell>
          <table:table-cell office:value-type="string" calcext:value-type="string">
            <text:p>145__Fid=12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number-columns-repeated="5"/>
        </table:table-row>
        <table:table-row table:style-name="ro1">
          <table:covered-table-cell table:style-name="ce26"/>
          <table:table-cell office:value-type="string" calcext:value-type="string">
            <text:p>15__ArtAmpl=172.62_mu=30.95_Sigma=9.64_SigSt=4.0_Bif=63_Spl=1_Fid=3_ED_BinModel__Stack.nrrd</text:p>
          </table:table-cell>
          <table:table-cell office:value-type="string" calcext:value-type="string">
            <text:p>15__Fid=3_M01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__ArtAmpl=173.15_mu=37.55_Sigma=8.97_SigSt=4.0_Bif=63_Spl=1_Fid=3_ED_BinModel__Stack.nrrd</text:p>
          </table:table-cell>
          <table:table-cell office:value-type="string" calcext:value-type="string">
            <text:p>15__Fid=3_M02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__ArtAmpl=173.26_mu=31.38_Sigma=10.51_SigSt=4.0_Bif=63_Spl=1_Fid=3_ED_BinModel__Stack.nrrd</text:p>
          </table:table-cell>
          <table:table-cell office:value-type="string" calcext:value-type="string">
            <text:p>15__Fid=3_M03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__ArtAmpl=173.28_mu=33.68_Sigma=9.51_SigSt=4.0_Bif=63_Spl=1_Fid=3_ED_BinModel__Stack.nrrd</text:p>
          </table:table-cell>
          <table:table-cell office:value-type="string" calcext:value-type="string">
            <text:p>15__Fid=3_M04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__ArtAmpl=173.51_mu=31.76_Sigma=9.75_SigSt=4.0_Bif=63_Spl=1_Fid=3_ED_BinModel__Stack.nrrd</text:p>
          </table:table-cell>
          <table:table-cell office:value-type="string" calcext:value-type="string">
            <text:p>15__Fid=3_M05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__ArtAmpl=173.52_mu=33.85_Sigma=10.48_SigSt=4.0_Bif=63_Spl=1_Fid=3_ED_BinModel__Stack.nrrd</text:p>
          </table:table-cell>
          <table:table-cell office:value-type="string" calcext:value-type="string">
            <text:p>15__Fid=3_M06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__ArtAmpl=173.68_mu=31.42_Sigma=9.93_SigSt=4.0_Bif=63_Spl=1_Fid=3_ED_BinModel__Stack.nrrd</text:p>
          </table:table-cell>
          <table:table-cell office:value-type="string" calcext:value-type="string">
            <text:p>15__Fid=3_M07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__ArtAmpl=173.69_mu=32.15_Sigma=8.89_SigSt=4.0_Bif=63_Spl=1_Fid=3_ED_BinModel__Stack.nrrd</text:p>
          </table:table-cell>
          <table:table-cell office:value-type="string" calcext:value-type="string">
            <text:p>15__Fid=3_M08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__ArtAmpl=173.97_mu=33.68_Sigma=10.24_SigSt=4.0_Bif=63_Spl=1_Fid=3_ED_BinModel__Stack.nrrd</text:p>
          </table:table-cell>
          <table:table-cell office:value-type="string" calcext:value-type="string">
            <text:p>15__Fid=3_M09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__ArtAmpl=174.01_mu=30.88_Sigma=10.83_SigSt=4.0_Bif=63_Spl=1_Fid=3_ED_BinModel__Stack.nrrd</text:p>
          </table:table-cell>
          <table:table-cell office:value-type="string" calcext:value-type="string">
            <text:p>15__Fid=3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number-columns-repeated="5"/>
        </table:table-row>
        <table:table-row table:style-name="ro1">
          <table:covered-table-cell table:style-name="ce26"/>
          <table:table-cell office:value-type="string" calcext:value-type="string">
            <text:p>20__ArtAmpl=100.93_mu=28.92_Sigma=7.43_SigSt=4.0_Bif=172_Spl=1_Fid=4_ED_BinModel__Stack.nrrd</text:p>
          </table:table-cell>
          <table:table-cell office:value-type="string" calcext:value-type="string">
            <text:p>20__Fid=4_M01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0__ArtAmpl=101.22_mu=29.65_Sigma=7.31_SigSt=4.0_Bif=172_Spl=1_Fid=4_ED_BinModel__Stack.nrrd</text:p>
          </table:table-cell>
          <table:table-cell office:value-type="string" calcext:value-type="string">
            <text:p>20__Fid=4_M02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0__ArtAmpl=101.25_mu=27.69_Sigma=7.53_SigSt=4.0_Bif=172_Spl=1_Fid=4_ED_BinModel__Stack.nrrd</text:p>
          </table:table-cell>
          <table:table-cell office:value-type="string" calcext:value-type="string">
            <text:p>20__Fid=4_M03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0__ArtAmpl=101.34_mu=32.11_Sigma=7.09_SigSt=4.0_Bif=172_Spl=1_Fid=4_ED_BinModel__Stack.nrrd</text:p>
          </table:table-cell>
          <table:table-cell office:value-type="string" calcext:value-type="string">
            <text:p>20__Fid=4_M04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0__ArtAmpl=101.4_mu=26.88_Sigma=7.19_SigSt=4.0_Bif=172_Spl=1_Fid=4_ED_BinModel__Stack.nrrd</text:p>
          </table:table-cell>
          <table:table-cell office:value-type="string" calcext:value-type="string">
            <text:p>20__Fid=4_M05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0__ArtAmpl=101.78_mu=27.64_Sigma=7.77_SigSt=4.0_Bif=172_Spl=1_Fid=4_ED_BinModel__Stack.nrrd</text:p>
          </table:table-cell>
          <table:table-cell office:value-type="string" calcext:value-type="string">
            <text:p>20__Fid=4_M06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0__ArtAmpl=101.84_mu=32.87_Sigma=7.82_SigSt=4.0_Bif=172_Spl=1_Fid=4_ED_BinModel__Stack.nrrd</text:p>
          </table:table-cell>
          <table:table-cell office:value-type="string" calcext:value-type="string">
            <text:p>20__Fid=4_M07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0__ArtAmpl=101.99_mu=31.55_Sigma=8.04_SigSt=4.0_Bif=172_Spl=1_Fid=4_ED_BinModel__Stack.nrrd</text:p>
          </table:table-cell>
          <table:table-cell office:value-type="string" calcext:value-type="string">
            <text:p>20__Fid=4_M08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0__ArtAmpl=98.22_mu=32.28_Sigma=8.3_SigSt=4.0_Bif=172_Spl=1_Fid=4_ED_BinModel__Stack.nrrd</text:p>
          </table:table-cell>
          <table:table-cell office:value-type="string" calcext:value-type="string">
            <text:p>20__Fid=4_M09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0__ArtAmpl=99.02_mu=28.67_Sigma=7.72_SigSt=4.0_Bif=172_Spl=1_Fid=4_ED_BinModel__Stack.nrrd</text:p>
          </table:table-cell>
          <table:table-cell office:value-type="string" calcext:value-type="string">
            <text:p>20__Fid=4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number-columns-repeated="5"/>
        </table:table-row>
        <table:table-row table:style-name="ro1">
          <table:covered-table-cell table:style-name="ce26"/>
          <table:table-cell office:value-type="string" calcext:value-type="string">
            <text:p>25__ArtAmpl=189.1_mu=33.83_Sigma=17.34_SigSt=4.0_Bif=105_Spl=1_Fid=5_ED_BinModel__Stack.nrrd</text:p>
          </table:table-cell>
          <table:table-cell office:value-type="string" calcext:value-type="string">
            <text:p>25__Fid=5_M01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5__ArtAmpl=189.93_mu=38.03_Sigma=15.17_SigSt=4.0_Bif=105_Spl=1_Fid=5_ED_BinModel__Stack.nrrd</text:p>
          </table:table-cell>
          <table:table-cell office:value-type="string" calcext:value-type="string">
            <text:p>25__Fid=5_M02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5__ArtAmpl=190.02_mu=32.79_Sigma=15.52_SigSt=4.0_Bif=105_Spl=1_Fid=5_ED_BinModel__Stack.nrrd</text:p>
          </table:table-cell>
          <table:table-cell office:value-type="string" calcext:value-type="string">
            <text:p>25__Fid=5_M03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5__ArtAmpl=190.37_mu=36.29_Sigma=14.06_SigSt=4.0_Bif=105_Spl=1_Fid=5_ED_BinModel__Stack.nrrd</text:p>
          </table:table-cell>
          <table:table-cell office:value-type="string" calcext:value-type="string">
            <text:p>25__Fid=5_M04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5__ArtAmpl=190.64_mu=35.53_Sigma=15.61_SigSt=4.0_Bif=105_Spl=1_Fid=5_ED_BinModel__Stack.nrrd</text:p>
          </table:table-cell>
          <table:table-cell office:value-type="string" calcext:value-type="string">
            <text:p>25__Fid=5_M05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5__ArtAmpl=190.86_mu=32.41_Sigma=15.61_SigSt=4.0_Bif=105_Spl=1_Fid=5_ED_BinModel__Stack.nrrd</text:p>
          </table:table-cell>
          <table:table-cell office:value-type="string" calcext:value-type="string">
            <text:p>25__Fid=5_M06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5__ArtAmpl=190.8_mu=36.36_Sigma=14.1_SigSt=4.0_Bif=105_Spl=1_Fid=5_ED_BinModel__Stack.nrrd</text:p>
          </table:table-cell>
          <table:table-cell office:value-type="string" calcext:value-type="string">
            <text:p>25__Fid=5_M07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5__ArtAmpl=190.92_mu=37.32_Sigma=16.13_SigSt=4.0_Bif=105_Spl=1_Fid=5_ED_BinModel__Stack.nrrd</text:p>
          </table:table-cell>
          <table:table-cell office:value-type="string" calcext:value-type="string">
            <text:p>25__Fid=5_M08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5__ArtAmpl=190.9_mu=38.37_Sigma=15.34_SigSt=4.0_Bif=105_Spl=1_Fid=5_ED_BinModel__Stack.nrrd</text:p>
          </table:table-cell>
          <table:table-cell office:value-type="string" calcext:value-type="string">
            <text:p>25__Fid=5_M09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5__ArtAmpl=191.03_mu=34.66_Sigma=16.38_SigSt=4.0_Bif=105_Spl=1_Fid=5_ED_BinModel__Stack.nrrd</text:p>
          </table:table-cell>
          <table:table-cell office:value-type="string" calcext:value-type="string">
            <text:p>25__Fid=5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number-columns-repeated="5"/>
        </table:table-row>
        <table:table-row table:style-name="ro1">
          <table:covered-table-cell table:style-name="ce26"/>
          <table:table-cell office:value-type="string" calcext:value-type="string">
            <text:p>31__ArtAmpl=184.61_mu=37.82_Sigma=10.74_SigSt=4.0_Bif=106_Spl=1_Fid=6_ED_BinModel__Stack.nrrd</text:p>
          </table:table-cell>
          <table:table-cell office:value-type="string" calcext:value-type="string">
            <text:p>31__Fid=6_M01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31__ArtAmpl=186.23_mu=39.26_Sigma=12.54_SigSt=4.0_Bif=106_Spl=1_Fid=6_ED_BinModel__Stack.nrrd</text:p>
          </table:table-cell>
          <table:table-cell office:value-type="string" calcext:value-type="string">
            <text:p>31__Fid=6_M02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31__ArtAmpl=186.42_mu=41.76_Sigma=12.29_SigSt=4.0_Bif=106_Spl=1_Fid=6_ED_BinModel__Stack.nrrd</text:p>
          </table:table-cell>
          <table:table-cell office:value-type="string" calcext:value-type="string">
            <text:p>31__Fid=6_M03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31__ArtAmpl=186.78_mu=37.61_Sigma=11.39_SigSt=4.0_Bif=106_Spl=1_Fid=6_ED_BinModel__Stack.nrrd</text:p>
          </table:table-cell>
          <table:table-cell office:value-type="string" calcext:value-type="string">
            <text:p>31__Fid=6_M04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31__ArtAmpl=187.14_mu=41.26_Sigma=10.55_SigSt=4.0_Bif=106_Spl=1_Fid=6_ED_BinModel__Stack.nrrd</text:p>
          </table:table-cell>
          <table:table-cell office:value-type="string" calcext:value-type="string">
            <text:p>31__Fid=6_M05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31__ArtAmpl=187.51_mu=34.22_Sigma=13.17_SigSt=4.0_Bif=106_Spl=1_Fid=6_ED_BinModel__Stack.nrrd</text:p>
          </table:table-cell>
          <table:table-cell office:value-type="string" calcext:value-type="string">
            <text:p>31__Fid=6_M06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31__ArtAmpl=187.52_mu=37.04_Sigma=11.56_SigSt=4.0_Bif=106_Spl=1_Fid=6_ED_BinModel__Stack.nrrd</text:p>
          </table:table-cell>
          <table:table-cell office:value-type="string" calcext:value-type="string">
            <text:p>31__Fid=6_M07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31__ArtAmpl=187.65_mu=40.18_Sigma=11.43_SigSt=4.0_Bif=106_Spl=1_Fid=6_ED_BinModel__Stack.nrrd</text:p>
          </table:table-cell>
          <table:table-cell office:value-type="string" calcext:value-type="string">
            <text:p>31__Fid=6_M08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31__ArtAmpl=188.45_mu=42.93_Sigma=12.01_SigSt=4.0_Bif=106_Spl=1_Fid=6_ED_BinModel__Stack.nrrd</text:p>
          </table:table-cell>
          <table:table-cell office:value-type="string" calcext:value-type="string">
            <text:p>31__Fid=6_M09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31__ArtAmpl=188.5_mu=39.4_Sigma=11.34_SigSt=4.0_Bif=106_Spl=1_Fid=6_ED_BinModel__Stack.nrrd</text:p>
          </table:table-cell>
          <table:table-cell office:value-type="string" calcext:value-type="string">
            <text:p>31__Fid=6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number-columns-repeated="5"/>
        </table:table-row>
        <table:table-row table:style-name="ro1">
          <table:covered-table-cell table:style-name="ce26"/>
          <table:table-cell office:value-type="string" calcext:value-type="string">
            <text:p>40__ArtAmpl=161.17_mu=28.32_Sigma=16.94_SigSt=4.0_Bif=42_Spl=1_Fid=7_ED_BinModel__Stack.nrrd</text:p>
          </table:table-cell>
          <table:table-cell office:value-type="string" calcext:value-type="string">
            <text:p>40__Fid=7_M01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40__ArtAmpl=161.18_mu=30.75_Sigma=14.62_SigSt=4.0_Bif=42_Spl=1_Fid=7_ED_BinModel__Stack.nrrd</text:p>
          </table:table-cell>
          <table:table-cell office:value-type="string" calcext:value-type="string">
            <text:p>40__Fid=7_M02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40__ArtAmpl=162.74_mu=27.3_Sigma=17.7_SigSt=4.0_Bif=42_Spl=1_Fid=7_ED_BinModel__Stack.nrrd</text:p>
          </table:table-cell>
          <table:table-cell office:value-type="string" calcext:value-type="string">
            <text:p>40__Fid=7_M03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40__ArtAmpl=165.02_mu=31.42_Sigma=17.07_SigSt=4.0_Bif=42_Spl=1_Fid=7_ED_BinModel__Stack.nrrd</text:p>
          </table:table-cell>
          <table:table-cell office:value-type="string" calcext:value-type="string">
            <text:p>40__Fid=7_M04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40__ArtAmpl=165.11_mu=34.16_Sigma=14.04_SigSt=4.0_Bif=42_Spl=1_Fid=7_ED_BinModel__Stack.nrrd</text:p>
          </table:table-cell>
          <table:table-cell office:value-type="string" calcext:value-type="string">
            <text:p>40__Fid=7_M05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40__ArtAmpl=165.29_mu=28.29_Sigma=14.88_SigSt=4.0_Bif=42_Spl=1_Fid=7_ED_BinModel__Stack.nrrd</text:p>
          </table:table-cell>
          <table:table-cell office:value-type="string" calcext:value-type="string">
            <text:p>40__Fid=7_M06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40__ArtAmpl=165.29_mu=33.39_Sigma=16.33_SigSt=4.0_Bif=42_Spl=1_Fid=7_ED_BinModel__Stack.nrrd</text:p>
          </table:table-cell>
          <table:table-cell office:value-type="string" calcext:value-type="string">
            <text:p>40__Fid=7_M07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40__ArtAmpl=165.38_mu=30.01_Sigma=11.86_SigSt=4.0_Bif=42_Spl=1_Fid=7_ED_BinModel__Stack.nrrd</text:p>
          </table:table-cell>
          <table:table-cell office:value-type="string" calcext:value-type="string">
            <text:p>40__Fid=7_M08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40__ArtAmpl=165.55_mu=32.83_Sigma=17.3_SigSt=4.0_Bif=42_Spl=1_Fid=7_ED_BinModel__Stack.nrrd</text:p>
          </table:table-cell>
          <table:table-cell office:value-type="string" calcext:value-type="string">
            <text:p>40__Fid=7_M09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40__ArtAmpl=165.65_mu=33.31_Sigma=16.25_SigSt=4.0_Bif=42_Spl=1_Fid=7_ED_BinModel__Stack.nrrd</text:p>
          </table:table-cell>
          <table:table-cell office:value-type="string" calcext:value-type="string">
            <text:p>40__Fid=7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number-columns-repeated="5"/>
        </table:table-row>
        <table:table-row table:style-name="ro1">
          <table:covered-table-cell table:style-name="ce26"/>
          <table:table-cell office:value-type="string" calcext:value-type="string">
            <text:p>5__ArtAmpl=174.48_mu=37.17_Sigma=18.38_SigSt=4.0_Bif=130_Spl=1_Fid=1_ED_BinModel__Stack.nrrd</text:p>
          </table:table-cell>
          <table:table-cell office:value-type="string" calcext:value-type="string">
            <text:p>5__Fid=1_M01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5__ArtAmpl=186.75_mu=39.15_Sigma=18.05_SigSt=4.0_Bif=130_Spl=1_Fid=1_ED_BinModel__Stack.nrrd</text:p>
          </table:table-cell>
          <table:table-cell office:value-type="string" calcext:value-type="string">
            <text:p>5__Fid=1_M02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5__ArtAmpl=187.16_mu=32.36_Sigma=20.33_SigSt=4.0_Bif=130_Spl=1_Fid=1_ED_BinModel__Stack.nrrd</text:p>
          </table:table-cell>
          <table:table-cell office:value-type="string" calcext:value-type="string">
            <text:p>5__Fid=1_M03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5__ArtAmpl=187.23_mu=34.75_Sigma=20.38_SigSt=4.0_Bif=130_Spl=1_Fid=1_ED_BinModel__Stack.nrrd</text:p>
          </table:table-cell>
          <table:table-cell office:value-type="string" calcext:value-type="string">
            <text:p>5__Fid=1_M04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5__ArtAmpl=187.24_mu=36.92_Sigma=18.06_SigSt=4.0_Bif=130_Spl=1_Fid=1_ED_BinModel__Stack.nrrd</text:p>
          </table:table-cell>
          <table:table-cell office:value-type="string" calcext:value-type="string">
            <text:p>5__Fid=1_M05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5__ArtAmpl=187.25_mu=40.02_Sigma=18.14_SigSt=4.0_Bif=130_Spl=1_Fid=1_ED_BinModel__Stack.nrrd</text:p>
          </table:table-cell>
          <table:table-cell office:value-type="string" calcext:value-type="string">
            <text:p>5__Fid=1_M06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5__ArtAmpl=187.29_mu=33.6_Sigma=17.07_SigSt=4.0_Bif=130_Spl=1_Fid=1_ED_BinModel__Stack.nrrd</text:p>
          </table:table-cell>
          <table:table-cell office:value-type="string" calcext:value-type="string">
            <text:p>5__Fid=1_M07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5__ArtAmpl=187.2_mu=38.72_Sigma=18.33_SigSt=4.0_Bif=130_Spl=1_Fid=1_ED_BinModel__Stack.nrrd</text:p>
          </table:table-cell>
          <table:table-cell office:value-type="string" calcext:value-type="string">
            <text:p>5__Fid=1_M08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5__ArtAmpl=188.12_mu=35.45_Sigma=18.76_SigSt=4.0_Bif=130_Spl=1_Fid=1_ED_BinModel__Stack.nrrd</text:p>
          </table:table-cell>
          <table:table-cell office:value-type="string" calcext:value-type="string">
            <text:p>5__Fid=1_M09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5__ArtAmpl=188.47_mu=40.83_Sigma=21.29_SigSt=4.0_Bif=130_Spl=1_Fid=1_ED_BinModel__Stack.nrrd</text:p>
          </table:table-cell>
          <table:table-cell office:value-type="string" calcext:value-type="string">
            <text:p>5__Fid=1_M10.nrrd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27" office:value-type="string" calcext:value-type="string" table:number-columns-spanned="1" table:number-rows-spanned="164">
            <text:p>Test #4 <text:s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Test #4 <text:s text:c="2"/>-- <text:s text:c="2"/>Test #4 <text:s text:c="2"/>-- <text:s text:c="2"/>Test #4 <text:s text:c="2"/>-- <text:s text:c="2"/>Test <text:s text:c="3"/>-- <text:s text:c="2"/>Test #4 <text:s text:c="2"/>-- <text:s text:c="2"/>Test #4 <text:s text:c="2"/>-- <text:s text:c="2"/>Test <text:s text:c="2"/>-- <text:s text:c="2"/>Test #4 <text:s text:c="2"/>-- <text:s text:c="2"/>Test #4 <text:s text:c="2"/>-- <text:s text:c="2"/>Test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</text:p>
          </table:table-cell>
          <table:table-cell office:value-type="string" calcext:value-type="string">
            <text:p>117__ArtAmpl=254.77_mu=97.14_Sigma=48.7_SigSt=4.0_Bif=104_Spl=1_Fid=10_ED_BinModel__Stack.nrrd</text:p>
          </table:table-cell>
          <table:table-cell office:value-type="string" calcext:value-type="string">
            <text:p>117__Fid=10_M01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17__ArtAmpl=254.84_mu=103.84_Sigma=46.84_SigSt=4.0_Bif=104_Spl=1_Fid=10_ED_BinModel__Stack.nrrd</text:p>
          </table:table-cell>
          <table:table-cell office:value-type="string" calcext:value-type="string">
            <text:p>117__Fid=10_M02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17__ArtAmpl=254.84_mu=117.0_Sigma=42.11_SigSt=4.0_Bif=104_Spl=1_Fid=10_ED_BinModel__Stack.nrrd</text:p>
          </table:table-cell>
          <table:table-cell office:value-type="string" calcext:value-type="string">
            <text:p>117__Fid=10_M03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17__ArtAmpl=254.84_mu=96.24_Sigma=44.15_SigSt=4.0_Bif=104_Spl=1_Fid=10_ED_BinModel__Stack.nrrd</text:p>
          </table:table-cell>
          <table:table-cell office:value-type="string" calcext:value-type="string">
            <text:p>117__Fid=10_M04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17__ArtAmpl=254.87_mu=115.94_Sigma=44.87_SigSt=4.0_Bif=104_Spl=1_Fid=10_ED_BinModel__Stack.nrrd</text:p>
          </table:table-cell>
          <table:table-cell office:value-type="string" calcext:value-type="string">
            <text:p>117__Fid=10_M05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17__ArtAmpl=254.88_mu=110.98_Sigma=45.86_SigSt=4.0_Bif=104_Spl=1_Fid=10_ED_BinModel__Stack.nrrd</text:p>
          </table:table-cell>
          <table:table-cell office:value-type="string" calcext:value-type="string">
            <text:p>117__Fid=10_M06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17__ArtAmpl=254.88_mu=98.15_Sigma=45.42_SigSt=4.0_Bif=104_Spl=1_Fid=10_ED_BinModel__Stack.nrrd</text:p>
          </table:table-cell>
          <table:table-cell office:value-type="string" calcext:value-type="string">
            <text:p>117__Fid=10_M07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17__ArtAmpl=254.8_mu=112.29_Sigma=40.43_SigSt=4.0_Bif=104_Spl=1_Fid=10_ED_BinModel__Stack.nrrd</text:p>
          </table:table-cell>
          <table:table-cell office:value-type="string" calcext:value-type="string">
            <text:p>117__Fid=10_M08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17__ArtAmpl=254.98_mu=106.68_Sigma=45.35_SigSt=4.0_Bif=104_Spl=1_Fid=10_ED_BinModel__Stack.nrrd</text:p>
          </table:table-cell>
          <table:table-cell office:value-type="string" calcext:value-type="string">
            <text:p>117__Fid=10_M09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17__ArtAmpl=254.99_mu=114.4_Sigma=38.51_SigSt=4.0_Bif=104_Spl=1_Fid=10_ED_BinModel__Stack.nrrd</text:p>
          </table:table-cell>
          <table:table-cell office:value-type="string" calcext:value-type="string">
            <text:p>117__Fid=10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number-columns-repeated="5"/>
        </table:table-row>
        <table:table-row table:style-name="ro1">
          <table:covered-table-cell table:style-name="ce26"/>
          <table:table-cell office:value-type="string" calcext:value-type="string">
            <text:p>143__ArtAmpl=395.97_mu=80.71_Sigma=39.22_SigSt=4.0_Bif=7_Spl=1_Fid=14_ED_BinModel__Stack.nrrd</text:p>
          </table:table-cell>
          <table:table-cell office:value-type="string" calcext:value-type="string">
            <text:p>143__Fid=14_M01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3__ArtAmpl=399.3_mu=83.55_Sigma=40.27_SigSt=4.0_Bif=7_Spl=1_Fid=14_ED_BinModel__Stack.nrrd</text:p>
          </table:table-cell>
          <table:table-cell office:value-type="string" calcext:value-type="string">
            <text:p>143__Fid=14_M02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3__ArtAmpl=419.4_mu=79.32_Sigma=30.23_SigSt=4.0_Bif=7_Spl=1_Fid=14_ED_BinModel__Stack.nrrd</text:p>
          </table:table-cell>
          <table:table-cell office:value-type="string" calcext:value-type="string">
            <text:p>143__Fid=14_M03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3__ArtAmpl=446.14_mu=81.13_Sigma=41.36_SigSt=4.0_Bif=7_Spl=1_Fid=14_ED_BinModel__Stack.nrrd</text:p>
          </table:table-cell>
          <table:table-cell office:value-type="string" calcext:value-type="string">
            <text:p>143__Fid=14_M04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3__ArtAmpl=451.63_mu=83.76_Sigma=38.28_SigSt=4.0_Bif=7_Spl=1_Fid=14_ED_BinModel__Stack.nrrd</text:p>
          </table:table-cell>
          <table:table-cell office:value-type="string" calcext:value-type="string">
            <text:p>143__Fid=14_M05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3__ArtAmpl=462.82_mu=72.05_Sigma=36.22_SigSt=4.0_Bif=7_Spl=1_Fid=14_ED_BinModel__Stack.nrrd</text:p>
          </table:table-cell>
          <table:table-cell office:value-type="string" calcext:value-type="string">
            <text:p>143__Fid=14_M06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3__ArtAmpl=471.91_mu=86.14_Sigma=42.94_SigSt=4.0_Bif=7_Spl=1_Fid=14_ED_BinModel__Stack.nrrd</text:p>
          </table:table-cell>
          <table:table-cell office:value-type="string" calcext:value-type="string">
            <text:p>143__Fid=14_M07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3__ArtAmpl=472.7_mu=78.38_Sigma=36.02_SigSt=4.0_Bif=7_Spl=1_Fid=14_ED_BinModel__Stack.nrrd</text:p>
          </table:table-cell>
          <table:table-cell office:value-type="string" calcext:value-type="string">
            <text:p>143__Fid=14_M08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3__ArtAmpl=474.06_mu=83.59_Sigma=40.34_SigSt=4.0_Bif=7_Spl=1_Fid=14_ED_BinModel__Stack.nrrd</text:p>
          </table:table-cell>
          <table:table-cell office:value-type="string" calcext:value-type="string">
            <text:p>143__Fid=14_M09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3__ArtAmpl=476.76_mu=79.44_Sigma=34.25_SigSt=4.0_Bif=7_Spl=1_Fid=14_ED_BinModel__Stack.nrrd</text:p>
          </table:table-cell>
          <table:table-cell office:value-type="string" calcext:value-type="string">
            <text:p>143__Fid=14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number-columns-repeated="5"/>
        </table:table-row>
        <table:table-row table:style-name="ro1">
          <table:covered-table-cell table:style-name="ce26"/>
          <table:table-cell office:value-type="string" calcext:value-type="string">
            <text:p>14__ArtAmpl=179.71_mu=26.52_Sigma=14.66_SigSt=4.0_Bif=254_Spl=1_Fid=2_ED_BinModel__Stack.nrrd</text:p>
          </table:table-cell>
          <table:table-cell office:value-type="string" calcext:value-type="string">
            <text:p>14__Fid=2_M01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__ArtAmpl=182.52_mu=30.55_Sigma=14.84_SigSt=4.0_Bif=254_Spl=1_Fid=2_ED_BinModel__Stack.nrrd</text:p>
          </table:table-cell>
          <table:table-cell office:value-type="string" calcext:value-type="string">
            <text:p>14__Fid=2_M02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__ArtAmpl=183.59_mu=24.95_Sigma=14.94_SigSt=4.0_Bif=254_Spl=1_Fid=2_ED_BinModel__Stack.nrrd</text:p>
          </table:table-cell>
          <table:table-cell office:value-type="string" calcext:value-type="string">
            <text:p>14__Fid=2_M03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__ArtAmpl=183.96_mu=30.82_Sigma=15.65_SigSt=4.0_Bif=254_Spl=1_Fid=2_ED_BinModel__Stack.nrrd</text:p>
          </table:table-cell>
          <table:table-cell office:value-type="string" calcext:value-type="string">
            <text:p>14__Fid=2_M04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__ArtAmpl=183.98_mu=28.58_Sigma=14.53_SigSt=4.0_Bif=254_Spl=1_Fid=2_ED_BinModel__Stack.nrrd</text:p>
          </table:table-cell>
          <table:table-cell office:value-type="string" calcext:value-type="string">
            <text:p>14__Fid=2_M05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__ArtAmpl=184.25_mu=25.63_Sigma=14.98_SigSt=4.0_Bif=254_Spl=1_Fid=2_ED_BinModel__Stack.nrrd</text:p>
          </table:table-cell>
          <table:table-cell office:value-type="string" calcext:value-type="string">
            <text:p>14__Fid=2_M06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__ArtAmpl=184.52_mu=30.78_Sigma=14.43_SigSt=4.0_Bif=254_Spl=1_Fid=2_ED_BinModel__Stack.nrrd</text:p>
          </table:table-cell>
          <table:table-cell office:value-type="string" calcext:value-type="string">
            <text:p>14__Fid=2_M07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__ArtAmpl=184.53_mu=25.88_Sigma=16.0_SigSt=4.0_Bif=254_Spl=1_Fid=2_ED_BinModel__Stack.nrrd</text:p>
          </table:table-cell>
          <table:table-cell office:value-type="string" calcext:value-type="string">
            <text:p>14__Fid=2_M08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__ArtAmpl=184.56_mu=30.85_Sigma=17.21_SigSt=4.0_Bif=254_Spl=1_Fid=2_ED_BinModel__Stack.nrrd</text:p>
          </table:table-cell>
          <table:table-cell office:value-type="string" calcext:value-type="string">
            <text:p>14__Fid=2_M09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4__ArtAmpl=184.94_mu=27.67_Sigma=14.8_SigSt=4.0_Bif=254_Spl=1_Fid=2_ED_BinModel__Stack.nrrd</text:p>
          </table:table-cell>
          <table:table-cell office:value-type="string" calcext:value-type="string">
            <text:p>14__Fid=2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number-columns-repeated="5"/>
        </table:table-row>
        <table:table-row table:style-name="ro1">
          <table:covered-table-cell table:style-name="ce26"/>
          <table:table-cell office:value-type="string" calcext:value-type="string">
            <text:p>155__ArtAmpl=654.33_mu=113.35_Sigma=62.12_SigSt=4.0_Bif=7_Spl=1_Fid=15_ED_BinModel__Stack.nrrd</text:p>
          </table:table-cell>
          <table:table-cell office:value-type="string" calcext:value-type="string">
            <text:p>155__Fid=15_M01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5__ArtAmpl=661.36_mu=132.93_Sigma=62.06_SigSt=4.0_Bif=7_Spl=1_Fid=15_ED_BinModel__Stack.nrrd</text:p>
          </table:table-cell>
          <table:table-cell office:value-type="string" calcext:value-type="string">
            <text:p>155__Fid=15_M02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5__ArtAmpl=673.99_mu=110.61_Sigma=67.93_SigSt=4.0_Bif=7_Spl=1_Fid=15_ED_BinModel__Stack.nrrd</text:p>
          </table:table-cell>
          <table:table-cell office:value-type="string" calcext:value-type="string">
            <text:p>155__Fid=15_M03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5__ArtAmpl=711.95_mu=134.5_Sigma=70.01_SigSt=4.0_Bif=7_Spl=1_Fid=15_ED_BinModel__Stack.nrrd</text:p>
          </table:table-cell>
          <table:table-cell office:value-type="string" calcext:value-type="string">
            <text:p>155__Fid=15_M04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5__ArtAmpl=712.77_mu=111.69_Sigma=61.64_SigSt=4.0_Bif=7_Spl=1_Fid=15_ED_BinModel__Stack.nrrd</text:p>
          </table:table-cell>
          <table:table-cell office:value-type="string" calcext:value-type="string">
            <text:p>155__Fid=15_M05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5__ArtAmpl=714.15_mu=118.59_Sigma=69.99_SigSt=4.0_Bif=7_Spl=1_Fid=15_ED_BinModel__Stack.nrrd</text:p>
          </table:table-cell>
          <table:table-cell office:value-type="string" calcext:value-type="string">
            <text:p>155__Fid=15_M06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5__ArtAmpl=714.41_mu=133.58_Sigma=61.62_SigSt=4.0_Bif=7_Spl=1_Fid=15_ED_BinModel__Stack.nrrd</text:p>
          </table:table-cell>
          <table:table-cell office:value-type="string" calcext:value-type="string">
            <text:p>155__Fid=15_M07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5__ArtAmpl=715.52_mu=112.35_Sigma=75.45_SigSt=4.0_Bif=7_Spl=1_Fid=15_ED_BinModel__Stack.nrrd</text:p>
          </table:table-cell>
          <table:table-cell office:value-type="string" calcext:value-type="string">
            <text:p>155__Fid=15_M08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5__ArtAmpl=717.6_mu=113.13_Sigma=71.44_SigSt=4.0_Bif=7_Spl=1_Fid=15_ED_BinModel__Stack.nrrd</text:p>
          </table:table-cell>
          <table:table-cell office:value-type="string" calcext:value-type="string">
            <text:p>155__Fid=15_M09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5__ArtAmpl=720.53_mu=132.95_Sigma=63.56_SigSt=4.0_Bif=7_Spl=1_Fid=15_ED_BinModel__Stack.nrrd</text:p>
          </table:table-cell>
          <table:table-cell office:value-type="string" calcext:value-type="string">
            <text:p>155__Fid=15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number-columns-repeated="5"/>
        </table:table-row>
        <table:table-row table:style-name="ro1">
          <table:covered-table-cell table:style-name="ce26"/>
          <table:table-cell office:value-type="string" calcext:value-type="string">
            <text:p>156__ArtAmpl=389.21_mu=104.17_Sigma=41.56_SigSt=4.0_Bif=44_Spl=1_Fid=13_ED_BinModel__Stack.nrrd</text:p>
          </table:table-cell>
          <table:table-cell office:value-type="string" calcext:value-type="string">
            <text:p>156__Fid=13_M01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6__ArtAmpl=396.41_mu=108.24_Sigma=41.75_SigSt=4.0_Bif=44_Spl=1_Fid=13_ED_BinModel__Stack.nrrd</text:p>
          </table:table-cell>
          <table:table-cell office:value-type="string" calcext:value-type="string">
            <text:p>156__Fid=13_M02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6__ArtAmpl=396.52_mu=102.54_Sigma=39.08_SigSt=4.0_Bif=44_Spl=1_Fid=13_ED_BinModel__Stack.nrrd</text:p>
          </table:table-cell>
          <table:table-cell office:value-type="string" calcext:value-type="string">
            <text:p>156__Fid=13_M03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6__ArtAmpl=396.71_mu=99.13_Sigma=38.31_SigSt=4.0_Bif=44_Spl=1_Fid=13_ED_BinModel__Stack.nrrd</text:p>
          </table:table-cell>
          <table:table-cell office:value-type="string" calcext:value-type="string">
            <text:p>156__Fid=13_M04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6__ArtAmpl=396.76_mu=104.48_Sigma=32.72_SigSt=4.0_Bif=44_Spl=1_Fid=13_ED_BinModel__Stack.nrrd</text:p>
          </table:table-cell>
          <table:table-cell office:value-type="string" calcext:value-type="string">
            <text:p>156__Fid=13_M05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6__ArtAmpl=399.13_mu=106.91_Sigma=43.0_SigSt=4.0_Bif=44_Spl=1_Fid=13_ED_BinModel__Stack.nrrd</text:p>
          </table:table-cell>
          <table:table-cell office:value-type="string" calcext:value-type="string">
            <text:p>156__Fid=13_M06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6__ArtAmpl=400.26_mu=99.29_Sigma=31.57_SigSt=4.0_Bif=44_Spl=1_Fid=13_ED_BinModel__Stack.nrrd</text:p>
          </table:table-cell>
          <table:table-cell office:value-type="string" calcext:value-type="string">
            <text:p>156__Fid=13_M07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6__ArtAmpl=402.29_mu=96.79_Sigma=40.44_SigSt=4.0_Bif=44_Spl=1_Fid=13_ED_BinModel__Stack.nrrd</text:p>
          </table:table-cell>
          <table:table-cell office:value-type="string" calcext:value-type="string">
            <text:p>156__Fid=13_M08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6__ArtAmpl=402.34_mu=100.23_Sigma=38.17_SigSt=4.0_Bif=44_Spl=1_Fid=13_ED_BinModel__Stack.nrrd</text:p>
          </table:table-cell>
          <table:table-cell office:value-type="string" calcext:value-type="string">
            <text:p>156__Fid=13_M09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6__ArtAmpl=402.34_mu=105.64_Sigma=33.71_SigSt=4.0_Bif=44_Spl=1_Fid=13_ED_BinModel__Stack.nrrd</text:p>
          </table:table-cell>
          <table:table-cell office:value-type="string" calcext:value-type="string">
            <text:p>156__Fid=13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number-columns-repeated="5"/>
        </table:table-row>
        <table:table-row table:style-name="ro1">
          <table:covered-table-cell table:style-name="ce26"/>
          <table:table-cell office:value-type="string" calcext:value-type="string">
            <text:p>158__ArtAmpl=421.3_mu=72.87_Sigma=35.9_SigSt=4.0_Bif=106_Spl=1_Fid=9_ED_BinModel__Stack.nrrd</text:p>
          </table:table-cell>
          <table:table-cell office:value-type="string" calcext:value-type="string">
            <text:p>158__Fid=9_M01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8__ArtAmpl=424.88_mu=70.61_Sigma=38.66_SigSt=4.0_Bif=106_Spl=1_Fid=9_ED_BinModel__Stack.nrrd</text:p>
          </table:table-cell>
          <table:table-cell office:value-type="string" calcext:value-type="string">
            <text:p>158__Fid=9_M02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8__ArtAmpl=433.47_mu=76.3_Sigma=35.44_SigSt=4.0_Bif=106_Spl=1_Fid=9_ED_BinModel__Stack.nrrd</text:p>
          </table:table-cell>
          <table:table-cell office:value-type="string" calcext:value-type="string">
            <text:p>158__Fid=9_M03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8__ArtAmpl=433.52_mu=79.3_Sigma=37.83_SigSt=4.0_Bif=106_Spl=1_Fid=9_ED_BinModel__Stack.nrrd</text:p>
          </table:table-cell>
          <table:table-cell office:value-type="string" calcext:value-type="string">
            <text:p>158__Fid=9_M04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8__ArtAmpl=433.55_mu=74.1_Sigma=33.69_SigSt=4.0_Bif=106_Spl=1_Fid=9_ED_BinModel__Stack.nrrd</text:p>
          </table:table-cell>
          <table:table-cell office:value-type="string" calcext:value-type="string">
            <text:p>158__Fid=9_M05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8__ArtAmpl=433.7_mu=71.73_Sigma=34.39_SigSt=4.0_Bif=106_Spl=1_Fid=9_ED_BinModel__Stack.nrrd</text:p>
          </table:table-cell>
          <table:table-cell office:value-type="string" calcext:value-type="string">
            <text:p>158__Fid=9_M06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8__ArtAmpl=434.27_mu=72.41_Sigma=35.97_SigSt=4.0_Bif=106_Spl=1_Fid=9_ED_BinModel__Stack.nrrd</text:p>
          </table:table-cell>
          <table:table-cell office:value-type="string" calcext:value-type="string">
            <text:p>158__Fid=9_M07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8__ArtAmpl=434.27_mu=79.71_Sigma=39.04_SigSt=4.0_Bif=106_Spl=1_Fid=9_ED_BinModel__Stack.nrrd</text:p>
          </table:table-cell>
          <table:table-cell office:value-type="string" calcext:value-type="string">
            <text:p>158__Fid=9_M08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8__ArtAmpl=434.27_mu=84.6_Sigma=34.91_SigSt=4.0_Bif=106_Spl=1_Fid=9_ED_BinModel__Stack.nrrd</text:p>
          </table:table-cell>
          <table:table-cell office:value-type="string" calcext:value-type="string">
            <text:p>158__Fid=9_M09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8__ArtAmpl=434.27_mu=85.83_Sigma=36.69_SigSt=4.0_Bif=106_Spl=1_Fid=9_ED_BinModel__Stack.nrrd</text:p>
          </table:table-cell>
          <table:table-cell office:value-type="string" calcext:value-type="string">
            <text:p>158__Fid=9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number-columns-repeated="5"/>
        </table:table-row>
        <table:table-row table:style-name="ro1">
          <table:covered-table-cell table:style-name="ce26"/>
          <table:table-cell office:value-type="string" calcext:value-type="string">
            <text:p>159__ArtAmpl=427.19_mu=69.48_Sigma=36.81_SigSt=4.0_Bif=46_Spl=1_Fid=11_ED_BinModel__Stack.nrrd</text:p>
          </table:table-cell>
          <table:table-cell office:value-type="string" calcext:value-type="string">
            <text:p>159__Fid=11_M01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9__ArtAmpl=428.57_mu=68.01_Sigma=32.59_SigSt=4.0_Bif=46_Spl=1_Fid=11_ED_BinModel__Stack.nrrd</text:p>
          </table:table-cell>
          <table:table-cell office:value-type="string" calcext:value-type="string">
            <text:p>159__Fid=11_M02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9__ArtAmpl=429.87_mu=67.56_Sigma=39.11_SigSt=4.0_Bif=46_Spl=1_Fid=11_ED_BinModel__Stack.nrrd</text:p>
          </table:table-cell>
          <table:table-cell office:value-type="string" calcext:value-type="string">
            <text:p>159__Fid=11_M03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9__ArtAmpl=430.36_mu=70.4_Sigma=40.26_SigSt=4.0_Bif=46_Spl=1_Fid=11_ED_BinModel__Stack.nrrd</text:p>
          </table:table-cell>
          <table:table-cell office:value-type="string" calcext:value-type="string">
            <text:p>159__Fid=11_M04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9__ArtAmpl=431.9_mu=69.38_Sigma=29.82_SigSt=4.0_Bif=46_Spl=1_Fid=11_ED_BinModel__Stack.nrrd</text:p>
          </table:table-cell>
          <table:table-cell office:value-type="string" calcext:value-type="string">
            <text:p>159__Fid=11_M05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9__ArtAmpl=432.01_mu=82.55_Sigma=39.06_SigSt=4.0_Bif=46_Spl=1_Fid=11_ED_BinModel__Stack.nrrd</text:p>
          </table:table-cell>
          <table:table-cell office:value-type="string" calcext:value-type="string">
            <text:p>159__Fid=11_M06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9__ArtAmpl=432.05_mu=83.58_Sigma=35.19_SigSt=4.0_Bif=46_Spl=1_Fid=11_ED_BinModel__Stack.nrrd</text:p>
          </table:table-cell>
          <table:table-cell office:value-type="string" calcext:value-type="string">
            <text:p>159__Fid=11_M07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9__ArtAmpl=432.08_mu=72.19_Sigma=42.49_SigSt=4.0_Bif=46_Spl=1_Fid=11_ED_BinModel__Stack.nrrd</text:p>
          </table:table-cell>
          <table:table-cell office:value-type="string" calcext:value-type="string">
            <text:p>159__Fid=11_M08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9__ArtAmpl=432.0_mu=66.57_Sigma=37.27_SigSt=4.0_Bif=46_Spl=1_Fid=11_ED_BinModel__Stack.nrrd</text:p>
          </table:table-cell>
          <table:table-cell office:value-type="string" calcext:value-type="string">
            <text:p>159__Fid=11_M09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59__ArtAmpl=432.14_mu=80.31_Sigma=41.5_SigSt=4.0_Bif=46_Spl=1_Fid=11_ED_BinModel__Stack.nrrd</text:p>
          </table:table-cell>
          <table:table-cell office:value-type="string" calcext:value-type="string">
            <text:p>159__Fid=11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number-columns-repeated="5"/>
        </table:table-row>
        <table:table-row table:style-name="ro1">
          <table:covered-table-cell table:style-name="ce26"/>
          <table:table-cell office:value-type="string" calcext:value-type="string">
            <text:p>162__ArtAmpl=175.75_mu=30.29_Sigma=21.33_SigSt=4.0_Bif=76_Spl=1_Fid=12_ED_BinModel__Stack.nrrd</text:p>
          </table:table-cell>
          <table:table-cell office:value-type="string" calcext:value-type="string">
            <text:p>162__Fid=12_M01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62__ArtAmpl=176.95_mu=30.11_Sigma=22.61_SigSt=4.0_Bif=76_Spl=1_Fid=12_ED_BinModel__Stack.nrrd</text:p>
          </table:table-cell>
          <table:table-cell office:value-type="string" calcext:value-type="string">
            <text:p>162__Fid=12_M02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62__ArtAmpl=176.98_mu=27.16_Sigma=20.64_SigSt=4.0_Bif=76_Spl=1_Fid=12_ED_BinModel__Stack.nrrd</text:p>
          </table:table-cell>
          <table:table-cell office:value-type="string" calcext:value-type="string">
            <text:p>162__Fid=12_M03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62__ArtAmpl=177.9_mu=28.89_Sigma=20.35_SigSt=4.0_Bif=76_Spl=1_Fid=12_ED_BinModel__Stack.nrrd</text:p>
          </table:table-cell>
          <table:table-cell office:value-type="string" calcext:value-type="string">
            <text:p>162__Fid=12_M04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62__ArtAmpl=178.26_mu=26.41_Sigma=20.3_SigSt=4.0_Bif=76_Spl=1_Fid=12_ED_BinModel__Stack.nrrd</text:p>
          </table:table-cell>
          <table:table-cell office:value-type="string" calcext:value-type="string">
            <text:p>162__Fid=12_M05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62__ArtAmpl=178.85_mu=27.87_Sigma=19.38_SigSt=4.0_Bif=76_Spl=1_Fid=12_ED_BinModel__Stack.nrrd</text:p>
          </table:table-cell>
          <table:table-cell office:value-type="string" calcext:value-type="string">
            <text:p>162__Fid=12_M06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62__ArtAmpl=178.88_mu=28.77_Sigma=22.44_SigSt=4.0_Bif=76_Spl=1_Fid=12_ED_BinModel__Stack.nrrd</text:p>
          </table:table-cell>
          <table:table-cell office:value-type="string" calcext:value-type="string">
            <text:p>162__Fid=12_M07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62__ArtAmpl=178.92_mu=27.85_Sigma=20.88_SigSt=4.0_Bif=76_Spl=1_Fid=12_ED_BinModel__Stack.nrrd</text:p>
          </table:table-cell>
          <table:table-cell office:value-type="string" calcext:value-type="string">
            <text:p>162__Fid=12_M08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62__ArtAmpl=179.13_mu=28.35_Sigma=19.83_SigSt=4.0_Bif=76_Spl=1_Fid=12_ED_BinModel__Stack.nrrd</text:p>
          </table:table-cell>
          <table:table-cell office:value-type="string" calcext:value-type="string">
            <text:p>162__Fid=12_M09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62__ArtAmpl=179.16_mu=28.45_Sigma=22.54_SigSt=4.0_Bif=76_Spl=1_Fid=12_ED_BinModel__Stack.nrrd</text:p>
          </table:table-cell>
          <table:table-cell office:value-type="string" calcext:value-type="string">
            <text:p>162__Fid=12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number-columns-repeated="5"/>
        </table:table-row>
        <table:table-row table:style-name="ro1">
          <table:covered-table-cell table:style-name="ce26"/>
          <table:table-cell office:value-type="string" calcext:value-type="string">
            <text:p>1__ArtAmpl=177.15_mu=32.14_Sigma=22.15_SigSt=4.0_Bif=102_Spl=1_Fid=1_ED_BinModel__Stack.nrrd</text:p>
          </table:table-cell>
          <table:table-cell office:value-type="string" calcext:value-type="string">
            <text:p>1__Fid=1_M01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__ArtAmpl=177.4_mu=27.01_Sigma=18.5_SigSt=4.0_Bif=102_Spl=1_Fid=1_ED_BinModel__Stack.nrrd</text:p>
          </table:table-cell>
          <table:table-cell office:value-type="string" calcext:value-type="string">
            <text:p>1__Fid=1_M02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__ArtAmpl=178.17_mu=28.25_Sigma=22.36_SigSt=4.0_Bif=102_Spl=1_Fid=1_ED_BinModel__Stack.nrrd</text:p>
          </table:table-cell>
          <table:table-cell office:value-type="string" calcext:value-type="string">
            <text:p>1__Fid=1_M03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__ArtAmpl=178.83_mu=29.25_Sigma=18.66_SigSt=4.0_Bif=102_Spl=1_Fid=1_ED_BinModel__Stack.nrrd</text:p>
          </table:table-cell>
          <table:table-cell office:value-type="string" calcext:value-type="string">
            <text:p>1__Fid=1_M04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__ArtAmpl=179.75_mu=28.1_Sigma=19.02_SigSt=4.0_Bif=102_Spl=1_Fid=1_ED_BinModel__Stack.nrrd</text:p>
          </table:table-cell>
          <table:table-cell office:value-type="string" calcext:value-type="string">
            <text:p>1__Fid=1_M05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__ArtAmpl=180.27_mu=29.36_Sigma=22.34_SigSt=4.0_Bif=102_Spl=1_Fid=1_ED_BinModel__Stack.nrrd</text:p>
          </table:table-cell>
          <table:table-cell office:value-type="string" calcext:value-type="string">
            <text:p>1__Fid=1_M06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__ArtAmpl=180.27_mu=29.4_Sigma=21.35_SigSt=4.0_Bif=102_Spl=1_Fid=1_ED_BinModel__Stack.nrrd</text:p>
          </table:table-cell>
          <table:table-cell office:value-type="string" calcext:value-type="string">
            <text:p>1__Fid=1_M07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__ArtAmpl=180.27_mu=33.04_Sigma=20.48_SigSt=4.0_Bif=102_Spl=1_Fid=1_ED_BinModel__Stack.nrrd</text:p>
          </table:table-cell>
          <table:table-cell office:value-type="string" calcext:value-type="string">
            <text:p>1__Fid=1_M08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__ArtAmpl=180.27_mu=33.69_Sigma=19.05_SigSt=4.0_Bif=102_Spl=1_Fid=1_ED_BinModel__Stack.nrrd</text:p>
          </table:table-cell>
          <table:table-cell office:value-type="string" calcext:value-type="string">
            <text:p>1__Fid=1_M09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1__ArtAmpl=180.2_mu=33.06_Sigma=23.23_SigSt=4.0_Bif=102_Spl=1_Fid=1_ED_BinModel__Stack.nrrd</text:p>
          </table:table-cell>
          <table:table-cell office:value-type="string" calcext:value-type="string">
            <text:p>1__Fid=1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number-columns-repeated="5"/>
        </table:table-row>
        <table:table-row table:style-name="ro1">
          <table:covered-table-cell table:style-name="ce26"/>
          <table:table-cell office:value-type="string" calcext:value-type="string">
            <text:p>26__ArtAmpl=112.99_mu=24.12_Sigma=7.05_SigSt=4.0_Bif=123_Spl=1_Fid=3_ED_BinModel__Stack.nrrd</text:p>
          </table:table-cell>
          <table:table-cell office:value-type="string" calcext:value-type="string">
            <text:p>26__Fid=3_M01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6__ArtAmpl=114.73_mu=22.28_Sigma=7.42_SigSt=4.0_Bif=123_Spl=1_Fid=3_ED_BinModel__Stack.nrrd</text:p>
          </table:table-cell>
          <table:table-cell office:value-type="string" calcext:value-type="string">
            <text:p>26__Fid=3_M02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6__ArtAmpl=116.49_mu=23.03_Sigma=8.22_SigSt=4.0_Bif=123_Spl=1_Fid=3_ED_BinModel__Stack.nrrd</text:p>
          </table:table-cell>
          <table:table-cell office:value-type="string" calcext:value-type="string">
            <text:p>26__Fid=3_M03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6__ArtAmpl=116.76_mu=23.38_Sigma=8.45_SigSt=4.0_Bif=123_Spl=1_Fid=3_ED_BinModel__Stack.nrrd</text:p>
          </table:table-cell>
          <table:table-cell office:value-type="string" calcext:value-type="string">
            <text:p>26__Fid=3_M04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6__ArtAmpl=117.05_mu=26.09_Sigma=6.87_SigSt=4.0_Bif=123_Spl=1_Fid=3_ED_BinModel__Stack.nrrd</text:p>
          </table:table-cell>
          <table:table-cell office:value-type="string" calcext:value-type="string">
            <text:p>26__Fid=3_M05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6__ArtAmpl=117.2_mu=23.63_Sigma=7.67_SigSt=4.0_Bif=123_Spl=1_Fid=3_ED_BinModel__Stack.nrrd</text:p>
          </table:table-cell>
          <table:table-cell office:value-type="string" calcext:value-type="string">
            <text:p>26__Fid=3_M06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6__ArtAmpl=117.33_mu=25.17_Sigma=8.45_SigSt=4.0_Bif=123_Spl=1_Fid=3_ED_BinModel__Stack.nrrd</text:p>
          </table:table-cell>
          <table:table-cell office:value-type="string" calcext:value-type="string">
            <text:p>26__Fid=3_M07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6__ArtAmpl=117.38_mu=28.15_Sigma=8.3_SigSt=4.0_Bif=123_Spl=1_Fid=3_ED_BinModel__Stack.nrrd</text:p>
          </table:table-cell>
          <table:table-cell office:value-type="string" calcext:value-type="string">
            <text:p>26__Fid=3_M08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6__ArtAmpl=117.72_mu=24.34_Sigma=6.78_SigSt=4.0_Bif=123_Spl=1_Fid=3_ED_BinModel__Stack.nrrd</text:p>
          </table:table-cell>
          <table:table-cell office:value-type="string" calcext:value-type="string">
            <text:p>26__Fid=3_M09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6__ArtAmpl=117.78_mu=23.91_Sigma=7.85_SigSt=4.0_Bif=123_Spl=1_Fid=3_ED_BinModel__Stack.nrrd</text:p>
          </table:table-cell>
          <table:table-cell office:value-type="string" calcext:value-type="string">
            <text:p>26__Fid=3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number-columns-repeated="5"/>
        </table:table-row>
        <table:table-row table:style-name="ro1">
          <table:covered-table-cell table:style-name="ce26"/>
          <table:table-cell office:value-type="string" calcext:value-type="string">
            <text:p>28__ArtAmpl=179.36_mu=40.08_Sigma=11.21_SigSt=4.0_Bif=181_Spl=1_Fid=4_ED_BinModel__Stack.nrrd</text:p>
          </table:table-cell>
          <table:table-cell office:value-type="string" calcext:value-type="string">
            <text:p>28__Fid=4_M01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8__ArtAmpl=179.42_mu=33.14_Sigma=10.65_SigSt=4.0_Bif=181_Spl=1_Fid=4_ED_BinModel__Stack.nrrd</text:p>
          </table:table-cell>
          <table:table-cell office:value-type="string" calcext:value-type="string">
            <text:p>28__Fid=4_M02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8__ArtAmpl=186.17_mu=39.29_Sigma=11.23_SigSt=4.0_Bif=181_Spl=1_Fid=4_ED_BinModel__Stack.nrrd</text:p>
          </table:table-cell>
          <table:table-cell office:value-type="string" calcext:value-type="string">
            <text:p>28__Fid=4_M03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8__ArtAmpl=188.21_mu=32.74_Sigma=10.36_SigSt=4.0_Bif=181_Spl=1_Fid=4_ED_BinModel__Stack.nrrd</text:p>
          </table:table-cell>
          <table:table-cell office:value-type="string" calcext:value-type="string">
            <text:p>28__Fid=4_M04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8__ArtAmpl=196.67_mu=37.75_Sigma=9.61_SigSt=4.0_Bif=181_Spl=1_Fid=4_ED_BinModel__Stack.nrrd</text:p>
          </table:table-cell>
          <table:table-cell office:value-type="string" calcext:value-type="string">
            <text:p>28__Fid=4_M05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8__ArtAmpl=197.07_mu=33.74_Sigma=10.26_SigSt=4.0_Bif=181_Spl=1_Fid=4_ED_BinModel__Stack.nrrd</text:p>
          </table:table-cell>
          <table:table-cell office:value-type="string" calcext:value-type="string">
            <text:p>28__Fid=4_M06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8__ArtAmpl=197.24_mu=32.54_Sigma=10.0_SigSt=4.0_Bif=181_Spl=1_Fid=4_ED_BinModel__Stack.nrrd</text:p>
          </table:table-cell>
          <table:table-cell office:value-type="string" calcext:value-type="string">
            <text:p>28__Fid=4_M07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8__ArtAmpl=197.3_mu=32.21_Sigma=9.03_SigSt=4.0_Bif=181_Spl=1_Fid=4_ED_BinModel__Stack.nrrd</text:p>
          </table:table-cell>
          <table:table-cell office:value-type="string" calcext:value-type="string">
            <text:p>28__Fid=4_M08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8__ArtAmpl=197.55_mu=36.69_Sigma=10.0_SigSt=4.0_Bif=181_Spl=1_Fid=4_ED_BinModel__Stack.nrrd</text:p>
          </table:table-cell>
          <table:table-cell office:value-type="string" calcext:value-type="string">
            <text:p>28__Fid=4_M09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28__ArtAmpl=198.86_mu=39.02_Sigma=10.6_SigSt=4.0_Bif=181_Spl=1_Fid=4_ED_BinModel__Stack.nrrd</text:p>
          </table:table-cell>
          <table:table-cell office:value-type="string" calcext:value-type="string">
            <text:p>28__Fid=4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number-columns-repeated="5"/>
        </table:table-row>
        <table:table-row table:style-name="ro1">
          <table:covered-table-cell table:style-name="ce26"/>
          <table:table-cell office:value-type="string" calcext:value-type="string">
            <text:p>37__ArtAmpl=192.02_mu=27.55_Sigma=15.59_SigSt=4.0_Bif=98_Spl=1_Fid=5_ED_BinModel__Stack.nrrd</text:p>
          </table:table-cell>
          <table:table-cell office:value-type="string" calcext:value-type="string">
            <text:p>37__Fid=5_M01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37__ArtAmpl=196.11_mu=27.87_Sigma=17.9_SigSt=4.0_Bif=98_Spl=1_Fid=5_ED_BinModel__Stack.nrrd</text:p>
          </table:table-cell>
          <table:table-cell office:value-type="string" calcext:value-type="string">
            <text:p>37__Fid=5_M02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37__ArtAmpl=198.2_mu=33.83_Sigma=17.43_SigSt=4.0_Bif=98_Spl=1_Fid=5_ED_BinModel__Stack.nrrd</text:p>
          </table:table-cell>
          <table:table-cell office:value-type="string" calcext:value-type="string">
            <text:p>37__Fid=5_M03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37__ArtAmpl=198.13_mu=27.84_Sigma=15.93_SigSt=4.0_Bif=98_Spl=1_Fid=5_ED_BinModel__Stack.nrrd</text:p>
          </table:table-cell>
          <table:table-cell office:value-type="string" calcext:value-type="string">
            <text:p>37__Fid=5_M04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37__ArtAmpl=198.17_mu=32.96_Sigma=21.16_SigSt=4.0_Bif=98_Spl=1_Fid=5_ED_BinModel__Stack.nrrd</text:p>
          </table:table-cell>
          <table:table-cell office:value-type="string" calcext:value-type="string">
            <text:p>37__Fid=5_M05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37__ArtAmpl=198.58_mu=29.75_Sigma=15.69_SigSt=4.0_Bif=98_Spl=1_Fid=5_ED_BinModel__Stack.nrrd</text:p>
          </table:table-cell>
          <table:table-cell office:value-type="string" calcext:value-type="string">
            <text:p>37__Fid=5_M06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37__ArtAmpl=198.6_mu=30.1_Sigma=19.42_SigSt=4.0_Bif=98_Spl=1_Fid=5_ED_BinModel__Stack.nrrd</text:p>
          </table:table-cell>
          <table:table-cell office:value-type="string" calcext:value-type="string">
            <text:p>37__Fid=5_M07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37__ArtAmpl=198.71_mu=33.25_Sigma=16.3_SigSt=4.0_Bif=98_Spl=1_Fid=5_ED_BinModel__Stack.nrrd</text:p>
          </table:table-cell>
          <table:table-cell office:value-type="string" calcext:value-type="string">
            <text:p>37__Fid=5_M08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37__ArtAmpl=199.58_mu=31.22_Sigma=15.62_SigSt=4.0_Bif=98_Spl=1_Fid=5_ED_BinModel__Stack.nrrd</text:p>
          </table:table-cell>
          <table:table-cell office:value-type="string" calcext:value-type="string">
            <text:p>37__Fid=5_M09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37__ArtAmpl=199.65_mu=29.13_Sigma=15.74_SigSt=4.0_Bif=98_Spl=1_Fid=5_ED_BinModel__Stack.nrrd</text:p>
          </table:table-cell>
          <table:table-cell office:value-type="string" calcext:value-type="string">
            <text:p>37__Fid=5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number-columns-repeated="5"/>
        </table:table-row>
        <table:table-row table:style-name="ro1">
          <table:covered-table-cell table:style-name="ce26"/>
          <table:table-cell office:value-type="string" calcext:value-type="string">
            <text:p>53__ArtAmpl=196.81_mu=30.87_Sigma=12.32_SigSt=4.0_Bif=98_Spl=1_Fid=6_ED_BinModel__Stack.nrrd</text:p>
          </table:table-cell>
          <table:table-cell office:value-type="string" calcext:value-type="string">
            <text:p>53__Fid=6_M01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53__ArtAmpl=198.23_mu=30.37_Sigma=14.32_SigSt=4.0_Bif=98_Spl=1_Fid=6_ED_BinModel__Stack.nrrd</text:p>
          </table:table-cell>
          <table:table-cell office:value-type="string" calcext:value-type="string">
            <text:p>53__Fid=6_M02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53__ArtAmpl=198.27_mu=35.85_Sigma=12.81_SigSt=4.0_Bif=98_Spl=1_Fid=6_ED_BinModel__Stack.nrrd</text:p>
          </table:table-cell>
          <table:table-cell office:value-type="string" calcext:value-type="string">
            <text:p>53__Fid=6_M03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53__ArtAmpl=198.28_mu=32.77_Sigma=14.61_SigSt=4.0_Bif=98_Spl=1_Fid=6_ED_BinModel__Stack.nrrd</text:p>
          </table:table-cell>
          <table:table-cell office:value-type="string" calcext:value-type="string">
            <text:p>53__Fid=6_M04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53__ArtAmpl=198.29_mu=30.67_Sigma=12.96_SigSt=4.0_Bif=98_Spl=1_Fid=6_ED_BinModel__Stack.nrrd</text:p>
          </table:table-cell>
          <table:table-cell office:value-type="string" calcext:value-type="string">
            <text:p>53__Fid=6_M05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53__ArtAmpl=198.39_mu=29.44_Sigma=12.85_SigSt=4.0_Bif=98_Spl=1_Fid=6_ED_BinModel__Stack.nrrd</text:p>
          </table:table-cell>
          <table:table-cell office:value-type="string" calcext:value-type="string">
            <text:p>53__Fid=6_M06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53__ArtAmpl=198.4_mu=30.04_Sigma=15.67_SigSt=4.0_Bif=98_Spl=1_Fid=6_ED_BinModel__Stack.nrrd</text:p>
          </table:table-cell>
          <table:table-cell office:value-type="string" calcext:value-type="string">
            <text:p>53__Fid=6_M07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53__ArtAmpl=198.68_mu=29.04_Sigma=12.4_SigSt=4.0_Bif=98_Spl=1_Fid=6_ED_BinModel__Stack.nrrd</text:p>
          </table:table-cell>
          <table:table-cell office:value-type="string" calcext:value-type="string">
            <text:p>53__Fid=6_M08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53__ArtAmpl=198.86_mu=34.13_Sigma=12.03_SigSt=4.0_Bif=98_Spl=1_Fid=6_ED_BinModel__Stack.nrrd</text:p>
          </table:table-cell>
          <table:table-cell office:value-type="string" calcext:value-type="string">
            <text:p>53__Fid=6_M09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53__ArtAmpl=198.89_mu=34.68_Sigma=13.88_SigSt=4.0_Bif=98_Spl=1_Fid=6_ED_BinModel__Stack.nrrd</text:p>
          </table:table-cell>
          <table:table-cell office:value-type="string" calcext:value-type="string">
            <text:p>53__Fid=6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number-columns-repeated="5"/>
        </table:table-row>
        <table:table-row table:style-name="ro1">
          <table:covered-table-cell table:style-name="ce26"/>
          <table:table-cell office:value-type="string" calcext:value-type="string">
            <text:p>74__ArtAmpl=168.94_mu=35.37_Sigma=11.57_SigSt=4.0_Bif=78_Spl=1_Fid=7_ED_BinModel__Stack.nrrd</text:p>
          </table:table-cell>
          <table:table-cell office:value-type="string" calcext:value-type="string">
            <text:p>74__Fid=7_M01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74__ArtAmpl=169.11_mu=43.0_Sigma=12.64_SigSt=4.0_Bif=78_Spl=1_Fid=7_ED_BinModel__Stack.nrrd</text:p>
          </table:table-cell>
          <table:table-cell office:value-type="string" calcext:value-type="string">
            <text:p>74__Fid=7_M02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74__ArtAmpl=169.34_mu=36.31_Sigma=11.75_SigSt=4.0_Bif=78_Spl=1_Fid=7_ED_BinModel__Stack.nrrd</text:p>
          </table:table-cell>
          <table:table-cell office:value-type="string" calcext:value-type="string">
            <text:p>74__Fid=7_M03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74__ArtAmpl=170.58_mu=42.14_Sigma=11.36_SigSt=4.0_Bif=78_Spl=1_Fid=7_ED_BinModel__Stack.nrrd</text:p>
          </table:table-cell>
          <table:table-cell office:value-type="string" calcext:value-type="string">
            <text:p>74__Fid=7_M04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74__ArtAmpl=170.5_mu=35.77_Sigma=11.44_SigSt=4.0_Bif=78_Spl=1_Fid=7_ED_BinModel__Stack.nrrd</text:p>
          </table:table-cell>
          <table:table-cell office:value-type="string" calcext:value-type="string">
            <text:p>74__Fid=7_M05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74__ArtAmpl=170.68_mu=40.71_Sigma=12.49_SigSt=4.0_Bif=78_Spl=1_Fid=7_ED_BinModel__Stack.nrrd</text:p>
          </table:table-cell>
          <table:table-cell office:value-type="string" calcext:value-type="string">
            <text:p>74__Fid=7_M06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74__ArtAmpl=171.24_mu=43.32_Sigma=12.99_SigSt=4.0_Bif=78_Spl=1_Fid=7_ED_BinModel__Stack.nrrd</text:p>
          </table:table-cell>
          <table:table-cell office:value-type="string" calcext:value-type="string">
            <text:p>74__Fid=7_M07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74__ArtAmpl=171.56_mu=42.6_Sigma=13.2_SigSt=4.0_Bif=78_Spl=1_Fid=7_ED_BinModel__Stack.nrrd</text:p>
          </table:table-cell>
          <table:table-cell office:value-type="string" calcext:value-type="string">
            <text:p>74__Fid=7_M08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74__ArtAmpl=171.65_mu=41.01_Sigma=11.85_SigSt=4.0_Bif=78_Spl=1_Fid=7_ED_BinModel__Stack.nrrd</text:p>
          </table:table-cell>
          <table:table-cell office:value-type="string" calcext:value-type="string">
            <text:p>74__Fid=7_M09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74__ArtAmpl=172.24_mu=44.39_Sigma=11.82_SigSt=4.0_Bif=78_Spl=1_Fid=7_ED_BinModel__Stack.nrrd</text:p>
          </table:table-cell>
          <table:table-cell office:value-type="string" calcext:value-type="string">
            <text:p>74__Fid=7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number-columns-repeated="5"/>
        </table:table-row>
        <table:table-row table:style-name="ro1">
          <table:covered-table-cell table:style-name="ce26"/>
          <table:table-cell office:value-type="string" calcext:value-type="string">
            <text:p>81__ArtAmpl=165.07_mu=44.22_Sigma=8.66_SigSt=4.0_Bif=143_Spl=1_Fid=8_ED_BinModel__Stack.nrrd</text:p>
          </table:table-cell>
          <table:table-cell office:value-type="string" calcext:value-type="string">
            <text:p>81__Fid=8_M01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81__ArtAmpl=165.52_mu=41.27_Sigma=7.95_SigSt=4.0_Bif=143_Spl=1_Fid=8_ED_BinModel__Stack.nrrd</text:p>
          </table:table-cell>
          <table:table-cell office:value-type="string" calcext:value-type="string">
            <text:p>81__Fid=8_M02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81__ArtAmpl=168.08_mu=40.67_Sigma=8.14_SigSt=4.0_Bif=143_Spl=1_Fid=8_ED_BinModel__Stack.nrrd</text:p>
          </table:table-cell>
          <table:table-cell office:value-type="string" calcext:value-type="string">
            <text:p>81__Fid=8_M03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81__ArtAmpl=168.17_mu=43.11_Sigma=8.03_SigSt=4.0_Bif=143_Spl=1_Fid=8_ED_BinModel__Stack.nrrd</text:p>
          </table:table-cell>
          <table:table-cell office:value-type="string" calcext:value-type="string">
            <text:p>81__Fid=8_M04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81__ArtAmpl=168.48_mu=41.46_Sigma=9.33_SigSt=4.0_Bif=143_Spl=1_Fid=8_ED_BinModel__Stack.nrrd</text:p>
          </table:table-cell>
          <table:table-cell office:value-type="string" calcext:value-type="string">
            <text:p>81__Fid=8_M05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81__ArtAmpl=168.59_mu=38.37_Sigma=9.27_SigSt=4.0_Bif=143_Spl=1_Fid=8_ED_BinModel__Stack.nrrd</text:p>
          </table:table-cell>
          <table:table-cell office:value-type="string" calcext:value-type="string">
            <text:p>81__Fid=8_M06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81__ArtAmpl=168.62_mu=41.59_Sigma=7.8_SigSt=4.0_Bif=143_Spl=1_Fid=8_ED_BinModel__Stack.nrrd</text:p>
          </table:table-cell>
          <table:table-cell office:value-type="string" calcext:value-type="string">
            <text:p>81__Fid=8_M07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81__ArtAmpl=168.71_mu=42.46_Sigma=8.14_SigSt=4.0_Bif=143_Spl=1_Fid=8_ED_BinModel__Stack.nrrd</text:p>
          </table:table-cell>
          <table:table-cell office:value-type="string" calcext:value-type="string">
            <text:p>81__Fid=8_M08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81__ArtAmpl=168.76_mu=39.54_Sigma=8.41_SigSt=4.0_Bif=143_Spl=1_Fid=8_ED_BinModel__Stack.nrrd</text:p>
          </table:table-cell>
          <table:table-cell office:value-type="string" calcext:value-type="string">
            <text:p>81__Fid=8_M09.nrrd</text:p>
          </table:table-cell>
          <table:table-cell table:number-columns-repeated="3"/>
        </table:table-row>
        <table:table-row table:style-name="ro1">
          <table:covered-table-cell table:style-name="ce26"/>
          <table:table-cell office:value-type="string" calcext:value-type="string">
            <text:p>81__ArtAmpl=168.98_mu=37.75_Sigma=8.27_SigSt=4.0_Bif=143_Spl=1_Fid=8_ED_BinModel__Stack.nrrd</text:p>
          </table:table-cell>
          <table:table-cell office:value-type="string" calcext:value-type="string">
            <text:p>81__Fid=8_M10.nrrd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27" office:value-type="string" calcext:value-type="string" table:number-columns-spanned="1" table:number-rows-spanned="164">
            <text:p>Test #5 <text:s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Test #5 <text:s text:c="2"/>-- <text:s text:c="2"/>Test #5 <text:s text:c="2"/>-- <text:s text:c="2"/>Test #5 <text:s text:c="2"/>-- <text:s text:c="2"/>Test <text:s text:c="3"/>-- <text:s text:c="2"/>Test #5 <text:s text:c="2"/>-- <text:s text:c="2"/>Test #5 <text:s text:c="2"/>-- <text:s text:c="2"/>Test <text:s text:c="2"/>-- <text:s text:c="2"/>Test #5 <text:s text:c="2"/>-- <text:s text:c="2"/>Test #5 <text:s text:c="2"/>-- <text:s text:c="2"/>Test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 <text:s text:c="2"/>-- <text:s text:c="2"/>Test #5</text:p>
          </table:table-cell>
          <table:table-cell table:style-name="ce13" office:value-type="string" calcext:value-type="string">
            <text:p>117__ArtAmpl=254.77_mu=97.14_Sigma=48.7_SigSt=4.0_Bif=104_Spl=1_Fid=10_ED_BinModel__Stack.nrrd</text:p>
          </table:table-cell>
          <table:table-cell office:value-type="string" calcext:value-type="string">
            <text:p>117__Fid=10_M01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17__ArtAmpl=254.84_mu=103.84_Sigma=46.84_SigSt=4.0_Bif=104_Spl=1_Fid=10_ED_BinModel__Stack.nrrd</text:p>
          </table:table-cell>
          <table:table-cell office:value-type="string" calcext:value-type="string">
            <text:p>117__Fid=10_M02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17__ArtAmpl=254.84_mu=117.0_Sigma=42.11_SigSt=4.0_Bif=104_Spl=1_Fid=10_ED_BinModel__Stack.nrrd</text:p>
          </table:table-cell>
          <table:table-cell office:value-type="string" calcext:value-type="string">
            <text:p>117__Fid=10_M03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17__ArtAmpl=254.84_mu=96.24_Sigma=44.15_SigSt=4.0_Bif=104_Spl=1_Fid=10_ED_BinModel__Stack.nrrd</text:p>
          </table:table-cell>
          <table:table-cell office:value-type="string" calcext:value-type="string">
            <text:p>117__Fid=10_M04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17__ArtAmpl=254.87_mu=115.94_Sigma=44.87_SigSt=4.0_Bif=104_Spl=1_Fid=10_ED_BinModel__Stack.nrrd</text:p>
          </table:table-cell>
          <table:table-cell office:value-type="string" calcext:value-type="string">
            <text:p>117__Fid=10_M05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17__ArtAmpl=254.88_mu=110.98_Sigma=45.86_SigSt=4.0_Bif=104_Spl=1_Fid=10_ED_BinModel__Stack.nrrd</text:p>
          </table:table-cell>
          <table:table-cell office:value-type="string" calcext:value-type="string">
            <text:p>117__Fid=10_M06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17__ArtAmpl=254.88_mu=98.15_Sigma=45.42_SigSt=4.0_Bif=104_Spl=1_Fid=10_ED_BinModel__Stack.nrrd</text:p>
          </table:table-cell>
          <table:table-cell office:value-type="string" calcext:value-type="string">
            <text:p>117__Fid=10_M07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17__ArtAmpl=254.8_mu=112.29_Sigma=40.43_SigSt=4.0_Bif=104_Spl=1_Fid=10_ED_BinModel__Stack.nrrd</text:p>
          </table:table-cell>
          <table:table-cell office:value-type="string" calcext:value-type="string">
            <text:p>117__Fid=10_M08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17__ArtAmpl=254.98_mu=106.68_Sigma=45.35_SigSt=4.0_Bif=104_Spl=1_Fid=10_ED_BinModel__Stack.nrrd</text:p>
          </table:table-cell>
          <table:table-cell office:value-type="string" calcext:value-type="string">
            <text:p>117__Fid=10_M09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17__ArtAmpl=254.99_mu=114.4_Sigma=38.51_SigSt=4.0_Bif=104_Spl=1_Fid=10_ED_BinModel__Stack.nrrd</text:p>
          </table:table-cell>
          <table:table-cell office:value-type="string" calcext:value-type="string">
            <text:p>117__Fid=10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/>
          <table:table-cell table:number-columns-repeated="4"/>
        </table:table-row>
        <table:table-row table:style-name="ro1">
          <table:covered-table-cell table:style-name="ce26"/>
          <table:table-cell table:style-name="ce13" office:value-type="string" calcext:value-type="string">
            <text:p>143__ArtAmpl=395.97_mu=80.71_Sigma=39.22_SigSt=4.0_Bif=7_Spl=1_Fid=14_ED_BinModel__Stack.nrrd</text:p>
          </table:table-cell>
          <table:table-cell office:value-type="string" calcext:value-type="string">
            <text:p>143__Fid=14_M01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43__ArtAmpl=399.3_mu=83.55_Sigma=40.27_SigSt=4.0_Bif=7_Spl=1_Fid=14_ED_BinModel__Stack.nrrd</text:p>
          </table:table-cell>
          <table:table-cell office:value-type="string" calcext:value-type="string">
            <text:p>143__Fid=14_M02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43__ArtAmpl=419.4_mu=79.32_Sigma=30.23_SigSt=4.0_Bif=7_Spl=1_Fid=14_ED_BinModel__Stack.nrrd</text:p>
          </table:table-cell>
          <table:table-cell office:value-type="string" calcext:value-type="string">
            <text:p>143__Fid=14_M03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43__ArtAmpl=446.14_mu=81.13_Sigma=41.36_SigSt=4.0_Bif=7_Spl=1_Fid=14_ED_BinModel__Stack.nrrd</text:p>
          </table:table-cell>
          <table:table-cell office:value-type="string" calcext:value-type="string">
            <text:p>143__Fid=14_M04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43__ArtAmpl=451.63_mu=83.76_Sigma=38.28_SigSt=4.0_Bif=7_Spl=1_Fid=14_ED_BinModel__Stack.nrrd</text:p>
          </table:table-cell>
          <table:table-cell office:value-type="string" calcext:value-type="string">
            <text:p>143__Fid=14_M05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43__ArtAmpl=462.82_mu=72.05_Sigma=36.22_SigSt=4.0_Bif=7_Spl=1_Fid=14_ED_BinModel__Stack.nrrd</text:p>
          </table:table-cell>
          <table:table-cell office:value-type="string" calcext:value-type="string">
            <text:p>143__Fid=14_M06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43__ArtAmpl=471.91_mu=86.14_Sigma=42.94_SigSt=4.0_Bif=7_Spl=1_Fid=14_ED_BinModel__Stack.nrrd</text:p>
          </table:table-cell>
          <table:table-cell office:value-type="string" calcext:value-type="string">
            <text:p>143__Fid=14_M07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43__ArtAmpl=472.7_mu=78.38_Sigma=36.02_SigSt=4.0_Bif=7_Spl=1_Fid=14_ED_BinModel__Stack.nrrd</text:p>
          </table:table-cell>
          <table:table-cell office:value-type="string" calcext:value-type="string">
            <text:p>143__Fid=14_M08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43__ArtAmpl=474.06_mu=83.59_Sigma=40.34_SigSt=4.0_Bif=7_Spl=1_Fid=14_ED_BinModel__Stack.nrrd</text:p>
          </table:table-cell>
          <table:table-cell office:value-type="string" calcext:value-type="string">
            <text:p>143__Fid=14_M09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43__ArtAmpl=476.76_mu=79.44_Sigma=34.25_SigSt=4.0_Bif=7_Spl=1_Fid=14_ED_BinModel__Stack.nrrd</text:p>
          </table:table-cell>
          <table:table-cell office:value-type="string" calcext:value-type="string">
            <text:p>143__Fid=14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/>
          <table:table-cell table:number-columns-repeated="4"/>
        </table:table-row>
        <table:table-row table:style-name="ro1">
          <table:covered-table-cell table:style-name="ce26"/>
          <table:table-cell table:style-name="ce13" office:value-type="string" calcext:value-type="string">
            <text:p>14__ArtAmpl=179.71_mu=26.52_Sigma=14.66_SigSt=4.0_Bif=254_Spl=1_Fid=2_ED_BinModel__Stack.nrrd</text:p>
          </table:table-cell>
          <table:table-cell office:value-type="string" calcext:value-type="string">
            <text:p>14__Fid=2_M01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4__ArtAmpl=182.52_mu=30.55_Sigma=14.84_SigSt=4.0_Bif=254_Spl=1_Fid=2_ED_BinModel__Stack.nrrd</text:p>
          </table:table-cell>
          <table:table-cell office:value-type="string" calcext:value-type="string">
            <text:p>14__Fid=2_M02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4__ArtAmpl=183.59_mu=24.95_Sigma=14.94_SigSt=4.0_Bif=254_Spl=1_Fid=2_ED_BinModel__Stack.nrrd</text:p>
          </table:table-cell>
          <table:table-cell office:value-type="string" calcext:value-type="string">
            <text:p>14__Fid=2_M03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4__ArtAmpl=183.96_mu=30.82_Sigma=15.65_SigSt=4.0_Bif=254_Spl=1_Fid=2_ED_BinModel__Stack.nrrd</text:p>
          </table:table-cell>
          <table:table-cell office:value-type="string" calcext:value-type="string">
            <text:p>14__Fid=2_M04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4__ArtAmpl=183.98_mu=28.58_Sigma=14.53_SigSt=4.0_Bif=254_Spl=1_Fid=2_ED_BinModel__Stack.nrrd</text:p>
          </table:table-cell>
          <table:table-cell office:value-type="string" calcext:value-type="string">
            <text:p>14__Fid=2_M05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4__ArtAmpl=184.25_mu=25.63_Sigma=14.98_SigSt=4.0_Bif=254_Spl=1_Fid=2_ED_BinModel__Stack.nrrd</text:p>
          </table:table-cell>
          <table:table-cell office:value-type="string" calcext:value-type="string">
            <text:p>14__Fid=2_M06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4__ArtAmpl=184.52_mu=30.78_Sigma=14.43_SigSt=4.0_Bif=254_Spl=1_Fid=2_ED_BinModel__Stack.nrrd</text:p>
          </table:table-cell>
          <table:table-cell office:value-type="string" calcext:value-type="string">
            <text:p>14__Fid=2_M07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4__ArtAmpl=184.53_mu=25.88_Sigma=16.0_SigSt=4.0_Bif=254_Spl=1_Fid=2_ED_BinModel__Stack.nrrd</text:p>
          </table:table-cell>
          <table:table-cell office:value-type="string" calcext:value-type="string">
            <text:p>14__Fid=2_M08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4__ArtAmpl=184.56_mu=30.85_Sigma=17.21_SigSt=4.0_Bif=254_Spl=1_Fid=2_ED_BinModel__Stack.nrrd</text:p>
          </table:table-cell>
          <table:table-cell office:value-type="string" calcext:value-type="string">
            <text:p>14__Fid=2_M09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4__ArtAmpl=184.94_mu=27.67_Sigma=14.8_SigSt=4.0_Bif=254_Spl=1_Fid=2_ED_BinModel__Stack.nrrd</text:p>
          </table:table-cell>
          <table:table-cell office:value-type="string" calcext:value-type="string">
            <text:p>14__Fid=2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/>
          <table:table-cell table:number-columns-repeated="4"/>
        </table:table-row>
        <table:table-row table:style-name="ro1">
          <table:covered-table-cell table:style-name="ce26"/>
          <table:table-cell table:style-name="ce13" office:value-type="string" calcext:value-type="string">
            <text:p>155__ArtAmpl=654.33_mu=113.35_Sigma=62.12_SigSt=4.0_Bif=7_Spl=1_Fid=15_ED_BinModel__Stack.nrrd</text:p>
          </table:table-cell>
          <table:table-cell office:value-type="string" calcext:value-type="string">
            <text:p>155__Fid=15_M01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5__ArtAmpl=661.36_mu=132.93_Sigma=62.06_SigSt=4.0_Bif=7_Spl=1_Fid=15_ED_BinModel__Stack.nrrd</text:p>
          </table:table-cell>
          <table:table-cell office:value-type="string" calcext:value-type="string">
            <text:p>155__Fid=15_M02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5__ArtAmpl=673.99_mu=110.61_Sigma=67.93_SigSt=4.0_Bif=7_Spl=1_Fid=15_ED_BinModel__Stack.nrrd</text:p>
          </table:table-cell>
          <table:table-cell office:value-type="string" calcext:value-type="string">
            <text:p>155__Fid=15_M03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5__ArtAmpl=711.95_mu=134.5_Sigma=70.01_SigSt=4.0_Bif=7_Spl=1_Fid=15_ED_BinModel__Stack.nrrd</text:p>
          </table:table-cell>
          <table:table-cell office:value-type="string" calcext:value-type="string">
            <text:p>155__Fid=15_M04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5__ArtAmpl=712.77_mu=111.69_Sigma=61.64_SigSt=4.0_Bif=7_Spl=1_Fid=15_ED_BinModel__Stack.nrrd</text:p>
          </table:table-cell>
          <table:table-cell office:value-type="string" calcext:value-type="string">
            <text:p>155__Fid=15_M05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5__ArtAmpl=714.15_mu=118.59_Sigma=69.99_SigSt=4.0_Bif=7_Spl=1_Fid=15_ED_BinModel__Stack.nrrd</text:p>
          </table:table-cell>
          <table:table-cell office:value-type="string" calcext:value-type="string">
            <text:p>155__Fid=15_M06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5__ArtAmpl=714.41_mu=133.58_Sigma=61.62_SigSt=4.0_Bif=7_Spl=1_Fid=15_ED_BinModel__Stack.nrrd</text:p>
          </table:table-cell>
          <table:table-cell office:value-type="string" calcext:value-type="string">
            <text:p>155__Fid=15_M07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5__ArtAmpl=715.52_mu=112.35_Sigma=75.45_SigSt=4.0_Bif=7_Spl=1_Fid=15_ED_BinModel__Stack.nrrd</text:p>
          </table:table-cell>
          <table:table-cell office:value-type="string" calcext:value-type="string">
            <text:p>155__Fid=15_M08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5__ArtAmpl=717.6_mu=113.13_Sigma=71.44_SigSt=4.0_Bif=7_Spl=1_Fid=15_ED_BinModel__Stack.nrrd</text:p>
          </table:table-cell>
          <table:table-cell office:value-type="string" calcext:value-type="string">
            <text:p>155__Fid=15_M09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5__ArtAmpl=720.53_mu=132.95_Sigma=63.56_SigSt=4.0_Bif=7_Spl=1_Fid=15_ED_BinModel__Stack.nrrd</text:p>
          </table:table-cell>
          <table:table-cell office:value-type="string" calcext:value-type="string">
            <text:p>155__Fid=15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/>
          <table:table-cell table:number-columns-repeated="4"/>
        </table:table-row>
        <table:table-row table:style-name="ro1">
          <table:covered-table-cell table:style-name="ce26"/>
          <table:table-cell table:style-name="ce13" office:value-type="string" calcext:value-type="string">
            <text:p>156__ArtAmpl=389.21_mu=104.17_Sigma=41.56_SigSt=4.0_Bif=44_Spl=1_Fid=13_ED_BinModel__Stack.nrrd</text:p>
          </table:table-cell>
          <table:table-cell office:value-type="string" calcext:value-type="string">
            <text:p>156__Fid=13_M01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6__ArtAmpl=396.41_mu=108.24_Sigma=41.75_SigSt=4.0_Bif=44_Spl=1_Fid=13_ED_BinModel__Stack.nrrd</text:p>
          </table:table-cell>
          <table:table-cell office:value-type="string" calcext:value-type="string">
            <text:p>156__Fid=13_M02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6__ArtAmpl=396.52_mu=102.54_Sigma=39.08_SigSt=4.0_Bif=44_Spl=1_Fid=13_ED_BinModel__Stack.nrrd</text:p>
          </table:table-cell>
          <table:table-cell office:value-type="string" calcext:value-type="string">
            <text:p>156__Fid=13_M03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6__ArtAmpl=396.71_mu=99.13_Sigma=38.31_SigSt=4.0_Bif=44_Spl=1_Fid=13_ED_BinModel__Stack.nrrd</text:p>
          </table:table-cell>
          <table:table-cell office:value-type="string" calcext:value-type="string">
            <text:p>156__Fid=13_M04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6__ArtAmpl=396.76_mu=104.48_Sigma=32.72_SigSt=4.0_Bif=44_Spl=1_Fid=13_ED_BinModel__Stack.nrrd</text:p>
          </table:table-cell>
          <table:table-cell office:value-type="string" calcext:value-type="string">
            <text:p>156__Fid=13_M05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6__ArtAmpl=399.13_mu=106.91_Sigma=43.0_SigSt=4.0_Bif=44_Spl=1_Fid=13_ED_BinModel__Stack.nrrd</text:p>
          </table:table-cell>
          <table:table-cell office:value-type="string" calcext:value-type="string">
            <text:p>156__Fid=13_M06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6__ArtAmpl=400.26_mu=99.29_Sigma=31.57_SigSt=4.0_Bif=44_Spl=1_Fid=13_ED_BinModel__Stack.nrrd</text:p>
          </table:table-cell>
          <table:table-cell office:value-type="string" calcext:value-type="string">
            <text:p>156__Fid=13_M07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6__ArtAmpl=402.29_mu=96.79_Sigma=40.44_SigSt=4.0_Bif=44_Spl=1_Fid=13_ED_BinModel__Stack.nrrd</text:p>
          </table:table-cell>
          <table:table-cell office:value-type="string" calcext:value-type="string">
            <text:p>156__Fid=13_M08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6__ArtAmpl=402.34_mu=100.23_Sigma=38.17_SigSt=4.0_Bif=44_Spl=1_Fid=13_ED_BinModel__Stack.nrrd</text:p>
          </table:table-cell>
          <table:table-cell office:value-type="string" calcext:value-type="string">
            <text:p>156__Fid=13_M09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6__ArtAmpl=402.34_mu=105.64_Sigma=33.71_SigSt=4.0_Bif=44_Spl=1_Fid=13_ED_BinModel__Stack.nrrd</text:p>
          </table:table-cell>
          <table:table-cell office:value-type="string" calcext:value-type="string">
            <text:p>156__Fid=13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/>
          <table:table-cell table:number-columns-repeated="4"/>
        </table:table-row>
        <table:table-row table:style-name="ro1">
          <table:covered-table-cell table:style-name="ce26"/>
          <table:table-cell table:style-name="ce13" office:value-type="string" calcext:value-type="string">
            <text:p>158__ArtAmpl=421.3_mu=72.87_Sigma=35.9_SigSt=4.0_Bif=106_Spl=1_Fid=9_ED_BinModel__Stack.nrrd</text:p>
          </table:table-cell>
          <table:table-cell office:value-type="string" calcext:value-type="string">
            <text:p>158__Fid=9_M01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8__ArtAmpl=424.88_mu=70.61_Sigma=38.66_SigSt=4.0_Bif=106_Spl=1_Fid=9_ED_BinModel__Stack.nrrd</text:p>
          </table:table-cell>
          <table:table-cell office:value-type="string" calcext:value-type="string">
            <text:p>158__Fid=9_M02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8__ArtAmpl=433.47_mu=76.3_Sigma=35.44_SigSt=4.0_Bif=106_Spl=1_Fid=9_ED_BinModel__Stack.nrrd</text:p>
          </table:table-cell>
          <table:table-cell office:value-type="string" calcext:value-type="string">
            <text:p>158__Fid=9_M03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8__ArtAmpl=433.52_mu=79.3_Sigma=37.83_SigSt=4.0_Bif=106_Spl=1_Fid=9_ED_BinModel__Stack.nrrd</text:p>
          </table:table-cell>
          <table:table-cell office:value-type="string" calcext:value-type="string">
            <text:p>158__Fid=9_M04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8__ArtAmpl=433.55_mu=74.1_Sigma=33.69_SigSt=4.0_Bif=106_Spl=1_Fid=9_ED_BinModel__Stack.nrrd</text:p>
          </table:table-cell>
          <table:table-cell office:value-type="string" calcext:value-type="string">
            <text:p>158__Fid=9_M05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8__ArtAmpl=433.7_mu=71.73_Sigma=34.39_SigSt=4.0_Bif=106_Spl=1_Fid=9_ED_BinModel__Stack.nrrd</text:p>
          </table:table-cell>
          <table:table-cell office:value-type="string" calcext:value-type="string">
            <text:p>158__Fid=9_M06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8__ArtAmpl=434.27_mu=72.41_Sigma=35.97_SigSt=4.0_Bif=106_Spl=1_Fid=9_ED_BinModel__Stack.nrrd</text:p>
          </table:table-cell>
          <table:table-cell office:value-type="string" calcext:value-type="string">
            <text:p>158__Fid=9_M07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8__ArtAmpl=434.27_mu=79.71_Sigma=39.04_SigSt=4.0_Bif=106_Spl=1_Fid=9_ED_BinModel__Stack.nrrd</text:p>
          </table:table-cell>
          <table:table-cell office:value-type="string" calcext:value-type="string">
            <text:p>158__Fid=9_M08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8__ArtAmpl=434.27_mu=84.6_Sigma=34.91_SigSt=4.0_Bif=106_Spl=1_Fid=9_ED_BinModel__Stack.nrrd</text:p>
          </table:table-cell>
          <table:table-cell office:value-type="string" calcext:value-type="string">
            <text:p>158__Fid=9_M09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8__ArtAmpl=434.27_mu=85.83_Sigma=36.69_SigSt=4.0_Bif=106_Spl=1_Fid=9_ED_BinModel__Stack.nrrd</text:p>
          </table:table-cell>
          <table:table-cell office:value-type="string" calcext:value-type="string">
            <text:p>158__Fid=9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/>
          <table:table-cell table:number-columns-repeated="4"/>
        </table:table-row>
        <table:table-row table:style-name="ro1">
          <table:covered-table-cell table:style-name="ce26"/>
          <table:table-cell table:style-name="ce13" office:value-type="string" calcext:value-type="string">
            <text:p>159__ArtAmpl=427.19_mu=69.48_Sigma=36.81_SigSt=4.0_Bif=46_Spl=1_Fid=11_ED_BinModel__Stack.nrrd</text:p>
          </table:table-cell>
          <table:table-cell office:value-type="string" calcext:value-type="string">
            <text:p>159__Fid=11_M01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9__ArtAmpl=428.57_mu=68.01_Sigma=32.59_SigSt=4.0_Bif=46_Spl=1_Fid=11_ED_BinModel__Stack.nrrd</text:p>
          </table:table-cell>
          <table:table-cell office:value-type="string" calcext:value-type="string">
            <text:p>159__Fid=11_M02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9__ArtAmpl=429.87_mu=67.56_Sigma=39.11_SigSt=4.0_Bif=46_Spl=1_Fid=11_ED_BinModel__Stack.nrrd</text:p>
          </table:table-cell>
          <table:table-cell office:value-type="string" calcext:value-type="string">
            <text:p>159__Fid=11_M03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9__ArtAmpl=430.36_mu=70.4_Sigma=40.26_SigSt=4.0_Bif=46_Spl=1_Fid=11_ED_BinModel__Stack.nrrd</text:p>
          </table:table-cell>
          <table:table-cell office:value-type="string" calcext:value-type="string">
            <text:p>159__Fid=11_M04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9__ArtAmpl=431.9_mu=69.38_Sigma=29.82_SigSt=4.0_Bif=46_Spl=1_Fid=11_ED_BinModel__Stack.nrrd</text:p>
          </table:table-cell>
          <table:table-cell office:value-type="string" calcext:value-type="string">
            <text:p>159__Fid=11_M05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9__ArtAmpl=432.01_mu=82.55_Sigma=39.06_SigSt=4.0_Bif=46_Spl=1_Fid=11_ED_BinModel__Stack.nrrd</text:p>
          </table:table-cell>
          <table:table-cell office:value-type="string" calcext:value-type="string">
            <text:p>159__Fid=11_M06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9__ArtAmpl=432.05_mu=83.58_Sigma=35.19_SigSt=4.0_Bif=46_Spl=1_Fid=11_ED_BinModel__Stack.nrrd</text:p>
          </table:table-cell>
          <table:table-cell office:value-type="string" calcext:value-type="string">
            <text:p>159__Fid=11_M07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9__ArtAmpl=432.08_mu=72.19_Sigma=42.49_SigSt=4.0_Bif=46_Spl=1_Fid=11_ED_BinModel__Stack.nrrd</text:p>
          </table:table-cell>
          <table:table-cell office:value-type="string" calcext:value-type="string">
            <text:p>159__Fid=11_M08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9__ArtAmpl=432.0_mu=66.57_Sigma=37.27_SigSt=4.0_Bif=46_Spl=1_Fid=11_ED_BinModel__Stack.nrrd</text:p>
          </table:table-cell>
          <table:table-cell office:value-type="string" calcext:value-type="string">
            <text:p>159__Fid=11_M09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59__ArtAmpl=432.14_mu=80.31_Sigma=41.5_SigSt=4.0_Bif=46_Spl=1_Fid=11_ED_BinModel__Stack.nrrd</text:p>
          </table:table-cell>
          <table:table-cell office:value-type="string" calcext:value-type="string">
            <text:p>159__Fid=11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/>
          <table:table-cell table:number-columns-repeated="4"/>
        </table:table-row>
        <table:table-row table:style-name="ro1">
          <table:covered-table-cell table:style-name="ce26"/>
          <table:table-cell table:style-name="ce13" office:value-type="string" calcext:value-type="string">
            <text:p>162__ArtAmpl=175.75_mu=30.29_Sigma=21.33_SigSt=4.0_Bif=76_Spl=1_Fid=12_ED_BinModel__Stack.nrrd</text:p>
          </table:table-cell>
          <table:table-cell office:value-type="string" calcext:value-type="string">
            <text:p>162__Fid=12_M01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62__ArtAmpl=176.95_mu=30.11_Sigma=22.61_SigSt=4.0_Bif=76_Spl=1_Fid=12_ED_BinModel__Stack.nrrd</text:p>
          </table:table-cell>
          <table:table-cell office:value-type="string" calcext:value-type="string">
            <text:p>162__Fid=12_M02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62__ArtAmpl=176.98_mu=27.16_Sigma=20.64_SigSt=4.0_Bif=76_Spl=1_Fid=12_ED_BinModel__Stack.nrrd</text:p>
          </table:table-cell>
          <table:table-cell office:value-type="string" calcext:value-type="string">
            <text:p>162__Fid=12_M03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62__ArtAmpl=177.9_mu=28.89_Sigma=20.35_SigSt=4.0_Bif=76_Spl=1_Fid=12_ED_BinModel__Stack.nrrd</text:p>
          </table:table-cell>
          <table:table-cell office:value-type="string" calcext:value-type="string">
            <text:p>162__Fid=12_M04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62__ArtAmpl=178.26_mu=26.41_Sigma=20.3_SigSt=4.0_Bif=76_Spl=1_Fid=12_ED_BinModel__Stack.nrrd</text:p>
          </table:table-cell>
          <table:table-cell office:value-type="string" calcext:value-type="string">
            <text:p>162__Fid=12_M05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62__ArtAmpl=178.85_mu=27.87_Sigma=19.38_SigSt=4.0_Bif=76_Spl=1_Fid=12_ED_BinModel__Stack.nrrd</text:p>
          </table:table-cell>
          <table:table-cell office:value-type="string" calcext:value-type="string">
            <text:p>162__Fid=12_M06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62__ArtAmpl=178.88_mu=28.77_Sigma=22.44_SigSt=4.0_Bif=76_Spl=1_Fid=12_ED_BinModel__Stack.nrrd</text:p>
          </table:table-cell>
          <table:table-cell office:value-type="string" calcext:value-type="string">
            <text:p>162__Fid=12_M07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62__ArtAmpl=178.92_mu=27.85_Sigma=20.88_SigSt=4.0_Bif=76_Spl=1_Fid=12_ED_BinModel__Stack.nrrd</text:p>
          </table:table-cell>
          <table:table-cell office:value-type="string" calcext:value-type="string">
            <text:p>162__Fid=12_M08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62__ArtAmpl=179.13_mu=28.35_Sigma=19.83_SigSt=4.0_Bif=76_Spl=1_Fid=12_ED_BinModel__Stack.nrrd</text:p>
          </table:table-cell>
          <table:table-cell office:value-type="string" calcext:value-type="string">
            <text:p>162__Fid=12_M09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62__ArtAmpl=179.16_mu=28.45_Sigma=22.54_SigSt=4.0_Bif=76_Spl=1_Fid=12_ED_BinModel__Stack.nrrd</text:p>
          </table:table-cell>
          <table:table-cell office:value-type="string" calcext:value-type="string">
            <text:p>162__Fid=12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/>
          <table:table-cell table:number-columns-repeated="4"/>
        </table:table-row>
        <table:table-row table:style-name="ro1">
          <table:covered-table-cell table:style-name="ce26"/>
          <table:table-cell table:style-name="ce13" office:value-type="string" calcext:value-type="string">
            <text:p>1__ArtAmpl=177.15_mu=32.14_Sigma=22.15_SigSt=4.0_Bif=102_Spl=1_Fid=1_ED_BinModel__Stack.nrrd</text:p>
          </table:table-cell>
          <table:table-cell office:value-type="string" calcext:value-type="string">
            <text:p>1__Fid=1_M01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__ArtAmpl=177.4_mu=27.01_Sigma=18.5_SigSt=4.0_Bif=102_Spl=1_Fid=1_ED_BinModel__Stack.nrrd</text:p>
          </table:table-cell>
          <table:table-cell office:value-type="string" calcext:value-type="string">
            <text:p>1__Fid=1_M02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__ArtAmpl=178.17_mu=28.25_Sigma=22.36_SigSt=4.0_Bif=102_Spl=1_Fid=1_ED_BinModel__Stack.nrrd</text:p>
          </table:table-cell>
          <table:table-cell office:value-type="string" calcext:value-type="string">
            <text:p>1__Fid=1_M03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__ArtAmpl=178.83_mu=29.25_Sigma=18.66_SigSt=4.0_Bif=102_Spl=1_Fid=1_ED_BinModel__Stack.nrrd</text:p>
          </table:table-cell>
          <table:table-cell office:value-type="string" calcext:value-type="string">
            <text:p>1__Fid=1_M04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__ArtAmpl=179.75_mu=28.1_Sigma=19.02_SigSt=4.0_Bif=102_Spl=1_Fid=1_ED_BinModel__Stack.nrrd</text:p>
          </table:table-cell>
          <table:table-cell office:value-type="string" calcext:value-type="string">
            <text:p>1__Fid=1_M05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__ArtAmpl=180.27_mu=29.36_Sigma=22.34_SigSt=4.0_Bif=102_Spl=1_Fid=1_ED_BinModel__Stack.nrrd</text:p>
          </table:table-cell>
          <table:table-cell office:value-type="string" calcext:value-type="string">
            <text:p>1__Fid=1_M06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__ArtAmpl=180.27_mu=29.4_Sigma=21.35_SigSt=4.0_Bif=102_Spl=1_Fid=1_ED_BinModel__Stack.nrrd</text:p>
          </table:table-cell>
          <table:table-cell office:value-type="string" calcext:value-type="string">
            <text:p>1__Fid=1_M07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__ArtAmpl=180.27_mu=33.04_Sigma=20.48_SigSt=4.0_Bif=102_Spl=1_Fid=1_ED_BinModel__Stack.nrrd</text:p>
          </table:table-cell>
          <table:table-cell office:value-type="string" calcext:value-type="string">
            <text:p>1__Fid=1_M08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__ArtAmpl=180.27_mu=33.69_Sigma=19.05_SigSt=4.0_Bif=102_Spl=1_Fid=1_ED_BinModel__Stack.nrrd</text:p>
          </table:table-cell>
          <table:table-cell office:value-type="string" calcext:value-type="string">
            <text:p>1__Fid=1_M09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1__ArtAmpl=180.2_mu=33.06_Sigma=23.23_SigSt=4.0_Bif=102_Spl=1_Fid=1_ED_BinModel__Stack.nrrd</text:p>
          </table:table-cell>
          <table:table-cell office:value-type="string" calcext:value-type="string">
            <text:p>1__Fid=1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/>
          <table:table-cell table:number-columns-repeated="4"/>
        </table:table-row>
        <table:table-row table:style-name="ro1">
          <table:covered-table-cell table:style-name="ce26"/>
          <table:table-cell table:style-name="ce13" office:value-type="string" calcext:value-type="string">
            <text:p>26__ArtAmpl=112.99_mu=24.12_Sigma=7.05_SigSt=4.0_Bif=123_Spl=1_Fid=3_ED_BinModel__Stack.nrrd</text:p>
          </table:table-cell>
          <table:table-cell office:value-type="string" calcext:value-type="string">
            <text:p>26__Fid=3_M01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26__ArtAmpl=114.73_mu=22.28_Sigma=7.42_SigSt=4.0_Bif=123_Spl=1_Fid=3_ED_BinModel__Stack.nrrd</text:p>
          </table:table-cell>
          <table:table-cell office:value-type="string" calcext:value-type="string">
            <text:p>26__Fid=3_M02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26__ArtAmpl=116.49_mu=23.03_Sigma=8.22_SigSt=4.0_Bif=123_Spl=1_Fid=3_ED_BinModel__Stack.nrrd</text:p>
          </table:table-cell>
          <table:table-cell office:value-type="string" calcext:value-type="string">
            <text:p>26__Fid=3_M03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26__ArtAmpl=116.76_mu=23.38_Sigma=8.45_SigSt=4.0_Bif=123_Spl=1_Fid=3_ED_BinModel__Stack.nrrd</text:p>
          </table:table-cell>
          <table:table-cell office:value-type="string" calcext:value-type="string">
            <text:p>26__Fid=3_M04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26__ArtAmpl=117.05_mu=26.09_Sigma=6.87_SigSt=4.0_Bif=123_Spl=1_Fid=3_ED_BinModel__Stack.nrrd</text:p>
          </table:table-cell>
          <table:table-cell office:value-type="string" calcext:value-type="string">
            <text:p>26__Fid=3_M05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26__ArtAmpl=117.2_mu=23.63_Sigma=7.67_SigSt=4.0_Bif=123_Spl=1_Fid=3_ED_BinModel__Stack.nrrd</text:p>
          </table:table-cell>
          <table:table-cell office:value-type="string" calcext:value-type="string">
            <text:p>26__Fid=3_M06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26__ArtAmpl=117.33_mu=25.17_Sigma=8.45_SigSt=4.0_Bif=123_Spl=1_Fid=3_ED_BinModel__Stack.nrrd</text:p>
          </table:table-cell>
          <table:table-cell office:value-type="string" calcext:value-type="string">
            <text:p>26__Fid=3_M07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26__ArtAmpl=117.38_mu=28.15_Sigma=8.3_SigSt=4.0_Bif=123_Spl=1_Fid=3_ED_BinModel__Stack.nrrd</text:p>
          </table:table-cell>
          <table:table-cell office:value-type="string" calcext:value-type="string">
            <text:p>26__Fid=3_M08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26__ArtAmpl=117.72_mu=24.34_Sigma=6.78_SigSt=4.0_Bif=123_Spl=1_Fid=3_ED_BinModel__Stack.nrrd</text:p>
          </table:table-cell>
          <table:table-cell office:value-type="string" calcext:value-type="string">
            <text:p>26__Fid=3_M09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26__ArtAmpl=117.78_mu=23.91_Sigma=7.85_SigSt=4.0_Bif=123_Spl=1_Fid=3_ED_BinModel__Stack.nrrd</text:p>
          </table:table-cell>
          <table:table-cell office:value-type="string" calcext:value-type="string">
            <text:p>26__Fid=3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/>
          <table:table-cell table:number-columns-repeated="4"/>
        </table:table-row>
        <table:table-row table:style-name="ro1">
          <table:covered-table-cell table:style-name="ce26"/>
          <table:table-cell table:style-name="ce13" office:value-type="string" calcext:value-type="string">
            <text:p>28__ArtAmpl=179.36_mu=40.08_Sigma=11.21_SigSt=4.0_Bif=181_Spl=1_Fid=4_ED_BinModel__Stack.nrrd</text:p>
          </table:table-cell>
          <table:table-cell office:value-type="string" calcext:value-type="string">
            <text:p>28__Fid=4_M01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28__ArtAmpl=179.42_mu=33.14_Sigma=10.65_SigSt=4.0_Bif=181_Spl=1_Fid=4_ED_BinModel__Stack.nrrd</text:p>
          </table:table-cell>
          <table:table-cell office:value-type="string" calcext:value-type="string">
            <text:p>28__Fid=4_M02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28__ArtAmpl=186.17_mu=39.29_Sigma=11.23_SigSt=4.0_Bif=181_Spl=1_Fid=4_ED_BinModel__Stack.nrrd</text:p>
          </table:table-cell>
          <table:table-cell office:value-type="string" calcext:value-type="string">
            <text:p>28__Fid=4_M03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28__ArtAmpl=188.21_mu=32.74_Sigma=10.36_SigSt=4.0_Bif=181_Spl=1_Fid=4_ED_BinModel__Stack.nrrd</text:p>
          </table:table-cell>
          <table:table-cell office:value-type="string" calcext:value-type="string">
            <text:p>28__Fid=4_M04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28__ArtAmpl=196.67_mu=37.75_Sigma=9.61_SigSt=4.0_Bif=181_Spl=1_Fid=4_ED_BinModel__Stack.nrrd</text:p>
          </table:table-cell>
          <table:table-cell office:value-type="string" calcext:value-type="string">
            <text:p>28__Fid=4_M05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28__ArtAmpl=197.07_mu=33.74_Sigma=10.26_SigSt=4.0_Bif=181_Spl=1_Fid=4_ED_BinModel__Stack.nrrd</text:p>
          </table:table-cell>
          <table:table-cell office:value-type="string" calcext:value-type="string">
            <text:p>28__Fid=4_M06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28__ArtAmpl=197.24_mu=32.54_Sigma=10.0_SigSt=4.0_Bif=181_Spl=1_Fid=4_ED_BinModel__Stack.nrrd</text:p>
          </table:table-cell>
          <table:table-cell office:value-type="string" calcext:value-type="string">
            <text:p>28__Fid=4_M07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28__ArtAmpl=197.3_mu=32.21_Sigma=9.03_SigSt=4.0_Bif=181_Spl=1_Fid=4_ED_BinModel__Stack.nrrd</text:p>
          </table:table-cell>
          <table:table-cell office:value-type="string" calcext:value-type="string">
            <text:p>28__Fid=4_M08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28__ArtAmpl=197.55_mu=36.69_Sigma=10.0_SigSt=4.0_Bif=181_Spl=1_Fid=4_ED_BinModel__Stack.nrrd</text:p>
          </table:table-cell>
          <table:table-cell office:value-type="string" calcext:value-type="string">
            <text:p>28__Fid=4_M09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28__ArtAmpl=198.86_mu=39.02_Sigma=10.6_SigSt=4.0_Bif=181_Spl=1_Fid=4_ED_BinModel__Stack.nrrd</text:p>
          </table:table-cell>
          <table:table-cell office:value-type="string" calcext:value-type="string">
            <text:p>28__Fid=4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/>
          <table:table-cell table:number-columns-repeated="4"/>
        </table:table-row>
        <table:table-row table:style-name="ro1">
          <table:covered-table-cell table:style-name="ce26"/>
          <table:table-cell table:style-name="ce13" office:value-type="string" calcext:value-type="string">
            <text:p>37__ArtAmpl=192.02_mu=27.55_Sigma=15.59_SigSt=4.0_Bif=98_Spl=1_Fid=5_ED_BinModel__Stack.nrrd</text:p>
          </table:table-cell>
          <table:table-cell office:value-type="string" calcext:value-type="string">
            <text:p>37__Fid=5_M01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37__ArtAmpl=196.11_mu=27.87_Sigma=17.9_SigSt=4.0_Bif=98_Spl=1_Fid=5_ED_BinModel__Stack.nrrd</text:p>
          </table:table-cell>
          <table:table-cell office:value-type="string" calcext:value-type="string">
            <text:p>37__Fid=5_M02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37__ArtAmpl=198.2_mu=33.83_Sigma=17.43_SigSt=4.0_Bif=98_Spl=1_Fid=5_ED_BinModel__Stack.nrrd</text:p>
          </table:table-cell>
          <table:table-cell office:value-type="string" calcext:value-type="string">
            <text:p>37__Fid=5_M03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37__ArtAmpl=198.13_mu=27.84_Sigma=15.93_SigSt=4.0_Bif=98_Spl=1_Fid=5_ED_BinModel__Stack.nrrd</text:p>
          </table:table-cell>
          <table:table-cell office:value-type="string" calcext:value-type="string">
            <text:p>37__Fid=5_M04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37__ArtAmpl=198.17_mu=32.96_Sigma=21.16_SigSt=4.0_Bif=98_Spl=1_Fid=5_ED_BinModel__Stack.nrrd</text:p>
          </table:table-cell>
          <table:table-cell office:value-type="string" calcext:value-type="string">
            <text:p>37__Fid=5_M05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37__ArtAmpl=198.58_mu=29.75_Sigma=15.69_SigSt=4.0_Bif=98_Spl=1_Fid=5_ED_BinModel__Stack.nrrd</text:p>
          </table:table-cell>
          <table:table-cell office:value-type="string" calcext:value-type="string">
            <text:p>37__Fid=5_M06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37__ArtAmpl=198.6_mu=30.1_Sigma=19.42_SigSt=4.0_Bif=98_Spl=1_Fid=5_ED_BinModel__Stack.nrrd</text:p>
          </table:table-cell>
          <table:table-cell office:value-type="string" calcext:value-type="string">
            <text:p>37__Fid=5_M07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37__ArtAmpl=198.71_mu=33.25_Sigma=16.3_SigSt=4.0_Bif=98_Spl=1_Fid=5_ED_BinModel__Stack.nrrd</text:p>
          </table:table-cell>
          <table:table-cell office:value-type="string" calcext:value-type="string">
            <text:p>37__Fid=5_M08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37__ArtAmpl=199.58_mu=31.22_Sigma=15.62_SigSt=4.0_Bif=98_Spl=1_Fid=5_ED_BinModel__Stack.nrrd</text:p>
          </table:table-cell>
          <table:table-cell office:value-type="string" calcext:value-type="string">
            <text:p>37__Fid=5_M09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37__ArtAmpl=199.65_mu=29.13_Sigma=15.74_SigSt=4.0_Bif=98_Spl=1_Fid=5_ED_BinModel__Stack.nrrd</text:p>
          </table:table-cell>
          <table:table-cell office:value-type="string" calcext:value-type="string">
            <text:p>37__Fid=5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/>
          <table:table-cell table:number-columns-repeated="4"/>
        </table:table-row>
        <table:table-row table:style-name="ro1">
          <table:covered-table-cell table:style-name="ce26"/>
          <table:table-cell table:style-name="ce13" office:value-type="string" calcext:value-type="string">
            <text:p>53__ArtAmpl=196.81_mu=30.87_Sigma=12.32_SigSt=4.0_Bif=98_Spl=1_Fid=6_ED_BinModel__Stack.nrrd</text:p>
          </table:table-cell>
          <table:table-cell office:value-type="string" calcext:value-type="string">
            <text:p>53__Fid=6_M01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53__ArtAmpl=198.23_mu=30.37_Sigma=14.32_SigSt=4.0_Bif=98_Spl=1_Fid=6_ED_BinModel__Stack.nrrd</text:p>
          </table:table-cell>
          <table:table-cell office:value-type="string" calcext:value-type="string">
            <text:p>53__Fid=6_M02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53__ArtAmpl=198.27_mu=35.85_Sigma=12.81_SigSt=4.0_Bif=98_Spl=1_Fid=6_ED_BinModel__Stack.nrrd</text:p>
          </table:table-cell>
          <table:table-cell office:value-type="string" calcext:value-type="string">
            <text:p>53__Fid=6_M03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53__ArtAmpl=198.28_mu=32.77_Sigma=14.61_SigSt=4.0_Bif=98_Spl=1_Fid=6_ED_BinModel__Stack.nrrd</text:p>
          </table:table-cell>
          <table:table-cell office:value-type="string" calcext:value-type="string">
            <text:p>53__Fid=6_M04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53__ArtAmpl=198.29_mu=30.67_Sigma=12.96_SigSt=4.0_Bif=98_Spl=1_Fid=6_ED_BinModel__Stack.nrrd</text:p>
          </table:table-cell>
          <table:table-cell office:value-type="string" calcext:value-type="string">
            <text:p>53__Fid=6_M05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53__ArtAmpl=198.39_mu=29.44_Sigma=12.85_SigSt=4.0_Bif=98_Spl=1_Fid=6_ED_BinModel__Stack.nrrd</text:p>
          </table:table-cell>
          <table:table-cell office:value-type="string" calcext:value-type="string">
            <text:p>53__Fid=6_M06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53__ArtAmpl=198.4_mu=30.04_Sigma=15.67_SigSt=4.0_Bif=98_Spl=1_Fid=6_ED_BinModel__Stack.nrrd</text:p>
          </table:table-cell>
          <table:table-cell office:value-type="string" calcext:value-type="string">
            <text:p>53__Fid=6_M07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53__ArtAmpl=198.68_mu=29.04_Sigma=12.4_SigSt=4.0_Bif=98_Spl=1_Fid=6_ED_BinModel__Stack.nrrd</text:p>
          </table:table-cell>
          <table:table-cell office:value-type="string" calcext:value-type="string">
            <text:p>53__Fid=6_M08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53__ArtAmpl=198.86_mu=34.13_Sigma=12.03_SigSt=4.0_Bif=98_Spl=1_Fid=6_ED_BinModel__Stack.nrrd</text:p>
          </table:table-cell>
          <table:table-cell office:value-type="string" calcext:value-type="string">
            <text:p>53__Fid=6_M09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53__ArtAmpl=198.89_mu=34.68_Sigma=13.88_SigSt=4.0_Bif=98_Spl=1_Fid=6_ED_BinModel__Stack.nrrd</text:p>
          </table:table-cell>
          <table:table-cell office:value-type="string" calcext:value-type="string">
            <text:p>53__Fid=6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/>
          <table:table-cell table:number-columns-repeated="4"/>
        </table:table-row>
        <table:table-row table:style-name="ro1">
          <table:covered-table-cell table:style-name="ce26"/>
          <table:table-cell table:style-name="ce13" office:value-type="string" calcext:value-type="string">
            <text:p>74__ArtAmpl=168.94_mu=35.37_Sigma=11.57_SigSt=4.0_Bif=78_Spl=1_Fid=7_ED_BinModel__Stack.nrrd</text:p>
          </table:table-cell>
          <table:table-cell office:value-type="string" calcext:value-type="string">
            <text:p>74__Fid=7_M01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74__ArtAmpl=169.11_mu=43.0_Sigma=12.64_SigSt=4.0_Bif=78_Spl=1_Fid=7_ED_BinModel__Stack.nrrd</text:p>
          </table:table-cell>
          <table:table-cell office:value-type="string" calcext:value-type="string">
            <text:p>74__Fid=7_M02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74__ArtAmpl=169.34_mu=36.31_Sigma=11.75_SigSt=4.0_Bif=78_Spl=1_Fid=7_ED_BinModel__Stack.nrrd</text:p>
          </table:table-cell>
          <table:table-cell office:value-type="string" calcext:value-type="string">
            <text:p>74__Fid=7_M03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74__ArtAmpl=170.58_mu=42.14_Sigma=11.36_SigSt=4.0_Bif=78_Spl=1_Fid=7_ED_BinModel__Stack.nrrd</text:p>
          </table:table-cell>
          <table:table-cell office:value-type="string" calcext:value-type="string">
            <text:p>74__Fid=7_M04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74__ArtAmpl=170.5_mu=35.77_Sigma=11.44_SigSt=4.0_Bif=78_Spl=1_Fid=7_ED_BinModel__Stack.nrrd</text:p>
          </table:table-cell>
          <table:table-cell office:value-type="string" calcext:value-type="string">
            <text:p>74__Fid=7_M05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74__ArtAmpl=170.68_mu=40.71_Sigma=12.49_SigSt=4.0_Bif=78_Spl=1_Fid=7_ED_BinModel__Stack.nrrd</text:p>
          </table:table-cell>
          <table:table-cell office:value-type="string" calcext:value-type="string">
            <text:p>74__Fid=7_M06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74__ArtAmpl=171.24_mu=43.32_Sigma=12.99_SigSt=4.0_Bif=78_Spl=1_Fid=7_ED_BinModel__Stack.nrrd</text:p>
          </table:table-cell>
          <table:table-cell office:value-type="string" calcext:value-type="string">
            <text:p>74__Fid=7_M07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74__ArtAmpl=171.56_mu=42.6_Sigma=13.2_SigSt=4.0_Bif=78_Spl=1_Fid=7_ED_BinModel__Stack.nrrd</text:p>
          </table:table-cell>
          <table:table-cell office:value-type="string" calcext:value-type="string">
            <text:p>74__Fid=7_M08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74__ArtAmpl=171.65_mu=41.01_Sigma=11.85_SigSt=4.0_Bif=78_Spl=1_Fid=7_ED_BinModel__Stack.nrrd</text:p>
          </table:table-cell>
          <table:table-cell office:value-type="string" calcext:value-type="string">
            <text:p>74__Fid=7_M09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74__ArtAmpl=172.24_mu=44.39_Sigma=11.82_SigSt=4.0_Bif=78_Spl=1_Fid=7_ED_BinModel__Stack.nrrd</text:p>
          </table:table-cell>
          <table:table-cell office:value-type="string" calcext:value-type="string">
            <text:p>74__Fid=7_M10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/>
          <table:table-cell table:number-columns-repeated="4"/>
        </table:table-row>
        <table:table-row table:style-name="ro1">
          <table:covered-table-cell table:style-name="ce26"/>
          <table:table-cell table:style-name="ce13" office:value-type="string" calcext:value-type="string">
            <text:p>81__ArtAmpl=165.07_mu=44.22_Sigma=8.66_SigSt=4.0_Bif=143_Spl=1_Fid=8_ED_BinModel__Stack.nrrd</text:p>
          </table:table-cell>
          <table:table-cell office:value-type="string" calcext:value-type="string">
            <text:p>81__Fid=8_M01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81__ArtAmpl=165.52_mu=41.27_Sigma=7.95_SigSt=4.0_Bif=143_Spl=1_Fid=8_ED_BinModel__Stack.nrrd</text:p>
          </table:table-cell>
          <table:table-cell office:value-type="string" calcext:value-type="string">
            <text:p>81__Fid=8_M02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81__ArtAmpl=168.08_mu=40.67_Sigma=8.14_SigSt=4.0_Bif=143_Spl=1_Fid=8_ED_BinModel__Stack.nrrd</text:p>
          </table:table-cell>
          <table:table-cell office:value-type="string" calcext:value-type="string">
            <text:p>81__Fid=8_M03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81__ArtAmpl=168.17_mu=43.11_Sigma=8.03_SigSt=4.0_Bif=143_Spl=1_Fid=8_ED_BinModel__Stack.nrrd</text:p>
          </table:table-cell>
          <table:table-cell office:value-type="string" calcext:value-type="string">
            <text:p>81__Fid=8_M04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81__ArtAmpl=168.48_mu=41.46_Sigma=9.33_SigSt=4.0_Bif=143_Spl=1_Fid=8_ED_BinModel__Stack.nrrd</text:p>
          </table:table-cell>
          <table:table-cell office:value-type="string" calcext:value-type="string">
            <text:p>81__Fid=8_M05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81__ArtAmpl=168.59_mu=38.37_Sigma=9.27_SigSt=4.0_Bif=143_Spl=1_Fid=8_ED_BinModel__Stack.nrrd</text:p>
          </table:table-cell>
          <table:table-cell office:value-type="string" calcext:value-type="string">
            <text:p>81__Fid=8_M06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81__ArtAmpl=168.62_mu=41.59_Sigma=7.8_SigSt=4.0_Bif=143_Spl=1_Fid=8_ED_BinModel__Stack.nrrd</text:p>
          </table:table-cell>
          <table:table-cell office:value-type="string" calcext:value-type="string">
            <text:p>81__Fid=8_M07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81__ArtAmpl=168.71_mu=42.46_Sigma=8.14_SigSt=4.0_Bif=143_Spl=1_Fid=8_ED_BinModel__Stack.nrrd</text:p>
          </table:table-cell>
          <table:table-cell office:value-type="string" calcext:value-type="string">
            <text:p>81__Fid=8_M08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81__ArtAmpl=168.76_mu=39.54_Sigma=8.41_SigSt=4.0_Bif=143_Spl=1_Fid=8_ED_BinModel__Stack.nrrd</text:p>
          </table:table-cell>
          <table:table-cell office:value-type="string" calcext:value-type="string">
            <text:p>81__Fid=8_M09.nrrd</text:p>
          </table:table-cell>
          <table:table-cell table:number-columns-repeated="3"/>
        </table:table-row>
        <table:table-row table:style-name="ro1">
          <table:covered-table-cell table:style-name="ce26"/>
          <table:table-cell table:style-name="ce13" office:value-type="string" calcext:value-type="string">
            <text:p>81__ArtAmpl=168.98_mu=37.75_Sigma=8.27_SigSt=4.0_Bif=143_Spl=1_Fid=8_ED_BinModel__Stack.nrrd</text:p>
          </table:table-cell>
          <table:table-cell office:value-type="string" calcext:value-type="string">
            <text:p>81__Fid=8_M10.nrrd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style-name="ce27" office:value-type="string" calcext:value-type="string" table:number-columns-spanned="1" table:number-rows-spanned="164">
            <text:p>Test #6 <text:s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Test #6 <text:s text:c="2"/>-- <text:s text:c="2"/>Test #6 <text:s text:c="2"/>-- <text:s text:c="2"/>Test #6 <text:s text:c="2"/>-- <text:s text:c="2"/>Test <text:s text:c="3"/>-- <text:s text:c="2"/>Test #6 <text:s text:c="2"/>-- <text:s text:c="2"/>Test #6 <text:s text:c="2"/>-- <text:s text:c="2"/>Test <text:s text:c="2"/>-- <text:s text:c="2"/>Test #6 <text:s text:c="2"/>-- <text:s text:c="2"/>Test #6 <text:s text:c="2"/>-- <text:s text:c="2"/>Test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 <text:s text:c="2"/>-- <text:s text:c="2"/>Test #6</text:p>
          </table:table-cell>
          <table:table-cell office:value-type="string" calcext:value-type="string">
            <text:p>104__ArtAmpl=469.68_mu=104.7_Sigma=39.17_SigSt=4.0_Bif=75_Spl=1_Fid=13_ED_BinModel__Stack.nrrd</text:p>
          </table:table-cell>
          <table:table-cell office:value-type="string" calcext:value-type="string">
            <text:p>104__Fid=13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04__ArtAmpl=471.03_mu=84.81_Sigma=33.76_SigSt=4.0_Bif=75_Spl=1_Fid=13_ED_BinModel__Stack.nrrd</text:p>
          </table:table-cell>
          <table:table-cell office:value-type="string" calcext:value-type="string">
            <text:p>104__Fid=13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04__ArtAmpl=471.69_mu=91.8_Sigma=36.92_SigSt=4.0_Bif=75_Spl=1_Fid=13_ED_BinModel__Stack.nrrd</text:p>
          </table:table-cell>
          <table:table-cell office:value-type="string" calcext:value-type="string">
            <text:p>104__Fid=13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04__ArtAmpl=473.13_mu=86.07_Sigma=34.1_SigSt=4.0_Bif=75_Spl=1_Fid=13_ED_BinModel__Stack.nrrd</text:p>
          </table:table-cell>
          <table:table-cell office:value-type="string" calcext:value-type="string">
            <text:p>104__Fid=13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04__ArtAmpl=483.98_mu=104.6_Sigma=35.75_SigSt=4.0_Bif=75_Spl=1_Fid=13_ED_BinModel__Stack.nrrd</text:p>
          </table:table-cell>
          <table:table-cell office:value-type="string" calcext:value-type="string">
            <text:p>104__Fid=13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04__ArtAmpl=484.36_mu=101.71_Sigma=34.55_SigSt=4.0_Bif=75_Spl=1_Fid=13_ED_BinModel__Stack.nrrd</text:p>
          </table:table-cell>
          <table:table-cell office:value-type="string" calcext:value-type="string">
            <text:p>104__Fid=13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04__ArtAmpl=484.36_mu=102.32_Sigma=34.29_SigSt=4.0_Bif=75_Spl=1_Fid=13_ED_BinModel__Stack.nrrd</text:p>
          </table:table-cell>
          <table:table-cell office:value-type="string" calcext:value-type="string">
            <text:p>104__Fid=13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04__ArtAmpl=484.76_mu=86.62_Sigma=31.48_SigSt=4.0_Bif=75_Spl=1_Fid=13_ED_BinModel__Stack.nrrd</text:p>
          </table:table-cell>
          <table:table-cell office:value-type="string" calcext:value-type="string">
            <text:p>104__Fid=13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04__ArtAmpl=485.44_mu=99.54_Sigma=33.85_SigSt=4.0_Bif=75_Spl=1_Fid=13_ED_BinModel__Stack.nrrd</text:p>
          </table:table-cell>
          <table:table-cell office:value-type="string" calcext:value-type="string">
            <text:p>104__Fid=13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04__ArtAmpl=485.64_mu=96.98_Sigma=36.85_SigSt=4.0_Bif=75_Spl=1_Fid=13_ED_BinModel__Stack.nrrd</text:p>
          </table:table-cell>
          <table:table-cell office:value-type="string" calcext:value-type="string">
            <text:p>104__Fid=13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table:number-columns-repeated="4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22__ArtAmpl=212.63_mu=47.88_Sigma=15.3_SigSt=4.0_Bif=91_Spl=1_Fid=7_ED_BinModel__Stack.nrrd</text:p>
          </table:table-cell>
          <table:table-cell office:value-type="string" calcext:value-type="string">
            <text:p>122__Fid=7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22__ArtAmpl=212.81_mu=49.9_Sigma=14.24_SigSt=4.0_Bif=91_Spl=1_Fid=7_ED_BinModel__Stack.nrrd</text:p>
          </table:table-cell>
          <table:table-cell office:value-type="string" calcext:value-type="string">
            <text:p>122__Fid=7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22__ArtAmpl=214.03_mu=45.87_Sigma=15.04_SigSt=4.0_Bif=91_Spl=1_Fid=7_ED_BinModel__Stack.nrrd</text:p>
          </table:table-cell>
          <table:table-cell office:value-type="string" calcext:value-type="string">
            <text:p>122__Fid=7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22__ArtAmpl=214.31_mu=50.85_Sigma=16.44_SigSt=4.0_Bif=91_Spl=1_Fid=7_ED_BinModel__Stack.nrrd</text:p>
          </table:table-cell>
          <table:table-cell office:value-type="string" calcext:value-type="string">
            <text:p>122__Fid=7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22__ArtAmpl=214.76_mu=44.49_Sigma=13.49_SigSt=4.0_Bif=91_Spl=1_Fid=7_ED_BinModel__Stack.nrrd</text:p>
          </table:table-cell>
          <table:table-cell office:value-type="string" calcext:value-type="string">
            <text:p>122__Fid=7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22__ArtAmpl=215.05_mu=49.88_Sigma=13.76_SigSt=4.0_Bif=91_Spl=1_Fid=7_ED_BinModel__Stack.nrrd</text:p>
          </table:table-cell>
          <table:table-cell office:value-type="string" calcext:value-type="string">
            <text:p>122__Fid=7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22__ArtAmpl=215.11_mu=47.39_Sigma=16.0_SigSt=4.0_Bif=91_Spl=1_Fid=7_ED_BinModel__Stack.nrrd</text:p>
          </table:table-cell>
          <table:table-cell office:value-type="string" calcext:value-type="string">
            <text:p>122__Fid=7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22__ArtAmpl=215.6_mu=45.15_Sigma=14.69_SigSt=4.0_Bif=91_Spl=1_Fid=7_ED_BinModel__Stack.nrrd</text:p>
          </table:table-cell>
          <table:table-cell office:value-type="string" calcext:value-type="string">
            <text:p>122__Fid=7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22__ArtAmpl=216.46_mu=53.0_Sigma=16.26_SigSt=4.0_Bif=91_Spl=1_Fid=7_ED_BinModel__Stack.nrrd</text:p>
          </table:table-cell>
          <table:table-cell office:value-type="string" calcext:value-type="string">
            <text:p>122__Fid=7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22__ArtAmpl=216.5_mu=47.17_Sigma=14.37_SigSt=4.0_Bif=91_Spl=1_Fid=7_ED_BinModel__Stack.nrrd</text:p>
          </table:table-cell>
          <table:table-cell office:value-type="string" calcext:value-type="string">
            <text:p>122__Fid=7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table:number-columns-repeated="4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38__ArtAmpl=487.23_mu=56.71_Sigma=52.39_SigSt=4.0_Bif=23_Spl=1_Fid=11_ED_BinModel__Stack.nrrd</text:p>
          </table:table-cell>
          <table:table-cell office:value-type="string" calcext:value-type="string">
            <text:p>138__Fid=11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38__ArtAmpl=487.61_mu=61.86_Sigma=43.06_SigSt=4.0_Bif=23_Spl=1_Fid=11_ED_BinModel__Stack.nrrd</text:p>
          </table:table-cell>
          <table:table-cell office:value-type="string" calcext:value-type="string">
            <text:p>138__Fid=11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38__ArtAmpl=487.94_mu=53.44_Sigma=50.07_SigSt=4.0_Bif=23_Spl=1_Fid=11_ED_BinModel__Stack.nrrd</text:p>
          </table:table-cell>
          <table:table-cell office:value-type="string" calcext:value-type="string">
            <text:p>138__Fid=11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38__ArtAmpl=488.06_mu=62.36_Sigma=47.55_SigSt=4.0_Bif=23_Spl=1_Fid=11_ED_BinModel__Stack.nrrd</text:p>
          </table:table-cell>
          <table:table-cell office:value-type="string" calcext:value-type="string">
            <text:p>138__Fid=11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38__ArtAmpl=488.45_mu=60.79_Sigma=46.8_SigSt=4.0_Bif=23_Spl=1_Fid=11_ED_BinModel__Stack.nrrd</text:p>
          </table:table-cell>
          <table:table-cell office:value-type="string" calcext:value-type="string">
            <text:p>138__Fid=11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38__ArtAmpl=488.66_mu=54.99_Sigma=49.75_SigSt=4.0_Bif=23_Spl=1_Fid=11_ED_BinModel__Stack.nrrd</text:p>
          </table:table-cell>
          <table:table-cell office:value-type="string" calcext:value-type="string">
            <text:p>138__Fid=11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38__ArtAmpl=488.93_mu=51.87_Sigma=49.29_SigSt=4.0_Bif=23_Spl=1_Fid=11_ED_BinModel__Stack.nrrd</text:p>
          </table:table-cell>
          <table:table-cell office:value-type="string" calcext:value-type="string">
            <text:p>138__Fid=11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38__ArtAmpl=489.84_mu=61.98_Sigma=41.39_SigSt=4.0_Bif=23_Spl=1_Fid=11_ED_BinModel__Stack.nrrd</text:p>
          </table:table-cell>
          <table:table-cell office:value-type="string" calcext:value-type="string">
            <text:p>138__Fid=11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38__ArtAmpl=489.92_mu=59.01_Sigma=49.85_SigSt=4.0_Bif=23_Spl=1_Fid=11_ED_BinModel__Stack.nrrd</text:p>
          </table:table-cell>
          <table:table-cell office:value-type="string" calcext:value-type="string">
            <text:p>138__Fid=11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38__ArtAmpl=489.93_mu=60.42_Sigma=42.27_SigSt=4.0_Bif=23_Spl=1_Fid=11_ED_BinModel__Stack.nrrd</text:p>
          </table:table-cell>
          <table:table-cell office:value-type="string" calcext:value-type="string">
            <text:p>138__Fid=11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table:number-columns-repeated="4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39__ArtAmpl=203.19_mu=69.71_Sigma=14.28_SigSt=4.0_Bif=91_Spl=1_Fid=8_ED_BinModel__Stack.nrrd</text:p>
          </table:table-cell>
          <table:table-cell office:value-type="string" calcext:value-type="string">
            <text:p>139__Fid=8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39__ArtAmpl=203.59_mu=70.07_Sigma=15.04_SigSt=4.0_Bif=91_Spl=1_Fid=8_ED_BinModel__Stack.nrrd</text:p>
          </table:table-cell>
          <table:table-cell office:value-type="string" calcext:value-type="string">
            <text:p>139__Fid=8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39__ArtAmpl=203.98_mu=74.91_Sigma=13.94_SigSt=4.0_Bif=91_Spl=1_Fid=8_ED_BinModel__Stack.nrrd</text:p>
          </table:table-cell>
          <table:table-cell office:value-type="string" calcext:value-type="string">
            <text:p>139__Fid=8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39__ArtAmpl=204.01_mu=76.39_Sigma=15.17_SigSt=4.0_Bif=91_Spl=1_Fid=8_ED_BinModel__Stack.nrrd</text:p>
          </table:table-cell>
          <table:table-cell office:value-type="string" calcext:value-type="string">
            <text:p>139__Fid=8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39__ArtAmpl=204.27_mu=70.08_Sigma=13.21_SigSt=4.0_Bif=91_Spl=1_Fid=8_ED_BinModel__Stack.nrrd</text:p>
          </table:table-cell>
          <table:table-cell office:value-type="string" calcext:value-type="string">
            <text:p>139__Fid=8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39__ArtAmpl=204.3_mu=69.36_Sigma=13.56_SigSt=4.0_Bif=91_Spl=1_Fid=8_ED_BinModel__Stack.nrrd</text:p>
          </table:table-cell>
          <table:table-cell office:value-type="string" calcext:value-type="string">
            <text:p>139__Fid=8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39__ArtAmpl=205.08_mu=66.98_Sigma=12.32_SigSt=4.0_Bif=91_Spl=1_Fid=8_ED_BinModel__Stack.nrrd</text:p>
          </table:table-cell>
          <table:table-cell office:value-type="string" calcext:value-type="string">
            <text:p>139__Fid=8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39__ArtAmpl=205.3_mu=75.29_Sigma=14.71_SigSt=4.0_Bif=91_Spl=1_Fid=8_ED_BinModel__Stack.nrrd</text:p>
          </table:table-cell>
          <table:table-cell office:value-type="string" calcext:value-type="string">
            <text:p>139__Fid=8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39__ArtAmpl=206.18_mu=71.92_Sigma=14.11_SigSt=4.0_Bif=91_Spl=1_Fid=8_ED_BinModel__Stack.nrrd</text:p>
          </table:table-cell>
          <table:table-cell office:value-type="string" calcext:value-type="string">
            <text:p>139__Fid=8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39__ArtAmpl=209.69_mu=68.83_Sigma=13.51_SigSt=4.0_Bif=91_Spl=1_Fid=8_ED_BinModel__Stack.nrrd</text:p>
          </table:table-cell>
          <table:table-cell office:value-type="string" calcext:value-type="string">
            <text:p>139__Fid=8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table:number-columns-repeated="4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65__ArtAmpl=192.35_mu=38.92_Sigma=22.95_SigSt=4.0_Bif=95_Spl=1_Fid=12_ED_BinModel__Stack.nrrd</text:p>
          </table:table-cell>
          <table:table-cell office:value-type="string" calcext:value-type="string">
            <text:p>165__Fid=12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65__ArtAmpl=193.36_mu=47.38_Sigma=26.35_SigSt=4.0_Bif=95_Spl=1_Fid=12_ED_BinModel__Stack.nrrd</text:p>
          </table:table-cell>
          <table:table-cell office:value-type="string" calcext:value-type="string">
            <text:p>165__Fid=12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65__ArtAmpl=193.83_mu=43.77_Sigma=23.33_SigSt=4.0_Bif=95_Spl=1_Fid=12_ED_BinModel__Stack.nrrd</text:p>
          </table:table-cell>
          <table:table-cell office:value-type="string" calcext:value-type="string">
            <text:p>165__Fid=12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65__ArtAmpl=193.86_mu=38.61_Sigma=25.92_SigSt=4.0_Bif=95_Spl=1_Fid=12_ED_BinModel__Stack.nrrd</text:p>
          </table:table-cell>
          <table:table-cell office:value-type="string" calcext:value-type="string">
            <text:p>165__Fid=12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65__ArtAmpl=194.62_mu=38.28_Sigma=24.33_SigSt=4.0_Bif=95_Spl=1_Fid=12_ED_BinModel__Stack.nrrd</text:p>
          </table:table-cell>
          <table:table-cell office:value-type="string" calcext:value-type="string">
            <text:p>165__Fid=12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65__ArtAmpl=195.01_mu=41.61_Sigma=22.14_SigSt=4.0_Bif=95_Spl=1_Fid=12_ED_BinModel__Stack.nrrd</text:p>
          </table:table-cell>
          <table:table-cell office:value-type="string" calcext:value-type="string">
            <text:p>165__Fid=12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65__ArtAmpl=195.05_mu=40.02_Sigma=24.94_SigSt=4.0_Bif=95_Spl=1_Fid=12_ED_BinModel__Stack.nrrd</text:p>
          </table:table-cell>
          <table:table-cell office:value-type="string" calcext:value-type="string">
            <text:p>165__Fid=12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65__ArtAmpl=195.05_mu=43.5_Sigma=26.58_SigSt=4.0_Bif=95_Spl=1_Fid=12_ED_BinModel__Stack.nrrd</text:p>
          </table:table-cell>
          <table:table-cell office:value-type="string" calcext:value-type="string">
            <text:p>165__Fid=12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65__ArtAmpl=195.08_mu=44.7_Sigma=26.62_SigSt=4.0_Bif=95_Spl=1_Fid=12_ED_BinModel__Stack.nrrd</text:p>
          </table:table-cell>
          <table:table-cell office:value-type="string" calcext:value-type="string">
            <text:p>165__Fid=12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65__ArtAmpl=195.0_mu=45.76_Sigma=24.64_SigSt=4.0_Bif=95_Spl=1_Fid=12_ED_BinModel__Stack.nrrd</text:p>
          </table:table-cell>
          <table:table-cell office:value-type="string" calcext:value-type="string">
            <text:p>165__Fid=12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table:number-columns-repeated="4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9__ArtAmpl=164.19_mu=37.13_Sigma=12.07_SigSt=4.0_Bif=120_Spl=1_Fid=3_ED_BinModel__Stack.nrrd</text:p>
          </table:table-cell>
          <table:table-cell office:value-type="string" calcext:value-type="string">
            <text:p>19__Fid=3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9__ArtAmpl=167.66_mu=31.12_Sigma=13.8_SigSt=4.0_Bif=120_Spl=1_Fid=3_ED_BinModel__Stack.nrrd</text:p>
          </table:table-cell>
          <table:table-cell office:value-type="string" calcext:value-type="string">
            <text:p>19__Fid=3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9__ArtAmpl=168.13_mu=35.56_Sigma=12.05_SigSt=4.0_Bif=120_Spl=1_Fid=3_ED_BinModel__Stack.nrrd</text:p>
          </table:table-cell>
          <table:table-cell office:value-type="string" calcext:value-type="string">
            <text:p>19__Fid=3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9__ArtAmpl=168.24_mu=33.04_Sigma=11.58_SigSt=4.0_Bif=120_Spl=1_Fid=3_ED_BinModel__Stack.nrrd</text:p>
          </table:table-cell>
          <table:table-cell office:value-type="string" calcext:value-type="string">
            <text:p>19__Fid=3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9__ArtAmpl=168.87_mu=32.66_Sigma=11.68_SigSt=4.0_Bif=120_Spl=1_Fid=3_ED_BinModel__Stack.nrrd</text:p>
          </table:table-cell>
          <table:table-cell office:value-type="string" calcext:value-type="string">
            <text:p>19__Fid=3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9__ArtAmpl=170.26_mu=36.78_Sigma=12.83_SigSt=4.0_Bif=120_Spl=1_Fid=3_ED_BinModel__Stack.nrrd</text:p>
          </table:table-cell>
          <table:table-cell office:value-type="string" calcext:value-type="string">
            <text:p>19__Fid=3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9__ArtAmpl=170.46_mu=32.68_Sigma=13.75_SigSt=4.0_Bif=120_Spl=1_Fid=3_ED_BinModel__Stack.nrrd</text:p>
          </table:table-cell>
          <table:table-cell office:value-type="string" calcext:value-type="string">
            <text:p>19__Fid=3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9__ArtAmpl=172.08_mu=33.18_Sigma=11.97_SigSt=4.0_Bif=120_Spl=1_Fid=3_ED_BinModel__Stack.nrrd</text:p>
          </table:table-cell>
          <table:table-cell office:value-type="string" calcext:value-type="string">
            <text:p>19__Fid=3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9__ArtAmpl=176.64_mu=33.94_Sigma=10.65_SigSt=4.0_Bif=120_Spl=1_Fid=3_ED_BinModel__Stack.nrrd</text:p>
          </table:table-cell>
          <table:table-cell office:value-type="string" calcext:value-type="string">
            <text:p>19__Fid=3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19__ArtAmpl=179.72_mu=36.05_Sigma=10.37_SigSt=4.0_Bif=120_Spl=1_Fid=3_ED_BinModel__Stack.nrrd</text:p>
          </table:table-cell>
          <table:table-cell office:value-type="string" calcext:value-type="string">
            <text:p>19__Fid=3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table:number-columns-repeated="4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22__ArtAmpl=145.96_mu=19.57_Sigma=14.72_SigSt=4.0_Bif=61_Spl=1_Fid=2_ED_BinModel__Stack.nrrd</text:p>
          </table:table-cell>
          <table:table-cell office:value-type="string" calcext:value-type="string">
            <text:p>22__Fid=2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22__ArtAmpl=147.62_mu=20.03_Sigma=13.04_SigSt=4.0_Bif=61_Spl=1_Fid=2_ED_BinModel__Stack.nrrd</text:p>
          </table:table-cell>
          <table:table-cell office:value-type="string" calcext:value-type="string">
            <text:p>22__Fid=2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22__ArtAmpl=147.88_mu=21.86_Sigma=13.47_SigSt=4.0_Bif=61_Spl=1_Fid=2_ED_BinModel__Stack.nrrd</text:p>
          </table:table-cell>
          <table:table-cell office:value-type="string" calcext:value-type="string">
            <text:p>22__Fid=2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22__ArtAmpl=147.92_mu=20.92_Sigma=13.75_SigSt=4.0_Bif=61_Spl=1_Fid=2_ED_BinModel__Stack.nrrd</text:p>
          </table:table-cell>
          <table:table-cell office:value-type="string" calcext:value-type="string">
            <text:p>22__Fid=2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22__ArtAmpl=147.98_mu=18.29_Sigma=13.99_SigSt=4.0_Bif=61_Spl=1_Fid=2_ED_BinModel__Stack.nrrd</text:p>
          </table:table-cell>
          <table:table-cell office:value-type="string" calcext:value-type="string">
            <text:p>22__Fid=2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22__ArtAmpl=149.06_mu=18.37_Sigma=15.83_SigSt=4.0_Bif=61_Spl=1_Fid=2_ED_BinModel__Stack.nrrd</text:p>
          </table:table-cell>
          <table:table-cell office:value-type="string" calcext:value-type="string">
            <text:p>22__Fid=2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22__ArtAmpl=149.15_mu=21.34_Sigma=14.52_SigSt=4.0_Bif=61_Spl=1_Fid=2_ED_BinModel__Stack.nrrd</text:p>
          </table:table-cell>
          <table:table-cell office:value-type="string" calcext:value-type="string">
            <text:p>22__Fid=2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22__ArtAmpl=149.17_mu=18.0_Sigma=14.17_SigSt=4.0_Bif=61_Spl=1_Fid=2_ED_BinModel__Stack.nrrd</text:p>
          </table:table-cell>
          <table:table-cell office:value-type="string" calcext:value-type="string">
            <text:p>22__Fid=2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22__ArtAmpl=149.47_mu=19.13_Sigma=12.72_SigSt=4.0_Bif=61_Spl=1_Fid=2_ED_BinModel__Stack.nrrd</text:p>
          </table:table-cell>
          <table:table-cell office:value-type="string" calcext:value-type="string">
            <text:p>22__Fid=2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22__ArtAmpl=149.69_mu=17.33_Sigma=12.98_SigSt=4.0_Bif=61_Spl=1_Fid=2_ED_BinModel__Stack.nrrd</text:p>
          </table:table-cell>
          <table:table-cell office:value-type="string" calcext:value-type="string">
            <text:p>22__Fid=2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table:number-columns-repeated="4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33__ArtAmpl=144.84_mu=37.29_Sigma=14.58_SigSt=4.0_Bif=199_Spl=1_Fid=4_ED_BinModel__Stack.nrrd</text:p>
          </table:table-cell>
          <table:table-cell office:value-type="string" calcext:value-type="string">
            <text:p>33__Fid=4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33__ArtAmpl=147.83_mu=33.76_Sigma=12.63_SigSt=4.0_Bif=199_Spl=1_Fid=4_ED_BinModel__Stack.nrrd</text:p>
          </table:table-cell>
          <table:table-cell office:value-type="string" calcext:value-type="string">
            <text:p>33__Fid=4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33__ArtAmpl=151.77_mu=32.21_Sigma=12.68_SigSt=4.0_Bif=199_Spl=1_Fid=4_ED_BinModel__Stack.nrrd</text:p>
          </table:table-cell>
          <table:table-cell office:value-type="string" calcext:value-type="string">
            <text:p>33__Fid=4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33__ArtAmpl=152.61_mu=33.51_Sigma=13.52_SigSt=4.0_Bif=199_Spl=1_Fid=4_ED_BinModel__Stack.nrrd</text:p>
          </table:table-cell>
          <table:table-cell office:value-type="string" calcext:value-type="string">
            <text:p>33__Fid=4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33__ArtAmpl=154.47_mu=34.94_Sigma=12.39_SigSt=4.0_Bif=199_Spl=1_Fid=4_ED_BinModel__Stack.nrrd</text:p>
          </table:table-cell>
          <table:table-cell office:value-type="string" calcext:value-type="string">
            <text:p>33__Fid=4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33__ArtAmpl=157.62_mu=37.66_Sigma=14.35_SigSt=4.0_Bif=199_Spl=1_Fid=4_ED_BinModel__Stack.nrrd</text:p>
          </table:table-cell>
          <table:table-cell office:value-type="string" calcext:value-type="string">
            <text:p>33__Fid=4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33__ArtAmpl=158.18_mu=31.47_Sigma=14.46_SigSt=4.0_Bif=199_Spl=1_Fid=4_ED_BinModel__Stack.nrrd</text:p>
          </table:table-cell>
          <table:table-cell office:value-type="string" calcext:value-type="string">
            <text:p>33__Fid=4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33__ArtAmpl=158.19_mu=34.12_Sigma=14.94_SigSt=4.0_Bif=199_Spl=1_Fid=4_ED_BinModel__Stack.nrrd</text:p>
          </table:table-cell>
          <table:table-cell office:value-type="string" calcext:value-type="string">
            <text:p>33__Fid=4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33__ArtAmpl=158.2_mu=32.02_Sigma=14.85_SigSt=4.0_Bif=199_Spl=1_Fid=4_ED_BinModel__Stack.nrrd</text:p>
          </table:table-cell>
          <table:table-cell office:value-type="string" calcext:value-type="string">
            <text:p>33__Fid=4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33__ArtAmpl=158.41_mu=33.38_Sigma=12.23_SigSt=4.0_Bif=199_Spl=1_Fid=4_ED_BinModel__Stack.nrrd</text:p>
          </table:table-cell>
          <table:table-cell office:value-type="string" calcext:value-type="string">
            <text:p>33__Fid=4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table:number-columns-repeated="4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3__ArtAmpl=137.92_mu=28.55_Sigma=10.55_SigSt=4.0_Bif=18_Spl=1_Fid=15_ED_BinModel__Stack.nrrd</text:p>
          </table:table-cell>
          <table:table-cell office:value-type="string" calcext:value-type="string">
            <text:p>3__Fid=15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3__ArtAmpl=139.91_mu=24.46_Sigma=10.52_SigSt=4.0_Bif=18_Spl=1_Fid=15_ED_BinModel__Stack.nrrd</text:p>
          </table:table-cell>
          <table:table-cell office:value-type="string" calcext:value-type="string">
            <text:p>3__Fid=15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3__ArtAmpl=140.58_mu=28.67_Sigma=11.94_SigSt=4.0_Bif=18_Spl=1_Fid=15_ED_BinModel__Stack.nrrd</text:p>
          </table:table-cell>
          <table:table-cell office:value-type="string" calcext:value-type="string">
            <text:p>3__Fid=15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3__ArtAmpl=141.94_mu=24.67_Sigma=10.03_SigSt=4.0_Bif=18_Spl=1_Fid=15_ED_BinModel__Stack.nrrd</text:p>
          </table:table-cell>
          <table:table-cell office:value-type="string" calcext:value-type="string">
            <text:p>3__Fid=15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3__ArtAmpl=146.31_mu=29.16_Sigma=10.19_SigSt=4.0_Bif=18_Spl=1_Fid=15_ED_BinModel__Stack.nrrd</text:p>
          </table:table-cell>
          <table:table-cell office:value-type="string" calcext:value-type="string">
            <text:p>3__Fid=15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3__ArtAmpl=146.49_mu=27.49_Sigma=10.31_SigSt=4.0_Bif=18_Spl=1_Fid=15_ED_BinModel__Stack.nrrd</text:p>
          </table:table-cell>
          <table:table-cell office:value-type="string" calcext:value-type="string">
            <text:p>3__Fid=15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3__ArtAmpl=146.96_mu=30.1_Sigma=9.87_SigSt=4.0_Bif=18_Spl=1_Fid=15_ED_BinModel__Stack.nrrd</text:p>
          </table:table-cell>
          <table:table-cell office:value-type="string" calcext:value-type="string">
            <text:p>3__Fid=15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3__ArtAmpl=147.45_mu=26.57_Sigma=9.86_SigSt=4.0_Bif=18_Spl=1_Fid=15_ED_BinModel__Stack.nrrd</text:p>
          </table:table-cell>
          <table:table-cell office:value-type="string" calcext:value-type="string">
            <text:p>3__Fid=15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3__ArtAmpl=148.71_mu=30.01_Sigma=10.84_SigSt=4.0_Bif=18_Spl=1_Fid=15_ED_BinModel__Stack.nrrd</text:p>
          </table:table-cell>
          <table:table-cell office:value-type="string" calcext:value-type="string">
            <text:p>3__Fid=15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3__ArtAmpl=149.36_mu=25.79_Sigma=9.89_SigSt=4.0_Bif=18_Spl=1_Fid=15_ED_BinModel__Stack.nrrd</text:p>
          </table:table-cell>
          <table:table-cell office:value-type="string" calcext:value-type="string">
            <text:p>3__Fid=15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table:number-columns-repeated="4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46__ArtAmpl=150.84_mu=32.13_Sigma=14.13_SigSt=4.0_Bif=18_Spl=1_Fid=14_ED_BinModel__Stack.nrrd</text:p>
          </table:table-cell>
          <table:table-cell office:value-type="string" calcext:value-type="string">
            <text:p>46__Fid=14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46__ArtAmpl=155.88_mu=29.68_Sigma=15.29_SigSt=4.0_Bif=18_Spl=1_Fid=14_ED_BinModel__Stack.nrrd</text:p>
          </table:table-cell>
          <table:table-cell office:value-type="string" calcext:value-type="string">
            <text:p>46__Fid=14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46__ArtAmpl=158.77_mu=27.81_Sigma=14.52_SigSt=4.0_Bif=18_Spl=1_Fid=14_ED_BinModel__Stack.nrrd</text:p>
          </table:table-cell>
          <table:table-cell office:value-type="string" calcext:value-type="string">
            <text:p>46__Fid=14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46__ArtAmpl=159.24_mu=29.93_Sigma=13.85_SigSt=4.0_Bif=18_Spl=1_Fid=14_ED_BinModel__Stack.nrrd</text:p>
          </table:table-cell>
          <table:table-cell office:value-type="string" calcext:value-type="string">
            <text:p>46__Fid=14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46__ArtAmpl=170.23_mu=30.46_Sigma=12.45_SigSt=4.0_Bif=18_Spl=1_Fid=14_ED_BinModel__Stack.nrrd</text:p>
          </table:table-cell>
          <table:table-cell office:value-type="string" calcext:value-type="string">
            <text:p>46__Fid=14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46__ArtAmpl=170.52_mu=29.75_Sigma=14.2_SigSt=4.0_Bif=18_Spl=1_Fid=14_ED_BinModel__Stack.nrrd</text:p>
          </table:table-cell>
          <table:table-cell office:value-type="string" calcext:value-type="string">
            <text:p>46__Fid=14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46__ArtAmpl=171.83_mu=26.71_Sigma=15.45_SigSt=4.0_Bif=18_Spl=1_Fid=14_ED_BinModel__Stack.nrrd</text:p>
          </table:table-cell>
          <table:table-cell office:value-type="string" calcext:value-type="string">
            <text:p>46__Fid=14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46__ArtAmpl=171.9_mu=31.98_Sigma=15.22_SigSt=4.0_Bif=18_Spl=1_Fid=14_ED_BinModel__Stack.nrrd</text:p>
          </table:table-cell>
          <table:table-cell office:value-type="string" calcext:value-type="string">
            <text:p>46__Fid=14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46__ArtAmpl=172.85_mu=30.64_Sigma=16.11_SigSt=4.0_Bif=18_Spl=1_Fid=14_ED_BinModel__Stack.nrrd</text:p>
          </table:table-cell>
          <table:table-cell office:value-type="string" calcext:value-type="string">
            <text:p>46__Fid=14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46__ArtAmpl=173.03_mu=30.51_Sigma=15.07_SigSt=4.0_Bif=18_Spl=1_Fid=14_ED_BinModel__Stack.nrrd</text:p>
          </table:table-cell>
          <table:table-cell office:value-type="string" calcext:value-type="string">
            <text:p>46__Fid=14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table:number-columns-repeated="4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4__ArtAmpl=157.92_mu=38.5_Sigma=12.26_SigSt=4.0_Bif=106_Spl=1_Fid=10_ED_BinModel__Stack.nrrd</text:p>
          </table:table-cell>
          <table:table-cell office:value-type="string" calcext:value-type="string">
            <text:p>4__Fid=10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4__ArtAmpl=173.83_mu=38.48_Sigma=12.43_SigSt=4.0_Bif=106_Spl=1_Fid=10_ED_BinModel__Stack.nrrd</text:p>
          </table:table-cell>
          <table:table-cell office:value-type="string" calcext:value-type="string">
            <text:p>4__Fid=10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4__ArtAmpl=174.82_mu=37.06_Sigma=10.72_SigSt=4.0_Bif=106_Spl=1_Fid=10_ED_BinModel__Stack.nrrd</text:p>
          </table:table-cell>
          <table:table-cell office:value-type="string" calcext:value-type="string">
            <text:p>4__Fid=10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4__ArtAmpl=174.86_mu=35.57_Sigma=12.03_SigSt=4.0_Bif=106_Spl=1_Fid=10_ED_BinModel__Stack.nrrd</text:p>
          </table:table-cell>
          <table:table-cell office:value-type="string" calcext:value-type="string">
            <text:p>4__Fid=10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4__ArtAmpl=175.23_mu=42.63_Sigma=12.15_SigSt=4.0_Bif=106_Spl=1_Fid=10_ED_BinModel__Stack.nrrd</text:p>
          </table:table-cell>
          <table:table-cell office:value-type="string" calcext:value-type="string">
            <text:p>4__Fid=10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4__ArtAmpl=175.58_mu=40.66_Sigma=12.01_SigSt=4.0_Bif=106_Spl=1_Fid=10_ED_BinModel__Stack.nrrd</text:p>
          </table:table-cell>
          <table:table-cell office:value-type="string" calcext:value-type="string">
            <text:p>4__Fid=10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4__ArtAmpl=177.23_mu=35.84_Sigma=11.87_SigSt=4.0_Bif=106_Spl=1_Fid=10_ED_BinModel__Stack.nrrd</text:p>
          </table:table-cell>
          <table:table-cell office:value-type="string" calcext:value-type="string">
            <text:p>4__Fid=10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4__ArtAmpl=177.25_mu=37.13_Sigma=10.15_SigSt=4.0_Bif=106_Spl=1_Fid=10_ED_BinModel__Stack.nrrd</text:p>
          </table:table-cell>
          <table:table-cell office:value-type="string" calcext:value-type="string">
            <text:p>4__Fid=10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4__ArtAmpl=177.26_mu=37.48_Sigma=12.61_SigSt=4.0_Bif=106_Spl=1_Fid=10_ED_BinModel__Stack.nrrd</text:p>
          </table:table-cell>
          <table:table-cell office:value-type="string" calcext:value-type="string">
            <text:p>4__Fid=10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4__ArtAmpl=177.26_mu=40.54_Sigma=10.0_SigSt=4.0_Bif=106_Spl=1_Fid=10_ED_BinModel__Stack.nrrd</text:p>
          </table:table-cell>
          <table:table-cell office:value-type="string" calcext:value-type="string">
            <text:p>4__Fid=10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table:number-columns-repeated="4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70__ArtAmpl=151.61_mu=41.04_Sigma=15.98_SigSt=4.0_Bif=70_Spl=1_Fid=5_ED_BinModel__Stack.nrrd</text:p>
          </table:table-cell>
          <table:table-cell office:value-type="string" calcext:value-type="string">
            <text:p>70__Fid=5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70__ArtAmpl=152.18_mu=35.01_Sigma=17.21_SigSt=4.0_Bif=70_Spl=1_Fid=5_ED_BinModel__Stack.nrrd</text:p>
          </table:table-cell>
          <table:table-cell office:value-type="string" calcext:value-type="string">
            <text:p>70__Fid=5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70__ArtAmpl=152.19_mu=34.72_Sigma=14.68_SigSt=4.0_Bif=70_Spl=1_Fid=5_ED_BinModel__Stack.nrrd</text:p>
          </table:table-cell>
          <table:table-cell office:value-type="string" calcext:value-type="string">
            <text:p>70__Fid=5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70__ArtAmpl=152.38_mu=37.81_Sigma=14.24_SigSt=4.0_Bif=70_Spl=1_Fid=5_ED_BinModel__Stack.nrrd</text:p>
          </table:table-cell>
          <table:table-cell office:value-type="string" calcext:value-type="string">
            <text:p>70__Fid=5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70__ArtAmpl=152.77_mu=42.75_Sigma=14.84_SigSt=4.0_Bif=70_Spl=1_Fid=5_ED_BinModel__Stack.nrrd</text:p>
          </table:table-cell>
          <table:table-cell office:value-type="string" calcext:value-type="string">
            <text:p>70__Fid=5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70__ArtAmpl=153.24_mu=38.86_Sigma=14.88_SigSt=4.0_Bif=70_Spl=1_Fid=5_ED_BinModel__Stack.nrrd</text:p>
          </table:table-cell>
          <table:table-cell office:value-type="string" calcext:value-type="string">
            <text:p>70__Fid=5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70__ArtAmpl=153.29_mu=39.92_Sigma=16.7_SigSt=4.0_Bif=70_Spl=1_Fid=5_ED_BinModel__Stack.nrrd</text:p>
          </table:table-cell>
          <table:table-cell office:value-type="string" calcext:value-type="string">
            <text:p>70__Fid=5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70__ArtAmpl=154.03_mu=40.43_Sigma=16.29_SigSt=4.0_Bif=70_Spl=1_Fid=5_ED_BinModel__Stack.nrrd</text:p>
          </table:table-cell>
          <table:table-cell office:value-type="string" calcext:value-type="string">
            <text:p>70__Fid=5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70__ArtAmpl=154.09_mu=36.26_Sigma=16.97_SigSt=4.0_Bif=70_Spl=1_Fid=5_ED_BinModel__Stack.nrrd</text:p>
          </table:table-cell>
          <table:table-cell office:value-type="string" calcext:value-type="string">
            <text:p>70__Fid=5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70__ArtAmpl=154.1_mu=35.91_Sigma=17.27_SigSt=4.0_Bif=70_Spl=1_Fid=5_ED_BinModel__Stack.nrrd</text:p>
          </table:table-cell>
          <table:table-cell office:value-type="string" calcext:value-type="string">
            <text:p>70__Fid=5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table:number-columns-repeated="4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80__ArtAmpl=151.55_mu=38.66_Sigma=15.13_SigSt=4.0_Bif=57_Spl=1_Fid=6_ED_BinModel__Stack.nrrd</text:p>
          </table:table-cell>
          <table:table-cell office:value-type="string" calcext:value-type="string">
            <text:p>80__Fid=6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80__ArtAmpl=155.33_mu=36.18_Sigma=13.5_SigSt=4.0_Bif=57_Spl=1_Fid=6_ED_BinModel__Stack.nrrd</text:p>
          </table:table-cell>
          <table:table-cell office:value-type="string" calcext:value-type="string">
            <text:p>80__Fid=6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80__ArtAmpl=155.45_mu=39.69_Sigma=15.15_SigSt=4.0_Bif=57_Spl=1_Fid=6_ED_BinModel__Stack.nrrd</text:p>
          </table:table-cell>
          <table:table-cell office:value-type="string" calcext:value-type="string">
            <text:p>80__Fid=6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80__ArtAmpl=155.5_mu=44.01_Sigma=17.71_SigSt=4.0_Bif=57_Spl=1_Fid=6_ED_BinModel__Stack.nrrd</text:p>
          </table:table-cell>
          <table:table-cell office:value-type="string" calcext:value-type="string">
            <text:p>80__Fid=6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80__ArtAmpl=155.64_mu=40.54_Sigma=15.75_SigSt=4.0_Bif=57_Spl=1_Fid=6_ED_BinModel__Stack.nrrd</text:p>
          </table:table-cell>
          <table:table-cell office:value-type="string" calcext:value-type="string">
            <text:p>80__Fid=6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80__ArtAmpl=155.8_mu=38.94_Sigma=14.83_SigSt=4.0_Bif=57_Spl=1_Fid=6_ED_BinModel__Stack.nrrd</text:p>
          </table:table-cell>
          <table:table-cell office:value-type="string" calcext:value-type="string">
            <text:p>80__Fid=6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80__ArtAmpl=156.16_mu=40.82_Sigma=16.71_SigSt=4.0_Bif=57_Spl=1_Fid=6_ED_BinModel__Stack.nrrd</text:p>
          </table:table-cell>
          <table:table-cell office:value-type="string" calcext:value-type="string">
            <text:p>80__Fid=6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80__ArtAmpl=156.71_mu=40.71_Sigma=17.12_SigSt=4.0_Bif=57_Spl=1_Fid=6_ED_BinModel__Stack.nrrd</text:p>
          </table:table-cell>
          <table:table-cell office:value-type="string" calcext:value-type="string">
            <text:p>80__Fid=6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80__ArtAmpl=157.21_mu=41.95_Sigma=15.04_SigSt=4.0_Bif=57_Spl=1_Fid=6_ED_BinModel__Stack.nrrd</text:p>
          </table:table-cell>
          <table:table-cell office:value-type="string" calcext:value-type="string">
            <text:p>80__Fid=6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80__ArtAmpl=157.21_mu=42.81_Sigma=16.24_SigSt=4.0_Bif=57_Spl=1_Fid=6_ED_BinModel__Stack.nrrd</text:p>
          </table:table-cell>
          <table:table-cell office:value-type="string" calcext:value-type="string">
            <text:p>80__Fid=6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table:number-columns-repeated="4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8__ArtAmpl=189.46_mu=32.89_Sigma=20.11_SigSt=4.0_Bif=35_Spl=1_Fid=9_ED_BinModel__Stack.nrrd</text:p>
          </table:table-cell>
          <table:table-cell office:value-type="string" calcext:value-type="string">
            <text:p>8__Fid=9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8__ArtAmpl=189.68_mu=37.08_Sigma=22.3_SigSt=4.0_Bif=35_Spl=1_Fid=9_ED_BinModel__Stack.nrrd</text:p>
          </table:table-cell>
          <table:table-cell office:value-type="string" calcext:value-type="string">
            <text:p>8__Fid=9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8__ArtAmpl=190.97_mu=37.15_Sigma=17.68_SigSt=4.0_Bif=35_Spl=1_Fid=9_ED_BinModel__Stack.nrrd</text:p>
          </table:table-cell>
          <table:table-cell office:value-type="string" calcext:value-type="string">
            <text:p>8__Fid=9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8__ArtAmpl=195.8_mu=34.94_Sigma=16.46_SigSt=4.0_Bif=35_Spl=1_Fid=9_ED_BinModel__Stack.nrrd</text:p>
          </table:table-cell>
          <table:table-cell office:value-type="string" calcext:value-type="string">
            <text:p>8__Fid=9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8__ArtAmpl=200.22_mu=34.64_Sigma=18.64_SigSt=4.0_Bif=35_Spl=1_Fid=9_ED_BinModel__Stack.nrrd</text:p>
          </table:table-cell>
          <table:table-cell office:value-type="string" calcext:value-type="string">
            <text:p>8__Fid=9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8__ArtAmpl=203.36_mu=32.33_Sigma=20.19_SigSt=4.0_Bif=35_Spl=1_Fid=9_ED_BinModel__Stack.nrrd</text:p>
          </table:table-cell>
          <table:table-cell office:value-type="string" calcext:value-type="string">
            <text:p>8__Fid=9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8__ArtAmpl=206.92_mu=33.57_Sigma=17.58_SigSt=4.0_Bif=35_Spl=1_Fid=9_ED_BinModel__Stack.nrrd</text:p>
          </table:table-cell>
          <table:table-cell office:value-type="string" calcext:value-type="string">
            <text:p>8__Fid=9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8__ArtAmpl=207.57_mu=33.72_Sigma=20.2_SigSt=4.0_Bif=35_Spl=1_Fid=9_ED_BinModel__Stack.nrrd</text:p>
          </table:table-cell>
          <table:table-cell office:value-type="string" calcext:value-type="string">
            <text:p>8__Fid=9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8__ArtAmpl=216.76_mu=32.23_Sigma=19.88_SigSt=4.0_Bif=35_Spl=1_Fid=9_ED_BinModel__Stack.nrrd</text:p>
          </table:table-cell>
          <table:table-cell office:value-type="string" calcext:value-type="string">
            <text:p>8__Fid=9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8__ArtAmpl=216.84_mu=31.92_Sigma=18.66_SigSt=4.0_Bif=35_Spl=1_Fid=9_ED_BinModel__Stack.nrrd</text:p>
          </table:table-cell>
          <table:table-cell office:value-type="string" calcext:value-type="string">
            <text:p>8__Fid=9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table:number-columns-repeated="4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9__ArtAmpl=184.31_mu=26.26_Sigma=12.9_SigSt=4.0_Bif=62_Spl=1_Fid=1_ED_BinModel__Stack.nrrd</text:p>
          </table:table-cell>
          <table:table-cell office:value-type="string" calcext:value-type="string">
            <text:p>9__Fid=1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9__ArtAmpl=185.83_mu=28.72_Sigma=13.1_SigSt=4.0_Bif=62_Spl=1_Fid=1_ED_BinModel__Stack.nrrd</text:p>
          </table:table-cell>
          <table:table-cell office:value-type="string" calcext:value-type="string">
            <text:p>9__Fid=1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9__ArtAmpl=187.6_mu=27.35_Sigma=14.92_SigSt=4.0_Bif=62_Spl=1_Fid=1_ED_BinModel__Stack.nrrd</text:p>
          </table:table-cell>
          <table:table-cell office:value-type="string" calcext:value-type="string">
            <text:p>9__Fid=1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9__ArtAmpl=188.18_mu=25.19_Sigma=13.22_SigSt=4.0_Bif=62_Spl=1_Fid=1_ED_BinModel__Stack.nrrd</text:p>
          </table:table-cell>
          <table:table-cell office:value-type="string" calcext:value-type="string">
            <text:p>9__Fid=1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9__ArtAmpl=188.22_mu=23.34_Sigma=13.99_SigSt=4.0_Bif=62_Spl=1_Fid=1_ED_BinModel__Stack.nrrd</text:p>
          </table:table-cell>
          <table:table-cell office:value-type="string" calcext:value-type="string">
            <text:p>9__Fid=1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9__ArtAmpl=188.23_mu=24.02_Sigma=15.14_SigSt=4.0_Bif=62_Spl=1_Fid=1_ED_BinModel__Stack.nrrd</text:p>
          </table:table-cell>
          <table:table-cell office:value-type="string" calcext:value-type="string">
            <text:p>9__Fid=1_M06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9__ArtAmpl=188.23_mu=29.34_Sigma=13.9_SigSt=4.0_Bif=62_Spl=1_Fid=1_ED_BinModel__Stack.nrrd</text:p>
          </table:table-cell>
          <table:table-cell office:value-type="string" calcext:value-type="string">
            <text:p>9__Fid=1_M07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9__ArtAmpl=189.42_mu=27.14_Sigma=12.38_SigSt=4.0_Bif=62_Spl=1_Fid=1_ED_BinModel__Stack.nrrd</text:p>
          </table:table-cell>
          <table:table-cell office:value-type="string" calcext:value-type="string">
            <text:p>9__Fid=1_M08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9__ArtAmpl=189.76_mu=29.21_Sigma=14.1_SigSt=4.0_Bif=62_Spl=1_Fid=1_ED_BinModel__Stack.nrrd</text:p>
          </table:table-cell>
          <table:table-cell office:value-type="string" calcext:value-type="string">
            <text:p>9__Fid=1_M09.nrrd</text:p>
          </table:table-cell>
          <table:table-cell table:number-columns-repeated="2"/>
          <table:table-cell table:style-name="Default"/>
        </table:table-row>
        <table:table-row table:style-name="ro1">
          <table:covered-table-cell table:style-name="ce26"/>
          <table:table-cell office:value-type="string" calcext:value-type="string">
            <text:p>9__ArtAmpl=190.79_mu=28.79_Sigma=10.9_SigSt=4.0_Bif=62_Spl=1_Fid=1_ED_BinModel__Stack.nrrd</text:p>
          </table:table-cell>
          <table:table-cell office:value-type="string" calcext:value-type="string">
            <text:p>9__Fid=1_M10.nrrd</text:p>
          </table:table-cell>
          <table:table-cell table:number-columns-repeated="3"/>
        </table:table-row>
        <table:table-row table:style-name="ro1" table:number-rows-repeated="104758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put images" table:style-name="ta1"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4" table:number-columns-repeated="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4" table:default-cell-style-name="ce13"/>
        <table:table-column table:style-name="co24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4" table:default-cell-style-name="ce13"/>
        <table:table-column table:style-name="co24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4" table:default-cell-style-name="ce13"/>
        <table:table-column table:style-name="co24" table:default-cell-style-name="Default"/>
        <table:table-row table:style-name="ro1">
          <table:table-cell/>
          <table:table-cell table:style-name="ce28"/>
          <table:table-cell table:style-name="ce13"/>
          <table:table-cell table:number-columns-repeated="2"/>
          <table:table-cell table:style-name="ce28"/>
          <table:table-cell table:style-name="ce13"/>
          <table:table-cell table:number-columns-repeated="2"/>
          <table:table-cell table:style-name="ce28"/>
          <table:table-cell table:style-name="ce13"/>
          <table:table-cell table:number-columns-repeated="17"/>
        </table:table-row>
        <table:table-row table:style-name="ro1">
          <table:table-cell/>
          <table:table-cell table:style-name="ce27" office:value-type="string" calcext:value-type="string" table:number-columns-spanned="1" table:number-rows-spanned="15">
            <text:p>Test #1</text:p>
          </table:table-cell>
          <table:table-cell table:style-name="ce13" office:value-type="float" office:value="100" calcext:value-type="float">
            <text:p>100</text:p>
          </table:table-cell>
          <table:table-cell office:value-type="string" calcext:value-type="string">
            <text:p>Fid_8</text:p>
          </table:table-cell>
          <table:table-cell/>
          <table:table-cell table:style-name="ce27" office:value-type="string" calcext:value-type="string" table:number-columns-spanned="1" table:number-rows-spanned="15">
            <text:p>Test #2</text:p>
          </table:table-cell>
          <table:table-cell table:style-name="ce13" office:value-type="float" office:value="106" calcext:value-type="float">
            <text:p>106</text:p>
          </table:table-cell>
          <table:table-cell office:value-type="string" calcext:value-type="string">
            <text:p>Fid_7</text:p>
          </table:table-cell>
          <table:table-cell/>
          <table:table-cell table:style-name="ce27" office:value-type="string" calcext:value-type="string" table:number-columns-spanned="1" table:number-rows-spanned="15">
            <text:p>Test #3</text:p>
          </table:table-cell>
          <table:table-cell table:style-name="ce13" office:value-type="float" office:value="105" calcext:value-type="float">
            <text:p>105</text:p>
          </table:table-cell>
          <table:table-cell office:value-type="string" calcext:value-type="string">
            <text:p>Fid_8</text:p>
          </table:table-cell>
          <table:table-cell/>
          <table:table-cell table:style-name="ce27" office:value-type="string" calcext:value-type="string" table:number-columns-spanned="1" table:number-rows-spanned="15">
            <text:p>Test #4</text:p>
          </table:table-cell>
          <table:table-cell table:style-name="ce13" office:value-type="float" office:value="117" calcext:value-type="float">
            <text:p>117</text:p>
          </table:table-cell>
          <table:table-cell office:value-type="string" calcext:value-type="string">
            <text:p>Fid_10</text:p>
          </table:table-cell>
          <table:table-cell/>
          <table:table-cell table:style-name="ce27" office:value-type="string" calcext:value-type="string" table:number-columns-spanned="1" table:number-rows-spanned="15">
            <text:p>Test #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Fid_10</text:p>
          </table:table-cell>
          <table:table-cell/>
          <table:table-cell table:style-name="ce27" office:value-type="string" calcext:value-type="string" table:number-columns-spanned="1" table:number-rows-spanned="15">
            <text:p>Test #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id_13</text:p>
          </table:table-cell>
          <table:table-cell/>
          <table:table-cell table:style-name="ce27" office:value-type="string" calcext:value-type="string" table:number-columns-spanned="1" table:number-rows-spanned="15">
            <text:p>Test #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id_15</text:p>
          </table:table-cell>
        </table:table-row>
        <table:table-row table:style-name="ro1">
          <table:table-cell/>
          <table:covered-table-cell/>
          <table:table-cell table:style-name="ce13" office:value-type="float" office:value="112" calcext:value-type="float">
            <text:p>112</text:p>
          </table:table-cell>
          <table:table-cell office:value-type="string" calcext:value-type="string">
            <text:p>Fid_9</text:p>
          </table:table-cell>
          <table:table-cell/>
          <table:covered-table-cell/>
          <table:table-cell table:style-name="ce13" office:value-type="float" office:value="124" calcext:value-type="float">
            <text:p>124</text:p>
          </table:table-cell>
          <table:table-cell office:value-type="string" calcext:value-type="string">
            <text:p>Fid_8</text:p>
          </table:table-cell>
          <table:table-cell/>
          <table:covered-table-cell/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Fid_2</text:p>
          </table:table-cell>
          <table:table-cell/>
          <table:covered-table-cell/>
          <table:table-cell table:style-name="ce13" office:value-type="float" office:value="143" calcext:value-type="float">
            <text:p>143</text:p>
          </table:table-cell>
          <table:table-cell office:value-type="string" calcext:value-type="string">
            <text:p>Fid_14</text:p>
          </table:table-cell>
          <table:table-cell/>
          <table:covered-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Fid_14</text:p>
          </table:table-cell>
          <table:table-cell/>
          <table:covered-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Fid_7</text:p>
          </table:table-cell>
          <table:table-cell/>
          <table:covered-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Fid_6</text:p>
          </table:table-cell>
        </table:table-row>
        <table:table-row table:style-name="ro1">
          <table:table-cell/>
          <table:covered-table-cell/>
          <table:table-cell table:style-name="ce13" office:value-type="float" office:value="118" calcext:value-type="float">
            <text:p>118</text:p>
          </table:table-cell>
          <table:table-cell office:value-type="string" calcext:value-type="string">
            <text:p>Fid_10</text:p>
          </table:table-cell>
          <table:table-cell/>
          <table:covered-table-cell/>
          <table:table-cell table:style-name="ce13" office:value-type="float" office:value="126" calcext:value-type="float">
            <text:p>126</text:p>
          </table:table-cell>
          <table:table-cell office:value-type="string" calcext:value-type="string">
            <text:p>Fid_9</text:p>
          </table:table-cell>
          <table:table-cell/>
          <table:covered-table-cell/>
          <table:table-cell table:style-name="ce13" office:value-type="float" office:value="110" calcext:value-type="float">
            <text:p>110</text:p>
          </table:table-cell>
          <table:table-cell office:value-type="string" calcext:value-type="string">
            <text:p>Fid_14</text:p>
          </table:table-cell>
          <table:table-cell/>
          <table:covered-table-cell/>
          <table:table-cell table:style-name="ce13" office:value-type="float" office:value="14" calcext:value-type="float">
            <text:p>14</text:p>
          </table:table-cell>
          <table:table-cell office:value-type="string" calcext:value-type="string">
            <text:p>Fid_2</text:p>
          </table:table-cell>
          <table:table-cell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id_2</text:p>
          </table:table-cell>
          <table:table-cell/>
          <table:covered-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Fid_11</text:p>
          </table:table-cell>
          <table:table-cell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id_9</text:p>
          </table:table-cell>
        </table:table-row>
        <table:table-row table:style-name="ro1">
          <table:table-cell/>
          <table:covered-table-cell/>
          <table:table-cell table:style-name="ce13" office:value-type="float" office:value="149" calcext:value-type="float">
            <text:p>149</text:p>
          </table:table-cell>
          <table:table-cell office:value-type="string" calcext:value-type="string">
            <text:p>Fid_11</text:p>
          </table:table-cell>
          <table:table-cell/>
          <table:covered-table-cell/>
          <table:table-cell table:style-name="ce13" office:value-type="float" office:value="12" calcext:value-type="float">
            <text:p>12</text:p>
          </table:table-cell>
          <table:table-cell office:value-type="string" calcext:value-type="string">
            <text:p>Fid_1</text:p>
          </table:table-cell>
          <table:table-cell/>
          <table:covered-table-cell/>
          <table:table-cell table:style-name="ce13" office:value-type="float" office:value="115" calcext:value-type="float">
            <text:p>115</text:p>
          </table:table-cell>
          <table:table-cell office:value-type="string" calcext:value-type="string">
            <text:p>Fid_10</text:p>
          </table:table-cell>
          <table:table-cell/>
          <table:covered-table-cell/>
          <table:table-cell table:style-name="ce13" office:value-type="float" office:value="155" calcext:value-type="float">
            <text:p>155</text:p>
          </table:table-cell>
          <table:table-cell office:value-type="string" calcext:value-type="string">
            <text:p>Fid_15</text:p>
          </table:table-cell>
          <table:table-cell/>
          <table:covered-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Fid_15</text:p>
          </table:table-cell>
          <table:table-cell/>
          <table:covered-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Fid_8</text:p>
          </table:table-cell>
          <table:table-cell/>
          <table:covered-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Fid_12</text:p>
          </table:table-cell>
        </table:table-row>
        <table:table-row table:style-name="ro1">
          <table:table-cell/>
          <table:covered-table-cell/>
          <table:table-cell table:style-name="ce13" office:value-type="float" office:value="154" calcext:value-type="float">
            <text:p>154</text:p>
          </table:table-cell>
          <table:table-cell office:value-type="string" calcext:value-type="string">
            <text:p>Fid_12</text:p>
          </table:table-cell>
          <table:table-cell/>
          <table:covered-table-cell/>
          <table:table-cell table:style-name="ce13" office:value-type="float" office:value="130" calcext:value-type="float">
            <text:p>130</text:p>
          </table:table-cell>
          <table:table-cell office:value-type="string" calcext:value-type="string">
            <text:p>Fid_10</text:p>
          </table:table-cell>
          <table:table-cell/>
          <table:covered-table-cell/>
          <table:table-cell table:style-name="ce13" office:value-type="float" office:value="120" calcext:value-type="float">
            <text:p>120</text:p>
          </table:table-cell>
          <table:table-cell office:value-type="string" calcext:value-type="string">
            <text:p>Fid_9</text:p>
          </table:table-cell>
          <table:table-cell/>
          <table:covered-table-cell/>
          <table:table-cell table:style-name="ce13" office:value-type="float" office:value="156" calcext:value-type="float">
            <text:p>156</text:p>
          </table:table-cell>
          <table:table-cell office:value-type="string" calcext:value-type="string">
            <text:p>Fid_13</text:p>
          </table:table-cell>
          <table:table-cell/>
          <table:covered-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Fid_13</text:p>
          </table:table-cell>
          <table:table-cell/>
          <table:covered-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Fid_12</text:p>
          </table:table-cell>
          <table:table-cell/>
          <table:covered-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Fid_8</text:p>
          </table:table-cell>
        </table:table-row>
        <table:table-row table:style-name="ro1">
          <table:table-cell/>
          <table:covered-table-cell/>
          <table:table-cell table:style-name="ce13" office:value-type="float" office:value="160" calcext:value-type="float">
            <text:p>160</text:p>
          </table:table-cell>
          <table:table-cell office:value-type="string" calcext:value-type="string">
            <text:p>Fid_13</text:p>
          </table:table-cell>
          <table:table-cell/>
          <table:covered-table-cell/>
          <table:table-cell table:style-name="ce13" office:value-type="float" office:value="136" calcext:value-type="float">
            <text:p>136</text:p>
          </table:table-cell>
          <table:table-cell office:value-type="string" calcext:value-type="string">
            <text:p>Fid_14</text:p>
          </table:table-cell>
          <table:table-cell/>
          <table:covered-table-cell/>
          <table:table-cell table:style-name="ce13" office:value-type="float" office:value="125" calcext:value-type="float">
            <text:p>125</text:p>
          </table:table-cell>
          <table:table-cell office:value-type="string" calcext:value-type="string">
            <text:p>Fid_15</text:p>
          </table:table-cell>
          <table:table-cell/>
          <table:covered-table-cell/>
          <table:table-cell table:style-name="ce13" office:value-type="float" office:value="158" calcext:value-type="float">
            <text:p>158</text:p>
          </table:table-cell>
          <table:table-cell office:value-type="string" calcext:value-type="string">
            <text:p>Fid_9</text:p>
          </table:table-cell>
          <table:table-cell/>
          <table:covered-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Fid_9</text:p>
          </table:table-cell>
          <table:table-cell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Fid_3</text:p>
          </table:table-cell>
          <table:table-cell/>
          <table:covered-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Fid_1</text:p>
          </table:table-cell>
        </table:table-row>
        <table:table-row table:style-name="ro1">
          <table:table-cell/>
          <table:covered-table-cell/>
          <table:table-cell table:style-name="ce13" office:value-type="float" office:value="18" calcext:value-type="float">
            <text:p>18</text:p>
          </table:table-cell>
          <table:table-cell office:value-type="string" calcext:value-type="string">
            <text:p>Fid_2</text:p>
          </table:table-cell>
          <table:table-cell/>
          <table:covered-table-cell/>
          <table:table-cell table:style-name="ce13" office:value-type="float" office:value="142" calcext:value-type="float">
            <text:p>142</text:p>
          </table:table-cell>
          <table:table-cell office:value-type="string" calcext:value-type="string">
            <text:p>Fid_11</text:p>
          </table:table-cell>
          <table:table-cell/>
          <table:covered-table-cell/>
          <table:table-cell table:style-name="ce13" office:value-type="float" office:value="131" calcext:value-type="float">
            <text:p>131</text:p>
          </table:table-cell>
          <table:table-cell office:value-type="string" calcext:value-type="string">
            <text:p>Fid_13</text:p>
          </table:table-cell>
          <table:table-cell/>
          <table:covered-table-cell/>
          <table:table-cell table:style-name="ce13" office:value-type="float" office:value="159" calcext:value-type="float">
            <text:p>159</text:p>
          </table:table-cell>
          <table:table-cell office:value-type="string" calcext:value-type="string">
            <text:p>Fid_11</text:p>
          </table:table-cell>
          <table:table-cell/>
          <table:covered-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Fid_11</text:p>
          </table:table-cell>
          <table:table-cell/>
          <table:covered-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id_2</text:p>
          </table:table-cell>
          <table:table-cell/>
          <table:covered-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Fid_2</text:p>
          </table:table-cell>
        </table:table-row>
        <table:table-row table:style-name="ro1">
          <table:table-cell/>
          <table:covered-table-cell/>
          <table:table-cell table:style-name="ce13" office:value-type="float" office:value="24" calcext:value-type="float">
            <text:p>24</text:p>
          </table:table-cell>
          <table:table-cell office:value-type="string" calcext:value-type="string">
            <text:p>Fid_3</text:p>
          </table:table-cell>
          <table:table-cell/>
          <table:covered-table-cell/>
          <table:table-cell table:style-name="ce13" office:value-type="float" office:value="146" calcext:value-type="float">
            <text:p>146</text:p>
          </table:table-cell>
          <table:table-cell office:value-type="string" calcext:value-type="string">
            <text:p>Fid_13</text:p>
          </table:table-cell>
          <table:table-cell/>
          <table:covered-table-cell/>
          <table:table-cell table:style-name="ce13" office:value-type="float" office:value="140" calcext:value-type="float">
            <text:p>140</text:p>
          </table:table-cell>
          <table:table-cell office:value-type="string" calcext:value-type="string">
            <text:p>Fid_11</text:p>
          </table:table-cell>
          <table:table-cell/>
          <table:covered-table-cell/>
          <table:table-cell table:style-name="ce13" office:value-type="float" office:value="162" calcext:value-type="float">
            <text:p>162</text:p>
          </table:table-cell>
          <table:table-cell office:value-type="string" calcext:value-type="string">
            <text:p>Fid_12</text:p>
          </table:table-cell>
          <table:table-cell/>
          <table:covered-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Fid_12</text:p>
          </table:table-cell>
          <table:table-cell/>
          <table:covered-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id_4</text:p>
          </table:table-cell>
          <table:table-cell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id_3</text:p>
          </table:table-cell>
        </table:table-row>
        <table:table-row table:style-name="ro1">
          <table:table-cell/>
          <table:covered-table-cell/>
          <table:table-cell table:style-name="ce13" office:value-type="float" office:value="30" calcext:value-type="float">
            <text:p>30</text:p>
          </table:table-cell>
          <table:table-cell office:value-type="string" calcext:value-type="string">
            <text:p>Fid_4</text:p>
          </table:table-cell>
          <table:table-cell/>
          <table:covered-table-cell/>
          <table:table-cell table:style-name="ce13" office:value-type="float" office:value="152" calcext:value-type="float">
            <text:p>152</text:p>
          </table:table-cell>
          <table:table-cell office:value-type="string" calcext:value-type="string">
            <text:p>Fid_15</text:p>
          </table:table-cell>
          <table:table-cell/>
          <table:covered-table-cell/>
          <table:table-cell table:style-name="ce13" office:value-type="float" office:value="145" calcext:value-type="float">
            <text:p>145</text:p>
          </table:table-cell>
          <table:table-cell office:value-type="string" calcext:value-type="string">
            <text:p>Fid_12</text:p>
          </table:table-cell>
          <table:table-cell/>
          <table:covered-table-cell/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Fid_1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Fid_1</text:p>
          </table:table-cell>
          <table:table-cell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Fid_15</text:p>
          </table:table-cell>
          <table:table-cell/>
          <table:covered-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Fid_7</text:p>
          </table:table-cell>
        </table:table-row>
        <table:table-row table:style-name="ro1">
          <table:table-cell/>
          <table:covered-table-cell/>
          <table:table-cell table:style-name="ce13" office:value-type="float" office:value="36" calcext:value-type="float">
            <text:p>36</text:p>
          </table:table-cell>
          <table:table-cell office:value-type="string" calcext:value-type="string">
            <text:p>Fid_14</text:p>
          </table:table-cell>
          <table:table-cell/>
          <table:covered-table-cell/>
          <table:table-cell table:style-name="ce13" office:value-type="float" office:value="166" calcext:value-type="float">
            <text:p>166</text:p>
          </table:table-cell>
          <table:table-cell office:value-type="string" calcext:value-type="string">
            <text:p>Fid_12</text:p>
          </table:table-cell>
          <table:table-cell/>
          <table:covered-table-cell/>
          <table:table-cell table:style-name="ce13" office:value-type="float" office:value="15" calcext:value-type="float">
            <text:p>15</text:p>
          </table:table-cell>
          <table:table-cell office:value-type="string" calcext:value-type="string">
            <text:p>Fid_3</text:p>
          </table:table-cell>
          <table:table-cell/>
          <table:covered-table-cell/>
          <table:table-cell table:style-name="ce13" office:value-type="float" office:value="26" calcext:value-type="float">
            <text:p>26</text:p>
          </table:table-cell>
          <table:table-cell office:value-type="string" calcext:value-type="string">
            <text:p>Fid_3</text:p>
          </table:table-cell>
          <table:table-cell/>
          <table:covered-table-cell/>
          <table:table-cell office:value-type="float" office:value="26" calcext:value-type="float">
            <text:p>26</text:p>
          </table:table-cell>
          <table:table-cell office:value-type="string" calcext:value-type="string">
            <text:p>Fid_3</text:p>
          </table:table-cell>
          <table:table-cell/>
          <table:covered-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id_14</text:p>
          </table:table-cell>
          <table:table-cell/>
          <table:covered-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Fid_13</text:p>
          </table:table-cell>
        </table:table-row>
        <table:table-row table:style-name="ro1">
          <table:table-cell/>
          <table:covered-table-cell/>
          <table:table-cell table:style-name="ce13" office:value-type="float" office:value="42" calcext:value-type="float">
            <text:p>42</text:p>
          </table:table-cell>
          <table:table-cell office:value-type="string" calcext:value-type="string">
            <text:p>Fid_5</text:p>
          </table:table-cell>
          <table:table-cell/>
          <table:covered-table-cell/>
          <table:table-cell table:style-name="ce13" office:value-type="float" office:value="36" calcext:value-type="float">
            <text:p>36</text:p>
          </table:table-cell>
          <table:table-cell office:value-type="string" calcext:value-type="string">
            <text:p>Fid_2</text:p>
          </table:table-cell>
          <table:table-cell/>
          <table:covered-table-cell/>
          <table:table-cell table:style-name="ce13" office:value-type="float" office:value="20" calcext:value-type="float">
            <text:p>20</text:p>
          </table:table-cell>
          <table:table-cell office:value-type="string" calcext:value-type="string">
            <text:p>Fid_4</text:p>
          </table:table-cell>
          <table:table-cell/>
          <table:covered-table-cell/>
          <table:table-cell table:style-name="ce13" office:value-type="float" office:value="28" calcext:value-type="float">
            <text:p>28</text:p>
          </table:table-cell>
          <table:table-cell office:value-type="string" calcext:value-type="string">
            <text:p>Fid_4</text:p>
          </table:table-cell>
          <table:table-cell/>
          <table:covered-table-cell/>
          <table:table-cell office:value-type="float" office:value="28" calcext:value-type="float">
            <text:p>28</text:p>
          </table:table-cell>
          <table:table-cell office:value-type="string" calcext:value-type="string">
            <text:p>Fid_4</text:p>
          </table:table-cell>
          <table:table-cell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Fid_10</text:p>
          </table:table-cell>
          <table:table-cell/>
          <table:covered-table-cell/>
          <table:table-cell office:value-type="float" office:value="32" calcext:value-type="float">
            <text:p>32</text:p>
          </table:table-cell>
          <table:table-cell office:value-type="string" calcext:value-type="string">
            <text:p>Fid_4</text:p>
          </table:table-cell>
        </table:table-row>
        <table:table-row table:style-name="ro1">
          <table:table-cell/>
          <table:covered-table-cell/>
          <table:table-cell table:style-name="ce13" office:value-type="float" office:value="48" calcext:value-type="float">
            <text:p>48</text:p>
          </table:table-cell>
          <table:table-cell office:value-type="string" calcext:value-type="string">
            <text:p>Fid_15</text:p>
          </table:table-cell>
          <table:table-cell/>
          <table:covered-table-cell/>
          <table:table-cell table:style-name="ce13" office:value-type="float" office:value="48" calcext:value-type="float">
            <text:p>48</text:p>
          </table:table-cell>
          <table:table-cell office:value-type="string" calcext:value-type="string">
            <text:p>Fid_3</text:p>
          </table:table-cell>
          <table:table-cell/>
          <table:covered-table-cell/>
          <table:table-cell table:style-name="ce13" office:value-type="float" office:value="25" calcext:value-type="float">
            <text:p>25</text:p>
          </table:table-cell>
          <table:table-cell office:value-type="string" calcext:value-type="string">
            <text:p>Fid_5</text:p>
          </table:table-cell>
          <table:table-cell/>
          <table:covered-table-cell/>
          <table:table-cell table:style-name="ce13" office:value-type="float" office:value="37" calcext:value-type="float">
            <text:p>37</text:p>
          </table:table-cell>
          <table:table-cell office:value-type="string" calcext:value-type="string">
            <text:p>Fid_5</text:p>
          </table:table-cell>
          <table:table-cell/>
          <table:covered-table-cell/>
          <table:table-cell office:value-type="float" office:value="37" calcext:value-type="float">
            <text:p>37</text:p>
          </table:table-cell>
          <table:table-cell office:value-type="string" calcext:value-type="string">
            <text:p>Fid_5</text:p>
          </table:table-cell>
          <table:table-cell/>
          <table:covered-table-cell/>
          <table:table-cell office:value-type="float" office:value="70" calcext:value-type="float">
            <text:p>70</text:p>
          </table:table-cell>
          <table:table-cell office:value-type="string" calcext:value-type="string">
            <text:p>Fid_5</text:p>
          </table:table-cell>
          <table:table-cell/>
          <table:covered-table-cell/>
          <table:table-cell office:value-type="float" office:value="47" calcext:value-type="float">
            <text:p>47</text:p>
          </table:table-cell>
          <table:table-cell office:value-type="string" calcext:value-type="string">
            <text:p>Fid_11</text:p>
          </table:table-cell>
        </table:table-row>
        <table:table-row table:style-name="ro1">
          <table:table-cell/>
          <table:covered-table-cell/>
          <table:table-cell table:style-name="ce13" office:value-type="float" office:value="60" calcext:value-type="float">
            <text:p>60</text:p>
          </table:table-cell>
          <table:table-cell office:value-type="string" calcext:value-type="string">
            <text:p>Fid_6</text:p>
          </table:table-cell>
          <table:table-cell/>
          <table:covered-table-cell/>
          <table:table-cell table:style-name="ce13" office:value-type="float" office:value="55" calcext:value-type="float">
            <text:p>55</text:p>
          </table:table-cell>
          <table:table-cell office:value-type="string" calcext:value-type="string">
            <text:p>Fid_4</text:p>
          </table:table-cell>
          <table:table-cell/>
          <table:covered-table-cell/>
          <table:table-cell table:style-name="ce13" office:value-type="float" office:value="31" calcext:value-type="float">
            <text:p>31</text:p>
          </table:table-cell>
          <table:table-cell office:value-type="string" calcext:value-type="string">
            <text:p>Fid_6</text:p>
          </table:table-cell>
          <table:table-cell/>
          <table:covered-table-cell/>
          <table:table-cell table:style-name="ce13" office:value-type="float" office:value="53" calcext:value-type="float">
            <text:p>53</text:p>
          </table:table-cell>
          <table:table-cell office:value-type="string" calcext:value-type="string">
            <text:p>Fid_6</text:p>
          </table:table-cell>
          <table:table-cell/>
          <table:covered-table-cell/>
          <table:table-cell office:value-type="float" office:value="53" calcext:value-type="float">
            <text:p>53</text:p>
          </table:table-cell>
          <table:table-cell office:value-type="string" calcext:value-type="string">
            <text:p>Fid_6</text:p>
          </table:table-cell>
          <table:table-cell/>
          <table:covered-table-cell/>
          <table:table-cell office:value-type="float" office:value="80" calcext:value-type="float">
            <text:p>80</text:p>
          </table:table-cell>
          <table:table-cell office:value-type="string" calcext:value-type="string">
            <text:p>Fid_6</text:p>
          </table:table-cell>
          <table:table-cell/>
          <table:covered-table-cell/>
          <table:table-cell office:value-type="float" office:value="69" calcext:value-type="float">
            <text:p>69</text:p>
          </table:table-cell>
          <table:table-cell office:value-type="string" calcext:value-type="string">
            <text:p>Fid_5</text:p>
          </table:table-cell>
        </table:table-row>
        <table:table-row table:style-name="ro1">
          <table:table-cell/>
          <table:covered-table-cell/>
          <table:table-cell table:style-name="ce13" office:value-type="float" office:value="66" calcext:value-type="float">
            <text:p>66</text:p>
          </table:table-cell>
          <table:table-cell office:value-type="string" calcext:value-type="string">
            <text:p>Fid_7</text:p>
          </table:table-cell>
          <table:table-cell/>
          <table:covered-table-cell/>
          <table:table-cell table:style-name="ce13" office:value-type="float" office:value="73" calcext:value-type="float">
            <text:p>73</text:p>
          </table:table-cell>
          <table:table-cell office:value-type="string" calcext:value-type="string">
            <text:p>Fid_5</text:p>
          </table:table-cell>
          <table:table-cell/>
          <table:covered-table-cell/>
          <table:table-cell table:style-name="ce13" office:value-type="float" office:value="40" calcext:value-type="float">
            <text:p>40</text:p>
          </table:table-cell>
          <table:table-cell office:value-type="string" calcext:value-type="string">
            <text:p>Fid_7</text:p>
          </table:table-cell>
          <table:table-cell/>
          <table:covered-table-cell/>
          <table:table-cell table:style-name="ce13" office:value-type="float" office:value="74" calcext:value-type="float">
            <text:p>74</text:p>
          </table:table-cell>
          <table:table-cell office:value-type="string" calcext:value-type="string">
            <text:p>Fid_7</text:p>
          </table:table-cell>
          <table:table-cell/>
          <table:covered-table-cell/>
          <table:table-cell office:value-type="float" office:value="74" calcext:value-type="float">
            <text:p>74</text:p>
          </table:table-cell>
          <table:table-cell office:value-type="string" calcext:value-type="string">
            <text:p>Fid_7</text:p>
          </table:table-cell>
          <table:table-cell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Fid_9</text:p>
          </table:table-cell>
          <table:table-cell/>
          <table:covered-table-cell/>
          <table:table-cell office:value-type="float" office:value="76" calcext:value-type="float">
            <text:p>76</text:p>
          </table:table-cell>
          <table:table-cell office:value-type="string" calcext:value-type="string">
            <text:p>Fid_10</text:p>
          </table:table-cell>
        </table:table-row>
        <table:table-row table:style-name="ro1">
          <table:table-cell/>
          <table:covered-table-cell/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Fid_1</text:p>
          </table:table-cell>
          <table:table-cell/>
          <table:covered-table-cell/>
          <table:table-cell table:style-name="ce13" office:value-type="float" office:value="79" calcext:value-type="float">
            <text:p>79</text:p>
          </table:table-cell>
          <table:table-cell office:value-type="string" calcext:value-type="string">
            <text:p>Fid_6</text:p>
          </table:table-cell>
          <table:table-cell/>
          <table:covered-table-cell/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Fid_1</text:p>
          </table:table-cell>
          <table:table-cell/>
          <table:covered-table-cell/>
          <table:table-cell table:style-name="ce13" office:value-type="float" office:value="81" calcext:value-type="float">
            <text:p>81</text:p>
          </table:table-cell>
          <table:table-cell office:value-type="string" calcext:value-type="string">
            <text:p>Fid_8</text:p>
          </table:table-cell>
          <table:table-cell/>
          <table:covered-table-cell/>
          <table:table-cell office:value-type="float" office:value="81" calcext:value-type="float">
            <text:p>81</text:p>
          </table:table-cell>
          <table:table-cell office:value-type="string" calcext:value-type="string">
            <text:p>Fid_8</text:p>
          </table:table-cell>
          <table:table-cell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Fid_1</text:p>
          </table:table-cell>
          <table:table-cell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Fid_14</text:p>
          </table:table-cell>
        </table:table-row>
        <table:table-row table:style-name="ro1">
          <table:table-cell table:number-columns-repeated="2"/>
          <table:table-cell table:style-name="ce13"/>
          <table:table-cell table:number-columns-repeated="25"/>
        </table:table-row>
        <table:table-row table:style-name="ro1" table:number-rows-repeated="7">
          <table:table-cell table:number-columns-repeated="28"/>
        </table:table-row>
        <table:table-row table:style-name="ro1" table:number-rows-repeated="8">
          <table:table-cell table:number-columns-repeated="28"/>
        </table:table-row>
        <table:table-row table:style-name="ro1">
          <table:table-cell table:number-columns-repeated="2"/>
          <table:table-cell table:style-name="ce13"/>
          <table:table-cell table:number-columns-repeated="25"/>
        </table:table-row>
        <table:table-row table:style-name="ro1" table:number-rows-repeated="27">
          <table:table-cell table:number-columns-repeated="28"/>
        </table:table-row>
        <table:table-row table:style-name="ro1" table:number-rows-repeated="1048515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  <table:database-ranges>
        <table:database-range table:name="__Anonymous_Sheet_DB__6" table:target-range-address="'Set #7'.A1:'Set #7'.B1048576">
          <table:sort>
            <table:sort-by table:field-number="0" table:data-type="automatic"/>
          </table:sort>
        </table:database-range>
        <table:database-range table:name="__Anonymous_Sheet_DB__9" table:target-range-address="'input images'.T1:'input images'.T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20" number:min-decimal-places="20" number:min-integer-digits="1"/>
    </number:number-style>
    <number:number-style style:name="N131">
      <number:number number:decimal-places="1" number:min-decimal-places="1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28">
      <number:number number:decimal-places="17" number:min-decimal-places="17" number:min-integer-digits="1"/>
    </number:number-style>
    <number:number-style style:name="N127">
      <number:number number:decimal-places="18" number:min-decimal-places="18" number:min-integer-digits="1"/>
    </number:number-style>
    <number:number-style style:name="N126">
      <number:number number:decimal-places="19" number:min-decimal-places="19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4T15:20:40.159151127</dc:date>
    <meta:editing-duration>P15DT21H34M38S</meta:editing-duration>
    <meta:editing-cycles>112</meta:editing-cycles>
    <meta:generator>LibreOffice/7.5.0.3$MacOSX_X86_64 LibreOffice_project/c21113d003cd3efa8c53188764377a8272d9d6de</meta:generator>
    <meta:document-statistic meta:table-count="10" meta:cell-count="1087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736cm" svg:height="14.926cm" xlink:href=".." xlink:type="simple" chart:class="chart:scatter" chart:style-name="ch1">
        <chart:legend chart:legend-position="end" svg:x="16.327cm" svg:y="6.419cm" style:legend-expansion="high" chart:style-name="ch2"/>
        <chart:plot-area chart:style-name="ch3" table:cell-range-address="BifSimMetric.C1:BifSimMetric.C151 BifSimMetric.F3:BifSimMetric.F3 BifSimMetric.D2:BifSimMetric.D600 BifSimMetric.F6:BifSimMetric.F6 BifSimMetric.F9:BifSimMetric.F9 BifSimMetric.F12:BifSimMetric.F12" chart:data-source-has-labels="row" svg:x="0.374cm" svg:y="0.298cm" svg:width="15.579cm" svg:height="14.33cm">
          <chart:coordinate-region svg:x="1.184cm" svg:y="0.497cm" svg:width="14.348cm" svg:height="13.4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ifSimMetric.D2:BifSimMetric.D151" chart:label-cell-address="BifSimMetric.F3:BifSimMetric.F3" chart:class="chart:scatter">
            <chart:domain table:cell-range-address="BifSimMetric.C2:BifSimMetric.C151"/>
            <chart:data-point chart:style-name="ch8"/>
            <chart:data-point/>
            <chart:data-point chart:style-name="ch8"/>
            <chart:data-point chart:repeated="3"/>
            <chart:data-point chart:style-name="ch8"/>
            <chart:data-point chart:repeated="13"/>
            <chart:data-point chart:style-name="ch8"/>
            <chart:data-point chart:repeated="8"/>
            <chart:data-point chart:style-name="ch8"/>
            <chart:data-point chart:repeated="6"/>
            <chart:data-point chart:style-name="ch8" chart:repeated="2"/>
            <chart:data-point chart:repeated="92"/>
            <chart:data-point chart:style-name="ch8"/>
            <chart:data-point/>
            <chart:data-point chart:style-name="ch8" chart:repeated="2"/>
            <chart:data-point chart:repeated="3"/>
            <chart:data-point chart:style-name="ch8"/>
            <chart:data-point chart:repeated="5"/>
            <chart:data-point chart:style-name="ch8"/>
            <chart:data-point chart:repeated="6"/>
          </chart:series>
          <chart:series chart:style-name="ch9" chart:values-cell-range-address="BifSimMetric.D152:BifSimMetric.D301" chart:label-cell-address="BifSimMetric.F6:BifSimMetric.F6" chart:class="chart:scatter">
            <chart:domain table:cell-range-address="BifSimMetric.C152:BifSimMetric.C301"/>
            <chart:data-point chart:repeated="150"/>
          </chart:series>
          <chart:series chart:style-name="ch10" chart:values-cell-range-address="BifSimMetric.D302:BifSimMetric.D451" chart:label-cell-address="BifSimMetric.F9:BifSimMetric.F9" chart:class="chart:scatter">
            <chart:domain table:cell-range-address="BifSimMetric.C302:BifSimMetric.C451"/>
            <chart:data-point chart:repeated="90"/>
            <chart:data-point chart:style-name="ch11" chart:repeated="2"/>
            <chart:data-point chart:repeated="58"/>
          </chart:series>
          <chart:series chart:style-name="ch12" chart:values-cell-range-address="BifSimMetric.D452:BifSimMetric.D600" chart:label-cell-address="BifSimMetric.F12:BifSimMetric.F12" chart:class="chart:scatter">
            <chart:domain table:cell-range-address="BifSimMetric.C452:BifSimMetric.C600"/>
            <chart:data-point chart:repeated="14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ataset #1</text:p>
                <draw:g>
                  <svg:desc>BifSimMetric.F3:BifSimMetric.F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ataset #2</text:p>
                <draw:g>
                  <svg:desc>BifSimMetric.F6:BifSimMetric.F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ataset #3</text:p>
                <draw:g>
                  <svg:desc>BifSimMetric.F9:BifSimMetric.F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ataset #4</text:p>
                <draw:g>
                  <svg:desc>BifSimMetric.F12:BifSimMetric.F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33333333333333">
                <text:p>7.33333333333333</text:p>
                <draw:g>
                  <svg:desc>BifSimMetric.C2:BifSimMetric.C151</svg:desc>
                </draw:g>
              </table:table-cell>
              <table:table-cell office:value-type="float" office:value="84.1704718417047">
                <text:p>84.1704718417047</text:p>
                <draw:g>
                  <svg:desc>BifSimMetric.D2:BifSimMetric.D151</svg:desc>
                </draw:g>
              </table:table-cell>
              <table:table-cell office:value-type="float" office:value="6.6">
                <text:p>6.6</text:p>
                <draw:g>
                  <svg:desc>BifSimMetric.C152:BifSimMetric.C301</svg:desc>
                </draw:g>
              </table:table-cell>
              <table:table-cell office:value-type="float" office:value="82.3166552433173">
                <text:p>82.3166552433173</text:p>
                <draw:g>
                  <svg:desc>BifSimMetric.D152:BifSimMetric.D301</svg:desc>
                </draw:g>
              </table:table-cell>
              <table:table-cell office:value-type="float" office:value="6.4">
                <text:p>6.4</text:p>
                <draw:g>
                  <svg:desc>BifSimMetric.C302:BifSimMetric.C451</svg:desc>
                </draw:g>
              </table:table-cell>
              <table:table-cell office:value-type="float" office:value="63.3072041806644">
                <text:p>63.3072041806644</text:p>
                <draw:g>
                  <svg:desc>BifSimMetric.D302:BifSimMetric.D451</svg:desc>
                </draw:g>
              </table:table-cell>
              <table:table-cell office:value-type="float" office:value="6">
                <text:p>6</text:p>
                <draw:g>
                  <svg:desc>BifSimMetric.C452:BifSimMetric.C600</svg:desc>
                </draw:g>
              </table:table-cell>
              <table:table-cell office:value-type="float" office:value="58.8652482269504">
                <text:p>58.8652482269504</text:p>
                <draw:g>
                  <svg:desc>BifSimMetric.D452:BifSimMetric.D6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87.5257025359836">
                <text:p>87.5257025359836</text:p>
              </table:table-cell>
              <table:table-cell office:value-type="float" office:value="5.6">
                <text:p>5.6</text:p>
              </table:table-cell>
              <table:table-cell office:value-type="float" office:value="54.1620007465472">
                <text:p>54.1620007465472</text:p>
              </table:table-cell>
              <table:table-cell office:value-type="float" office:value="5.75">
                <text:p>5.75</text:p>
              </table:table-cell>
              <table:table-cell office:value-type="float" office:value="63.1952220977977">
                <text:p>63.19522209779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79.2998477929985">
                <text:p>79.2998477929985</text:p>
              </table:table-cell>
              <table:table-cell office:value-type="float" office:value="7">
                <text:p>7</text:p>
              </table:table-cell>
              <table:table-cell office:value-type="float" office:value="69.7738176833448">
                <text:p>69.7738176833448</text:p>
              </table:table-cell>
              <table:table-cell office:value-type="float" office:value="6">
                <text:p>6</text:p>
              </table:table-cell>
              <table:table-cell office:value-type="float" office:value="59.873086972751">
                <text:p>59.873086972751</text:p>
              </table:table-cell>
              <table:table-cell office:value-type="float" office:value="5.25">
                <text:p>5.25</text:p>
              </table:table-cell>
              <table:table-cell office:value-type="float" office:value="69.2795819335573">
                <text:p>69.27958193355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88.4322678843227">
                <text:p>88.4322678843227</text:p>
              </table:table-cell>
              <table:table-cell office:value-type="float" office:value="8">
                <text:p>8</text:p>
              </table:table-cell>
              <table:table-cell office:value-type="float" office:value="89.7189856065799">
                <text:p>89.7189856065799</text:p>
              </table:table-cell>
              <table:table-cell office:value-type="float" office:value="5.8">
                <text:p>5.8</text:p>
              </table:table-cell>
              <table:table-cell office:value-type="float" office:value="60.5823068309071">
                <text:p>60.5823068309071</text:p>
              </table:table-cell>
              <table:table-cell office:value-type="float" office:value="7.25">
                <text:p>7.25</text:p>
              </table:table-cell>
              <table:table-cell office:value-type="float" office:value="70.3994027622247">
                <text:p>70.39940276222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41.400304414003">
                <text:p>41.400304414003</text:p>
              </table:table-cell>
              <table:table-cell office:value-type="float" office:value="6.4">
                <text:p>6.4</text:p>
              </table:table-cell>
              <table:table-cell office:value-type="float" office:value="68.1973954763537">
                <text:p>68.1973954763537</text:p>
              </table:table-cell>
              <table:table-cell office:value-type="float" office:value="5.8">
                <text:p>5.8</text:p>
              </table:table-cell>
              <table:table-cell office:value-type="float" office:value="62.2620380739082">
                <text:p>62.2620380739082</text:p>
              </table:table-cell>
              <table:table-cell office:value-type="float" office:value="6.5">
                <text:p>6.5</text:p>
              </table:table-cell>
              <table:table-cell office:value-type="float" office:value="57.7827547592385">
                <text:p>57.7827547592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8.0365296803653">
                <text:p>68.0365296803653</text:p>
              </table:table-cell>
              <table:table-cell office:value-type="float" office:value="7.4">
                <text:p>7.4</text:p>
              </table:table-cell>
              <table:table-cell office:value-type="float" office:value="85.195339273475">
                <text:p>85.195339273475</text:p>
              </table:table-cell>
              <table:table-cell office:value-type="float" office:value="7.2">
                <text:p>7.2</text:p>
              </table:table-cell>
              <table:table-cell office:value-type="float" office:value="76.8570362075401">
                <text:p>76.8570362075401</text:p>
              </table:table-cell>
              <table:table-cell office:value-type="float" office:value="5.75">
                <text:p>5.75</text:p>
              </table:table-cell>
              <table:table-cell office:value-type="float" office:value="62.9339305711086">
                <text:p>62.93393057110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86.3013698630137">
                <text:p>86.3013698630137</text:p>
              </table:table-cell>
              <table:table-cell office:value-type="float" office:value="6.2">
                <text:p>6.2</text:p>
              </table:table-cell>
              <table:table-cell office:value-type="float" office:value="79.7121315969842">
                <text:p>79.7121315969842</text:p>
              </table:table-cell>
              <table:table-cell office:value-type="float" office:value="5">
                <text:p>5</text:p>
              </table:table-cell>
              <table:table-cell office:value-type="float" office:value="63.2325494587533">
                <text:p>63.2325494587533</text:p>
              </table:table-cell>
              <table:table-cell office:value-type="float" office:value="6">
                <text:p>6</text:p>
              </table:table-cell>
              <table:table-cell office:value-type="float" office:value="68.1970884658455">
                <text:p>68.1970884658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90.7153729071537">
                <text:p>90.7153729071537</text:p>
              </table:table-cell>
              <table:table-cell office:value-type="float" office:value="3.8">
                <text:p>3.8</text:p>
              </table:table-cell>
              <table:table-cell office:value-type="float" office:value="38.1768334475668">
                <text:p>38.1768334475668</text:p>
              </table:table-cell>
              <table:table-cell office:value-type="float" office:value="5.4">
                <text:p>5.4</text:p>
              </table:table-cell>
              <table:table-cell office:value-type="float" office:value="51.8103770063457">
                <text:p>51.8103770063457</text:p>
              </table:table-cell>
              <table:table-cell office:value-type="float" office:value="6">
                <text:p>6</text:p>
              </table:table-cell>
              <table:table-cell office:value-type="float" office:value="59.3505039193729">
                <text:p>59.35050391937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75.6468797564688">
                <text:p>75.6468797564688</text:p>
              </table:table-cell>
              <table:table-cell office:value-type="float" office:value="7.4">
                <text:p>7.4</text:p>
              </table:table-cell>
              <table:table-cell office:value-type="float" office:value="87.6627827278958">
                <text:p>87.6627827278958</text:p>
              </table:table-cell>
              <table:table-cell office:value-type="float" office:value="5.2">
                <text:p>5.2</text:p>
              </table:table-cell>
              <table:table-cell office:value-type="float" office:value="56.8122433743934">
                <text:p>56.8122433743934</text:p>
              </table:table-cell>
              <table:table-cell office:value-type="float" office:value="5.75">
                <text:p>5.75</text:p>
              </table:table-cell>
              <table:table-cell office:value-type="float" office:value="67.3758865248227">
                <text:p>67.37588652482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9.6161754626457">
                <text:p>39.6161754626457</text:p>
              </table:table-cell>
              <table:table-cell office:value-type="float" office:value="6.6">
                <text:p>6.6</text:p>
              </table:table-cell>
              <table:table-cell office:value-type="float" office:value="61.1795446061963">
                <text:p>61.1795446061963</text:p>
              </table:table-cell>
              <table:table-cell office:value-type="float" office:value="6.5">
                <text:p>6.5</text:p>
              </table:table-cell>
              <table:table-cell office:value-type="float" office:value="75.7372153788727">
                <text:p>75.73721537887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5.2469135802469">
                <text:p>55.246913580246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.86685032139578">
                <text:p>4.86685032139578</text:p>
              </table:table-cell>
              <table:table-cell office:value-type="float" office:value="6">
                <text:p>6</text:p>
              </table:table-cell>
              <table:table-cell office:value-type="float" office:value="61.0952380952381">
                <text:p>61.0952380952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42.1075837742504">
                <text:p>42.1075837742504</text:p>
              </table:table-cell>
              <table:table-cell office:value-type="float" office:value="4">
                <text:p>4</text:p>
              </table:table-cell>
              <table:table-cell office:value-type="float" office:value="40.1931649331352">
                <text:p>40.1931649331352</text:p>
              </table:table-cell>
              <table:table-cell office:value-type="float" office:value="2.8">
                <text:p>2.8</text:p>
              </table:table-cell>
              <table:table-cell office:value-type="float" office:value="53.6271808999082">
                <text:p>53.6271808999082</text:p>
              </table:table-cell>
              <table:table-cell office:value-type="float" office:value="5">
                <text:p>5</text:p>
              </table:table-cell>
              <table:table-cell office:value-type="float" office:value="50.5714285714286">
                <text:p>50.571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48.0599647266314">
                <text:p>48.0599647266314</text:p>
              </table:table-cell>
              <table:table-cell office:value-type="float" office:value="2">
                <text:p>2</text:p>
              </table:table-cell>
              <table:table-cell office:value-type="float" office:value="24.2942050520059">
                <text:p>24.2942050520059</text:p>
              </table:table-cell>
              <table:table-cell office:value-type="float" office:value="7">
                <text:p>7</text:p>
              </table:table-cell>
              <table:table-cell office:value-type="float" office:value="85.307621671258">
                <text:p>85.307621671258</text:p>
              </table:table-cell>
              <table:table-cell office:value-type="float" office:value="4.25">
                <text:p>4.25</text:p>
              </table:table-cell>
              <table:table-cell office:value-type="float" office:value="41.9047619047619">
                <text:p>41.9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6.7548500881834">
                <text:p>66.7548500881834</text:p>
              </table:table-cell>
              <table:table-cell office:value-type="float" office:value="3.2">
                <text:p>3.2</text:p>
              </table:table-cell>
              <table:table-cell office:value-type="float" office:value="38.7815750371471">
                <text:p>38.7815750371471</text:p>
              </table:table-cell>
              <table:table-cell office:value-type="float" office:value="3">
                <text:p>3</text:p>
              </table:table-cell>
              <table:table-cell office:value-type="float" office:value="36.7309458218549">
                <text:p>36.7309458218549</text:p>
              </table:table-cell>
              <table:table-cell office:value-type="float" office:value="6.25">
                <text:p>6.25</text:p>
              </table:table-cell>
              <table:table-cell office:value-type="float" office:value="59.0476190476191">
                <text:p>59.0476190476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8.90652557319224">
                <text:p>8.90652557319224</text:p>
              </table:table-cell>
              <table:table-cell office:value-type="float" office:value="5.4">
                <text:p>5.4</text:p>
              </table:table-cell>
              <table:table-cell office:value-type="float" office:value="49.554234769688">
                <text:p>49.554234769688</text:p>
              </table:table-cell>
              <table:table-cell office:value-type="float" office:value="5.6">
                <text:p>5.6</text:p>
              </table:table-cell>
              <table:table-cell office:value-type="float" office:value="61.6161616161616">
                <text:p>61.6161616161616</text:p>
              </table:table-cell>
              <table:table-cell office:value-type="float" office:value="4.5">
                <text:p>4.5</text:p>
              </table:table-cell>
              <table:table-cell office:value-type="float" office:value="43.6666666666667">
                <text:p>43.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7.8395061728395">
                <text:p>47.8395061728395</text:p>
              </table:table-cell>
              <table:table-cell office:value-type="float" office:value="5.4">
                <text:p>5.4</text:p>
              </table:table-cell>
              <table:table-cell office:value-type="float" office:value="50.445765230312">
                <text:p>50.445765230312</text:p>
              </table:table-cell>
              <table:table-cell office:value-type="float" office:value="4.2">
                <text:p>4.2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6.5">
                <text:p>6.5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8.6596119929453">
                <text:p>28.6596119929453</text:p>
              </table:table-cell>
              <table:table-cell office:value-type="float" office:value="2">
                <text:p>2</text:p>
              </table:table-cell>
              <table:table-cell office:value-type="float" office:value="24.665676077266">
                <text:p>24.665676077266</text:p>
              </table:table-cell>
              <table:table-cell office:value-type="float" office:value="3.4">
                <text:p>3.4</text:p>
              </table:table-cell>
              <table:table-cell office:value-type="float" office:value="33.7006427915519">
                <text:p>33.7006427915519</text:p>
              </table:table-cell>
              <table:table-cell office:value-type="float" office:value="6">
                <text:p>6</text:p>
              </table:table-cell>
              <table:table-cell office:value-type="float" office:value="51.5238095238095">
                <text:p>51.5238095238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0.4938271604938">
                <text:p>10.4938271604938</text:p>
              </table:table-cell>
              <table:table-cell office:value-type="float" office:value="1.8">
                <text:p>1.8</text:p>
              </table:table-cell>
              <table:table-cell office:value-type="float" office:value="24.2199108469539">
                <text:p>24.21991084695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55.3809523809524">
                <text:p>55.3809523809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5">
                <text:p>5.5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1.4">
                <text:p>1.4</text:p>
              </table:table-cell>
              <table:table-cell office:value-type="float" office:value="19.0564635958395">
                <text:p>19.0564635958395</text:p>
              </table:table-cell>
              <table:table-cell office:value-type="float" office:value="3.4">
                <text:p>3.4</text:p>
              </table:table-cell>
              <table:table-cell office:value-type="float" office:value="36.2718089990817">
                <text:p>36.2718089990817</text:p>
              </table:table-cell>
              <table:table-cell office:value-type="float" office:value="4.25">
                <text:p>4.25</text:p>
              </table:table-cell>
              <table:table-cell office:value-type="float" office:value="44.6666666666667">
                <text:p>44.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3.5714285714286">
                <text:p>53.5714285714286</text:p>
              </table:table-cell>
              <table:table-cell office:value-type="float" office:value="1">
                <text:p>1</text:p>
              </table:table-cell>
              <table:table-cell office:value-type="float" office:value="7.13224368499257">
                <text:p>7.13224368499257</text:p>
              </table:table-cell>
              <table:table-cell office:value-type="float" office:value="4">
                <text:p>4</text:p>
              </table:table-cell>
              <table:table-cell office:value-type="float" office:value="40.6795224977043">
                <text:p>40.6795224977043</text:p>
              </table:table-cell>
              <table:table-cell office:value-type="float" office:value="4.25">
                <text:p>4.25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5">
                <text:p>6.5</text:p>
              </table:table-cell>
              <table:table-cell office:value-type="float" office:value="52.6666666666667">
                <text:p>52.6666666666667</text:p>
              </table:table-cell>
              <table:table-cell office:value-type="float" office:value="3.6">
                <text:p>3.6</text:p>
              </table:table-cell>
              <table:table-cell office:value-type="float" office:value="42.6867545511613">
                <text:p>42.6867545511613</text:p>
              </table:table-cell>
              <table:table-cell office:value-type="float" office:value="8.2">
                <text:p>8.2</text:p>
              </table:table-cell>
              <table:table-cell office:value-type="float" office:value="82.7044025157233">
                <text:p>82.7044025157233</text:p>
              </table:table-cell>
              <table:table-cell office:value-type="float" office:value="1.75">
                <text:p>1.75</text:p>
              </table:table-cell>
              <table:table-cell office:value-type="float" office:value="43.3333333333333">
                <text:p>43.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74.5">
                <text:p>74.5</text:p>
              </table:table-cell>
              <table:table-cell office:value-type="float" office:value="4.4">
                <text:p>4.4</text:p>
              </table:table-cell>
              <table:table-cell office:value-type="float" office:value="60.8286252354049">
                <text:p>60.8286252354049</text:p>
              </table:table-cell>
              <table:table-cell office:value-type="float" office:value="7.4">
                <text:p>7.4</text:p>
              </table:table-cell>
              <table:table-cell office:value-type="float" office:value="89.727463312369">
                <text:p>89.727463312369</text:p>
              </table:table-cell>
              <table:table-cell office:value-type="float" office:value="2">
                <text:p>2</text:p>
              </table:table-cell>
              <table:table-cell office:value-type="float" office:value="32.5925925925926">
                <text:p>32.59259259259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55.5">
                <text:p>55.5</text:p>
              </table:table-cell>
              <table:table-cell office:value-type="float" office:value="7.2">
                <text:p>7.2</text:p>
              </table:table-cell>
              <table:table-cell office:value-type="float" office:value="59.69868173258">
                <text:p>59.69868173258</text:p>
              </table:table-cell>
              <table:table-cell office:value-type="float" office:value="6.8">
                <text:p>6.8</text:p>
              </table:table-cell>
              <table:table-cell office:value-type="float" office:value="81.4465408805032">
                <text:p>81.4465408805032</text:p>
              </table:table-cell>
              <table:table-cell office:value-type="float" office:value="2.5">
                <text:p>2.5</text:p>
              </table:table-cell>
              <table:table-cell office:value-type="float" office:value="45.8796296296296">
                <text:p>45.87962962962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6.3888888888889">
                <text:p>76.3888888888889</text:p>
              </table:table-cell>
              <table:table-cell office:value-type="float" office:value="7">
                <text:p>7</text:p>
              </table:table-cell>
              <table:table-cell office:value-type="float" office:value="69.7426239799121">
                <text:p>69.7426239799121</text:p>
              </table:table-cell>
              <table:table-cell office:value-type="float" office:value="3.6">
                <text:p>3.6</text:p>
              </table:table-cell>
              <table:table-cell office:value-type="float" office:value="63.8364779874214">
                <text:p>63.8364779874214</text:p>
              </table:table-cell>
              <table:table-cell office:value-type="float" office:value="2.25">
                <text:p>2.25</text:p>
              </table:table-cell>
              <table:table-cell office:value-type="float" office:value="33.4259259259259">
                <text:p>33.42592592592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74.4444444444444">
                <text:p>74.4444444444444</text:p>
              </table:table-cell>
              <table:table-cell office:value-type="float" office:value="5.6">
                <text:p>5.6</text:p>
              </table:table-cell>
              <table:table-cell office:value-type="float" office:value="73.3207784055242">
                <text:p>73.3207784055242</text:p>
              </table:table-cell>
              <table:table-cell office:value-type="float" office:value="8">
                <text:p>8</text:p>
              </table:table-cell>
              <table:table-cell office:value-type="float" office:value="82.8092243186583">
                <text:p>82.8092243186583</text:p>
              </table:table-cell>
              <table:table-cell office:value-type="float" office:value="1.5">
                <text:p>1.5</text:p>
              </table:table-cell>
              <table:table-cell office:value-type="float" office:value="43.4722222222222">
                <text:p>43.4722222222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78.0555555555556">
                <text:p>78.0555555555556</text:p>
              </table:table-cell>
              <table:table-cell office:value-type="float" office:value="6.4">
                <text:p>6.4</text:p>
              </table:table-cell>
              <table:table-cell office:value-type="float" office:value="67.6082862523541">
                <text:p>67.6082862523541</text:p>
              </table:table-cell>
              <table:table-cell office:value-type="float" office:value="3.4">
                <text:p>3.4</text:p>
              </table:table-cell>
              <table:table-cell office:value-type="float" office:value="70.440251572327">
                <text:p>70.440251572327</text:p>
              </table:table-cell>
              <table:table-cell office:value-type="float" office:value="2">
                <text:p>2</text:p>
              </table:table-cell>
              <table:table-cell office:value-type="float" office:value="34.3055555555556">
                <text:p>34.30555555555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68.1111111111111">
                <text:p>68.1111111111111</text:p>
              </table:table-cell>
              <table:table-cell office:value-type="float" office:value="7.4">
                <text:p>7.4</text:p>
              </table:table-cell>
              <table:table-cell office:value-type="float" office:value="77.715003138732">
                <text:p>77.715003138732</text:p>
              </table:table-cell>
              <table:table-cell office:value-type="float" office:value="5.2">
                <text:p>5.2</text:p>
              </table:table-cell>
              <table:table-cell office:value-type="float" office:value="68.7631027253669">
                <text:p>68.7631027253669</text:p>
              </table:table-cell>
              <table:table-cell office:value-type="float" office:value="5.75">
                <text:p>5.75</text:p>
              </table:table-cell>
              <table:table-cell office:value-type="float" office:value="66.9444444444444">
                <text:p>66.9444444444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77.6111111111111">
                <text:p>77.6111111111111</text:p>
              </table:table-cell>
              <table:table-cell office:value-type="float" office:value="3.4">
                <text:p>3.4</text:p>
              </table:table-cell>
              <table:table-cell office:value-type="float" office:value="38.480853735091">
                <text:p>38.480853735091</text:p>
              </table:table-cell>
              <table:table-cell office:value-type="float" office:value="7.6">
                <text:p>7.6</text:p>
              </table:table-cell>
              <table:table-cell office:value-type="float" office:value="79.3501048218029">
                <text:p>79.3501048218029</text:p>
              </table:table-cell>
              <table:table-cell office:value-type="float" office:value="4.75">
                <text:p>4.75</text:p>
              </table:table-cell>
              <table:table-cell office:value-type="float" office:value="69.2592592592593">
                <text:p>69.25925925925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5">
                <text:p>4.5</text:p>
              </table:table-cell>
              <table:table-cell office:value-type="float" office:value="52.8888888888889">
                <text:p>52.8888888888889</text:p>
              </table:table-cell>
              <table:table-cell office:value-type="float" office:value="6.4">
                <text:p>6.4</text:p>
              </table:table-cell>
              <table:table-cell office:value-type="float" office:value="53.8606403013183">
                <text:p>53.8606403013183</text:p>
              </table:table-cell>
              <table:table-cell office:value-type="float" office:value="6">
                <text:p>6</text:p>
              </table:table-cell>
              <table:table-cell office:value-type="float" office:value="65.0943396226415">
                <text:p>65.0943396226415</text:p>
              </table:table-cell>
              <table:table-cell office:value-type="float" office:value="1.5">
                <text:p>1.5</text:p>
              </table:table-cell>
              <table:table-cell office:value-type="float" office:value="31.3888888888889">
                <text:p>31.38888888888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5">
                <text:p>6.5</text:p>
              </table:table-cell>
              <table:table-cell office:value-type="float" office:value="53.3888888888889">
                <text:p>53.3888888888889</text:p>
              </table:table-cell>
              <table:table-cell office:value-type="float" office:value="5.6">
                <text:p>5.6</text:p>
              </table:table-cell>
              <table:table-cell office:value-type="float" office:value="71.6886377903327">
                <text:p>71.6886377903327</text:p>
              </table:table-cell>
              <table:table-cell office:value-type="float" office:value="5">
                <text:p>5</text:p>
              </table:table-cell>
              <table:table-cell office:value-type="float" office:value="58.4905660377358">
                <text:p>58.4905660377358</text:p>
              </table:table-cell>
              <table:table-cell office:value-type="float" office:value="5.25">
                <text:p>5.25</text:p>
              </table:table-cell>
              <table:table-cell office:value-type="float" office:value="64.9074074074074">
                <text:p>64.90740740740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87.072945521699">
                <text:p>87.072945521699</text:p>
              </table:table-cell>
              <table:table-cell office:value-type="float" office:value="2.4">
                <text:p>2.4</text:p>
              </table:table-cell>
              <table:table-cell office:value-type="float" office:value="25.5587392550143">
                <text:p>25.5587392550143</text:p>
              </table:table-cell>
              <table:table-cell office:value-type="float" office:value="9.6">
                <text:p>9.6</text:p>
              </table:table-cell>
              <table:table-cell office:value-type="float" office:value="89.937106918239">
                <text:p>89.9371069182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72.02216066482">
                <text:p>72.02216066482</text:p>
              </table:table-cell>
              <table:table-cell office:value-type="float" office:value="5">
                <text:p>5</text:p>
              </table:table-cell>
              <table:table-cell office:value-type="float" office:value="43.2091690544413">
                <text:p>43.2091690544413</text:p>
              </table:table-cell>
              <table:table-cell office:value-type="float" office:value="10">
                <text:p>10</text:p>
              </table:table-cell>
              <table:table-cell office:value-type="float" office:value="88.0503144654088">
                <text:p>88.05031446540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9.4367497691598">
                <text:p>69.4367497691598</text:p>
              </table:table-cell>
              <table:table-cell office:value-type="float" office:value="6.6">
                <text:p>6.6</text:p>
              </table:table-cell>
              <table:table-cell office:value-type="float" office:value="64.9856733524355">
                <text:p>64.9856733524355</text:p>
              </table:table-cell>
              <table:table-cell office:value-type="float" office:value="5">
                <text:p>5</text:p>
              </table:table-cell>
              <table:table-cell office:value-type="float" office:value="61.4255765199161">
                <text:p>61.425576519916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8.8252148997135">
                <text:p>48.8252148997135</text:p>
              </table:table-cell>
              <table:table-cell office:value-type="float" office:value="8.2">
                <text:p>8.2</text:p>
              </table:table-cell>
              <table:table-cell office:value-type="float" office:value="70.8595387840671">
                <text:p>70.8595387840671</text:p>
              </table:table-cell>
              <table:table-cell office:value-type="float" office:value="4">
                <text:p>4</text:p>
              </table:table-cell>
              <table:table-cell office:value-type="float" office:value="42.722602739726">
                <text:p>42.7226027397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55.8633425669437">
                <text:p>55.8633425669437</text:p>
              </table:table-cell>
              <table:table-cell office:value-type="float" office:value="6.8">
                <text:p>6.8</text:p>
              </table:table-cell>
              <table:table-cell office:value-type="float" office:value="55.4154727793696">
                <text:p>55.4154727793696</text:p>
              </table:table-cell>
              <table:table-cell office:value-type="float" office:value="8.6">
                <text:p>8.6</text:p>
              </table:table-cell>
              <table:table-cell office:value-type="float" office:value="92.6624737945493">
                <text:p>92.66247379454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93.4441366574331">
                <text:p>93.4441366574331</text:p>
              </table:table-cell>
              <table:table-cell office:value-type="float" office:value="6.8">
                <text:p>6.8</text:p>
              </table:table-cell>
              <table:table-cell office:value-type="float" office:value="51.0028653295129">
                <text:p>51.0028653295129</text:p>
              </table:table-cell>
              <table:table-cell office:value-type="float" office:value="10">
                <text:p>10</text:p>
              </table:table-cell>
              <table:table-cell office:value-type="float" office:value="85.1153039832285">
                <text:p>85.1153039832285</text:p>
              </table:table-cell>
              <table:table-cell office:value-type="float" office:value="6.25">
                <text:p>6.25</text:p>
              </table:table-cell>
              <table:table-cell office:value-type="float" office:value="50.1712328767123">
                <text:p>50.17123287671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88.9196675900277">
                <text:p>88.9196675900277</text:p>
              </table:table-cell>
              <table:table-cell office:value-type="float" office:value="4">
                <text:p>4</text:p>
              </table:table-cell>
              <table:table-cell office:value-type="float" office:value="53.2378223495702">
                <text:p>53.2378223495702</text:p>
              </table:table-cell>
              <table:table-cell office:value-type="float" office:value="9.6">
                <text:p>9.6</text:p>
              </table:table-cell>
              <table:table-cell office:value-type="float" office:value="98.3228511530398">
                <text:p>98.32285115303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89.8430286241921">
                <text:p>89.8430286241921</text:p>
              </table:table-cell>
              <table:table-cell office:value-type="float" office:value="4.4">
                <text:p>4.4</text:p>
              </table:table-cell>
              <table:table-cell office:value-type="float" office:value="55.5873925501433">
                <text:p>55.5873925501433</text:p>
              </table:table-cell>
              <table:table-cell office:value-type="float" office:value="9.2">
                <text:p>9.2</text:p>
              </table:table-cell>
              <table:table-cell office:value-type="float" office:value="89.3081761006289">
                <text:p>89.30817610062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94.0904893813481">
                <text:p>94.0904893813481</text:p>
              </table:table-cell>
              <table:table-cell office:value-type="float" office:value="4.6">
                <text:p>4.6</text:p>
              </table:table-cell>
              <table:table-cell office:value-type="float" office:value="48.7106017191977">
                <text:p>48.7106017191977</text:p>
              </table:table-cell>
              <table:table-cell office:value-type="float" office:value="7">
                <text:p>7</text:p>
              </table:table-cell>
              <table:table-cell office:value-type="float" office:value="73.5849056603774">
                <text:p>73.58490566037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79.5013850415513">
                <text:p>79.5013850415513</text:p>
              </table:table-cell>
              <table:table-cell office:value-type="float" office:value="6.8">
                <text:p>6.8</text:p>
              </table:table-cell>
              <table:table-cell office:value-type="float" office:value="74.4985673352436">
                <text:p>74.4985673352436</text:p>
              </table:table-cell>
              <table:table-cell office:value-type="float" office:value="3">
                <text:p>3</text:p>
              </table:table-cell>
              <table:table-cell office:value-type="float" office:value="54.0880503144654">
                <text:p>54.0880503144654</text:p>
              </table:table-cell>
              <table:table-cell office:value-type="float" office:value="4.5">
                <text:p>4.5</text:p>
              </table:table-cell>
              <table:table-cell office:value-type="float" office:value="34.4178082191781">
                <text:p>34.41780821917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50.4555010511563">
                <text:p>50.4555010511563</text:p>
              </table:table-cell>
              <table:table-cell office:value-type="float" office:value="4.2">
                <text:p>4.2</text:p>
              </table:table-cell>
              <table:table-cell office:value-type="float" office:value="47.5985221674877">
                <text:p>47.5985221674877</text:p>
              </table:table-cell>
              <table:table-cell office:value-type="float" office:value="3.6">
                <text:p>3.6</text:p>
              </table:table-cell>
              <table:table-cell office:value-type="float" office:value="74.0054869684499">
                <text:p>74.00548696844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66.1527680448493">
                <text:p>66.1527680448493</text:p>
              </table:table-cell>
              <table:table-cell office:value-type="float" office:value="5">
                <text:p>5</text:p>
              </table:table-cell>
              <table:table-cell office:value-type="float" office:value="53.9408866995074">
                <text:p>53.9408866995074</text:p>
              </table:table-cell>
              <table:table-cell office:value-type="float" office:value="1.8">
                <text:p>1.8</text:p>
              </table:table-cell>
              <table:table-cell office:value-type="float" office:value="28.0521262002743">
                <text:p>28.05212620027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8.3251576734408">
                <text:p>68.3251576734408</text:p>
              </table:table-cell>
              <table:table-cell office:value-type="float" office:value="1.8">
                <text:p>1.8</text:p>
              </table:table-cell>
              <table:table-cell office:value-type="float" office:value="36.6379310344828">
                <text:p>36.6379310344828</text:p>
              </table:table-cell>
              <table:table-cell office:value-type="float" office:value="4">
                <text:p>4</text:p>
              </table:table-cell>
              <table:table-cell office:value-type="float" office:value="52.3319615912209">
                <text:p>52.3319615912209</text:p>
              </table:table-cell>
              <table:table-cell office:value-type="float" office:value="1.5">
                <text:p>1.5</text:p>
              </table:table-cell>
              <table:table-cell office:value-type="float" office:value="19.4350282485876">
                <text:p>19.43502824858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47.1618780658725">
                <text:p>47.1618780658725</text:p>
              </table:table-cell>
              <table:table-cell office:value-type="float" office:value="1.2">
                <text:p>1.2</text:p>
              </table:table-cell>
              <table:table-cell office:value-type="float" office:value="8.3743842364532">
                <text:p>8.3743842364532</text:p>
              </table:table-cell>
              <table:table-cell office:value-type="float" office:value="3.2">
                <text:p>3.2</text:p>
              </table:table-cell>
              <table:table-cell office:value-type="float" office:value="20.7818930041152">
                <text:p>20.78189300411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63.489838822705">
                <text:p>63.489838822705</text:p>
              </table:table-cell>
              <table:table-cell office:value-type="float" office:value="5">
                <text:p>5</text:p>
              </table:table-cell>
              <table:table-cell office:value-type="float" office:value="48.8916256157635">
                <text:p>48.8916256157635</text:p>
              </table:table-cell>
              <table:table-cell office:value-type="float" office:value="3.2">
                <text:p>3.2</text:p>
              </table:table-cell>
              <table:table-cell office:value-type="float" office:value="25.5144032921811">
                <text:p>25.51440329218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59.8458304134548">
                <text:p>59.8458304134548</text:p>
              </table:table-cell>
              <table:table-cell office:value-type="float" office:value="5">
                <text:p>5</text:p>
              </table:table-cell>
              <table:table-cell office:value-type="float" office:value="55.4187192118227">
                <text:p>55.4187192118227</text:p>
              </table:table-cell>
              <table:table-cell office:value-type="float" office:value="1.8">
                <text:p>1.8</text:p>
              </table:table-cell>
              <table:table-cell office:value-type="float" office:value="37.2427983539095">
                <text:p>37.24279835390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  <table:table-cell office:value-type="float" office:value="64.0504555010512">
                <text:p>64.0504555010512</text:p>
              </table:table-cell>
              <table:table-cell office:value-type="float" office:value="1.8">
                <text:p>1.8</text:p>
              </table:table-cell>
              <table:table-cell office:value-type="float" office:value="19.3965517241379">
                <text:p>19.3965517241379</text:p>
              </table:table-cell>
              <table:table-cell office:value-type="float" office:value="4.6">
                <text:p>4.6</text:p>
              </table:table-cell>
              <table:table-cell office:value-type="float" office:value="57.0644718792867">
                <text:p>57.0644718792867</text:p>
              </table:table-cell>
              <table:table-cell office:value-type="float" office:value="8.25">
                <text:p>8.25</text:p>
              </table:table-cell>
              <table:table-cell office:value-type="float" office:value="83.8418079096045">
                <text:p>83.8418079096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71.198318149965">
                <text:p>71.198318149965</text:p>
              </table:table-cell>
              <table:table-cell office:value-type="float" office:value="2.6">
                <text:p>2.6</text:p>
              </table:table-cell>
              <table:table-cell office:value-type="float" office:value="39.5320197044335">
                <text:p>39.5320197044335</text:p>
              </table:table-cell>
              <table:table-cell office:value-type="float" office:value="1.6">
                <text:p>1.6</text:p>
              </table:table-cell>
              <table:table-cell office:value-type="float" office:value="27.3662551440329">
                <text:p>27.36625514403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7.8346180798879">
                <text:p>67.8346180798879</text:p>
              </table:table-cell>
              <table:table-cell office:value-type="float" office:value="1.8">
                <text:p>1.8</text:p>
              </table:table-cell>
              <table:table-cell office:value-type="float" office:value="30.6034482758621">
                <text:p>30.6034482758621</text:p>
              </table:table-cell>
              <table:table-cell office:value-type="float" office:value="3.4">
                <text:p>3.4</text:p>
              </table:table-cell>
              <table:table-cell office:value-type="float" office:value="31.1385459533608">
                <text:p>31.13854595336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58.7946741415557">
                <text:p>58.7946741415557</text:p>
              </table:table-cell>
              <table:table-cell office:value-type="float" office:value="5">
                <text:p>5</text:p>
              </table:table-cell>
              <table:table-cell office:value-type="float" office:value="41.1945812807882">
                <text:p>41.1945812807882</text:p>
              </table:table-cell>
              <table:table-cell office:value-type="float" office:value="4.6">
                <text:p>4.6</text:p>
              </table:table-cell>
              <table:table-cell office:value-type="float" office:value="50.480109739369">
                <text:p>50.480109739369</text:p>
              </table:table-cell>
              <table:table-cell office:value-type="float" office:value="1.25">
                <text:p>1.25</text:p>
              </table:table-cell>
              <table:table-cell office:value-type="float" office:value="24.5197740112994">
                <text:p>24.51977401129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5">
                <text:p>5.5</text:p>
              </table:table-cell>
              <table:table-cell office:value-type="float" office:value="70.2611625947768">
                <text:p>70.2611625947768</text:p>
              </table:table-cell>
              <table:table-cell office:value-type="float" office:value="7.8">
                <text:p>7.8</text:p>
              </table:table-cell>
              <table:table-cell office:value-type="float" office:value="93.4537246049661">
                <text:p>93.4537246049661</text:p>
              </table:table-cell>
              <table:table-cell office:value-type="float" office:value="1.4">
                <text:p>1.4</text:p>
              </table:table-cell>
              <table:table-cell office:value-type="float" office:value="26.5384615384615">
                <text:p>26.5384615384615</text:p>
              </table:table-cell>
              <table:table-cell office:value-type="float" office:value="5.75">
                <text:p>5.75</text:p>
              </table:table-cell>
              <table:table-cell office:value-type="float" office:value="55.4263565891473">
                <text:p>55.42635658914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5.0631844987363">
                <text:p>75.0631844987363</text:p>
              </table:table-cell>
              <table:table-cell office:value-type="float" office:value="1.4">
                <text:p>1.4</text:p>
              </table:table-cell>
              <table:table-cell office:value-type="float" office:value="18.8487584650113">
                <text:p>18.8487584650113</text:p>
              </table:table-cell>
              <table:table-cell office:value-type="float" office:value="1">
                <text:p>1</text:p>
              </table:table-cell>
              <table:table-cell office:value-type="float" office:value="7.43589743589744">
                <text:p>7.43589743589744</text:p>
              </table:table-cell>
              <table:table-cell office:value-type="float" office:value="10">
                <text:p>10</text:p>
              </table:table-cell>
              <table:table-cell office:value-type="float" office:value="99.3006993006993">
                <text:p>99.30069930069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62.0050547598989">
                <text:p>62.0050547598989</text:p>
              </table:table-cell>
              <table:table-cell office:value-type="float" office:value="1.4">
                <text:p>1.4</text:p>
              </table:table-cell>
              <table:table-cell office:value-type="float" office:value="15.4627539503386">
                <text:p>15.4627539503386</text:p>
              </table:table-cell>
              <table:table-cell office:value-type="float" office:value="4.2">
                <text:p>4.2</text:p>
              </table:table-cell>
              <table:table-cell office:value-type="float" office:value="65.8333333333333">
                <text:p>65.8333333333333</text:p>
              </table:table-cell>
              <table:table-cell office:value-type="float" office:value="5">
                <text:p>5</text:p>
              </table:table-cell>
              <table:table-cell office:value-type="float" office:value="50.3521126760563">
                <text:p>50.35211267605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5">
                <text:p>7.5</text:p>
              </table:table-cell>
              <table:table-cell office:value-type="float" office:value="68.7447346251053">
                <text:p>68.7447346251053</text:p>
              </table:table-cell>
              <table:table-cell office:value-type="float" office:value="8.8">
                <text:p>8.8</text:p>
              </table:table-cell>
              <table:table-cell office:value-type="float" office:value="78.2167042889391">
                <text:p>78.2167042889391</text:p>
              </table:table-cell>
              <table:table-cell office:value-type="float" office:value="2.4">
                <text:p>2.4</text:p>
              </table:table-cell>
              <table:table-cell office:value-type="float" office:value="49.2948717948718">
                <text:p>49.2948717948718</text:p>
              </table:table-cell>
              <table:table-cell office:value-type="float" office:value="5.75">
                <text:p>5.75</text:p>
              </table:table-cell>
              <table:table-cell office:value-type="float" office:value="50.8896797153025">
                <text:p>50.88967971530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58.4667228306655">
                <text:p>58.4667228306655</text:p>
              </table:table-cell>
              <table:table-cell office:value-type="float" office:value="5">
                <text:p>5</text:p>
              </table:table-cell>
              <table:table-cell office:value-type="float" office:value="70.3160270880361">
                <text:p>70.3160270880361</text:p>
              </table:table-cell>
              <table:table-cell office:value-type="float" office:value="1">
                <text:p>1</text:p>
              </table:table-cell>
              <table:table-cell office:value-type="float" office:value="6.6025641025641">
                <text:p>6.6025641025641</text:p>
              </table:table-cell>
              <table:table-cell office:value-type="float" office:value="10">
                <text:p>10</text:p>
              </table:table-cell>
              <table:table-cell office:value-type="float" office:value="93.006993006993">
                <text:p>93.0069930069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5">
                <text:p>7.5</text:p>
              </table:table-cell>
              <table:table-cell office:value-type="float" office:value="69.6714406065712">
                <text:p>69.6714406065712</text:p>
              </table:table-cell>
              <table:table-cell office:value-type="float" office:value="6">
                <text:p>6</text:p>
              </table:table-cell>
              <table:table-cell office:value-type="float" office:value="56.7720090293454">
                <text:p>56.7720090293454</text:p>
              </table:table-cell>
              <table:table-cell office:value-type="float" office:value="5.6">
                <text:p>5.6</text:p>
              </table:table-cell>
              <table:table-cell office:value-type="float" office:value="72.6923076923077">
                <text:p>72.6923076923077</text:p>
              </table:table-cell>
              <table:table-cell office:value-type="float" office:value="5.75">
                <text:p>5.75</text:p>
              </table:table-cell>
              <table:table-cell office:value-type="float" office:value="53.5580524344569">
                <text:p>53.55805243445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62.8475147430497">
                <text:p>62.8475147430497</text:p>
              </table:table-cell>
              <table:table-cell office:value-type="float" office:value="9">
                <text:p>9</text:p>
              </table:table-cell>
              <table:table-cell office:value-type="float" office:value="75.0564334085779">
                <text:p>75.0564334085779</text:p>
              </table:table-cell>
              <table:table-cell office:value-type="float" office:value="2.6">
                <text:p>2.6</text:p>
              </table:table-cell>
              <table:table-cell office:value-type="float" office:value="21.7948717948718">
                <text:p>21.7948717948718</text:p>
              </table:table-cell>
              <table:table-cell office:value-type="float" office:value="7">
                <text:p>7</text:p>
              </table:table-cell>
              <table:table-cell office:value-type="float" office:value="46.8852459016393">
                <text:p>46.88524590163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66.5543386689132">
                <text:p>66.5543386689132</text:p>
              </table:table-cell>
              <table:table-cell office:value-type="float" office:value="2.8">
                <text:p>2.8</text:p>
              </table:table-cell>
              <table:table-cell office:value-type="float" office:value="34.0857787810384">
                <text:p>34.0857787810384</text:p>
              </table:table-cell>
              <table:table-cell office:value-type="float" office:value="1">
                <text:p>1</text:p>
              </table:table-cell>
              <table:table-cell office:value-type="float" office:value="9.74358974358974">
                <text:p>9.74358974358974</text:p>
              </table:table-cell>
              <table:table-cell office:value-type="float" office:value="4">
                <text:p>4</text:p>
              </table:table-cell>
              <table:table-cell office:value-type="float" office:value="57.8947368421053">
                <text:p>57.89473684210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85.0042122999158">
                <text:p>85.0042122999158</text:p>
              </table:table-cell>
              <table:table-cell office:value-type="float" office:value="6.2">
                <text:p>6.2</text:p>
              </table:table-cell>
              <table:table-cell office:value-type="float" office:value="59.0293453724605">
                <text:p>59.0293453724605</text:p>
              </table:table-cell>
              <table:table-cell office:value-type="float" office:value="5.4">
                <text:p>5.4</text:p>
              </table:table-cell>
              <table:table-cell office:value-type="float" office:value="63.3974358974359">
                <text:p>63.3974358974359</text:p>
              </table:table-cell>
              <table:table-cell office:value-type="float" office:value="4">
                <text:p>4</text:p>
              </table:table-cell>
              <table:table-cell office:value-type="float" office:value="34.1288782816229">
                <text:p>34.12887828162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5">
                <text:p>7.5</text:p>
              </table:table-cell>
              <table:table-cell office:value-type="float" office:value="73.9679865206403">
                <text:p>73.9679865206403</text:p>
              </table:table-cell>
              <table:table-cell office:value-type="float" office:value="1.6">
                <text:p>1.6</text:p>
              </table:table-cell>
              <table:table-cell office:value-type="float" office:value="18.058690744921">
                <text:p>18.058690744921</text:p>
              </table:table-cell>
              <table:table-cell office:value-type="float" office:value="1">
                <text:p>1</text:p>
              </table:table-cell>
              <table:table-cell office:value-type="float" office:value="13.5897435897436">
                <text:p>13.5897435897436</text:p>
              </table:table-cell>
              <table:table-cell office:value-type="float" office:value="4.75">
                <text:p>4.75</text:p>
              </table:table-cell>
              <table:table-cell office:value-type="float" office:value="53.3582089552239">
                <text:p>53.35820895522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9.8041349292709">
                <text:p>19.8041349292709</text:p>
              </table:table-cell>
              <table:table-cell office:value-type="float" office:value="3">
                <text:p>3</text:p>
              </table:table-cell>
              <table:table-cell office:value-type="float" office:value="53.953953953954">
                <text:p>53.953953953954</text:p>
              </table:table-cell>
              <table:table-cell office:value-type="float" office:value="4.6">
                <text:p>4.6</text:p>
              </table:table-cell>
              <table:table-cell office:value-type="float" office:value="48.8235294117647">
                <text:p>48.8235294117647</text:p>
              </table:table-cell>
              <table:table-cell office:value-type="float" office:value="2">
                <text:p>2</text:p>
              </table:table-cell>
              <table:table-cell office:value-type="float" office:value="26.693688477128">
                <text:p>26.6936884771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4.7442872687704">
                <text:p>14.7442872687704</text:p>
              </table:table-cell>
              <table:table-cell office:value-type="float" office:value="2">
                <text:p>2</text:p>
              </table:table-cell>
              <table:table-cell office:value-type="float" office:value="21.3213213213213">
                <text:p>21.3213213213213</text:p>
              </table:table-cell>
              <table:table-cell office:value-type="float" office:value="2.6">
                <text:p>2.6</text:p>
              </table:table-cell>
              <table:table-cell office:value-type="float" office:value="8.45588235294118">
                <text:p>8.45588235294118</text:p>
              </table:table-cell>
              <table:table-cell office:value-type="float" office:value="1.25">
                <text:p>1.25</text:p>
              </table:table-cell>
              <table:table-cell office:value-type="float" office:value="19.3398957730168">
                <text:p>19.33989577301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">
                <text:p>1.5</text:p>
              </table:table-cell>
              <table:table-cell office:value-type="float" office:value="15.0707290533188">
                <text:p>15.0707290533188</text:p>
              </table:table-cell>
              <table:table-cell office:value-type="float" office:value="4.2">
                <text:p>4.2</text:p>
              </table:table-cell>
              <table:table-cell office:value-type="float" office:value="47.1471471471471">
                <text:p>47.1471471471471</text:p>
              </table:table-cell>
              <table:table-cell office:value-type="float" office:value="4">
                <text:p>4</text:p>
              </table:table-cell>
              <table:table-cell office:value-type="float" office:value="30.8823529411765">
                <text:p>30.8823529411765</text:p>
              </table:table-cell>
              <table:table-cell office:value-type="float" office:value="4">
                <text:p>4</text:p>
              </table:table-cell>
              <table:table-cell office:value-type="float" office:value="50.02895193978">
                <text:p>50.028951939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4.0914036996736">
                <text:p>14.0914036996736</text:p>
              </table:table-cell>
              <table:table-cell office:value-type="float" office:value="3.2">
                <text:p>3.2</text:p>
              </table:table-cell>
              <table:table-cell office:value-type="float" office:value="63.8638638638639">
                <text:p>63.8638638638639</text:p>
              </table:table-cell>
              <table:table-cell office:value-type="float" office:value="1">
                <text:p>1</text:p>
              </table:table-cell>
              <table:table-cell office:value-type="float" office:value="7.05882352941176">
                <text:p>7.05882352941176</text:p>
              </table:table-cell>
              <table:table-cell office:value-type="float" office:value="1">
                <text:p>1</text:p>
              </table:table-cell>
              <table:table-cell office:value-type="float" office:value="19.2240880138969">
                <text:p>19.22408801389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49.8367791077258">
                <text:p>49.8367791077258</text:p>
              </table:table-cell>
              <table:table-cell office:value-type="float" office:value="3.8">
                <text:p>3.8</text:p>
              </table:table-cell>
              <table:table-cell office:value-type="float" office:value="39.3393393393393">
                <text:p>39.3393393393393</text:p>
              </table:table-cell>
              <table:table-cell office:value-type="float" office:value="2">
                <text:p>2</text:p>
              </table:table-cell>
              <table:table-cell office:value-type="float" office:value="21.6911764705882">
                <text:p>21.6911764705882</text:p>
              </table:table-cell>
              <table:table-cell office:value-type="float" office:value="1">
                <text:p>1</text:p>
              </table:table-cell>
              <table:table-cell office:value-type="float" office:value="32.541980312681">
                <text:p>32.5419803126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37.7040261153428">
                <text:p>37.7040261153428</text:p>
              </table:table-cell>
              <table:table-cell office:value-type="float" office:value="5.2">
                <text:p>5.2</text:p>
              </table:table-cell>
              <table:table-cell office:value-type="float" office:value="70.0700700700701">
                <text:p>70.0700700700701</text:p>
              </table:table-cell>
              <table:table-cell office:value-type="float" office:value="2.2">
                <text:p>2.2</text:p>
              </table:table-cell>
              <table:table-cell office:value-type="float" office:value="19.0441176470588">
                <text:p>19.0441176470588</text:p>
              </table:table-cell>
              <table:table-cell office:value-type="float" office:value="1.75">
                <text:p>1.75</text:p>
              </table:table-cell>
              <table:table-cell office:value-type="float" office:value="45.3387376954256">
                <text:p>45.33873769542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62.9488574537541">
                <text:p>62.9488574537541</text:p>
              </table:table-cell>
              <table:table-cell office:value-type="float" office:value="7.2">
                <text:p>7.2</text:p>
              </table:table-cell>
              <table:table-cell office:value-type="float" office:value="81.3813813813814">
                <text:p>81.3813813813814</text:p>
              </table:table-cell>
              <table:table-cell office:value-type="float" office:value="3.6">
                <text:p>3.6</text:p>
              </table:table-cell>
              <table:table-cell office:value-type="float" office:value="45.3676470588235">
                <text:p>45.3676470588235</text:p>
              </table:table-cell>
              <table:table-cell office:value-type="float" office:value="2.5">
                <text:p>2.5</text:p>
              </table:table-cell>
              <table:table-cell office:value-type="float" office:value="31.7892298784019">
                <text:p>31.78922987840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11.588683351469">
                <text:p>11.588683351469</text:p>
              </table:table-cell>
              <table:table-cell office:value-type="float" office:value="2">
                <text:p>2</text:p>
              </table:table-cell>
              <table:table-cell office:value-type="float" office:value="27.6276276276276">
                <text:p>27.6276276276276</text:p>
              </table:table-cell>
              <table:table-cell office:value-type="float" office:value="5.8">
                <text:p>5.8</text:p>
              </table:table-cell>
              <table:table-cell office:value-type="float" office:value="62.8676470588235">
                <text:p>62.8676470588235</text:p>
              </table:table-cell>
              <table:table-cell office:value-type="float" office:value="5">
                <text:p>5</text:p>
              </table:table-cell>
              <table:table-cell office:value-type="float" office:value="59.1198610306891">
                <text:p>59.1198610306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3.1664853101197">
                <text:p>13.1664853101197</text:p>
              </table:table-cell>
              <table:table-cell office:value-type="float" office:value="5.6">
                <text:p>5.6</text:p>
              </table:table-cell>
              <table:table-cell office:value-type="float" office:value="68.5685685685686">
                <text:p>68.5685685685686</text:p>
              </table:table-cell>
              <table:table-cell office:value-type="float" office:value="1.8">
                <text:p>1.8</text:p>
              </table:table-cell>
              <table:table-cell office:value-type="float" office:value="28.1617647058824">
                <text:p>28.1617647058824</text:p>
              </table:table-cell>
              <table:table-cell office:value-type="float" office:value="7.75">
                <text:p>7.75</text:p>
              </table:table-cell>
              <table:table-cell office:value-type="float" office:value="63.6363636363636">
                <text:p>63.63636363636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5">
                <text:p>2.5</text:p>
              </table:table-cell>
              <table:table-cell office:value-type="float" office:value="37.1599564744287">
                <text:p>37.1599564744287</text:p>
              </table:table-cell>
              <table:table-cell office:value-type="float" office:value="6">
                <text:p>6</text:p>
              </table:table-cell>
              <table:table-cell office:value-type="float" office:value="65.0650650650651">
                <text:p>65.0650650650651</text:p>
              </table:table-cell>
              <table:table-cell office:value-type="float" office:value="2">
                <text:p>2</text:p>
              </table:table-cell>
              <table:table-cell office:value-type="float" office:value="21.4705882352941">
                <text:p>21.4705882352941</text:p>
              </table:table-cell>
              <table:table-cell office:value-type="float" office:value="6.5">
                <text:p>6.5</text:p>
              </table:table-cell>
              <table:table-cell office:value-type="float" office:value="66.9947886508396">
                <text:p>66.99478865083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56.0323886639676">
                <text:p>56.0323886639676</text:p>
              </table:table-cell>
              <table:table-cell office:value-type="float" office:value="7">
                <text:p>7</text:p>
              </table:table-cell>
              <table:table-cell office:value-type="float" office:value="67.3517786561265">
                <text:p>67.3517786561265</text:p>
              </table:table-cell>
              <table:table-cell office:value-type="float" office:value="4.8">
                <text:p>4.8</text:p>
              </table:table-cell>
              <table:table-cell office:value-type="float" office:value="72.876304023845">
                <text:p>72.876304023845</text:p>
              </table:table-cell>
              <table:table-cell office:value-type="float" office:value="8.25">
                <text:p>8.25</text:p>
              </table:table-cell>
              <table:table-cell office:value-type="float" office:value="77.160030052592">
                <text:p>77.1600300525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5">
                <text:p>6.5</text:p>
              </table:table-cell>
              <table:table-cell office:value-type="float" office:value="78.1376518218624">
                <text:p>78.1376518218624</text:p>
              </table:table-cell>
              <table:table-cell office:value-type="float" office:value="7.4">
                <text:p>7.4</text:p>
              </table:table-cell>
              <table:table-cell office:value-type="float" office:value="53.9130434782609">
                <text:p>53.9130434782609</text:p>
              </table:table-cell>
              <table:table-cell office:value-type="float" office:value="6">
                <text:p>6</text:p>
              </table:table-cell>
              <table:table-cell office:value-type="float" office:value="90.5555555555556">
                <text:p>90.5555555555556</text:p>
              </table:table-cell>
              <table:table-cell office:value-type="float" office:value="5.5">
                <text:p>5.5</text:p>
              </table:table-cell>
              <table:table-cell office:value-type="float" office:value="75.2817430503381">
                <text:p>75.28174305033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77.8947368421053">
                <text:p>77.8947368421053</text:p>
              </table:table-cell>
              <table:table-cell office:value-type="float" office:value="7.4">
                <text:p>7.4</text:p>
              </table:table-cell>
              <table:table-cell office:value-type="float" office:value="70.197628458498">
                <text:p>70.197628458498</text:p>
              </table:table-cell>
              <table:table-cell office:value-type="float" office:value="6">
                <text:p>6</text:p>
              </table:table-cell>
              <table:table-cell office:value-type="float" office:value="80.5601317957166">
                <text:p>80.5601317957166</text:p>
              </table:table-cell>
              <table:table-cell office:value-type="float" office:value="4.5">
                <text:p>4.5</text:p>
              </table:table-cell>
              <table:table-cell office:value-type="float" office:value="54.6957175056349">
                <text:p>54.69571750563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">
                <text:p>1.5</text:p>
              </table:table-cell>
              <table:table-cell office:value-type="float" office:value="24.7773279352227">
                <text:p>24.7773279352227</text:p>
              </table:table-cell>
              <table:table-cell office:value-type="float" office:value="5.4">
                <text:p>5.4</text:p>
              </table:table-cell>
              <table:table-cell office:value-type="float" office:value="51.3833992094862">
                <text:p>51.3833992094862</text:p>
              </table:table-cell>
              <table:table-cell office:value-type="float" office:value="6">
                <text:p>6</text:p>
              </table:table-cell>
              <table:table-cell office:value-type="float" office:value="68.1058495821727">
                <text:p>68.1058495821727</text:p>
              </table:table-cell>
              <table:table-cell office:value-type="float" office:value="3.75">
                <text:p>3.75</text:p>
              </table:table-cell>
              <table:table-cell office:value-type="float" office:value="66.4162283996995">
                <text:p>66.41622839969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.8">
                <text:p>8.8</text:p>
              </table:table-cell>
              <table:table-cell office:value-type="float" office:value="73.3596837944664">
                <text:p>73.3596837944664</text:p>
              </table:table-cell>
              <table:table-cell office:value-type="float" office:value="3.2">
                <text:p>3.2</text:p>
              </table:table-cell>
              <table:table-cell office:value-type="float" office:value="52.1472392638037">
                <text:p>52.1472392638037</text:p>
              </table:table-cell>
              <table:table-cell office:value-type="float" office:value="4.5">
                <text:p>4.5</text:p>
              </table:table-cell>
              <table:table-cell office:value-type="float" office:value="48.2344102178813">
                <text:p>48.23441021788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39.6761133603239">
                <text:p>39.6761133603239</text:p>
              </table:table-cell>
              <table:table-cell office:value-type="float" office:value="2.8">
                <text:p>2.8</text:p>
              </table:table-cell>
              <table:table-cell office:value-type="float" office:value="40">
                <text:p>40</text:p>
              </table:table-cell>
              <table:table-cell office:value-type="float" office:value="6.4">
                <text:p>6.4</text:p>
              </table:table-cell>
              <table:table-cell office:value-type="float" office:value="67.9166666666667">
                <text:p>67.9166666666667</text:p>
              </table:table-cell>
              <table:table-cell office:value-type="float" office:value="5.75">
                <text:p>5.75</text:p>
              </table:table-cell>
              <table:table-cell office:value-type="float" office:value="73.5537190082645">
                <text:p>73.55371900826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">
                <text:p>1.5</text:p>
              </table:table-cell>
              <table:table-cell office:value-type="float" office:value="24.3724696356275">
                <text:p>24.3724696356275</text:p>
              </table:table-cell>
              <table:table-cell office:value-type="float" office:value="3.4">
                <text:p>3.4</text:p>
              </table:table-cell>
              <table:table-cell office:value-type="float" office:value="43.7944664031621">
                <text:p>43.7944664031621</text:p>
              </table:table-cell>
              <table:table-cell office:value-type="float" office:value="6.8">
                <text:p>6.8</text:p>
              </table:table-cell>
              <table:table-cell office:value-type="float" office:value="84.8958333333333">
                <text:p>84.8958333333333</text:p>
              </table:table-cell>
              <table:table-cell office:value-type="float" office:value="4">
                <text:p>4</text:p>
              </table:table-cell>
              <table:table-cell office:value-type="float" office:value="43.6513899323817">
                <text:p>43.65138993238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56.5182186234818">
                <text:p>56.5182186234818</text:p>
              </table:table-cell>
              <table:table-cell office:value-type="float" office:value="8.8">
                <text:p>8.8</text:p>
              </table:table-cell>
              <table:table-cell office:value-type="float" office:value="64.7430830039526">
                <text:p>64.7430830039526</text:p>
              </table:table-cell>
              <table:table-cell office:value-type="float" office:value="6.8">
                <text:p>6.8</text:p>
              </table:table-cell>
              <table:table-cell office:value-type="float" office:value="72.3372781065089">
                <text:p>72.3372781065089</text:p>
              </table:table-cell>
              <table:table-cell office:value-type="float" office:value="2">
                <text:p>2</text:p>
              </table:table-cell>
              <table:table-cell office:value-type="float" office:value="27.2727272727273">
                <text:p>27.27272727272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41.9433198380567">
                <text:p>41.9433198380567</text:p>
              </table:table-cell>
              <table:table-cell office:value-type="float" office:value="9">
                <text:p>9</text:p>
              </table:table-cell>
              <table:table-cell office:value-type="float" office:value="74.2292490118577">
                <text:p>74.2292490118577</text:p>
              </table:table-cell>
              <table:table-cell office:value-type="float" office:value="6.8">
                <text:p>6.8</text:p>
              </table:table-cell>
              <table:table-cell office:value-type="float" office:value="71.5959004392387">
                <text:p>71.5959004392387</text:p>
              </table:table-cell>
              <table:table-cell office:value-type="float" office:value="4.25">
                <text:p>4.25</text:p>
              </table:table-cell>
              <table:table-cell office:value-type="float" office:value="53.2682193839219">
                <text:p>53.26821938392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50.4453441295547">
                <text:p>50.4453441295547</text:p>
              </table:table-cell>
              <table:table-cell office:value-type="float" office:value="6">
                <text:p>6</text:p>
              </table:table-cell>
              <table:table-cell office:value-type="float" office:value="53.1225296442688">
                <text:p>53.1225296442688</text:p>
              </table:table-cell>
              <table:table-cell office:value-type="float" office:value="3.8">
                <text:p>3.8</text:p>
              </table:table-cell>
              <table:table-cell office:value-type="float" office:value="59.5092024539877">
                <text:p>59.5092024539877</text:p>
              </table:table-cell>
              <table:table-cell office:value-type="float" office:value="3.75">
                <text:p>3.75</text:p>
              </table:table-cell>
              <table:table-cell office:value-type="float" office:value="53.9444027047333">
                <text:p>53.9444027047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5">
                <text:p>4.5</text:p>
              </table:table-cell>
              <table:table-cell office:value-type="float" office:value="91.2240184757506">
                <text:p>91.2240184757506</text:p>
              </table:table-cell>
              <table:table-cell office:value-type="float" office:value="6.2">
                <text:p>6.2</text:p>
              </table:table-cell>
              <table:table-cell office:value-type="float" office:value="79.9440298507463">
                <text:p>79.9440298507463</text:p>
              </table:table-cell>
              <table:table-cell office:value-type="float" office:value="8.4">
                <text:p>8.4</text:p>
              </table:table-cell>
              <table:table-cell office:value-type="float" office:value="77.4028629856851">
                <text:p>77.4028629856851</text:p>
              </table:table-cell>
              <table:table-cell office:value-type="float" office:value="2.25">
                <text:p>2.25</text:p>
              </table:table-cell>
              <table:table-cell office:value-type="float" office:value="53.8977367979883">
                <text:p>53.89773679798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77.0207852193995">
                <text:p>77.0207852193995</text:p>
              </table:table-cell>
              <table:table-cell office:value-type="float" office:value="9.2">
                <text:p>9.2</text:p>
              </table:table-cell>
              <table:table-cell office:value-type="float" office:value="88.6194029850746">
                <text:p>88.6194029850746</text:p>
              </table:table-cell>
              <table:table-cell office:value-type="float" office:value="6.8">
                <text:p>6.8</text:p>
              </table:table-cell>
              <table:table-cell office:value-type="float" office:value="82.9243353783231">
                <text:p>82.9243353783231</text:p>
              </table:table-cell>
              <table:table-cell office:value-type="float" office:value="3">
                <text:p>3</text:p>
              </table:table-cell>
              <table:table-cell office:value-type="float" office:value="42.7493713327745">
                <text:p>42.74937133277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64.6651270207852">
                <text:p>64.6651270207852</text:p>
              </table:table-cell>
              <table:table-cell office:value-type="float" office:value="6.6">
                <text:p>6.6</text:p>
              </table:table-cell>
              <table:table-cell office:value-type="float" office:value="90.2985074626866">
                <text:p>90.2985074626866</text:p>
              </table:table-cell>
              <table:table-cell office:value-type="float" office:value="7.4">
                <text:p>7.4</text:p>
              </table:table-cell>
              <table:table-cell office:value-type="float" office:value="67.5869120654397">
                <text:p>67.5869120654397</text:p>
              </table:table-cell>
              <table:table-cell office:value-type="float" office:value="2.5">
                <text:p>2.5</text:p>
              </table:table-cell>
              <table:table-cell office:value-type="float" office:value="28.918692372171">
                <text:p>28.9186923721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74.4803695150116">
                <text:p>74.4803695150116</text:p>
              </table:table-cell>
              <table:table-cell office:value-type="float" office:value="9.2">
                <text:p>9.2</text:p>
              </table:table-cell>
              <table:table-cell office:value-type="float" office:value="90.5783582089552">
                <text:p>90.5783582089552</text:p>
              </table:table-cell>
              <table:table-cell office:value-type="float" office:value="7.6">
                <text:p>7.6</text:p>
              </table:table-cell>
              <table:table-cell office:value-type="float" office:value="79.5501022494888">
                <text:p>79.5501022494888</text:p>
              </table:table-cell>
              <table:table-cell office:value-type="float" office:value="4.75">
                <text:p>4.75</text:p>
              </table:table-cell>
              <table:table-cell office:value-type="float" office:value="65.046102263202">
                <text:p>65.0461022632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67.3210161662818">
                <text:p>67.3210161662818</text:p>
              </table:table-cell>
              <table:table-cell office:value-type="float" office:value="9">
                <text:p>9</text:p>
              </table:table-cell>
              <table:table-cell office:value-type="float" office:value="90.6716417910448">
                <text:p>90.6716417910448</text:p>
              </table:table-cell>
              <table:table-cell office:value-type="float" office:value="7.6">
                <text:p>7.6</text:p>
              </table:table-cell>
              <table:table-cell office:value-type="float" office:value="71.2678936605317">
                <text:p>71.2678936605317</text:p>
              </table:table-cell>
              <table:table-cell office:value-type="float" office:value="8.25">
                <text:p>8.25</text:p>
              </table:table-cell>
              <table:table-cell office:value-type="float" office:value="81.894383906119">
                <text:p>81.8943839061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">
                <text:p>4</text:p>
              </table:table-cell>
              <table:table-cell office:value-type="float" office:value="65.5889145496536">
                <text:p>65.5889145496536</text:p>
              </table:table-cell>
              <table:table-cell office:value-type="float" office:value="7.2">
                <text:p>7.2</text:p>
              </table:table-cell>
              <table:table-cell office:value-type="float" office:value="85.0746268656717">
                <text:p>85.0746268656717</text:p>
              </table:table-cell>
              <table:table-cell office:value-type="float" office:value="7">
                <text:p>7</text:p>
              </table:table-cell>
              <table:table-cell office:value-type="float" office:value="87.6278118609407">
                <text:p>87.6278118609407</text:p>
              </table:table-cell>
              <table:table-cell office:value-type="float" office:value="4.25">
                <text:p>4.25</text:p>
              </table:table-cell>
              <table:table-cell office:value-type="float" office:value="70.6621961441744">
                <text:p>70.66219614417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64.5496535796767">
                <text:p>64.5496535796767</text:p>
              </table:table-cell>
              <table:table-cell office:value-type="float" office:value="8.6">
                <text:p>8.6</text:p>
              </table:table-cell>
              <table:table-cell office:value-type="float" office:value="86.7537313432836">
                <text:p>86.7537313432836</text:p>
              </table:table-cell>
              <table:table-cell office:value-type="float" office:value="7.2">
                <text:p>7.2</text:p>
              </table:table-cell>
              <table:table-cell office:value-type="float" office:value="91.0020449897751">
                <text:p>91.0020449897751</text:p>
              </table:table-cell>
              <table:table-cell office:value-type="float" office:value="3">
                <text:p>3</text:p>
              </table:table-cell>
              <table:table-cell office:value-type="float" office:value="54.7359597652976">
                <text:p>54.73595976529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5">
                <text:p>6.5</text:p>
              </table:table-cell>
              <table:table-cell office:value-type="float" office:value="98.074745186863">
                <text:p>98.074745186863</text:p>
              </table:table-cell>
              <table:table-cell office:value-type="float" office:value="7.4">
                <text:p>7.4</text:p>
              </table:table-cell>
              <table:table-cell office:value-type="float" office:value="90.9514925373134">
                <text:p>90.9514925373134</text:p>
              </table:table-cell>
              <table:table-cell office:value-type="float" office:value="5.8">
                <text:p>5.8</text:p>
              </table:table-cell>
              <table:table-cell office:value-type="float" office:value="77.3006134969325">
                <text:p>77.3006134969325</text:p>
              </table:table-cell>
              <table:table-cell office:value-type="float" office:value="4.75">
                <text:p>4.75</text:p>
              </table:table-cell>
              <table:table-cell office:value-type="float" office:value="70.4107292539816">
                <text:p>70.41072925398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64.203233256351">
                <text:p>64.203233256351</text:p>
              </table:table-cell>
              <table:table-cell office:value-type="float" office:value="6.8">
                <text:p>6.8</text:p>
              </table:table-cell>
              <table:table-cell office:value-type="float" office:value="83.7686567164179">
                <text:p>83.7686567164179</text:p>
              </table:table-cell>
              <table:table-cell office:value-type="float" office:value="4.2">
                <text:p>4.2</text:p>
              </table:table-cell>
              <table:table-cell office:value-type="float" office:value="62.3721881390593">
                <text:p>62.3721881390593</text:p>
              </table:table-cell>
              <table:table-cell office:value-type="float" office:value="8.25">
                <text:p>8.25</text:p>
              </table:table-cell>
              <table:table-cell office:value-type="float" office:value="78.9606035205365">
                <text:p>78.96060352053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75.1732101616628">
                <text:p>75.1732101616628</text:p>
              </table:table-cell>
              <table:table-cell office:value-type="float" office:value="9">
                <text:p>9</text:p>
              </table:table-cell>
              <table:table-cell office:value-type="float" office:value="81.9029850746269">
                <text:p>81.9029850746269</text:p>
              </table:table-cell>
              <table:table-cell office:value-type="float" office:value="7.4">
                <text:p>7.4</text:p>
              </table:table-cell>
              <table:table-cell office:value-type="float" office:value="75.3578732106339">
                <text:p>75.3578732106339</text:p>
              </table:table-cell>
              <table:table-cell office:value-type="float" office:value="2">
                <text:p>2</text:p>
              </table:table-cell>
              <table:table-cell office:value-type="float" office:value="49.5389773679799">
                <text:p>49.53897736797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52.7503526093089">
                <text:p>52.7503526093089</text:p>
              </table:table-cell>
              <table:table-cell office:value-type="float" office:value="6.4">
                <text:p>6.4</text:p>
              </table:table-cell>
              <table:table-cell office:value-type="float" office:value="70.223841749089">
                <text:p>70.223841749089</text:p>
              </table:table-cell>
              <table:table-cell office:value-type="float" office:value="8.4">
                <text:p>8.4</text:p>
              </table:table-cell>
              <table:table-cell office:value-type="float" office:value="81.0736407432897">
                <text:p>81.0736407432897</text:p>
              </table:table-cell>
              <table:table-cell office:value-type="float" office:value="8.75">
                <text:p>8.75</text:p>
              </table:table-cell>
              <table:table-cell office:value-type="float" office:value="83.0290010741139">
                <text:p>83.02900107411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78.7023977433004">
                <text:p>78.7023977433004</text:p>
              </table:table-cell>
              <table:table-cell office:value-type="float" office:value="2.4">
                <text:p>2.4</text:p>
              </table:table-cell>
              <table:table-cell office:value-type="float" office:value="44.1957313899011">
                <text:p>44.1957313899011</text:p>
              </table:table-cell>
              <table:table-cell office:value-type="float" office:value="8.2">
                <text:p>8.2</text:p>
              </table:table-cell>
              <table:table-cell office:value-type="float" office:value="79.2842395044735">
                <text:p>79.2842395044735</text:p>
              </table:table-cell>
              <table:table-cell office:value-type="float" office:value="5.5">
                <text:p>5.5</text:p>
              </table:table-cell>
              <table:table-cell office:value-type="float" office:value="56.4983888292159">
                <text:p>56.49838882921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98.4485190409027">
                <text:p>98.4485190409027</text:p>
              </table:table-cell>
              <table:table-cell office:value-type="float" office:value="4">
                <text:p>4</text:p>
              </table:table-cell>
              <table:table-cell office:value-type="float" office:value="47.1629359708485">
                <text:p>47.1629359708485</text:p>
              </table:table-cell>
              <table:table-cell office:value-type="float" office:value="8">
                <text:p>8</text:p>
              </table:table-cell>
              <table:table-cell office:value-type="float" office:value="72.1266345492085">
                <text:p>72.1266345492085</text:p>
              </table:table-cell>
              <table:table-cell office:value-type="float" office:value="7.5">
                <text:p>7.5</text:p>
              </table:table-cell>
              <table:table-cell office:value-type="float" office:value="63.9097744360902">
                <text:p>63.90977443609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89.2806770098731">
                <text:p>89.2806770098731</text:p>
              </table:table-cell>
              <table:table-cell office:value-type="float" office:value="5.4">
                <text:p>5.4</text:p>
              </table:table-cell>
              <table:table-cell office:value-type="float" office:value="63.9250390421655">
                <text:p>63.9250390421655</text:p>
              </table:table-cell>
              <table:table-cell office:value-type="float" office:value="8.8">
                <text:p>8.8</text:p>
              </table:table-cell>
              <table:table-cell office:value-type="float" office:value="82.5189263592567">
                <text:p>82.5189263592567</text:p>
              </table:table-cell>
              <table:table-cell office:value-type="float" office:value="8.75">
                <text:p>8.75</text:p>
              </table:table-cell>
              <table:table-cell office:value-type="float" office:value="72.9323308270677">
                <text:p>72.93233082706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77.997799779978">
                <text:p>77.997799779978</text:p>
              </table:table-cell>
              <table:table-cell office:value-type="float" office:value="5.8">
                <text:p>5.8</text:p>
              </table:table-cell>
              <table:table-cell office:value-type="float" office:value="58.6153045288912">
                <text:p>58.6153045288912</text:p>
              </table:table-cell>
              <table:table-cell office:value-type="float" office:value="8.2">
                <text:p>8.2</text:p>
              </table:table-cell>
              <table:table-cell office:value-type="float" office:value="80.3165863730213">
                <text:p>80.3165863730213</text:p>
              </table:table-cell>
              <table:table-cell office:value-type="float" office:value="1.5">
                <text:p>1.5</text:p>
              </table:table-cell>
              <table:table-cell office:value-type="float" office:value="27.6047261009667">
                <text:p>27.6047261009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70.8039492242595">
                <text:p>70.8039492242595</text:p>
              </table:table-cell>
              <table:table-cell office:value-type="float" office:value="3">
                <text:p>3</text:p>
              </table:table-cell>
              <table:table-cell office:value-type="float" office:value="37.3243102550755">
                <text:p>37.3243102550755</text:p>
              </table:table-cell>
              <table:table-cell office:value-type="float" office:value="8.6">
                <text:p>8.6</text:p>
              </table:table-cell>
              <table:table-cell office:value-type="float" office:value="81.1424638678596">
                <text:p>81.1424638678596</text:p>
              </table:table-cell>
              <table:table-cell office:value-type="float" office:value="8.25">
                <text:p>8.25</text:p>
              </table:table-cell>
              <table:table-cell office:value-type="float" office:value="64.983888292159">
                <text:p>64.9838882921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  <table:table-cell office:value-type="float" office:value="68.1241184767278">
                <text:p>68.1241184767278</text:p>
              </table:table-cell>
              <table:table-cell office:value-type="float" office:value="5.6">
                <text:p>5.6</text:p>
              </table:table-cell>
              <table:table-cell office:value-type="float" office:value="58.0947423217074">
                <text:p>58.0947423217074</text:p>
              </table:table-cell>
              <table:table-cell office:value-type="float" office:value="4.4">
                <text:p>4.4</text:p>
              </table:table-cell>
              <table:table-cell office:value-type="float" office:value="67.3090158293187">
                <text:p>67.3090158293187</text:p>
              </table:table-cell>
              <table:table-cell office:value-type="float" office:value="1.5">
                <text:p>1.5</text:p>
              </table:table-cell>
              <table:table-cell office:value-type="float" office:value="28.0343716433942">
                <text:p>28.03437164339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">
                <text:p>6</text:p>
              </table:table-cell>
              <table:table-cell office:value-type="float" office:value="62.7644569816643">
                <text:p>62.7644569816643</text:p>
              </table:table-cell>
              <table:table-cell office:value-type="float" office:value="4">
                <text:p>4</text:p>
              </table:table-cell>
              <table:table-cell office:value-type="float" office:value="39.1462779802186">
                <text:p>39.1462779802186</text:p>
              </table:table-cell>
              <table:table-cell office:value-type="float" office:value="8.2">
                <text:p>8.2</text:p>
              </table:table-cell>
              <table:table-cell office:value-type="float" office:value="76.4624913971094">
                <text:p>76.4624913971094</text:p>
              </table:table-cell>
              <table:table-cell office:value-type="float" office:value="3.75">
                <text:p>3.75</text:p>
              </table:table-cell>
              <table:table-cell office:value-type="float" office:value="49.9462943071966">
                <text:p>49.94629430719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  <table:table-cell office:value-type="float" office:value="70.7444039562728">
                <text:p>70.7444039562728</text:p>
              </table:table-cell>
              <table:table-cell office:value-type="float" office:value="4">
                <text:p>4</text:p>
              </table:table-cell>
              <table:table-cell office:value-type="float" office:value="43.0832759807295">
                <text:p>43.0832759807295</text:p>
              </table:table-cell>
              <table:table-cell office:value-type="float" office:value="6.75">
                <text:p>6.75</text:p>
              </table:table-cell>
              <table:table-cell office:value-type="float" office:value="61.7615467239527">
                <text:p>61.76154672395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70.5218617771509">
                <text:p>70.5218617771509</text:p>
              </table:table-cell>
              <table:table-cell office:value-type="float" office:value="4.6">
                <text:p>4.6</text:p>
              </table:table-cell>
              <table:table-cell office:value-type="float" office:value="67.8813118167621">
                <text:p>67.8813118167621</text:p>
              </table:table-cell>
              <table:table-cell office:value-type="float" office:value="4.4">
                <text:p>4.4</text:p>
              </table:table-cell>
              <table:table-cell office:value-type="float" office:value="56.5037852718513">
                <text:p>56.5037852718513</text:p>
              </table:table-cell>
              <table:table-cell office:value-type="float" office:value="6">
                <text:p>6</text:p>
              </table:table-cell>
              <table:table-cell office:value-type="float" office:value="59.828141783029">
                <text:p>59.8281417830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34.0680100755668">
                <text:p>34.0680100755668</text:p>
              </table:table-cell>
              <table:table-cell office:value-type="float" office:value="7.4">
                <text:p>7.4</text:p>
              </table:table-cell>
              <table:table-cell office:value-type="float" office:value="72.0188902007084">
                <text:p>72.0188902007084</text:p>
              </table:table-cell>
              <table:table-cell office:value-type="float" office:value="5.8">
                <text:p>5.8</text:p>
              </table:table-cell>
              <table:table-cell office:value-type="float" office:value="64.9136577708006">
                <text:p>64.9136577708006</text:p>
              </table:table-cell>
              <table:table-cell office:value-type="float" office:value="5.5">
                <text:p>5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45.9068010075567">
                <text:p>45.9068010075567</text:p>
              </table:table-cell>
              <table:table-cell office:value-type="float" office:value="7.2">
                <text:p>7.2</text:p>
              </table:table-cell>
              <table:table-cell office:value-type="float" office:value="56.6115702479339">
                <text:p>56.6115702479339</text:p>
              </table:table-cell>
              <table:table-cell office:value-type="float" office:value="4.4">
                <text:p>4.4</text:p>
              </table:table-cell>
              <table:table-cell office:value-type="float" office:value="50.4709576138148">
                <text:p>50.4709576138148</text:p>
              </table:table-cell>
              <table:table-cell office:value-type="float" office:value="3.25">
                <text:p>3.25</text:p>
              </table:table-cell>
              <table:table-cell office:value-type="float" office:value="54.7107438016529">
                <text:p>54.71074380165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55.4785894206549">
                <text:p>55.4785894206549</text:p>
              </table:table-cell>
              <table:table-cell office:value-type="float" office:value="1.8">
                <text:p>1.8</text:p>
              </table:table-cell>
              <table:table-cell office:value-type="float" office:value="29.3388429752066">
                <text:p>29.3388429752066</text:p>
              </table:table-cell>
              <table:table-cell office:value-type="float" office:value="5.2">
                <text:p>5.2</text:p>
              </table:table-cell>
              <table:table-cell office:value-type="float" office:value="59.9686028257457">
                <text:p>59.9686028257457</text:p>
              </table:table-cell>
              <table:table-cell office:value-type="float" office:value="4.25">
                <text:p>4.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">
                <text:p>6</text:p>
              </table:table-cell>
              <table:table-cell office:value-type="float" office:value="52.896725440806">
                <text:p>52.896725440806</text:p>
              </table:table-cell>
              <table:table-cell office:value-type="float" office:value="1.2">
                <text:p>1.2</text:p>
              </table:table-cell>
              <table:table-cell office:value-type="float" office:value="24.2621015348288">
                <text:p>24.2621015348288</text:p>
              </table:table-cell>
              <table:table-cell office:value-type="float" office:value="3.6">
                <text:p>3.6</text:p>
              </table:table-cell>
              <table:table-cell office:value-type="float" office:value="33.2810047095761">
                <text:p>33.2810047095761</text:p>
              </table:table-cell>
              <table:table-cell office:value-type="float" office:value="1">
                <text:p>1</text:p>
              </table:table-cell>
              <table:table-cell office:value-type="float" office:value="16.6942148760331">
                <text:p>16.69421487603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">
                <text:p>5</text:p>
              </table:table-cell>
              <table:table-cell office:value-type="float" office:value="46.6624685138539">
                <text:p>46.6624685138539</text:p>
              </table:table-cell>
              <table:table-cell office:value-type="float" office:value="5">
                <text:p>5</text:p>
              </table:table-cell>
              <table:table-cell office:value-type="float" office:value="58.2644628099174">
                <text:p>58.2644628099174</text:p>
              </table:table-cell>
              <table:table-cell office:value-type="float" office:value="4.4">
                <text:p>4.4</text:p>
              </table:table-cell>
              <table:table-cell office:value-type="float" office:value="56.7503924646782">
                <text:p>56.7503924646782</text:p>
              </table:table-cell>
              <table:table-cell office:value-type="float" office:value="7.75">
                <text:p>7.75</text:p>
              </table:table-cell>
              <table:table-cell office:value-type="float" office:value="70.3305785123967">
                <text:p>70.33057851239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8.8916876574307">
                <text:p>68.8916876574307</text:p>
              </table:table-cell>
              <table:table-cell office:value-type="float" office:value="2.4">
                <text:p>2.4</text:p>
              </table:table-cell>
              <table:table-cell office:value-type="float" office:value="34.1204250295159">
                <text:p>34.1204250295159</text:p>
              </table:table-cell>
              <table:table-cell office:value-type="float" office:value="4">
                <text:p>4</text:p>
              </table:table-cell>
              <table:table-cell office:value-type="float" office:value="56.436420722135">
                <text:p>56.436420722135</text:p>
              </table:table-cell>
              <table:table-cell office:value-type="float" office:value="8.5">
                <text:p>8.5</text:p>
              </table:table-cell>
              <table:table-cell office:value-type="float" office:value="91.5702479338843">
                <text:p>91.57024793388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2.4811083123426">
                <text:p>22.4811083123426</text:p>
              </table:table-cell>
              <table:table-cell office:value-type="float" office:value="4">
                <text:p>4</text:p>
              </table:table-cell>
              <table:table-cell office:value-type="float" office:value="52.8925619834711">
                <text:p>52.8925619834711</text:p>
              </table:table-cell>
              <table:table-cell office:value-type="float" office:value="3.2">
                <text:p>3.2</text:p>
              </table:table-cell>
              <table:table-cell office:value-type="float" office:value="33.7519623233909">
                <text:p>33.7519623233909</text:p>
              </table:table-cell>
              <table:table-cell office:value-type="float" office:value="3.25">
                <text:p>3.25</text:p>
              </table:table-cell>
              <table:table-cell office:value-type="float" office:value="42.0661157024793">
                <text:p>42.06611570247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9.3954659949622">
                <text:p>19.3954659949622</text:p>
              </table:table-cell>
              <table:table-cell office:value-type="float" office:value="2.8">
                <text:p>2.8</text:p>
              </table:table-cell>
              <table:table-cell office:value-type="float" office:value="30.8736717827627">
                <text:p>30.8736717827627</text:p>
              </table:table-cell>
              <table:table-cell office:value-type="float" office:value="6.8">
                <text:p>6.8</text:p>
              </table:table-cell>
              <table:table-cell office:value-type="float" office:value="80.1412872841444">
                <text:p>80.1412872841444</text:p>
              </table:table-cell>
              <table:table-cell office:value-type="float" office:value="8.25">
                <text:p>8.25</text:p>
              </table:table-cell>
              <table:table-cell office:value-type="float" office:value="87.1900826446281">
                <text:p>87.19008264462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48.8664987405542">
                <text:p>48.8664987405542</text:p>
              </table:table-cell>
              <table:table-cell office:value-type="float" office:value="3">
                <text:p>3</text:p>
              </table:table-cell>
              <table:table-cell office:value-type="float" office:value="36.5997638724911">
                <text:p>36.5997638724911</text:p>
              </table:table-cell>
              <table:table-cell office:value-type="float" office:value="5">
                <text:p>5</text:p>
              </table:table-cell>
              <table:table-cell office:value-type="float" office:value="55.2590266875981">
                <text:p>55.2590266875981</text:p>
              </table:table-cell>
              <table:table-cell office:value-type="float" office:value="3.5">
                <text:p>3.5</text:p>
              </table:table-cell>
              <table:table-cell office:value-type="float" office:value="47.3553719008265">
                <text:p>47.35537190082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.6">
                <text:p>6.6</text:p>
              </table:table-cell>
              <table:table-cell office:value-type="float" office:value="69.3624557260921">
                <text:p>69.3624557260921</text:p>
              </table:table-cell>
              <table:table-cell office:value-type="float" office:value="5">
                <text:p>5</text:p>
              </table:table-cell>
              <table:table-cell office:value-type="float" office:value="62.7943485086342">
                <text:p>62.7943485086342</text:p>
              </table:table-cell>
              <table:table-cell office:value-type="float" office:value="2">
                <text:p>2</text:p>
              </table:table-cell>
              <table:table-cell office:value-type="float" office:value="54.297520661157">
                <text:p>54.2975206611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40.066889632107">
                <text:p>40.066889632107</text:p>
              </table:table-cell>
              <table:table-cell office:value-type="float" office:value="1.6">
                <text:p>1.6</text:p>
              </table:table-cell>
              <table:table-cell office:value-type="float" office:value="24.689745264533">
                <text:p>24.689745264533</text:p>
              </table:table-cell>
              <table:table-cell office:value-type="float" office:value="4.2">
                <text:p>4.2</text:p>
              </table:table-cell>
              <table:table-cell office:value-type="float" office:value="14.3932267168391">
                <text:p>14.3932267168391</text:p>
              </table:table-cell>
              <table:table-cell office:value-type="float" office:value="2.5">
                <text:p>2.5</text:p>
              </table:table-cell>
              <table:table-cell office:value-type="float" office:value="25.039957378796">
                <text:p>25.0399573787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7.0903010033445">
                <text:p>67.0903010033445</text:p>
              </table:table-cell>
              <table:table-cell office:value-type="float" office:value="2.4">
                <text:p>2.4</text:p>
              </table:table-cell>
              <table:table-cell office:value-type="float" office:value="25.4082299150882">
                <text:p>25.4082299150882</text:p>
              </table:table-cell>
              <table:table-cell office:value-type="float" office:value="6.2">
                <text:p>6.2</text:p>
              </table:table-cell>
              <table:table-cell office:value-type="float" office:value="60.4891815616181">
                <text:p>60.4891815616181</text:p>
              </table:table-cell>
              <table:table-cell office:value-type="float" office:value="1.5">
                <text:p>1.5</text:p>
              </table:table-cell>
              <table:table-cell office:value-type="float" office:value="19.4992008524241">
                <text:p>19.49920085242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40.9364548494983">
                <text:p>40.9364548494983</text:p>
              </table:table-cell>
              <table:table-cell office:value-type="float" office:value="6.4">
                <text:p>6.4</text:p>
              </table:table-cell>
              <table:table-cell office:value-type="float" office:value="53.8863487916395">
                <text:p>53.8863487916395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  <table:table-cell office:value-type="float" office:value="44.0063931806074">
                <text:p>44.00639318060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">
                <text:p>1.5</text:p>
              </table:table-cell>
              <table:table-cell office:value-type="float" office:value="21.4046822742475">
                <text:p>21.4046822742475</text:p>
              </table:table-cell>
              <table:table-cell office:value-type="float" office:value="2.8">
                <text:p>2.8</text:p>
              </table:table-cell>
              <table:table-cell office:value-type="float" office:value="48.0731548007838">
                <text:p>48.07315480078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17.8476291955248">
                <text:p>17.84762919552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2.2073578595318">
                <text:p>42.2073578595318</text:p>
              </table:table-cell>
              <table:table-cell office:value-type="float" office:value="2.6">
                <text:p>2.6</text:p>
              </table:table-cell>
              <table:table-cell office:value-type="float" office:value="33.5728282168517">
                <text:p>33.5728282168517</text:p>
              </table:table-cell>
              <table:table-cell office:value-type="float" office:value="2.6">
                <text:p>2.6</text:p>
              </table:table-cell>
              <table:table-cell office:value-type="float" office:value="13.9228598306679">
                <text:p>13.9228598306679</text:p>
              </table:table-cell>
              <table:table-cell office:value-type="float" office:value="1">
                <text:p>1</text:p>
              </table:table-cell>
              <table:table-cell office:value-type="float" office:value="22.5892381459776">
                <text:p>22.58923814597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5">
                <text:p>5.5</text:p>
              </table:table-cell>
              <table:table-cell office:value-type="float" office:value="50.1003344481605">
                <text:p>50.1003344481605</text:p>
              </table:table-cell>
              <table:table-cell office:value-type="float" office:value="3.4">
                <text:p>3.4</text:p>
              </table:table-cell>
              <table:table-cell office:value-type="float" office:value="51.6655780535598">
                <text:p>51.66557805355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75">
                <text:p>5.75</text:p>
              </table:table-cell>
              <table:table-cell office:value-type="float" office:value="71.0708577517315">
                <text:p>71.07085775173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48.0267558528428">
                <text:p>48.0267558528428</text:p>
              </table:table-cell>
              <table:table-cell office:value-type="float" office:value="1.6">
                <text:p>1.6</text:p>
              </table:table-cell>
              <table:table-cell office:value-type="float" office:value="33.8994121489223">
                <text:p>33.8994121489223</text:p>
              </table:table-cell>
              <table:table-cell office:value-type="float" office:value="7.2">
                <text:p>7.2</text:p>
              </table:table-cell>
              <table:table-cell office:value-type="float" office:value="65.5691439322672">
                <text:p>65.5691439322672</text:p>
              </table:table-cell>
              <table:table-cell office:value-type="float" office:value="8.5">
                <text:p>8.5</text:p>
              </table:table-cell>
              <table:table-cell office:value-type="float" office:value="79.7549280767182">
                <text:p>79.75492807671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0.066889632107">
                <text:p>40.0668896321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21.4487300094073">
                <text:p>21.4487300094073</text:p>
              </table:table-cell>
              <table:table-cell office:value-type="float" office:value="8">
                <text:p>8</text:p>
              </table:table-cell>
              <table:table-cell office:value-type="float" office:value="80.5540756526372">
                <text:p>80.55407565263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2.5083612040134">
                <text:p>32.5083612040134</text:p>
              </table:table-cell>
              <table:table-cell office:value-type="float" office:value="2.6">
                <text:p>2.6</text:p>
              </table:table-cell>
              <table:table-cell office:value-type="float" office:value="48.5303723056826">
                <text:p>48.5303723056826</text:p>
              </table:table-cell>
              <table:table-cell office:value-type="float" office:value="7.8">
                <text:p>7.8</text:p>
              </table:table-cell>
              <table:table-cell office:value-type="float" office:value="75.8231420507996">
                <text:p>75.8231420507996</text:p>
              </table:table-cell>
              <table:table-cell office:value-type="float" office:value="5.25">
                <text:p>5.25</text:p>
              </table:table-cell>
              <table:table-cell office:value-type="float" office:value="47.8423015450187">
                <text:p>47.84230154501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49.2976588628763">
                <text:p>49.2976588628763</text:p>
              </table:table-cell>
              <table:table-cell office:value-type="float" office:value="1">
                <text:p>1</text:p>
              </table:table-cell>
              <table:table-cell office:value-type="float" office:value="9.66688438928805">
                <text:p>9.66688438928805</text:p>
              </table:table-cell>
              <table:table-cell office:value-type="float" office:value="1.6">
                <text:p>1.6</text:p>
              </table:table-cell>
              <table:table-cell office:value-type="float" office:value="24.7412982126058">
                <text:p>24.7412982126058</text:p>
              </table:table-cell>
              <table:table-cell office:value-type="float" office:value="6">
                <text:p>6</text:p>
              </table:table-cell>
              <table:table-cell office:value-type="float" office:value="52.9035695258391">
                <text:p>52.90356952583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5">
                <text:p>2.5</text:p>
              </table:table-cell>
              <table:table-cell office:value-type="float" office:value="37.2536753206131">
                <text:p>37.2536753206131</text:p>
              </table:table-cell>
              <table:table-cell office:value-type="float" office:value="6.8">
                <text:p>6.8</text:p>
              </table:table-cell>
              <table:table-cell office:value-type="float" office:value="60.8591885441527">
                <text:p>60.8591885441527</text:p>
              </table:table-cell>
              <table:table-cell office:value-type="float" office:value="5.4">
                <text:p>5.4</text:p>
              </table:table-cell>
              <table:table-cell office:value-type="float" office:value="50.9334889148191">
                <text:p>50.9334889148191</text:p>
              </table:table-cell>
              <table:table-cell office:value-type="float" office:value="7.5">
                <text:p>7.5</text:p>
              </table:table-cell>
              <table:table-cell office:value-type="float" office:value="81.586402266289">
                <text:p>81.5864022662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41.8517360025024">
                <text:p>41.8517360025024</text:p>
              </table:table-cell>
              <table:table-cell office:value-type="float" office:value="5.6">
                <text:p>5.6</text:p>
              </table:table-cell>
              <table:table-cell office:value-type="float" office:value="73.4486873508353">
                <text:p>73.4486873508353</text:p>
              </table:table-cell>
              <table:table-cell office:value-type="float" office:value="6">
                <text:p>6</text:p>
              </table:table-cell>
              <table:table-cell office:value-type="float" office:value="63.3605600933489">
                <text:p>63.3605600933489</text:p>
              </table:table-cell>
              <table:table-cell office:value-type="float" office:value="4.5">
                <text:p>4.5</text:p>
              </table:table-cell>
              <table:table-cell office:value-type="float" office:value="44.1359773371105">
                <text:p>44.13597733711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">
                <text:p>3</text:p>
              </table:table-cell>
              <table:table-cell office:value-type="float" office:value="36.4716922114482">
                <text:p>36.4716922114482</text:p>
              </table:table-cell>
              <table:table-cell office:value-type="float" office:value="8.2">
                <text:p>8.2</text:p>
              </table:table-cell>
              <table:table-cell office:value-type="float" office:value="75.2983293556086">
                <text:p>75.2983293556086</text:p>
              </table:table-cell>
              <table:table-cell office:value-type="float" office:value="5.8">
                <text:p>5.8</text:p>
              </table:table-cell>
              <table:table-cell office:value-type="float" office:value="58.9848308051342">
                <text:p>58.9848308051342</text:p>
              </table:table-cell>
              <table:table-cell office:value-type="float" office:value="7.5">
                <text:p>7.5</text:p>
              </table:table-cell>
              <table:table-cell office:value-type="float" office:value="72.6912181303116">
                <text:p>72.69121813031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53.737879261808">
                <text:p>53.737879261808</text:p>
              </table:table-cell>
              <table:table-cell office:value-type="float" office:value="5.2">
                <text:p>5.2</text:p>
              </table:table-cell>
              <table:table-cell office:value-type="float" office:value="67.3627684964201">
                <text:p>67.3627684964201</text:p>
              </table:table-cell>
              <table:table-cell office:value-type="float" office:value="4">
                <text:p>4</text:p>
              </table:table-cell>
              <table:table-cell office:value-type="float" office:value="53.5005834305718">
                <text:p>53.5005834305718</text:p>
              </table:table-cell>
              <table:table-cell office:value-type="float" office:value="6.5">
                <text:p>6.5</text:p>
              </table:table-cell>
              <table:table-cell office:value-type="float" office:value="62.0396600566572">
                <text:p>62.03966005665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2.7150453550203">
                <text:p>62.7150453550203</text:p>
              </table:table-cell>
              <table:table-cell office:value-type="float" office:value="6.2">
                <text:p>6.2</text:p>
              </table:table-cell>
              <table:table-cell office:value-type="float" office:value="78.2219570405728">
                <text:p>78.2219570405728</text:p>
              </table:table-cell>
              <table:table-cell office:value-type="float" office:value="3.6">
                <text:p>3.6</text:p>
              </table:table-cell>
              <table:table-cell office:value-type="float" office:value="36.8144690781797">
                <text:p>36.8144690781797</text:p>
              </table:table-cell>
              <table:table-cell office:value-type="float" office:value="3.75">
                <text:p>3.75</text:p>
              </table:table-cell>
              <table:table-cell office:value-type="float" office:value="52.1246458923513">
                <text:p>52.12464589235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0.8382858930247">
                <text:p>60.8382858930247</text:p>
              </table:table-cell>
              <table:table-cell office:value-type="float" office:value="3.2">
                <text:p>3.2</text:p>
              </table:table-cell>
              <table:table-cell office:value-type="float" office:value="33.472553699284">
                <text:p>33.472553699284</text:p>
              </table:table-cell>
              <table:table-cell office:value-type="float" office:value="4.8">
                <text:p>4.8</text:p>
              </table:table-cell>
              <table:table-cell office:value-type="float" office:value="53.7922987164527">
                <text:p>53.7922987164527</text:p>
              </table:table-cell>
              <table:table-cell office:value-type="float" office:value="7.75">
                <text:p>7.75</text:p>
              </table:table-cell>
              <table:table-cell office:value-type="float" office:value="83.7393767705382">
                <text:p>83.73937677053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5.0735064122615">
                <text:p>45.0735064122615</text:p>
              </table:table-cell>
              <table:table-cell office:value-type="float" office:value="5.8">
                <text:p>5.8</text:p>
              </table:table-cell>
              <table:table-cell office:value-type="float" office:value="63.126491646778">
                <text:p>63.126491646778</text:p>
              </table:table-cell>
              <table:table-cell office:value-type="float" office:value="5">
                <text:p>5</text:p>
              </table:table-cell>
              <table:table-cell office:value-type="float" office:value="45.2742123687281">
                <text:p>45.2742123687281</text:p>
              </table:table-cell>
              <table:table-cell office:value-type="float" office:value="1.5">
                <text:p>1.5</text:p>
              </table:table-cell>
              <table:table-cell office:value-type="float" office:value="32.7478753541077">
                <text:p>32.74787535410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34.9702846418517">
                <text:p>34.9702846418517</text:p>
              </table:table-cell>
              <table:table-cell office:value-type="float" office:value="4.8">
                <text:p>4.8</text:p>
              </table:table-cell>
              <table:table-cell office:value-type="float" office:value="60.0238663484487">
                <text:p>60.0238663484487</text:p>
              </table:table-cell>
              <table:table-cell office:value-type="float" office:value="2.6">
                <text:p>2.6</text:p>
              </table:table-cell>
              <table:table-cell office:value-type="float" office:value="39.7899649941657">
                <text:p>39.7899649941657</text:p>
              </table:table-cell>
              <table:table-cell office:value-type="float" office:value="6.25">
                <text:p>6.25</text:p>
              </table:table-cell>
              <table:table-cell office:value-type="float" office:value="82.2096317280453">
                <text:p>82.20963172804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8.5142320925868">
                <text:p>48.5142320925868</text:p>
              </table:table-cell>
              <table:table-cell office:value-type="float" office:value="4.2">
                <text:p>4.2</text:p>
              </table:table-cell>
              <table:table-cell office:value-type="float" office:value="57.63723150358">
                <text:p>57.63723150358</text:p>
              </table:table-cell>
              <table:table-cell office:value-type="float" office:value="3.6">
                <text:p>3.6</text:p>
              </table:table-cell>
              <table:table-cell office:value-type="float" office:value="51.1668611435239">
                <text:p>51.1668611435239</text:p>
              </table:table-cell>
              <table:table-cell office:value-type="float" office:value="6.75">
                <text:p>6.75</text:p>
              </table:table-cell>
              <table:table-cell office:value-type="float" office:value="78.0736543909349">
                <text:p>78.07365439093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3.9161714106975">
                <text:p>43.9161714106975</text:p>
              </table:table-cell>
              <table:table-cell office:value-type="float" office:value="3.8">
                <text:p>3.8</text:p>
              </table:table-cell>
              <table:table-cell office:value-type="float" office:value="46.5990453460621">
                <text:p>46.5990453460621</text:p>
              </table:table-cell>
              <table:table-cell office:value-type="float" office:value="4.4">
                <text:p>4.4</text:p>
              </table:table-cell>
              <table:table-cell office:value-type="float" office:value="49.6499416569428">
                <text:p>49.6499416569428</text:p>
              </table:table-cell>
              <table:table-cell office:value-type="float" office:value="4">
                <text:p>4</text:p>
              </table:table-cell>
              <table:table-cell office:value-type="float" office:value="78.1303116147309">
                <text:p>78.13031161473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0.1408450704225">
                <text:p>40.1408450704225</text:p>
              </table:table-cell>
              <table:table-cell office:value-type="float" office:value="1.4">
                <text:p>1.4</text:p>
              </table:table-cell>
              <table:table-cell office:value-type="float" office:value="32.3692992213571">
                <text:p>32.3692992213571</text:p>
              </table:table-cell>
              <table:table-cell office:value-type="float" office:value="6.4">
                <text:p>6.4</text:p>
              </table:table-cell>
              <table:table-cell office:value-type="float" office:value="76.5234124438743">
                <text:p>76.5234124438743</text:p>
              </table:table-cell>
              <table:table-cell office:value-type="float" office:value="6.75">
                <text:p>6.75</text:p>
              </table:table-cell>
              <table:table-cell office:value-type="float" office:value="83.7687604224569">
                <text:p>83.76876042245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">
                <text:p>7</text:p>
              </table:table-cell>
              <table:table-cell office:value-type="float" office:value="61.8153364632238">
                <text:p>61.8153364632238</text:p>
              </table:table-cell>
              <table:table-cell office:value-type="float" office:value="7">
                <text:p>7</text:p>
              </table:table-cell>
              <table:table-cell office:value-type="float" office:value="59.3993325917686">
                <text:p>59.3993325917686</text:p>
              </table:table-cell>
              <table:table-cell office:value-type="float" office:value="5">
                <text:p>5</text:p>
              </table:table-cell>
              <table:table-cell office:value-type="float" office:value="59.7819114817191">
                <text:p>59.7819114817191</text:p>
              </table:table-cell>
              <table:table-cell office:value-type="float" office:value="7.5">
                <text:p>7.5</text:p>
              </table:table-cell>
              <table:table-cell office:value-type="float" office:value="75.0972762645914">
                <text:p>75.09727626459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">
                <text:p>4</text:p>
              </table:table-cell>
              <table:table-cell office:value-type="float" office:value="52.660406885759">
                <text:p>52.660406885759</text:p>
              </table:table-cell>
              <table:table-cell office:value-type="float" office:value="1.2">
                <text:p>1.2</text:p>
              </table:table-cell>
              <table:table-cell office:value-type="float" office:value="15.5728587319244">
                <text:p>15.5728587319244</text:p>
              </table:table-cell>
              <table:table-cell office:value-type="float" office:value="4.4">
                <text:p>4.4</text:p>
              </table:table-cell>
              <table:table-cell office:value-type="float" office:value="60.2950609364978">
                <text:p>60.2950609364978</text:p>
              </table:table-cell>
              <table:table-cell office:value-type="float" office:value="8.5">
                <text:p>8.5</text:p>
              </table:table-cell>
              <table:table-cell office:value-type="float" office:value="84.5469705391884">
                <text:p>84.54697053918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5">
                <text:p>7.5</text:p>
              </table:table-cell>
              <table:table-cell office:value-type="float" office:value="77.6995305164319">
                <text:p>77.69953051643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4.5157152020526">
                <text:p>44.5157152020526</text:p>
              </table:table-cell>
              <table:table-cell office:value-type="float" office:value="8.25">
                <text:p>8.25</text:p>
              </table:table-cell>
              <table:table-cell office:value-type="float" office:value="77.3763201778766">
                <text:p>77.37632017787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7.245696400626">
                <text:p>37.245696400626</text:p>
              </table:table-cell>
              <table:table-cell office:value-type="float" office:value="8">
                <text:p>8</text:p>
              </table:table-cell>
              <table:table-cell office:value-type="float" office:value="73.5261401557286">
                <text:p>73.5261401557286</text:p>
              </table:table-cell>
              <table:table-cell office:value-type="float" office:value="5.2">
                <text:p>5.2</text:p>
              </table:table-cell>
              <table:table-cell office:value-type="float" office:value="59.4611930724824">
                <text:p>59.4611930724824</text:p>
              </table:table-cell>
              <table:table-cell office:value-type="float" office:value="8.5">
                <text:p>8.5</text:p>
              </table:table-cell>
              <table:table-cell office:value-type="float" office:value="91.4952751528627">
                <text:p>91.49527515286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51.7996870109546">
                <text:p>51.7996870109546</text:p>
              </table:table-cell>
              <table:table-cell office:value-type="float" office:value="4.8">
                <text:p>4.8</text:p>
              </table:table-cell>
              <table:table-cell office:value-type="float" office:value="40.0444938820912">
                <text:p>40.0444938820912</text:p>
              </table:table-cell>
              <table:table-cell office:value-type="float" office:value="3.4">
                <text:p>3.4</text:p>
              </table:table-cell>
              <table:table-cell office:value-type="float" office:value="56.3822963438101">
                <text:p>56.3822963438101</text:p>
              </table:table-cell>
              <table:table-cell office:value-type="float" office:value="8">
                <text:p>8</text:p>
              </table:table-cell>
              <table:table-cell office:value-type="float" office:value="81.378543635353">
                <text:p>81.3785436353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5">
                <text:p>7.5</text:p>
              </table:table-cell>
              <table:table-cell office:value-type="float" office:value="72.5352112676056">
                <text:p>72.5352112676056</text:p>
              </table:table-cell>
              <table:table-cell office:value-type="float" office:value="3.6">
                <text:p>3.6</text:p>
              </table:table-cell>
              <table:table-cell office:value-type="float" office:value="50.6117908787542">
                <text:p>50.6117908787542</text:p>
              </table:table-cell>
              <table:table-cell office:value-type="float" office:value="3">
                <text:p>3</text:p>
              </table:table-cell>
              <table:table-cell office:value-type="float" office:value="64.9134060295061">
                <text:p>64.9134060295061</text:p>
              </table:table-cell>
              <table:table-cell office:value-type="float" office:value="6.5">
                <text:p>6.5</text:p>
              </table:table-cell>
              <table:table-cell office:value-type="float" office:value="73.5964424680378">
                <text:p>73.59644246803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46.5571205007825">
                <text:p>46.5571205007825</text:p>
              </table:table-cell>
              <table:table-cell office:value-type="float" office:value="6.2">
                <text:p>6.2</text:p>
              </table:table-cell>
              <table:table-cell office:value-type="float" office:value="61.7352614015573">
                <text:p>61.7352614015573</text:p>
              </table:table-cell>
              <table:table-cell office:value-type="float" office:value="5.8">
                <text:p>5.8</text:p>
              </table:table-cell>
              <table:table-cell office:value-type="float" office:value="67.6074406670943">
                <text:p>67.6074406670943</text:p>
              </table:table-cell>
              <table:table-cell office:value-type="float" office:value="8.5">
                <text:p>8.5</text:p>
              </table:table-cell>
              <table:table-cell office:value-type="float" office:value="87.9377431906615">
                <text:p>87.93774319066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56.0250391236307">
                <text:p>56.02503912363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.4">
                <text:p>3.4</text:p>
              </table:table-cell>
              <table:table-cell office:value-type="float" office:value="58.7556125721616">
                <text:p>58.7556125721616</text:p>
              </table:table-cell>
              <table:table-cell office:value-type="float" office:value="7.25">
                <text:p>7.25</text:p>
              </table:table-cell>
              <table:table-cell office:value-type="float" office:value="78.2101167315175">
                <text:p>78.21011673151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2.0657276995305">
                <text:p>22.06572769953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0.5452212957024">
                <text:p>50.5452212957024</text:p>
              </table:table-cell>
              <table:table-cell office:value-type="float" office:value="7.25">
                <text:p>7.25</text:p>
              </table:table-cell>
              <table:table-cell office:value-type="float" office:value="77.3207337409672">
                <text:p>77.32073374096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">
                <text:p>6</text:p>
              </table:table-cell>
              <table:table-cell office:value-type="float" office:value="85.462962962963">
                <text:p>85.462962962963</text:p>
              </table:table-cell>
              <table:table-cell office:value-type="float" office:value="5.2">
                <text:p>5.2</text:p>
              </table:table-cell>
              <table:table-cell office:value-type="float" office:value="55.2535284892838">
                <text:p>55.2535284892838</text:p>
              </table:table-cell>
              <table:table-cell office:value-type="float" office:value="3">
                <text:p>3</text:p>
              </table:table-cell>
              <table:table-cell office:value-type="float" office:value="62.369109947644">
                <text:p>62.369109947644</text:p>
              </table:table-cell>
              <table:table-cell office:value-type="float" office:value="4.75">
                <text:p>4.75</text:p>
              </table:table-cell>
              <table:table-cell office:value-type="float" office:value="57.4148874783612">
                <text:p>57.41488747836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91.9322709163347">
                <text:p>91.9322709163347</text:p>
              </table:table-cell>
              <table:table-cell office:value-type="float" office:value="6.2">
                <text:p>6.2</text:p>
              </table:table-cell>
              <table:table-cell office:value-type="float" office:value="54.6262415054888">
                <text:p>54.6262415054888</text:p>
              </table:table-cell>
              <table:table-cell office:value-type="float" office:value="4.6">
                <text:p>4.6</text:p>
              </table:table-cell>
              <table:table-cell office:value-type="float" office:value="66.0340314136126">
                <text:p>66.0340314136126</text:p>
              </table:table-cell>
              <table:table-cell office:value-type="float" office:value="5.5">
                <text:p>5.5</text:p>
              </table:table-cell>
              <table:table-cell office:value-type="float" office:value="60.6462781304097">
                <text:p>60.64627813040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98.5058697972252">
                <text:p>98.5058697972252</text:p>
              </table:table-cell>
              <table:table-cell office:value-type="float" office:value="3.8">
                <text:p>3.8</text:p>
              </table:table-cell>
              <table:table-cell office:value-type="float" office:value="43.0214323052797">
                <text:p>43.0214323052797</text:p>
              </table:table-cell>
              <table:table-cell office:value-type="float" office:value="2">
                <text:p>2</text:p>
              </table:table-cell>
              <table:table-cell office:value-type="float" office:value="32.1989528795812">
                <text:p>32.1989528795812</text:p>
              </table:table-cell>
              <table:table-cell office:value-type="float" office:value="5.75">
                <text:p>5.75</text:p>
              </table:table-cell>
              <table:table-cell office:value-type="float" office:value="53.4333525678015">
                <text:p>53.43335256780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97.7754237288136">
                <text:p>97.7754237288136</text:p>
              </table:table-cell>
              <table:table-cell office:value-type="float" office:value="4">
                <text:p>4</text:p>
              </table:table-cell>
              <table:table-cell office:value-type="float" office:value="51.9079979090434">
                <text:p>51.9079979090434</text:p>
              </table:table-cell>
              <table:table-cell office:value-type="float" office:value="4.4">
                <text:p>4.4</text:p>
              </table:table-cell>
              <table:table-cell office:value-type="float" office:value="61.6492146596859">
                <text:p>61.6492146596859</text:p>
              </table:table-cell>
              <table:table-cell office:value-type="float" office:value="6.5">
                <text:p>6.5</text:p>
              </table:table-cell>
              <table:table-cell office:value-type="float" office:value="54.1257934218119">
                <text:p>54.12579342181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9.7399783315276">
                <text:p>79.7399783315276</text:p>
              </table:table-cell>
              <table:table-cell office:value-type="float" office:value="5.4">
                <text:p>5.4</text:p>
              </table:table-cell>
              <table:table-cell office:value-type="float" office:value="58.8604286461056">
                <text:p>58.8604286461056</text:p>
              </table:table-cell>
              <table:table-cell office:value-type="float" office:value="6.4">
                <text:p>6.4</text:p>
              </table:table-cell>
              <table:table-cell office:value-type="float" office:value="66.0994764397906">
                <text:p>66.0994764397906</text:p>
              </table:table-cell>
              <table:table-cell office:value-type="float" office:value="5.25">
                <text:p>5.25</text:p>
              </table:table-cell>
              <table:table-cell office:value-type="float" office:value="69.7634160415465">
                <text:p>69.76341604154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">
                <text:p>7</text:p>
              </table:table-cell>
              <table:table-cell office:value-type="float" office:value="98.1581798483207">
                <text:p>98.1581798483207</text:p>
              </table:table-cell>
              <table:table-cell office:value-type="float" office:value="5.6">
                <text:p>5.6</text:p>
              </table:table-cell>
              <table:table-cell office:value-type="float" office:value="60.167276529012">
                <text:p>60.167276529012</text:p>
              </table:table-cell>
              <table:table-cell office:value-type="float" office:value="3.8">
                <text:p>3.8</text:p>
              </table:table-cell>
              <table:table-cell office:value-type="float" office:value="48.7565445026178">
                <text:p>48.7565445026178</text:p>
              </table:table-cell>
              <table:table-cell office:value-type="float" office:value="7.25">
                <text:p>7.25</text:p>
              </table:table-cell>
              <table:table-cell office:value-type="float" office:value="73.6872475476053">
                <text:p>73.68724754760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5">
                <text:p>7.5</text:p>
              </table:table-cell>
              <table:table-cell office:value-type="float" office:value="96.3465553235908">
                <text:p>96.3465553235908</text:p>
              </table:table-cell>
              <table:table-cell office:value-type="float" office:value="3.4">
                <text:p>3.4</text:p>
              </table:table-cell>
              <table:table-cell office:value-type="float" office:value="41.453214845792">
                <text:p>41.453214845792</text:p>
              </table:table-cell>
              <table:table-cell office:value-type="float" office:value="3.2">
                <text:p>3.2</text:p>
              </table:table-cell>
              <table:table-cell office:value-type="float" office:value="62.8926701570681">
                <text:p>62.8926701570681</text:p>
              </table:table-cell>
              <table:table-cell office:value-type="float" office:value="5.25">
                <text:p>5.25</text:p>
              </table:table-cell>
              <table:table-cell office:value-type="float" office:value="53.1448355452972">
                <text:p>53.14483554529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5">
                <text:p>7.5</text:p>
              </table:table-cell>
              <table:table-cell office:value-type="float" office:value="90.13671875">
                <text:p>90.13671875</text:p>
              </table:table-cell>
              <table:table-cell office:value-type="float" office:value="3.8">
                <text:p>3.8</text:p>
              </table:table-cell>
              <table:table-cell office:value-type="float" office:value="46.8374281233664">
                <text:p>46.8374281233664</text:p>
              </table:table-cell>
              <table:table-cell office:value-type="float" office:value="6">
                <text:p>6</text:p>
              </table:table-cell>
              <table:table-cell office:value-type="float" office:value="52.4214659685864">
                <text:p>52.4214659685864</text:p>
              </table:table-cell>
              <table:table-cell office:value-type="float" office:value="6.5">
                <text:p>6.5</text:p>
              </table:table-cell>
              <table:table-cell office:value-type="float" office:value="64.3392960184651">
                <text:p>64.33929601846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90.6679764243615">
                <text:p>90.6679764243615</text:p>
              </table:table-cell>
              <table:table-cell office:value-type="float" office:value="4.2">
                <text:p>4.2</text:p>
              </table:table-cell>
              <table:table-cell office:value-type="float" office:value="47.9351803450078">
                <text:p>47.9351803450078</text:p>
              </table:table-cell>
              <table:table-cell office:value-type="float" office:value="3.2">
                <text:p>3.2</text:p>
              </table:table-cell>
              <table:table-cell office:value-type="float" office:value="46.1387434554974">
                <text:p>46.1387434554974</text:p>
              </table:table-cell>
              <table:table-cell office:value-type="float" office:value="2.75">
                <text:p>2.75</text:p>
              </table:table-cell>
              <table:table-cell office:value-type="float" office:value="47.7207155222158">
                <text:p>47.72071552221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2.1560130010834">
                <text:p>72.1560130010834</text:p>
              </table:table-cell>
              <table:table-cell office:value-type="float" office:value="5.8">
                <text:p>5.8</text:p>
              </table:table-cell>
              <table:table-cell office:value-type="float" office:value="54.5739675901725">
                <text:p>54.5739675901725</text:p>
              </table:table-cell>
              <table:table-cell office:value-type="float" office:value="6.6">
                <text:p>6.6</text:p>
              </table:table-cell>
              <table:table-cell office:value-type="float" office:value="78.4685863874346">
                <text:p>78.4685863874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